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aul_param_4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paul1</text:p>
          </table:table-cell>
          <table:table-cell office:value-type="string" calcext:value-type="string">
            <text:p>paul2</text:p>
          </table:table-cell>
          <table:table-cell office:value-type="string" calcext:value-type="string">
            <text:p>paul3</text:p>
          </table:table-cell>
          <table:table-cell office:value-type="string" calcext:value-type="string">
            <text:p>paul4</text:p>
          </table:table-cell>
          <table:table-cell office:value-type="string" calcext:value-type="string">
            <text:p>paul5</text:p>
          </table:table-cell>
          <table:table-cell office:value-type="string" calcext:value-type="string">
            <text:p>paul6</text:p>
          </table:table-cell>
          <table:table-cell office:value-type="string" calcext:value-type="string">
            <text:p>paul7</text:p>
          </table:table-cell>
          <table:table-cell office:value-type="string" calcext:value-type="string">
            <text:p>paul8</text:p>
          </table:table-cell>
          <table:table-cell office:value-type="string" calcext:value-type="string">
            <text:p>paul9</text:p>
          </table:table-cell>
          <table:table-cell office:value-type="string" calcext:value-type="string">
            <text:p>paul10</text:p>
          </table:table-cell>
          <table:table-cell office:value-type="string" calcext:value-type="string">
            <text:p>paul Average</text:p>
          </table:table-cell>
          <table:table-cell office:value-type="string" calcext:value-type="string">
            <text:p>paul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53483743638" calcext:value-type="float">
            <text:p>-2.5348374364</text:p>
          </table:table-cell>
          <table:table-cell office:value-type="float" office:value="-1.83349760544" calcext:value-type="float">
            <text:p>-1.8334976054</text:p>
          </table:table-cell>
          <table:table-cell office:value-type="float" office:value="-1.84646455845" calcext:value-type="float">
            <text:p>-1.8464645585</text:p>
          </table:table-cell>
          <table:table-cell office:value-type="float" office:value="-2.08832670152" calcext:value-type="float">
            <text:p>-2.0883267015</text:p>
          </table:table-cell>
          <table:table-cell office:value-type="float" office:value="-1.83345523871" calcext:value-type="float">
            <text:p>-1.8334552387</text:p>
          </table:table-cell>
          <table:table-cell office:value-type="float" office:value="-1.83352658932" calcext:value-type="float">
            <text:p>-1.8335265893</text:p>
          </table:table-cell>
          <table:table-cell office:value-type="float" office:value="-1.75323914967" calcext:value-type="float">
            <text:p>-1.7532391497</text:p>
          </table:table-cell>
          <table:table-cell office:value-type="float" office:value="-2.13111711587" calcext:value-type="float">
            <text:p>-2.1311171159</text:p>
          </table:table-cell>
          <table:table-cell office:value-type="float" office:value="-1.71609926914" calcext:value-type="float">
            <text:p>-1.7160992691</text:p>
          </table:table-cell>
          <table:table-cell office:value-type="float" office:value="-1.88408231557" calcext:value-type="float">
            <text:p>-1.8840823156</text:p>
          </table:table-cell>
          <table:table-cell office:value-type="float" office:value="-1.94546459801" calcext:value-type="float">
            <text:p>-1.945464598</text:p>
          </table:table-cell>
          <table:table-cell office:value-type="float" office:value="0.233018770041" calcext:value-type="float">
            <text:p>0.23301877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9307749364" calcext:value-type="float">
            <text:p>7.9307749364</text:p>
          </table:table-cell>
          <table:table-cell office:value-type="float" office:value="5.15301381971" calcext:value-type="float">
            <text:p>5.1530138197</text:p>
          </table:table-cell>
          <table:table-cell office:value-type="float" office:value="5.71620403891" calcext:value-type="float">
            <text:p>5.7162040389</text:p>
          </table:table-cell>
          <table:table-cell office:value-type="float" office:value="7.72294368942" calcext:value-type="float">
            <text:p>7.7229436894</text:p>
          </table:table-cell>
          <table:table-cell office:value-type="float" office:value="7.1206710455" calcext:value-type="float">
            <text:p>7.1206710455</text:p>
          </table:table-cell>
          <table:table-cell office:value-type="float" office:value="5.32516165676" calcext:value-type="float">
            <text:p>5.3251616568</text:p>
          </table:table-cell>
          <table:table-cell office:value-type="float" office:value="6.38573321835" calcext:value-type="float">
            <text:p>6.3857332184</text:p>
          </table:table-cell>
          <table:table-cell office:value-type="float" office:value="7.64144214183" calcext:value-type="float">
            <text:p>7.6414421418</text:p>
          </table:table-cell>
          <table:table-cell office:value-type="float" office:value="7.45156953812" calcext:value-type="float">
            <text:p>7.4515695381</text:p>
          </table:table-cell>
          <table:table-cell office:value-type="float" office:value="6.386257043" calcext:value-type="float">
            <text:p>6.386257043</text:p>
          </table:table-cell>
          <table:table-cell office:value-type="float" office:value="6.6833771128" calcext:value-type="float">
            <text:p>6.6833771128</text:p>
          </table:table-cell>
          <table:table-cell office:value-type="float" office:value="0.981579909931" calcext:value-type="float">
            <text:p>0.9815799099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float" office:value="0.683287594365" calcext:value-type="float">
            <text:p>0.6832875944</text:p>
          </table:table-cell>
          <table:table-cell office:value-type="float" office:value="0.522894080195" calcext:value-type="float">
            <text:p>0.5228940802</text:p>
          </table:table-cell>
          <table:table-cell office:value-type="float" office:value="0.540324366712" calcext:value-type="float">
            <text:p>0.5403243667</text:p>
          </table:table-cell>
          <table:table-cell office:value-type="float" office:value="0.632735699365" calcext:value-type="float">
            <text:p>0.6327356994</text:p>
          </table:table-cell>
          <table:table-cell office:value-type="float" office:value="0.569812224637" calcext:value-type="float">
            <text:p>0.5698122246</text:p>
          </table:table-cell>
          <table:table-cell office:value-type="float" office:value="0.526944698273" calcext:value-type="float">
            <text:p>0.5269446983</text:p>
          </table:table-cell>
          <table:table-cell office:value-type="float" office:value="0.638027941669" calcext:value-type="float">
            <text:p>0.6380279417</text:p>
          </table:table-cell>
          <table:table-cell office:value-type="float" office:value="0.621231468204" calcext:value-type="float">
            <text:p>0.6212314682</text:p>
          </table:table-cell>
          <table:table-cell office:value-type="float" office:value="0.722986668252" calcext:value-type="float">
            <text:p>0.7229866683</text:p>
          </table:table-cell>
          <table:table-cell office:value-type="float" office:value="0.659192125489" calcext:value-type="float">
            <text:p>0.6591921255</text:p>
          </table:table-cell>
          <table:table-cell office:value-type="float" office:value="0.611743686716" calcext:value-type="float">
            <text:p>0.6117436867</text:p>
          </table:table-cell>
          <table:table-cell office:value-type="float" office:value="0.065506120674" calcext:value-type="float">
            <text:p>0.0655061207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68030194067" calcext:value-type="float">
            <text:p>0.6680301941</text:p>
          </table:table-cell>
          <table:table-cell office:value-type="float" office:value="0.488497234035" calcext:value-type="float">
            <text:p>0.488497234</text:p>
          </table:table-cell>
          <table:table-cell office:value-type="float" office:value="0.521235932296" calcext:value-type="float">
            <text:p>0.5212359323</text:p>
          </table:table-cell>
          <table:table-cell office:value-type="float" office:value="0.653927440913" calcext:value-type="float">
            <text:p>0.6539274409</text:p>
          </table:table-cell>
          <table:table-cell office:value-type="float" office:value="0.599124437964" calcext:value-type="float">
            <text:p>0.599124438</text:p>
          </table:table-cell>
          <table:table-cell office:value-type="float" office:value="0.497682082178" calcext:value-type="float">
            <text:p>0.4976820822</text:p>
          </table:table-cell>
          <table:table-cell office:value-type="float" office:value="0.655790835499" calcext:value-type="float">
            <text:p>0.6557908355</text:p>
          </table:table-cell>
          <table:table-cell office:value-type="float" office:value="0.634192407938" calcext:value-type="float">
            <text:p>0.6341924079</text:p>
          </table:table-cell>
          <table:table-cell office:value-type="float" office:value="0.796234757308" calcext:value-type="float">
            <text:p>0.7962347573</text:p>
          </table:table-cell>
          <table:table-cell office:value-type="float" office:value="0.656451226614" calcext:value-type="float">
            <text:p>0.6564512266</text:p>
          </table:table-cell>
          <table:table-cell office:value-type="float" office:value="0.617116654881" calcext:value-type="float">
            <text:p>0.6171166549</text:p>
          </table:table-cell>
          <table:table-cell office:value-type="float" office:value="0.0892689221335" calcext:value-type="float">
            <text:p>0.0892689221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15226836348" calcext:value-type="float">
            <text:p>2.1522683635</text:p>
          </table:table-cell>
          <table:table-cell office:value-type="float" office:value="1.57384727496" calcext:value-type="float">
            <text:p>1.573847275</text:p>
          </table:table-cell>
          <table:table-cell office:value-type="float" office:value="1.67932593377" calcext:value-type="float">
            <text:p>1.6793259338</text:p>
          </table:table-cell>
          <table:table-cell office:value-type="float" office:value="2.10683299108" calcext:value-type="float">
            <text:p>2.1068329911</text:p>
          </table:table-cell>
          <table:table-cell office:value-type="float" office:value="1.93026804159" calcext:value-type="float">
            <text:p>1.9302680416</text:p>
          </table:table-cell>
          <table:table-cell office:value-type="float" office:value="1.60343945681" calcext:value-type="float">
            <text:p>1.6034394568</text:p>
          </table:table-cell>
          <table:table-cell office:value-type="float" office:value="2.11283618948" calcext:value-type="float">
            <text:p>2.1128361895</text:p>
          </table:table-cell>
          <table:table-cell office:value-type="float" office:value="2.04325006821" calcext:value-type="float">
            <text:p>2.0432500682</text:p>
          </table:table-cell>
          <table:table-cell office:value-type="float" office:value="2.5653175217" calcext:value-type="float">
            <text:p>2.5653175217</text:p>
          </table:table-cell>
          <table:table-cell office:value-type="float" office:value="2.11496400374" calcext:value-type="float">
            <text:p>2.1149640037</text:p>
          </table:table-cell>
          <table:table-cell office:value-type="float" office:value="1.98823498448" calcext:value-type="float">
            <text:p>1.9882349845</text:p>
          </table:table-cell>
          <table:table-cell office:value-type="float" office:value="0.287607161837" calcext:value-type="float">
            <text:p>0.2876071618</text:p>
          </table:table-cell>
        </table:table-row>
        <table:table-row table:style-name="ro1">
          <table:table-cell table:number-columns-repeated="11" office:value-type="string" calcext:value-type="string">
            <text:p/>
          </table:table-cell>
          <table:table-cell office:value-type="float" office:value="3.22181384792" calcext:value-type="float">
            <text:p>3.2218138479</text:p>
          </table:table-cell>
          <table:table-cell office:value-type="float" office:value="3.22180614444" calcext:value-type="float">
            <text:p>3.2218061444</text:p>
          </table:table-cell>
        </table:table-row>
      </table:table>
      <table:table table:name="wuch_param_4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wuch1</text:p>
          </table:table-cell>
          <table:table-cell office:value-type="string" calcext:value-type="string">
            <text:p>wuch2</text:p>
          </table:table-cell>
          <table:table-cell office:value-type="string" calcext:value-type="string">
            <text:p>wuch3</text:p>
          </table:table-cell>
          <table:table-cell office:value-type="string" calcext:value-type="string">
            <text:p>wuch4</text:p>
          </table:table-cell>
          <table:table-cell office:value-type="string" calcext:value-type="string">
            <text:p>wuch5</text:p>
          </table:table-cell>
          <table:table-cell office:value-type="string" calcext:value-type="string">
            <text:p>wuch6</text:p>
          </table:table-cell>
          <table:table-cell office:value-type="string" calcext:value-type="string">
            <text:p>wuch7</text:p>
          </table:table-cell>
          <table:table-cell office:value-type="string" calcext:value-type="string">
            <text:p>wuch8</text:p>
          </table:table-cell>
          <table:table-cell office:value-type="string" calcext:value-type="string">
            <text:p>wuch9</text:p>
          </table:table-cell>
          <table:table-cell office:value-type="string" calcext:value-type="string">
            <text:p>wuch10</text:p>
          </table:table-cell>
          <table:table-cell office:value-type="string" calcext:value-type="string">
            <text:p>wuch Average</text:p>
          </table:table-cell>
          <table:table-cell office:value-type="string" calcext:value-type="string">
            <text:p>wuch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78898302682" calcext:value-type="float">
            <text:p>-1.7889830268</text:p>
          </table:table-cell>
          <table:table-cell office:value-type="float" office:value="-1.85888509333" calcext:value-type="float">
            <text:p>-1.8588850933</text:p>
          </table:table-cell>
          <table:table-cell office:value-type="float" office:value="-1.80148458873" calcext:value-type="float">
            <text:p>-1.8014845887</text:p>
          </table:table-cell>
          <table:table-cell office:value-type="float" office:value="-1.94045058263" calcext:value-type="float">
            <text:p>-1.9404505826</text:p>
          </table:table-cell>
          <table:table-cell office:value-type="float" office:value="-1.96101555776" calcext:value-type="float">
            <text:p>-1.9610155578</text:p>
          </table:table-cell>
          <table:table-cell office:value-type="float" office:value="-2.14523654259" calcext:value-type="float">
            <text:p>-2.1452365426</text:p>
          </table:table-cell>
          <table:table-cell office:value-type="float" office:value="-1.84618849819" calcext:value-type="float">
            <text:p>-1.8461884982</text:p>
          </table:table-cell>
          <table:table-cell office:value-type="float" office:value="-2.59694016129" calcext:value-type="float">
            <text:p>-2.5969401613</text:p>
          </table:table-cell>
          <table:table-cell office:value-type="float" office:value="-1.81415837856" calcext:value-type="float">
            <text:p>-1.8141583786</text:p>
          </table:table-cell>
          <table:table-cell office:value-type="float" office:value="-1.80471430292" calcext:value-type="float">
            <text:p>-1.8047143029</text:p>
          </table:table-cell>
          <table:table-cell office:value-type="float" office:value="-1.95580567328" calcext:value-type="float">
            <text:p>-1.9558056733</text:p>
          </table:table-cell>
          <table:table-cell office:value-type="float" office:value="0.237307244381" calcext:value-type="float">
            <text:p>0.2373072444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11840368803" calcext:value-type="float">
            <text:p>7.118403688</text:p>
          </table:table-cell>
          <table:table-cell office:value-type="float" office:value="8.83814712834" calcext:value-type="float">
            <text:p>8.8381471283</text:p>
          </table:table-cell>
          <table:table-cell office:value-type="float" office:value="6.46651178009" calcext:value-type="float">
            <text:p>6.4665117801</text:p>
          </table:table-cell>
          <table:table-cell office:value-type="float" office:value="5.94346480867" calcext:value-type="float">
            <text:p>5.9434648087</text:p>
          </table:table-cell>
          <table:table-cell office:value-type="float" office:value="8.40020608748" calcext:value-type="float">
            <text:p>8.4002060875</text:p>
          </table:table-cell>
          <table:table-cell office:value-type="float" office:value="7.85147268597" calcext:value-type="float">
            <text:p>7.851472686</text:p>
          </table:table-cell>
          <table:table-cell office:value-type="float" office:value="6.67879445884" calcext:value-type="float">
            <text:p>6.6787944588</text:p>
          </table:table-cell>
          <table:table-cell office:value-type="float" office:value="8.59380493498" calcext:value-type="float">
            <text:p>8.593804935</text:p>
          </table:table-cell>
          <table:table-cell office:value-type="float" office:value="5.94901375054" calcext:value-type="float">
            <text:p>5.9490137505</text:p>
          </table:table-cell>
          <table:table-cell office:value-type="float" office:value="6.47433515163" calcext:value-type="float">
            <text:p>6.4743351516</text:p>
          </table:table-cell>
          <table:table-cell office:value-type="float" office:value="7.23141544746" calcext:value-type="float">
            <text:p>7.2314154475</text:p>
          </table:table-cell>
          <table:table-cell office:value-type="float" office:value="1.04728291875" calcext:value-type="float">
            <text:p>1.0472829188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float" office:value="0.590359907491" calcext:value-type="float">
            <text:p>0.5903599075</text:p>
          </table:table-cell>
          <table:table-cell office:value-type="float" office:value="0.609167266604" calcext:value-type="float">
            <text:p>0.6091672666</text:p>
          </table:table-cell>
          <table:table-cell office:value-type="float" office:value="0.572775468796" calcext:value-type="float">
            <text:p>0.5727754688</text:p>
          </table:table-cell>
          <table:table-cell office:value-type="float" office:value="0.620651506311" calcext:value-type="float">
            <text:p>0.6206515063</text:p>
          </table:table-cell>
          <table:table-cell office:value-type="float" office:value="0.664720758175" calcext:value-type="float">
            <text:p>0.6647207582</text:p>
          </table:table-cell>
          <table:table-cell office:value-type="float" office:value="0.66990634175" calcext:value-type="float">
            <text:p>0.6699063418</text:p>
          </table:table-cell>
          <table:table-cell office:value-type="float" office:value="0.563417718902" calcext:value-type="float">
            <text:p>0.5634177189</text:p>
          </table:table-cell>
          <table:table-cell office:value-type="float" office:value="0.688250731851" calcext:value-type="float">
            <text:p>0.6882507319</text:p>
          </table:table-cell>
          <table:table-cell office:value-type="float" office:value="0.55443223487" calcext:value-type="float">
            <text:p>0.5544322349</text:p>
          </table:table-cell>
          <table:table-cell office:value-type="float" office:value="0.643796942799" calcext:value-type="float">
            <text:p>0.6437969428</text:p>
          </table:table-cell>
          <table:table-cell office:value-type="float" office:value="0.617747887755" calcext:value-type="float">
            <text:p>0.6177478878</text:p>
          </table:table-cell>
          <table:table-cell office:value-type="float" office:value="0.0451569222941" calcext:value-type="float">
            <text:p>0.0451569223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08585055716" calcext:value-type="float">
            <text:p>0.6085850557</text:p>
          </table:table-cell>
          <table:table-cell office:value-type="float" office:value="0.678510671159" calcext:value-type="float">
            <text:p>0.6785106712</text:p>
          </table:table-cell>
          <table:table-cell office:value-type="float" office:value="0.56712790763" calcext:value-type="float">
            <text:p>0.5671279076</text:p>
          </table:table-cell>
          <table:table-cell office:value-type="float" office:value="0.576404214667" calcext:value-type="float">
            <text:p>0.5764042147</text:p>
          </table:table-cell>
          <table:table-cell office:value-type="float" office:value="0.708962807059" calcext:value-type="float">
            <text:p>0.7089628071</text:p>
          </table:table-cell>
          <table:table-cell office:value-type="float" office:value="0.670204139954" calcext:value-type="float">
            <text:p>0.67020414</text:p>
          </table:table-cell>
          <table:table-cell office:value-type="float" office:value="0.558835624374" calcext:value-type="float">
            <text:p>0.5588356244</text:p>
          </table:table-cell>
          <table:table-cell office:value-type="float" office:value="0.674338505536" calcext:value-type="float">
            <text:p>0.6743385055</text:p>
          </table:table-cell>
          <table:table-cell office:value-type="float" office:value="0.530693322827" calcext:value-type="float">
            <text:p>0.5306933228</text:p>
          </table:table-cell>
          <table:table-cell office:value-type="float" office:value="0.637221640977" calcext:value-type="float">
            <text:p>0.637221641</text:p>
          </table:table-cell>
          <table:table-cell office:value-type="float" office:value="0.62108838899" calcext:value-type="float">
            <text:p>0.621088389</text:p>
          </table:table-cell>
          <table:table-cell office:value-type="float" office:value="0.0579990194576" calcext:value-type="float">
            <text:p>0.0579990195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02045833911" calcext:value-type="float">
            <text:p>2.0204583391</text:p>
          </table:table-cell>
          <table:table-cell office:value-type="float" office:value="2.25261356098" calcext:value-type="float">
            <text:p>2.252613561</text:p>
          </table:table-cell>
          <table:table-cell office:value-type="float" office:value="1.88282115704" calcext:value-type="float">
            <text:p>1.882821157</text:p>
          </table:table-cell>
          <table:table-cell office:value-type="float" office:value="1.91361752395" calcext:value-type="float">
            <text:p>1.913617524</text:p>
          </table:table-cell>
          <table:table-cell office:value-type="float" office:value="2.35372971918" calcext:value-type="float">
            <text:p>2.3537297192</text:p>
          </table:table-cell>
          <table:table-cell office:value-type="float" office:value="2.22503605928" calcext:value-type="float">
            <text:p>2.2250360593</text:p>
          </table:table-cell>
          <table:table-cell office:value-type="float" office:value="1.85529164857" calcext:value-type="float">
            <text:p>1.8552916486</text:p>
          </table:table-cell>
          <table:table-cell office:value-type="float" office:value="2.23876406732" calcext:value-type="float">
            <text:p>2.2387640673</text:p>
          </table:table-cell>
          <table:table-cell office:value-type="float" office:value="1.76185921037" calcext:value-type="float">
            <text:p>1.7618592104</text:p>
          </table:table-cell>
          <table:table-cell office:value-type="float" office:value="2.11553925415" calcext:value-type="float">
            <text:p>2.1155392542</text:p>
          </table:table-cell>
          <table:table-cell office:value-type="float" office:value="2.06197305399" calcext:value-type="float">
            <text:p>2.061973054</text:p>
          </table:table-cell>
          <table:table-cell office:value-type="float" office:value="0.19255997974" calcext:value-type="float">
            <text:p>0.1925599797</text:p>
          </table:table-cell>
        </table:table-row>
        <table:table-row table:style-name="ro1">
          <table:table-cell table:number-columns-repeated="11" office:value-type="string" calcext:value-type="string">
            <text:p/>
          </table:table-cell>
          <table:table-cell office:value-type="float" office:value="3.31993495699" calcext:value-type="float">
            <text:p>3.319934957</text:p>
          </table:table-cell>
          <table:table-cell office:value-type="float" office:value="3.32005577923" calcext:value-type="float">
            <text:p>3.3200557792</text:p>
          </table:table-cell>
        </table:table-row>
        <table:table-row table:style-name="ro1">
          <table:table-cell table:number-columns-repeated="11" office:value-type="string" calcext:value-type="string">
            <text:p/>
          </table:table-cell>
          <table:table-cell office:value-type="float" office:value="3.33788766398" calcext:value-type="float">
            <text:p>3.337887664</text:p>
          </table:table-cell>
          <table:table-cell office:value-type="float" office:value="4.26424056285" calcext:value-type="float">
            <text:p>4.2642405629</text:p>
          </table:table-cell>
        </table:table-row>
      </table:table>
      <table:table table:name="liuyc_param_4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2.44333182439" calcext:value-type="float">
            <text:p>-2.4433318244</text:p>
          </table:table-cell>
          <table:table-cell office:value-type="float" office:value="0.34157816982" calcext:value-type="float">
            <text:p>0.3415781698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16.6963843893" calcext:value-type="float">
            <text:p>16.6963843893</text:p>
          </table:table-cell>
          <table:table-cell office:value-type="float" office:value="13.6090721846" calcext:value-type="float">
            <text:p>13.6090721846</text:p>
          </table:table-cell>
          <table:table-cell office:value-type="float" office:value="15.5343373045" calcext:value-type="float">
            <text:p>15.5343373045</text:p>
          </table:table-cell>
          <table:table-cell office:value-type="float" office:value="13.7953661319" calcext:value-type="float">
            <text:p>13.7953661319</text:p>
          </table:table-cell>
          <table:table-cell office:value-type="float" office:value="13.9801304815" calcext:value-type="float">
            <text:p>13.9801304815</text:p>
          </table:table-cell>
          <table:table-cell office:value-type="float" office:value="12.8189386155" calcext:value-type="float">
            <text:p>12.8189386155</text:p>
          </table:table-cell>
          <table:table-cell office:value-type="float" office:value="11.4695976881" calcext:value-type="float">
            <text:p>11.4695976881</text:p>
          </table:table-cell>
          <table:table-cell office:value-type="float" office:value="13.6199496593" calcext:value-type="float">
            <text:p>13.6199496593</text:p>
          </table:table-cell>
          <table:table-cell office:value-type="float" office:value="11.5678919653" calcext:value-type="float">
            <text:p>11.5678919653</text:p>
          </table:table-cell>
          <table:table-cell office:value-type="float" office:value="12.9872883544" calcext:value-type="float">
            <text:p>12.9872883544</text:p>
          </table:table-cell>
          <table:table-cell office:value-type="float" office:value="13.6078956774" calcext:value-type="float">
            <text:p>13.6078956774</text:p>
          </table:table-cell>
          <table:table-cell office:value-type="float" office:value="1.52201611689" calcext:value-type="float">
            <text:p>1.5220161169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41694939966" calcext:value-type="float">
            <text:p>0.64169494</text:p>
          </table:table-cell>
          <table:table-cell office:value-type="float" office:value="0.501792480838" calcext:value-type="float">
            <text:p>0.5017924808</text:p>
          </table:table-cell>
          <table:table-cell office:value-type="float" office:value="0.588671582831" calcext:value-type="float">
            <text:p>0.5886715828</text:p>
          </table:table-cell>
          <table:table-cell office:value-type="float" office:value="0.510189565384" calcext:value-type="float">
            <text:p>0.5101895654</text:p>
          </table:table-cell>
          <table:table-cell office:value-type="float" office:value="0.518487705143" calcext:value-type="float">
            <text:p>0.5184877051</text:p>
          </table:table-cell>
          <table:table-cell office:value-type="float" office:value="0.466253414143" calcext:value-type="float">
            <text:p>0.4662534141</text:p>
          </table:table-cell>
          <table:table-cell office:value-type="float" office:value="0.405630935915" calcext:value-type="float">
            <text:p>0.4056309359</text:p>
          </table:table-cell>
          <table:table-cell office:value-type="float" office:value="0.50219962866" calcext:value-type="float">
            <text:p>0.5021996287</text:p>
          </table:table-cell>
          <table:table-cell office:value-type="float" office:value="0.423835460656" calcext:value-type="float">
            <text:p>0.4238354607</text:p>
          </table:table-cell>
          <table:table-cell office:value-type="float" office:value="0.47383131042" calcext:value-type="float">
            <text:p>0.4738313104</text:p>
          </table:table-cell>
          <table:table-cell office:value-type="float" office:value="0.503258702396" calcext:value-type="float">
            <text:p>0.5032587024</text:p>
          </table:table-cell>
          <table:table-cell office:value-type="float" office:value="0.0669460810801" calcext:value-type="float">
            <text:p>0.0669460811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15486705855" calcext:value-type="float">
            <text:p>2.1548670586</text:p>
          </table:table-cell>
          <table:table-cell office:value-type="float" office:value="0.285160071795" calcext:value-type="float">
            <text:p>0.2851600718</text:p>
          </table:table-cell>
        </table:table-row>
      </table:table>
      <table:table table:name="liuycmoving_param_6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moving1</text:p>
          </table:table-cell>
          <table:table-cell office:value-type="string" calcext:value-type="string">
            <text:p>liuycmoving2</text:p>
          </table:table-cell>
          <table:table-cell office:value-type="string" calcext:value-type="string">
            <text:p>liuycmoving3</text:p>
          </table:table-cell>
          <table:table-cell office:value-type="string" calcext:value-type="string">
            <text:p>liuycmoving4</text:p>
          </table:table-cell>
          <table:table-cell office:value-type="string" calcext:value-type="string">
            <text:p>liuycmoving5</text:p>
          </table:table-cell>
          <table:table-cell office:value-type="string" calcext:value-type="string">
            <text:p>liuycmoving6</text:p>
          </table:table-cell>
          <table:table-cell office:value-type="string" calcext:value-type="string">
            <text:p>liuycmoving7</text:p>
          </table:table-cell>
          <table:table-cell office:value-type="string" calcext:value-type="string">
            <text:p>liuycmoving8</text:p>
          </table:table-cell>
          <table:table-cell office:value-type="string" calcext:value-type="string">
            <text:p>liuycmoving9</text:p>
          </table:table-cell>
          <table:table-cell office:value-type="string" calcext:value-type="string">
            <text:p>liuycmoving10</text:p>
          </table:table-cell>
          <table:table-cell office:value-type="string" calcext:value-type="string">
            <text:p>liuycmoving Average</text:p>
          </table:table-cell>
          <table:table-cell office:value-type="string" calcext:value-type="string">
            <text:p>liuycmoving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9923529201" calcext:value-type="float">
            <text:p>-1.9923529201</text:p>
          </table:table-cell>
          <table:table-cell office:value-type="float" office:value="-1.47689178171" calcext:value-type="float">
            <text:p>-1.4768917817</text:p>
          </table:table-cell>
          <table:table-cell office:value-type="float" office:value="-1.56540571082" calcext:value-type="float">
            <text:p>-1.5654057108</text:p>
          </table:table-cell>
          <table:table-cell office:value-type="float" office:value="-1.97719788495" calcext:value-type="float">
            <text:p>-1.977197885</text:p>
          </table:table-cell>
          <table:table-cell office:value-type="float" office:value="-2.02334977704" calcext:value-type="float">
            <text:p>-2.023349777</text:p>
          </table:table-cell>
          <table:table-cell office:value-type="float" office:value="-1.98470760306" calcext:value-type="float">
            <text:p>-1.9847076031</text:p>
          </table:table-cell>
          <table:table-cell office:value-type="float" office:value="-1.9923498634" calcext:value-type="float">
            <text:p>-1.9923498634</text:p>
          </table:table-cell>
          <table:table-cell office:value-type="float" office:value="-1.82444182487" calcext:value-type="float">
            <text:p>-1.8244418249</text:p>
          </table:table-cell>
          <table:table-cell office:value-type="float" office:value="-1.9046981522" calcext:value-type="float">
            <text:p>-1.9046981522</text:p>
          </table:table-cell>
          <table:table-cell office:value-type="float" office:value="-1.97711235991" calcext:value-type="float">
            <text:p>-1.9771123599</text:p>
          </table:table-cell>
          <table:table-cell office:value-type="float" office:value="-1.87185078781" calcext:value-type="float">
            <text:p>-1.8718507878</text:p>
          </table:table-cell>
          <table:table-cell office:value-type="float" office:value="0.184427537491" calcext:value-type="float">
            <text:p>0.1844275375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16.9866407662" calcext:value-type="float">
            <text:p>16.9866407662</text:p>
          </table:table-cell>
          <table:table-cell office:value-type="float" office:value="20.6408135478" calcext:value-type="float">
            <text:p>20.6408135478</text:p>
          </table:table-cell>
          <table:table-cell office:value-type="float" office:value="21.2157300777" calcext:value-type="float">
            <text:p>21.2157300777</text:p>
          </table:table-cell>
          <table:table-cell office:value-type="float" office:value="15.8293943139" calcext:value-type="float">
            <text:p>15.8293943139</text:p>
          </table:table-cell>
          <table:table-cell office:value-type="float" office:value="16.0752636948" calcext:value-type="float">
            <text:p>16.0752636948</text:p>
          </table:table-cell>
          <table:table-cell office:value-type="float" office:value="16.099020085" calcext:value-type="float">
            <text:p>16.099020085</text:p>
          </table:table-cell>
          <table:table-cell office:value-type="float" office:value="15.685733234" calcext:value-type="float">
            <text:p>15.685733234</text:p>
          </table:table-cell>
          <table:table-cell office:value-type="float" office:value="18.4098428331" calcext:value-type="float">
            <text:p>18.4098428331</text:p>
          </table:table-cell>
          <table:table-cell office:value-type="float" office:value="17.7496134108" calcext:value-type="float">
            <text:p>17.7496134108</text:p>
          </table:table-cell>
          <table:table-cell office:value-type="float" office:value="16.8782280502" calcext:value-type="float">
            <text:p>16.8782280502</text:p>
          </table:table-cell>
          <table:table-cell office:value-type="float" office:value="17.5570280014" calcext:value-type="float">
            <text:p>17.5570280014</text:p>
          </table:table-cell>
          <table:table-cell office:value-type="float" office:value="1.87761024276" calcext:value-type="float">
            <text:p>1.8776102428</text:p>
          </table:table-cell>
        </table:table-row>
        <table:table-row table:style-name="ro1">
          <table:table-cell office:value-type="string" calcext:value-type="string">
            <text:p>result_R_MIN</text:p>
          </table:table-cell>
          <table:table-cell office:value-type="float" office:value="3.82502129731" calcext:value-type="float">
            <text:p>3.8250212973</text:p>
          </table:table-cell>
          <table:table-cell office:value-type="float" office:value="8.50978560159" calcext:value-type="float">
            <text:p>8.5097856016</text:p>
          </table:table-cell>
          <table:table-cell office:value-type="float" office:value="7.51914341576" calcext:value-type="float">
            <text:p>7.5191434158</text:p>
          </table:table-cell>
          <table:table-cell office:value-type="float" office:value="3.93886556205" calcext:value-type="float">
            <text:p>3.9388655621</text:p>
          </table:table-cell>
          <table:table-cell office:value-type="float" office:value="3.66150127078" calcext:value-type="float">
            <text:p>3.6615012708</text:p>
          </table:table-cell>
          <table:table-cell office:value-type="float" office:value="3.90940469848" calcext:value-type="float">
            <text:p>3.9094046985</text:p>
          </table:table-cell>
          <table:table-cell office:value-type="float" office:value="3.86443327451" calcext:value-type="float">
            <text:p>3.8644332745</text:p>
          </table:table-cell>
          <table:table-cell office:value-type="float" office:value="5.11886421652" calcext:value-type="float">
            <text:p>5.1188642165</text:p>
          </table:table-cell>
          <table:table-cell office:value-type="float" office:value="4.48570642978" calcext:value-type="float">
            <text:p>4.4857064298</text:p>
          </table:table-cell>
          <table:table-cell office:value-type="float" office:value="3.97301756854" calcext:value-type="float">
            <text:p>3.9730175685</text:p>
          </table:table-cell>
          <table:table-cell office:value-type="float" office:value="4.88057433353" calcext:value-type="float">
            <text:p>4.8805743335</text:p>
          </table:table-cell>
          <table:table-cell office:value-type="float" office:value="1.63194494724" calcext:value-type="float">
            <text:p>1.6319449472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460413842968" calcext:value-type="float">
            <text:p>0.460413843</text:p>
          </table:table-cell>
          <table:table-cell office:value-type="float" office:value="0.591426950976" calcext:value-type="float">
            <text:p>0.591426951</text:p>
          </table:table-cell>
          <table:table-cell office:value-type="float" office:value="0.612217472303" calcext:value-type="float">
            <text:p>0.6122174723</text:p>
          </table:table-cell>
          <table:table-cell office:value-type="float" office:value="0.418984207318" calcext:value-type="float">
            <text:p>0.4189842073</text:p>
          </table:table-cell>
          <table:table-cell office:value-type="float" office:value="0.427756658016" calcext:value-type="float">
            <text:p>0.427756658</text:p>
          </table:table-cell>
          <table:table-cell office:value-type="float" office:value="0.428638515715" calcext:value-type="float">
            <text:p>0.4286385157</text:p>
          </table:table-cell>
          <table:table-cell office:value-type="float" office:value="0.413827095024" calcext:value-type="float">
            <text:p>0.413827095</text:p>
          </table:table-cell>
          <table:table-cell office:value-type="float" office:value="0.511380746455" calcext:value-type="float">
            <text:p>0.5113807465</text:p>
          </table:table-cell>
          <table:table-cell office:value-type="float" office:value="0.48773404" calcext:value-type="float">
            <text:p>0.48773404</text:p>
          </table:table-cell>
          <table:table-cell office:value-type="float" office:value="0.456528486861" calcext:value-type="float">
            <text:p>0.4565284869</text:p>
          </table:table-cell>
          <table:table-cell office:value-type="float" office:value="0.480890801564" calcext:value-type="float">
            <text:p>0.4808908016</text:p>
          </table:table-cell>
          <table:table-cell office:value-type="float" office:value="0.0673333018425" calcext:value-type="float">
            <text:p>0.0673333018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46848109596" calcext:value-type="float">
            <text:p>2.468481096</text:p>
          </table:table-cell>
          <table:table-cell office:value-type="float" office:value="3.17120160792" calcext:value-type="float">
            <text:p>3.1712016079</text:p>
          </table:table-cell>
          <table:table-cell office:value-type="float" office:value="3.28299465709" calcext:value-type="float">
            <text:p>3.2829946571</text:p>
          </table:table-cell>
          <table:table-cell office:value-type="float" office:value="2.24635544432" calcext:value-type="float">
            <text:p>2.2463554443</text:p>
          </table:table-cell>
          <table:table-cell office:value-type="float" office:value="2.2933519243" calcext:value-type="float">
            <text:p>2.2933519243</text:p>
          </table:table-cell>
          <table:table-cell office:value-type="float" office:value="2.2981192108" calcext:value-type="float">
            <text:p>2.2981192108</text:p>
          </table:table-cell>
          <table:table-cell office:value-type="float" office:value="2.21868836563" calcext:value-type="float">
            <text:p>2.2186883656</text:p>
          </table:table-cell>
          <table:table-cell office:value-type="float" office:value="2.74176362006" calcext:value-type="float">
            <text:p>2.7417636201</text:p>
          </table:table-cell>
          <table:table-cell office:value-type="float" office:value="2.61496656584" calcext:value-type="float">
            <text:p>2.6149665658</text:p>
          </table:table-cell>
          <table:table-cell office:value-type="float" office:value="2.44764427879" calcext:value-type="float">
            <text:p>2.4476442788</text:p>
          </table:table-cell>
          <table:table-cell office:value-type="float" office:value="2.57835667707" calcext:value-type="float">
            <text:p>2.5783566771</text:p>
          </table:table-cell>
          <table:table-cell office:value-type="float" office:value="0.361182383523" calcext:value-type="float">
            <text:p>0.361182383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4.44092710756" calcext:value-type="float">
            <text:p>4.4409271076</text:p>
          </table:table-cell>
          <table:table-cell office:value-type="float" office:value="2.42553861098" calcext:value-type="float">
            <text:p>2.425538611</text:p>
          </table:table-cell>
          <table:table-cell office:value-type="float" office:value="2.82156209885" calcext:value-type="float">
            <text:p>2.8215620989</text:p>
          </table:table-cell>
          <table:table-cell office:value-type="float" office:value="4.01876988806" calcext:value-type="float">
            <text:p>4.0187698881</text:p>
          </table:table-cell>
          <table:table-cell office:value-type="float" office:value="4.3903477033" calcext:value-type="float">
            <text:p>4.3903477033</text:p>
          </table:table-cell>
          <table:table-cell office:value-type="float" office:value="4.11802341448" calcext:value-type="float">
            <text:p>4.1180234145</text:p>
          </table:table-cell>
          <table:table-cell office:value-type="float" office:value="4.05899963067" calcext:value-type="float">
            <text:p>4.0589996307</text:p>
          </table:table-cell>
          <table:table-cell office:value-type="float" office:value="3.59647024308" calcext:value-type="float">
            <text:p>3.5964702431</text:p>
          </table:table-cell>
          <table:table-cell office:value-type="float" office:value="3.95692711698" calcext:value-type="float">
            <text:p>3.956927117</text:p>
          </table:table-cell>
          <table:table-cell office:value-type="float" office:value="4.24821379695" calcext:value-type="float">
            <text:p>4.248213797</text:p>
          </table:table-cell>
          <table:table-cell office:value-type="float" office:value="3.5973282654" calcext:value-type="float">
            <text:p>3.5973282654</text:p>
          </table:table-cell>
          <table:table-cell office:value-type="float" office:value="1.15053528364" calcext:value-type="float">
            <text:p>1.1505352836</text:p>
          </table:table-cell>
        </table:table-row>
      </table:table>
      <table:table table:name="liuyc_param_5st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11</text:p>
          </table:table-cell>
          <table:table-cell office:value-type="string" calcext:value-type="string">
            <text:p>liuyc12</text:p>
          </table:table-cell>
          <table:table-cell office:value-type="string" calcext:value-type="string">
            <text:p>liuyc13</text:p>
          </table:table-cell>
          <table:table-cell office:value-type="string" calcext:value-type="string">
            <text:p>liuyc14</text:p>
          </table:table-cell>
          <table:table-cell office:value-type="string" calcext:value-type="string">
            <text:p>liuyc15</text:p>
          </table:table-cell>
          <table:table-cell office:value-type="string" calcext:value-type="string">
            <text:p>liuyc16</text:p>
          </table:table-cell>
          <table:table-cell office:value-type="string" calcext:value-type="string">
            <text:p>liuyc17</text:p>
          </table:table-cell>
          <table:table-cell office:value-type="string" calcext:value-type="string">
            <text:p>liuyc18</text:p>
          </table:table-cell>
          <table:table-cell office:value-type="string" calcext:value-type="string">
            <text:p>liuyc19</text:p>
          </table:table-cell>
          <table:table-cell office:value-type="string" calcext:value-type="string">
            <text:p>liuyc20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1.97714301686" calcext:value-type="float">
            <text:p>-1.9771430169</text:p>
          </table:table-cell>
          <table:table-cell office:value-type="float" office:value="-1.8155528185" calcext:value-type="float">
            <text:p>-1.8155528185</text:p>
          </table:table-cell>
          <table:table-cell office:value-type="float" office:value="-1.99225730143" calcext:value-type="float">
            <text:p>-1.9922573014</text:p>
          </table:table-cell>
          <table:table-cell office:value-type="float" office:value="-1.83077929769" calcext:value-type="float">
            <text:p>-1.8307792977</text:p>
          </table:table-cell>
          <table:table-cell office:value-type="float" office:value="-2.08840094796" calcext:value-type="float">
            <text:p>-2.088400948</text:p>
          </table:table-cell>
          <table:table-cell office:value-type="float" office:value="-2.01550261593" calcext:value-type="float">
            <text:p>-2.0155026159</text:p>
          </table:table-cell>
          <table:table-cell office:value-type="float" office:value="-1.86363990197" calcext:value-type="float">
            <text:p>-1.863639902</text:p>
          </table:table-cell>
          <table:table-cell office:value-type="float" office:value="-1.77461604483" calcext:value-type="float">
            <text:p>-1.7746160448</text:p>
          </table:table-cell>
          <table:table-cell office:value-type="float" office:value="-1.85703481853" calcext:value-type="float">
            <text:p>-1.8570348185</text:p>
          </table:table-cell>
          <table:table-cell office:value-type="float" office:value="-2.0552511153" calcext:value-type="float">
            <text:p>-2.0552511153</text:p>
          </table:table-cell>
          <table:table-cell office:value-type="float" office:value="-2.18517480615" calcext:value-type="float">
            <text:p>-2.1851748062</text:p>
          </table:table-cell>
          <table:table-cell office:value-type="float" office:value="0.361287346899" calcext:value-type="float">
            <text:p>0.3612873469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17.3499496801" calcext:value-type="float">
            <text:p>17.3499496801</text:p>
          </table:table-cell>
          <table:table-cell office:value-type="float" office:value="14.2649688166" calcext:value-type="float">
            <text:p>14.2649688166</text:p>
          </table:table-cell>
          <table:table-cell office:value-type="float" office:value="16.189365255" calcext:value-type="float">
            <text:p>16.189365255</text:p>
          </table:table-cell>
          <table:table-cell office:value-type="float" office:value="14.4511909217" calcext:value-type="float">
            <text:p>14.4511909217</text:p>
          </table:table-cell>
          <table:table-cell office:value-type="float" office:value="14.6359422285" calcext:value-type="float">
            <text:p>14.6359422285</text:p>
          </table:table-cell>
          <table:table-cell office:value-type="float" office:value="13.4750015171" calcext:value-type="float">
            <text:p>13.4750015171</text:p>
          </table:table-cell>
          <table:table-cell office:value-type="float" office:value="12.1258262335" calcext:value-type="float">
            <text:p>12.1258262335</text:p>
          </table:table-cell>
          <table:table-cell office:value-type="float" office:value="14.2760027778" calcext:value-type="float">
            <text:p>14.2760027778</text:p>
          </table:table-cell>
          <table:table-cell office:value-type="float" office:value="12.1952901344" calcext:value-type="float">
            <text:p>12.1952901344</text:p>
          </table:table-cell>
          <table:table-cell office:value-type="float" office:value="13.6433034169" calcext:value-type="float">
            <text:p>13.6433034169</text:p>
          </table:table-cell>
          <table:table-cell office:value-type="float" office:value="16.6054576813" calcext:value-type="float">
            <text:p>16.6054576813</text:p>
          </table:table-cell>
          <table:table-cell office:value-type="float" office:value="16.2213437692" calcext:value-type="float">
            <text:p>16.2213437692</text:p>
          </table:table-cell>
          <table:table-cell office:value-type="float" office:value="16.3463385703" calcext:value-type="float">
            <text:p>16.3463385703</text:p>
          </table:table-cell>
          <table:table-cell office:value-type="float" office:value="17.7382305636" calcext:value-type="float">
            <text:p>17.7382305636</text:p>
          </table:table-cell>
          <table:table-cell office:value-type="float" office:value="13.4978599076" calcext:value-type="float">
            <text:p>13.4978599076</text:p>
          </table:table-cell>
          <table:table-cell office:value-type="float" office:value="15.5853796839" calcext:value-type="float">
            <text:p>15.5853796839</text:p>
          </table:table-cell>
          <table:table-cell office:value-type="float" office:value="17.4946286886" calcext:value-type="float">
            <text:p>17.4946286886</text:p>
          </table:table-cell>
          <table:table-cell office:value-type="float" office:value="17.6458085048" calcext:value-type="float">
            <text:p>17.6458085048</text:p>
          </table:table-cell>
          <table:table-cell office:value-type="float" office:value="16.9882305875" calcext:value-type="float">
            <text:p>16.9882305875</text:p>
          </table:table-cell>
          <table:table-cell office:value-type="float" office:value="16.0374817668" calcext:value-type="float">
            <text:p>16.0374817668</text:p>
          </table:table-cell>
          <table:table-cell office:value-type="float" office:value="15.3383800353" calcext:value-type="float">
            <text:p>15.3383800353</text:p>
          </table:table-cell>
          <table:table-cell office:value-type="float" office:value="1.74169788393" calcext:value-type="float">
            <text:p>1.7416978839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57961687645" calcext:value-type="float">
            <text:p>0.5796168765</text:p>
          </table:table-cell>
          <table:table-cell office:value-type="float" office:value="0.45325562551" calcext:value-type="float">
            <text:p>0.4532556255</text:p>
          </table:table-cell>
          <table:table-cell office:value-type="float" office:value="0.531728149856" calcext:value-type="float">
            <text:p>0.5317281499</text:p>
          </table:table-cell>
          <table:table-cell office:value-type="float" office:value="0.460840268898" calcext:value-type="float">
            <text:p>0.4608402689</text:p>
          </table:table-cell>
          <table:table-cell office:value-type="float" office:value="0.468335711394" calcext:value-type="float">
            <text:p>0.4683357114</text:p>
          </table:table-cell>
          <table:table-cell office:value-type="float" office:value="0.421154602698" calcext:value-type="float">
            <text:p>0.4211546027</text:p>
          </table:table-cell>
          <table:table-cell office:value-type="float" office:value="0.366396289353" calcext:value-type="float">
            <text:p>0.3663962894</text:p>
          </table:table-cell>
          <table:table-cell office:value-type="float" office:value="0.453623855879" calcext:value-type="float">
            <text:p>0.4536238559</text:p>
          </table:table-cell>
          <table:table-cell office:value-type="float" office:value="0.382765449147" calcext:value-type="float">
            <text:p>0.3827654491</text:p>
          </table:table-cell>
          <table:table-cell office:value-type="float" office:value="0.427999385622" calcext:value-type="float">
            <text:p>0.4279993856</text:p>
          </table:table-cell>
          <table:table-cell office:value-type="float" office:value="0.547918134148" calcext:value-type="float">
            <text:p>0.5479181341</text:p>
          </table:table-cell>
          <table:table-cell office:value-type="float" office:value="0.548263620047" calcext:value-type="float">
            <text:p>0.54826362</text:p>
          </table:table-cell>
          <table:table-cell office:value-type="float" office:value="0.537416074893" calcext:value-type="float">
            <text:p>0.5374160749</text:p>
          </table:table-cell>
          <table:table-cell office:value-type="float" office:value="0.593879543379" calcext:value-type="float">
            <text:p>0.5938795434</text:p>
          </table:table-cell>
          <table:table-cell office:value-type="float" office:value="0.421936109788" calcext:value-type="float">
            <text:p>0.4219361098</text:p>
          </table:table-cell>
          <table:table-cell office:value-type="float" office:value="0.506569826559" calcext:value-type="float">
            <text:p>0.5065698266</text:p>
          </table:table-cell>
          <table:table-cell office:value-type="float" office:value="0.583988302398" calcext:value-type="float">
            <text:p>0.5839883024</text:p>
          </table:table-cell>
          <table:table-cell office:value-type="float" office:value="0.590119730939" calcext:value-type="float">
            <text:p>0.5901197309</text:p>
          </table:table-cell>
          <table:table-cell office:value-type="float" office:value="0.56344324503" calcext:value-type="float">
            <text:p>0.563443245</text:p>
          </table:table-cell>
          <table:table-cell office:value-type="float" office:value="0.524884259644" calcext:value-type="float">
            <text:p>0.5248842596</text:p>
          </table:table-cell>
          <table:table-cell office:value-type="float" office:value="0.498206753082" calcext:value-type="float">
            <text:p>0.4982067531</text:p>
          </table:table-cell>
          <table:table-cell office:value-type="float" office:value="0.0699798333251" calcext:value-type="float">
            <text:p>0.0699798333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59500051302" calcext:value-type="float">
            <text:p>2.595000513</text:p>
          </table:table-cell>
          <table:table-cell office:value-type="float" office:value="2.61887633697" calcext:value-type="float">
            <text:p>2.618876337</text:p>
          </table:table-cell>
          <table:table-cell office:value-type="float" office:value="2.54526018208" calcext:value-type="float">
            <text:p>2.5452601821</text:p>
          </table:table-cell>
          <table:table-cell office:value-type="float" office:value="2.81275503769" calcext:value-type="float">
            <text:p>2.8127550377</text:p>
          </table:table-cell>
          <table:table-cell office:value-type="float" office:value="1.99828459483" calcext:value-type="float">
            <text:p>1.9982845948</text:p>
          </table:table-cell>
          <table:table-cell office:value-type="float" office:value="2.39915896271" calcext:value-type="float">
            <text:p>2.3991589627</text:p>
          </table:table-cell>
          <table:table-cell office:value-type="float" office:value="2.76588213202" calcext:value-type="float">
            <text:p>2.765882132</text:p>
          </table:table-cell>
          <table:table-cell office:value-type="float" office:value="2.79492809293" calcext:value-type="float">
            <text:p>2.7949280929</text:p>
          </table:table-cell>
          <table:table-cell office:value-type="float" office:value="2.66854665301" calcext:value-type="float">
            <text:p>2.668546653</text:p>
          </table:table-cell>
          <table:table-cell office:value-type="float" office:value="2.48588841167" calcext:value-type="float">
            <text:p>2.4858884117</text:p>
          </table:table-cell>
          <table:table-cell office:value-type="float" office:value="2.36166257512" calcext:value-type="float">
            <text:p>2.3616625751</text:p>
          </table:table-cell>
          <table:table-cell office:value-type="float" office:value="0.331117533232" calcext:value-type="float">
            <text:p>0.331117533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-2.44333182439" calcext:value-type="float">
            <text:p>-2.4433318244</text:p>
          </table:table-cell>
          <table:table-cell office:value-type="float" office:value="0.34157816982" calcext:value-type="float">
            <text:p>0.3415781698</text:p>
          </table:table-cell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13.6078956774" calcext:value-type="float">
            <text:p>13.6078956774</text:p>
          </table:table-cell>
          <table:table-cell office:value-type="float" office:value="1.52201611689" calcext:value-type="float">
            <text:p>1.5220161169</text:p>
          </table:table-cell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0.503258702396" calcext:value-type="float">
            <text:p>0.5032587024</text:p>
          </table:table-cell>
          <table:table-cell office:value-type="float" office:value="0.0669460810801" calcext:value-type="float">
            <text:p>0.0669460811</text:p>
          </table:table-cell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2.15486705855" calcext:value-type="float">
            <text:p>2.1548670586</text:p>
          </table:table-cell>
          <table:table-cell office:value-type="float" office:value="0.285160071795" calcext:value-type="float">
            <text:p>0.285160071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-1.92701778791" calcext:value-type="float">
            <text:p>-1.9270177879</text:p>
          </table:table-cell>
          <table:table-cell office:value-type="float" office:value="0.380996523978" calcext:value-type="float">
            <text:p>0.380996524</text:p>
          </table:table-cell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17.0688643932" calcext:value-type="float">
            <text:p>17.0688643932</text:p>
          </table:table-cell>
          <table:table-cell office:value-type="float" office:value="1.96137965097" calcext:value-type="float">
            <text:p>1.961379651</text:p>
          </table:table-cell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0.493154803768" calcext:value-type="float">
            <text:p>0.4931548038</text:p>
          </table:table-cell>
          <table:table-cell office:value-type="float" office:value="0.0730135855701" calcext:value-type="float">
            <text:p>0.0730135856</text:p>
          </table:table-cell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2.56845809169" calcext:value-type="float">
            <text:p>2.5684580917</text:p>
          </table:table-cell>
          <table:table-cell office:value-type="float" office:value="0.377074994669" calcext:value-type="float">
            <text:p>0.3770749947</text:p>
          </table:table-cell>
        </table:table-row>
      </table:table>
      <table:table table:name="liuycmoving_moving_param_1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moving1</text:p>
          </table:table-cell>
          <table:table-cell office:value-type="string" calcext:value-type="string">
            <text:p>liuycmoving2</text:p>
          </table:table-cell>
          <table:table-cell office:value-type="string" calcext:value-type="string">
            <text:p>liuycmoving3</text:p>
          </table:table-cell>
          <table:table-cell office:value-type="string" calcext:value-type="string">
            <text:p>liuycmoving4</text:p>
          </table:table-cell>
          <table:table-cell office:value-type="string" calcext:value-type="string">
            <text:p>liuycmoving5</text:p>
          </table:table-cell>
          <table:table-cell office:value-type="string" calcext:value-type="string">
            <text:p>liuycmoving6</text:p>
          </table:table-cell>
          <table:table-cell office:value-type="string" calcext:value-type="string">
            <text:p>liuycmoving7</text:p>
          </table:table-cell>
          <table:table-cell office:value-type="string" calcext:value-type="string">
            <text:p>liuycmoving8</text:p>
          </table:table-cell>
          <table:table-cell office:value-type="string" calcext:value-type="string">
            <text:p>liuycmoving9</text:p>
          </table:table-cell>
          <table:table-cell office:value-type="string" calcext:value-type="string">
            <text:p>liuycmoving10</text:p>
          </table:table-cell>
          <table:table-cell office:value-type="string" calcext:value-type="string">
            <text:p>liuycmoving Average</text:p>
          </table:table-cell>
          <table:table-cell office:value-type="string" calcext:value-type="string">
            <text:p>liuycmoving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9923529201" calcext:value-type="float">
            <text:p>-1.9923529201</text:p>
          </table:table-cell>
          <table:table-cell office:value-type="float" office:value="-1.47689178171" calcext:value-type="float">
            <text:p>-1.4768917817</text:p>
          </table:table-cell>
          <table:table-cell office:value-type="float" office:value="-1.56540571082" calcext:value-type="float">
            <text:p>-1.5654057108</text:p>
          </table:table-cell>
          <table:table-cell office:value-type="float" office:value="-1.97719788495" calcext:value-type="float">
            <text:p>-1.977197885</text:p>
          </table:table-cell>
          <table:table-cell office:value-type="float" office:value="-2.02334977704" calcext:value-type="float">
            <text:p>-2.023349777</text:p>
          </table:table-cell>
          <table:table-cell office:value-type="float" office:value="-1.98470760306" calcext:value-type="float">
            <text:p>-1.9847076031</text:p>
          </table:table-cell>
          <table:table-cell office:value-type="float" office:value="-1.9923498634" calcext:value-type="float">
            <text:p>-1.9923498634</text:p>
          </table:table-cell>
          <table:table-cell office:value-type="float" office:value="-1.82444182487" calcext:value-type="float">
            <text:p>-1.8244418249</text:p>
          </table:table-cell>
          <table:table-cell office:value-type="float" office:value="-1.9046981522" calcext:value-type="float">
            <text:p>-1.9046981522</text:p>
          </table:table-cell>
          <table:table-cell office:value-type="float" office:value="-1.97711235991" calcext:value-type="float">
            <text:p>-1.9771123599</text:p>
          </table:table-cell>
          <table:table-cell office:value-type="float" office:value="-1.87185078781" calcext:value-type="float">
            <text:p>-1.8718507878</text:p>
          </table:table-cell>
          <table:table-cell office:value-type="float" office:value="0.184427537491" calcext:value-type="float">
            <text:p>0.1844275375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16.9866407662" calcext:value-type="float">
            <text:p>16.9866407662</text:p>
          </table:table-cell>
          <table:table-cell office:value-type="float" office:value="20.6408135478" calcext:value-type="float">
            <text:p>20.6408135478</text:p>
          </table:table-cell>
          <table:table-cell office:value-type="float" office:value="21.2157300777" calcext:value-type="float">
            <text:p>21.2157300777</text:p>
          </table:table-cell>
          <table:table-cell office:value-type="float" office:value="15.8293943139" calcext:value-type="float">
            <text:p>15.8293943139</text:p>
          </table:table-cell>
          <table:table-cell office:value-type="float" office:value="16.0752636948" calcext:value-type="float">
            <text:p>16.0752636948</text:p>
          </table:table-cell>
          <table:table-cell office:value-type="float" office:value="16.099020085" calcext:value-type="float">
            <text:p>16.099020085</text:p>
          </table:table-cell>
          <table:table-cell office:value-type="float" office:value="15.685733234" calcext:value-type="float">
            <text:p>15.685733234</text:p>
          </table:table-cell>
          <table:table-cell office:value-type="float" office:value="18.4098428331" calcext:value-type="float">
            <text:p>18.4098428331</text:p>
          </table:table-cell>
          <table:table-cell office:value-type="float" office:value="17.7496134108" calcext:value-type="float">
            <text:p>17.7496134108</text:p>
          </table:table-cell>
          <table:table-cell office:value-type="float" office:value="16.8782280502" calcext:value-type="float">
            <text:p>16.8782280502</text:p>
          </table:table-cell>
          <table:table-cell office:value-type="float" office:value="17.5570280014" calcext:value-type="float">
            <text:p>17.5570280014</text:p>
          </table:table-cell>
          <table:table-cell office:value-type="float" office:value="1.87761024276" calcext:value-type="float">
            <text:p>1.8776102428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460413842968" calcext:value-type="float">
            <text:p>0.460413843</text:p>
          </table:table-cell>
          <table:table-cell office:value-type="float" office:value="0.591426950976" calcext:value-type="float">
            <text:p>0.591426951</text:p>
          </table:table-cell>
          <table:table-cell office:value-type="float" office:value="0.612217472303" calcext:value-type="float">
            <text:p>0.6122174723</text:p>
          </table:table-cell>
          <table:table-cell office:value-type="float" office:value="0.418984207318" calcext:value-type="float">
            <text:p>0.4189842073</text:p>
          </table:table-cell>
          <table:table-cell office:value-type="float" office:value="0.427756658016" calcext:value-type="float">
            <text:p>0.427756658</text:p>
          </table:table-cell>
          <table:table-cell office:value-type="float" office:value="0.428638515715" calcext:value-type="float">
            <text:p>0.4286385157</text:p>
          </table:table-cell>
          <table:table-cell office:value-type="float" office:value="0.413827095024" calcext:value-type="float">
            <text:p>0.413827095</text:p>
          </table:table-cell>
          <table:table-cell office:value-type="float" office:value="0.511380746455" calcext:value-type="float">
            <text:p>0.5113807465</text:p>
          </table:table-cell>
          <table:table-cell office:value-type="float" office:value="0.48773404" calcext:value-type="float">
            <text:p>0.48773404</text:p>
          </table:table-cell>
          <table:table-cell office:value-type="float" office:value="0.456528486861" calcext:value-type="float">
            <text:p>0.4565284869</text:p>
          </table:table-cell>
          <table:table-cell office:value-type="float" office:value="0.480890801564" calcext:value-type="float">
            <text:p>0.4808908016</text:p>
          </table:table-cell>
          <table:table-cell office:value-type="float" office:value="0.0673333018425" calcext:value-type="float">
            <text:p>0.0673333018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46848109596" calcext:value-type="float">
            <text:p>2.468481096</text:p>
          </table:table-cell>
          <table:table-cell office:value-type="float" office:value="3.17120160792" calcext:value-type="float">
            <text:p>3.1712016079</text:p>
          </table:table-cell>
          <table:table-cell office:value-type="float" office:value="3.28299465709" calcext:value-type="float">
            <text:p>3.2829946571</text:p>
          </table:table-cell>
          <table:table-cell office:value-type="float" office:value="2.24635544432" calcext:value-type="float">
            <text:p>2.2463554443</text:p>
          </table:table-cell>
          <table:table-cell office:value-type="float" office:value="2.2933519243" calcext:value-type="float">
            <text:p>2.2933519243</text:p>
          </table:table-cell>
          <table:table-cell office:value-type="float" office:value="2.2981192108" calcext:value-type="float">
            <text:p>2.2981192108</text:p>
          </table:table-cell>
          <table:table-cell office:value-type="float" office:value="2.21868836563" calcext:value-type="float">
            <text:p>2.2186883656</text:p>
          </table:table-cell>
          <table:table-cell office:value-type="float" office:value="2.74176362006" calcext:value-type="float">
            <text:p>2.7417636201</text:p>
          </table:table-cell>
          <table:table-cell office:value-type="float" office:value="2.61496656584" calcext:value-type="float">
            <text:p>2.6149665658</text:p>
          </table:table-cell>
          <table:table-cell office:value-type="float" office:value="2.44764427879" calcext:value-type="float">
            <text:p>2.4476442788</text:p>
          </table:table-cell>
          <table:table-cell office:value-type="float" office:value="2.57835667707" calcext:value-type="float">
            <text:p>2.5783566771</text:p>
          </table:table-cell>
          <table:table-cell office:value-type="float" office:value="0.361182383523" calcext:value-type="float">
            <text:p>0.3611823835</text:p>
          </table:table-cell>
        </table:table-row>
      </table:table>
      <table:table table:name="liuycmoving_param_7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moving1</text:p>
          </table:table-cell>
          <table:table-cell office:value-type="string" calcext:value-type="string">
            <text:p>liuycmoving2</text:p>
          </table:table-cell>
          <table:table-cell office:value-type="string" calcext:value-type="string">
            <text:p>liuycmoving3</text:p>
          </table:table-cell>
          <table:table-cell office:value-type="string" calcext:value-type="string">
            <text:p>liuycmoving4</text:p>
          </table:table-cell>
          <table:table-cell office:value-type="string" calcext:value-type="string">
            <text:p>liuycmoving5</text:p>
          </table:table-cell>
          <table:table-cell office:value-type="string" calcext:value-type="string">
            <text:p>liuycmoving6</text:p>
          </table:table-cell>
          <table:table-cell office:value-type="string" calcext:value-type="string">
            <text:p>liuycmoving7</text:p>
          </table:table-cell>
          <table:table-cell office:value-type="string" calcext:value-type="string">
            <text:p>liuycmoving8</text:p>
          </table:table-cell>
          <table:table-cell office:value-type="string" calcext:value-type="string">
            <text:p>liuycmoving9</text:p>
          </table:table-cell>
          <table:table-cell office:value-type="string" calcext:value-type="string">
            <text:p>liuycmoving10</text:p>
          </table:table-cell>
          <table:table-cell office:value-type="string" calcext:value-type="string">
            <text:p>liuycmoving Average</text:p>
          </table:table-cell>
          <table:table-cell office:value-type="string" calcext:value-type="string">
            <text:p>liuycmoving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9923529201" calcext:value-type="float">
            <text:p>-1.9923529201</text:p>
          </table:table-cell>
          <table:table-cell office:value-type="float" office:value="-1.47689178171" calcext:value-type="float">
            <text:p>-1.4768917817</text:p>
          </table:table-cell>
          <table:table-cell office:value-type="float" office:value="-1.56540571082" calcext:value-type="float">
            <text:p>-1.5654057108</text:p>
          </table:table-cell>
          <table:table-cell office:value-type="float" office:value="-1.97719788495" calcext:value-type="float">
            <text:p>-1.977197885</text:p>
          </table:table-cell>
          <table:table-cell office:value-type="float" office:value="-2.02334977704" calcext:value-type="float">
            <text:p>-2.023349777</text:p>
          </table:table-cell>
          <table:table-cell office:value-type="float" office:value="-1.98470760306" calcext:value-type="float">
            <text:p>-1.9847076031</text:p>
          </table:table-cell>
          <table:table-cell office:value-type="float" office:value="-1.9923498634" calcext:value-type="float">
            <text:p>-1.9923498634</text:p>
          </table:table-cell>
          <table:table-cell office:value-type="float" office:value="-1.82444182487" calcext:value-type="float">
            <text:p>-1.8244418249</text:p>
          </table:table-cell>
          <table:table-cell office:value-type="float" office:value="-1.9046981522" calcext:value-type="float">
            <text:p>-1.9046981522</text:p>
          </table:table-cell>
          <table:table-cell office:value-type="float" office:value="-1.97711235991" calcext:value-type="float">
            <text:p>-1.9771123599</text:p>
          </table:table-cell>
          <table:table-cell office:value-type="float" office:value="-1.87185078781" calcext:value-type="float">
            <text:p>-1.8718507878</text:p>
          </table:table-cell>
          <table:table-cell office:value-type="float" office:value="0.184427537491" calcext:value-type="float">
            <text:p>0.1844275375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16.9866407662" calcext:value-type="float">
            <text:p>16.9866407662</text:p>
          </table:table-cell>
          <table:table-cell office:value-type="float" office:value="20.6408135478" calcext:value-type="float">
            <text:p>20.6408135478</text:p>
          </table:table-cell>
          <table:table-cell office:value-type="float" office:value="21.2157300777" calcext:value-type="float">
            <text:p>21.2157300777</text:p>
          </table:table-cell>
          <table:table-cell office:value-type="float" office:value="15.8293943139" calcext:value-type="float">
            <text:p>15.8293943139</text:p>
          </table:table-cell>
          <table:table-cell office:value-type="float" office:value="16.0752636948" calcext:value-type="float">
            <text:p>16.0752636948</text:p>
          </table:table-cell>
          <table:table-cell office:value-type="float" office:value="16.099020085" calcext:value-type="float">
            <text:p>16.099020085</text:p>
          </table:table-cell>
          <table:table-cell office:value-type="float" office:value="15.685733234" calcext:value-type="float">
            <text:p>15.685733234</text:p>
          </table:table-cell>
          <table:table-cell office:value-type="float" office:value="18.4098428331" calcext:value-type="float">
            <text:p>18.4098428331</text:p>
          </table:table-cell>
          <table:table-cell office:value-type="float" office:value="17.7496134108" calcext:value-type="float">
            <text:p>17.7496134108</text:p>
          </table:table-cell>
          <table:table-cell office:value-type="float" office:value="16.8782280502" calcext:value-type="float">
            <text:p>16.8782280502</text:p>
          </table:table-cell>
          <table:table-cell office:value-type="float" office:value="17.5570280014" calcext:value-type="float">
            <text:p>17.5570280014</text:p>
          </table:table-cell>
          <table:table-cell office:value-type="float" office:value="1.87761024276" calcext:value-type="float">
            <text:p>1.8776102428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3.54859451048" calcext:value-type="float">
            <text:p>3.5485945105</text:p>
          </table:table-cell>
          <table:table-cell office:value-type="float" office:value="1.59421808075" calcext:value-type="float">
            <text:p>1.5942180808</text:p>
          </table:table-cell>
          <table:table-cell office:value-type="float" office:value="1.80331675695" calcext:value-type="float">
            <text:p>1.803316757</text:p>
          </table:table-cell>
          <table:table-cell office:value-type="float" office:value="3.4460564101" calcext:value-type="float">
            <text:p>3.4460564101</text:p>
          </table:table-cell>
          <table:table-cell office:value-type="float" office:value="3.70741960736" calcext:value-type="float">
            <text:p>3.7074196074</text:p>
          </table:table-cell>
          <table:table-cell office:value-type="float" office:value="3.47200221951" calcext:value-type="float">
            <text:p>3.4720022195</text:p>
          </table:table-cell>
          <table:table-cell office:value-type="float" office:value="3.51258120492" calcext:value-type="float">
            <text:p>3.5125812049</text:p>
          </table:table-cell>
          <table:table-cell office:value-type="float" office:value="2.65151345114" calcext:value-type="float">
            <text:p>2.6515134511</text:p>
          </table:table-cell>
          <table:table-cell office:value-type="float" office:value="3.02587158052" calcext:value-type="float">
            <text:p>3.0258715805</text:p>
          </table:table-cell>
          <table:table-cell office:value-type="float" office:value="3.41645138447" calcext:value-type="float">
            <text:p>3.4164513845</text:p>
          </table:table-cell>
          <table:table-cell office:value-type="float" office:value="3.01780252062" calcext:value-type="float">
            <text:p>3.0178025206</text:p>
          </table:table-cell>
          <table:table-cell office:value-type="float" office:value="0.720176270504" calcext:value-type="float">
            <text:p>0.7201762705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5.91026713542" calcext:value-type="float">
            <text:p>5.9102671354</text:p>
          </table:table-cell>
          <table:table-cell office:value-type="float" office:value="4.88341282764" calcext:value-type="float">
            <text:p>4.8834128276</text:p>
          </table:table-cell>
          <table:table-cell office:value-type="float" office:value="6.45274147521" calcext:value-type="float">
            <text:p>6.4527414752</text:p>
          </table:table-cell>
          <table:table-cell office:value-type="float" office:value="4.6391212107" calcext:value-type="float">
            <text:p>4.6391212107</text:p>
          </table:table-cell>
          <table:table-cell office:value-type="float" office:value="5.16173053557" calcext:value-type="float">
            <text:p>5.1617305356</text:p>
          </table:table-cell>
          <table:table-cell office:value-type="float" office:value="4.93825652906" calcext:value-type="float">
            <text:p>4.9382565291</text:p>
          </table:table-cell>
          <table:table-cell office:value-type="float" office:value="4.56958108525" calcext:value-type="float">
            <text:p>4.5695810853</text:p>
          </table:table-cell>
          <table:table-cell office:value-type="float" office:value="6.04000679071" calcext:value-type="float">
            <text:p>6.0400067907</text:p>
          </table:table-cell>
          <table:table-cell office:value-type="float" office:value="6.01270314959" calcext:value-type="float">
            <text:p>6.0127031496</text:p>
          </table:table-cell>
          <table:table-cell office:value-type="float" office:value="5.65376637029" calcext:value-type="float">
            <text:p>5.6537663703</text:p>
          </table:table-cell>
          <table:table-cell office:value-type="float" office:value="5.42615871094" calcext:value-type="float">
            <text:p>5.4261587109</text:p>
          </table:table-cell>
          <table:table-cell office:value-type="float" office:value="0.633764891514" calcext:value-type="float">
            <text:p>0.6337648915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3.82502129731" calcext:value-type="float">
            <text:p>3.8250212973</text:p>
          </table:table-cell>
          <table:table-cell office:value-type="float" office:value="8.50978560159" calcext:value-type="float">
            <text:p>8.5097856016</text:p>
          </table:table-cell>
          <table:table-cell office:value-type="float" office:value="7.51914341576" calcext:value-type="float">
            <text:p>7.5191434158</text:p>
          </table:table-cell>
          <table:table-cell office:value-type="float" office:value="3.93886556205" calcext:value-type="float">
            <text:p>3.9388655621</text:p>
          </table:table-cell>
          <table:table-cell office:value-type="float" office:value="3.66150127078" calcext:value-type="float">
            <text:p>3.6615012708</text:p>
          </table:table-cell>
          <table:table-cell office:value-type="float" office:value="3.90940469848" calcext:value-type="float">
            <text:p>3.9094046985</text:p>
          </table:table-cell>
          <table:table-cell office:value-type="float" office:value="3.86443327451" calcext:value-type="float">
            <text:p>3.8644332745</text:p>
          </table:table-cell>
          <table:table-cell office:value-type="float" office:value="5.11886421652" calcext:value-type="float">
            <text:p>5.1188642165</text:p>
          </table:table-cell>
          <table:table-cell office:value-type="float" office:value="4.48570642978" calcext:value-type="float">
            <text:p>4.4857064298</text:p>
          </table:table-cell>
          <table:table-cell office:value-type="float" office:value="3.97301756854" calcext:value-type="float">
            <text:p>3.9730175685</text:p>
          </table:table-cell>
          <table:table-cell office:value-type="float" office:value="4.88057433353" calcext:value-type="float">
            <text:p>4.8805743335</text:p>
          </table:table-cell>
          <table:table-cell office:value-type="float" office:value="1.63194494724" calcext:value-type="float">
            <text:p>1.6319449472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460413842968" calcext:value-type="float">
            <text:p>0.460413843</text:p>
          </table:table-cell>
          <table:table-cell office:value-type="float" office:value="0.591426950976" calcext:value-type="float">
            <text:p>0.591426951</text:p>
          </table:table-cell>
          <table:table-cell office:value-type="float" office:value="0.612217472303" calcext:value-type="float">
            <text:p>0.6122174723</text:p>
          </table:table-cell>
          <table:table-cell office:value-type="float" office:value="0.418984207318" calcext:value-type="float">
            <text:p>0.4189842073</text:p>
          </table:table-cell>
          <table:table-cell office:value-type="float" office:value="0.427756658016" calcext:value-type="float">
            <text:p>0.427756658</text:p>
          </table:table-cell>
          <table:table-cell office:value-type="float" office:value="0.428638515715" calcext:value-type="float">
            <text:p>0.4286385157</text:p>
          </table:table-cell>
          <table:table-cell office:value-type="float" office:value="0.413827095024" calcext:value-type="float">
            <text:p>0.413827095</text:p>
          </table:table-cell>
          <table:table-cell office:value-type="float" office:value="0.511380746455" calcext:value-type="float">
            <text:p>0.5113807465</text:p>
          </table:table-cell>
          <table:table-cell office:value-type="float" office:value="0.48773404" calcext:value-type="float">
            <text:p>0.48773404</text:p>
          </table:table-cell>
          <table:table-cell office:value-type="float" office:value="0.456528486861" calcext:value-type="float">
            <text:p>0.4565284869</text:p>
          </table:table-cell>
          <table:table-cell office:value-type="float" office:value="0.480890801564" calcext:value-type="float">
            <text:p>0.4808908016</text:p>
          </table:table-cell>
          <table:table-cell office:value-type="float" office:value="0.0673333018425" calcext:value-type="float">
            <text:p>0.0673333018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46848109596" calcext:value-type="float">
            <text:p>2.468481096</text:p>
          </table:table-cell>
          <table:table-cell office:value-type="float" office:value="3.17120160792" calcext:value-type="float">
            <text:p>3.1712016079</text:p>
          </table:table-cell>
          <table:table-cell office:value-type="float" office:value="3.28299465709" calcext:value-type="float">
            <text:p>3.2829946571</text:p>
          </table:table-cell>
          <table:table-cell office:value-type="float" office:value="2.24635544432" calcext:value-type="float">
            <text:p>2.2463554443</text:p>
          </table:table-cell>
          <table:table-cell office:value-type="float" office:value="2.2933519243" calcext:value-type="float">
            <text:p>2.2933519243</text:p>
          </table:table-cell>
          <table:table-cell office:value-type="float" office:value="2.2981192108" calcext:value-type="float">
            <text:p>2.2981192108</text:p>
          </table:table-cell>
          <table:table-cell office:value-type="float" office:value="2.21868836563" calcext:value-type="float">
            <text:p>2.2186883656</text:p>
          </table:table-cell>
          <table:table-cell office:value-type="float" office:value="2.74176362006" calcext:value-type="float">
            <text:p>2.7417636201</text:p>
          </table:table-cell>
          <table:table-cell office:value-type="float" office:value="2.61496656584" calcext:value-type="float">
            <text:p>2.6149665658</text:p>
          </table:table-cell>
          <table:table-cell office:value-type="float" office:value="2.44764427879" calcext:value-type="float">
            <text:p>2.4476442788</text:p>
          </table:table-cell>
          <table:table-cell office:value-type="float" office:value="2.57835667707" calcext:value-type="float">
            <text:p>2.5783566771</text:p>
          </table:table-cell>
          <table:table-cell office:value-type="float" office:value="0.361182383523" calcext:value-type="float">
            <text:p>0.3611823835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1026862611" calcext:value-type="float">
            <text:p>5.2102686261</text:p>
          </table:table-cell>
          <table:table-cell office:value-type="float" office:value="5.20892581429" calcext:value-type="float">
            <text:p>5.2089258143</text:p>
          </table:table-cell>
          <table:table-cell office:value-type="float" office:value="5.20757089622" calcext:value-type="float">
            <text:p>5.2075708962</text:p>
          </table:table-cell>
          <table:table-cell office:value-type="float" office:value="5.21028846008" calcext:value-type="float">
            <text:p>5.2102884601</text:p>
          </table:table-cell>
          <table:table-cell office:value-type="float" office:value="5.21051275858" calcext:value-type="float">
            <text:p>5.2105127586</text:p>
          </table:table-cell>
          <table:table-cell office:value-type="float" office:value="5.21027096994" calcext:value-type="float">
            <text:p>5.2102709699</text:p>
          </table:table-cell>
          <table:table-cell office:value-type="float" office:value="5.21040030856" calcext:value-type="float">
            <text:p>5.2104003086</text:p>
          </table:table-cell>
          <table:table-cell office:value-type="float" office:value="5.21013192245" calcext:value-type="float">
            <text:p>5.2101319225</text:p>
          </table:table-cell>
          <table:table-cell office:value-type="float" office:value="5.21021527471" calcext:value-type="float">
            <text:p>5.2102152747</text:p>
          </table:table-cell>
          <table:table-cell office:value-type="float" office:value="5.21030159829" calcext:value-type="float">
            <text:p>5.2103015983</text:p>
          </table:table-cell>
          <table:table-cell office:value-type="float" office:value="5.20988866292" calcext:value-type="float">
            <text:p>5.2098886629</text:p>
          </table:table-cell>
          <table:table-cell office:value-type="float" office:value="0.000879609637636" calcext:value-type="float">
            <text:p>0.0008796096</text:p>
          </table:table-cell>
        </table:table-row>
      </table:table>
      <table:table table:name="liuycmoving_param_8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moving1</text:p>
          </table:table-cell>
          <table:table-cell office:value-type="string" calcext:value-type="string">
            <text:p>liuycmoving2</text:p>
          </table:table-cell>
          <table:table-cell office:value-type="string" calcext:value-type="string">
            <text:p>liuycmoving3</text:p>
          </table:table-cell>
          <table:table-cell office:value-type="string" calcext:value-type="string">
            <text:p>liuycmoving4</text:p>
          </table:table-cell>
          <table:table-cell office:value-type="string" calcext:value-type="string">
            <text:p>liuycmoving5</text:p>
          </table:table-cell>
          <table:table-cell office:value-type="string" calcext:value-type="string">
            <text:p>liuycmoving6</text:p>
          </table:table-cell>
          <table:table-cell office:value-type="string" calcext:value-type="string">
            <text:p>liuycmoving7</text:p>
          </table:table-cell>
          <table:table-cell office:value-type="string" calcext:value-type="string">
            <text:p>liuycmoving8</text:p>
          </table:table-cell>
          <table:table-cell office:value-type="string" calcext:value-type="string">
            <text:p>liuycmoving9</text:p>
          </table:table-cell>
          <table:table-cell office:value-type="string" calcext:value-type="string">
            <text:p>liuycmoving10</text:p>
          </table:table-cell>
          <table:table-cell office:value-type="string" calcext:value-type="string">
            <text:p>liuycmoving Average</text:p>
          </table:table-cell>
          <table:table-cell office:value-type="string" calcext:value-type="string">
            <text:p>liuycmoving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9923529201" calcext:value-type="float">
            <text:p>-1.9923529201</text:p>
          </table:table-cell>
          <table:table-cell office:value-type="float" office:value="-1.47689178171" calcext:value-type="float">
            <text:p>-1.4768917817</text:p>
          </table:table-cell>
          <table:table-cell office:value-type="float" office:value="-1.56540571082" calcext:value-type="float">
            <text:p>-1.5654057108</text:p>
          </table:table-cell>
          <table:table-cell office:value-type="float" office:value="-1.97719788495" calcext:value-type="float">
            <text:p>-1.977197885</text:p>
          </table:table-cell>
          <table:table-cell office:value-type="float" office:value="-2.02334977704" calcext:value-type="float">
            <text:p>-2.023349777</text:p>
          </table:table-cell>
          <table:table-cell office:value-type="float" office:value="-1.98470760306" calcext:value-type="float">
            <text:p>-1.9847076031</text:p>
          </table:table-cell>
          <table:table-cell office:value-type="float" office:value="-1.9923498634" calcext:value-type="float">
            <text:p>-1.9923498634</text:p>
          </table:table-cell>
          <table:table-cell office:value-type="float" office:value="-1.82444182487" calcext:value-type="float">
            <text:p>-1.8244418249</text:p>
          </table:table-cell>
          <table:table-cell office:value-type="float" office:value="-1.9046981522" calcext:value-type="float">
            <text:p>-1.9046981522</text:p>
          </table:table-cell>
          <table:table-cell office:value-type="float" office:value="-1.97711235991" calcext:value-type="float">
            <text:p>-1.9771123599</text:p>
          </table:table-cell>
          <table:table-cell office:value-type="float" office:value="-1.87185078781" calcext:value-type="float">
            <text:p>-1.8718507878</text:p>
          </table:table-cell>
          <table:table-cell office:value-type="float" office:value="0.184427537491" calcext:value-type="float">
            <text:p>0.1844275375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9.03642831109" calcext:value-type="float">
            <text:p>9.0364283111</text:p>
          </table:table-cell>
          <table:table-cell office:value-type="float" office:value="8.00876831621" calcext:value-type="float">
            <text:p>8.0087683162</text:p>
          </table:table-cell>
          <table:table-cell office:value-type="float" office:value="9.57728401294" calcext:value-type="float">
            <text:p>9.5772840129</text:p>
          </table:table-cell>
          <table:table-cell office:value-type="float" office:value="7.76529428675" calcext:value-type="float">
            <text:p>7.7652942868</text:p>
          </table:table-cell>
          <table:table-cell office:value-type="float" office:value="8.28803819072" calcext:value-type="float">
            <text:p>8.2880381907</text:p>
          </table:table-cell>
          <table:table-cell office:value-type="float" office:value="8.06441911102" calcext:value-type="float">
            <text:p>8.064419111</text:p>
          </table:table-cell>
          <table:table-cell office:value-type="float" office:value="7.69582127039" calcext:value-type="float">
            <text:p>7.6958212704</text:p>
          </table:table-cell>
          <table:table-cell office:value-type="float" office:value="9.16608594418" calcext:value-type="float">
            <text:p>9.1660859442</text:p>
          </table:table-cell>
          <table:table-cell office:value-type="float" office:value="9.13883231442" calcext:value-type="float">
            <text:p>9.1388323144</text:p>
          </table:table-cell>
          <table:table-cell office:value-type="float" office:value="8.77994732926" calcext:value-type="float">
            <text:p>8.7799473293</text:p>
          </table:table-cell>
          <table:table-cell office:value-type="float" office:value="8.5520919087" calcext:value-type="float">
            <text:p>8.5520919087</text:p>
          </table:table-cell>
          <table:table-cell office:value-type="float" office:value="0.63354330767" calcext:value-type="float">
            <text:p>0.6335433077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3.54859451048" calcext:value-type="float">
            <text:p>3.5485945105</text:p>
          </table:table-cell>
          <table:table-cell office:value-type="float" office:value="1.59421808075" calcext:value-type="float">
            <text:p>1.5942180808</text:p>
          </table:table-cell>
          <table:table-cell office:value-type="float" office:value="1.80331675695" calcext:value-type="float">
            <text:p>1.803316757</text:p>
          </table:table-cell>
          <table:table-cell office:value-type="float" office:value="3.4460564101" calcext:value-type="float">
            <text:p>3.4460564101</text:p>
          </table:table-cell>
          <table:table-cell office:value-type="float" office:value="3.70741960736" calcext:value-type="float">
            <text:p>3.7074196074</text:p>
          </table:table-cell>
          <table:table-cell office:value-type="float" office:value="3.47200221951" calcext:value-type="float">
            <text:p>3.4720022195</text:p>
          </table:table-cell>
          <table:table-cell office:value-type="float" office:value="3.51258120492" calcext:value-type="float">
            <text:p>3.5125812049</text:p>
          </table:table-cell>
          <table:table-cell office:value-type="float" office:value="2.65151345114" calcext:value-type="float">
            <text:p>2.6515134511</text:p>
          </table:table-cell>
          <table:table-cell office:value-type="float" office:value="3.02587158052" calcext:value-type="float">
            <text:p>3.0258715805</text:p>
          </table:table-cell>
          <table:table-cell office:value-type="float" office:value="3.41645138447" calcext:value-type="float">
            <text:p>3.4164513845</text:p>
          </table:table-cell>
          <table:table-cell office:value-type="float" office:value="3.01780252062" calcext:value-type="float">
            <text:p>3.0178025206</text:p>
          </table:table-cell>
          <table:table-cell office:value-type="float" office:value="0.720176270504" calcext:value-type="float">
            <text:p>0.7201762705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5.91026713542" calcext:value-type="float">
            <text:p>5.9102671354</text:p>
          </table:table-cell>
          <table:table-cell office:value-type="float" office:value="4.88341282764" calcext:value-type="float">
            <text:p>4.8834128276</text:p>
          </table:table-cell>
          <table:table-cell office:value-type="float" office:value="6.45274147521" calcext:value-type="float">
            <text:p>6.4527414752</text:p>
          </table:table-cell>
          <table:table-cell office:value-type="float" office:value="4.6391212107" calcext:value-type="float">
            <text:p>4.6391212107</text:p>
          </table:table-cell>
          <table:table-cell office:value-type="float" office:value="5.16173053557" calcext:value-type="float">
            <text:p>5.1617305356</text:p>
          </table:table-cell>
          <table:table-cell office:value-type="float" office:value="4.93825652906" calcext:value-type="float">
            <text:p>4.9382565291</text:p>
          </table:table-cell>
          <table:table-cell office:value-type="float" office:value="4.56958108525" calcext:value-type="float">
            <text:p>4.5695810853</text:p>
          </table:table-cell>
          <table:table-cell office:value-type="float" office:value="6.04000679071" calcext:value-type="float">
            <text:p>6.0400067907</text:p>
          </table:table-cell>
          <table:table-cell office:value-type="float" office:value="6.01270314959" calcext:value-type="float">
            <text:p>6.0127031496</text:p>
          </table:table-cell>
          <table:table-cell office:value-type="float" office:value="5.65376637029" calcext:value-type="float">
            <text:p>5.6537663703</text:p>
          </table:table-cell>
          <table:table-cell office:value-type="float" office:value="5.42615871094" calcext:value-type="float">
            <text:p>5.4261587109</text:p>
          </table:table-cell>
          <table:table-cell office:value-type="float" office:value="0.633764891514" calcext:value-type="float">
            <text:p>0.6337648915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3.82502129731" calcext:value-type="float">
            <text:p>3.8250212973</text:p>
          </table:table-cell>
          <table:table-cell office:value-type="float" office:value="8.50978560159" calcext:value-type="float">
            <text:p>8.5097856016</text:p>
          </table:table-cell>
          <table:table-cell office:value-type="float" office:value="7.51914341576" calcext:value-type="float">
            <text:p>7.5191434158</text:p>
          </table:table-cell>
          <table:table-cell office:value-type="float" office:value="3.93886556205" calcext:value-type="float">
            <text:p>3.9388655621</text:p>
          </table:table-cell>
          <table:table-cell office:value-type="float" office:value="3.66150127078" calcext:value-type="float">
            <text:p>3.6615012708</text:p>
          </table:table-cell>
          <table:table-cell office:value-type="float" office:value="3.90940469848" calcext:value-type="float">
            <text:p>3.9094046985</text:p>
          </table:table-cell>
          <table:table-cell office:value-type="float" office:value="3.86443327451" calcext:value-type="float">
            <text:p>3.8644332745</text:p>
          </table:table-cell>
          <table:table-cell office:value-type="float" office:value="5.11886421652" calcext:value-type="float">
            <text:p>5.1188642165</text:p>
          </table:table-cell>
          <table:table-cell office:value-type="float" office:value="4.48570642978" calcext:value-type="float">
            <text:p>4.4857064298</text:p>
          </table:table-cell>
          <table:table-cell office:value-type="float" office:value="3.97301756854" calcext:value-type="float">
            <text:p>3.9730175685</text:p>
          </table:table-cell>
          <table:table-cell office:value-type="float" office:value="4.88057433353" calcext:value-type="float">
            <text:p>4.8805743335</text:p>
          </table:table-cell>
          <table:table-cell office:value-type="float" office:value="1.63194494724" calcext:value-type="float">
            <text:p>1.6319449472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79435694749" calcext:value-type="float">
            <text:p>0.6794356947</text:p>
          </table:table-cell>
          <table:table-cell office:value-type="float" office:value="0.872840124252" calcext:value-type="float">
            <text:p>0.8728401243</text:p>
          </table:table-cell>
          <table:table-cell office:value-type="float" office:value="0.903593765071" calcext:value-type="float">
            <text:p>0.9035937651</text:p>
          </table:table-cell>
          <table:table-cell office:value-type="float" office:value="0.618297006078" calcext:value-type="float">
            <text:p>0.6182970061</text:p>
          </table:table-cell>
          <table:table-cell office:value-type="float" office:value="0.631234395877" calcext:value-type="float">
            <text:p>0.6312343959</text:p>
          </table:table-cell>
          <table:table-cell office:value-type="float" office:value="0.632544552774" calcext:value-type="float">
            <text:p>0.6325445528</text:p>
          </table:table-cell>
          <table:table-cell office:value-type="float" office:value="0.61068269517" calcext:value-type="float">
            <text:p>0.6106826952</text:p>
          </table:table-cell>
          <table:table-cell office:value-type="float" office:value="0.754653829028" calcext:value-type="float">
            <text:p>0.754653829</text:p>
          </table:table-cell>
          <table:table-cell office:value-type="float" office:value="0.719754499284" calcext:value-type="float">
            <text:p>0.7197544993</text:p>
          </table:table-cell>
          <table:table-cell office:value-type="float" office:value="0.673700769638" calcext:value-type="float">
            <text:p>0.6737007696</text:p>
          </table:table-cell>
          <table:table-cell office:value-type="float" office:value="0.709673733192" calcext:value-type="float">
            <text:p>0.7096737332</text:p>
          </table:table-cell>
          <table:table-cell office:value-type="float" office:value="0.0994042483272" calcext:value-type="float">
            <text:p>0.0994042483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46848109596" calcext:value-type="float">
            <text:p>2.468481096</text:p>
          </table:table-cell>
          <table:table-cell office:value-type="float" office:value="3.17120160792" calcext:value-type="float">
            <text:p>3.1712016079</text:p>
          </table:table-cell>
          <table:table-cell office:value-type="float" office:value="3.28299465709" calcext:value-type="float">
            <text:p>3.2829946571</text:p>
          </table:table-cell>
          <table:table-cell office:value-type="float" office:value="2.24635544432" calcext:value-type="float">
            <text:p>2.2463554443</text:p>
          </table:table-cell>
          <table:table-cell office:value-type="float" office:value="2.2933519243" calcext:value-type="float">
            <text:p>2.2933519243</text:p>
          </table:table-cell>
          <table:table-cell office:value-type="float" office:value="2.2981192108" calcext:value-type="float">
            <text:p>2.2981192108</text:p>
          </table:table-cell>
          <table:table-cell office:value-type="float" office:value="2.21868836563" calcext:value-type="float">
            <text:p>2.2186883656</text:p>
          </table:table-cell>
          <table:table-cell office:value-type="float" office:value="2.74176362006" calcext:value-type="float">
            <text:p>2.7417636201</text:p>
          </table:table-cell>
          <table:table-cell office:value-type="float" office:value="2.61496656584" calcext:value-type="float">
            <text:p>2.6149665658</text:p>
          </table:table-cell>
          <table:table-cell office:value-type="float" office:value="2.44764427879" calcext:value-type="float">
            <text:p>2.4476442788</text:p>
          </table:table-cell>
          <table:table-cell office:value-type="float" office:value="2.57835667707" calcext:value-type="float">
            <text:p>2.5783566771</text:p>
          </table:table-cell>
          <table:table-cell office:value-type="float" office:value="0.361182383523" calcext:value-type="float">
            <text:p>0.3611823835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1026862611" calcext:value-type="float">
            <text:p>5.2102686261</text:p>
          </table:table-cell>
          <table:table-cell office:value-type="float" office:value="5.20892581429" calcext:value-type="float">
            <text:p>5.2089258143</text:p>
          </table:table-cell>
          <table:table-cell office:value-type="float" office:value="5.20757089622" calcext:value-type="float">
            <text:p>5.2075708962</text:p>
          </table:table-cell>
          <table:table-cell office:value-type="float" office:value="5.21028846008" calcext:value-type="float">
            <text:p>5.2102884601</text:p>
          </table:table-cell>
          <table:table-cell office:value-type="float" office:value="5.21051275858" calcext:value-type="float">
            <text:p>5.2105127586</text:p>
          </table:table-cell>
          <table:table-cell office:value-type="float" office:value="5.21027096994" calcext:value-type="float">
            <text:p>5.2102709699</text:p>
          </table:table-cell>
          <table:table-cell office:value-type="float" office:value="5.21040030856" calcext:value-type="float">
            <text:p>5.2104003086</text:p>
          </table:table-cell>
          <table:table-cell office:value-type="float" office:value="5.21013192245" calcext:value-type="float">
            <text:p>5.2101319225</text:p>
          </table:table-cell>
          <table:table-cell office:value-type="float" office:value="5.21021527471" calcext:value-type="float">
            <text:p>5.2102152747</text:p>
          </table:table-cell>
          <table:table-cell office:value-type="float" office:value="5.21030159829" calcext:value-type="float">
            <text:p>5.2103015983</text:p>
          </table:table-cell>
          <table:table-cell office:value-type="float" office:value="5.20988866292" calcext:value-type="float">
            <text:p>5.2098886629</text:p>
          </table:table-cell>
          <table:table-cell office:value-type="float" office:value="0.000879609637636" calcext:value-type="float">
            <text:p>0.0008796096</text:p>
          </table:table-cell>
        </table:table-row>
      </table:table>
      <table:table table:name="liuyc_param_8st" table:style-name="ta1">
        <table:table-column table:style-name="co1" table:number-columns-repeated="47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11</text:p>
          </table:table-cell>
          <table:table-cell office:value-type="string" calcext:value-type="string">
            <text:p>liuyc12</text:p>
          </table:table-cell>
          <table:table-cell office:value-type="string" calcext:value-type="string">
            <text:p>liuyc13</text:p>
          </table:table-cell>
          <table:table-cell office:value-type="string" calcext:value-type="string">
            <text:p>liuyc14</text:p>
          </table:table-cell>
          <table:table-cell office:value-type="string" calcext:value-type="string">
            <text:p>liuyc15</text:p>
          </table:table-cell>
          <table:table-cell office:value-type="string" calcext:value-type="string">
            <text:p>liuyc16</text:p>
          </table:table-cell>
          <table:table-cell office:value-type="string" calcext:value-type="string">
            <text:p>liuyc17</text:p>
          </table:table-cell>
          <table:table-cell office:value-type="string" calcext:value-type="string">
            <text:p>liuyc18</text:p>
          </table:table-cell>
          <table:table-cell office:value-type="string" calcext:value-type="string">
            <text:p>liuyc19</text:p>
          </table:table-cell>
          <table:table-cell office:value-type="string" calcext:value-type="string">
            <text:p>liuyc20</text:p>
          </table:table-cell>
          <table:table-cell office:value-type="string" calcext:value-type="string">
            <text:p>liuyc21</text:p>
          </table:table-cell>
          <table:table-cell office:value-type="string" calcext:value-type="string">
            <text:p>liuyc22</text:p>
          </table:table-cell>
          <table:table-cell office:value-type="string" calcext:value-type="string">
            <text:p>liuyc23</text:p>
          </table:table-cell>
          <table:table-cell office:value-type="string" calcext:value-type="string">
            <text:p>liuyc24</text:p>
          </table:table-cell>
          <table:table-cell office:value-type="string" calcext:value-type="string">
            <text:p>liuyc25</text:p>
          </table:table-cell>
          <table:table-cell office:value-type="string" calcext:value-type="string">
            <text:p>liuyc26</text:p>
          </table:table-cell>
          <table:table-cell office:value-type="string" calcext:value-type="string">
            <text:p>liuyc27</text:p>
          </table:table-cell>
          <table:table-cell office:value-type="string" calcext:value-type="string">
            <text:p>liuyc28</text:p>
          </table:table-cell>
          <table:table-cell office:value-type="string" calcext:value-type="string">
            <text:p>liuyc29</text:p>
          </table:table-cell>
          <table:table-cell office:value-type="string" calcext:value-type="string">
            <text:p>liuyc30</text:p>
          </table:table-cell>
          <table:table-cell office:value-type="string" calcext:value-type="string">
            <text:p>liuyc31</text:p>
          </table:table-cell>
          <table:table-cell office:value-type="string" calcext:value-type="string">
            <text:p>liuyc32</text:p>
          </table:table-cell>
          <table:table-cell office:value-type="string" calcext:value-type="string">
            <text:p>liuyc33</text:p>
          </table:table-cell>
          <table:table-cell office:value-type="string" calcext:value-type="string">
            <text:p>liuyc34</text:p>
          </table:table-cell>
          <table:table-cell office:value-type="string" calcext:value-type="string">
            <text:p>liuyc35</text:p>
          </table:table-cell>
          <table:table-cell office:value-type="string" calcext:value-type="string">
            <text:p>liuyc36</text:p>
          </table:table-cell>
          <table:table-cell office:value-type="string" calcext:value-type="string">
            <text:p>liuyc37</text:p>
          </table:table-cell>
          <table:table-cell office:value-type="string" calcext:value-type="string">
            <text:p>liuyc38</text:p>
          </table:table-cell>
          <table:table-cell office:value-type="string" calcext:value-type="string">
            <text:p>liuyc39</text:p>
          </table:table-cell>
          <table:table-cell office:value-type="string" calcext:value-type="string">
            <text:p>liuyc40</text:p>
          </table:table-cell>
          <table:table-cell office:value-type="string" calcext:value-type="string">
            <text:p>liuyc41</text:p>
          </table:table-cell>
          <table:table-cell office:value-type="string" calcext:value-type="string">
            <text:p>liuyc42</text:p>
          </table:table-cell>
          <table:table-cell office:value-type="string" calcext:value-type="string">
            <text:p>liuyc43</text:p>
          </table:table-cell>
          <table:table-cell office:value-type="string" calcext:value-type="string">
            <text:p>liuyc44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1.97714301686" calcext:value-type="float">
            <text:p>-1.9771430169</text:p>
          </table:table-cell>
          <table:table-cell office:value-type="float" office:value="-1.8155528185" calcext:value-type="float">
            <text:p>-1.8155528185</text:p>
          </table:table-cell>
          <table:table-cell office:value-type="float" office:value="-1.99225730143" calcext:value-type="float">
            <text:p>-1.9922573014</text:p>
          </table:table-cell>
          <table:table-cell office:value-type="float" office:value="-1.83077929769" calcext:value-type="float">
            <text:p>-1.8307792977</text:p>
          </table:table-cell>
          <table:table-cell office:value-type="float" office:value="-2.08840094796" calcext:value-type="float">
            <text:p>-2.088400948</text:p>
          </table:table-cell>
          <table:table-cell office:value-type="float" office:value="-2.01550261593" calcext:value-type="float">
            <text:p>-2.0155026159</text:p>
          </table:table-cell>
          <table:table-cell office:value-type="float" office:value="-1.86363990197" calcext:value-type="float">
            <text:p>-1.863639902</text:p>
          </table:table-cell>
          <table:table-cell office:value-type="float" office:value="-1.77461604483" calcext:value-type="float">
            <text:p>-1.7746160448</text:p>
          </table:table-cell>
          <table:table-cell office:value-type="float" office:value="-1.85703481853" calcext:value-type="float">
            <text:p>-1.8570348185</text:p>
          </table:table-cell>
          <table:table-cell office:value-type="float" office:value="-2.0552511153" calcext:value-type="float">
            <text:p>-2.0552511153</text:p>
          </table:table-cell>
          <table:table-cell office:value-type="float" office:value="-2.01550260767" calcext:value-type="float">
            <text:p>-2.0155026077</text:p>
          </table:table-cell>
          <table:table-cell office:value-type="float" office:value="-1.99225002293" calcext:value-type="float">
            <text:p>-1.9922500229</text:p>
          </table:table-cell>
          <table:table-cell office:value-type="float" office:value="0.0131252749999" calcext:value-type="float">
            <text:p>0.013125275</text:p>
          </table:table-cell>
          <table:table-cell office:value-type="float" office:value="-1.93306406373" calcext:value-type="float">
            <text:p>-1.9330640637</text:p>
          </table:table-cell>
          <table:table-cell office:value-type="float" office:value="-0.01590558275" calcext:value-type="float">
            <text:p>-0.0159055828</text:p>
          </table:table-cell>
          <table:table-cell office:value-type="float" office:value="-1.96226218448" calcext:value-type="float">
            <text:p>-1.9622621845</text:p>
          </table:table-cell>
          <table:table-cell office:value-type="float" office:value="0.015916199" calcext:value-type="float">
            <text:p>0.015916199</text:p>
          </table:table-cell>
          <table:table-cell office:value-type="float" office:value="-2.02329761643" calcext:value-type="float">
            <text:p>-2.0232976164</text:p>
          </table:table-cell>
          <table:table-cell office:value-type="float" office:value="0.0127604749999" calcext:value-type="float">
            <text:p>0.012760475</text:p>
          </table:table-cell>
          <table:table-cell office:value-type="float" office:value="-1.88401210488" calcext:value-type="float">
            <text:p>-1.8840121049</text:p>
          </table:table-cell>
          <table:table-cell office:value-type="float" office:value="-1.89769959183" calcext:value-type="float">
            <text:p>-1.8976995918</text:p>
          </table:table-cell>
          <table:table-cell office:value-type="float" office:value="-1.92581865957" calcext:value-type="float">
            <text:p>-1.9258186596</text:p>
          </table:table-cell>
          <table:table-cell office:value-type="float" office:value="-1.8907275765" calcext:value-type="float">
            <text:p>-1.8907275765</text:p>
          </table:table-cell>
          <table:table-cell office:value-type="float" office:value="-1.81812792144" calcext:value-type="float">
            <text:p>-1.8181279214</text:p>
          </table:table-cell>
          <table:table-cell office:value-type="float" office:value="0.014589221" calcext:value-type="float">
            <text:p>0.014589221</text:p>
          </table:table-cell>
          <table:table-cell office:value-type="float" office:value="-1.83518549431" calcext:value-type="float">
            <text:p>-1.8351854943</text:p>
          </table:table-cell>
          <table:table-cell office:value-type="float" office:value="-2.02328656777" calcext:value-type="float">
            <text:p>-2.0232865678</text:p>
          </table:table-cell>
          <table:table-cell office:value-type="float" office:value="-2.03920536311" calcext:value-type="float">
            <text:p>-2.0392053631</text:p>
          </table:table-cell>
          <table:table-cell office:value-type="float" office:value="-1.97715074212" calcext:value-type="float">
            <text:p>-1.9771507421</text:p>
          </table:table-cell>
          <table:table-cell office:value-type="float" office:value="-1.97719964081" calcext:value-type="float">
            <text:p>-1.9771996408</text:p>
          </table:table-cell>
          <table:table-cell office:value-type="float" office:value="-1.94757165938" calcext:value-type="float">
            <text:p>-1.9475716594</text:p>
          </table:table-cell>
          <table:table-cell office:value-type="float" office:value="-1.99992816552" calcext:value-type="float">
            <text:p>-1.9999281655</text:p>
          </table:table-cell>
          <table:table-cell office:value-type="float" office:value="-1.96969642163" calcext:value-type="float">
            <text:p>-1.9696964216</text:p>
          </table:table-cell>
          <table:table-cell office:value-type="float" office:value="-1.97708200853" calcext:value-type="float">
            <text:p>-1.9770820085</text:p>
          </table:table-cell>
          <table:table-cell office:value-type="float" office:value="-1.83527452155" calcext:value-type="float">
            <text:p>-1.8352745216</text:p>
          </table:table-cell>
          <table:table-cell office:value-type="float" office:value="0.713205136222" calcext:value-type="float">
            <text:p>0.7132051362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8.00772003433" calcext:value-type="float">
            <text:p>8.0077200343</text:p>
          </table:table-cell>
          <table:table-cell office:value-type="float" office:value="5.57062716307" calcext:value-type="float">
            <text:p>5.5706271631</text:p>
          </table:table-cell>
          <table:table-cell office:value-type="float" office:value="7.34799113134" calcext:value-type="float">
            <text:p>7.3479911313</text:p>
          </table:table-cell>
          <table:table-cell office:value-type="float" office:value="5.89088969496" calcext:value-type="float">
            <text:p>5.890889695</text:p>
          </table:table-cell>
          <table:table-cell office:value-type="float" office:value="6.89797302245" calcext:value-type="float">
            <text:p>6.8979730225</text:p>
          </table:table-cell>
          <table:table-cell office:value-type="float" office:value="6.70300176963" calcext:value-type="float">
            <text:p>6.7030017696</text:p>
          </table:table-cell>
          <table:table-cell office:value-type="float" office:value="5.14418321754" calcext:value-type="float">
            <text:p>5.1441832175</text:p>
          </table:table-cell>
          <table:table-cell office:value-type="float" office:value="6.92359466876" calcext:value-type="float">
            <text:p>6.9235946688</text:p>
          </table:table-cell>
          <table:table-cell office:value-type="float" office:value="5.42166917493" calcext:value-type="float">
            <text:p>5.4216691749</text:p>
          </table:table-cell>
          <table:table-cell office:value-type="float" office:value="6.13111626607" calcext:value-type="float">
            <text:p>6.1311162661</text:p>
          </table:table-cell>
          <table:table-cell office:value-type="float" office:value="9.59607708397" calcext:value-type="float">
            <text:p>9.596077084</text:p>
          </table:table-cell>
          <table:table-cell office:value-type="float" office:value="8.63500636349" calcext:value-type="float">
            <text:p>8.6350063635</text:p>
          </table:table-cell>
          <table:table-cell office:value-type="float" office:value="9.41327036859" calcext:value-type="float">
            <text:p>9.4132703686</text:p>
          </table:table-cell>
          <table:table-cell office:value-type="float" office:value="9.62626807226" calcext:value-type="float">
            <text:p>9.6262680723</text:p>
          </table:table-cell>
          <table:table-cell office:value-type="float" office:value="7.1812539564" calcext:value-type="float">
            <text:p>7.1812539564</text:p>
          </table:table-cell>
          <table:table-cell office:value-type="float" office:value="8.82734731547" calcext:value-type="float">
            <text:p>8.8273473155</text:p>
          </table:table-cell>
          <table:table-cell office:value-type="float" office:value="9.62825922789" calcext:value-type="float">
            <text:p>9.6282592279</text:p>
          </table:table-cell>
          <table:table-cell office:value-type="float" office:value="9.06662903402" calcext:value-type="float">
            <text:p>9.066629034</text:p>
          </table:table-cell>
          <table:table-cell office:value-type="float" office:value="9.0990129689" calcext:value-type="float">
            <text:p>9.0990129689</text:p>
          </table:table-cell>
          <table:table-cell office:value-type="float" office:value="9.56084986931" calcext:value-type="float">
            <text:p>9.5608498693</text:p>
          </table:table-cell>
          <table:table-cell office:value-type="float" office:value="8.76315993458" calcext:value-type="float">
            <text:p>8.7631599346</text:p>
          </table:table-cell>
          <table:table-cell office:value-type="float" office:value="8.13440810473" calcext:value-type="float">
            <text:p>8.1344081047</text:p>
          </table:table-cell>
          <table:table-cell office:value-type="float" office:value="17.8757859171" calcext:value-type="float">
            <text:p>17.8757859171</text:p>
          </table:table-cell>
          <table:table-cell office:value-type="float" office:value="7.83165086209" calcext:value-type="float">
            <text:p>7.8316508621</text:p>
          </table:table-cell>
          <table:table-cell office:value-type="float" office:value="13.183789656" calcext:value-type="float">
            <text:p>13.183789656</text:p>
          </table:table-cell>
          <table:table-cell office:value-type="float" office:value="8.7815478954" calcext:value-type="float">
            <text:p>8.7815478954</text:p>
          </table:table-cell>
          <table:table-cell office:value-type="float" office:value="18.3517881502" calcext:value-type="float">
            <text:p>18.3517881502</text:p>
          </table:table-cell>
          <table:table-cell office:value-type="float" office:value="8.9163899499" calcext:value-type="float">
            <text:p>8.9163899499</text:p>
          </table:table-cell>
          <table:table-cell office:value-type="float" office:value="18.2224337644" calcext:value-type="float">
            <text:p>18.2224337644</text:p>
          </table:table-cell>
          <table:table-cell office:value-type="float" office:value="8.97836293005" calcext:value-type="float">
            <text:p>8.9783629301</text:p>
          </table:table-cell>
          <table:table-cell office:value-type="float" office:value="9.63527691427" calcext:value-type="float">
            <text:p>9.6352769143</text:p>
          </table:table-cell>
          <table:table-cell office:value-type="float" office:value="8.97877671145" calcext:value-type="float">
            <text:p>8.9787767115</text:p>
          </table:table-cell>
          <table:table-cell office:value-type="float" office:value="9.19802902421" calcext:value-type="float">
            <text:p>9.1980290242</text:p>
          </table:table-cell>
          <table:table-cell office:value-type="float" office:value="8.87640059687" calcext:value-type="float">
            <text:p>8.8764005969</text:p>
          </table:table-cell>
          <table:table-cell office:value-type="float" office:value="18.0954780442" calcext:value-type="float">
            <text:p>18.0954780442</text:p>
          </table:table-cell>
          <table:table-cell office:value-type="float" office:value="9.16021144991" calcext:value-type="float">
            <text:p>9.1602114499</text:p>
          </table:table-cell>
          <table:table-cell office:value-type="float" office:value="9.51869075139" calcext:value-type="float">
            <text:p>9.5186907514</text:p>
          </table:table-cell>
          <table:table-cell office:value-type="float" office:value="8.56452057125" calcext:value-type="float">
            <text:p>8.5645205713</text:p>
          </table:table-cell>
          <table:table-cell office:value-type="float" office:value="9.12280558237" calcext:value-type="float">
            <text:p>9.1228055824</text:p>
          </table:table-cell>
          <table:table-cell office:value-type="float" office:value="7.97202779519" calcext:value-type="float">
            <text:p>7.9720277952</text:p>
          </table:table-cell>
          <table:table-cell office:value-type="float" office:value="8.83810772474" calcext:value-type="float">
            <text:p>8.8381077247</text:p>
          </table:table-cell>
          <table:table-cell office:value-type="float" office:value="8.73146110046" calcext:value-type="float">
            <text:p>8.7314611005</text:p>
          </table:table-cell>
          <table:table-cell office:value-type="float" office:value="8.58982061677" calcext:value-type="float">
            <text:p>8.5898206168</text:p>
          </table:table-cell>
          <table:table-cell office:value-type="float" office:value="9.18539961753" calcext:value-type="float">
            <text:p>9.1853996175</text:p>
          </table:table-cell>
          <table:table-cell office:value-type="float" office:value="9.27679691065" calcext:value-type="float">
            <text:p>9.2767969107</text:p>
          </table:table-cell>
          <table:table-cell office:value-type="float" office:value="3.13648877573" calcext:value-type="float">
            <text:p>3.1364887757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2.15366603685" calcext:value-type="float">
            <text:p>2.1536660369</text:p>
          </table:table-cell>
          <table:table-cell office:value-type="float" office:value="2.41723610595" calcext:value-type="float">
            <text:p>2.417236106</text:p>
          </table:table-cell>
          <table:table-cell office:value-type="float" office:value="2.34989013722" calcext:value-type="float">
            <text:p>2.3498901372</text:p>
          </table:table-cell>
          <table:table-cell office:value-type="float" office:value="2.47588466552" calcext:value-type="float">
            <text:p>2.4758846655</text:p>
          </table:table-cell>
          <table:table-cell office:value-type="float" office:value="2.91306137931" calcext:value-type="float">
            <text:p>2.9130613793</text:p>
          </table:table-cell>
          <table:table-cell office:value-type="float" office:value="3.67881538906" calcext:value-type="float">
            <text:p>3.6788153891</text:p>
          </table:table-cell>
          <table:table-cell office:value-type="float" office:value="3.48288288933" calcext:value-type="float">
            <text:p>3.4828828893</text:p>
          </table:table-cell>
          <table:table-cell office:value-type="float" office:value="3.17851065604" calcext:value-type="float">
            <text:p>3.178510656</text:p>
          </table:table-cell>
          <table:table-cell office:value-type="float" office:value="3.33379921997" calcext:value-type="float">
            <text:p>3.33379922</text:p>
          </table:table-cell>
          <table:table-cell office:value-type="float" office:value="3.06346728439" calcext:value-type="float">
            <text:p>3.0634672844</text:p>
          </table:table-cell>
          <table:table-cell office:value-type="float" office:value="3.45872025189" calcext:value-type="float">
            <text:p>3.4587202519</text:p>
          </table:table-cell>
          <table:table-cell office:value-type="float" office:value="2.75728845503" calcext:value-type="float">
            <text:p>2.757288455</text:p>
          </table:table-cell>
          <table:table-cell office:value-type="float" office:value="3.52733823573" calcext:value-type="float">
            <text:p>3.5273382357</text:p>
          </table:table-cell>
          <table:table-cell office:value-type="float" office:value="2.69931702889" calcext:value-type="float">
            <text:p>2.6993170289</text:p>
          </table:table-cell>
          <table:table-cell office:value-type="float" office:value="4.20164475168" calcext:value-type="float">
            <text:p>4.2016447517</text:p>
          </table:table-cell>
          <table:table-cell office:value-type="float" office:value="3.69563047518" calcext:value-type="float">
            <text:p>3.6956304752</text:p>
          </table:table-cell>
          <table:table-cell office:value-type="float" office:value="2.8382323669" calcext:value-type="float">
            <text:p>2.8382323669</text:p>
          </table:table-cell>
          <table:table-cell office:value-type="float" office:value="2.46996436632" calcext:value-type="float">
            <text:p>2.4699643663</text:p>
          </table:table-cell>
          <table:table-cell office:value-type="float" office:value="2.82507375221" calcext:value-type="float">
            <text:p>2.8250737522</text:p>
          </table:table-cell>
          <table:table-cell office:value-type="float" office:value="4.00247318354" calcext:value-type="float">
            <text:p>4.0024731835</text:p>
          </table:table-cell>
          <table:table-cell office:value-type="float" office:value="3.69629573867" calcext:value-type="float">
            <text:p>3.6962957387</text:p>
          </table:table-cell>
          <table:table-cell office:value-type="float" office:value="3.51076623515" calcext:value-type="float">
            <text:p>3.5107662352</text:p>
          </table:table-cell>
          <table:table-cell office:value-type="float" office:value="254.605278386" calcext:value-type="float">
            <text:p>254.605278386</text:p>
          </table:table-cell>
          <table:table-cell office:value-type="float" office:value="3.2162823027" calcext:value-type="float">
            <text:p>3.2162823027</text:p>
          </table:table-cell>
          <table:table-cell office:value-type="float" office:value="63.7216153135" calcext:value-type="float">
            <text:p>63.7216153135</text:p>
          </table:table-cell>
          <table:table-cell office:value-type="float" office:value="3.34826563879" calcext:value-type="float">
            <text:p>3.3482656388</text:p>
          </table:table-cell>
          <table:table-cell office:value-type="float" office:value="254.539454625" calcext:value-type="float">
            <text:p>254.539454625</text:p>
          </table:table-cell>
          <table:table-cell office:value-type="float" office:value="3.7053917619" calcext:value-type="float">
            <text:p>3.7053917619</text:p>
          </table:table-cell>
          <table:table-cell office:value-type="float" office:value="254.615559296" calcext:value-type="float">
            <text:p>254.615559296</text:p>
          </table:table-cell>
          <table:table-cell office:value-type="float" office:value="2.94630361217" calcext:value-type="float">
            <text:p>2.9463036122</text:p>
          </table:table-cell>
          <table:table-cell office:value-type="float" office:value="3.01654947858" calcext:value-type="float">
            <text:p>3.0165494786</text:p>
          </table:table-cell>
          <table:table-cell office:value-type="float" office:value="3.14126300354" calcext:value-type="float">
            <text:p>3.1412630035</text:p>
          </table:table-cell>
          <table:table-cell office:value-type="float" office:value="2.94891265237" calcext:value-type="float">
            <text:p>2.9489126524</text:p>
          </table:table-cell>
          <table:table-cell office:value-type="float" office:value="2.65075211611" calcext:value-type="float">
            <text:p>2.6507521161</text:p>
          </table:table-cell>
          <table:table-cell office:value-type="float" office:value="254.578102875" calcext:value-type="float">
            <text:p>254.578102875</text:p>
          </table:table-cell>
          <table:table-cell office:value-type="float" office:value="2.79680873586" calcext:value-type="float">
            <text:p>2.7968087359</text:p>
          </table:table-cell>
          <table:table-cell office:value-type="float" office:value="3.77500208084" calcext:value-type="float">
            <text:p>3.7750020808</text:p>
          </table:table-cell>
          <table:table-cell office:value-type="float" office:value="3.82470901399" calcext:value-type="float">
            <text:p>3.824709014</text:p>
          </table:table-cell>
          <table:table-cell office:value-type="float" office:value="3.43372858722" calcext:value-type="float">
            <text:p>3.4337285872</text:p>
          </table:table-cell>
          <table:table-cell office:value-type="float" office:value="3.41080806142" calcext:value-type="float">
            <text:p>3.4108080614</text:p>
          </table:table-cell>
          <table:table-cell office:value-type="float" office:value="3.26532871501" calcext:value-type="float">
            <text:p>3.265328715</text:p>
          </table:table-cell>
          <table:table-cell office:value-type="float" office:value="3.53888056208" calcext:value-type="float">
            <text:p>3.5388805621</text:p>
          </table:table-cell>
          <table:table-cell office:value-type="float" office:value="3.36816212829" calcext:value-type="float">
            <text:p>3.3681621283</text:p>
          </table:table-cell>
          <table:table-cell office:value-type="float" office:value="3.39471528158" calcext:value-type="float">
            <text:p>3.3947152816</text:p>
          </table:table-cell>
          <table:table-cell office:value-type="float" office:value="27.4220871098" calcext:value-type="float">
            <text:p>27.4220871098</text:p>
          </table:table-cell>
          <table:table-cell office:value-type="float" office:value="72.3993773632" calcext:value-type="float">
            <text:p>72.3993773632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88809003349" calcext:value-type="float">
            <text:p>4.8880900335</text:p>
          </table:table-cell>
          <table:table-cell office:value-type="float" office:value="2.44543807879" calcext:value-type="float">
            <text:p>2.4454380788</text:p>
          </table:table-cell>
          <table:table-cell office:value-type="float" office:value="4.22487226159" calcext:value-type="float">
            <text:p>4.2248722616</text:p>
          </table:table-cell>
          <table:table-cell office:value-type="float" office:value="2.76587177097" calcext:value-type="float">
            <text:p>2.765871771</text:p>
          </table:table-cell>
          <table:table-cell office:value-type="float" office:value="3.7729861731" calcext:value-type="float">
            <text:p>3.7729861731</text:p>
          </table:table-cell>
          <table:table-cell office:value-type="float" office:value="3.57741659336" calcext:value-type="float">
            <text:p>3.5774165934</text:p>
          </table:table-cell>
          <table:table-cell office:value-type="float" office:value="2.01820348982" calcext:value-type="float">
            <text:p>2.0182034898</text:p>
          </table:table-cell>
          <table:table-cell office:value-type="float" office:value="3.79803279681" calcext:value-type="float">
            <text:p>3.7980327968</text:p>
          </table:table-cell>
          <table:table-cell office:value-type="float" office:value="2.36512820251" calcext:value-type="float">
            <text:p>2.3651282025</text:p>
          </table:table-cell>
          <table:table-cell office:value-type="float" office:value="3.00564504836" calcext:value-type="float">
            <text:p>3.0056450484</text:p>
          </table:table-cell>
          <table:table-cell office:value-type="float" office:value="6.47000345916" calcext:value-type="float">
            <text:p>6.4700034592</text:p>
          </table:table-cell>
          <table:table-cell office:value-type="float" office:value="5.57864581404" calcext:value-type="float">
            <text:p>5.578645814</text:p>
          </table:table-cell>
          <table:table-cell office:value-type="float" office:value="6.28719201581" calcext:value-type="float">
            <text:p>6.2871920158</text:p>
          </table:table-cell>
          <table:table-cell office:value-type="float" office:value="6.5004234997" calcext:value-type="float">
            <text:p>6.5004234997</text:p>
          </table:table-cell>
          <table:table-cell office:value-type="float" office:value="4.05496375739" calcext:value-type="float">
            <text:p>4.0549637574</text:p>
          </table:table-cell>
          <table:table-cell office:value-type="float" office:value="5.7012334594" calcext:value-type="float">
            <text:p>5.7012334594</text:p>
          </table:table-cell>
          <table:table-cell office:value-type="float" office:value="6.50233634995" calcext:value-type="float">
            <text:p>6.50233635</text:p>
          </table:table-cell>
          <table:table-cell office:value-type="float" office:value="5.94072527419" calcext:value-type="float">
            <text:p>5.9407252742</text:p>
          </table:table-cell>
          <table:table-cell office:value-type="float" office:value="5.97299479302" calcext:value-type="float">
            <text:p>5.972994793</text:p>
          </table:table-cell>
          <table:table-cell office:value-type="float" office:value="6.43470437151" calcext:value-type="float">
            <text:p>6.4347043715</text:p>
          </table:table-cell>
          <table:table-cell office:value-type="float" office:value="5.63701761402" calcext:value-type="float">
            <text:p>5.637017614</text:p>
          </table:table-cell>
          <table:table-cell office:value-type="float" office:value="5.00824931793" calcext:value-type="float">
            <text:p>5.0082493179</text:p>
          </table:table-cell>
          <table:table-cell office:value-type="float" office:value="14.8221692575" calcext:value-type="float">
            <text:p>14.8221692575</text:p>
          </table:table-cell>
          <table:table-cell office:value-type="float" office:value="4.70545037475" calcext:value-type="float">
            <text:p>4.7054503748</text:p>
          </table:table-cell>
          <table:table-cell office:value-type="float" office:value="10.1271005951" calcext:value-type="float">
            <text:p>10.1271005951</text:p>
          </table:table-cell>
          <table:table-cell office:value-type="float" office:value="5.65532563093" calcext:value-type="float">
            <text:p>5.6553256309</text:p>
          </table:table-cell>
          <table:table-cell office:value-type="float" office:value="15.2989772049" calcext:value-type="float">
            <text:p>15.2989772049</text:p>
          </table:table-cell>
          <table:table-cell office:value-type="float" office:value="5.79017844362" calcext:value-type="float">
            <text:p>5.7901784436</text:p>
          </table:table-cell>
          <table:table-cell office:value-type="float" office:value="15.1686906927" calcext:value-type="float">
            <text:p>15.1686906927</text:p>
          </table:table-cell>
          <table:table-cell office:value-type="float" office:value="5.852272933" calcext:value-type="float">
            <text:p>5.852272933</text:p>
          </table:table-cell>
          <table:table-cell office:value-type="float" office:value="6.50925885038" calcext:value-type="float">
            <text:p>6.5092588504</text:p>
          </table:table-cell>
          <table:table-cell office:value-type="float" office:value="5.85273357945" calcext:value-type="float">
            <text:p>5.8527335795</text:p>
          </table:table-cell>
          <table:table-cell office:value-type="float" office:value="6.07203276396" calcext:value-type="float">
            <text:p>6.072032764</text:p>
          </table:table-cell>
          <table:table-cell office:value-type="float" office:value="5.75034156993" calcext:value-type="float">
            <text:p>5.7503415699</text:p>
          </table:table-cell>
          <table:table-cell office:value-type="float" office:value="15.0422022377" calcext:value-type="float">
            <text:p>15.0422022377</text:p>
          </table:table-cell>
          <table:table-cell office:value-type="float" office:value="6.10400276236" calcext:value-type="float">
            <text:p>6.1040027624</text:p>
          </table:table-cell>
          <table:table-cell office:value-type="float" office:value="6.39262220079" calcext:value-type="float">
            <text:p>6.3926222008</text:p>
          </table:table-cell>
          <table:table-cell office:value-type="float" office:value="5.43830376948" calcext:value-type="float">
            <text:p>5.4383037695</text:p>
          </table:table-cell>
          <table:table-cell office:value-type="float" office:value="5.99668227059" calcext:value-type="float">
            <text:p>5.9966822706</text:p>
          </table:table-cell>
          <table:table-cell office:value-type="float" office:value="4.84577031761" calcext:value-type="float">
            <text:p>4.8457703176</text:p>
          </table:table-cell>
          <table:table-cell office:value-type="float" office:value="5.711965915" calcext:value-type="float">
            <text:p>5.711965915</text:p>
          </table:table-cell>
          <table:table-cell office:value-type="float" office:value="5.6052874972" calcext:value-type="float">
            <text:p>5.6052874972</text:p>
          </table:table-cell>
          <table:table-cell office:value-type="float" office:value="5.46361448453" calcext:value-type="float">
            <text:p>5.4636144845</text:p>
          </table:table-cell>
          <table:table-cell office:value-type="float" office:value="6.05928288953" calcext:value-type="float">
            <text:p>6.0592828895</text:p>
          </table:table-cell>
          <table:table-cell office:value-type="float" office:value="6.16396455491" calcext:value-type="float">
            <text:p>6.1639645549</text:p>
          </table:table-cell>
          <table:table-cell office:value-type="float" office:value="3.15467425174" calcext:value-type="float">
            <text:p>3.1546742517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6.27617898947" calcext:value-type="float">
            <text:p>6.2761789895</text:p>
          </table:table-cell>
          <table:table-cell office:value-type="float" office:value="5.61178505833" calcext:value-type="float">
            <text:p>5.6117850583</text:p>
          </table:table-cell>
          <table:table-cell office:value-type="float" office:value="5.76496896606" calcext:value-type="float">
            <text:p>5.7649689661</text:p>
          </table:table-cell>
          <table:table-cell office:value-type="float" office:value="5.47825342394" calcext:value-type="float">
            <text:p>5.4782534239</text:p>
          </table:table-cell>
          <table:table-cell office:value-type="float" office:value="4.65601377205" calcext:value-type="float">
            <text:p>4.6560137721</text:p>
          </table:table-cell>
          <table:table-cell office:value-type="float" office:value="3.68826558317" calcext:value-type="float">
            <text:p>3.6882655832</text:p>
          </table:table-cell>
          <table:table-cell office:value-type="float" office:value="3.89673566436" calcext:value-type="float">
            <text:p>3.8967356644</text:p>
          </table:table-cell>
          <table:table-cell office:value-type="float" office:value="4.26874323324" calcext:value-type="float">
            <text:p>4.2687432332</text:p>
          </table:table-cell>
          <table:table-cell office:value-type="float" office:value="3.89214047617" calcext:value-type="float">
            <text:p>3.8921404762</text:p>
          </table:table-cell>
          <table:table-cell office:value-type="float" office:value="4.42879180223" calcext:value-type="float">
            <text:p>4.4287918022</text:p>
          </table:table-cell>
          <table:table-cell office:value-type="float" office:value="3.92419401623" calcext:value-type="float">
            <text:p>3.9241940162</text:p>
          </table:table-cell>
          <table:table-cell office:value-type="float" office:value="4.70537750351" calcext:value-type="float">
            <text:p>4.7053775035</text:p>
          </table:table-cell>
          <table:table-cell office:value-type="float" office:value="3.84786756041" calcext:value-type="float">
            <text:p>3.8478675604</text:p>
          </table:table-cell>
          <table:table-cell office:value-type="float" office:value="5.02745704194" calcext:value-type="float">
            <text:p>5.0274570419</text:p>
          </table:table-cell>
          <table:table-cell office:value-type="float" office:value="3.230775283" calcext:value-type="float">
            <text:p>3.230775283</text:p>
          </table:table-cell>
          <table:table-cell office:value-type="float" office:value="3.67272614493" calcext:value-type="float">
            <text:p>3.6727261449</text:p>
          </table:table-cell>
          <table:table-cell office:value-type="float" office:value="4.78163116241" calcext:value-type="float">
            <text:p>4.7816311624</text:p>
          </table:table-cell>
          <table:table-cell office:value-type="float" office:value="5.49449802288" calcext:value-type="float">
            <text:p>5.4944980229</text:p>
          </table:table-cell>
          <table:table-cell office:value-type="float" office:value="4.8041959319" calcext:value-type="float">
            <text:p>4.8041959319</text:p>
          </table:table-cell>
          <table:table-cell office:value-type="float" office:value="3.39123157429" calcext:value-type="float">
            <text:p>3.3912315743</text:p>
          </table:table-cell>
          <table:table-cell office:value-type="float" office:value="3.67213199502" calcext:value-type="float">
            <text:p>3.672131995</text:p>
          </table:table-cell>
          <table:table-cell office:value-type="float" office:value="3.86622974147" calcext:value-type="float">
            <text:p>3.8662297415</text:p>
          </table:table-cell>
          <table:table-cell office:value-type="float" office:value="0.0508661811" calcext:value-type="float">
            <text:p>0.0508661811</text:p>
          </table:table-cell>
          <table:table-cell office:value-type="float" office:value="4.22033567851" calcext:value-type="float">
            <text:p>4.2203356785</text:p>
          </table:table-cell>
          <table:table-cell office:value-type="float" office:value="0.2036494552" calcext:value-type="float">
            <text:p>0.2036494552</text:p>
          </table:table-cell>
          <table:table-cell office:value-type="float" office:value="4.0540332009" calcext:value-type="float">
            <text:p>4.0540332009</text:p>
          </table:table-cell>
          <table:table-cell office:value-type="float" office:value="0.050852489" calcext:value-type="float">
            <text:p>0.050852489</text:p>
          </table:table-cell>
          <table:table-cell office:value-type="float" office:value="3.6632797593" calcext:value-type="float">
            <text:p>3.6632797593</text:p>
          </table:table-cell>
          <table:table-cell office:value-type="float" office:value="0.0508683386" calcext:value-type="float">
            <text:p>0.0508683386</text:p>
          </table:table-cell>
          <table:table-cell office:value-type="float" office:value="4.60673212005" calcext:value-type="float">
            <text:p>4.6067321201</text:p>
          </table:table-cell>
          <table:table-cell office:value-type="float" office:value="4.49924887743" calcext:value-type="float">
            <text:p>4.4992488774</text:p>
          </table:table-cell>
          <table:table-cell office:value-type="float" office:value="4.32069028185" calcext:value-type="float">
            <text:p>4.3206902819</text:p>
          </table:table-cell>
          <table:table-cell office:value-type="float" office:value="4.60238030979" calcext:value-type="float">
            <text:p>4.6023803098</text:p>
          </table:table-cell>
          <table:table-cell office:value-type="float" office:value="5.12026849773" calcext:value-type="float">
            <text:p>5.1202684977</text:p>
          </table:table-cell>
          <table:table-cell office:value-type="float" office:value="0.0508602547" calcext:value-type="float">
            <text:p>0.0508602547</text:p>
          </table:table-cell>
          <table:table-cell office:value-type="float" office:value="4.63842723379" calcext:value-type="float">
            <text:p>4.6384272338</text:p>
          </table:table-cell>
          <table:table-cell office:value-type="float" office:value="3.59540073451" calcext:value-type="float">
            <text:p>3.5954007345</text:p>
          </table:table-cell>
          <table:table-cell office:value-type="float" office:value="3.54901054635" calcext:value-type="float">
            <text:p>3.5490105464</text:p>
          </table:table-cell>
          <table:table-cell office:value-type="float" office:value="3.95288108353" calcext:value-type="float">
            <text:p>3.9528810835</text:p>
          </table:table-cell>
          <table:table-cell office:value-type="float" office:value="3.97978590741" calcext:value-type="float">
            <text:p>3.9797859074</text:p>
          </table:table-cell>
          <table:table-cell office:value-type="float" office:value="4.15678867086" calcext:value-type="float">
            <text:p>4.1567886709</text:p>
          </table:table-cell>
          <table:table-cell office:value-type="float" office:value="3.83555117464" calcext:value-type="float">
            <text:p>3.8355511746</text:p>
          </table:table-cell>
          <table:table-cell office:value-type="float" office:value="4.03004352433" calcext:value-type="float">
            <text:p>4.0300435243</text:p>
          </table:table-cell>
          <table:table-cell office:value-type="float" office:value="3.99829219277" calcext:value-type="float">
            <text:p>3.9982921928</text:p>
          </table:table-cell>
          <table:table-cell office:value-type="float" office:value="3.85478271499" calcext:value-type="float">
            <text:p>3.854782715</text:p>
          </table:table-cell>
          <table:table-cell office:value-type="float" office:value="1.50267315897" calcext:value-type="float">
            <text:p>1.502673159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1.1081944826" calcext:value-type="float">
            <text:p>1.1081944826</text:p>
          </table:table-cell>
          <table:table-cell office:value-type="float" office:value="0.867078121133" calcext:value-type="float">
            <text:p>0.8670781211</text:p>
          </table:table-cell>
          <table:table-cell office:value-type="float" office:value="1.01698665987" calcext:value-type="float">
            <text:p>1.0169866599</text:p>
          </table:table-cell>
          <table:table-cell office:value-type="float" office:value="0.881572536412" calcext:value-type="float">
            <text:p>0.8815725364</text:p>
          </table:table-cell>
          <table:table-cell office:value-type="float" office:value="0.895908306348" calcext:value-type="float">
            <text:p>0.8959083063</text:p>
          </table:table-cell>
          <table:table-cell office:value-type="float" office:value="0.805700601722" calcext:value-type="float">
            <text:p>0.8057006017</text:p>
          </table:table-cell>
          <table:table-cell office:value-type="float" office:value="0.70097132025" calcext:value-type="float">
            <text:p>0.7009713203</text:p>
          </table:table-cell>
          <table:table-cell office:value-type="float" office:value="0.86781472649" calcext:value-type="float">
            <text:p>0.8678147265</text:p>
          </table:table-cell>
          <table:table-cell office:value-type="float" office:value="0.727270979925" calcext:value-type="float">
            <text:p>0.7272709799</text:p>
          </table:table-cell>
          <table:table-cell office:value-type="float" office:value="0.818785907033" calcext:value-type="float">
            <text:p>0.818785907</text:p>
          </table:table-cell>
          <table:table-cell office:value-type="float" office:value="1.04825975805" calcext:value-type="float">
            <text:p>1.0482597581</text:p>
          </table:table-cell>
          <table:table-cell office:value-type="float" office:value="1.04170617826" calcext:value-type="float">
            <text:p>1.0417061783</text:p>
          </table:table-cell>
          <table:table-cell office:value-type="float" office:value="1.02816803188" calcext:value-type="float">
            <text:p>1.0281680319</text:p>
          </table:table-cell>
          <table:table-cell office:value-type="float" office:value="1.13616579223" calcext:value-type="float">
            <text:p>1.1361657922</text:p>
          </table:table-cell>
          <table:table-cell office:value-type="float" office:value="0.80725230044" calcext:value-type="float">
            <text:p>0.8072523004</text:p>
          </table:table-cell>
          <table:table-cell office:value-type="float" office:value="0.969157354116" calcext:value-type="float">
            <text:p>0.9691573541</text:p>
          </table:table-cell>
          <table:table-cell office:value-type="float" office:value="1.11725131528" calcext:value-type="float">
            <text:p>1.1172513153</text:p>
          </table:table-cell>
          <table:table-cell office:value-type="float" office:value="1.12897944857" calcext:value-type="float">
            <text:p>1.1289794486</text:p>
          </table:table-cell>
          <table:table-cell office:value-type="float" office:value="1.07795596606" calcext:value-type="float">
            <text:p>1.0779559661</text:p>
          </table:table-cell>
          <table:table-cell office:value-type="float" office:value="1.00419925336" calcext:value-type="float">
            <text:p>1.0041992534</text:p>
          </table:table-cell>
          <table:table-cell office:value-type="float" office:value="0.964131902327" calcext:value-type="float">
            <text:p>0.9641319023</text:p>
          </table:table-cell>
          <table:table-cell office:value-type="float" office:value="0.930430778188" calcext:value-type="float">
            <text:p>0.9304307782</text:p>
          </table:table-cell>
          <table:table-cell office:value-type="float" office:value="1.40022545776" calcext:value-type="float">
            <text:p>1.4002254578</text:p>
          </table:table-cell>
          <table:table-cell office:value-type="float" office:value="0.934407955979" calcext:value-type="float">
            <text:p>0.934407956</text:p>
          </table:table-cell>
          <table:table-cell office:value-type="float" office:value="1.04534544753" calcext:value-type="float">
            <text:p>1.0453454475</text:p>
          </table:table-cell>
          <table:table-cell office:value-type="float" office:value="0.995158963431" calcext:value-type="float">
            <text:p>0.9951589634</text:p>
          </table:table-cell>
          <table:table-cell office:value-type="float" office:value="1.4375226979" calcext:value-type="float">
            <text:p>1.4375226979</text:p>
          </table:table-cell>
          <table:table-cell office:value-type="float" office:value="0.975318898518" calcext:value-type="float">
            <text:p>0.9753188985</text:p>
          </table:table-cell>
          <table:table-cell office:value-type="float" office:value="1.42728334755" calcext:value-type="float">
            <text:p>1.4272833476</text:p>
          </table:table-cell>
          <table:table-cell office:value-type="float" office:value="1.05328395738" calcext:value-type="float">
            <text:p>1.0532839574</text:p>
          </table:table-cell>
          <table:table-cell office:value-type="float" office:value="1.09589064564" calcext:value-type="float">
            <text:p>1.0958906456</text:p>
          </table:table-cell>
          <table:table-cell office:value-type="float" office:value="1.0311434842" calcext:value-type="float">
            <text:p>1.0311434842</text:p>
          </table:table-cell>
          <table:table-cell office:value-type="float" office:value="1.06998801237" calcext:value-type="float">
            <text:p>1.0699880124</text:p>
          </table:table-cell>
          <table:table-cell office:value-type="float" office:value="1.08519767943" calcext:value-type="float">
            <text:p>1.0851976794</text:p>
          </table:table-cell>
          <table:table-cell office:value-type="float" office:value="1.41743424582" calcext:value-type="float">
            <text:p>1.4174342458</text:p>
          </table:table-cell>
          <table:table-cell office:value-type="float" office:value="1.07750650509" calcext:value-type="float">
            <text:p>1.0775065051</text:p>
          </table:table-cell>
          <table:table-cell office:value-type="float" office:value="1.01676818364" calcext:value-type="float">
            <text:p>1.0167681836</text:p>
          </table:table-cell>
          <table:table-cell office:value-type="float" office:value="0.939178031947" calcext:value-type="float">
            <text:p>0.9391780319</text:p>
          </table:table-cell>
          <table:table-cell office:value-type="float" office:value="1.01378489496" calcext:value-type="float">
            <text:p>1.013784895</text:p>
          </table:table-cell>
          <table:table-cell office:value-type="float" office:value="0.926636019925" calcext:value-type="float">
            <text:p>0.9266360199</text:p>
          </table:table-cell>
          <table:table-cell office:value-type="float" office:value="1.0075191565" calcext:value-type="float">
            <text:p>1.0075191565</text:p>
          </table:table-cell>
          <table:table-cell office:value-type="float" office:value="0.974341320435" calcext:value-type="float">
            <text:p>0.9743413204</text:p>
          </table:table-cell>
          <table:table-cell office:value-type="float" office:value="0.978435764251" calcext:value-type="float">
            <text:p>0.9784357643</text:p>
          </table:table-cell>
          <table:table-cell office:value-type="float" office:value="1.02215944305" calcext:value-type="float">
            <text:p>1.0221594431</text:p>
          </table:table-cell>
          <table:table-cell office:value-type="float" office:value="1.01973799622" calcext:value-type="float">
            <text:p>1.0197379962</text:p>
          </table:table-cell>
          <table:table-cell office:value-type="float" office:value="0.161749446608" calcext:value-type="float">
            <text:p>0.1617494466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59500051302" calcext:value-type="float">
            <text:p>2.595000513</text:p>
          </table:table-cell>
          <table:table-cell office:value-type="float" office:value="2.61887633697" calcext:value-type="float">
            <text:p>2.618876337</text:p>
          </table:table-cell>
          <table:table-cell office:value-type="float" office:value="2.54526018208" calcext:value-type="float">
            <text:p>2.5452601821</text:p>
          </table:table-cell>
          <table:table-cell office:value-type="float" office:value="2.81275503769" calcext:value-type="float">
            <text:p>2.8127550377</text:p>
          </table:table-cell>
          <table:table-cell office:value-type="float" office:value="1.99828459483" calcext:value-type="float">
            <text:p>1.9982845948</text:p>
          </table:table-cell>
          <table:table-cell office:value-type="float" office:value="2.39915896271" calcext:value-type="float">
            <text:p>2.3991589627</text:p>
          </table:table-cell>
          <table:table-cell office:value-type="float" office:value="2.76588213202" calcext:value-type="float">
            <text:p>2.765882132</text:p>
          </table:table-cell>
          <table:table-cell office:value-type="float" office:value="2.79492809293" calcext:value-type="float">
            <text:p>2.7949280929</text:p>
          </table:table-cell>
          <table:table-cell office:value-type="float" office:value="2.66854665301" calcext:value-type="float">
            <text:p>2.668546653</text:p>
          </table:table-cell>
          <table:table-cell office:value-type="float" office:value="2.48588841167" calcext:value-type="float">
            <text:p>2.4858884117</text:p>
          </table:table-cell>
          <table:table-cell office:value-type="float" office:value="2.38670360869" calcext:value-type="float">
            <text:p>2.3867036087</text:p>
          </table:table-cell>
          <table:table-cell office:value-type="float" office:value="2.30326838743" calcext:value-type="float">
            <text:p>2.3032683874</text:p>
          </table:table-cell>
          <table:table-cell office:value-type="float" office:value="3.52237771078" calcext:value-type="float">
            <text:p>3.5223777108</text:p>
          </table:table-cell>
          <table:table-cell office:value-type="float" office:value="2.31309282742" calcext:value-type="float">
            <text:p>2.3130928274</text:p>
          </table:table-cell>
          <table:table-cell office:value-type="float" office:value="2.62783139099" calcext:value-type="float">
            <text:p>2.627831391</text:p>
          </table:table-cell>
          <table:table-cell office:value-type="float" office:value="2.46346804746" calcext:value-type="float">
            <text:p>2.4634680475</text:p>
          </table:table-cell>
          <table:table-cell office:value-type="float" office:value="3.61685822717" calcext:value-type="float">
            <text:p>3.6168582272</text:p>
          </table:table-cell>
          <table:table-cell office:value-type="float" office:value="2.41436058001" calcext:value-type="float">
            <text:p>2.41436058</text:p>
          </table:table-cell>
          <table:table-cell office:value-type="float" office:value="3.59034175582" calcext:value-type="float">
            <text:p>3.5903417558</text:p>
          </table:table-cell>
          <table:table-cell office:value-type="float" office:value="2.60742878092" calcext:value-type="float">
            <text:p>2.6074287809</text:p>
          </table:table-cell>
          <table:table-cell office:value-type="float" office:value="2.71294512754" calcext:value-type="float">
            <text:p>2.7129451275</text:p>
          </table:table-cell>
          <table:table-cell office:value-type="float" office:value="2.5526455839" calcext:value-type="float">
            <text:p>2.5526455839</text:p>
          </table:table-cell>
          <table:table-cell office:value-type="float" office:value="2.64883413511" calcext:value-type="float">
            <text:p>2.6488341351</text:p>
          </table:table-cell>
          <table:table-cell office:value-type="float" office:value="2.68645005881" calcext:value-type="float">
            <text:p>2.6864500588</text:p>
          </table:table-cell>
          <table:table-cell office:value-type="float" office:value="3.56594152296" calcext:value-type="float">
            <text:p>3.565941523</text:p>
          </table:table-cell>
          <table:table-cell office:value-type="float" office:value="2.70897181988" calcext:value-type="float">
            <text:p>2.7089718199</text:p>
          </table:table-cell>
          <table:table-cell office:value-type="float" office:value="2.51704489655" calcext:value-type="float">
            <text:p>2.5170448966</text:p>
          </table:table-cell>
          <table:table-cell office:value-type="float" office:value="2.32489271583" calcext:value-type="float">
            <text:p>2.3248927158</text:p>
          </table:table-cell>
          <table:table-cell office:value-type="float" office:value="2.50962972893" calcext:value-type="float">
            <text:p>2.5096297289</text:p>
          </table:table-cell>
          <table:table-cell office:value-type="float" office:value="2.29382521209" calcext:value-type="float">
            <text:p>2.2938252121</text:p>
          </table:table-cell>
          <table:table-cell office:value-type="float" office:value="2.49410881268" calcext:value-type="float">
            <text:p>2.4941088127</text:p>
          </table:table-cell>
          <table:table-cell office:value-type="float" office:value="2.4119605377" calcext:value-type="float">
            <text:p>2.4119605377</text:p>
          </table:table-cell>
          <table:table-cell office:value-type="float" office:value="2.42207908383" calcext:value-type="float">
            <text:p>2.4220790838</text:p>
          </table:table-cell>
          <table:table-cell office:value-type="float" office:value="2.5303645943" calcext:value-type="float">
            <text:p>2.5303645943</text:p>
          </table:table-cell>
          <table:table-cell office:value-type="float" office:value="2.53315174203" calcext:value-type="float">
            <text:p>2.533151742</text:p>
          </table:table-cell>
          <table:table-cell office:value-type="float" office:value="0.412997016896" calcext:value-type="float">
            <text:p>0.4129970169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19938333474" calcext:value-type="float">
            <text:p>5.1993833347</text:p>
          </table:table-cell>
          <table:table-cell office:value-type="float" office:value="5.2086484738" calcext:value-type="float">
            <text:p>5.2086484738</text:p>
          </table:table-cell>
          <table:table-cell office:value-type="float" office:value="5.20519811625" calcext:value-type="float">
            <text:p>5.2051981163</text:p>
          </table:table-cell>
          <table:table-cell office:value-type="float" office:value="5.20836320665" calcext:value-type="float">
            <text:p>5.2083632067</text:p>
          </table:table-cell>
          <table:table-cell office:value-type="float" office:value="5.20831141559" calcext:value-type="float">
            <text:p>5.2083114156</text:p>
          </table:table-cell>
          <table:table-cell office:value-type="float" office:value="5.20930862712" calcext:value-type="float">
            <text:p>5.2093086271</text:p>
          </table:table-cell>
          <table:table-cell office:value-type="float" office:value="5.20996621287" calcext:value-type="float">
            <text:p>5.2099662129</text:p>
          </table:table-cell>
          <table:table-cell office:value-type="float" office:value="5.20926978659" calcext:value-type="float">
            <text:p>5.2092697866</text:p>
          </table:table-cell>
          <table:table-cell office:value-type="float" office:value="5.09423495404" calcext:value-type="float">
            <text:p>5.094234954</text:p>
          </table:table-cell>
          <table:table-cell office:value-type="float" office:value="5.20911869619" calcext:value-type="float">
            <text:p>5.2091186962</text:p>
          </table:table-cell>
          <table:table-cell office:value-type="float" office:value="5.21012270801" calcext:value-type="float">
            <text:p>5.210122708</text:p>
          </table:table-cell>
          <table:table-cell office:value-type="float" office:value="5.09393424908" calcext:value-type="float">
            <text:p>5.0939342491</text:p>
          </table:table-cell>
          <table:table-cell office:value-type="float" office:value="5.21013058797" calcext:value-type="float">
            <text:p>5.210130588</text:p>
          </table:table-cell>
          <table:table-cell office:value-type="float" office:value="5.20974095427" calcext:value-type="float">
            <text:p>5.2097409543</text:p>
          </table:table-cell>
          <table:table-cell office:value-type="float" office:value="5.21048366501" calcext:value-type="float">
            <text:p>5.210483665</text:p>
          </table:table-cell>
          <table:table-cell office:value-type="float" office:value="5.21018976011" calcext:value-type="float">
            <text:p>5.2101897601</text:p>
          </table:table-cell>
          <table:table-cell office:value-type="float" office:value="5.20987146324" calcext:value-type="float">
            <text:p>5.2098714632</text:p>
          </table:table-cell>
          <table:table-cell office:value-type="float" office:value="5.20983959971" calcext:value-type="float">
            <text:p>5.2098395997</text:p>
          </table:table-cell>
          <table:table-cell office:value-type="float" office:value="5.21003029313" calcext:value-type="float">
            <text:p>5.2100302931</text:p>
          </table:table-cell>
          <table:table-cell office:value-type="float" office:value="5.21024249633" calcext:value-type="float">
            <text:p>5.2102424963</text:p>
          </table:table-cell>
          <table:table-cell office:value-type="float" office:value="5.21023720094" calcext:value-type="float">
            <text:p>5.2102372009</text:p>
          </table:table-cell>
          <table:table-cell office:value-type="float" office:value="5.21026464466" calcext:value-type="float">
            <text:p>5.2102646447</text:p>
          </table:table-cell>
          <table:table-cell office:value-type="float" office:value="5.08936109927" calcext:value-type="float">
            <text:p>5.0893610993</text:p>
          </table:table-cell>
          <table:table-cell office:value-type="float" office:value="5.21033414557" calcext:value-type="float">
            <text:p>5.2103341456</text:p>
          </table:table-cell>
          <table:table-cell office:value-type="float" office:value="5.09448176816" calcext:value-type="float">
            <text:p>5.0944817682</text:p>
          </table:table-cell>
          <table:table-cell office:value-type="float" office:value="5.21037044078" calcext:value-type="float">
            <text:p>5.2103704408</text:p>
          </table:table-cell>
          <table:table-cell office:value-type="float" office:value="5.08801824218" calcext:value-type="float">
            <text:p>5.0880182422</text:p>
          </table:table-cell>
          <table:table-cell office:value-type="float" office:value="5.21035251046" calcext:value-type="float">
            <text:p>5.2103525105</text:p>
          </table:table-cell>
          <table:table-cell office:value-type="float" office:value="5.08957178613" calcext:value-type="float">
            <text:p>5.0895717861</text:p>
          </table:table-cell>
          <table:table-cell office:value-type="float" office:value="5.21014999508" calcext:value-type="float">
            <text:p>5.2101499951</text:p>
          </table:table-cell>
          <table:table-cell office:value-type="float" office:value="5.21003010648" calcext:value-type="float">
            <text:p>5.2100301065</text:p>
          </table:table-cell>
          <table:table-cell office:value-type="float" office:value="5.21007188667" calcext:value-type="float">
            <text:p>5.2100718867</text:p>
          </table:table-cell>
          <table:table-cell office:value-type="float" office:value="5.20999376709" calcext:value-type="float">
            <text:p>5.2099937671</text:p>
          </table:table-cell>
          <table:table-cell office:value-type="float" office:value="5.21009837823" calcext:value-type="float">
            <text:p>5.2100983782</text:p>
          </table:table-cell>
          <table:table-cell office:value-type="float" office:value="5.08879301078" calcext:value-type="float">
            <text:p>5.0887930108</text:p>
          </table:table-cell>
          <table:table-cell office:value-type="float" office:value="5.09368114591" calcext:value-type="float">
            <text:p>5.0936811459</text:p>
          </table:table-cell>
          <table:table-cell office:value-type="float" office:value="5.210114251" calcext:value-type="float">
            <text:p>5.210114251</text:p>
          </table:table-cell>
          <table:table-cell office:value-type="float" office:value="5.21036133629" calcext:value-type="float">
            <text:p>5.2103613363</text:p>
          </table:table-cell>
          <table:table-cell office:value-type="float" office:value="5.21020551963" calcext:value-type="float">
            <text:p>5.2102055196</text:p>
          </table:table-cell>
          <table:table-cell office:value-type="float" office:value="5.2104291293" calcext:value-type="float">
            <text:p>5.2104291293</text:p>
          </table:table-cell>
          <table:table-cell office:value-type="float" office:value="5.21023634957" calcext:value-type="float">
            <text:p>5.2102363496</text:p>
          </table:table-cell>
          <table:table-cell office:value-type="float" office:value="5.21028933876" calcext:value-type="float">
            <text:p>5.2102893388</text:p>
          </table:table-cell>
          <table:table-cell office:value-type="float" office:value="5.21034355374" calcext:value-type="float">
            <text:p>5.2103435537</text:p>
          </table:table-cell>
          <table:table-cell office:value-type="float" office:value="5.21019454666" calcext:value-type="float">
            <text:p>5.2101945467</text:p>
          </table:table-cell>
          <table:table-cell office:value-type="float" office:value="5.18805392623" calcext:value-type="float">
            <text:p>5.1880539262</text:p>
          </table:table-cell>
          <table:table-cell office:value-type="float" office:value="0.0455595489307" calcext:value-type="float">
            <text:p>0.0455595489</text:p>
          </table:table-cell>
        </table:table-row>
      </table:table>
      <table:table table:name="liuyc_param_8st_+5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11</text:p>
          </table:table-cell>
          <table:table-cell office:value-type="string" calcext:value-type="string">
            <text:p>liuyc12</text:p>
          </table:table-cell>
          <table:table-cell office:value-type="string" calcext:value-type="string">
            <text:p>liuyc13</text:p>
          </table:table-cell>
          <table:table-cell office:value-type="string" calcext:value-type="string">
            <text:p>liuyc14</text:p>
          </table:table-cell>
          <table:table-cell office:value-type="string" calcext:value-type="string">
            <text:p>liuyc15</text:p>
          </table:table-cell>
          <table:table-cell office:value-type="string" calcext:value-type="string">
            <text:p>liuyc16</text:p>
          </table:table-cell>
          <table:table-cell office:value-type="string" calcext:value-type="string">
            <text:p>liuyc17</text:p>
          </table:table-cell>
          <table:table-cell office:value-type="string" calcext:value-type="string">
            <text:p>liuyc18</text:p>
          </table:table-cell>
          <table:table-cell office:value-type="string" calcext:value-type="string">
            <text:p>liuyc19</text:p>
          </table:table-cell>
          <table:table-cell office:value-type="string" calcext:value-type="string">
            <text:p>liuyc20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1.97714301686" calcext:value-type="float">
            <text:p>-1.9771430169</text:p>
          </table:table-cell>
          <table:table-cell office:value-type="float" office:value="-1.8155528185" calcext:value-type="float">
            <text:p>-1.8155528185</text:p>
          </table:table-cell>
          <table:table-cell office:value-type="float" office:value="-1.99225730143" calcext:value-type="float">
            <text:p>-1.9922573014</text:p>
          </table:table-cell>
          <table:table-cell office:value-type="float" office:value="-1.83077929769" calcext:value-type="float">
            <text:p>-1.8307792977</text:p>
          </table:table-cell>
          <table:table-cell office:value-type="float" office:value="-2.08840094796" calcext:value-type="float">
            <text:p>-2.088400948</text:p>
          </table:table-cell>
          <table:table-cell office:value-type="float" office:value="-2.01550261593" calcext:value-type="float">
            <text:p>-2.0155026159</text:p>
          </table:table-cell>
          <table:table-cell office:value-type="float" office:value="-1.86363990197" calcext:value-type="float">
            <text:p>-1.863639902</text:p>
          </table:table-cell>
          <table:table-cell office:value-type="float" office:value="-1.77461604483" calcext:value-type="float">
            <text:p>-1.7746160448</text:p>
          </table:table-cell>
          <table:table-cell office:value-type="float" office:value="-1.85703481853" calcext:value-type="float">
            <text:p>-1.8570348185</text:p>
          </table:table-cell>
          <table:table-cell office:value-type="float" office:value="-2.0552511153" calcext:value-type="float">
            <text:p>-2.0552511153</text:p>
          </table:table-cell>
          <table:table-cell office:value-type="float" office:value="-2.18517480615" calcext:value-type="float">
            <text:p>-2.1851748062</text:p>
          </table:table-cell>
          <table:table-cell office:value-type="float" office:value="0.361287346899" calcext:value-type="float">
            <text:p>0.3612873469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13.0077200343" calcext:value-type="float">
            <text:p>13.0077200343</text:p>
          </table:table-cell>
          <table:table-cell office:value-type="float" office:value="10.5706271631" calcext:value-type="float">
            <text:p>10.5706271631</text:p>
          </table:table-cell>
          <table:table-cell office:value-type="float" office:value="12.3479911313" calcext:value-type="float">
            <text:p>12.3479911313</text:p>
          </table:table-cell>
          <table:table-cell office:value-type="float" office:value="10.890889695" calcext:value-type="float">
            <text:p>10.890889695</text:p>
          </table:table-cell>
          <table:table-cell office:value-type="float" office:value="11.8979730224" calcext:value-type="float">
            <text:p>11.8979730224</text:p>
          </table:table-cell>
          <table:table-cell office:value-type="float" office:value="11.7030017696" calcext:value-type="float">
            <text:p>11.7030017696</text:p>
          </table:table-cell>
          <table:table-cell office:value-type="float" office:value="10.1441832175" calcext:value-type="float">
            <text:p>10.1441832175</text:p>
          </table:table-cell>
          <table:table-cell office:value-type="float" office:value="11.9235946688" calcext:value-type="float">
            <text:p>11.9235946688</text:p>
          </table:table-cell>
          <table:table-cell office:value-type="float" office:value="10.4216691749" calcext:value-type="float">
            <text:p>10.4216691749</text:p>
          </table:table-cell>
          <table:table-cell office:value-type="float" office:value="11.1311162661" calcext:value-type="float">
            <text:p>11.1311162661</text:p>
          </table:table-cell>
          <table:table-cell office:value-type="float" office:value="14.596077084" calcext:value-type="float">
            <text:p>14.596077084</text:p>
          </table:table-cell>
          <table:table-cell office:value-type="float" office:value="13.6350063635" calcext:value-type="float">
            <text:p>13.6350063635</text:p>
          </table:table-cell>
          <table:table-cell office:value-type="float" office:value="14.4132703686" calcext:value-type="float">
            <text:p>14.4132703686</text:p>
          </table:table-cell>
          <table:table-cell office:value-type="float" office:value="14.6262680723" calcext:value-type="float">
            <text:p>14.6262680723</text:p>
          </table:table-cell>
          <table:table-cell office:value-type="float" office:value="12.1812539564" calcext:value-type="float">
            <text:p>12.1812539564</text:p>
          </table:table-cell>
          <table:table-cell office:value-type="float" office:value="13.8273473155" calcext:value-type="float">
            <text:p>13.8273473155</text:p>
          </table:table-cell>
          <table:table-cell office:value-type="float" office:value="14.6282592279" calcext:value-type="float">
            <text:p>14.6282592279</text:p>
          </table:table-cell>
          <table:table-cell office:value-type="float" office:value="14.066629034" calcext:value-type="float">
            <text:p>14.066629034</text:p>
          </table:table-cell>
          <table:table-cell office:value-type="float" office:value="14.0990129689" calcext:value-type="float">
            <text:p>14.0990129689</text:p>
          </table:table-cell>
          <table:table-cell office:value-type="float" office:value="14.5608498693" calcext:value-type="float">
            <text:p>14.5608498693</text:p>
          </table:table-cell>
          <table:table-cell office:value-type="float" office:value="12.7336370202" calcext:value-type="float">
            <text:p>12.7336370202</text:p>
          </table:table-cell>
          <table:table-cell office:value-type="float" office:value="1.55062154231" calcext:value-type="float">
            <text:p>1.5506215423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2.15366603685" calcext:value-type="float">
            <text:p>2.1536660369</text:p>
          </table:table-cell>
          <table:table-cell office:value-type="float" office:value="2.41723610595" calcext:value-type="float">
            <text:p>2.417236106</text:p>
          </table:table-cell>
          <table:table-cell office:value-type="float" office:value="2.34989013722" calcext:value-type="float">
            <text:p>2.3498901372</text:p>
          </table:table-cell>
          <table:table-cell office:value-type="float" office:value="2.47588466552" calcext:value-type="float">
            <text:p>2.4758846655</text:p>
          </table:table-cell>
          <table:table-cell office:value-type="float" office:value="2.91306137931" calcext:value-type="float">
            <text:p>2.9130613793</text:p>
          </table:table-cell>
          <table:table-cell office:value-type="float" office:value="3.67881538906" calcext:value-type="float">
            <text:p>3.6788153891</text:p>
          </table:table-cell>
          <table:table-cell office:value-type="float" office:value="3.48288288933" calcext:value-type="float">
            <text:p>3.4828828893</text:p>
          </table:table-cell>
          <table:table-cell office:value-type="float" office:value="3.17851065604" calcext:value-type="float">
            <text:p>3.178510656</text:p>
          </table:table-cell>
          <table:table-cell office:value-type="float" office:value="3.33379921997" calcext:value-type="float">
            <text:p>3.33379922</text:p>
          </table:table-cell>
          <table:table-cell office:value-type="float" office:value="3.06346728439" calcext:value-type="float">
            <text:p>3.0634672844</text:p>
          </table:table-cell>
          <table:table-cell office:value-type="float" office:value="3.45872025189" calcext:value-type="float">
            <text:p>3.4587202519</text:p>
          </table:table-cell>
          <table:table-cell office:value-type="float" office:value="2.75728845503" calcext:value-type="float">
            <text:p>2.757288455</text:p>
          </table:table-cell>
          <table:table-cell office:value-type="float" office:value="3.52733823573" calcext:value-type="float">
            <text:p>3.5273382357</text:p>
          </table:table-cell>
          <table:table-cell office:value-type="float" office:value="2.69931702889" calcext:value-type="float">
            <text:p>2.6993170289</text:p>
          </table:table-cell>
          <table:table-cell office:value-type="float" office:value="4.20164475168" calcext:value-type="float">
            <text:p>4.2016447517</text:p>
          </table:table-cell>
          <table:table-cell office:value-type="float" office:value="3.69563047518" calcext:value-type="float">
            <text:p>3.6956304752</text:p>
          </table:table-cell>
          <table:table-cell office:value-type="float" office:value="2.8382323669" calcext:value-type="float">
            <text:p>2.8382323669</text:p>
          </table:table-cell>
          <table:table-cell office:value-type="float" office:value="2.46996436632" calcext:value-type="float">
            <text:p>2.4699643663</text:p>
          </table:table-cell>
          <table:table-cell office:value-type="float" office:value="2.82507375221" calcext:value-type="float">
            <text:p>2.8250737522</text:p>
          </table:table-cell>
          <table:table-cell office:value-type="float" office:value="4.00247318354" calcext:value-type="float">
            <text:p>4.0024731835</text:p>
          </table:table-cell>
          <table:table-cell office:value-type="float" office:value="3.07614483155" calcext:value-type="float">
            <text:p>3.0761448316</text:p>
          </table:table-cell>
          <table:table-cell office:value-type="float" office:value="0.565440256127" calcext:value-type="float">
            <text:p>0.5654402561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88809003349" calcext:value-type="float">
            <text:p>4.8880900335</text:p>
          </table:table-cell>
          <table:table-cell office:value-type="float" office:value="2.44543807879" calcext:value-type="float">
            <text:p>2.4454380788</text:p>
          </table:table-cell>
          <table:table-cell office:value-type="float" office:value="4.22487226159" calcext:value-type="float">
            <text:p>4.2248722616</text:p>
          </table:table-cell>
          <table:table-cell office:value-type="float" office:value="2.76587177097" calcext:value-type="float">
            <text:p>2.765871771</text:p>
          </table:table-cell>
          <table:table-cell office:value-type="float" office:value="3.7729861731" calcext:value-type="float">
            <text:p>3.7729861731</text:p>
          </table:table-cell>
          <table:table-cell office:value-type="float" office:value="3.57741659336" calcext:value-type="float">
            <text:p>3.5774165934</text:p>
          </table:table-cell>
          <table:table-cell office:value-type="float" office:value="2.01820348982" calcext:value-type="float">
            <text:p>2.0182034898</text:p>
          </table:table-cell>
          <table:table-cell office:value-type="float" office:value="3.79803279681" calcext:value-type="float">
            <text:p>3.7980327968</text:p>
          </table:table-cell>
          <table:table-cell office:value-type="float" office:value="2.36512820251" calcext:value-type="float">
            <text:p>2.3651282025</text:p>
          </table:table-cell>
          <table:table-cell office:value-type="float" office:value="3.00564504836" calcext:value-type="float">
            <text:p>3.0056450484</text:p>
          </table:table-cell>
          <table:table-cell office:value-type="float" office:value="6.47000345916" calcext:value-type="float">
            <text:p>6.4700034592</text:p>
          </table:table-cell>
          <table:table-cell office:value-type="float" office:value="5.57864581404" calcext:value-type="float">
            <text:p>5.578645814</text:p>
          </table:table-cell>
          <table:table-cell office:value-type="float" office:value="6.28719201581" calcext:value-type="float">
            <text:p>6.2871920158</text:p>
          </table:table-cell>
          <table:table-cell office:value-type="float" office:value="6.5004234997" calcext:value-type="float">
            <text:p>6.5004234997</text:p>
          </table:table-cell>
          <table:table-cell office:value-type="float" office:value="4.05496375739" calcext:value-type="float">
            <text:p>4.0549637574</text:p>
          </table:table-cell>
          <table:table-cell office:value-type="float" office:value="5.7012334594" calcext:value-type="float">
            <text:p>5.7012334594</text:p>
          </table:table-cell>
          <table:table-cell office:value-type="float" office:value="6.50233634995" calcext:value-type="float">
            <text:p>6.50233635</text:p>
          </table:table-cell>
          <table:table-cell office:value-type="float" office:value="5.94072527419" calcext:value-type="float">
            <text:p>5.9407252742</text:p>
          </table:table-cell>
          <table:table-cell office:value-type="float" office:value="5.97299479302" calcext:value-type="float">
            <text:p>5.972994793</text:p>
          </table:table-cell>
          <table:table-cell office:value-type="float" office:value="6.43470437151" calcext:value-type="float">
            <text:p>6.4347043715</text:p>
          </table:table-cell>
          <table:table-cell office:value-type="float" office:value="4.61524536215" calcext:value-type="float">
            <text:p>4.6152453622</text:p>
          </table:table-cell>
          <table:table-cell office:value-type="float" office:value="1.54742776783" calcext:value-type="float">
            <text:p>1.5474277678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6.27617898947" calcext:value-type="float">
            <text:p>6.2761789895</text:p>
          </table:table-cell>
          <table:table-cell office:value-type="float" office:value="5.61178505833" calcext:value-type="float">
            <text:p>5.6117850583</text:p>
          </table:table-cell>
          <table:table-cell office:value-type="float" office:value="5.76496896606" calcext:value-type="float">
            <text:p>5.7649689661</text:p>
          </table:table-cell>
          <table:table-cell office:value-type="float" office:value="5.47825342394" calcext:value-type="float">
            <text:p>5.4782534239</text:p>
          </table:table-cell>
          <table:table-cell office:value-type="float" office:value="4.65601377205" calcext:value-type="float">
            <text:p>4.6560137721</text:p>
          </table:table-cell>
          <table:table-cell office:value-type="float" office:value="3.68826558317" calcext:value-type="float">
            <text:p>3.6882655832</text:p>
          </table:table-cell>
          <table:table-cell office:value-type="float" office:value="3.89673566436" calcext:value-type="float">
            <text:p>3.8967356644</text:p>
          </table:table-cell>
          <table:table-cell office:value-type="float" office:value="4.26874323324" calcext:value-type="float">
            <text:p>4.2687432332</text:p>
          </table:table-cell>
          <table:table-cell office:value-type="float" office:value="3.89214047617" calcext:value-type="float">
            <text:p>3.8921404762</text:p>
          </table:table-cell>
          <table:table-cell office:value-type="float" office:value="4.42879180223" calcext:value-type="float">
            <text:p>4.4287918022</text:p>
          </table:table-cell>
          <table:table-cell office:value-type="float" office:value="3.92419401623" calcext:value-type="float">
            <text:p>3.9241940162</text:p>
          </table:table-cell>
          <table:table-cell office:value-type="float" office:value="4.70537750351" calcext:value-type="float">
            <text:p>4.7053775035</text:p>
          </table:table-cell>
          <table:table-cell office:value-type="float" office:value="3.84786756041" calcext:value-type="float">
            <text:p>3.8478675604</text:p>
          </table:table-cell>
          <table:table-cell office:value-type="float" office:value="5.02745704194" calcext:value-type="float">
            <text:p>5.0274570419</text:p>
          </table:table-cell>
          <table:table-cell office:value-type="float" office:value="3.230775283" calcext:value-type="float">
            <text:p>3.230775283</text:p>
          </table:table-cell>
          <table:table-cell office:value-type="float" office:value="3.67272614493" calcext:value-type="float">
            <text:p>3.6727261449</text:p>
          </table:table-cell>
          <table:table-cell office:value-type="float" office:value="4.78163116241" calcext:value-type="float">
            <text:p>4.7816311624</text:p>
          </table:table-cell>
          <table:table-cell office:value-type="float" office:value="5.49449802288" calcext:value-type="float">
            <text:p>5.4944980229</text:p>
          </table:table-cell>
          <table:table-cell office:value-type="float" office:value="4.8041959319" calcext:value-type="float">
            <text:p>4.8041959319</text:p>
          </table:table-cell>
          <table:table-cell office:value-type="float" office:value="3.39123157429" calcext:value-type="float">
            <text:p>3.3912315743</text:p>
          </table:table-cell>
          <table:table-cell office:value-type="float" office:value="4.54209156053" calcext:value-type="float">
            <text:p>4.5420915605</text:p>
          </table:table-cell>
          <table:table-cell office:value-type="float" office:value="0.841147223277" calcext:value-type="float">
            <text:p>0.8411472233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48120737542" calcext:value-type="float">
            <text:p>0.6481207375</text:p>
          </table:table-cell>
          <table:table-cell office:value-type="float" office:value="0.506758019818" calcext:value-type="float">
            <text:p>0.5067580198</text:p>
          </table:table-cell>
          <table:table-cell office:value-type="float" office:value="0.594522745747" calcext:value-type="float">
            <text:p>0.5945227457</text:p>
          </table:table-cell>
          <table:table-cell office:value-type="float" office:value="0.515240054402" calcext:value-type="float">
            <text:p>0.5152400544</text:p>
          </table:table-cell>
          <table:table-cell office:value-type="float" office:value="0.523620681855" calcext:value-type="float">
            <text:p>0.5236206819</text:p>
          </table:table-cell>
          <table:table-cell office:value-type="float" office:value="0.470863347964" calcext:value-type="float">
            <text:p>0.470863348</text:p>
          </table:table-cell>
          <table:table-cell office:value-type="float" office:value="0.409638083148" calcext:value-type="float">
            <text:p>0.4096380831</text:p>
          </table:table-cell>
          <table:table-cell office:value-type="float" office:value="0.507165218066" calcext:value-type="float">
            <text:p>0.5071652181</text:p>
          </table:table-cell>
          <table:table-cell office:value-type="float" office:value="0.42865078044" calcext:value-type="float">
            <text:p>0.4286507804</text:p>
          </table:table-cell>
          <table:table-cell office:value-type="float" office:value="0.478517315793" calcext:value-type="float">
            <text:p>0.4785173158</text:p>
          </table:table-cell>
          <table:table-cell office:value-type="float" office:value="0.612581620971" calcext:value-type="float">
            <text:p>0.612581621</text:p>
          </table:table-cell>
          <table:table-cell office:value-type="float" office:value="0.613991282952" calcext:value-type="float">
            <text:p>0.613991283</text:p>
          </table:table-cell>
          <table:table-cell office:value-type="float" office:value="0.600840075823" calcext:value-type="float">
            <text:p>0.6008400758</text:p>
          </table:table-cell>
          <table:table-cell office:value-type="float" office:value="0.663970861674" calcext:value-type="float">
            <text:p>0.6639708617</text:p>
          </table:table-cell>
          <table:table-cell office:value-type="float" office:value="0.471729184291" calcext:value-type="float">
            <text:p>0.4717291843</text:p>
          </table:table-cell>
          <table:table-cell office:value-type="float" office:value="0.566352980793" calcext:value-type="float">
            <text:p>0.5663529808</text:p>
          </table:table-cell>
          <table:table-cell office:value-type="float" office:value="0.652911012616" calcext:value-type="float">
            <text:p>0.6529110126</text:p>
          </table:table-cell>
          <table:table-cell office:value-type="float" office:value="0.65976637673" calcext:value-type="float">
            <text:p>0.6597663767</text:p>
          </table:table-cell>
          <table:table-cell office:value-type="float" office:value="0.629939785035" calcext:value-type="float">
            <text:p>0.629939785</text:p>
          </table:table-cell>
          <table:table-cell office:value-type="float" office:value="0.586828361423" calcext:value-type="float">
            <text:p>0.5868283614</text:p>
          </table:table-cell>
          <table:table-cell office:value-type="float" office:value="0.557100426354" calcext:value-type="float">
            <text:p>0.5571004264</text:p>
          </table:table-cell>
          <table:table-cell office:value-type="float" office:value="0.0782224754741" calcext:value-type="float">
            <text:p>0.0782224755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59500051302" calcext:value-type="float">
            <text:p>2.595000513</text:p>
          </table:table-cell>
          <table:table-cell office:value-type="float" office:value="2.61887633697" calcext:value-type="float">
            <text:p>2.618876337</text:p>
          </table:table-cell>
          <table:table-cell office:value-type="float" office:value="2.54526018208" calcext:value-type="float">
            <text:p>2.5452601821</text:p>
          </table:table-cell>
          <table:table-cell office:value-type="float" office:value="2.81275503769" calcext:value-type="float">
            <text:p>2.8127550377</text:p>
          </table:table-cell>
          <table:table-cell office:value-type="float" office:value="1.99828459483" calcext:value-type="float">
            <text:p>1.9982845948</text:p>
          </table:table-cell>
          <table:table-cell office:value-type="float" office:value="2.39915896271" calcext:value-type="float">
            <text:p>2.3991589627</text:p>
          </table:table-cell>
          <table:table-cell office:value-type="float" office:value="2.76588213202" calcext:value-type="float">
            <text:p>2.765882132</text:p>
          </table:table-cell>
          <table:table-cell office:value-type="float" office:value="2.79492809293" calcext:value-type="float">
            <text:p>2.7949280929</text:p>
          </table:table-cell>
          <table:table-cell office:value-type="float" office:value="2.66854665301" calcext:value-type="float">
            <text:p>2.668546653</text:p>
          </table:table-cell>
          <table:table-cell office:value-type="float" office:value="2.48588841167" calcext:value-type="float">
            <text:p>2.4858884117</text:p>
          </table:table-cell>
          <table:table-cell office:value-type="float" office:value="2.36166257512" calcext:value-type="float">
            <text:p>2.3616625751</text:p>
          </table:table-cell>
          <table:table-cell office:value-type="float" office:value="0.331117533232" calcext:value-type="float">
            <text:p>0.3311175332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19938333474" calcext:value-type="float">
            <text:p>5.1993833347</text:p>
          </table:table-cell>
          <table:table-cell office:value-type="float" office:value="5.2086484738" calcext:value-type="float">
            <text:p>5.2086484738</text:p>
          </table:table-cell>
          <table:table-cell office:value-type="float" office:value="5.20519811625" calcext:value-type="float">
            <text:p>5.2051981163</text:p>
          </table:table-cell>
          <table:table-cell office:value-type="float" office:value="5.20836320665" calcext:value-type="float">
            <text:p>5.2083632067</text:p>
          </table:table-cell>
          <table:table-cell office:value-type="float" office:value="5.20831141559" calcext:value-type="float">
            <text:p>5.2083114156</text:p>
          </table:table-cell>
          <table:table-cell office:value-type="float" office:value="5.20930862712" calcext:value-type="float">
            <text:p>5.2093086271</text:p>
          </table:table-cell>
          <table:table-cell office:value-type="float" office:value="5.20996621287" calcext:value-type="float">
            <text:p>5.2099662129</text:p>
          </table:table-cell>
          <table:table-cell office:value-type="float" office:value="5.20926978659" calcext:value-type="float">
            <text:p>5.2092697866</text:p>
          </table:table-cell>
          <table:table-cell office:value-type="float" office:value="5.09423495404" calcext:value-type="float">
            <text:p>5.094234954</text:p>
          </table:table-cell>
          <table:table-cell office:value-type="float" office:value="5.20911869619" calcext:value-type="float">
            <text:p>5.2091186962</text:p>
          </table:table-cell>
          <table:table-cell office:value-type="float" office:value="5.21012270801" calcext:value-type="float">
            <text:p>5.210122708</text:p>
          </table:table-cell>
          <table:table-cell office:value-type="float" office:value="5.09393424908" calcext:value-type="float">
            <text:p>5.0939342491</text:p>
          </table:table-cell>
          <table:table-cell office:value-type="float" office:value="5.21013058797" calcext:value-type="float">
            <text:p>5.210130588</text:p>
          </table:table-cell>
          <table:table-cell office:value-type="float" office:value="5.20974095427" calcext:value-type="float">
            <text:p>5.2097409543</text:p>
          </table:table-cell>
          <table:table-cell office:value-type="float" office:value="5.21048366501" calcext:value-type="float">
            <text:p>5.210483665</text:p>
          </table:table-cell>
          <table:table-cell office:value-type="float" office:value="5.21018976011" calcext:value-type="float">
            <text:p>5.2101897601</text:p>
          </table:table-cell>
          <table:table-cell office:value-type="float" office:value="5.20987146324" calcext:value-type="float">
            <text:p>5.2098714632</text:p>
          </table:table-cell>
          <table:table-cell office:value-type="float" office:value="5.20983959971" calcext:value-type="float">
            <text:p>5.2098395997</text:p>
          </table:table-cell>
          <table:table-cell office:value-type="float" office:value="5.21003029313" calcext:value-type="float">
            <text:p>5.2100302931</text:p>
          </table:table-cell>
          <table:table-cell office:value-type="float" office:value="5.21024249633" calcext:value-type="float">
            <text:p>5.2102424963</text:p>
          </table:table-cell>
          <table:table-cell office:value-type="float" office:value="5.19731943003" calcext:value-type="float">
            <text:p>5.19731943</text:p>
          </table:table-cell>
          <table:table-cell office:value-type="float" office:value="0.0344980116715" calcext:value-type="float">
            <text:p>0.0344980117</text:p>
          </table:table-cell>
        </table:table-row>
      </table:table>
      <table:table table:name="wuch_param_8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wuch1</text:p>
          </table:table-cell>
          <table:table-cell office:value-type="string" calcext:value-type="string">
            <text:p>wuch2</text:p>
          </table:table-cell>
          <table:table-cell office:value-type="string" calcext:value-type="string">
            <text:p>wuch3</text:p>
          </table:table-cell>
          <table:table-cell office:value-type="string" calcext:value-type="string">
            <text:p>wuch4</text:p>
          </table:table-cell>
          <table:table-cell office:value-type="string" calcext:value-type="string">
            <text:p>wuch5</text:p>
          </table:table-cell>
          <table:table-cell office:value-type="string" calcext:value-type="string">
            <text:p>wuch6</text:p>
          </table:table-cell>
          <table:table-cell office:value-type="string" calcext:value-type="string">
            <text:p>wuch7</text:p>
          </table:table-cell>
          <table:table-cell office:value-type="string" calcext:value-type="string">
            <text:p>wuch8</text:p>
          </table:table-cell>
          <table:table-cell office:value-type="string" calcext:value-type="string">
            <text:p>wuch9</text:p>
          </table:table-cell>
          <table:table-cell office:value-type="string" calcext:value-type="string">
            <text:p>wuch10</text:p>
          </table:table-cell>
          <table:table-cell office:value-type="string" calcext:value-type="string">
            <text:p>wuch Average</text:p>
          </table:table-cell>
          <table:table-cell office:value-type="string" calcext:value-type="string">
            <text:p>wuch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78898302682" calcext:value-type="float">
            <text:p>-1.7889830268</text:p>
          </table:table-cell>
          <table:table-cell office:value-type="float" office:value="-1.85888509333" calcext:value-type="float">
            <text:p>-1.8588850933</text:p>
          </table:table-cell>
          <table:table-cell office:value-type="float" office:value="-1.80148458873" calcext:value-type="float">
            <text:p>-1.8014845887</text:p>
          </table:table-cell>
          <table:table-cell office:value-type="float" office:value="-1.94045058263" calcext:value-type="float">
            <text:p>-1.9404505826</text:p>
          </table:table-cell>
          <table:table-cell office:value-type="float" office:value="-1.96101555776" calcext:value-type="float">
            <text:p>-1.9610155578</text:p>
          </table:table-cell>
          <table:table-cell office:value-type="float" office:value="-2.14523654259" calcext:value-type="float">
            <text:p>-2.1452365426</text:p>
          </table:table-cell>
          <table:table-cell office:value-type="float" office:value="-1.84618849819" calcext:value-type="float">
            <text:p>-1.8461884982</text:p>
          </table:table-cell>
          <table:table-cell office:value-type="float" office:value="-2.59694016129" calcext:value-type="float">
            <text:p>-2.5969401613</text:p>
          </table:table-cell>
          <table:table-cell office:value-type="float" office:value="-1.81415837856" calcext:value-type="float">
            <text:p>-1.8141583786</text:p>
          </table:table-cell>
          <table:table-cell office:value-type="float" office:value="-1.80471430292" calcext:value-type="float">
            <text:p>-1.8047143029</text:p>
          </table:table-cell>
          <table:table-cell office:value-type="float" office:value="-1.95580567328" calcext:value-type="float">
            <text:p>-1.9558056733</text:p>
          </table:table-cell>
          <table:table-cell office:value-type="float" office:value="0.237307244381" calcext:value-type="float">
            <text:p>0.2373072444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11739729805" calcext:value-type="float">
            <text:p>7.1173972981</text:p>
          </table:table-cell>
          <table:table-cell office:value-type="float" office:value="8.83716470143" calcext:value-type="float">
            <text:p>8.8371647014</text:p>
          </table:table-cell>
          <table:table-cell office:value-type="float" office:value="6.46552703492" calcext:value-type="float">
            <text:p>6.4655270349</text:p>
          </table:table-cell>
          <table:table-cell office:value-type="float" office:value="5.94346480867" calcext:value-type="float">
            <text:p>5.9434648087</text:p>
          </table:table-cell>
          <table:table-cell office:value-type="float" office:value="8.40020608748" calcext:value-type="float">
            <text:p>8.4002060875</text:p>
          </table:table-cell>
          <table:table-cell office:value-type="float" office:value="7.85147268597" calcext:value-type="float">
            <text:p>7.851472686</text:p>
          </table:table-cell>
          <table:table-cell office:value-type="float" office:value="6.67881369524" calcext:value-type="float">
            <text:p>6.6788136952</text:p>
          </table:table-cell>
          <table:table-cell office:value-type="float" office:value="8.59380493498" calcext:value-type="float">
            <text:p>8.593804935</text:p>
          </table:table-cell>
          <table:table-cell office:value-type="float" office:value="5.94802353409" calcext:value-type="float">
            <text:p>5.9480235341</text:p>
          </table:table-cell>
          <table:table-cell office:value-type="float" office:value="6.47433515163" calcext:value-type="float">
            <text:p>6.4743351516</text:p>
          </table:table-cell>
          <table:table-cell office:value-type="float" office:value="7.23102099325" calcext:value-type="float">
            <text:p>7.2310209933</text:p>
          </table:table-cell>
          <table:table-cell office:value-type="float" office:value="1.04733532771" calcext:value-type="float">
            <text:p>1.0473353277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3.98164194372" calcext:value-type="float">
            <text:p>3.9816419437</text:p>
          </table:table-cell>
          <table:table-cell office:value-type="float" office:value="4.68489868638" calcext:value-type="float">
            <text:p>4.6848986864</text:p>
          </table:table-cell>
          <table:table-cell office:value-type="float" office:value="4.05891729656" calcext:value-type="float">
            <text:p>4.0589172966</text:p>
          </table:table-cell>
          <table:table-cell office:value-type="float" office:value="3.37079144925" calcext:value-type="float">
            <text:p>3.3707914493</text:p>
          </table:table-cell>
          <table:table-cell office:value-type="float" office:value="3.51668801531" calcext:value-type="float">
            <text:p>3.5166880153</text:p>
          </table:table-cell>
          <table:table-cell office:value-type="float" office:value="3.62924505303" calcext:value-type="float">
            <text:p>3.629245053</text:p>
          </table:table-cell>
          <table:table-cell office:value-type="float" office:value="4.54373695451" calcext:value-type="float">
            <text:p>4.5437369545</text:p>
          </table:table-cell>
          <table:table-cell office:value-type="float" office:value="4.42366513341" calcext:value-type="float">
            <text:p>4.4236651334</text:p>
          </table:table-cell>
          <table:table-cell office:value-type="float" office:value="4.20024084183" calcext:value-type="float">
            <text:p>4.2002408418</text:p>
          </table:table-cell>
          <table:table-cell office:value-type="float" office:value="2.98494200135" calcext:value-type="float">
            <text:p>2.9849420014</text:p>
          </table:table-cell>
          <table:table-cell office:value-type="float" office:value="3.93947673753" calcext:value-type="float">
            <text:p>3.9394767375</text:p>
          </table:table-cell>
          <table:table-cell office:value-type="float" office:value="0.524289813519" calcext:value-type="float">
            <text:p>0.5242898135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3.99184732843" calcext:value-type="float">
            <text:p>3.9918473284</text:p>
          </table:table-cell>
          <table:table-cell office:value-type="float" office:value="5.71220279587" calcext:value-type="float">
            <text:p>5.7122027959</text:p>
          </table:table-cell>
          <table:table-cell office:value-type="float" office:value="3.33973732569" calcext:value-type="float">
            <text:p>3.3397373257</text:p>
          </table:table-cell>
          <table:table-cell office:value-type="float" office:value="2.8176499275" calcext:value-type="float">
            <text:p>2.8176499275</text:p>
          </table:table-cell>
          <table:table-cell office:value-type="float" office:value="5.27654240402" calcext:value-type="float">
            <text:p>5.276542404</text:p>
          </table:table-cell>
          <table:table-cell office:value-type="float" office:value="4.72648370689" calcext:value-type="float">
            <text:p>4.7264837069</text:p>
          </table:table-cell>
          <table:table-cell office:value-type="float" office:value="3.55304744998" calcext:value-type="float">
            <text:p>3.55304745</text:p>
          </table:table-cell>
          <table:table-cell office:value-type="float" office:value="5.46899245436" calcext:value-type="float">
            <text:p>5.4689924544</text:p>
          </table:table-cell>
          <table:table-cell office:value-type="float" office:value="2.82203247047" calcext:value-type="float">
            <text:p>2.8220324705</text:p>
          </table:table-cell>
          <table:table-cell office:value-type="float" office:value="3.3496074895" calcext:value-type="float">
            <text:p>3.3496074895</text:p>
          </table:table-cell>
          <table:table-cell office:value-type="float" office:value="4.10581433527" calcext:value-type="float">
            <text:p>4.1058143353</text:p>
          </table:table-cell>
          <table:table-cell office:value-type="float" office:value="1.04782150458" calcext:value-type="float">
            <text:p>1.0478215046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3.40767520265" calcext:value-type="float">
            <text:p>3.4076752027</text:p>
          </table:table-cell>
          <table:table-cell office:value-type="float" office:value="2.89505457527" calcext:value-type="float">
            <text:p>2.8950545753</text:p>
          </table:table-cell>
          <table:table-cell office:value-type="float" office:value="3.3433112934" calcext:value-type="float">
            <text:p>3.3433112934</text:p>
          </table:table-cell>
          <table:table-cell office:value-type="float" office:value="4.02589208006" calcext:value-type="float">
            <text:p>4.0258920801</text:p>
          </table:table-cell>
          <table:table-cell office:value-type="float" office:value="3.85356065332" calcext:value-type="float">
            <text:p>3.8535606533</text:p>
          </table:table-cell>
          <table:table-cell office:value-type="float" office:value="3.73721591953" calcext:value-type="float">
            <text:p>3.7372159195</text:p>
          </table:table-cell>
          <table:table-cell office:value-type="float" office:value="2.98653298846" calcext:value-type="float">
            <text:p>2.9865329885</text:p>
          </table:table-cell>
          <table:table-cell office:value-type="float" office:value="3.06572489622" calcext:value-type="float">
            <text:p>3.0657248962</text:p>
          </table:table-cell>
          <table:table-cell office:value-type="float" office:value="3.23123671085" calcext:value-type="float">
            <text:p>3.2312367109</text:p>
          </table:table-cell>
          <table:table-cell office:value-type="float" office:value="4.54313822797" calcext:value-type="float">
            <text:p>4.543138228</text:p>
          </table:table-cell>
          <table:table-cell office:value-type="float" office:value="3.50893425477" calcext:value-type="float">
            <text:p>3.5089342548</text:p>
          </table:table-cell>
          <table:table-cell office:value-type="float" office:value="0.496859063586" calcext:value-type="float">
            <text:p>0.4968590636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762646657834" calcext:value-type="float">
            <text:p>0.7626466578</text:p>
          </table:table-cell>
          <table:table-cell office:value-type="float" office:value="0.850232568802" calcext:value-type="float">
            <text:p>0.8502325688</text:p>
          </table:table-cell>
          <table:table-cell office:value-type="float" office:value="0.710708779902" calcext:value-type="float">
            <text:p>0.7107087799</text:p>
          </table:table-cell>
          <table:table-cell office:value-type="float" office:value="0.722335084882" calcext:value-type="float">
            <text:p>0.7223350849</text:p>
          </table:table-cell>
          <table:table-cell office:value-type="float" office:value="0.888296736013" calcext:value-type="float">
            <text:p>0.888296736</text:p>
          </table:table-cell>
          <table:table-cell office:value-type="float" office:value="0.839825639218" calcext:value-type="float">
            <text:p>0.8398256392</text:p>
          </table:table-cell>
          <table:table-cell office:value-type="float" office:value="0.700315770046" calcext:value-type="float">
            <text:p>0.70031577</text:p>
          </table:table-cell>
          <table:table-cell office:value-type="float" office:value="0.844994085126" calcext:value-type="float">
            <text:p>0.8449940851</text:p>
          </table:table-cell>
          <table:table-cell office:value-type="float" office:value="0.665061007826" calcext:value-type="float">
            <text:p>0.6650610078</text:p>
          </table:table-cell>
          <table:table-cell office:value-type="float" office:value="0.798478437169" calcext:value-type="float">
            <text:p>0.7984784372</text:p>
          </table:table-cell>
          <table:table-cell office:value-type="float" office:value="0.778289476682" calcext:value-type="float">
            <text:p>0.7782894767</text:p>
          </table:table-cell>
          <table:table-cell office:value-type="float" office:value="0.0726391982531" calcext:value-type="float">
            <text:p>0.0726391983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02045833911" calcext:value-type="float">
            <text:p>2.0204583391</text:p>
          </table:table-cell>
          <table:table-cell office:value-type="float" office:value="2.25261356098" calcext:value-type="float">
            <text:p>2.252613561</text:p>
          </table:table-cell>
          <table:table-cell office:value-type="float" office:value="1.88282115704" calcext:value-type="float">
            <text:p>1.882821157</text:p>
          </table:table-cell>
          <table:table-cell office:value-type="float" office:value="1.91361752395" calcext:value-type="float">
            <text:p>1.913617524</text:p>
          </table:table-cell>
          <table:table-cell office:value-type="float" office:value="2.35372971918" calcext:value-type="float">
            <text:p>2.3537297192</text:p>
          </table:table-cell>
          <table:table-cell office:value-type="float" office:value="2.22503605928" calcext:value-type="float">
            <text:p>2.2250360593</text:p>
          </table:table-cell>
          <table:table-cell office:value-type="float" office:value="1.85529164857" calcext:value-type="float">
            <text:p>1.8552916486</text:p>
          </table:table-cell>
          <table:table-cell office:value-type="float" office:value="2.23876406732" calcext:value-type="float">
            <text:p>2.2387640673</text:p>
          </table:table-cell>
          <table:table-cell office:value-type="float" office:value="1.76185921037" calcext:value-type="float">
            <text:p>1.7618592104</text:p>
          </table:table-cell>
          <table:table-cell office:value-type="float" office:value="2.11553925415" calcext:value-type="float">
            <text:p>2.1155392542</text:p>
          </table:table-cell>
          <table:table-cell office:value-type="float" office:value="2.06197305399" calcext:value-type="float">
            <text:p>2.061973054</text:p>
          </table:table-cell>
          <table:table-cell office:value-type="float" office:value="0.19255997974" calcext:value-type="float">
            <text:p>0.1925599797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0924994936" calcext:value-type="float">
            <text:p>5.2092499494</text:p>
          </table:table-cell>
          <table:table-cell office:value-type="float" office:value="5.2082698426" calcext:value-type="float">
            <text:p>5.2082698426</text:p>
          </table:table-cell>
          <table:table-cell office:value-type="float" office:value="5.20964951538" calcext:value-type="float">
            <text:p>5.2096495154</text:p>
          </table:table-cell>
          <table:table-cell office:value-type="float" office:value="5.20969146861" calcext:value-type="float">
            <text:p>5.2096914686</text:p>
          </table:table-cell>
          <table:table-cell office:value-type="float" office:value="5.2061061391" calcext:value-type="float">
            <text:p>5.2061061391</text:p>
          </table:table-cell>
          <table:table-cell office:value-type="float" office:value="5.20831496514" calcext:value-type="float">
            <text:p>5.2083149651</text:p>
          </table:table-cell>
          <table:table-cell office:value-type="float" office:value="5.20961040876" calcext:value-type="float">
            <text:p>5.2096104088</text:p>
          </table:table-cell>
          <table:table-cell office:value-type="float" office:value="5.20802080104" calcext:value-type="float">
            <text:p>5.208020801</text:p>
          </table:table-cell>
          <table:table-cell office:value-type="float" office:value="5.20998510603" calcext:value-type="float">
            <text:p>5.209985106</text:p>
          </table:table-cell>
          <table:table-cell office:value-type="float" office:value="5.20787943689" calcext:value-type="float">
            <text:p>5.2078794369</text:p>
          </table:table-cell>
          <table:table-cell office:value-type="float" office:value="5.20867776329" calcext:value-type="float">
            <text:p>5.2086777633</text:p>
          </table:table-cell>
          <table:table-cell office:value-type="float" office:value="0.00113395182049" calcext:value-type="float">
            <text:p>0.0011339518</text:p>
          </table:table-cell>
        </table:table-row>
      </table:table>
      <table:table table:name="paul_param_8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paul1</text:p>
          </table:table-cell>
          <table:table-cell office:value-type="string" calcext:value-type="string">
            <text:p>paul2</text:p>
          </table:table-cell>
          <table:table-cell office:value-type="string" calcext:value-type="string">
            <text:p>paul3</text:p>
          </table:table-cell>
          <table:table-cell office:value-type="string" calcext:value-type="string">
            <text:p>paul4</text:p>
          </table:table-cell>
          <table:table-cell office:value-type="string" calcext:value-type="string">
            <text:p>paul5</text:p>
          </table:table-cell>
          <table:table-cell office:value-type="string" calcext:value-type="string">
            <text:p>paul6</text:p>
          </table:table-cell>
          <table:table-cell office:value-type="string" calcext:value-type="string">
            <text:p>paul7</text:p>
          </table:table-cell>
          <table:table-cell office:value-type="string" calcext:value-type="string">
            <text:p>paul8</text:p>
          </table:table-cell>
          <table:table-cell office:value-type="string" calcext:value-type="string">
            <text:p>paul9</text:p>
          </table:table-cell>
          <table:table-cell office:value-type="string" calcext:value-type="string">
            <text:p>paul10</text:p>
          </table:table-cell>
          <table:table-cell office:value-type="string" calcext:value-type="string">
            <text:p>paul Average</text:p>
          </table:table-cell>
          <table:table-cell office:value-type="string" calcext:value-type="string">
            <text:p>paul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53483743638" calcext:value-type="float">
            <text:p>-2.5348374364</text:p>
          </table:table-cell>
          <table:table-cell office:value-type="float" office:value="-1.83349760544" calcext:value-type="float">
            <text:p>-1.8334976054</text:p>
          </table:table-cell>
          <table:table-cell office:value-type="float" office:value="-1.84646455845" calcext:value-type="float">
            <text:p>-1.8464645585</text:p>
          </table:table-cell>
          <table:table-cell office:value-type="float" office:value="-2.08832670152" calcext:value-type="float">
            <text:p>-2.0883267015</text:p>
          </table:table-cell>
          <table:table-cell office:value-type="float" office:value="-1.83345523871" calcext:value-type="float">
            <text:p>-1.8334552387</text:p>
          </table:table-cell>
          <table:table-cell office:value-type="float" office:value="-1.83352658932" calcext:value-type="float">
            <text:p>-1.8335265893</text:p>
          </table:table-cell>
          <table:table-cell office:value-type="float" office:value="-1.75323914967" calcext:value-type="float">
            <text:p>-1.7532391497</text:p>
          </table:table-cell>
          <table:table-cell office:value-type="float" office:value="-2.13111711587" calcext:value-type="float">
            <text:p>-2.1311171159</text:p>
          </table:table-cell>
          <table:table-cell office:value-type="float" office:value="-1.71609926914" calcext:value-type="float">
            <text:p>-1.7160992691</text:p>
          </table:table-cell>
          <table:table-cell office:value-type="float" office:value="-1.88408231557" calcext:value-type="float">
            <text:p>-1.8840823156</text:p>
          </table:table-cell>
          <table:table-cell office:value-type="float" office:value="-1.94546459801" calcext:value-type="float">
            <text:p>-1.945464598</text:p>
          </table:table-cell>
          <table:table-cell office:value-type="float" office:value="0.233018770041" calcext:value-type="float">
            <text:p>0.23301877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9307749364" calcext:value-type="float">
            <text:p>7.9307749364</text:p>
          </table:table-cell>
          <table:table-cell office:value-type="float" office:value="5.15219425464" calcext:value-type="float">
            <text:p>5.1521942546</text:p>
          </table:table-cell>
          <table:table-cell office:value-type="float" office:value="5.71539228397" calcext:value-type="float">
            <text:p>5.715392284</text:p>
          </table:table-cell>
          <table:table-cell office:value-type="float" office:value="7.72294368942" calcext:value-type="float">
            <text:p>7.7229436894</text:p>
          </table:table-cell>
          <table:table-cell office:value-type="float" office:value="7.11986005751" calcext:value-type="float">
            <text:p>7.1198600575</text:p>
          </table:table-cell>
          <table:table-cell office:value-type="float" office:value="5.32435026521" calcext:value-type="float">
            <text:p>5.3243502652</text:p>
          </table:table-cell>
          <table:table-cell office:value-type="float" office:value="7.29829157954" calcext:value-type="float">
            <text:p>7.2982915795</text:p>
          </table:table-cell>
          <table:table-cell office:value-type="float" office:value="7.64144214183" calcext:value-type="float">
            <text:p>7.6414421418</text:p>
          </table:table-cell>
          <table:table-cell office:value-type="float" office:value="7.45156953812" calcext:value-type="float">
            <text:p>7.4515695381</text:p>
          </table:table-cell>
          <table:table-cell office:value-type="float" office:value="6.386257043" calcext:value-type="float">
            <text:p>6.386257043</text:p>
          </table:table-cell>
          <table:table-cell office:value-type="float" office:value="6.77430757896" calcext:value-type="float">
            <text:p>6.774307579</text:p>
          </table:table-cell>
          <table:table-cell office:value-type="float" office:value="0.99234125923" calcext:value-type="float">
            <text:p>0.9923412592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4.13426933179" calcext:value-type="float">
            <text:p>4.1342693318</text:p>
          </table:table-cell>
          <table:table-cell office:value-type="float" office:value="4.45318874508" calcext:value-type="float">
            <text:p>4.4531887451</text:p>
          </table:table-cell>
          <table:table-cell office:value-type="float" office:value="4.47307429733" calcext:value-type="float">
            <text:p>4.4730742973</text:p>
          </table:table-cell>
          <table:table-cell office:value-type="float" office:value="4.17082044097" calcext:value-type="float">
            <text:p>4.170820441</text:p>
          </table:table-cell>
          <table:table-cell office:value-type="float" office:value="4.62070682646" calcext:value-type="float">
            <text:p>4.6207068265</text:p>
          </table:table-cell>
          <table:table-cell office:value-type="float" office:value="4.47955805078" calcext:value-type="float">
            <text:p>4.4795580508</text:p>
          </table:table-cell>
          <table:table-cell office:value-type="float" office:value="3.65836348617" calcext:value-type="float">
            <text:p>3.6583634862</text:p>
          </table:table-cell>
          <table:table-cell office:value-type="float" office:value="4.51760501214" calcext:value-type="float">
            <text:p>4.5176050121</text:p>
          </table:table-cell>
          <table:table-cell office:value-type="float" office:value="2.29499592263" calcext:value-type="float">
            <text:p>2.2949959226</text:p>
          </table:table-cell>
          <table:table-cell office:value-type="float" office:value="2.92952394776" calcext:value-type="float">
            <text:p>2.9295239478</text:p>
          </table:table-cell>
          <table:table-cell office:value-type="float" office:value="3.97321060611" calcext:value-type="float">
            <text:p>3.9732106061</text:p>
          </table:table-cell>
          <table:table-cell office:value-type="float" office:value="0.7431050879" calcext:value-type="float">
            <text:p>0.7431050879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80459074012" calcext:value-type="float">
            <text:p>4.8045907401</text:p>
          </table:table-cell>
          <table:table-cell office:value-type="float" office:value="2.02594923274" calcext:value-type="float">
            <text:p>2.0259492327</text:p>
          </table:table-cell>
          <table:table-cell office:value-type="float" office:value="2.58907721697" calcext:value-type="float">
            <text:p>2.589077217</text:p>
          </table:table-cell>
          <table:table-cell office:value-type="float" office:value="4.59666956464" calcext:value-type="float">
            <text:p>4.5966695646</text:p>
          </table:table-cell>
          <table:table-cell office:value-type="float" office:value="3.99357051813" calcext:value-type="float">
            <text:p>3.9935705181</text:p>
          </table:table-cell>
          <table:table-cell office:value-type="float" office:value="2.19807089013" calcext:value-type="float">
            <text:p>2.1980708901</text:p>
          </table:table-cell>
          <table:table-cell office:value-type="float" office:value="4.17204393963" calcext:value-type="float">
            <text:p>4.1720439396</text:p>
          </table:table-cell>
          <table:table-cell office:value-type="float" office:value="4.51519466489" calcext:value-type="float">
            <text:p>4.5151946649</text:p>
          </table:table-cell>
          <table:table-cell office:value-type="float" office:value="4.32552271357" calcext:value-type="float">
            <text:p>4.3255227136</text:p>
          </table:table-cell>
          <table:table-cell office:value-type="float" office:value="3.25999616797" calcext:value-type="float">
            <text:p>3.259996168</text:p>
          </table:table-cell>
          <table:table-cell office:value-type="float" office:value="3.64806856488" calcext:value-type="float">
            <text:p>3.6480685649</text:p>
          </table:table-cell>
          <table:table-cell office:value-type="float" office:value="0.99237030554" calcext:value-type="float">
            <text:p>0.9923703055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3.2832039704" calcext:value-type="float">
            <text:p>3.2832039704</text:p>
          </table:table-cell>
          <table:table-cell office:value-type="float" office:value="3.04819275968" calcext:value-type="float">
            <text:p>3.0481927597</text:p>
          </table:table-cell>
          <table:table-cell office:value-type="float" office:value="3.0347776646" calcext:value-type="float">
            <text:p>3.0347776646</text:p>
          </table:table-cell>
          <table:table-cell office:value-type="float" office:value="3.25461875268" calcext:value-type="float">
            <text:p>3.2546187527</text:p>
          </table:table-cell>
          <table:table-cell office:value-type="float" office:value="2.93776792019" calcext:value-type="float">
            <text:p>2.9377679202</text:p>
          </table:table-cell>
          <table:table-cell office:value-type="float" office:value="3.03031590649" calcext:value-type="float">
            <text:p>3.0303159065</text:p>
          </table:table-cell>
          <table:table-cell office:value-type="float" office:value="3.71045700526" calcext:value-type="float">
            <text:p>3.7104570053</text:p>
          </table:table-cell>
          <table:table-cell office:value-type="float" office:value="3.00473347567" calcext:value-type="float">
            <text:p>3.0047334757</text:p>
          </table:table-cell>
          <table:table-cell office:value-type="float" office:value="5.91393494968" calcext:value-type="float">
            <text:p>5.9139349497</text:p>
          </table:table-cell>
          <table:table-cell office:value-type="float" office:value="4.6336249853" calcext:value-type="float">
            <text:p>4.6336249853</text:p>
          </table:table-cell>
          <table:table-cell office:value-type="float" office:value="3.585162739" calcext:value-type="float">
            <text:p>3.585162739</text:p>
          </table:table-cell>
          <table:table-cell office:value-type="float" office:value="0.916172682776" calcext:value-type="float">
            <text:p>0.9161726828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842093608959" calcext:value-type="float">
            <text:p>0.842093609</text:p>
          </table:table-cell>
          <table:table-cell office:value-type="float" office:value="0.61578437729" calcext:value-type="float">
            <text:p>0.6157843773</text:p>
          </table:table-cell>
          <table:table-cell office:value-type="float" office:value="0.657057729066" calcext:value-type="float">
            <text:p>0.6570577291</text:p>
          </table:table-cell>
          <table:table-cell office:value-type="float" office:value="0.824322605735" calcext:value-type="float">
            <text:p>0.8243226057</text:p>
          </table:table-cell>
          <table:table-cell office:value-type="float" office:value="0.755240480247" calcext:value-type="float">
            <text:p>0.7552404802</text:p>
          </table:table-cell>
          <table:table-cell office:value-type="float" office:value="0.627364369397" calcext:value-type="float">
            <text:p>0.6273643694</text:p>
          </table:table-cell>
          <table:table-cell office:value-type="float" office:value="0.826669660188" calcext:value-type="float">
            <text:p>0.8266696602</text:p>
          </table:table-cell>
          <table:table-cell office:value-type="float" office:value="0.799443338661" calcext:value-type="float">
            <text:p>0.7994433387</text:p>
          </table:table-cell>
          <table:table-cell office:value-type="float" office:value="1.00369154139" calcext:value-type="float">
            <text:p>1.0036915414</text:p>
          </table:table-cell>
          <table:table-cell office:value-type="float" office:value="0.827503073518" calcext:value-type="float">
            <text:p>0.8275030735</text:p>
          </table:table-cell>
          <table:table-cell office:value-type="float" office:value="0.777917078445" calcext:value-type="float">
            <text:p>0.7779170784</text:p>
          </table:table-cell>
          <table:table-cell office:value-type="float" office:value="0.112525336963" calcext:value-type="float">
            <text:p>0.112525337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15226836348" calcext:value-type="float">
            <text:p>2.1522683635</text:p>
          </table:table-cell>
          <table:table-cell office:value-type="float" office:value="1.57384727496" calcext:value-type="float">
            <text:p>1.573847275</text:p>
          </table:table-cell>
          <table:table-cell office:value-type="float" office:value="1.67932593377" calcext:value-type="float">
            <text:p>1.6793259338</text:p>
          </table:table-cell>
          <table:table-cell office:value-type="float" office:value="2.10683299108" calcext:value-type="float">
            <text:p>2.1068329911</text:p>
          </table:table-cell>
          <table:table-cell office:value-type="float" office:value="1.93026804159" calcext:value-type="float">
            <text:p>1.9302680416</text:p>
          </table:table-cell>
          <table:table-cell office:value-type="float" office:value="1.60343945681" calcext:value-type="float">
            <text:p>1.6034394568</text:p>
          </table:table-cell>
          <table:table-cell office:value-type="float" office:value="2.11283618948" calcext:value-type="float">
            <text:p>2.1128361895</text:p>
          </table:table-cell>
          <table:table-cell office:value-type="float" office:value="2.04325006821" calcext:value-type="float">
            <text:p>2.0432500682</text:p>
          </table:table-cell>
          <table:table-cell office:value-type="float" office:value="2.5653175217" calcext:value-type="float">
            <text:p>2.5653175217</text:p>
          </table:table-cell>
          <table:table-cell office:value-type="float" office:value="2.11496400374" calcext:value-type="float">
            <text:p>2.1149640037</text:p>
          </table:table-cell>
          <table:table-cell office:value-type="float" office:value="1.98823498448" calcext:value-type="float">
            <text:p>1.9882349845</text:p>
          </table:table-cell>
          <table:table-cell office:value-type="float" office:value="0.287607161837" calcext:value-type="float">
            <text:p>0.2876071618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103069938" calcext:value-type="float">
            <text:p>5.2103069938</text:p>
          </table:table-cell>
          <table:table-cell office:value-type="float" office:value="5.21040836984" calcext:value-type="float">
            <text:p>5.2104083698</text:p>
          </table:table-cell>
          <table:table-cell office:value-type="float" office:value="5.21052511166" calcext:value-type="float">
            <text:p>5.2105251117</text:p>
          </table:table-cell>
          <table:table-cell office:value-type="float" office:value="5.21045687464" calcext:value-type="float">
            <text:p>5.2104568746</text:p>
          </table:table-cell>
          <table:table-cell office:value-type="float" office:value="5.21048256563" calcext:value-type="float">
            <text:p>5.2104825656</text:p>
          </table:table-cell>
          <table:table-cell office:value-type="float" office:value="5.21046562513" calcext:value-type="float">
            <text:p>5.2104656251</text:p>
          </table:table-cell>
          <table:table-cell office:value-type="float" office:value="5.21041273318" calcext:value-type="float">
            <text:p>5.2104127332</text:p>
          </table:table-cell>
          <table:table-cell office:value-type="float" office:value="5.21041246157" calcext:value-type="float">
            <text:p>5.2104124616</text:p>
          </table:table-cell>
          <table:table-cell office:value-type="float" office:value="5.21007804092" calcext:value-type="float">
            <text:p>5.2100780409</text:p>
          </table:table-cell>
          <table:table-cell office:value-type="float" office:value="5.21043479172" calcext:value-type="float">
            <text:p>5.2104347917</text:p>
          </table:table-cell>
          <table:table-cell office:value-type="float" office:value="5.21039835681" calcext:value-type="float">
            <text:p>5.2103983568</text:p>
          </table:table-cell>
          <table:table-cell office:value-type="float" office:value="0.000119954215164" calcext:value-type="float">
            <text:p>0.0001199542</text:p>
          </table:table-cell>
        </table:table-row>
      </table:table>
      <table:table table:name="liuyc_param_8" table:style-name="ta1">
        <table:table-column table:style-name="co1" table:number-columns-repeated="10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11</text:p>
          </table:table-cell>
          <table:table-cell office:value-type="string" calcext:value-type="string">
            <text:p>liuyc12</text:p>
          </table:table-cell>
          <table:table-cell office:value-type="string" calcext:value-type="string">
            <text:p>liuyc13</text:p>
          </table:table-cell>
          <table:table-cell office:value-type="string" calcext:value-type="string">
            <text:p>liuyc14</text:p>
          </table:table-cell>
          <table:table-cell office:value-type="string" calcext:value-type="string">
            <text:p>liuyc15</text:p>
          </table:table-cell>
          <table:table-cell office:value-type="string" calcext:value-type="string">
            <text:p>liuyc16</text:p>
          </table:table-cell>
          <table:table-cell office:value-type="string" calcext:value-type="string">
            <text:p>liuyc17</text:p>
          </table:table-cell>
          <table:table-cell office:value-type="string" calcext:value-type="string">
            <text:p>liuyc18</text:p>
          </table:table-cell>
          <table:table-cell office:value-type="string" calcext:value-type="string">
            <text:p>liuyc19</text:p>
          </table:table-cell>
          <table:table-cell office:value-type="string" calcext:value-type="string">
            <text:p>liuyc20</text:p>
          </table:table-cell>
          <table:table-cell office:value-type="string" calcext:value-type="string">
            <text:p>liuyc21</text:p>
          </table:table-cell>
          <table:table-cell office:value-type="string" calcext:value-type="string">
            <text:p>liuyc22</text:p>
          </table:table-cell>
          <table:table-cell office:value-type="string" calcext:value-type="string">
            <text:p>liuyc23</text:p>
          </table:table-cell>
          <table:table-cell office:value-type="string" calcext:value-type="string">
            <text:p>liuyc24</text:p>
          </table:table-cell>
          <table:table-cell office:value-type="string" calcext:value-type="string">
            <text:p>liuyc25</text:p>
          </table:table-cell>
          <table:table-cell office:value-type="string" calcext:value-type="string">
            <text:p>liuyc26</text:p>
          </table:table-cell>
          <table:table-cell office:value-type="string" calcext:value-type="string">
            <text:p>liuyc27</text:p>
          </table:table-cell>
          <table:table-cell office:value-type="string" calcext:value-type="string">
            <text:p>liuyc28</text:p>
          </table:table-cell>
          <table:table-cell office:value-type="string" calcext:value-type="string">
            <text:p>liuyc29</text:p>
          </table:table-cell>
          <table:table-cell office:value-type="string" calcext:value-type="string">
            <text:p>liuyc30</text:p>
          </table:table-cell>
          <table:table-cell office:value-type="string" calcext:value-type="string">
            <text:p>liuyc31</text:p>
          </table:table-cell>
          <table:table-cell office:value-type="string" calcext:value-type="string">
            <text:p>liuyc32</text:p>
          </table:table-cell>
          <table:table-cell office:value-type="string" calcext:value-type="string">
            <text:p>liuyc33</text:p>
          </table:table-cell>
          <table:table-cell office:value-type="string" calcext:value-type="string">
            <text:p>liuyc34</text:p>
          </table:table-cell>
          <table:table-cell office:value-type="string" calcext:value-type="string">
            <text:p>liuyc35</text:p>
          </table:table-cell>
          <table:table-cell office:value-type="string" calcext:value-type="string">
            <text:p>liuyc36</text:p>
          </table:table-cell>
          <table:table-cell office:value-type="string" calcext:value-type="string">
            <text:p>liuyc37</text:p>
          </table:table-cell>
          <table:table-cell office:value-type="string" calcext:value-type="string">
            <text:p>liuyc38</text:p>
          </table:table-cell>
          <table:table-cell office:value-type="string" calcext:value-type="string">
            <text:p>liuyc39</text:p>
          </table:table-cell>
          <table:table-cell office:value-type="string" calcext:value-type="string">
            <text:p>liuyc40</text:p>
          </table:table-cell>
          <table:table-cell office:value-type="string" calcext:value-type="string">
            <text:p>liuyc41</text:p>
          </table:table-cell>
          <table:table-cell office:value-type="string" calcext:value-type="string">
            <text:p>liuyc42</text:p>
          </table:table-cell>
          <table:table-cell office:value-type="string" calcext:value-type="string">
            <text:p>liuyc43</text:p>
          </table:table-cell>
          <table:table-cell office:value-type="string" calcext:value-type="string">
            <text:p>liuyc44</text:p>
          </table:table-cell>
          <table:table-cell office:value-type="string" calcext:value-type="string">
            <text:p>liuyc45</text:p>
          </table:table-cell>
          <table:table-cell office:value-type="string" calcext:value-type="string">
            <text:p>liuyc46</text:p>
          </table:table-cell>
          <table:table-cell office:value-type="string" calcext:value-type="string">
            <text:p>liuyc47</text:p>
          </table:table-cell>
          <table:table-cell office:value-type="string" calcext:value-type="string">
            <text:p>liuyc48</text:p>
          </table:table-cell>
          <table:table-cell office:value-type="string" calcext:value-type="string">
            <text:p>liuyc49</text:p>
          </table:table-cell>
          <table:table-cell office:value-type="string" calcext:value-type="string">
            <text:p>liuyc50</text:p>
          </table:table-cell>
          <table:table-cell office:value-type="string" calcext:value-type="string">
            <text:p>liuyc51</text:p>
          </table:table-cell>
          <table:table-cell office:value-type="string" calcext:value-type="string">
            <text:p>liuyc52</text:p>
          </table:table-cell>
          <table:table-cell office:value-type="string" calcext:value-type="string">
            <text:p>liuyc53</text:p>
          </table:table-cell>
          <table:table-cell office:value-type="string" calcext:value-type="string">
            <text:p>liuyc54</text:p>
          </table:table-cell>
          <table:table-cell office:value-type="string" calcext:value-type="string">
            <text:p>liuyc55</text:p>
          </table:table-cell>
          <table:table-cell office:value-type="string" calcext:value-type="string">
            <text:p>liuyc56</text:p>
          </table:table-cell>
          <table:table-cell office:value-type="string" calcext:value-type="string">
            <text:p>liuyc57</text:p>
          </table:table-cell>
          <table:table-cell office:value-type="string" calcext:value-type="string">
            <text:p>liuyc58</text:p>
          </table:table-cell>
          <table:table-cell office:value-type="string" calcext:value-type="string">
            <text:p>liuyc59</text:p>
          </table:table-cell>
          <table:table-cell office:value-type="string" calcext:value-type="string">
            <text:p>liuyc60</text:p>
          </table:table-cell>
          <table:table-cell office:value-type="string" calcext:value-type="string">
            <text:p>liuyc61</text:p>
          </table:table-cell>
          <table:table-cell office:value-type="string" calcext:value-type="string">
            <text:p>liuyc62</text:p>
          </table:table-cell>
          <table:table-cell office:value-type="string" calcext:value-type="string">
            <text:p>liuyc63</text:p>
          </table:table-cell>
          <table:table-cell office:value-type="string" calcext:value-type="string">
            <text:p>liuyc64</text:p>
          </table:table-cell>
          <table:table-cell office:value-type="string" calcext:value-type="string">
            <text:p>liuyc65</text:p>
          </table:table-cell>
          <table:table-cell office:value-type="string" calcext:value-type="string">
            <text:p>liuyc66</text:p>
          </table:table-cell>
          <table:table-cell office:value-type="string" calcext:value-type="string">
            <text:p>liuyc67</text:p>
          </table:table-cell>
          <table:table-cell office:value-type="string" calcext:value-type="string">
            <text:p>liuyc68</text:p>
          </table:table-cell>
          <table:table-cell office:value-type="string" calcext:value-type="string">
            <text:p>liuyc69</text:p>
          </table:table-cell>
          <table:table-cell office:value-type="string" calcext:value-type="string">
            <text:p>liuyc70</text:p>
          </table:table-cell>
          <table:table-cell office:value-type="string" calcext:value-type="string">
            <text:p>liuyc71</text:p>
          </table:table-cell>
          <table:table-cell office:value-type="string" calcext:value-type="string">
            <text:p>liuyc72</text:p>
          </table:table-cell>
          <table:table-cell office:value-type="string" calcext:value-type="string">
            <text:p>liuyc73</text:p>
          </table:table-cell>
          <table:table-cell office:value-type="string" calcext:value-type="string">
            <text:p>liuyc74</text:p>
          </table:table-cell>
          <table:table-cell office:value-type="string" calcext:value-type="string">
            <text:p>liuyc75</text:p>
          </table:table-cell>
          <table:table-cell office:value-type="string" calcext:value-type="string">
            <text:p>liuyc76</text:p>
          </table:table-cell>
          <table:table-cell office:value-type="string" calcext:value-type="string">
            <text:p>liuyc77</text:p>
          </table:table-cell>
          <table:table-cell office:value-type="string" calcext:value-type="string">
            <text:p>liuyc78</text:p>
          </table:table-cell>
          <table:table-cell office:value-type="string" calcext:value-type="string">
            <text:p>liuyc79</text:p>
          </table:table-cell>
          <table:table-cell office:value-type="string" calcext:value-type="string">
            <text:p>liuyc80</text:p>
          </table:table-cell>
          <table:table-cell office:value-type="string" calcext:value-type="string">
            <text:p>liuyc81</text:p>
          </table:table-cell>
          <table:table-cell office:value-type="string" calcext:value-type="string">
            <text:p>liuyc82</text:p>
          </table:table-cell>
          <table:table-cell office:value-type="string" calcext:value-type="string">
            <text:p>liuyc83</text:p>
          </table:table-cell>
          <table:table-cell office:value-type="string" calcext:value-type="string">
            <text:p>liuyc84</text:p>
          </table:table-cell>
          <table:table-cell office:value-type="string" calcext:value-type="string">
            <text:p>liuyc85</text:p>
          </table:table-cell>
          <table:table-cell office:value-type="string" calcext:value-type="string">
            <text:p>liuyc86</text:p>
          </table:table-cell>
          <table:table-cell office:value-type="string" calcext:value-type="string">
            <text:p>liuyc87</text:p>
          </table:table-cell>
          <table:table-cell office:value-type="string" calcext:value-type="string">
            <text:p>liuyc88</text:p>
          </table:table-cell>
          <table:table-cell office:value-type="string" calcext:value-type="string">
            <text:p>liuyc89</text:p>
          </table:table-cell>
          <table:table-cell office:value-type="string" calcext:value-type="string">
            <text:p>liuyc90</text:p>
          </table:table-cell>
          <table:table-cell office:value-type="string" calcext:value-type="string">
            <text:p>liuyc91</text:p>
          </table:table-cell>
          <table:table-cell office:value-type="string" calcext:value-type="string">
            <text:p>liuyc92</text:p>
          </table:table-cell>
          <table:table-cell office:value-type="string" calcext:value-type="string">
            <text:p>liuyc93</text:p>
          </table:table-cell>
          <table:table-cell office:value-type="string" calcext:value-type="string">
            <text:p>liuyc94</text:p>
          </table:table-cell>
          <table:table-cell office:value-type="string" calcext:value-type="string">
            <text:p>liuyc95</text:p>
          </table:table-cell>
          <table:table-cell office:value-type="string" calcext:value-type="string">
            <text:p>liuyc96</text:p>
          </table:table-cell>
          <table:table-cell office:value-type="string" calcext:value-type="string">
            <text:p>liuyc97</text:p>
          </table:table-cell>
          <table:table-cell office:value-type="string" calcext:value-type="string">
            <text:p>liuyc98</text:p>
          </table:table-cell>
          <table:table-cell office:value-type="string" calcext:value-type="string">
            <text:p>liuyc99</text:p>
          </table:table-cell>
          <table:table-cell office:value-type="string" calcext:value-type="string">
            <text:p>liuyc100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1.97714301686" calcext:value-type="float">
            <text:p>-1.9771430169</text:p>
          </table:table-cell>
          <table:table-cell office:value-type="float" office:value="-1.8155528185" calcext:value-type="float">
            <text:p>-1.8155528185</text:p>
          </table:table-cell>
          <table:table-cell office:value-type="float" office:value="-1.99225730143" calcext:value-type="float">
            <text:p>-1.9922573014</text:p>
          </table:table-cell>
          <table:table-cell office:value-type="float" office:value="-1.83077929769" calcext:value-type="float">
            <text:p>-1.8307792977</text:p>
          </table:table-cell>
          <table:table-cell office:value-type="float" office:value="-2.08840094796" calcext:value-type="float">
            <text:p>-2.088400948</text:p>
          </table:table-cell>
          <table:table-cell office:value-type="float" office:value="-2.01550261593" calcext:value-type="float">
            <text:p>-2.0155026159</text:p>
          </table:table-cell>
          <table:table-cell office:value-type="float" office:value="-1.86363990197" calcext:value-type="float">
            <text:p>-1.863639902</text:p>
          </table:table-cell>
          <table:table-cell office:value-type="float" office:value="-1.77461604483" calcext:value-type="float">
            <text:p>-1.7746160448</text:p>
          </table:table-cell>
          <table:table-cell office:value-type="float" office:value="-1.85703481853" calcext:value-type="float">
            <text:p>-1.8570348185</text:p>
          </table:table-cell>
          <table:table-cell office:value-type="float" office:value="-2.0552511153" calcext:value-type="float">
            <text:p>-2.0552511153</text:p>
          </table:table-cell>
          <table:table-cell office:value-type="float" office:value="-2.01550260767" calcext:value-type="float">
            <text:p>-2.0155026077</text:p>
          </table:table-cell>
          <table:table-cell office:value-type="float" office:value="-1.99225002293" calcext:value-type="float">
            <text:p>-1.9922500229</text:p>
          </table:table-cell>
          <table:table-cell office:value-type="float" office:value="0.0131252749999" calcext:value-type="float">
            <text:p>0.013125275</text:p>
          </table:table-cell>
          <table:table-cell office:value-type="float" office:value="-1.93306406373" calcext:value-type="float">
            <text:p>-1.9330640637</text:p>
          </table:table-cell>
          <table:table-cell office:value-type="float" office:value="-0.01590558275" calcext:value-type="float">
            <text:p>-0.0159055828</text:p>
          </table:table-cell>
          <table:table-cell office:value-type="float" office:value="-1.96226218448" calcext:value-type="float">
            <text:p>-1.9622621845</text:p>
          </table:table-cell>
          <table:table-cell office:value-type="float" office:value="0.015916199" calcext:value-type="float">
            <text:p>0.015916199</text:p>
          </table:table-cell>
          <table:table-cell office:value-type="float" office:value="-2.02329761643" calcext:value-type="float">
            <text:p>-2.0232976164</text:p>
          </table:table-cell>
          <table:table-cell office:value-type="float" office:value="0.0127604749999" calcext:value-type="float">
            <text:p>0.012760475</text:p>
          </table:table-cell>
          <table:table-cell office:value-type="float" office:value="-1.88401210488" calcext:value-type="float">
            <text:p>-1.8840121049</text:p>
          </table:table-cell>
          <table:table-cell office:value-type="float" office:value="-1.89769959183" calcext:value-type="float">
            <text:p>-1.8976995918</text:p>
          </table:table-cell>
          <table:table-cell office:value-type="float" office:value="-1.92581865957" calcext:value-type="float">
            <text:p>-1.9258186596</text:p>
          </table:table-cell>
          <table:table-cell office:value-type="float" office:value="-1.8907275765" calcext:value-type="float">
            <text:p>-1.8907275765</text:p>
          </table:table-cell>
          <table:table-cell office:value-type="float" office:value="-1.81812792144" calcext:value-type="float">
            <text:p>-1.8181279214</text:p>
          </table:table-cell>
          <table:table-cell office:value-type="float" office:value="0.014589221" calcext:value-type="float">
            <text:p>0.014589221</text:p>
          </table:table-cell>
          <table:table-cell office:value-type="float" office:value="-1.83518549431" calcext:value-type="float">
            <text:p>-1.8351854943</text:p>
          </table:table-cell>
          <table:table-cell office:value-type="float" office:value="-2.02328656777" calcext:value-type="float">
            <text:p>-2.0232865678</text:p>
          </table:table-cell>
          <table:table-cell office:value-type="float" office:value="-2.03920536311" calcext:value-type="float">
            <text:p>-2.0392053631</text:p>
          </table:table-cell>
          <table:table-cell office:value-type="float" office:value="-1.97715074212" calcext:value-type="float">
            <text:p>-1.9771507421</text:p>
          </table:table-cell>
          <table:table-cell office:value-type="float" office:value="-1.97719964081" calcext:value-type="float">
            <text:p>-1.9771996408</text:p>
          </table:table-cell>
          <table:table-cell office:value-type="float" office:value="-1.94757165938" calcext:value-type="float">
            <text:p>-1.9475716594</text:p>
          </table:table-cell>
          <table:table-cell office:value-type="float" office:value="-1.99992816552" calcext:value-type="float">
            <text:p>-1.9999281655</text:p>
          </table:table-cell>
          <table:table-cell office:value-type="float" office:value="-1.96969642163" calcext:value-type="float">
            <text:p>-1.9696964216</text:p>
          </table:table-cell>
          <table:table-cell office:value-type="float" office:value="-1.97708200853" calcext:value-type="float">
            <text:p>-1.9770820085</text:p>
          </table:table-cell>
          <table:table-cell office:value-type="float" office:value="-1.76251883574" calcext:value-type="float">
            <text:p>-1.7625188357</text:p>
          </table:table-cell>
          <table:table-cell office:value-type="float" office:value="-2.0392354327" calcext:value-type="float">
            <text:p>-2.0392354327</text:p>
          </table:table-cell>
          <table:table-cell office:value-type="float" office:value="-1.94750427962" calcext:value-type="float">
            <text:p>-1.9475042796</text:p>
          </table:table-cell>
          <table:table-cell office:value-type="float" office:value="-1.96228341854" calcext:value-type="float">
            <text:p>-1.9622834185</text:p>
          </table:table-cell>
          <table:table-cell office:value-type="float" office:value="-1.93310867344" calcext:value-type="float">
            <text:p>-1.9331086734</text:p>
          </table:table-cell>
          <table:table-cell office:value-type="float" office:value="-1.78058558908" calcext:value-type="float">
            <text:p>-1.7805855891</text:p>
          </table:table-cell>
          <table:table-cell office:value-type="float" office:value="-0.0000762740000049" calcext:value-type="float">
            <text:p>-0.000076274</text:p>
          </table:table-cell>
          <table:table-cell office:value-type="float" office:value="-1.94031678666" calcext:value-type="float">
            <text:p>-1.9403167867</text:p>
          </table:table-cell>
          <table:table-cell office:value-type="float" office:value="-1.94754308343" calcext:value-type="float">
            <text:p>-1.9475430834</text:p>
          </table:table-cell>
          <table:table-cell office:value-type="float" office:value="-1.97716961043" calcext:value-type="float">
            <text:p>-1.9771696104</text:p>
          </table:table-cell>
          <table:table-cell office:value-type="float" office:value="0.00210027000005" calcext:value-type="float">
            <text:p>0.00210027</text:p>
          </table:table-cell>
          <table:table-cell office:value-type="float" office:value="-2.00002186516" calcext:value-type="float">
            <text:p>-2.0000218652</text:p>
          </table:table-cell>
          <table:table-cell office:value-type="float" office:value="-2.00000062353" calcext:value-type="float">
            <text:p>-2.0000006235</text:p>
          </table:table-cell>
          <table:table-cell office:value-type="float" office:value="-2.05529948376" calcext:value-type="float">
            <text:p>-2.0552994838</text:p>
          </table:table-cell>
          <table:table-cell office:value-type="float" office:value="-1.96225863077" calcext:value-type="float">
            <text:p>-1.9622586308</text:p>
          </table:table-cell>
          <table:table-cell office:value-type="float" office:value="-1.86377231811" calcext:value-type="float">
            <text:p>-1.8637723181</text:p>
          </table:table-cell>
          <table:table-cell office:value-type="float" office:value="-1.92577733717" calcext:value-type="float">
            <text:p>-1.9257773372</text:p>
          </table:table-cell>
          <table:table-cell office:value-type="float" office:value="-1.62474101334" calcext:value-type="float">
            <text:p>-1.6247410133</text:p>
          </table:table-cell>
          <table:table-cell office:value-type="float" office:value="-2.04719035922" calcext:value-type="float">
            <text:p>-2.0471903592</text:p>
          </table:table-cell>
          <table:table-cell office:value-type="float" office:value="-1.8308653808" calcext:value-type="float">
            <text:p>-1.8308653808</text:p>
          </table:table-cell>
          <table:table-cell office:value-type="float" office:value="-1.94024104435" calcext:value-type="float">
            <text:p>-1.9402410444</text:p>
          </table:table-cell>
          <table:table-cell office:value-type="float" office:value="-2.02333809854" calcext:value-type="float">
            <text:p>-2.0233380985</text:p>
          </table:table-cell>
          <table:table-cell office:value-type="float" office:value="-1.92589569669" calcext:value-type="float">
            <text:p>-1.9258956967</text:p>
          </table:table-cell>
          <table:table-cell office:value-type="float" office:value="-2.00003720495" calcext:value-type="float">
            <text:p>-2.000037205</text:p>
          </table:table-cell>
          <table:table-cell office:value-type="float" office:value="-2.06347891388" calcext:value-type="float">
            <text:p>-2.0634789139</text:p>
          </table:table-cell>
          <table:table-cell office:value-type="float" office:value="-1.88396449916" calcext:value-type="float">
            <text:p>-1.8839644992</text:p>
          </table:table-cell>
          <table:table-cell office:value-type="float" office:value="-1.91877268652" calcext:value-type="float">
            <text:p>-1.9187726865</text:p>
          </table:table-cell>
          <table:table-cell office:value-type="float" office:value="-2.03924155143" calcext:value-type="float">
            <text:p>-2.0392415514</text:p>
          </table:table-cell>
          <table:table-cell office:value-type="float" office:value="-2.03117491057" calcext:value-type="float">
            <text:p>-2.0311749106</text:p>
          </table:table-cell>
          <table:table-cell office:value-type="float" office:value="-1.87040712776" calcext:value-type="float">
            <text:p>-1.8704071278</text:p>
          </table:table-cell>
          <table:table-cell office:value-type="float" office:value="-2.02337166952" calcext:value-type="float">
            <text:p>-2.0233716695</text:p>
          </table:table-cell>
          <table:table-cell office:value-type="float" office:value="-1.99231057014" calcext:value-type="float">
            <text:p>-1.9923105701</text:p>
          </table:table-cell>
          <table:table-cell office:value-type="float" office:value="-1.95489988792" calcext:value-type="float">
            <text:p>-1.9548998879</text:p>
          </table:table-cell>
          <table:table-cell office:value-type="float" office:value="0.064997767" calcext:value-type="float">
            <text:p>0.064997767</text:p>
          </table:table-cell>
          <table:table-cell office:value-type="float" office:value="0.056867729" calcext:value-type="float">
            <text:p>0.056867729</text:p>
          </table:table-cell>
          <table:table-cell office:value-type="float" office:value="-2.05534607266" calcext:value-type="float">
            <text:p>-2.0553460727</text:p>
          </table:table-cell>
          <table:table-cell office:value-type="float" office:value="-2.03120545156" calcext:value-type="float">
            <text:p>-2.0312054516</text:p>
          </table:table-cell>
          <table:table-cell office:value-type="float" office:value="-1.89780006515" calcext:value-type="float">
            <text:p>-1.8978000652</text:p>
          </table:table-cell>
          <table:table-cell office:value-type="float" office:value="-2.039170347" calcext:value-type="float">
            <text:p>-2.039170347</text:p>
          </table:table-cell>
          <table:table-cell office:value-type="float" office:value="-1.94021061582" calcext:value-type="float">
            <text:p>-1.9402106158</text:p>
          </table:table-cell>
          <table:table-cell office:value-type="float" office:value="-1.96225619849" calcext:value-type="float">
            <text:p>-1.9622561985</text:p>
          </table:table-cell>
          <table:table-cell office:value-type="float" office:value="-1.81808473506" calcext:value-type="float">
            <text:p>-1.8180847351</text:p>
          </table:table-cell>
          <table:table-cell office:value-type="float" office:value="-2.02326344443" calcext:value-type="float">
            <text:p>-2.0232634444</text:p>
          </table:table-cell>
          <table:table-cell office:value-type="float" office:value="-1.94027234116" calcext:value-type="float">
            <text:p>-1.9402723412</text:p>
          </table:table-cell>
          <table:table-cell office:value-type="float" office:value="0.015640985" calcext:value-type="float">
            <text:p>0.015640985</text:p>
          </table:table-cell>
          <table:table-cell office:value-type="float" office:value="-2.06347286243" calcext:value-type="float">
            <text:p>-2.0634728624</text:p>
          </table:table-cell>
          <table:table-cell office:value-type="float" office:value="-1.98463153552" calcext:value-type="float">
            <text:p>-1.9846315355</text:p>
          </table:table-cell>
          <table:table-cell office:value-type="float" office:value="-2.03123205526" calcext:value-type="float">
            <text:p>-2.0312320553</text:p>
          </table:table-cell>
          <table:table-cell office:value-type="float" office:value="0.00462397199996" calcext:value-type="float">
            <text:p>0.004623972</text:p>
          </table:table-cell>
          <table:table-cell office:value-type="float" office:value="0.00017115199995" calcext:value-type="float">
            <text:p>0.000171152</text:p>
          </table:table-cell>
          <table:table-cell office:value-type="float" office:value="-1.96963552452" calcext:value-type="float">
            <text:p>-1.9696355245</text:p>
          </table:table-cell>
          <table:table-cell office:value-type="float" office:value="0.011465766" calcext:value-type="float">
            <text:p>0.011465766</text:p>
          </table:table-cell>
          <table:table-cell office:value-type="float" office:value="-2.0067981479" calcext:value-type="float">
            <text:p>-2.0067981479</text:p>
          </table:table-cell>
          <table:table-cell office:value-type="float" office:value="-1.79927806486" calcext:value-type="float">
            <text:p>-1.7992780649</text:p>
          </table:table-cell>
          <table:table-cell office:value-type="float" office:value="-1.83734450135" calcext:value-type="float">
            <text:p>-1.8373445014</text:p>
          </table:table-cell>
          <table:table-cell office:value-type="float" office:value="-1.79921435833" calcext:value-type="float">
            <text:p>-1.7992143583</text:p>
          </table:table-cell>
          <table:table-cell office:value-type="float" office:value="-1.74062830486" calcext:value-type="float">
            <text:p>-1.7406283049</text:p>
          </table:table-cell>
          <table:table-cell office:value-type="float" office:value="0.707301811716" calcext:value-type="float">
            <text:p>0.7073018117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8.00772003433" calcext:value-type="float">
            <text:p>8.0077200343</text:p>
          </table:table-cell>
          <table:table-cell office:value-type="float" office:value="5.57062716307" calcext:value-type="float">
            <text:p>5.5706271631</text:p>
          </table:table-cell>
          <table:table-cell office:value-type="float" office:value="7.34799113134" calcext:value-type="float">
            <text:p>7.3479911313</text:p>
          </table:table-cell>
          <table:table-cell office:value-type="float" office:value="5.89088969496" calcext:value-type="float">
            <text:p>5.890889695</text:p>
          </table:table-cell>
          <table:table-cell office:value-type="float" office:value="6.89797302245" calcext:value-type="float">
            <text:p>6.8979730225</text:p>
          </table:table-cell>
          <table:table-cell office:value-type="float" office:value="6.70300176963" calcext:value-type="float">
            <text:p>6.7030017696</text:p>
          </table:table-cell>
          <table:table-cell office:value-type="float" office:value="5.14418321754" calcext:value-type="float">
            <text:p>5.1441832175</text:p>
          </table:table-cell>
          <table:table-cell office:value-type="float" office:value="6.92359466876" calcext:value-type="float">
            <text:p>6.9235946688</text:p>
          </table:table-cell>
          <table:table-cell office:value-type="float" office:value="5.42166917493" calcext:value-type="float">
            <text:p>5.4216691749</text:p>
          </table:table-cell>
          <table:table-cell office:value-type="float" office:value="6.13111626607" calcext:value-type="float">
            <text:p>6.1311162661</text:p>
          </table:table-cell>
          <table:table-cell office:value-type="float" office:value="9.59607708397" calcext:value-type="float">
            <text:p>9.596077084</text:p>
          </table:table-cell>
          <table:table-cell office:value-type="float" office:value="8.63500636349" calcext:value-type="float">
            <text:p>8.6350063635</text:p>
          </table:table-cell>
          <table:table-cell office:value-type="float" office:value="9.41327036859" calcext:value-type="float">
            <text:p>9.4132703686</text:p>
          </table:table-cell>
          <table:table-cell office:value-type="float" office:value="9.62626807226" calcext:value-type="float">
            <text:p>9.6262680723</text:p>
          </table:table-cell>
          <table:table-cell office:value-type="float" office:value="7.1812539564" calcext:value-type="float">
            <text:p>7.1812539564</text:p>
          </table:table-cell>
          <table:table-cell office:value-type="float" office:value="8.82734731547" calcext:value-type="float">
            <text:p>8.8273473155</text:p>
          </table:table-cell>
          <table:table-cell office:value-type="float" office:value="9.62825922789" calcext:value-type="float">
            <text:p>9.6282592279</text:p>
          </table:table-cell>
          <table:table-cell office:value-type="float" office:value="9.06662903402" calcext:value-type="float">
            <text:p>9.066629034</text:p>
          </table:table-cell>
          <table:table-cell office:value-type="float" office:value="9.0990129689" calcext:value-type="float">
            <text:p>9.0990129689</text:p>
          </table:table-cell>
          <table:table-cell office:value-type="float" office:value="9.56084986931" calcext:value-type="float">
            <text:p>9.5608498693</text:p>
          </table:table-cell>
          <table:table-cell office:value-type="float" office:value="8.76315993458" calcext:value-type="float">
            <text:p>8.7631599346</text:p>
          </table:table-cell>
          <table:table-cell office:value-type="float" office:value="8.13440810473" calcext:value-type="float">
            <text:p>8.1344081047</text:p>
          </table:table-cell>
          <table:table-cell office:value-type="float" office:value="17.8757859171" calcext:value-type="float">
            <text:p>17.8757859171</text:p>
          </table:table-cell>
          <table:table-cell office:value-type="float" office:value="7.83165086209" calcext:value-type="float">
            <text:p>7.8316508621</text:p>
          </table:table-cell>
          <table:table-cell office:value-type="float" office:value="13.183789656" calcext:value-type="float">
            <text:p>13.183789656</text:p>
          </table:table-cell>
          <table:table-cell office:value-type="float" office:value="8.7815478954" calcext:value-type="float">
            <text:p>8.7815478954</text:p>
          </table:table-cell>
          <table:table-cell office:value-type="float" office:value="18.3517881502" calcext:value-type="float">
            <text:p>18.3517881502</text:p>
          </table:table-cell>
          <table:table-cell office:value-type="float" office:value="8.9163899499" calcext:value-type="float">
            <text:p>8.9163899499</text:p>
          </table:table-cell>
          <table:table-cell office:value-type="float" office:value="18.2224337644" calcext:value-type="float">
            <text:p>18.2224337644</text:p>
          </table:table-cell>
          <table:table-cell office:value-type="float" office:value="8.97836293005" calcext:value-type="float">
            <text:p>8.9783629301</text:p>
          </table:table-cell>
          <table:table-cell office:value-type="float" office:value="9.63527691427" calcext:value-type="float">
            <text:p>9.6352769143</text:p>
          </table:table-cell>
          <table:table-cell office:value-type="float" office:value="8.97877671145" calcext:value-type="float">
            <text:p>8.9787767115</text:p>
          </table:table-cell>
          <table:table-cell office:value-type="float" office:value="9.19802902421" calcext:value-type="float">
            <text:p>9.1980290242</text:p>
          </table:table-cell>
          <table:table-cell office:value-type="float" office:value="8.87640059687" calcext:value-type="float">
            <text:p>8.8764005969</text:p>
          </table:table-cell>
          <table:table-cell office:value-type="float" office:value="18.0954780442" calcext:value-type="float">
            <text:p>18.0954780442</text:p>
          </table:table-cell>
          <table:table-cell office:value-type="float" office:value="9.16021144991" calcext:value-type="float">
            <text:p>9.1602114499</text:p>
          </table:table-cell>
          <table:table-cell office:value-type="float" office:value="9.51869075139" calcext:value-type="float">
            <text:p>9.5186907514</text:p>
          </table:table-cell>
          <table:table-cell office:value-type="float" office:value="8.56452057125" calcext:value-type="float">
            <text:p>8.5645205713</text:p>
          </table:table-cell>
          <table:table-cell office:value-type="float" office:value="9.12280558237" calcext:value-type="float">
            <text:p>9.1228055824</text:p>
          </table:table-cell>
          <table:table-cell office:value-type="float" office:value="7.97202779519" calcext:value-type="float">
            <text:p>7.9720277952</text:p>
          </table:table-cell>
          <table:table-cell office:value-type="float" office:value="8.83810772474" calcext:value-type="float">
            <text:p>8.8381077247</text:p>
          </table:table-cell>
          <table:table-cell office:value-type="float" office:value="8.73146110046" calcext:value-type="float">
            <text:p>8.7314611005</text:p>
          </table:table-cell>
          <table:table-cell office:value-type="float" office:value="8.58982061677" calcext:value-type="float">
            <text:p>8.5898206168</text:p>
          </table:table-cell>
          <table:table-cell office:value-type="float" office:value="9.18539961753" calcext:value-type="float">
            <text:p>9.1853996175</text:p>
          </table:table-cell>
          <table:table-cell office:value-type="float" office:value="8.97503485899" calcext:value-type="float">
            <text:p>8.975034859</text:p>
          </table:table-cell>
          <table:table-cell office:value-type="float" office:value="7.9542458648" calcext:value-type="float">
            <text:p>7.9542458648</text:p>
          </table:table-cell>
          <table:table-cell office:value-type="float" office:value="9.2188774152" calcext:value-type="float">
            <text:p>9.2188774152</text:p>
          </table:table-cell>
          <table:table-cell office:value-type="float" office:value="8.4258158732" calcext:value-type="float">
            <text:p>8.4258158732</text:p>
          </table:table-cell>
          <table:table-cell office:value-type="float" office:value="8.09625331133" calcext:value-type="float">
            <text:p>8.0962533113</text:p>
          </table:table-cell>
          <table:table-cell office:value-type="float" office:value="9.94832985016" calcext:value-type="float">
            <text:p>9.9483298502</text:p>
          </table:table-cell>
          <table:table-cell office:value-type="float" office:value="12.9261302473" calcext:value-type="float">
            <text:p>12.9261302473</text:p>
          </table:table-cell>
          <table:table-cell office:value-type="float" office:value="8.63057937476" calcext:value-type="float">
            <text:p>8.6305793748</text:p>
          </table:table-cell>
          <table:table-cell office:value-type="float" office:value="9.12802369316" calcext:value-type="float">
            <text:p>9.1280236932</text:p>
          </table:table-cell>
          <table:table-cell office:value-type="float" office:value="9.14799634178" calcext:value-type="float">
            <text:p>9.1479963418</text:p>
          </table:table-cell>
          <table:table-cell office:value-type="float" office:value="16.994193333" calcext:value-type="float">
            <text:p>16.994193333</text:p>
          </table:table-cell>
          <table:table-cell office:value-type="float" office:value="8.24000953934" calcext:value-type="float">
            <text:p>8.2400095393</text:p>
          </table:table-cell>
          <table:table-cell office:value-type="float" office:value="8.55416124059" calcext:value-type="float">
            <text:p>8.5541612406</text:p>
          </table:table-cell>
          <table:table-cell office:value-type="float" office:value="8.25629251378" calcext:value-type="float">
            <text:p>8.2562925138</text:p>
          </table:table-cell>
          <table:table-cell office:value-type="float" office:value="8.28705606671" calcext:value-type="float">
            <text:p>8.2870560667</text:p>
          </table:table-cell>
          <table:table-cell office:value-type="float" office:value="8.45954557329" calcext:value-type="float">
            <text:p>8.4595455733</text:p>
          </table:table-cell>
          <table:table-cell office:value-type="float" office:value="9.49448996438" calcext:value-type="float">
            <text:p>9.4944899644</text:p>
          </table:table-cell>
          <table:table-cell office:value-type="float" office:value="8.27584341515" calcext:value-type="float">
            <text:p>8.2758434152</text:p>
          </table:table-cell>
          <table:table-cell office:value-type="float" office:value="8.92777397596" calcext:value-type="float">
            <text:p>8.927773976</text:p>
          </table:table-cell>
          <table:table-cell office:value-type="float" office:value="9.0062605989" calcext:value-type="float">
            <text:p>9.0062605989</text:p>
          </table:table-cell>
          <table:table-cell office:value-type="float" office:value="9.18239019763" calcext:value-type="float">
            <text:p>9.1823901976</text:p>
          </table:table-cell>
          <table:table-cell office:value-type="float" office:value="9.8809226989" calcext:value-type="float">
            <text:p>9.8809226989</text:p>
          </table:table-cell>
          <table:table-cell office:value-type="float" office:value="8.22199877546" calcext:value-type="float">
            <text:p>8.2219987755</text:p>
          </table:table-cell>
          <table:table-cell office:value-type="float" office:value="8.7063770763" calcext:value-type="float">
            <text:p>8.7063770763</text:p>
          </table:table-cell>
          <table:table-cell office:value-type="float" office:value="8.5032342066" calcext:value-type="float">
            <text:p>8.5032342066</text:p>
          </table:table-cell>
          <table:table-cell office:value-type="float" office:value="9.03785599193" calcext:value-type="float">
            <text:p>9.0378559919</text:p>
          </table:table-cell>
          <table:table-cell office:value-type="float" office:value="8.75831898336" calcext:value-type="float">
            <text:p>8.7583189834</text:p>
          </table:table-cell>
          <table:table-cell office:value-type="float" office:value="8.34090462575" calcext:value-type="float">
            <text:p>8.3409046258</text:p>
          </table:table-cell>
          <table:table-cell office:value-type="float" office:value="8.65051243259" calcext:value-type="float">
            <text:p>8.6505124326</text:p>
          </table:table-cell>
          <table:table-cell office:value-type="float" office:value="8.94069569361" calcext:value-type="float">
            <text:p>8.9406956936</text:p>
          </table:table-cell>
          <table:table-cell office:value-type="float" office:value="8.18327828966" calcext:value-type="float">
            <text:p>8.1832782897</text:p>
          </table:table-cell>
          <table:table-cell office:value-type="float" office:value="9.29036969527" calcext:value-type="float">
            <text:p>9.2903696953</text:p>
          </table:table-cell>
          <table:table-cell office:value-type="float" office:value="8.25170588152" calcext:value-type="float">
            <text:p>8.2517058815</text:p>
          </table:table-cell>
          <table:table-cell office:value-type="float" office:value="19.1628145828" calcext:value-type="float">
            <text:p>19.1628145828</text:p>
          </table:table-cell>
          <table:table-cell office:value-type="float" office:value="14.1230999358" calcext:value-type="float">
            <text:p>14.1230999358</text:p>
          </table:table-cell>
          <table:table-cell office:value-type="float" office:value="9.82119621458" calcext:value-type="float">
            <text:p>9.8211962146</text:p>
          </table:table-cell>
          <table:table-cell office:value-type="float" office:value="9.08733871716" calcext:value-type="float">
            <text:p>9.0873387172</text:p>
          </table:table-cell>
          <table:table-cell office:value-type="float" office:value="8.45066371963" calcext:value-type="float">
            <text:p>8.4506637196</text:p>
          </table:table-cell>
          <table:table-cell office:value-type="float" office:value="8.09450610317" calcext:value-type="float">
            <text:p>8.0945061032</text:p>
          </table:table-cell>
          <table:table-cell office:value-type="float" office:value="9.05793898025" calcext:value-type="float">
            <text:p>9.0579389803</text:p>
          </table:table-cell>
          <table:table-cell office:value-type="float" office:value="8.01791581918" calcext:value-type="float">
            <text:p>8.0179158192</text:p>
          </table:table-cell>
          <table:table-cell office:value-type="float" office:value="8.89198591347" calcext:value-type="float">
            <text:p>8.8919859135</text:p>
          </table:table-cell>
          <table:table-cell office:value-type="float" office:value="8.76155262545" calcext:value-type="float">
            <text:p>8.7615526255</text:p>
          </table:table-cell>
          <table:table-cell office:value-type="float" office:value="8.81918025581" calcext:value-type="float">
            <text:p>8.8191802558</text:p>
          </table:table-cell>
          <table:table-cell office:value-type="float" office:value="18.3931724288" calcext:value-type="float">
            <text:p>18.3931724288</text:p>
          </table:table-cell>
          <table:table-cell office:value-type="float" office:value="9.50353485698" calcext:value-type="float">
            <text:p>9.503534857</text:p>
          </table:table-cell>
          <table:table-cell office:value-type="float" office:value="9.50847318006" calcext:value-type="float">
            <text:p>9.5084731801</text:p>
          </table:table-cell>
          <table:table-cell office:value-type="float" office:value="9.61258981714" calcext:value-type="float">
            <text:p>9.6125898171</text:p>
          </table:table-cell>
          <table:table-cell office:value-type="float" office:value="16.4955915863" calcext:value-type="float">
            <text:p>16.4955915863</text:p>
          </table:table-cell>
          <table:table-cell office:value-type="float" office:value="13.1516280986" calcext:value-type="float">
            <text:p>13.1516280986</text:p>
          </table:table-cell>
          <table:table-cell office:value-type="float" office:value="9.20743508195" calcext:value-type="float">
            <text:p>9.207435082</text:p>
          </table:table-cell>
          <table:table-cell office:value-type="float" office:value="17.6721468558" calcext:value-type="float">
            <text:p>17.6721468558</text:p>
          </table:table-cell>
          <table:table-cell office:value-type="float" office:value="8.45826287861" calcext:value-type="float">
            <text:p>8.4582628786</text:p>
          </table:table-cell>
          <table:table-cell office:value-type="float" office:value="7.88843095183" calcext:value-type="float">
            <text:p>7.8884309518</text:p>
          </table:table-cell>
          <table:table-cell office:value-type="float" office:value="9.25869094438" calcext:value-type="float">
            <text:p>9.2586909444</text:p>
          </table:table-cell>
          <table:table-cell office:value-type="float" office:value="8.67085934995" calcext:value-type="float">
            <text:p>8.67085935</text:p>
          </table:table-cell>
          <table:table-cell office:value-type="float" office:value="9.59183550566" calcext:value-type="float">
            <text:p>9.5918355057</text:p>
          </table:table-cell>
          <table:table-cell office:value-type="float" office:value="2.9365935052" calcext:value-type="float">
            <text:p>2.9365935052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2.15366603685" calcext:value-type="float">
            <text:p>2.1536660369</text:p>
          </table:table-cell>
          <table:table-cell office:value-type="float" office:value="2.41723610595" calcext:value-type="float">
            <text:p>2.417236106</text:p>
          </table:table-cell>
          <table:table-cell office:value-type="float" office:value="2.34989013722" calcext:value-type="float">
            <text:p>2.3498901372</text:p>
          </table:table-cell>
          <table:table-cell office:value-type="float" office:value="2.47588466552" calcext:value-type="float">
            <text:p>2.4758846655</text:p>
          </table:table-cell>
          <table:table-cell office:value-type="float" office:value="2.91306137931" calcext:value-type="float">
            <text:p>2.9130613793</text:p>
          </table:table-cell>
          <table:table-cell office:value-type="float" office:value="3.67881538906" calcext:value-type="float">
            <text:p>3.6788153891</text:p>
          </table:table-cell>
          <table:table-cell office:value-type="float" office:value="3.48288288933" calcext:value-type="float">
            <text:p>3.4828828893</text:p>
          </table:table-cell>
          <table:table-cell office:value-type="float" office:value="3.17851065604" calcext:value-type="float">
            <text:p>3.178510656</text:p>
          </table:table-cell>
          <table:table-cell office:value-type="float" office:value="3.33379921997" calcext:value-type="float">
            <text:p>3.33379922</text:p>
          </table:table-cell>
          <table:table-cell office:value-type="float" office:value="3.06346728439" calcext:value-type="float">
            <text:p>3.0634672844</text:p>
          </table:table-cell>
          <table:table-cell office:value-type="float" office:value="3.45872025189" calcext:value-type="float">
            <text:p>3.4587202519</text:p>
          </table:table-cell>
          <table:table-cell office:value-type="float" office:value="2.75728845503" calcext:value-type="float">
            <text:p>2.757288455</text:p>
          </table:table-cell>
          <table:table-cell office:value-type="float" office:value="3.52733823573" calcext:value-type="float">
            <text:p>3.5273382357</text:p>
          </table:table-cell>
          <table:table-cell office:value-type="float" office:value="2.69931702889" calcext:value-type="float">
            <text:p>2.6993170289</text:p>
          </table:table-cell>
          <table:table-cell office:value-type="float" office:value="4.20164475168" calcext:value-type="float">
            <text:p>4.2016447517</text:p>
          </table:table-cell>
          <table:table-cell office:value-type="float" office:value="3.69563047518" calcext:value-type="float">
            <text:p>3.6956304752</text:p>
          </table:table-cell>
          <table:table-cell office:value-type="float" office:value="2.8382323669" calcext:value-type="float">
            <text:p>2.8382323669</text:p>
          </table:table-cell>
          <table:table-cell office:value-type="float" office:value="2.46996436632" calcext:value-type="float">
            <text:p>2.4699643663</text:p>
          </table:table-cell>
          <table:table-cell office:value-type="float" office:value="2.82507375221" calcext:value-type="float">
            <text:p>2.8250737522</text:p>
          </table:table-cell>
          <table:table-cell office:value-type="float" office:value="4.00247318354" calcext:value-type="float">
            <text:p>4.0024731835</text:p>
          </table:table-cell>
          <table:table-cell office:value-type="float" office:value="3.69629573867" calcext:value-type="float">
            <text:p>3.6962957387</text:p>
          </table:table-cell>
          <table:table-cell office:value-type="float" office:value="3.51076623515" calcext:value-type="float">
            <text:p>3.5107662352</text:p>
          </table:table-cell>
          <table:table-cell office:value-type="float" office:value="254.605278386" calcext:value-type="float">
            <text:p>254.605278386</text:p>
          </table:table-cell>
          <table:table-cell office:value-type="float" office:value="3.2162823027" calcext:value-type="float">
            <text:p>3.2162823027</text:p>
          </table:table-cell>
          <table:table-cell office:value-type="float" office:value="63.7216153135" calcext:value-type="float">
            <text:p>63.7216153135</text:p>
          </table:table-cell>
          <table:table-cell office:value-type="float" office:value="3.34826563879" calcext:value-type="float">
            <text:p>3.3482656388</text:p>
          </table:table-cell>
          <table:table-cell office:value-type="float" office:value="254.539454625" calcext:value-type="float">
            <text:p>254.539454625</text:p>
          </table:table-cell>
          <table:table-cell office:value-type="float" office:value="3.7053917619" calcext:value-type="float">
            <text:p>3.7053917619</text:p>
          </table:table-cell>
          <table:table-cell office:value-type="float" office:value="254.615559296" calcext:value-type="float">
            <text:p>254.615559296</text:p>
          </table:table-cell>
          <table:table-cell office:value-type="float" office:value="2.94630361217" calcext:value-type="float">
            <text:p>2.9463036122</text:p>
          </table:table-cell>
          <table:table-cell office:value-type="float" office:value="3.01654947858" calcext:value-type="float">
            <text:p>3.0165494786</text:p>
          </table:table-cell>
          <table:table-cell office:value-type="float" office:value="3.14126300354" calcext:value-type="float">
            <text:p>3.1412630035</text:p>
          </table:table-cell>
          <table:table-cell office:value-type="float" office:value="2.94891265237" calcext:value-type="float">
            <text:p>2.9489126524</text:p>
          </table:table-cell>
          <table:table-cell office:value-type="float" office:value="2.65075211611" calcext:value-type="float">
            <text:p>2.6507521161</text:p>
          </table:table-cell>
          <table:table-cell office:value-type="float" office:value="254.578102875" calcext:value-type="float">
            <text:p>254.578102875</text:p>
          </table:table-cell>
          <table:table-cell office:value-type="float" office:value="2.79680873586" calcext:value-type="float">
            <text:p>2.7968087359</text:p>
          </table:table-cell>
          <table:table-cell office:value-type="float" office:value="3.77500208084" calcext:value-type="float">
            <text:p>3.7750020808</text:p>
          </table:table-cell>
          <table:table-cell office:value-type="float" office:value="3.82470901399" calcext:value-type="float">
            <text:p>3.824709014</text:p>
          </table:table-cell>
          <table:table-cell office:value-type="float" office:value="3.43372858722" calcext:value-type="float">
            <text:p>3.4337285872</text:p>
          </table:table-cell>
          <table:table-cell office:value-type="float" office:value="3.41080806142" calcext:value-type="float">
            <text:p>3.4108080614</text:p>
          </table:table-cell>
          <table:table-cell office:value-type="float" office:value="3.26532871501" calcext:value-type="float">
            <text:p>3.265328715</text:p>
          </table:table-cell>
          <table:table-cell office:value-type="float" office:value="3.53888056208" calcext:value-type="float">
            <text:p>3.5388805621</text:p>
          </table:table-cell>
          <table:table-cell office:value-type="float" office:value="3.36816212829" calcext:value-type="float">
            <text:p>3.3681621283</text:p>
          </table:table-cell>
          <table:table-cell office:value-type="float" office:value="3.39471528158" calcext:value-type="float">
            <text:p>3.3947152816</text:p>
          </table:table-cell>
          <table:table-cell office:value-type="float" office:value="2.4051720904" calcext:value-type="float">
            <text:p>2.4051720904</text:p>
          </table:table-cell>
          <table:table-cell office:value-type="float" office:value="3.83463322695" calcext:value-type="float">
            <text:p>3.834633227</text:p>
          </table:table-cell>
          <table:table-cell office:value-type="float" office:value="3.27128707994" calcext:value-type="float">
            <text:p>3.2712870799</text:p>
          </table:table-cell>
          <table:table-cell office:value-type="float" office:value="3.36602125097" calcext:value-type="float">
            <text:p>3.366021251</text:p>
          </table:table-cell>
          <table:table-cell office:value-type="float" office:value="3.19568418827" calcext:value-type="float">
            <text:p>3.1956841883</text:p>
          </table:table-cell>
          <table:table-cell office:value-type="float" office:value="2.5139754797" calcext:value-type="float">
            <text:p>2.5139754797</text:p>
          </table:table-cell>
          <table:table-cell office:value-type="float" office:value="254.881524235" calcext:value-type="float">
            <text:p>254.881524235</text:p>
          </table:table-cell>
          <table:table-cell office:value-type="float" office:value="3.2180616514" calcext:value-type="float">
            <text:p>3.2180616514</text:p>
          </table:table-cell>
          <table:table-cell office:value-type="float" office:value="3.27340934235" calcext:value-type="float">
            <text:p>3.2734093424</text:p>
          </table:table-cell>
          <table:table-cell office:value-type="float" office:value="3.42869727359" calcext:value-type="float">
            <text:p>3.4286972736</text:p>
          </table:table-cell>
          <table:table-cell office:value-type="float" office:value="254.843532383" calcext:value-type="float">
            <text:p>254.843532383</text:p>
          </table:table-cell>
          <table:table-cell office:value-type="float" office:value="3.56935540258" calcext:value-type="float">
            <text:p>3.5693554026</text:p>
          </table:table-cell>
          <table:table-cell office:value-type="float" office:value="3.55529888069" calcext:value-type="float">
            <text:p>3.5552988807</text:p>
          </table:table-cell>
          <table:table-cell office:value-type="float" office:value="3.8922127586" calcext:value-type="float">
            <text:p>3.8922127586</text:p>
          </table:table-cell>
          <table:table-cell office:value-type="float" office:value="3.34032659837" calcext:value-type="float">
            <text:p>3.3403265984</text:p>
          </table:table-cell>
          <table:table-cell office:value-type="float" office:value="2.82428574787" calcext:value-type="float">
            <text:p>2.8242857479</text:p>
          </table:table-cell>
          <table:table-cell office:value-type="float" office:value="3.11607288751" calcext:value-type="float">
            <text:p>3.1160728875</text:p>
          </table:table-cell>
          <table:table-cell office:value-type="float" office:value="1.96251426073" calcext:value-type="float">
            <text:p>1.9625142607</text:p>
          </table:table-cell>
          <table:table-cell office:value-type="float" office:value="3.85168879941" calcext:value-type="float">
            <text:p>3.8516887994</text:p>
          </table:table-cell>
          <table:table-cell office:value-type="float" office:value="2.67783873187" calcext:value-type="float">
            <text:p>2.6778387319</text:p>
          </table:table-cell>
          <table:table-cell office:value-type="float" office:value="3.20565894384" calcext:value-type="float">
            <text:p>3.2056589438</text:p>
          </table:table-cell>
          <table:table-cell office:value-type="float" office:value="3.74532481939" calcext:value-type="float">
            <text:p>3.7453248194</text:p>
          </table:table-cell>
          <table:table-cell office:value-type="float" office:value="3.2967874996" calcext:value-type="float">
            <text:p>3.2967874996</text:p>
          </table:table-cell>
          <table:table-cell office:value-type="float" office:value="3.57087439222" calcext:value-type="float">
            <text:p>3.5708743922</text:p>
          </table:table-cell>
          <table:table-cell office:value-type="float" office:value="3.97068807265" calcext:value-type="float">
            <text:p>3.9706880727</text:p>
          </table:table-cell>
          <table:table-cell office:value-type="float" office:value="2.91403051362" calcext:value-type="float">
            <text:p>2.9140305136</text:p>
          </table:table-cell>
          <table:table-cell office:value-type="float" office:value="3.08601749426" calcext:value-type="float">
            <text:p>3.0860174943</text:p>
          </table:table-cell>
          <table:table-cell office:value-type="float" office:value="3.81279945784" calcext:value-type="float">
            <text:p>3.8127994578</text:p>
          </table:table-cell>
          <table:table-cell office:value-type="float" office:value="3.73308233458" calcext:value-type="float">
            <text:p>3.7330823346</text:p>
          </table:table-cell>
          <table:table-cell office:value-type="float" office:value="2.84864773605" calcext:value-type="float">
            <text:p>2.8486477361</text:p>
          </table:table-cell>
          <table:table-cell office:value-type="float" office:value="3.69799938822" calcext:value-type="float">
            <text:p>3.6979993882</text:p>
          </table:table-cell>
          <table:table-cell office:value-type="float" office:value="3.51427874608" calcext:value-type="float">
            <text:p>3.5142787461</text:p>
          </table:table-cell>
          <table:table-cell office:value-type="float" office:value="3.29720062641" calcext:value-type="float">
            <text:p>3.2972006264</text:p>
          </table:table-cell>
          <table:table-cell office:value-type="float" office:value="254.383472548" calcext:value-type="float">
            <text:p>254.383472548</text:p>
          </table:table-cell>
          <table:table-cell office:value-type="float" office:value="254.86444518" calcext:value-type="float">
            <text:p>254.86444518</text:p>
          </table:table-cell>
          <table:table-cell office:value-type="float" office:value="3.96487730813" calcext:value-type="float">
            <text:p>3.9648773081</text:p>
          </table:table-cell>
          <table:table-cell office:value-type="float" office:value="3.77484177756" calcext:value-type="float">
            <text:p>3.7748417776</text:p>
          </table:table-cell>
          <table:table-cell office:value-type="float" office:value="3.01186074455" calcext:value-type="float">
            <text:p>3.0118607446</text:p>
          </table:table-cell>
          <table:table-cell office:value-type="float" office:value="3.81801112324" calcext:value-type="float">
            <text:p>3.8180111232</text:p>
          </table:table-cell>
          <table:table-cell office:value-type="float" office:value="3.20054964256" calcext:value-type="float">
            <text:p>3.2005496426</text:p>
          </table:table-cell>
          <table:table-cell office:value-type="float" office:value="3.34173300126" calcext:value-type="float">
            <text:p>3.3417330013</text:p>
          </table:table-cell>
          <table:table-cell office:value-type="float" office:value="2.63246017801" calcext:value-type="float">
            <text:p>2.632460178</text:p>
          </table:table-cell>
          <table:table-cell office:value-type="float" office:value="3.68222274573" calcext:value-type="float">
            <text:p>3.6822227457</text:p>
          </table:table-cell>
          <table:table-cell office:value-type="float" office:value="3.22251895492" calcext:value-type="float">
            <text:p>3.2225189549</text:p>
          </table:table-cell>
          <table:table-cell office:value-type="float" office:value="254.55533089" calcext:value-type="float">
            <text:p>254.55533089</text:p>
          </table:table-cell>
          <table:table-cell office:value-type="float" office:value="3.99278146696" calcext:value-type="float">
            <text:p>3.992781467</text:p>
          </table:table-cell>
          <table:table-cell office:value-type="float" office:value="3.47507703843" calcext:value-type="float">
            <text:p>3.4750770384</text:p>
          </table:table-cell>
          <table:table-cell office:value-type="float" office:value="3.78180201655" calcext:value-type="float">
            <text:p>3.7818020166</text:p>
          </table:table-cell>
          <table:table-cell office:value-type="float" office:value="254.779531456" calcext:value-type="float">
            <text:p>254.779531456</text:p>
          </table:table-cell>
          <table:table-cell office:value-type="float" office:value="254.879184702" calcext:value-type="float">
            <text:p>254.879184702</text:p>
          </table:table-cell>
          <table:table-cell office:value-type="float" office:value="3.39114248503" calcext:value-type="float">
            <text:p>3.391142485</text:p>
          </table:table-cell>
          <table:table-cell office:value-type="float" office:value="254.642783255" calcext:value-type="float">
            <text:p>254.642783255</text:p>
          </table:table-cell>
          <table:table-cell office:value-type="float" office:value="3.02982710296" calcext:value-type="float">
            <text:p>3.029827103</text:p>
          </table:table-cell>
          <table:table-cell office:value-type="float" office:value="2.56155339149" calcext:value-type="float">
            <text:p>2.5615533915</text:p>
          </table:table-cell>
          <table:table-cell office:value-type="float" office:value="2.71255500647" calcext:value-type="float">
            <text:p>2.7125550065</text:p>
          </table:table-cell>
          <table:table-cell office:value-type="float" office:value="2.55511044714" calcext:value-type="float">
            <text:p>2.5551104471</text:p>
          </table:table-cell>
          <table:table-cell office:value-type="float" office:value="34.0254048759" calcext:value-type="float">
            <text:p>34.0254048759</text:p>
          </table:table-cell>
          <table:table-cell office:value-type="float" office:value="81.7051437685" calcext:value-type="float">
            <text:p>81.7051437685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88809003349" calcext:value-type="float">
            <text:p>4.8880900335</text:p>
          </table:table-cell>
          <table:table-cell office:value-type="float" office:value="2.44543807879" calcext:value-type="float">
            <text:p>2.4454380788</text:p>
          </table:table-cell>
          <table:table-cell office:value-type="float" office:value="4.22487226159" calcext:value-type="float">
            <text:p>4.2248722616</text:p>
          </table:table-cell>
          <table:table-cell office:value-type="float" office:value="2.76587177097" calcext:value-type="float">
            <text:p>2.765871771</text:p>
          </table:table-cell>
          <table:table-cell office:value-type="float" office:value="3.7729861731" calcext:value-type="float">
            <text:p>3.7729861731</text:p>
          </table:table-cell>
          <table:table-cell office:value-type="float" office:value="3.57741659336" calcext:value-type="float">
            <text:p>3.5774165934</text:p>
          </table:table-cell>
          <table:table-cell office:value-type="float" office:value="2.01820348982" calcext:value-type="float">
            <text:p>2.0182034898</text:p>
          </table:table-cell>
          <table:table-cell office:value-type="float" office:value="3.79803279681" calcext:value-type="float">
            <text:p>3.7980327968</text:p>
          </table:table-cell>
          <table:table-cell office:value-type="float" office:value="2.36512820251" calcext:value-type="float">
            <text:p>2.3651282025</text:p>
          </table:table-cell>
          <table:table-cell office:value-type="float" office:value="3.00564504836" calcext:value-type="float">
            <text:p>3.0056450484</text:p>
          </table:table-cell>
          <table:table-cell office:value-type="float" office:value="6.47000345916" calcext:value-type="float">
            <text:p>6.4700034592</text:p>
          </table:table-cell>
          <table:table-cell office:value-type="float" office:value="5.57864581404" calcext:value-type="float">
            <text:p>5.578645814</text:p>
          </table:table-cell>
          <table:table-cell office:value-type="float" office:value="6.28719201581" calcext:value-type="float">
            <text:p>6.2871920158</text:p>
          </table:table-cell>
          <table:table-cell office:value-type="float" office:value="6.5004234997" calcext:value-type="float">
            <text:p>6.5004234997</text:p>
          </table:table-cell>
          <table:table-cell office:value-type="float" office:value="4.05496375739" calcext:value-type="float">
            <text:p>4.0549637574</text:p>
          </table:table-cell>
          <table:table-cell office:value-type="float" office:value="5.7012334594" calcext:value-type="float">
            <text:p>5.7012334594</text:p>
          </table:table-cell>
          <table:table-cell office:value-type="float" office:value="6.50233634995" calcext:value-type="float">
            <text:p>6.50233635</text:p>
          </table:table-cell>
          <table:table-cell office:value-type="float" office:value="5.94072527419" calcext:value-type="float">
            <text:p>5.9407252742</text:p>
          </table:table-cell>
          <table:table-cell office:value-type="float" office:value="5.97299479302" calcext:value-type="float">
            <text:p>5.972994793</text:p>
          </table:table-cell>
          <table:table-cell office:value-type="float" office:value="6.43470437151" calcext:value-type="float">
            <text:p>6.4347043715</text:p>
          </table:table-cell>
          <table:table-cell office:value-type="float" office:value="5.63701761402" calcext:value-type="float">
            <text:p>5.637017614</text:p>
          </table:table-cell>
          <table:table-cell office:value-type="float" office:value="5.00824931793" calcext:value-type="float">
            <text:p>5.0082493179</text:p>
          </table:table-cell>
          <table:table-cell office:value-type="float" office:value="14.8221692575" calcext:value-type="float">
            <text:p>14.8221692575</text:p>
          </table:table-cell>
          <table:table-cell office:value-type="float" office:value="4.70545037475" calcext:value-type="float">
            <text:p>4.7054503748</text:p>
          </table:table-cell>
          <table:table-cell office:value-type="float" office:value="10.1271005951" calcext:value-type="float">
            <text:p>10.1271005951</text:p>
          </table:table-cell>
          <table:table-cell office:value-type="float" office:value="5.65532563093" calcext:value-type="float">
            <text:p>5.6553256309</text:p>
          </table:table-cell>
          <table:table-cell office:value-type="float" office:value="15.2989772049" calcext:value-type="float">
            <text:p>15.2989772049</text:p>
          </table:table-cell>
          <table:table-cell office:value-type="float" office:value="5.79017844362" calcext:value-type="float">
            <text:p>5.7901784436</text:p>
          </table:table-cell>
          <table:table-cell office:value-type="float" office:value="15.1686906927" calcext:value-type="float">
            <text:p>15.1686906927</text:p>
          </table:table-cell>
          <table:table-cell office:value-type="float" office:value="5.852272933" calcext:value-type="float">
            <text:p>5.852272933</text:p>
          </table:table-cell>
          <table:table-cell office:value-type="float" office:value="6.50925885038" calcext:value-type="float">
            <text:p>6.5092588504</text:p>
          </table:table-cell>
          <table:table-cell office:value-type="float" office:value="5.85273357945" calcext:value-type="float">
            <text:p>5.8527335795</text:p>
          </table:table-cell>
          <table:table-cell office:value-type="float" office:value="6.07203276396" calcext:value-type="float">
            <text:p>6.072032764</text:p>
          </table:table-cell>
          <table:table-cell office:value-type="float" office:value="5.75034156993" calcext:value-type="float">
            <text:p>5.7503415699</text:p>
          </table:table-cell>
          <table:table-cell office:value-type="float" office:value="15.0422022377" calcext:value-type="float">
            <text:p>15.0422022377</text:p>
          </table:table-cell>
          <table:table-cell office:value-type="float" office:value="6.10400276236" calcext:value-type="float">
            <text:p>6.1040027624</text:p>
          </table:table-cell>
          <table:table-cell office:value-type="float" office:value="6.39262220079" calcext:value-type="float">
            <text:p>6.3926222008</text:p>
          </table:table-cell>
          <table:table-cell office:value-type="float" office:value="5.43830376948" calcext:value-type="float">
            <text:p>5.4383037695</text:p>
          </table:table-cell>
          <table:table-cell office:value-type="float" office:value="5.99668227059" calcext:value-type="float">
            <text:p>5.9966822706</text:p>
          </table:table-cell>
          <table:table-cell office:value-type="float" office:value="4.84577031761" calcext:value-type="float">
            <text:p>4.8457703176</text:p>
          </table:table-cell>
          <table:table-cell office:value-type="float" office:value="5.711965915" calcext:value-type="float">
            <text:p>5.711965915</text:p>
          </table:table-cell>
          <table:table-cell office:value-type="float" office:value="5.6052874972" calcext:value-type="float">
            <text:p>5.6052874972</text:p>
          </table:table-cell>
          <table:table-cell office:value-type="float" office:value="5.46361448453" calcext:value-type="float">
            <text:p>5.4636144845</text:p>
          </table:table-cell>
          <table:table-cell office:value-type="float" office:value="6.05928288953" calcext:value-type="float">
            <text:p>6.0592828895</text:p>
          </table:table-cell>
          <table:table-cell office:value-type="float" office:value="5.84910183031" calcext:value-type="float">
            <text:p>5.8491018303</text:p>
          </table:table-cell>
          <table:table-cell office:value-type="float" office:value="4.82804808615" calcext:value-type="float">
            <text:p>4.8280480862</text:p>
          </table:table-cell>
          <table:table-cell office:value-type="float" office:value="6.09277314857" calcext:value-type="float">
            <text:p>6.0927731486</text:p>
          </table:table-cell>
          <table:table-cell office:value-type="float" office:value="5.2996347244" calcext:value-type="float">
            <text:p>5.2996347244</text:p>
          </table:table-cell>
          <table:table-cell office:value-type="float" office:value="4.97009001937" calcext:value-type="float">
            <text:p>4.9700900194</text:p>
          </table:table-cell>
          <table:table-cell office:value-type="float" office:value="6.82254390356" calcext:value-type="float">
            <text:p>6.8225439036</text:p>
          </table:table-cell>
          <table:table-cell office:value-type="float" office:value="9.86929110834" calcext:value-type="float">
            <text:p>9.8692911083</text:p>
          </table:table-cell>
          <table:table-cell office:value-type="float" office:value="5.50438797701" calcext:value-type="float">
            <text:p>5.504387977</text:p>
          </table:table-cell>
          <table:table-cell office:value-type="float" office:value="6.00187017906" calcext:value-type="float">
            <text:p>6.0018701791</text:p>
          </table:table-cell>
          <table:table-cell office:value-type="float" office:value="6.02185197915" calcext:value-type="float">
            <text:p>6.0218519792</text:p>
          </table:table-cell>
          <table:table-cell office:value-type="float" office:value="13.9377097068" calcext:value-type="float">
            <text:p>13.9377097068</text:p>
          </table:table-cell>
          <table:table-cell office:value-type="float" office:value="5.11379270658" calcext:value-type="float">
            <text:p>5.1137927066</text:p>
          </table:table-cell>
          <table:table-cell office:value-type="float" office:value="5.42797650703" calcext:value-type="float">
            <text:p>5.427976507</text:p>
          </table:table-cell>
          <table:table-cell office:value-type="float" office:value="5.13003296952" calcext:value-type="float">
            <text:p>5.1300329695</text:p>
          </table:table-cell>
          <table:table-cell office:value-type="float" office:value="5.1609136051" calcext:value-type="float">
            <text:p>5.1609136051</text:p>
          </table:table-cell>
          <table:table-cell office:value-type="float" office:value="5.3333785362" calcext:value-type="float">
            <text:p>5.3333785362</text:p>
          </table:table-cell>
          <table:table-cell office:value-type="float" office:value="6.36842503749" calcext:value-type="float">
            <text:p>6.3684250375</text:p>
          </table:table-cell>
          <table:table-cell office:value-type="float" office:value="5.15007501861" calcext:value-type="float">
            <text:p>5.1500750186</text:p>
          </table:table-cell>
          <table:table-cell office:value-type="float" office:value="5.80160080376" calcext:value-type="float">
            <text:p>5.8016008038</text:p>
          </table:table-cell>
          <table:table-cell office:value-type="float" office:value="5.88023422893" calcext:value-type="float">
            <text:p>5.8802342289</text:p>
          </table:table-cell>
          <table:table-cell office:value-type="float" office:value="6.05626137611" calcext:value-type="float">
            <text:p>6.0562613761</text:p>
          </table:table-cell>
          <table:table-cell office:value-type="float" office:value="6.75477803846" calcext:value-type="float">
            <text:p>6.7547780385</text:p>
          </table:table-cell>
          <table:table-cell office:value-type="float" office:value="5.16511182724" calcext:value-type="float">
            <text:p>5.1651118272</text:p>
          </table:table-cell>
          <table:table-cell office:value-type="float" office:value="5.5801646538" calcext:value-type="float">
            <text:p>5.5801646538</text:p>
          </table:table-cell>
          <table:table-cell office:value-type="float" office:value="5.37698351593" calcext:value-type="float">
            <text:p>5.3769835159</text:p>
          </table:table-cell>
          <table:table-cell office:value-type="float" office:value="5.91176514018" calcext:value-type="float">
            <text:p>5.9117651402</text:p>
          </table:table-cell>
          <table:table-cell office:value-type="float" office:value="5.63215099492" calcext:value-type="float">
            <text:p>5.6321509949</text:p>
          </table:table-cell>
          <table:table-cell office:value-type="float" office:value="5.21468013634" calcext:value-type="float">
            <text:p>5.2146801363</text:p>
          </table:table-cell>
          <table:table-cell office:value-type="float" office:value="5.52432713679" calcext:value-type="float">
            <text:p>5.5243271368</text:p>
          </table:table-cell>
          <table:table-cell office:value-type="float" office:value="5.81461954165" calcext:value-type="float">
            <text:p>5.8146195417</text:p>
          </table:table-cell>
          <table:table-cell office:value-type="float" office:value="5.05699728852" calcext:value-type="float">
            <text:p>5.0569972885</text:p>
          </table:table-cell>
          <table:table-cell office:value-type="float" office:value="6.16420915026" calcext:value-type="float">
            <text:p>6.1642091503</text:p>
          </table:table-cell>
          <table:table-cell office:value-type="float" office:value="5.12549272179" calcext:value-type="float">
            <text:p>5.1254927218</text:p>
          </table:table-cell>
          <table:table-cell office:value-type="float" office:value="16.1118874918" calcext:value-type="float">
            <text:p>16.1118874918</text:p>
          </table:table-cell>
          <table:table-cell office:value-type="float" office:value="11.0665143973" calcext:value-type="float">
            <text:p>11.0665143973</text:p>
          </table:table-cell>
          <table:table-cell office:value-type="float" office:value="6.69505214802" calcext:value-type="float">
            <text:p>6.695052148</text:p>
          </table:table-cell>
          <table:table-cell office:value-type="float" office:value="5.9612019182" calcext:value-type="float">
            <text:p>5.9612019182</text:p>
          </table:table-cell>
          <table:table-cell office:value-type="float" office:value="5.32454160873" calcext:value-type="float">
            <text:p>5.3245416087</text:p>
          </table:table-cell>
          <table:table-cell office:value-type="float" office:value="4.96834370986" calcext:value-type="float">
            <text:p>4.9683437099</text:p>
          </table:table-cell>
          <table:table-cell office:value-type="float" office:value="5.9317884606" calcext:value-type="float">
            <text:p>5.9317884606</text:p>
          </table:table-cell>
          <table:table-cell office:value-type="float" office:value="4.89170869514" calcext:value-type="float">
            <text:p>4.8917086951</text:p>
          </table:table-cell>
          <table:table-cell office:value-type="float" office:value="5.76590865938" calcext:value-type="float">
            <text:p>5.7659086594</text:p>
          </table:table-cell>
          <table:table-cell office:value-type="float" office:value="5.63537639471" calcext:value-type="float">
            <text:p>5.6353763947</text:p>
          </table:table-cell>
          <table:table-cell office:value-type="float" office:value="5.69302033771" calcext:value-type="float">
            <text:p>5.6930203377</text:p>
          </table:table-cell>
          <table:table-cell office:value-type="float" office:value="15.3401596477" calcext:value-type="float">
            <text:p>15.3401596477</text:p>
          </table:table-cell>
          <table:table-cell office:value-type="float" office:value="6.37734791937" calcext:value-type="float">
            <text:p>6.3773479194</text:p>
          </table:table-cell>
          <table:table-cell office:value-type="float" office:value="6.3824179198" calcext:value-type="float">
            <text:p>6.3824179198</text:p>
          </table:table-cell>
          <table:table-cell office:value-type="float" office:value="6.48641976812" calcext:value-type="float">
            <text:p>6.4864197681</text:p>
          </table:table-cell>
          <table:table-cell office:value-type="float" office:value="13.4400436823" calcext:value-type="float">
            <text:p>13.4400436823</text:p>
          </table:table-cell>
          <table:table-cell office:value-type="float" office:value="10.0948026737" calcext:value-type="float">
            <text:p>10.0948026737</text:p>
          </table:table-cell>
          <table:table-cell office:value-type="float" office:value="6.0813484177" calcext:value-type="float">
            <text:p>6.0813484177</text:p>
          </table:table-cell>
          <table:table-cell office:value-type="float" office:value="14.6181382698" calcext:value-type="float">
            <text:p>14.6181382698</text:p>
          </table:table-cell>
          <table:table-cell office:value-type="float" office:value="5.40173730531" calcext:value-type="float">
            <text:p>5.4017373053</text:p>
          </table:table-cell>
          <table:table-cell office:value-type="float" office:value="4.76228113229" calcext:value-type="float">
            <text:p>4.7622811323</text:p>
          </table:table-cell>
          <table:table-cell office:value-type="float" office:value="6.13263107925" calcext:value-type="float">
            <text:p>6.1326310793</text:p>
          </table:table-cell>
          <table:table-cell office:value-type="float" office:value="5.54476876417" calcext:value-type="float">
            <text:p>5.5447687642</text:p>
          </table:table-cell>
          <table:table-cell office:value-type="float" office:value="6.47863154415" calcext:value-type="float">
            <text:p>6.4786315442</text:p>
          </table:table-cell>
          <table:table-cell office:value-type="float" office:value="2.95669180788" calcext:value-type="float">
            <text:p>2.9566918079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6.27617898947" calcext:value-type="float">
            <text:p>6.2761789895</text:p>
          </table:table-cell>
          <table:table-cell office:value-type="float" office:value="5.61178505833" calcext:value-type="float">
            <text:p>5.6117850583</text:p>
          </table:table-cell>
          <table:table-cell office:value-type="float" office:value="5.76496896606" calcext:value-type="float">
            <text:p>5.7649689661</text:p>
          </table:table-cell>
          <table:table-cell office:value-type="float" office:value="5.47825342394" calcext:value-type="float">
            <text:p>5.4782534239</text:p>
          </table:table-cell>
          <table:table-cell office:value-type="float" office:value="4.65601377205" calcext:value-type="float">
            <text:p>4.6560137721</text:p>
          </table:table-cell>
          <table:table-cell office:value-type="float" office:value="3.68826558317" calcext:value-type="float">
            <text:p>3.6882655832</text:p>
          </table:table-cell>
          <table:table-cell office:value-type="float" office:value="3.89673566436" calcext:value-type="float">
            <text:p>3.8967356644</text:p>
          </table:table-cell>
          <table:table-cell office:value-type="float" office:value="4.26874323324" calcext:value-type="float">
            <text:p>4.2687432332</text:p>
          </table:table-cell>
          <table:table-cell office:value-type="float" office:value="3.89214047617" calcext:value-type="float">
            <text:p>3.8921404762</text:p>
          </table:table-cell>
          <table:table-cell office:value-type="float" office:value="4.42879180223" calcext:value-type="float">
            <text:p>4.4287918022</text:p>
          </table:table-cell>
          <table:table-cell office:value-type="float" office:value="3.92419401623" calcext:value-type="float">
            <text:p>3.9241940162</text:p>
          </table:table-cell>
          <table:table-cell office:value-type="float" office:value="4.70537750351" calcext:value-type="float">
            <text:p>4.7053775035</text:p>
          </table:table-cell>
          <table:table-cell office:value-type="float" office:value="3.84786756041" calcext:value-type="float">
            <text:p>3.8478675604</text:p>
          </table:table-cell>
          <table:table-cell office:value-type="float" office:value="5.02745704194" calcext:value-type="float">
            <text:p>5.0274570419</text:p>
          </table:table-cell>
          <table:table-cell office:value-type="float" office:value="3.230775283" calcext:value-type="float">
            <text:p>3.230775283</text:p>
          </table:table-cell>
          <table:table-cell office:value-type="float" office:value="3.67272614493" calcext:value-type="float">
            <text:p>3.6727261449</text:p>
          </table:table-cell>
          <table:table-cell office:value-type="float" office:value="4.78163116241" calcext:value-type="float">
            <text:p>4.7816311624</text:p>
          </table:table-cell>
          <table:table-cell office:value-type="float" office:value="5.49449802288" calcext:value-type="float">
            <text:p>5.4944980229</text:p>
          </table:table-cell>
          <table:table-cell office:value-type="float" office:value="4.8041959319" calcext:value-type="float">
            <text:p>4.8041959319</text:p>
          </table:table-cell>
          <table:table-cell office:value-type="float" office:value="3.39123157429" calcext:value-type="float">
            <text:p>3.3912315743</text:p>
          </table:table-cell>
          <table:table-cell office:value-type="float" office:value="3.67213199502" calcext:value-type="float">
            <text:p>3.672131995</text:p>
          </table:table-cell>
          <table:table-cell office:value-type="float" office:value="3.86622974147" calcext:value-type="float">
            <text:p>3.8662297415</text:p>
          </table:table-cell>
          <table:table-cell office:value-type="float" office:value="0.0508661811" calcext:value-type="float">
            <text:p>0.0508661811</text:p>
          </table:table-cell>
          <table:table-cell office:value-type="float" office:value="4.22033567851" calcext:value-type="float">
            <text:p>4.2203356785</text:p>
          </table:table-cell>
          <table:table-cell office:value-type="float" office:value="0.2036494552" calcext:value-type="float">
            <text:p>0.2036494552</text:p>
          </table:table-cell>
          <table:table-cell office:value-type="float" office:value="4.0540332009" calcext:value-type="float">
            <text:p>4.0540332009</text:p>
          </table:table-cell>
          <table:table-cell office:value-type="float" office:value="0.050852489" calcext:value-type="float">
            <text:p>0.050852489</text:p>
          </table:table-cell>
          <table:table-cell office:value-type="float" office:value="3.6632797593" calcext:value-type="float">
            <text:p>3.6632797593</text:p>
          </table:table-cell>
          <table:table-cell office:value-type="float" office:value="0.0508683386" calcext:value-type="float">
            <text:p>0.0508683386</text:p>
          </table:table-cell>
          <table:table-cell office:value-type="float" office:value="4.60673212005" calcext:value-type="float">
            <text:p>4.6067321201</text:p>
          </table:table-cell>
          <table:table-cell office:value-type="float" office:value="4.49924887743" calcext:value-type="float">
            <text:p>4.4992488774</text:p>
          </table:table-cell>
          <table:table-cell office:value-type="float" office:value="4.32069028185" calcext:value-type="float">
            <text:p>4.3206902819</text:p>
          </table:table-cell>
          <table:table-cell office:value-type="float" office:value="4.60238030979" calcext:value-type="float">
            <text:p>4.6023803098</text:p>
          </table:table-cell>
          <table:table-cell office:value-type="float" office:value="5.12026849773" calcext:value-type="float">
            <text:p>5.1202684977</text:p>
          </table:table-cell>
          <table:table-cell office:value-type="float" office:value="0.0508602547" calcext:value-type="float">
            <text:p>0.0508602547</text:p>
          </table:table-cell>
          <table:table-cell office:value-type="float" office:value="4.63842723379" calcext:value-type="float">
            <text:p>4.6384272338</text:p>
          </table:table-cell>
          <table:table-cell office:value-type="float" office:value="3.59540073451" calcext:value-type="float">
            <text:p>3.5954007345</text:p>
          </table:table-cell>
          <table:table-cell office:value-type="float" office:value="3.54901054635" calcext:value-type="float">
            <text:p>3.5490105464</text:p>
          </table:table-cell>
          <table:table-cell office:value-type="float" office:value="3.95288108353" calcext:value-type="float">
            <text:p>3.9528810835</text:p>
          </table:table-cell>
          <table:table-cell office:value-type="float" office:value="3.97978590741" calcext:value-type="float">
            <text:p>3.9797859074</text:p>
          </table:table-cell>
          <table:table-cell office:value-type="float" office:value="4.15678867086" calcext:value-type="float">
            <text:p>4.1567886709</text:p>
          </table:table-cell>
          <table:table-cell office:value-type="float" office:value="3.83555117464" calcext:value-type="float">
            <text:p>3.8355511746</text:p>
          </table:table-cell>
          <table:table-cell office:value-type="float" office:value="4.03004352433" calcext:value-type="float">
            <text:p>4.0300435243</text:p>
          </table:table-cell>
          <table:table-cell office:value-type="float" office:value="3.99829219277" calcext:value-type="float">
            <text:p>3.9982921928</text:p>
          </table:table-cell>
          <table:table-cell office:value-type="float" office:value="5.64261847461" calcext:value-type="float">
            <text:p>5.6426184746</text:p>
          </table:table-cell>
          <table:table-cell office:value-type="float" office:value="3.5397824587" calcext:value-type="float">
            <text:p>3.5397824587</text:p>
          </table:table-cell>
          <table:table-cell office:value-type="float" office:value="4.1491177831" calcext:value-type="float">
            <text:p>4.1491177831</text:p>
          </table:table-cell>
          <table:table-cell office:value-type="float" office:value="4.0325422833" calcext:value-type="float">
            <text:p>4.0325422833</text:p>
          </table:table-cell>
          <table:table-cell office:value-type="float" office:value="4.24743721717" calcext:value-type="float">
            <text:p>4.2474372172</text:p>
          </table:table-cell>
          <table:table-cell office:value-type="float" office:value="5.39790124294" calcext:value-type="float">
            <text:p>5.3979012429</text:p>
          </table:table-cell>
          <table:table-cell office:value-type="float" office:value="0.0509183496" calcext:value-type="float">
            <text:p>0.0509183496</text:p>
          </table:table-cell>
          <table:table-cell office:value-type="float" office:value="4.21797761874" calcext:value-type="float">
            <text:p>4.2179776187</text:p>
          </table:table-cell>
          <table:table-cell office:value-type="float" office:value="4.14655841274" calcext:value-type="float">
            <text:p>4.1465584127</text:p>
          </table:table-cell>
          <table:table-cell office:value-type="float" office:value="3.95873490562" calcext:value-type="float">
            <text:p>3.9587349056</text:p>
          </table:table-cell>
          <table:table-cell office:value-type="float" office:value="0.0509140957" calcext:value-type="float">
            <text:p>0.0509140957</text:p>
          </table:table-cell>
          <table:table-cell office:value-type="float" office:value="3.80290875116" calcext:value-type="float">
            <text:p>3.8029087512</text:p>
          </table:table-cell>
          <table:table-cell office:value-type="float" office:value="3.81786584081" calcext:value-type="float">
            <text:p>3.8178658408</text:p>
          </table:table-cell>
          <table:table-cell office:value-type="float" office:value="3.48755441822" calcext:value-type="float">
            <text:p>3.4875544182</text:p>
          </table:table-cell>
          <table:table-cell office:value-type="float" office:value="4.06346106289" calcext:value-type="float">
            <text:p>4.0634610629</text:p>
          </table:table-cell>
          <table:table-cell office:value-type="float" office:value="4.80599404211" calcext:value-type="float">
            <text:p>4.8059940421</text:p>
          </table:table-cell>
          <table:table-cell office:value-type="float" office:value="4.35567917622" calcext:value-type="float">
            <text:p>4.3556791762</text:p>
          </table:table-cell>
          <table:table-cell office:value-type="float" office:value="6.91461930035" calcext:value-type="float">
            <text:p>6.9146193004</text:p>
          </table:table-cell>
          <table:table-cell office:value-type="float" office:value="3.52405255474" calcext:value-type="float">
            <text:p>3.5240525547</text:p>
          </table:table-cell>
          <table:table-cell office:value-type="float" office:value="5.0683705552" calcext:value-type="float">
            <text:p>5.0683705552</text:p>
          </table:table-cell>
          <table:table-cell office:value-type="float" office:value="4.23412747927" calcext:value-type="float">
            <text:p>4.2341274793</text:p>
          </table:table-cell>
          <table:table-cell office:value-type="float" office:value="3.6240664878" calcext:value-type="float">
            <text:p>3.6240664878</text:p>
          </table:table-cell>
          <table:table-cell office:value-type="float" office:value="3.93672704754" calcext:value-type="float">
            <text:p>3.9367270475</text:p>
          </table:table-cell>
          <table:table-cell office:value-type="float" office:value="3.8012803328" calcext:value-type="float">
            <text:p>3.8012803328</text:p>
          </table:table-cell>
          <table:table-cell office:value-type="float" office:value="3.4186082285" calcext:value-type="float">
            <text:p>3.4186082285</text:p>
          </table:table-cell>
          <table:table-cell office:value-type="float" office:value="4.65775455817" calcext:value-type="float">
            <text:p>4.6577545582</text:p>
          </table:table-cell>
          <table:table-cell office:value-type="float" office:value="4.39839008174" calcext:value-type="float">
            <text:p>4.3983900817</text:p>
          </table:table-cell>
          <table:table-cell office:value-type="float" office:value="3.56011364785" calcext:value-type="float">
            <text:p>3.5601136479</text:p>
          </table:table-cell>
          <table:table-cell office:value-type="float" office:value="3.63604598461" calcext:value-type="float">
            <text:p>3.6360459846</text:p>
          </table:table-cell>
          <table:table-cell office:value-type="float" office:value="4.76461553639" calcext:value-type="float">
            <text:p>4.7646155364</text:p>
          </table:table-cell>
          <table:table-cell office:value-type="float" office:value="3.67076592264" calcext:value-type="float">
            <text:p>3.6707659226</text:p>
          </table:table-cell>
          <table:table-cell office:value-type="float" office:value="3.86236980113" calcext:value-type="float">
            <text:p>3.8623698011</text:p>
          </table:table-cell>
          <table:table-cell office:value-type="float" office:value="4.11679559058" calcext:value-type="float">
            <text:p>4.1167955906</text:p>
          </table:table-cell>
          <table:table-cell office:value-type="float" office:value="0.0508208905" calcext:value-type="float">
            <text:p>0.0508208905</text:p>
          </table:table-cell>
          <table:table-cell office:value-type="float" office:value="0.050913313" calcext:value-type="float">
            <text:p>0.050913313</text:p>
          </table:table-cell>
          <table:table-cell office:value-type="float" office:value="3.42338487472" calcext:value-type="float">
            <text:p>3.4233848747</text:p>
          </table:table-cell>
          <table:table-cell office:value-type="float" office:value="3.59571041564" calcext:value-type="float">
            <text:p>3.5957104156</text:p>
          </table:table-cell>
          <table:table-cell office:value-type="float" office:value="4.50655309177" calcext:value-type="float">
            <text:p>4.5065530918</text:p>
          </table:table-cell>
          <table:table-cell office:value-type="float" office:value="3.55511278353" calcext:value-type="float">
            <text:p>3.5551127835</text:p>
          </table:table-cell>
          <table:table-cell office:value-type="float" office:value="4.24094563735" calcext:value-type="float">
            <text:p>4.2409456374</text:p>
          </table:table-cell>
          <table:table-cell office:value-type="float" office:value="4.06191894492" calcext:value-type="float">
            <text:p>4.0619189449</text:p>
          </table:table-cell>
          <table:table-cell office:value-type="float" office:value="5.15590736933" calcext:value-type="float">
            <text:p>5.1559073693</text:p>
          </table:table-cell>
          <table:table-cell office:value-type="float" office:value="3.68624639265" calcext:value-type="float">
            <text:p>3.6862463927</text:p>
          </table:table-cell>
          <table:table-cell office:value-type="float" office:value="4.21205859379" calcext:value-type="float">
            <text:p>4.2120585938</text:p>
          </table:table-cell>
          <table:table-cell office:value-type="float" office:value="0.0508560414" calcext:value-type="float">
            <text:p>0.0508560414</text:p>
          </table:table-cell>
          <table:table-cell office:value-type="float" office:value="3.39955326942" calcext:value-type="float">
            <text:p>3.3995532694</text:p>
          </table:table-cell>
          <table:table-cell office:value-type="float" office:value="3.90567739864" calcext:value-type="float">
            <text:p>3.9056773986</text:p>
          </table:table-cell>
          <table:table-cell office:value-type="float" office:value="3.58916901866" calcext:value-type="float">
            <text:p>3.5891690187</text:p>
          </table:table-cell>
          <table:table-cell office:value-type="float" office:value="0.0508957083" calcext:value-type="float">
            <text:p>0.0508957083</text:p>
          </table:table-cell>
          <table:table-cell office:value-type="float" office:value="0.0509183601" calcext:value-type="float">
            <text:p>0.0509183601</text:p>
          </table:table-cell>
          <table:table-cell office:value-type="float" office:value="4.00242767885" calcext:value-type="float">
            <text:p>4.0024276789</text:p>
          </table:table-cell>
          <table:table-cell office:value-type="float" office:value="0.0508717454" calcext:value-type="float">
            <text:p>0.0508717454</text:p>
          </table:table-cell>
          <table:table-cell office:value-type="float" office:value="4.28258237129" calcext:value-type="float">
            <text:p>4.2825823713</text:p>
          </table:table-cell>
          <table:table-cell office:value-type="float" office:value="5.29887489727" calcext:value-type="float">
            <text:p>5.2988748973</text:p>
          </table:table-cell>
          <table:table-cell office:value-type="float" office:value="5.00361091352" calcext:value-type="float">
            <text:p>5.0036109135</text:p>
          </table:table-cell>
          <table:table-cell office:value-type="float" office:value="5.31203518545" calcext:value-type="float">
            <text:p>5.3120351855</text:p>
          </table:table-cell>
          <table:table-cell office:value-type="float" office:value="3.72104153598" calcext:value-type="float">
            <text:p>3.721041536</text:p>
          </table:table-cell>
          <table:table-cell office:value-type="float" office:value="1.55886645349" calcext:value-type="float">
            <text:p>1.5588664535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1.0896485293" calcext:value-type="float">
            <text:p>1.0896485293</text:p>
          </table:table-cell>
          <table:table-cell office:value-type="float" office:value="0.852597596442" calcext:value-type="float">
            <text:p>0.8525975964</text:p>
          </table:table-cell>
          <table:table-cell office:value-type="float" office:value="0.999989381198" calcext:value-type="float">
            <text:p>0.9999893812</text:p>
          </table:table-cell>
          <table:table-cell office:value-type="float" office:value="0.866849001683" calcext:value-type="float">
            <text:p>0.8668490017</text:p>
          </table:table-cell>
          <table:table-cell office:value-type="float" office:value="0.880945168652" calcext:value-type="float">
            <text:p>0.8809451687</text:p>
          </table:table-cell>
          <table:table-cell office:value-type="float" office:value="0.792247109211" calcext:value-type="float">
            <text:p>0.7922471092</text:p>
          </table:table-cell>
          <table:table-cell office:value-type="float" office:value="0.689268322378" calcext:value-type="float">
            <text:p>0.6892683224</text:p>
          </table:table-cell>
          <table:table-cell office:value-type="float" office:value="0.853323932677" calcext:value-type="float">
            <text:p>0.8533239327</text:p>
          </table:table-cell>
          <table:table-cell office:value-type="float" office:value="0.714812325886" calcext:value-type="float">
            <text:p>0.7148123259</text:p>
          </table:table-cell>
          <table:table-cell office:value-type="float" office:value="0.805113331443" calcext:value-type="float">
            <text:p>0.8051133314</text:p>
          </table:table-cell>
          <table:table-cell office:value-type="float" office:value="1.03075925856" calcext:value-type="float">
            <text:p>1.0307592586</text:p>
          </table:table-cell>
          <table:table-cell office:value-type="float" office:value="1.02385985667" calcext:value-type="float">
            <text:p>1.0238598567</text:p>
          </table:table-cell>
          <table:table-cell office:value-type="float" office:value="1.01100299052" calcext:value-type="float">
            <text:p>1.0110029905</text:p>
          </table:table-cell>
          <table:table-cell office:value-type="float" office:value="1.117196083" calcext:value-type="float">
            <text:p>1.117196083</text:p>
          </table:table-cell>
          <table:table-cell office:value-type="float" office:value="0.79377647355" calcext:value-type="float">
            <text:p>0.7937764736</text:p>
          </table:table-cell>
          <table:table-cell office:value-type="float" office:value="0.952977699349" calcext:value-type="float">
            <text:p>0.9529776993</text:p>
          </table:table-cell>
          <table:table-cell office:value-type="float" office:value="1.09859795656" calcext:value-type="float">
            <text:p>1.0985979566</text:p>
          </table:table-cell>
          <table:table-cell office:value-type="float" office:value="1.11013014416" calcext:value-type="float">
            <text:p>1.1101301442</text:p>
          </table:table-cell>
          <table:table-cell office:value-type="float" office:value="1.05995931843" calcext:value-type="float">
            <text:p>1.0599593184</text:p>
          </table:table-cell>
          <table:table-cell office:value-type="float" office:value="0.987434789171" calcext:value-type="float">
            <text:p>0.9874347892</text:p>
          </table:table-cell>
          <table:table-cell office:value-type="float" office:value="0.948036317685" calcext:value-type="float">
            <text:p>0.9480363177</text:p>
          </table:table-cell>
          <table:table-cell office:value-type="float" office:value="0.914897909185" calcext:value-type="float">
            <text:p>0.9148979092</text:p>
          </table:table-cell>
          <table:table-cell office:value-type="float" office:value="1.37621302149" calcext:value-type="float">
            <text:p>1.3762130215</text:p>
          </table:table-cell>
          <table:table-cell office:value-type="float" office:value="0.918808935682" calcext:value-type="float">
            <text:p>0.9188089357</text:p>
          </table:table-cell>
          <table:table-cell office:value-type="float" office:value="1.02743892645" calcext:value-type="float">
            <text:p>1.0274389265</text:p>
          </table:table-cell>
          <table:table-cell office:value-type="float" office:value="0.978545901074" calcext:value-type="float">
            <text:p>0.9785459011</text:p>
          </table:table-cell>
          <table:table-cell office:value-type="float" office:value="1.41286340963" calcext:value-type="float">
            <text:p>1.4128634096</text:p>
          </table:table-cell>
          <table:table-cell office:value-type="float" office:value="0.95903697786" calcext:value-type="float">
            <text:p>0.9590369779</text:p>
          </table:table-cell>
          <table:table-cell office:value-type="float" office:value="1.40280802435" calcext:value-type="float">
            <text:p>1.4028080244</text:p>
          </table:table-cell>
          <table:table-cell office:value-type="float" office:value="1.03569968817" calcext:value-type="float">
            <text:p>1.0356996882</text:p>
          </table:table-cell>
          <table:table-cell office:value-type="float" office:value="1.07759457489" calcext:value-type="float">
            <text:p>1.0775945749</text:p>
          </table:table-cell>
          <table:table-cell office:value-type="float" office:value="1.01392854013" calcext:value-type="float">
            <text:p>1.0139285401</text:p>
          </table:table-cell>
          <table:table-cell office:value-type="float" office:value="1.05212424368" calcext:value-type="float">
            <text:p>1.0521242437</text:p>
          </table:table-cell>
          <table:table-cell office:value-type="float" office:value="1.06708040876" calcext:value-type="float">
            <text:p>1.0670804088</text:p>
          </table:table-cell>
          <table:table-cell office:value-type="float" office:value="1.39312367531" calcext:value-type="float">
            <text:p>1.3931236753</text:p>
          </table:table-cell>
          <table:table-cell office:value-type="float" office:value="1.05904583539" calcext:value-type="float">
            <text:p>1.0590458354</text:p>
          </table:table-cell>
          <table:table-cell office:value-type="float" office:value="0.99979339765" calcext:value-type="float">
            <text:p>0.9997933977</text:p>
          </table:table-cell>
          <table:table-cell office:value-type="float" office:value="0.923499476198" calcext:value-type="float">
            <text:p>0.9234994762</text:p>
          </table:table-cell>
          <table:table-cell office:value-type="float" office:value="0.996860263298" calcext:value-type="float">
            <text:p>0.9968602633</text:p>
          </table:table-cell>
          <table:table-cell office:value-type="float" office:value="0.911167076236" calcext:value-type="float">
            <text:p>0.9111670762</text:p>
          </table:table-cell>
          <table:table-cell office:value-type="float" office:value="0.990699245305" calcext:value-type="float">
            <text:p>0.9906992453</text:p>
          </table:table-cell>
          <table:table-cell office:value-type="float" office:value="0.958075487384" calcext:value-type="float">
            <text:p>0.9580754874</text:p>
          </table:table-cell>
          <table:table-cell office:value-type="float" office:value="0.96210177777" calcext:value-type="float">
            <text:p>0.9621017778</text:p>
          </table:table-cell>
          <table:table-cell office:value-type="float" office:value="1.00509496022" calcext:value-type="float">
            <text:p>1.0050949602</text:p>
          </table:table-cell>
          <table:table-cell office:value-type="float" office:value="1.11443654655" calcext:value-type="float">
            <text:p>1.1144365466</text:p>
          </table:table-cell>
          <table:table-cell office:value-type="float" office:value="0.876272026397" calcext:value-type="float">
            <text:p>0.8762720264</text:p>
          </table:table-cell>
          <table:table-cell office:value-type="float" office:value="1.01914705059" calcext:value-type="float">
            <text:p>1.0191470506</text:p>
          </table:table-cell>
          <table:table-cell office:value-type="float" office:value="0.949791301457" calcext:value-type="float">
            <text:p>0.9497913015</text:p>
          </table:table-cell>
          <table:table-cell office:value-type="float" office:value="0.941050961805" calcext:value-type="float">
            <text:p>0.9410509618</text:p>
          </table:table-cell>
          <table:table-cell office:value-type="float" office:value="1.16999911754" calcext:value-type="float">
            <text:p>1.1699991175</text:p>
          </table:table-cell>
          <table:table-cell office:value-type="float" office:value="0.995928562367" calcext:value-type="float">
            <text:p>0.9959285624</text:p>
          </table:table-cell>
          <table:table-cell office:value-type="float" office:value="0.979538037572" calcext:value-type="float">
            <text:p>0.9795380376</text:p>
          </table:table-cell>
          <table:table-cell office:value-type="float" office:value="1.01202066903" calcext:value-type="float">
            <text:p>1.012020669</text:p>
          </table:table-cell>
          <table:table-cell office:value-type="float" office:value="0.999225017866" calcext:value-type="float">
            <text:p>0.9992250179</text:p>
          </table:table-cell>
          <table:table-cell office:value-type="float" office:value="1.30817789368" calcext:value-type="float">
            <text:p>1.3081778937</text:p>
          </table:table-cell>
          <table:table-cell office:value-type="float" office:value="0.918116162184" calcext:value-type="float">
            <text:p>0.9181161622</text:p>
          </table:table-cell>
          <table:table-cell office:value-type="float" office:value="0.943209331814" calcext:value-type="float">
            <text:p>0.9432093318</text:p>
          </table:table-cell>
          <table:table-cell office:value-type="float" office:value="0.895312194685" calcext:value-type="float">
            <text:p>0.8953121947</text:p>
          </table:table-cell>
          <table:table-cell office:value-type="float" office:value="0.941573281054" calcext:value-type="float">
            <text:p>0.9415732811</text:p>
          </table:table-cell>
          <table:table-cell office:value-type="float" office:value="1.01132998362" calcext:value-type="float">
            <text:p>1.0113299836</text:p>
          </table:table-cell>
          <table:table-cell office:value-type="float" office:value="1.05591092451" calcext:value-type="float">
            <text:p>1.0559109245</text:p>
          </table:table-cell>
          <table:table-cell office:value-type="float" office:value="1.1581252565" calcext:value-type="float">
            <text:p>1.1581252565</text:p>
          </table:table-cell>
          <table:table-cell office:value-type="float" office:value="0.949294072701" calcext:value-type="float">
            <text:p>0.9492940727</text:p>
          </table:table-cell>
          <table:table-cell office:value-type="float" office:value="1.07302744665" calcext:value-type="float">
            <text:p>1.0730274467</text:p>
          </table:table-cell>
          <table:table-cell office:value-type="float" office:value="1.022843896" calcext:value-type="float">
            <text:p>1.022843896</text:p>
          </table:table-cell>
          <table:table-cell office:value-type="float" office:value="1.02958719623" calcext:value-type="float">
            <text:p>1.0295871962</text:p>
          </table:table-cell>
          <table:table-cell office:value-type="float" office:value="0.933121789641" calcext:value-type="float">
            <text:p>0.9331217896</text:p>
          </table:table-cell>
          <table:table-cell office:value-type="float" office:value="0.953546888536" calcext:value-type="float">
            <text:p>0.9535468885</text:p>
          </table:table-cell>
          <table:table-cell office:value-type="float" office:value="0.908882755393" calcext:value-type="float">
            <text:p>0.9088827554</text:p>
          </table:table-cell>
          <table:table-cell office:value-type="float" office:value="1.04412507704" calcext:value-type="float">
            <text:p>1.044125077</text:p>
          </table:table-cell>
          <table:table-cell office:value-type="float" office:value="1.00303293629" calcext:value-type="float">
            <text:p>1.0030329363</text:p>
          </table:table-cell>
          <table:table-cell office:value-type="float" office:value="0.907297463459" calcext:value-type="float">
            <text:p>0.9072974635</text:p>
          </table:table-cell>
          <table:table-cell office:value-type="float" office:value="0.936693385426" calcext:value-type="float">
            <text:p>0.9366933854</text:p>
          </table:table-cell>
          <table:table-cell office:value-type="float" office:value="1.04486610666" calcext:value-type="float">
            <text:p>1.0448661067</text:p>
          </table:table-cell>
          <table:table-cell office:value-type="float" office:value="0.903711416653" calcext:value-type="float">
            <text:p>0.9037114167</text:p>
          </table:table-cell>
          <table:table-cell office:value-type="float" office:value="1.00273102104" calcext:value-type="float">
            <text:p>1.002731021</text:p>
          </table:table-cell>
          <table:table-cell office:value-type="float" office:value="0.942937984051" calcext:value-type="float">
            <text:p>0.9429379841</text:p>
          </table:table-cell>
          <table:table-cell office:value-type="float" office:value="1.47539412458" calcext:value-type="float">
            <text:p>1.4753941246</text:p>
          </table:table-cell>
          <table:table-cell office:value-type="float" office:value="1.08781652791" calcext:value-type="float">
            <text:p>1.0878165279</text:p>
          </table:table-cell>
          <table:table-cell office:value-type="float" office:value="1.00973438005" calcext:value-type="float">
            <text:p>1.0097343801</text:p>
          </table:table-cell>
          <table:table-cell office:value-type="float" office:value="0.966925233301" calcext:value-type="float">
            <text:p>0.9669252333</text:p>
          </table:table-cell>
          <table:table-cell office:value-type="float" office:value="0.987828507717" calcext:value-type="float">
            <text:p>0.9878285077</text:p>
          </table:table-cell>
          <table:table-cell office:value-type="float" office:value="0.888136815763" calcext:value-type="float">
            <text:p>0.8881368158</text:p>
          </table:table-cell>
          <table:table-cell office:value-type="float" office:value="1.01387372177" calcext:value-type="float">
            <text:p>1.0138737218</text:p>
          </table:table-cell>
          <table:table-cell office:value-type="float" office:value="0.920931419604" calcext:value-type="float">
            <text:p>0.9209314196</text:p>
          </table:table-cell>
          <table:table-cell office:value-type="float" office:value="1.07098377897" calcext:value-type="float">
            <text:p>1.070983779</text:p>
          </table:table-cell>
          <table:table-cell office:value-type="float" office:value="0.94898674812" calcext:value-type="float">
            <text:p>0.9489867481</text:p>
          </table:table-cell>
          <table:table-cell office:value-type="float" office:value="0.993468183916" calcext:value-type="float">
            <text:p>0.9934681839</text:p>
          </table:table-cell>
          <table:table-cell office:value-type="float" office:value="1.41601355057" calcext:value-type="float">
            <text:p>1.4160135506</text:p>
          </table:table-cell>
          <table:table-cell office:value-type="float" office:value="0.983695758428" calcext:value-type="float">
            <text:p>0.9836957584</text:p>
          </table:table-cell>
          <table:table-cell office:value-type="float" office:value="1.02267063295" calcext:value-type="float">
            <text:p>1.022670633</text:p>
          </table:table-cell>
          <table:table-cell office:value-type="float" office:value="1.006467214" calcext:value-type="float">
            <text:p>1.006467214</text:p>
          </table:table-cell>
          <table:table-cell office:value-type="float" office:value="1.2700237574" calcext:value-type="float">
            <text:p>1.2700237574</text:p>
          </table:table-cell>
          <table:table-cell office:value-type="float" office:value="1.01323581465" calcext:value-type="float">
            <text:p>1.0132358147</text:p>
          </table:table-cell>
          <table:table-cell office:value-type="float" office:value="1.00709307186" calcext:value-type="float">
            <text:p>1.0070930719</text:p>
          </table:table-cell>
          <table:table-cell office:value-type="float" office:value="1.36052911945" calcext:value-type="float">
            <text:p>1.3605291195</text:p>
          </table:table-cell>
          <table:table-cell office:value-type="float" office:value="0.977830449329" calcext:value-type="float">
            <text:p>0.9778304493</text:p>
          </table:table-cell>
          <table:table-cell office:value-type="float" office:value="1.00536730272" calcext:value-type="float">
            <text:p>1.0053673027</text:p>
          </table:table-cell>
          <table:table-cell office:value-type="float" office:value="1.08733167676" calcext:value-type="float">
            <text:p>1.0873316768</text:p>
          </table:table-cell>
          <table:table-cell office:value-type="float" office:value="1.06602704219" calcext:value-type="float">
            <text:p>1.0660270422</text:p>
          </table:table-cell>
          <table:table-cell office:value-type="float" office:value="1.0164025593" calcext:value-type="float">
            <text:p>1.0164025593</text:p>
          </table:table-cell>
          <table:table-cell office:value-type="float" office:value="0.141450234032" calcext:value-type="float">
            <text:p>0.141450234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59500051302" calcext:value-type="float">
            <text:p>2.595000513</text:p>
          </table:table-cell>
          <table:table-cell office:value-type="float" office:value="2.61887633697" calcext:value-type="float">
            <text:p>2.618876337</text:p>
          </table:table-cell>
          <table:table-cell office:value-type="float" office:value="2.54526018208" calcext:value-type="float">
            <text:p>2.5452601821</text:p>
          </table:table-cell>
          <table:table-cell office:value-type="float" office:value="2.81275503769" calcext:value-type="float">
            <text:p>2.8127550377</text:p>
          </table:table-cell>
          <table:table-cell office:value-type="float" office:value="1.99828459483" calcext:value-type="float">
            <text:p>1.9982845948</text:p>
          </table:table-cell>
          <table:table-cell office:value-type="float" office:value="2.39915896271" calcext:value-type="float">
            <text:p>2.3991589627</text:p>
          </table:table-cell>
          <table:table-cell office:value-type="float" office:value="2.76588213202" calcext:value-type="float">
            <text:p>2.765882132</text:p>
          </table:table-cell>
          <table:table-cell office:value-type="float" office:value="2.79492809293" calcext:value-type="float">
            <text:p>2.7949280929</text:p>
          </table:table-cell>
          <table:table-cell office:value-type="float" office:value="2.66854665301" calcext:value-type="float">
            <text:p>2.668546653</text:p>
          </table:table-cell>
          <table:table-cell office:value-type="float" office:value="2.48588841167" calcext:value-type="float">
            <text:p>2.4858884117</text:p>
          </table:table-cell>
          <table:table-cell office:value-type="float" office:value="2.38670360869" calcext:value-type="float">
            <text:p>2.3867036087</text:p>
          </table:table-cell>
          <table:table-cell office:value-type="float" office:value="2.30326838743" calcext:value-type="float">
            <text:p>2.3032683874</text:p>
          </table:table-cell>
          <table:table-cell office:value-type="float" office:value="3.52237771078" calcext:value-type="float">
            <text:p>3.5223777108</text:p>
          </table:table-cell>
          <table:table-cell office:value-type="float" office:value="2.31309282742" calcext:value-type="float">
            <text:p>2.3130928274</text:p>
          </table:table-cell>
          <table:table-cell office:value-type="float" office:value="2.62783139099" calcext:value-type="float">
            <text:p>2.627831391</text:p>
          </table:table-cell>
          <table:table-cell office:value-type="float" office:value="2.46346804746" calcext:value-type="float">
            <text:p>2.4634680475</text:p>
          </table:table-cell>
          <table:table-cell office:value-type="float" office:value="3.61685822717" calcext:value-type="float">
            <text:p>3.6168582272</text:p>
          </table:table-cell>
          <table:table-cell office:value-type="float" office:value="2.41436058001" calcext:value-type="float">
            <text:p>2.41436058</text:p>
          </table:table-cell>
          <table:table-cell office:value-type="float" office:value="3.59034175582" calcext:value-type="float">
            <text:p>3.5903417558</text:p>
          </table:table-cell>
          <table:table-cell office:value-type="float" office:value="2.60742878092" calcext:value-type="float">
            <text:p>2.6074287809</text:p>
          </table:table-cell>
          <table:table-cell office:value-type="float" office:value="2.71294512754" calcext:value-type="float">
            <text:p>2.7129451275</text:p>
          </table:table-cell>
          <table:table-cell office:value-type="float" office:value="2.5526455839" calcext:value-type="float">
            <text:p>2.5526455839</text:p>
          </table:table-cell>
          <table:table-cell office:value-type="float" office:value="2.64883413511" calcext:value-type="float">
            <text:p>2.6488341351</text:p>
          </table:table-cell>
          <table:table-cell office:value-type="float" office:value="2.68645005881" calcext:value-type="float">
            <text:p>2.6864500588</text:p>
          </table:table-cell>
          <table:table-cell office:value-type="float" office:value="3.56594152296" calcext:value-type="float">
            <text:p>3.565941523</text:p>
          </table:table-cell>
          <table:table-cell office:value-type="float" office:value="2.70897181988" calcext:value-type="float">
            <text:p>2.7089718199</text:p>
          </table:table-cell>
          <table:table-cell office:value-type="float" office:value="2.51704489655" calcext:value-type="float">
            <text:p>2.5170448966</text:p>
          </table:table-cell>
          <table:table-cell office:value-type="float" office:value="2.32489271583" calcext:value-type="float">
            <text:p>2.3248927158</text:p>
          </table:table-cell>
          <table:table-cell office:value-type="float" office:value="2.50962972893" calcext:value-type="float">
            <text:p>2.5096297289</text:p>
          </table:table-cell>
          <table:table-cell office:value-type="float" office:value="2.29382521209" calcext:value-type="float">
            <text:p>2.2938252121</text:p>
          </table:table-cell>
          <table:table-cell office:value-type="float" office:value="2.49410881268" calcext:value-type="float">
            <text:p>2.4941088127</text:p>
          </table:table-cell>
          <table:table-cell office:value-type="float" office:value="2.4119605377" calcext:value-type="float">
            <text:p>2.4119605377</text:p>
          </table:table-cell>
          <table:table-cell office:value-type="float" office:value="2.42207908383" calcext:value-type="float">
            <text:p>2.4220790838</text:p>
          </table:table-cell>
          <table:table-cell office:value-type="float" office:value="2.5303645943" calcext:value-type="float">
            <text:p>2.5303645943</text:p>
          </table:table-cell>
          <table:table-cell office:value-type="float" office:value="2.80575172907" calcext:value-type="float">
            <text:p>2.8057517291</text:p>
          </table:table-cell>
          <table:table-cell office:value-type="float" office:value="2.20600789918" calcext:value-type="float">
            <text:p>2.2060078992</text:p>
          </table:table-cell>
          <table:table-cell office:value-type="float" office:value="2.56574843155" calcext:value-type="float">
            <text:p>2.5657484316</text:p>
          </table:table-cell>
          <table:table-cell office:value-type="float" office:value="2.3911010073" calcext:value-type="float">
            <text:p>2.3911010073</text:p>
          </table:table-cell>
          <table:table-cell office:value-type="float" office:value="2.36910667339" calcext:value-type="float">
            <text:p>2.3691066734</text:p>
          </table:table-cell>
          <table:table-cell office:value-type="float" office:value="2.94573550882" calcext:value-type="float">
            <text:p>2.9457355088</text:p>
          </table:table-cell>
          <table:table-cell office:value-type="float" office:value="2.54715044011" calcext:value-type="float">
            <text:p>2.5471504401</text:p>
          </table:table-cell>
          <table:table-cell office:value-type="float" office:value="2.46598279352" calcext:value-type="float">
            <text:p>2.4659827935</text:p>
          </table:table-cell>
          <table:table-cell office:value-type="float" office:value="2.54777931653" calcext:value-type="float">
            <text:p>2.5477793165</text:p>
          </table:table-cell>
          <table:table-cell office:value-type="float" office:value="2.51557120728" calcext:value-type="float">
            <text:p>2.5155712073</text:p>
          </table:table-cell>
          <table:table-cell office:value-type="float" office:value="3.34602298194" calcext:value-type="float">
            <text:p>3.3460229819</text:p>
          </table:table-cell>
          <table:table-cell office:value-type="float" office:value="2.3113403071" calcext:value-type="float">
            <text:p>2.3113403071</text:p>
          </table:table-cell>
          <table:table-cell office:value-type="float" office:value="2.3745289807" calcext:value-type="float">
            <text:p>2.3745289807</text:p>
          </table:table-cell>
          <table:table-cell office:value-type="float" office:value="2.25391016307" calcext:value-type="float">
            <text:p>2.2539101631</text:p>
          </table:table-cell>
          <table:table-cell office:value-type="float" office:value="2.37043268782" calcext:value-type="float">
            <text:p>2.3704326878</text:p>
          </table:table-cell>
          <table:table-cell office:value-type="float" office:value="2.54603278546" calcext:value-type="float">
            <text:p>2.5460327855</text:p>
          </table:table-cell>
          <table:table-cell office:value-type="float" office:value="2.65832657949" calcext:value-type="float">
            <text:p>2.6583265795</text:p>
          </table:table-cell>
          <table:table-cell office:value-type="float" office:value="2.91585187162" calcext:value-type="float">
            <text:p>2.9158518716</text:p>
          </table:table-cell>
          <table:table-cell office:value-type="float" office:value="2.38985350679" calcext:value-type="float">
            <text:p>2.3898535068</text:p>
          </table:table-cell>
          <table:table-cell office:value-type="float" office:value="2.70144192435" calcext:value-type="float">
            <text:p>2.7014419244</text:p>
          </table:table-cell>
          <table:table-cell office:value-type="float" office:value="2.57504123014" calcext:value-type="float">
            <text:p>2.5750412301</text:p>
          </table:table-cell>
          <table:table-cell office:value-type="float" office:value="2.59200849358" calcext:value-type="float">
            <text:p>2.5920084936</text:p>
          </table:table-cell>
          <table:table-cell office:value-type="float" office:value="2.38649175366" calcext:value-type="float">
            <text:p>2.3864917537</text:p>
          </table:table-cell>
          <table:table-cell office:value-type="float" office:value="2.400538873" calcext:value-type="float">
            <text:p>2.400538873</text:p>
          </table:table-cell>
          <table:table-cell office:value-type="float" office:value="2.28807801063" calcext:value-type="float">
            <text:p>2.2880780106</text:p>
          </table:table-cell>
          <table:table-cell office:value-type="float" office:value="2.62863963965" calcext:value-type="float">
            <text:p>2.6286396397</text:p>
          </table:table-cell>
          <table:table-cell office:value-type="float" office:value="2.52514435188" calcext:value-type="float">
            <text:p>2.5251443519</text:p>
          </table:table-cell>
          <table:table-cell office:value-type="float" office:value="2.28410051432" calcext:value-type="float">
            <text:p>2.2841005143</text:p>
          </table:table-cell>
          <table:table-cell office:value-type="float" office:value="2.35812479197" calcext:value-type="float">
            <text:p>2.358124792</text:p>
          </table:table-cell>
          <table:table-cell office:value-type="float" office:value="2.6305138897" calcext:value-type="float">
            <text:p>2.6305138897</text:p>
          </table:table-cell>
          <table:table-cell office:value-type="float" office:value="2.27504390194" calcext:value-type="float">
            <text:p>2.2750439019</text:p>
          </table:table-cell>
          <table:table-cell office:value-type="float" office:value="2.52438849004" calcext:value-type="float">
            <text:p>2.52438849</text:p>
          </table:table-cell>
          <table:table-cell office:value-type="float" office:value="2.37383073517" calcext:value-type="float">
            <text:p>2.3738307352</text:p>
          </table:table-cell>
          <table:table-cell office:value-type="float" office:value="3.77858301436" calcext:value-type="float">
            <text:p>3.7785830144</text:p>
          </table:table-cell>
          <table:table-cell office:value-type="float" office:value="2.78232290314" calcext:value-type="float">
            <text:p>2.7823229031</text:p>
          </table:table-cell>
          <table:table-cell office:value-type="float" office:value="2.54202892905" calcext:value-type="float">
            <text:p>2.5420289291</text:p>
          </table:table-cell>
          <table:table-cell office:value-type="float" office:value="2.43425990897" calcext:value-type="float">
            <text:p>2.434259909</text:p>
          </table:table-cell>
          <table:table-cell office:value-type="float" office:value="2.4868926456" calcext:value-type="float">
            <text:p>2.4868926456</text:p>
          </table:table-cell>
          <table:table-cell office:value-type="float" office:value="2.23589514958" calcext:value-type="float">
            <text:p>2.2358951496</text:p>
          </table:table-cell>
          <table:table-cell office:value-type="float" office:value="2.55244612197" calcext:value-type="float">
            <text:p>2.552446122</text:p>
          </table:table-cell>
          <table:table-cell office:value-type="float" office:value="2.31843271123" calcext:value-type="float">
            <text:p>2.3184327112</text:p>
          </table:table-cell>
          <table:table-cell office:value-type="float" office:value="2.69626604994" calcext:value-type="float">
            <text:p>2.6962660499</text:p>
          </table:table-cell>
          <table:table-cell office:value-type="float" office:value="2.38907817717" calcext:value-type="float">
            <text:p>2.3890781772</text:p>
          </table:table-cell>
          <table:table-cell office:value-type="float" office:value="2.50106952766" calcext:value-type="float">
            <text:p>2.5010695277</text:p>
          </table:table-cell>
          <table:table-cell office:value-type="float" office:value="3.6247529492" calcext:value-type="float">
            <text:p>3.6247529492</text:p>
          </table:table-cell>
          <table:table-cell office:value-type="float" office:value="2.47645231407" calcext:value-type="float">
            <text:p>2.4764523141</text:p>
          </table:table-cell>
          <table:table-cell office:value-type="float" office:value="2.57464749569" calcext:value-type="float">
            <text:p>2.5746474957</text:p>
          </table:table-cell>
          <table:table-cell office:value-type="float" office:value="2.53378900612" calcext:value-type="float">
            <text:p>2.5337890061</text:p>
          </table:table-cell>
          <table:table-cell office:value-type="float" office:value="3.24913655047" calcext:value-type="float">
            <text:p>3.2491365505</text:p>
          </table:table-cell>
          <table:table-cell office:value-type="float" office:value="2.59142305306" calcext:value-type="float">
            <text:p>2.5914230531</text:p>
          </table:table-cell>
          <table:table-cell office:value-type="float" office:value="2.53541200476" calcext:value-type="float">
            <text:p>2.5354120048</text:p>
          </table:table-cell>
          <table:table-cell office:value-type="float" office:value="3.48191920926" calcext:value-type="float">
            <text:p>3.4819192093</text:p>
          </table:table-cell>
          <table:table-cell office:value-type="float" office:value="2.50104472108" calcext:value-type="float">
            <text:p>2.5010447211</text:p>
          </table:table-cell>
          <table:table-cell office:value-type="float" office:value="2.53103144962" calcext:value-type="float">
            <text:p>2.5310314496</text:p>
          </table:table-cell>
          <table:table-cell office:value-type="float" office:value="2.7374335374" calcext:value-type="float">
            <text:p>2.7374335374</text:p>
          </table:table-cell>
          <table:table-cell office:value-type="float" office:value="2.68377914556" calcext:value-type="float">
            <text:p>2.6837791456</text:p>
          </table:table-cell>
          <table:table-cell office:value-type="float" office:value="2.56766394695" calcext:value-type="float">
            <text:p>2.567663947</text:p>
          </table:table-cell>
          <table:table-cell office:value-type="float" office:value="0.369267601611" calcext:value-type="float">
            <text:p>0.3692676016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19938333474" calcext:value-type="float">
            <text:p>5.1993833347</text:p>
          </table:table-cell>
          <table:table-cell office:value-type="float" office:value="5.2086484738" calcext:value-type="float">
            <text:p>5.2086484738</text:p>
          </table:table-cell>
          <table:table-cell office:value-type="float" office:value="5.20519811625" calcext:value-type="float">
            <text:p>5.2051981163</text:p>
          </table:table-cell>
          <table:table-cell office:value-type="float" office:value="5.20836320665" calcext:value-type="float">
            <text:p>5.2083632067</text:p>
          </table:table-cell>
          <table:table-cell office:value-type="float" office:value="5.20831141559" calcext:value-type="float">
            <text:p>5.2083114156</text:p>
          </table:table-cell>
          <table:table-cell office:value-type="float" office:value="5.20930862712" calcext:value-type="float">
            <text:p>5.2093086271</text:p>
          </table:table-cell>
          <table:table-cell office:value-type="float" office:value="5.20996621287" calcext:value-type="float">
            <text:p>5.2099662129</text:p>
          </table:table-cell>
          <table:table-cell office:value-type="float" office:value="5.20926978659" calcext:value-type="float">
            <text:p>5.2092697866</text:p>
          </table:table-cell>
          <table:table-cell office:value-type="float" office:value="5.09423495404" calcext:value-type="float">
            <text:p>5.094234954</text:p>
          </table:table-cell>
          <table:table-cell office:value-type="float" office:value="5.20911869619" calcext:value-type="float">
            <text:p>5.2091186962</text:p>
          </table:table-cell>
          <table:table-cell office:value-type="float" office:value="5.21012270801" calcext:value-type="float">
            <text:p>5.210122708</text:p>
          </table:table-cell>
          <table:table-cell office:value-type="float" office:value="5.09393424908" calcext:value-type="float">
            <text:p>5.0939342491</text:p>
          </table:table-cell>
          <table:table-cell office:value-type="float" office:value="5.21013058797" calcext:value-type="float">
            <text:p>5.210130588</text:p>
          </table:table-cell>
          <table:table-cell office:value-type="float" office:value="5.20974095427" calcext:value-type="float">
            <text:p>5.2097409543</text:p>
          </table:table-cell>
          <table:table-cell office:value-type="float" office:value="5.21048366501" calcext:value-type="float">
            <text:p>5.210483665</text:p>
          </table:table-cell>
          <table:table-cell office:value-type="float" office:value="5.21018976011" calcext:value-type="float">
            <text:p>5.2101897601</text:p>
          </table:table-cell>
          <table:table-cell office:value-type="float" office:value="5.20987146324" calcext:value-type="float">
            <text:p>5.2098714632</text:p>
          </table:table-cell>
          <table:table-cell office:value-type="float" office:value="5.20983959971" calcext:value-type="float">
            <text:p>5.2098395997</text:p>
          </table:table-cell>
          <table:table-cell office:value-type="float" office:value="5.21003029313" calcext:value-type="float">
            <text:p>5.2100302931</text:p>
          </table:table-cell>
          <table:table-cell office:value-type="float" office:value="5.21024249633" calcext:value-type="float">
            <text:p>5.2102424963</text:p>
          </table:table-cell>
          <table:table-cell office:value-type="float" office:value="5.21023720094" calcext:value-type="float">
            <text:p>5.2102372009</text:p>
          </table:table-cell>
          <table:table-cell office:value-type="float" office:value="5.21026464466" calcext:value-type="float">
            <text:p>5.2102646447</text:p>
          </table:table-cell>
          <table:table-cell office:value-type="float" office:value="5.08936109927" calcext:value-type="float">
            <text:p>5.0893610993</text:p>
          </table:table-cell>
          <table:table-cell office:value-type="float" office:value="5.21033414557" calcext:value-type="float">
            <text:p>5.2103341456</text:p>
          </table:table-cell>
          <table:table-cell office:value-type="float" office:value="5.09448176816" calcext:value-type="float">
            <text:p>5.0944817682</text:p>
          </table:table-cell>
          <table:table-cell office:value-type="float" office:value="5.21037044078" calcext:value-type="float">
            <text:p>5.2103704408</text:p>
          </table:table-cell>
          <table:table-cell office:value-type="float" office:value="5.08801824218" calcext:value-type="float">
            <text:p>5.0880182422</text:p>
          </table:table-cell>
          <table:table-cell office:value-type="float" office:value="5.21035251046" calcext:value-type="float">
            <text:p>5.2103525105</text:p>
          </table:table-cell>
          <table:table-cell office:value-type="float" office:value="5.08957178613" calcext:value-type="float">
            <text:p>5.0895717861</text:p>
          </table:table-cell>
          <table:table-cell office:value-type="float" office:value="5.21014999508" calcext:value-type="float">
            <text:p>5.2101499951</text:p>
          </table:table-cell>
          <table:table-cell office:value-type="float" office:value="5.21003010648" calcext:value-type="float">
            <text:p>5.2100301065</text:p>
          </table:table-cell>
          <table:table-cell office:value-type="float" office:value="5.21007188667" calcext:value-type="float">
            <text:p>5.2100718867</text:p>
          </table:table-cell>
          <table:table-cell office:value-type="float" office:value="5.20999376709" calcext:value-type="float">
            <text:p>5.2099937671</text:p>
          </table:table-cell>
          <table:table-cell office:value-type="float" office:value="5.21009837823" calcext:value-type="float">
            <text:p>5.2100983782</text:p>
          </table:table-cell>
          <table:table-cell office:value-type="float" office:value="5.08879301078" calcext:value-type="float">
            <text:p>5.0887930108</text:p>
          </table:table-cell>
          <table:table-cell office:value-type="float" office:value="5.09368114591" calcext:value-type="float">
            <text:p>5.0936811459</text:p>
          </table:table-cell>
          <table:table-cell office:value-type="float" office:value="5.210114251" calcext:value-type="float">
            <text:p>5.210114251</text:p>
          </table:table-cell>
          <table:table-cell office:value-type="float" office:value="5.21036133629" calcext:value-type="float">
            <text:p>5.2103613363</text:p>
          </table:table-cell>
          <table:table-cell office:value-type="float" office:value="5.21020551963" calcext:value-type="float">
            <text:p>5.2102055196</text:p>
          </table:table-cell>
          <table:table-cell office:value-type="float" office:value="5.2104291293" calcext:value-type="float">
            <text:p>5.2104291293</text:p>
          </table:table-cell>
          <table:table-cell office:value-type="float" office:value="5.21023634957" calcext:value-type="float">
            <text:p>5.2102363496</text:p>
          </table:table-cell>
          <table:table-cell office:value-type="float" office:value="5.21028933876" calcext:value-type="float">
            <text:p>5.2102893388</text:p>
          </table:table-cell>
          <table:table-cell office:value-type="float" office:value="5.21034355374" calcext:value-type="float">
            <text:p>5.2103435537</text:p>
          </table:table-cell>
          <table:table-cell office:value-type="float" office:value="5.21019454666" calcext:value-type="float">
            <text:p>5.2101945467</text:p>
          </table:table-cell>
          <table:table-cell office:value-type="float" office:value="5.20988838113" calcext:value-type="float">
            <text:p>5.2098883811</text:p>
          </table:table-cell>
          <table:table-cell office:value-type="float" office:value="5.21032963109" calcext:value-type="float">
            <text:p>5.2103296311</text:p>
          </table:table-cell>
          <table:table-cell office:value-type="float" office:value="5.21017377772" calcext:value-type="float">
            <text:p>5.2101737777</text:p>
          </table:table-cell>
          <table:table-cell office:value-type="float" office:value="5.21030191467" calcext:value-type="float">
            <text:p>5.2103019147</text:p>
          </table:table-cell>
          <table:table-cell office:value-type="float" office:value="5.21027215327" calcext:value-type="float">
            <text:p>5.2102721533</text:p>
          </table:table-cell>
          <table:table-cell office:value-type="float" office:value="5.20964324433" calcext:value-type="float">
            <text:p>5.2096432443</text:p>
          </table:table-cell>
          <table:table-cell office:value-type="float" office:value="5.09473189826" calcext:value-type="float">
            <text:p>5.0947318983</text:p>
          </table:table-cell>
          <table:table-cell office:value-type="float" office:value="5.21031899625" calcext:value-type="float">
            <text:p>5.2103189963</text:p>
          </table:table-cell>
          <table:table-cell office:value-type="float" office:value="5.21025585684" calcext:value-type="float">
            <text:p>5.2102558568</text:p>
          </table:table-cell>
          <table:table-cell office:value-type="float" office:value="5.21024060438" calcext:value-type="float">
            <text:p>5.2102406044</text:p>
          </table:table-cell>
          <table:table-cell office:value-type="float" office:value="5.09413937702" calcext:value-type="float">
            <text:p>5.094139377</text:p>
          </table:table-cell>
          <table:table-cell office:value-type="float" office:value="5.21036138794" calcext:value-type="float">
            <text:p>5.2103613879</text:p>
          </table:table-cell>
          <table:table-cell office:value-type="float" office:value="5.21030788926" calcext:value-type="float">
            <text:p>5.2103078893</text:p>
          </table:table-cell>
          <table:table-cell office:value-type="float" office:value="5.21043257377" calcext:value-type="float">
            <text:p>5.2104325738</text:p>
          </table:table-cell>
          <table:table-cell office:value-type="float" office:value="5.21023743601" calcext:value-type="float">
            <text:p>5.210237436</text:p>
          </table:table-cell>
          <table:table-cell office:value-type="float" office:value="5.21027839515" calcext:value-type="float">
            <text:p>5.2102783952</text:p>
          </table:table-cell>
          <table:table-cell office:value-type="float" office:value="5.21010821149" calcext:value-type="float">
            <text:p>5.2101082115</text:p>
          </table:table-cell>
          <table:table-cell office:value-type="float" office:value="5.20961399423" calcext:value-type="float">
            <text:p>5.2096139942</text:p>
          </table:table-cell>
          <table:table-cell office:value-type="float" office:value="5.21028862034" calcext:value-type="float">
            <text:p>5.2102886203</text:p>
          </table:table-cell>
          <table:table-cell office:value-type="float" office:value="5.21004394995" calcext:value-type="float">
            <text:p>5.21004395</text:p>
          </table:table-cell>
          <table:table-cell office:value-type="float" office:value="5.21021470254" calcext:value-type="float">
            <text:p>5.2102147025</text:p>
          </table:table-cell>
          <table:table-cell office:value-type="float" office:value="5.21024110073" calcext:value-type="float">
            <text:p>5.2102411007</text:p>
          </table:table-cell>
          <table:table-cell office:value-type="float" office:value="5.09481158036" calcext:value-type="float">
            <text:p>5.0948115804</text:p>
          </table:table-cell>
          <table:table-cell office:value-type="float" office:value="5.2103540375" calcext:value-type="float">
            <text:p>5.2103540375</text:p>
          </table:table-cell>
          <table:table-cell office:value-type="float" office:value="5.21041781779" calcext:value-type="float">
            <text:p>5.2104178178</text:p>
          </table:table-cell>
          <table:table-cell office:value-type="float" office:value="5.21015141958" calcext:value-type="float">
            <text:p>5.2101514196</text:p>
          </table:table-cell>
          <table:table-cell office:value-type="float" office:value="5.21027998074" calcext:value-type="float">
            <text:p>5.2102799807</text:p>
          </table:table-cell>
          <table:table-cell office:value-type="float" office:value="5.21037414902" calcext:value-type="float">
            <text:p>5.210374149</text:p>
          </table:table-cell>
          <table:table-cell office:value-type="float" office:value="5.21030882633" calcext:value-type="float">
            <text:p>5.2103088263</text:p>
          </table:table-cell>
          <table:table-cell office:value-type="float" office:value="5.21012691993" calcext:value-type="float">
            <text:p>5.2101269199</text:p>
          </table:table-cell>
          <table:table-cell office:value-type="float" office:value="5.21046833523" calcext:value-type="float">
            <text:p>5.2104683352</text:p>
          </table:table-cell>
          <table:table-cell office:value-type="float" office:value="5.21026757501" calcext:value-type="float">
            <text:p>5.210267575</text:p>
          </table:table-cell>
          <table:table-cell office:value-type="float" office:value="5.21035526621" calcext:value-type="float">
            <text:p>5.2103552662</text:p>
          </table:table-cell>
          <table:table-cell office:value-type="float" office:value="5.08487848495" calcext:value-type="float">
            <text:p>5.084878485</text:p>
          </table:table-cell>
          <table:table-cell office:value-type="float" office:value="5.0943092309" calcext:value-type="float">
            <text:p>5.0943092309</text:p>
          </table:table-cell>
          <table:table-cell office:value-type="float" office:value="5.21024011093" calcext:value-type="float">
            <text:p>5.2102401109</text:p>
          </table:table-cell>
          <table:table-cell office:value-type="float" office:value="5.21022799827" calcext:value-type="float">
            <text:p>5.2102279983</text:p>
          </table:table-cell>
          <table:table-cell office:value-type="float" office:value="5.21020351816" calcext:value-type="float">
            <text:p>5.2102035182</text:p>
          </table:table-cell>
          <table:table-cell office:value-type="float" office:value="5.21027065552" calcext:value-type="float">
            <text:p>5.2102706555</text:p>
          </table:table-cell>
          <table:table-cell office:value-type="float" office:value="5.21025086608" calcext:value-type="float">
            <text:p>5.2102508661</text:p>
          </table:table-cell>
          <table:table-cell office:value-type="float" office:value="5.21034520674" calcext:value-type="float">
            <text:p>5.2103452067</text:p>
          </table:table-cell>
          <table:table-cell office:value-type="float" office:value="5.21012875681" calcext:value-type="float">
            <text:p>5.2101287568</text:p>
          </table:table-cell>
          <table:table-cell office:value-type="float" office:value="5.2102937179" calcext:value-type="float">
            <text:p>5.2102937179</text:p>
          </table:table-cell>
          <table:table-cell office:value-type="float" office:value="5.21026653017" calcext:value-type="float">
            <text:p>5.2102665302</text:p>
          </table:table-cell>
          <table:table-cell office:value-type="float" office:value="5.08835463511" calcext:value-type="float">
            <text:p>5.0883546351</text:p>
          </table:table-cell>
          <table:table-cell office:value-type="float" office:value="5.21031156268" calcext:value-type="float">
            <text:p>5.2103115627</text:p>
          </table:table-cell>
          <table:table-cell office:value-type="float" office:value="5.21009210044" calcext:value-type="float">
            <text:p>5.2100921004</text:p>
          </table:table-cell>
          <table:table-cell office:value-type="float" office:value="5.21028341504" calcext:value-type="float">
            <text:p>5.210283415</text:p>
          </table:table-cell>
          <table:table-cell office:value-type="float" office:value="5.09257984008" calcext:value-type="float">
            <text:p>5.0925798401</text:p>
          </table:table-cell>
          <table:table-cell office:value-type="float" office:value="5.09470904148" calcext:value-type="float">
            <text:p>5.0947090415</text:p>
          </table:table-cell>
          <table:table-cell office:value-type="float" office:value="5.21014444042" calcext:value-type="float">
            <text:p>5.2101444404</text:p>
          </table:table-cell>
          <table:table-cell office:value-type="float" office:value="5.09001430994" calcext:value-type="float">
            <text:p>5.0900143099</text:p>
          </table:table-cell>
          <table:table-cell office:value-type="float" office:value="5.09420928883" calcext:value-type="float">
            <text:p>5.0942092888</text:p>
          </table:table-cell>
          <table:table-cell office:value-type="float" office:value="5.21024969923" calcext:value-type="float">
            <text:p>5.2102496992</text:p>
          </table:table-cell>
          <table:table-cell office:value-type="float" office:value="5.21009977522" calcext:value-type="float">
            <text:p>5.2100997752</text:p>
          </table:table-cell>
          <table:table-cell office:value-type="float" office:value="5.2101509763" calcext:value-type="float">
            <text:p>5.2101509763</text:p>
          </table:table-cell>
          <table:table-cell office:value-type="float" office:value="5.18867326919" calcext:value-type="float">
            <text:p>5.1886732692</text:p>
          </table:table-cell>
          <table:table-cell office:value-type="float" office:value="0.0453587452239" calcext:value-type="float">
            <text:p>0.0453587452</text:p>
          </table:table-cell>
        </table:table-row>
      </table:table>
      <table:table table:name="lukc_param_8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ukc1</text:p>
          </table:table-cell>
          <table:table-cell office:value-type="string" calcext:value-type="string">
            <text:p>lukc2</text:p>
          </table:table-cell>
          <table:table-cell office:value-type="string" calcext:value-type="string">
            <text:p>lukc3</text:p>
          </table:table-cell>
          <table:table-cell office:value-type="string" calcext:value-type="string">
            <text:p>lukc4</text:p>
          </table:table-cell>
          <table:table-cell office:value-type="string" calcext:value-type="string">
            <text:p>lukc5</text:p>
          </table:table-cell>
          <table:table-cell office:value-type="string" calcext:value-type="string">
            <text:p>lukc6</text:p>
          </table:table-cell>
          <table:table-cell office:value-type="string" calcext:value-type="string">
            <text:p>lukc7</text:p>
          </table:table-cell>
          <table:table-cell office:value-type="string" calcext:value-type="string">
            <text:p>lukc8</text:p>
          </table:table-cell>
          <table:table-cell office:value-type="string" calcext:value-type="string">
            <text:p>lukc9</text:p>
          </table:table-cell>
          <table:table-cell office:value-type="string" calcext:value-type="string">
            <text:p>lukc10</text:p>
          </table:table-cell>
          <table:table-cell office:value-type="string" calcext:value-type="string">
            <text:p>lukc11</text:p>
          </table:table-cell>
          <table:table-cell office:value-type="string" calcext:value-type="string">
            <text:p>lukc12</text:p>
          </table:table-cell>
          <table:table-cell office:value-type="string" calcext:value-type="string">
            <text:p>lukc13</text:p>
          </table:table-cell>
          <table:table-cell office:value-type="string" calcext:value-type="string">
            <text:p>lukc14</text:p>
          </table:table-cell>
          <table:table-cell office:value-type="string" calcext:value-type="string">
            <text:p>lukc15</text:p>
          </table:table-cell>
          <table:table-cell office:value-type="string" calcext:value-type="string">
            <text:p>lukc16</text:p>
          </table:table-cell>
          <table:table-cell office:value-type="string" calcext:value-type="string">
            <text:p>lukc17</text:p>
          </table:table-cell>
          <table:table-cell office:value-type="string" calcext:value-type="string">
            <text:p>lukc18</text:p>
          </table:table-cell>
          <table:table-cell office:value-type="string" calcext:value-type="string">
            <text:p>lukc19</text:p>
          </table:table-cell>
          <table:table-cell office:value-type="string" calcext:value-type="string">
            <text:p>lukc20</text:p>
          </table:table-cell>
          <table:table-cell office:value-type="string" calcext:value-type="string">
            <text:p>lukc Average</text:p>
          </table:table-cell>
          <table:table-cell office:value-type="string" calcext:value-type="string">
            <text:p>luk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3115069428" calcext:value-type="float">
            <text:p>-2.1311506943</text:p>
          </table:table-cell>
          <table:table-cell office:value-type="float" office:value="-2.14880465813" calcext:value-type="float">
            <text:p>-2.1488046581</text:p>
          </table:table-cell>
          <table:table-cell office:value-type="float" office:value="-2.13125288527" calcext:value-type="float">
            <text:p>-2.1312528853</text:p>
          </table:table-cell>
          <table:table-cell office:value-type="float" office:value="-2.13113690117" calcext:value-type="float">
            <text:p>-2.1311369012</text:p>
          </table:table-cell>
          <table:table-cell office:value-type="float" office:value="-2.15770401191" calcext:value-type="float">
            <text:p>-2.1577040119</text:p>
          </table:table-cell>
          <table:table-cell office:value-type="float" office:value="-2.14874693152" calcext:value-type="float">
            <text:p>-2.1487469315</text:p>
          </table:table-cell>
          <table:table-cell office:value-type="float" office:value="-2.13991877202" calcext:value-type="float">
            <text:p>-2.139918772</text:p>
          </table:table-cell>
          <table:table-cell office:value-type="float" office:value="-1.79912496059" calcext:value-type="float">
            <text:p>-1.7991249606</text:p>
          </table:table-cell>
          <table:table-cell office:value-type="float" office:value="-2.13121214362" calcext:value-type="float">
            <text:p>-2.1312121436</text:p>
          </table:table-cell>
          <table:table-cell office:value-type="float" office:value="-2.14884682998" calcext:value-type="float">
            <text:p>-2.14884683</text:p>
          </table:table-cell>
          <table:table-cell office:value-type="float" office:value="-2.13993605221" calcext:value-type="float">
            <text:p>-2.1399360522</text:p>
          </table:table-cell>
          <table:table-cell office:value-type="float" office:value="-1.91183852453" calcext:value-type="float">
            <text:p>-1.9118385245</text:p>
          </table:table-cell>
          <table:table-cell office:value-type="float" office:value="-1.85060148321" calcext:value-type="float">
            <text:p>-1.8506014832</text:p>
          </table:table-cell>
          <table:table-cell office:value-type="float" office:value="-2.12251989924" calcext:value-type="float">
            <text:p>-2.1225198992</text:p>
          </table:table-cell>
          <table:table-cell office:value-type="float" office:value="-1.93314314876" calcext:value-type="float">
            <text:p>-1.9331431488</text:p>
          </table:table-cell>
          <table:table-cell office:value-type="float" office:value="-1.71612976983" calcext:value-type="float">
            <text:p>-1.7161297698</text:p>
          </table:table-cell>
          <table:table-cell office:value-type="float" office:value="-2.03923587982" calcext:value-type="float">
            <text:p>-2.0392358798</text:p>
          </table:table-cell>
          <table:table-cell office:value-type="float" office:value="-2.1312300596" calcext:value-type="float">
            <text:p>-2.1312300596</text:p>
          </table:table-cell>
          <table:table-cell office:value-type="float" office:value="-2.15740671479" calcext:value-type="float">
            <text:p>-2.1574067148</text:p>
          </table:table-cell>
          <table:table-cell office:value-type="float" office:value="-2.12254023237" calcext:value-type="float">
            <text:p>-2.1225402324</text:p>
          </table:table-cell>
          <table:table-cell office:value-type="float" office:value="-2.05962402764" calcext:value-type="float">
            <text:p>-2.0596240276</text:p>
          </table:table-cell>
          <table:table-cell office:value-type="float" office:value="0.13365156138" calcext:value-type="float">
            <text:p>0.1336515614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1525940523" calcext:value-type="float">
            <text:p>7.1525940523</text:p>
          </table:table-cell>
          <table:table-cell office:value-type="float" office:value="7.19995309054" calcext:value-type="float">
            <text:p>7.1999530905</text:p>
          </table:table-cell>
          <table:table-cell office:value-type="float" office:value="7.10101561271" calcext:value-type="float">
            <text:p>7.1010156127</text:p>
          </table:table-cell>
          <table:table-cell office:value-type="float" office:value="6.69941913498" calcext:value-type="float">
            <text:p>6.699419135</text:p>
          </table:table-cell>
          <table:table-cell office:value-type="float" office:value="6.38592016307" calcext:value-type="float">
            <text:p>6.3859201631</text:p>
          </table:table-cell>
          <table:table-cell office:value-type="float" office:value="8.31162980609" calcext:value-type="float">
            <text:p>8.3116298061</text:p>
          </table:table-cell>
          <table:table-cell office:value-type="float" office:value="5.92058472142" calcext:value-type="float">
            <text:p>5.9205847214</text:p>
          </table:table-cell>
          <table:table-cell office:value-type="float" office:value="9.22881733565" calcext:value-type="float">
            <text:p>9.2288173357</text:p>
          </table:table-cell>
          <table:table-cell office:value-type="float" office:value="6.24774493229" calcext:value-type="float">
            <text:p>6.2477449323</text:p>
          </table:table-cell>
          <table:table-cell office:value-type="float" office:value="6.28933811978" calcext:value-type="float">
            <text:p>6.2893381198</text:p>
          </table:table-cell>
          <table:table-cell office:value-type="float" office:value="8.1355804872" calcext:value-type="float">
            <text:p>8.1355804872</text:p>
          </table:table-cell>
          <table:table-cell office:value-type="float" office:value="5.48966744167" calcext:value-type="float">
            <text:p>5.4896674417</text:p>
          </table:table-cell>
          <table:table-cell office:value-type="float" office:value="6.06183416446" calcext:value-type="float">
            <text:p>6.0618341645</text:p>
          </table:table-cell>
          <table:table-cell office:value-type="float" office:value="7.01783140024" calcext:value-type="float">
            <text:p>7.0178314002</text:p>
          </table:table-cell>
          <table:table-cell office:value-type="float" office:value="7.39272481262" calcext:value-type="float">
            <text:p>7.3927248126</text:p>
          </table:table-cell>
          <table:table-cell office:value-type="float" office:value="7.21531728156" calcext:value-type="float">
            <text:p>7.2153172816</text:p>
          </table:table-cell>
          <table:table-cell office:value-type="float" office:value="9.22810655048" calcext:value-type="float">
            <text:p>9.2281065505</text:p>
          </table:table-cell>
          <table:table-cell office:value-type="float" office:value="7.3672575443" calcext:value-type="float">
            <text:p>7.3672575443</text:p>
          </table:table-cell>
          <table:table-cell office:value-type="float" office:value="8.82339031156" calcext:value-type="float">
            <text:p>8.8233903116</text:p>
          </table:table-cell>
          <table:table-cell office:value-type="float" office:value="6.30270249011" calcext:value-type="float">
            <text:p>6.3027024901</text:p>
          </table:table-cell>
          <table:table-cell office:value-type="float" office:value="7.17857147265" calcext:value-type="float">
            <text:p>7.1785714727</text:p>
          </table:table-cell>
          <table:table-cell office:value-type="float" office:value="1.05804655991" calcext:value-type="float">
            <text:p>1.0580465599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4.54094670721" calcext:value-type="float">
            <text:p>4.5409467072</text:p>
          </table:table-cell>
          <table:table-cell office:value-type="float" office:value="4.70353022444" calcext:value-type="float">
            <text:p>4.7035302244</text:p>
          </table:table-cell>
          <table:table-cell office:value-type="float" office:value="4.59859219068" calcext:value-type="float">
            <text:p>4.5985921907</text:p>
          </table:table-cell>
          <table:table-cell office:value-type="float" office:value="4.52925059466" calcext:value-type="float">
            <text:p>4.5292505947</text:p>
          </table:table-cell>
          <table:table-cell office:value-type="float" office:value="4.77347381384" calcext:value-type="float">
            <text:p>4.7734738138</text:p>
          </table:table-cell>
          <table:table-cell office:value-type="float" office:value="4.69917199557" calcext:value-type="float">
            <text:p>4.6991719956</text:p>
          </table:table-cell>
          <table:table-cell office:value-type="float" office:value="4.59449434623" calcext:value-type="float">
            <text:p>4.5944943462</text:p>
          </table:table-cell>
          <table:table-cell office:value-type="float" office:value="2.56599475746" calcext:value-type="float">
            <text:p>2.5659947575</text:p>
          </table:table-cell>
          <table:table-cell office:value-type="float" office:value="4.56598380143" calcext:value-type="float">
            <text:p>4.5659838014</text:p>
          </table:table-cell>
          <table:table-cell office:value-type="float" office:value="4.74296541683" calcext:value-type="float">
            <text:p>4.7429654168</text:p>
          </table:table-cell>
          <table:table-cell office:value-type="float" office:value="4.60600478472" calcext:value-type="float">
            <text:p>4.6060047847</text:p>
          </table:table-cell>
          <table:table-cell office:value-type="float" office:value="3.07376608697" calcext:value-type="float">
            <text:p>3.073766087</text:p>
          </table:table-cell>
          <table:table-cell office:value-type="float" office:value="2.78332598048" calcext:value-type="float">
            <text:p>2.7833259805</text:p>
          </table:table-cell>
          <table:table-cell office:value-type="float" office:value="4.47989426402" calcext:value-type="float">
            <text:p>4.479894264</text:p>
          </table:table-cell>
          <table:table-cell office:value-type="float" office:value="3.22351395131" calcext:value-type="float">
            <text:p>3.2235139513</text:p>
          </table:table-cell>
          <table:table-cell office:value-type="float" office:value="2.25472153103" calcext:value-type="float">
            <text:p>2.254721531</text:p>
          </table:table-cell>
          <table:table-cell office:value-type="float" office:value="3.84521090181" calcext:value-type="float">
            <text:p>3.8452109018</text:p>
          </table:table-cell>
          <table:table-cell office:value-type="float" office:value="4.5871089877" calcext:value-type="float">
            <text:p>4.5871089877</text:p>
          </table:table-cell>
          <table:table-cell office:value-type="float" office:value="4.61843407194" calcext:value-type="float">
            <text:p>4.6184340719</text:p>
          </table:table-cell>
          <table:table-cell office:value-type="float" office:value="4.47708919904" calcext:value-type="float">
            <text:p>4.477089199</text:p>
          </table:table-cell>
          <table:table-cell office:value-type="float" office:value="4.11317368037" calcext:value-type="float">
            <text:p>4.1131736804</text:p>
          </table:table-cell>
          <table:table-cell office:value-type="float" office:value="0.809396952216" calcext:value-type="float">
            <text:p>0.8093969522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02632287953" calcext:value-type="float">
            <text:p>4.0263228795</text:p>
          </table:table-cell>
          <table:table-cell office:value-type="float" office:value="4.07362784154" calcext:value-type="float">
            <text:p>4.0736278415</text:p>
          </table:table-cell>
          <table:table-cell office:value-type="float" office:value="3.97467074534" calcext:value-type="float">
            <text:p>3.9746707453</text:p>
          </table:table-cell>
          <table:table-cell office:value-type="float" office:value="3.5731161896" calcext:value-type="float">
            <text:p>3.5731161896</text:p>
          </table:table-cell>
          <table:table-cell office:value-type="float" office:value="3.25958477946" calcext:value-type="float">
            <text:p>3.2595847795</text:p>
          </table:table-cell>
          <table:table-cell office:value-type="float" office:value="5.18541351238" calcext:value-type="float">
            <text:p>5.1854135124</text:p>
          </table:table-cell>
          <table:table-cell office:value-type="float" office:value="2.79427050419" calcext:value-type="float">
            <text:p>2.7942705042</text:p>
          </table:table-cell>
          <table:table-cell office:value-type="float" office:value="6.10291696881" calcext:value-type="float">
            <text:p>6.1029169688</text:p>
          </table:table-cell>
          <table:table-cell office:value-type="float" office:value="3.12139399161" calcext:value-type="float">
            <text:p>3.1213939916</text:p>
          </table:table-cell>
          <table:table-cell office:value-type="float" office:value="3.16302813763" calcext:value-type="float">
            <text:p>3.1630281376</text:p>
          </table:table-cell>
          <table:table-cell office:value-type="float" office:value="5.00927677765" calcext:value-type="float">
            <text:p>5.0092767777</text:p>
          </table:table-cell>
          <table:table-cell office:value-type="float" office:value="2.36341196842" calcext:value-type="float">
            <text:p>2.3634119684</text:p>
          </table:table-cell>
          <table:table-cell office:value-type="float" office:value="2.93559930849" calcext:value-type="float">
            <text:p>2.9355993085</text:p>
          </table:table-cell>
          <table:table-cell office:value-type="float" office:value="3.89155315566" calcext:value-type="float">
            <text:p>3.8915531557</text:p>
          </table:table-cell>
          <table:table-cell office:value-type="float" office:value="4.26645714427" calcext:value-type="float">
            <text:p>4.2664571443</text:p>
          </table:table-cell>
          <table:table-cell office:value-type="float" office:value="4.08921586543" calcext:value-type="float">
            <text:p>4.0892158654</text:p>
          </table:table-cell>
          <table:table-cell office:value-type="float" office:value="6.10190308263" calcext:value-type="float">
            <text:p>6.1019030826</text:p>
          </table:table-cell>
          <table:table-cell office:value-type="float" office:value="4.24097840515" calcext:value-type="float">
            <text:p>4.2409784052</text:p>
          </table:table-cell>
          <table:table-cell office:value-type="float" office:value="5.6971044411" calcext:value-type="float">
            <text:p>5.6971044411</text:p>
          </table:table-cell>
          <table:table-cell office:value-type="float" office:value="3.1763599189" calcext:value-type="float">
            <text:p>3.1763599189</text:p>
          </table:table-cell>
          <table:table-cell office:value-type="float" office:value="4.05231028089" calcext:value-type="float">
            <text:p>4.0523102809</text:p>
          </table:table-cell>
          <table:table-cell office:value-type="float" office:value="1.05810050951" calcext:value-type="float">
            <text:p>1.0581005095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2.989333648" calcext:value-type="float">
            <text:p>2.989333648</text:p>
          </table:table-cell>
          <table:table-cell office:value-type="float" office:value="2.88610336166" calcext:value-type="float">
            <text:p>2.8861033617</text:p>
          </table:table-cell>
          <table:table-cell office:value-type="float" office:value="2.95200013409" calcext:value-type="float">
            <text:p>2.9520001341</text:p>
          </table:table-cell>
          <table:table-cell office:value-type="float" office:value="2.99711407428" calcext:value-type="float">
            <text:p>2.9971140743</text:p>
          </table:table-cell>
          <table:table-cell office:value-type="float" office:value="2.84383300995" calcext:value-type="float">
            <text:p>2.84383301</text:p>
          </table:table-cell>
          <table:table-cell office:value-type="float" office:value="2.88857871731" calcext:value-type="float">
            <text:p>2.8885787173</text:p>
          </table:table-cell>
          <table:table-cell office:value-type="float" office:value="2.95457509948" calcext:value-type="float">
            <text:p>2.9545750995</text:p>
          </table:table-cell>
          <table:table-cell office:value-type="float" office:value="5.28885915545" calcext:value-type="float">
            <text:p>5.2888591555</text:p>
          </table:table-cell>
          <table:table-cell office:value-type="float" office:value="2.97309366312" calcext:value-type="float">
            <text:p>2.9730936631</text:p>
          </table:table-cell>
          <table:table-cell office:value-type="float" office:value="2.86207901994" calcext:value-type="float">
            <text:p>2.8620790199</text:p>
          </table:table-cell>
          <table:table-cell office:value-type="float" office:value="2.9471717842" calcext:value-type="float">
            <text:p>2.9471717842</text:p>
          </table:table-cell>
          <table:table-cell office:value-type="float" office:value="4.41616833095" calcext:value-type="float">
            <text:p>4.416168331</text:p>
          </table:table-cell>
          <table:table-cell office:value-type="float" office:value="4.87693123424" calcext:value-type="float">
            <text:p>4.8769312342</text:p>
          </table:table-cell>
          <table:table-cell office:value-type="float" office:value="3.03008629176" calcext:value-type="float">
            <text:p>3.0300862918</text:p>
          </table:table-cell>
          <table:table-cell office:value-type="float" office:value="4.21104873688" calcext:value-type="float">
            <text:p>4.2110487369</text:p>
          </table:table-cell>
          <table:table-cell office:value-type="float" office:value="6.01978135994" calcext:value-type="float">
            <text:p>6.0197813599</text:p>
          </table:table-cell>
          <table:table-cell office:value-type="float" office:value="3.53005782602" calcext:value-type="float">
            <text:p>3.530057826</text:p>
          </table:table-cell>
          <table:table-cell office:value-type="float" office:value="2.9592656296" calcext:value-type="float">
            <text:p>2.9592656296</text:p>
          </table:table-cell>
          <table:table-cell office:value-type="float" office:value="2.93920671174" calcext:value-type="float">
            <text:p>2.9392067117</text:p>
          </table:table-cell>
          <table:table-cell office:value-type="float" office:value="3.03210952908" calcext:value-type="float">
            <text:p>3.0321095291</text:p>
          </table:table-cell>
          <table:table-cell office:value-type="float" office:value="3.47986986588" calcext:value-type="float">
            <text:p>3.4798698659</text:p>
          </table:table-cell>
          <table:table-cell office:value-type="float" office:value="0.925001376881" calcext:value-type="float">
            <text:p>0.9250013769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74545212455" calcext:value-type="float">
            <text:p>0.7454521246</text:p>
          </table:table-cell>
          <table:table-cell office:value-type="float" office:value="0.741336307455" calcext:value-type="float">
            <text:p>0.7413363075</text:p>
          </table:table-cell>
          <table:table-cell office:value-type="float" office:value="0.738904463998" calcext:value-type="float">
            <text:p>0.738904464</text:p>
          </table:table-cell>
          <table:table-cell office:value-type="float" office:value="0.712709553348" calcext:value-type="float">
            <text:p>0.7127095533</text:p>
          </table:table-cell>
          <table:table-cell office:value-type="float" office:value="0.678395496827" calcext:value-type="float">
            <text:p>0.6783954968</text:p>
          </table:table-cell>
          <table:table-cell office:value-type="float" office:value="0.823248229508" calcext:value-type="float">
            <text:p>0.8232482295</text:p>
          </table:table-cell>
          <table:table-cell office:value-type="float" office:value="0.652335711154" calcext:value-type="float">
            <text:p>0.6523357112</text:p>
          </table:table-cell>
          <table:table-cell office:value-type="float" office:value="1.06716896913" calcext:value-type="float">
            <text:p>1.0671689691</text:p>
          </table:table-cell>
          <table:table-cell office:value-type="float" office:value="0.677737855853" calcext:value-type="float">
            <text:p>0.6777378559</text:p>
          </table:table-cell>
          <table:table-cell office:value-type="float" office:value="0.672641632391" calcext:value-type="float">
            <text:p>0.6726416324</text:p>
          </table:table-cell>
          <table:table-cell office:value-type="float" office:value="0.814598565322" calcext:value-type="float">
            <text:p>0.8145985653</text:p>
          </table:table-cell>
          <table:table-cell office:value-type="float" office:value="0.728101506147" calcext:value-type="float">
            <text:p>0.7281015061</text:p>
          </table:table-cell>
          <table:table-cell office:value-type="float" office:value="0.804027978749" calcext:value-type="float">
            <text:p>0.8040279787</text:p>
          </table:table-cell>
          <table:table-cell office:value-type="float" office:value="0.7385410051" calcext:value-type="float">
            <text:p>0.7385410051</text:p>
          </table:table-cell>
          <table:table-cell office:value-type="float" office:value="0.852901423984" calcext:value-type="float">
            <text:p>0.852901424</text:p>
          </table:table-cell>
          <table:table-cell office:value-type="float" office:value="0.972844188282" calcext:value-type="float">
            <text:p>0.9728441883</text:p>
          </table:table-cell>
          <table:table-cell office:value-type="float" office:value="0.937765312095" calcext:value-type="float">
            <text:p>0.9377653121</text:p>
          </table:table-cell>
          <table:table-cell office:value-type="float" office:value="0.759018881086" calcext:value-type="float">
            <text:p>0.7590188811</text:p>
          </table:table-cell>
          <table:table-cell office:value-type="float" office:value="0.864571679892" calcext:value-type="float">
            <text:p>0.8645716799</text:p>
          </table:table-cell>
          <table:table-cell office:value-type="float" office:value="0.686116292581" calcext:value-type="float">
            <text:p>0.6861162926</text:p>
          </table:table-cell>
          <table:table-cell office:value-type="float" office:value="0.783420858873" calcext:value-type="float">
            <text:p>0.7834208589</text:p>
          </table:table-cell>
          <table:table-cell office:value-type="float" office:value="0.107610292564" calcext:value-type="float">
            <text:p>0.1076102926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1.94645834731" calcext:value-type="float">
            <text:p>1.9464583473</text:p>
          </table:table-cell>
          <table:table-cell office:value-type="float" office:value="1.93570194696" calcext:value-type="float">
            <text:p>1.935701947</text:p>
          </table:table-cell>
          <table:table-cell office:value-type="float" office:value="1.92934871358" calcext:value-type="float">
            <text:p>1.9293487136</text:p>
          </table:table-cell>
          <table:table-cell office:value-type="float" office:value="1.86095846346" calcext:value-type="float">
            <text:p>1.8609584635</text:p>
          </table:table-cell>
          <table:table-cell office:value-type="float" office:value="1.77135566863" calcext:value-type="float">
            <text:p>1.7713556686</text:p>
          </table:table-cell>
          <table:table-cell office:value-type="float" office:value="2.14960338079" calcext:value-type="float">
            <text:p>2.1496033808</text:p>
          </table:table-cell>
          <table:table-cell office:value-type="float" office:value="1.70331435759" calcext:value-type="float">
            <text:p>1.7033143576</text:p>
          </table:table-cell>
          <table:table-cell office:value-type="float" office:value="2.78659102096" calcext:value-type="float">
            <text:p>2.786591021</text:p>
          </table:table-cell>
          <table:table-cell office:value-type="float" office:value="1.76963599488" calcext:value-type="float">
            <text:p>1.7696359949</text:p>
          </table:table-cell>
          <table:table-cell office:value-type="float" office:value="1.75633584487" calcext:value-type="float">
            <text:p>1.7563358449</text:p>
          </table:table-cell>
          <table:table-cell office:value-type="float" office:value="2.12700107879" calcext:value-type="float">
            <text:p>2.1270010788</text:p>
          </table:table-cell>
          <table:table-cell office:value-type="float" office:value="1.90115667591" calcext:value-type="float">
            <text:p>1.9011566759</text:p>
          </table:table-cell>
          <table:table-cell office:value-type="float" office:value="2.09941336515" calcext:value-type="float">
            <text:p>2.0994133652</text:p>
          </table:table-cell>
          <table:table-cell office:value-type="float" office:value="1.92841140281" calcext:value-type="float">
            <text:p>1.9284114028</text:p>
          </table:table-cell>
          <table:table-cell office:value-type="float" office:value="2.22702112177" calcext:value-type="float">
            <text:p>2.2270211218</text:p>
          </table:table-cell>
          <table:table-cell office:value-type="float" office:value="2.54024362227" calcext:value-type="float">
            <text:p>2.5402436223</text:p>
          </table:table-cell>
          <table:table-cell office:value-type="float" office:value="2.44862457119" calcext:value-type="float">
            <text:p>2.4486245712</text:p>
          </table:table-cell>
          <table:table-cell office:value-type="float" office:value="1.98188121679" calcext:value-type="float">
            <text:p>1.9818812168</text:p>
          </table:table-cell>
          <table:table-cell office:value-type="float" office:value="2.25748971989" calcext:value-type="float">
            <text:p>2.2574897199</text:p>
          </table:table-cell>
          <table:table-cell office:value-type="float" office:value="1.79151423235" calcext:value-type="float">
            <text:p>1.7915142324</text:p>
          </table:table-cell>
          <table:table-cell office:value-type="float" office:value="2.0456030373" calcext:value-type="float">
            <text:p>2.0456030373</text:p>
          </table:table-cell>
          <table:table-cell office:value-type="float" office:value="0.281002483316" calcext:value-type="float">
            <text:p>0.2810024833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1045195461" calcext:value-type="float">
            <text:p>5.2104519546</text:p>
          </table:table-cell>
          <table:table-cell office:value-type="float" office:value="5.21054208167" calcext:value-type="float">
            <text:p>5.2105420817</text:p>
          </table:table-cell>
          <table:table-cell office:value-type="float" office:value="5.21057477895" calcext:value-type="float">
            <text:p>5.210574779</text:p>
          </table:table-cell>
          <table:table-cell office:value-type="float" office:value="5.21050490897" calcext:value-type="float">
            <text:p>5.210504909</text:p>
          </table:table-cell>
          <table:table-cell office:value-type="float" office:value="5.21055897269" calcext:value-type="float">
            <text:p>5.2105589727</text:p>
          </table:table-cell>
          <table:table-cell office:value-type="float" office:value="5.21036048952" calcext:value-type="float">
            <text:p>5.2103604895</text:p>
          </table:table-cell>
          <table:table-cell office:value-type="float" office:value="5.21052369538" calcext:value-type="float">
            <text:p>5.2105236954</text:p>
          </table:table-cell>
          <table:table-cell office:value-type="float" office:value="5.20983394473" calcext:value-type="float">
            <text:p>5.2098339447</text:p>
          </table:table-cell>
          <table:table-cell office:value-type="float" office:value="5.21058490113" calcext:value-type="float">
            <text:p>5.2105849011</text:p>
          </table:table-cell>
          <table:table-cell office:value-type="float" office:value="5.21051663692" calcext:value-type="float">
            <text:p>5.2105166369</text:p>
          </table:table-cell>
          <table:table-cell office:value-type="float" office:value="5.21050618259" calcext:value-type="float">
            <text:p>5.2105061826</text:p>
          </table:table-cell>
          <table:table-cell office:value-type="float" office:value="5.21042578875" calcext:value-type="float">
            <text:p>5.2104257888</text:p>
          </table:table-cell>
          <table:table-cell office:value-type="float" office:value="5.21039142662" calcext:value-type="float">
            <text:p>5.2103914266</text:p>
          </table:table-cell>
          <table:table-cell office:value-type="float" office:value="5.21046374096" calcext:value-type="float">
            <text:p>5.210463741</text:p>
          </table:table-cell>
          <table:table-cell office:value-type="float" office:value="5.21044611391" calcext:value-type="float">
            <text:p>5.2104461139</text:p>
          </table:table-cell>
          <table:table-cell office:value-type="float" office:value="5.21016902688" calcext:value-type="float">
            <text:p>5.2101690269</text:p>
          </table:table-cell>
          <table:table-cell office:value-type="float" office:value="5.21033911308" calcext:value-type="float">
            <text:p>5.2103391131</text:p>
          </table:table-cell>
          <table:table-cell office:value-type="float" office:value="5.21046523192" calcext:value-type="float">
            <text:p>5.2104652319</text:p>
          </table:table-cell>
          <table:table-cell office:value-type="float" office:value="5.21047645076" calcext:value-type="float">
            <text:p>5.2104764508</text:p>
          </table:table-cell>
          <table:table-cell office:value-type="float" office:value="5.21057095201" calcext:value-type="float">
            <text:p>5.210570952</text:p>
          </table:table-cell>
          <table:table-cell office:value-type="float" office:value="5.2104353196" calcext:value-type="float">
            <text:p>5.2104353196</text:p>
          </table:table-cell>
          <table:table-cell office:value-type="float" office:value="0.000167990877262" calcext:value-type="float">
            <text:p>0.0001679909</text:p>
          </table:table-cell>
        </table:table-row>
      </table:table>
      <table:table table:name="lukc_param_9" table:style-name="ta1">
        <table:table-column table:style-name="co1" table:number-columns-repeated="5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ukc1</text:p>
          </table:table-cell>
          <table:table-cell office:value-type="string" calcext:value-type="string">
            <text:p>lukc2</text:p>
          </table:table-cell>
          <table:table-cell office:value-type="string" calcext:value-type="string">
            <text:p>lukc3</text:p>
          </table:table-cell>
          <table:table-cell office:value-type="string" calcext:value-type="string">
            <text:p>lukc4</text:p>
          </table:table-cell>
          <table:table-cell office:value-type="string" calcext:value-type="string">
            <text:p>lukc5</text:p>
          </table:table-cell>
          <table:table-cell office:value-type="string" calcext:value-type="string">
            <text:p>lukc6</text:p>
          </table:table-cell>
          <table:table-cell office:value-type="string" calcext:value-type="string">
            <text:p>lukc7</text:p>
          </table:table-cell>
          <table:table-cell office:value-type="string" calcext:value-type="string">
            <text:p>lukc8</text:p>
          </table:table-cell>
          <table:table-cell office:value-type="string" calcext:value-type="string">
            <text:p>lukc9</text:p>
          </table:table-cell>
          <table:table-cell office:value-type="string" calcext:value-type="string">
            <text:p>lukc10</text:p>
          </table:table-cell>
          <table:table-cell office:value-type="string" calcext:value-type="string">
            <text:p>lukc11</text:p>
          </table:table-cell>
          <table:table-cell office:value-type="string" calcext:value-type="string">
            <text:p>lukc12</text:p>
          </table:table-cell>
          <table:table-cell office:value-type="string" calcext:value-type="string">
            <text:p>lukc13</text:p>
          </table:table-cell>
          <table:table-cell office:value-type="string" calcext:value-type="string">
            <text:p>lukc14</text:p>
          </table:table-cell>
          <table:table-cell office:value-type="string" calcext:value-type="string">
            <text:p>lukc15</text:p>
          </table:table-cell>
          <table:table-cell office:value-type="string" calcext:value-type="string">
            <text:p>lukc16</text:p>
          </table:table-cell>
          <table:table-cell office:value-type="string" calcext:value-type="string">
            <text:p>lukc17</text:p>
          </table:table-cell>
          <table:table-cell office:value-type="string" calcext:value-type="string">
            <text:p>lukc18</text:p>
          </table:table-cell>
          <table:table-cell office:value-type="string" calcext:value-type="string">
            <text:p>lukc19</text:p>
          </table:table-cell>
          <table:table-cell office:value-type="string" calcext:value-type="string">
            <text:p>lukc20</text:p>
          </table:table-cell>
          <table:table-cell office:value-type="string" calcext:value-type="string">
            <text:p>lukc21</text:p>
          </table:table-cell>
          <table:table-cell office:value-type="string" calcext:value-type="string">
            <text:p>lukc22</text:p>
          </table:table-cell>
          <table:table-cell office:value-type="string" calcext:value-type="string">
            <text:p>lukc23</text:p>
          </table:table-cell>
          <table:table-cell office:value-type="string" calcext:value-type="string">
            <text:p>lukc24</text:p>
          </table:table-cell>
          <table:table-cell office:value-type="string" calcext:value-type="string">
            <text:p>lukc25</text:p>
          </table:table-cell>
          <table:table-cell office:value-type="string" calcext:value-type="string">
            <text:p>lukc26</text:p>
          </table:table-cell>
          <table:table-cell office:value-type="string" calcext:value-type="string">
            <text:p>lukc27</text:p>
          </table:table-cell>
          <table:table-cell office:value-type="string" calcext:value-type="string">
            <text:p>lukc28</text:p>
          </table:table-cell>
          <table:table-cell office:value-type="string" calcext:value-type="string">
            <text:p>lukc29</text:p>
          </table:table-cell>
          <table:table-cell office:value-type="string" calcext:value-type="string">
            <text:p>lukc30</text:p>
          </table:table-cell>
          <table:table-cell office:value-type="string" calcext:value-type="string">
            <text:p>lukc31</text:p>
          </table:table-cell>
          <table:table-cell office:value-type="string" calcext:value-type="string">
            <text:p>lukc32</text:p>
          </table:table-cell>
          <table:table-cell office:value-type="string" calcext:value-type="string">
            <text:p>lukc33</text:p>
          </table:table-cell>
          <table:table-cell office:value-type="string" calcext:value-type="string">
            <text:p>lukc34</text:p>
          </table:table-cell>
          <table:table-cell office:value-type="string" calcext:value-type="string">
            <text:p>lukc35</text:p>
          </table:table-cell>
          <table:table-cell office:value-type="string" calcext:value-type="string">
            <text:p>lukc36</text:p>
          </table:table-cell>
          <table:table-cell office:value-type="string" calcext:value-type="string">
            <text:p>lukc37</text:p>
          </table:table-cell>
          <table:table-cell office:value-type="string" calcext:value-type="string">
            <text:p>lukc38</text:p>
          </table:table-cell>
          <table:table-cell office:value-type="string" calcext:value-type="string">
            <text:p>lukc39</text:p>
          </table:table-cell>
          <table:table-cell office:value-type="string" calcext:value-type="string">
            <text:p>lukc40</text:p>
          </table:table-cell>
          <table:table-cell office:value-type="string" calcext:value-type="string">
            <text:p>lukc41</text:p>
          </table:table-cell>
          <table:table-cell office:value-type="string" calcext:value-type="string">
            <text:p>lukc42</text:p>
          </table:table-cell>
          <table:table-cell office:value-type="string" calcext:value-type="string">
            <text:p>lukc43</text:p>
          </table:table-cell>
          <table:table-cell office:value-type="string" calcext:value-type="string">
            <text:p>lukc44</text:p>
          </table:table-cell>
          <table:table-cell office:value-type="string" calcext:value-type="string">
            <text:p>lukc45</text:p>
          </table:table-cell>
          <table:table-cell office:value-type="string" calcext:value-type="string">
            <text:p>lukc46</text:p>
          </table:table-cell>
          <table:table-cell office:value-type="string" calcext:value-type="string">
            <text:p>lukc47</text:p>
          </table:table-cell>
          <table:table-cell office:value-type="string" calcext:value-type="string">
            <text:p>lukc48</text:p>
          </table:table-cell>
          <table:table-cell office:value-type="string" calcext:value-type="string">
            <text:p>lukc49</text:p>
          </table:table-cell>
          <table:table-cell office:value-type="string" calcext:value-type="string">
            <text:p>lukc50</text:p>
          </table:table-cell>
          <table:table-cell office:value-type="string" calcext:value-type="string">
            <text:p>lukc Average</text:p>
          </table:table-cell>
          <table:table-cell office:value-type="string" calcext:value-type="string">
            <text:p>lukc sigma (std)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739906048792" calcext:value-type="float">
            <text:p>0.7399060488</text:p>
          </table:table-cell>
          <table:table-cell office:value-type="float" office:value="0.735821416021" calcext:value-type="float">
            <text:p>0.735821416</text:p>
          </table:table-cell>
          <table:table-cell office:value-type="float" office:value="0.733407866973" calcext:value-type="float">
            <text:p>0.733407867</text:p>
          </table:table-cell>
          <table:table-cell office:value-type="float" office:value="0.707407396545" calcext:value-type="float">
            <text:p>0.7074073965</text:p>
          </table:table-cell>
          <table:table-cell office:value-type="float" office:value="0.673348926357" calcext:value-type="float">
            <text:p>0.6733489264</text:p>
          </table:table-cell>
          <table:table-cell office:value-type="float" office:value="0.817122725276" calcext:value-type="float">
            <text:p>0.8171227253</text:p>
          </table:table-cell>
          <table:table-cell office:value-type="float" office:value="0.647482804949" calcext:value-type="float">
            <text:p>0.6474828049</text:p>
          </table:table-cell>
          <table:table-cell office:value-type="float" office:value="1.05922379928" calcext:value-type="float">
            <text:p>1.0592237993</text:p>
          </table:table-cell>
          <table:table-cell office:value-type="float" office:value="0.672696325667" calcext:value-type="float">
            <text:p>0.6726963257</text:p>
          </table:table-cell>
          <table:table-cell office:value-type="float" office:value="0.667637624793" calcext:value-type="float">
            <text:p>0.6676376248</text:p>
          </table:table-cell>
          <table:table-cell office:value-type="float" office:value="0.808538420523" calcext:value-type="float">
            <text:p>0.8085384205</text:p>
          </table:table-cell>
          <table:table-cell office:value-type="float" office:value="0.722684356369" calcext:value-type="float">
            <text:p>0.7226843564</text:p>
          </table:table-cell>
          <table:table-cell office:value-type="float" office:value="0.798045695379" calcext:value-type="float">
            <text:p>0.7980456954</text:p>
          </table:table-cell>
          <table:table-cell office:value-type="float" office:value="0.73304642062" calcext:value-type="float">
            <text:p>0.7330464206</text:p>
          </table:table-cell>
          <table:table-cell office:value-type="float" office:value="0.846555896143" calcext:value-type="float">
            <text:p>0.8465558961</text:p>
          </table:table-cell>
          <table:table-cell office:value-type="float" office:value="0.965604022556" calcext:value-type="float">
            <text:p>0.9656040226</text:p>
          </table:table-cell>
          <table:table-cell office:value-type="float" office:value="0.930787557057" calcext:value-type="float">
            <text:p>0.9307875571</text:p>
          </table:table-cell>
          <table:table-cell office:value-type="float" office:value="0.753371955199" calcext:value-type="float">
            <text:p>0.7533719552</text:p>
          </table:table-cell>
          <table:table-cell office:value-type="float" office:value="0.858139547212" calcext:value-type="float">
            <text:p>0.8581395472</text:p>
          </table:table-cell>
          <table:table-cell office:value-type="float" office:value="0.68101235654" calcext:value-type="float">
            <text:p>0.6810123565</text:p>
          </table:table-cell>
          <table:table-cell office:value-type="float" office:value="0.738506469019" calcext:value-type="float">
            <text:p>0.738506469</text:p>
          </table:table-cell>
          <table:table-cell office:value-type="float" office:value="0.856116160001" calcext:value-type="float">
            <text:p>0.85611616</text:p>
          </table:table-cell>
          <table:table-cell office:value-type="float" office:value="0.679422105934" calcext:value-type="float">
            <text:p>0.6794221059</text:p>
          </table:table-cell>
          <table:table-cell office:value-type="float" office:value="0.778680853092" calcext:value-type="float">
            <text:p>0.7786808531</text:p>
          </table:table-cell>
          <table:table-cell office:value-type="float" office:value="0.815393812021" calcext:value-type="float">
            <text:p>0.815393812</text:p>
          </table:table-cell>
          <table:table-cell office:value-type="float" office:value="0.826009098745" calcext:value-type="float">
            <text:p>0.8260090987</text:p>
          </table:table-cell>
          <table:table-cell office:value-type="float" office:value="0.8254136526" calcext:value-type="float">
            <text:p>0.8254136526</text:p>
          </table:table-cell>
          <table:table-cell office:value-type="float" office:value="0.760077491283" calcext:value-type="float">
            <text:p>0.7600774913</text:p>
          </table:table-cell>
          <table:table-cell office:value-type="float" office:value="0.791063456276" calcext:value-type="float">
            <text:p>0.7910634563</text:p>
          </table:table-cell>
          <table:table-cell office:value-type="float" office:value="0.76201817245" calcext:value-type="float">
            <text:p>0.7620181725</text:p>
          </table:table-cell>
          <table:table-cell office:value-type="float" office:value="0.825258587134" calcext:value-type="float">
            <text:p>0.8252585871</text:p>
          </table:table-cell>
          <table:table-cell office:value-type="float" office:value="0.910374105136" calcext:value-type="float">
            <text:p>0.9103741051</text:p>
          </table:table-cell>
          <table:table-cell office:value-type="float" office:value="0.76578051351" calcext:value-type="float">
            <text:p>0.7657805135</text:p>
          </table:table-cell>
          <table:table-cell office:value-type="float" office:value="0.830817226197" calcext:value-type="float">
            <text:p>0.8308172262</text:p>
          </table:table-cell>
          <table:table-cell office:value-type="float" office:value="0.703764847709" calcext:value-type="float">
            <text:p>0.7037648477</text:p>
          </table:table-cell>
          <table:table-cell office:value-type="float" office:value="0.930683386505" calcext:value-type="float">
            <text:p>0.9306833865</text:p>
          </table:table-cell>
          <table:table-cell office:value-type="float" office:value="0.801358303467" calcext:value-type="float">
            <text:p>0.8013583035</text:p>
          </table:table-cell>
          <table:table-cell office:value-type="float" office:value="0.733552929875" calcext:value-type="float">
            <text:p>0.7335529299</text:p>
          </table:table-cell>
          <table:table-cell office:value-type="float" office:value="0.838417157743" calcext:value-type="float">
            <text:p>0.8384171577</text:p>
          </table:table-cell>
          <table:table-cell office:value-type="float" office:value="0.765627985924" calcext:value-type="float">
            <text:p>0.7656279859</text:p>
          </table:table-cell>
          <table:table-cell office:value-type="float" office:value="0.780222895525" calcext:value-type="float">
            <text:p>0.7802228955</text:p>
          </table:table-cell>
          <table:table-cell office:value-type="float" office:value="0.756498363663" calcext:value-type="float">
            <text:p>0.7564983637</text:p>
          </table:table-cell>
          <table:table-cell office:value-type="float" office:value="0.766628281173" calcext:value-type="float">
            <text:p>0.7666282812</text:p>
          </table:table-cell>
          <table:table-cell office:value-type="float" office:value="0.74257412726" calcext:value-type="float">
            <text:p>0.7425741273</text:p>
          </table:table-cell>
          <table:table-cell office:value-type="float" office:value="0.763903417674" calcext:value-type="float">
            <text:p>0.7639034177</text:p>
          </table:table-cell>
          <table:table-cell office:value-type="float" office:value="0.742850143905" calcext:value-type="float">
            <text:p>0.7428501439</text:p>
          </table:table-cell>
          <table:table-cell office:value-type="float" office:value="0.740090083549" calcext:value-type="float">
            <text:p>0.7400900835</text:p>
          </table:table-cell>
          <table:table-cell office:value-type="float" office:value="0.726469173137" calcext:value-type="float">
            <text:p>0.7264691731</text:p>
          </table:table-cell>
          <table:table-cell office:value-type="float" office:value="0.70696258524" calcext:value-type="float">
            <text:p>0.7069625852</text:p>
          </table:table-cell>
          <table:table-cell office:value-type="float" office:value="0.717197108158" calcext:value-type="float">
            <text:p>0.7171971082</text:p>
          </table:table-cell>
          <table:table-cell office:value-type="float" office:value="0.778671473123" calcext:value-type="float">
            <text:p>0.7786714731</text:p>
          </table:table-cell>
          <table:table-cell office:value-type="float" office:value="0.0807694036328" calcext:value-type="float">
            <text:p>0.0807694036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4.54094670721" calcext:value-type="float">
            <text:p>4.5409467072</text:p>
          </table:table-cell>
          <table:table-cell office:value-type="float" office:value="4.70353022444" calcext:value-type="float">
            <text:p>4.7035302244</text:p>
          </table:table-cell>
          <table:table-cell office:value-type="float" office:value="4.59859219068" calcext:value-type="float">
            <text:p>4.5985921907</text:p>
          </table:table-cell>
          <table:table-cell office:value-type="float" office:value="4.52925059466" calcext:value-type="float">
            <text:p>4.5292505947</text:p>
          </table:table-cell>
          <table:table-cell office:value-type="float" office:value="4.77347381384" calcext:value-type="float">
            <text:p>4.7734738138</text:p>
          </table:table-cell>
          <table:table-cell office:value-type="float" office:value="4.69917199557" calcext:value-type="float">
            <text:p>4.6991719956</text:p>
          </table:table-cell>
          <table:table-cell office:value-type="float" office:value="4.59449434623" calcext:value-type="float">
            <text:p>4.5944943462</text:p>
          </table:table-cell>
          <table:table-cell office:value-type="float" office:value="2.56599475746" calcext:value-type="float">
            <text:p>2.5659947575</text:p>
          </table:table-cell>
          <table:table-cell office:value-type="float" office:value="4.56598380143" calcext:value-type="float">
            <text:p>4.5659838014</text:p>
          </table:table-cell>
          <table:table-cell office:value-type="float" office:value="4.74296541683" calcext:value-type="float">
            <text:p>4.7429654168</text:p>
          </table:table-cell>
          <table:table-cell office:value-type="float" office:value="4.60600478472" calcext:value-type="float">
            <text:p>4.6060047847</text:p>
          </table:table-cell>
          <table:table-cell office:value-type="float" office:value="3.07376608697" calcext:value-type="float">
            <text:p>3.073766087</text:p>
          </table:table-cell>
          <table:table-cell office:value-type="float" office:value="2.78332598048" calcext:value-type="float">
            <text:p>2.7833259805</text:p>
          </table:table-cell>
          <table:table-cell office:value-type="float" office:value="4.47989426402" calcext:value-type="float">
            <text:p>4.479894264</text:p>
          </table:table-cell>
          <table:table-cell office:value-type="float" office:value="3.22351395131" calcext:value-type="float">
            <text:p>3.2235139513</text:p>
          </table:table-cell>
          <table:table-cell office:value-type="float" office:value="2.25472153103" calcext:value-type="float">
            <text:p>2.254721531</text:p>
          </table:table-cell>
          <table:table-cell office:value-type="float" office:value="3.84521090181" calcext:value-type="float">
            <text:p>3.8452109018</text:p>
          </table:table-cell>
          <table:table-cell office:value-type="float" office:value="4.5871089877" calcext:value-type="float">
            <text:p>4.5871089877</text:p>
          </table:table-cell>
          <table:table-cell office:value-type="float" office:value="4.61843407194" calcext:value-type="float">
            <text:p>4.6184340719</text:p>
          </table:table-cell>
          <table:table-cell office:value-type="float" office:value="4.47708919904" calcext:value-type="float">
            <text:p>4.477089199</text:p>
          </table:table-cell>
          <table:table-cell office:value-type="float" office:value="4.63341161838" calcext:value-type="float">
            <text:p>4.6334116184</text:p>
          </table:table-cell>
          <table:table-cell office:value-type="float" office:value="3.87216027071" calcext:value-type="float">
            <text:p>3.8721602707</text:p>
          </table:table-cell>
          <table:table-cell office:value-type="float" office:value="4.68986558915" calcext:value-type="float">
            <text:p>4.6898655892</text:p>
          </table:table-cell>
          <table:table-cell office:value-type="float" office:value="4.64749122072" calcext:value-type="float">
            <text:p>4.6474912207</text:p>
          </table:table-cell>
          <table:table-cell office:value-type="float" office:value="3.97756488691" calcext:value-type="float">
            <text:p>3.9775648869</text:p>
          </table:table-cell>
          <table:table-cell office:value-type="float" office:value="4.75514989711" calcext:value-type="float">
            <text:p>4.7551498971</text:p>
          </table:table-cell>
          <table:table-cell office:value-type="float" office:value="4.82194417139" calcext:value-type="float">
            <text:p>4.8219441714</text:p>
          </table:table-cell>
          <table:table-cell office:value-type="float" office:value="4.9397707638" calcext:value-type="float">
            <text:p>4.9397707638</text:p>
          </table:table-cell>
          <table:table-cell office:value-type="float" office:value="4.88392269887" calcext:value-type="float">
            <text:p>4.8839226989</text:p>
          </table:table-cell>
          <table:table-cell office:value-type="float" office:value="4.78684977241" calcext:value-type="float">
            <text:p>4.7868497724</text:p>
          </table:table-cell>
          <table:table-cell office:value-type="float" office:value="4.68137696898" calcext:value-type="float">
            <text:p>4.681376969</text:p>
          </table:table-cell>
          <table:table-cell office:value-type="float" office:value="4.92645908763" calcext:value-type="float">
            <text:p>4.9264590876</text:p>
          </table:table-cell>
          <table:table-cell office:value-type="float" office:value="4.77136389131" calcext:value-type="float">
            <text:p>4.7713638913</text:p>
          </table:table-cell>
          <table:table-cell office:value-type="float" office:value="4.87084448543" calcext:value-type="float">
            <text:p>4.8708444854</text:p>
          </table:table-cell>
          <table:table-cell office:value-type="float" office:value="4.45001487223" calcext:value-type="float">
            <text:p>4.4500148722</text:p>
          </table:table-cell>
          <table:table-cell office:value-type="float" office:value="3.9961768528" calcext:value-type="float">
            <text:p>3.9961768528</text:p>
          </table:table-cell>
          <table:table-cell office:value-type="float" office:value="4.96074979807" calcext:value-type="float">
            <text:p>4.9607497981</text:p>
          </table:table-cell>
          <table:table-cell office:value-type="float" office:value="4.74742827568" calcext:value-type="float">
            <text:p>4.7474282757</text:p>
          </table:table-cell>
          <table:table-cell office:value-type="float" office:value="4.85353111137" calcext:value-type="float">
            <text:p>4.8535311114</text:p>
          </table:table-cell>
          <table:table-cell office:value-type="float" office:value="4.6259219602" calcext:value-type="float">
            <text:p>4.6259219602</text:p>
          </table:table-cell>
          <table:table-cell office:value-type="float" office:value="4.84517070609" calcext:value-type="float">
            <text:p>4.8451707061</text:p>
          </table:table-cell>
          <table:table-cell office:value-type="float" office:value="4.90477967373" calcext:value-type="float">
            <text:p>4.9047796737</text:p>
          </table:table-cell>
          <table:table-cell office:value-type="float" office:value="4.86947026267" calcext:value-type="float">
            <text:p>4.8694702627</text:p>
          </table:table-cell>
          <table:table-cell office:value-type="float" office:value="4.87250547215" calcext:value-type="float">
            <text:p>4.8725054722</text:p>
          </table:table-cell>
          <table:table-cell office:value-type="float" office:value="4.8567165946" calcext:value-type="float">
            <text:p>4.8567165946</text:p>
          </table:table-cell>
          <table:table-cell office:value-type="float" office:value="4.73296576143" calcext:value-type="float">
            <text:p>4.7329657614</text:p>
          </table:table-cell>
          <table:table-cell office:value-type="float" office:value="4.94709431926" calcext:value-type="float">
            <text:p>4.9470943193</text:p>
          </table:table-cell>
          <table:table-cell office:value-type="float" office:value="4.9235559487" calcext:value-type="float">
            <text:p>4.9235559487</text:p>
          </table:table-cell>
          <table:table-cell office:value-type="float" office:value="4.90621743214" calcext:value-type="float">
            <text:p>4.9062174321</text:p>
          </table:table-cell>
          <table:table-cell office:value-type="float" office:value="4.73138539948" calcext:value-type="float">
            <text:p>4.7313853995</text:p>
          </table:table-cell>
          <table:table-cell office:value-type="float" office:value="4.47490666742" calcext:value-type="float">
            <text:p>4.4749066674</text:p>
          </table:table-cell>
          <table:table-cell office:value-type="float" office:value="0.629801016153" calcext:value-type="float">
            <text:p>0.6298010162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1525940523" calcext:value-type="float">
            <text:p>7.1525940523</text:p>
          </table:table-cell>
          <table:table-cell office:value-type="float" office:value="7.19995309054" calcext:value-type="float">
            <text:p>7.1999530905</text:p>
          </table:table-cell>
          <table:table-cell office:value-type="float" office:value="7.10101561271" calcext:value-type="float">
            <text:p>7.1010156127</text:p>
          </table:table-cell>
          <table:table-cell office:value-type="float" office:value="6.69941913498" calcext:value-type="float">
            <text:p>6.699419135</text:p>
          </table:table-cell>
          <table:table-cell office:value-type="float" office:value="6.38592016307" calcext:value-type="float">
            <text:p>6.3859201631</text:p>
          </table:table-cell>
          <table:table-cell office:value-type="float" office:value="8.31162980609" calcext:value-type="float">
            <text:p>8.3116298061</text:p>
          </table:table-cell>
          <table:table-cell office:value-type="float" office:value="5.92058472142" calcext:value-type="float">
            <text:p>5.9205847214</text:p>
          </table:table-cell>
          <table:table-cell office:value-type="float" office:value="9.22881733565" calcext:value-type="float">
            <text:p>9.2288173357</text:p>
          </table:table-cell>
          <table:table-cell office:value-type="float" office:value="6.24774493229" calcext:value-type="float">
            <text:p>6.2477449323</text:p>
          </table:table-cell>
          <table:table-cell office:value-type="float" office:value="6.28933811978" calcext:value-type="float">
            <text:p>6.2893381198</text:p>
          </table:table-cell>
          <table:table-cell office:value-type="float" office:value="8.1355804872" calcext:value-type="float">
            <text:p>8.1355804872</text:p>
          </table:table-cell>
          <table:table-cell office:value-type="float" office:value="5.48966744167" calcext:value-type="float">
            <text:p>5.4896674417</text:p>
          </table:table-cell>
          <table:table-cell office:value-type="float" office:value="6.06183416446" calcext:value-type="float">
            <text:p>6.0618341645</text:p>
          </table:table-cell>
          <table:table-cell office:value-type="float" office:value="7.01783140024" calcext:value-type="float">
            <text:p>7.0178314002</text:p>
          </table:table-cell>
          <table:table-cell office:value-type="float" office:value="7.39272481262" calcext:value-type="float">
            <text:p>7.3927248126</text:p>
          </table:table-cell>
          <table:table-cell office:value-type="float" office:value="7.21531728156" calcext:value-type="float">
            <text:p>7.2153172816</text:p>
          </table:table-cell>
          <table:table-cell office:value-type="float" office:value="9.22810655048" calcext:value-type="float">
            <text:p>9.2281065505</text:p>
          </table:table-cell>
          <table:table-cell office:value-type="float" office:value="7.3672575443" calcext:value-type="float">
            <text:p>7.3672575443</text:p>
          </table:table-cell>
          <table:table-cell office:value-type="float" office:value="8.82339031156" calcext:value-type="float">
            <text:p>8.8233903116</text:p>
          </table:table-cell>
          <table:table-cell office:value-type="float" office:value="6.30270249011" calcext:value-type="float">
            <text:p>6.3027024901</text:p>
          </table:table-cell>
          <table:table-cell office:value-type="float" office:value="7.19306990827" calcext:value-type="float">
            <text:p>7.1930699083</text:p>
          </table:table-cell>
          <table:table-cell office:value-type="float" office:value="8.22917055256" calcext:value-type="float">
            <text:p>8.2291705526</text:p>
          </table:table-cell>
          <table:table-cell office:value-type="float" office:value="6.41846251708" calcext:value-type="float">
            <text:p>6.4184625171</text:p>
          </table:table-cell>
          <table:table-cell office:value-type="float" office:value="7.75261543861" calcext:value-type="float">
            <text:p>7.7526154386</text:p>
          </table:table-cell>
          <table:table-cell office:value-type="float" office:value="7.76390183665" calcext:value-type="float">
            <text:p>7.7639018367</text:p>
          </table:table-cell>
          <table:table-cell office:value-type="float" office:value="8.46749759513" calcext:value-type="float">
            <text:p>8.4674975951</text:p>
          </table:table-cell>
          <table:table-cell office:value-type="float" office:value="8.49885953275" calcext:value-type="float">
            <text:p>8.4988595328</text:p>
          </table:table-cell>
          <table:table-cell office:value-type="float" office:value="7.67043628773" calcext:value-type="float">
            <text:p>7.6704362877</text:p>
          </table:table-cell>
          <table:table-cell office:value-type="float" office:value="8.06375730739" calcext:value-type="float">
            <text:p>8.0637573074</text:p>
          </table:table-cell>
          <table:table-cell office:value-type="float" office:value="7.60927853738" calcext:value-type="float">
            <text:p>7.6092785374</text:p>
          </table:table-cell>
          <table:table-cell office:value-type="float" office:value="8.41221978365" calcext:value-type="float">
            <text:p>8.4122197837</text:p>
          </table:table-cell>
          <table:table-cell office:value-type="float" office:value="9.72310674535" calcext:value-type="float">
            <text:p>9.7231067454</text:p>
          </table:table-cell>
          <table:table-cell office:value-type="float" office:value="7.65162154992" calcext:value-type="float">
            <text:p>7.6516215499</text:p>
          </table:table-cell>
          <table:table-cell office:value-type="float" office:value="8.60121643669" calcext:value-type="float">
            <text:p>8.6012164367</text:p>
          </table:table-cell>
          <table:table-cell office:value-type="float" office:value="6.59612529957" calcext:value-type="float">
            <text:p>6.5961252996</text:p>
          </table:table-cell>
          <table:table-cell office:value-type="float" office:value="9.3600458077" calcext:value-type="float">
            <text:p>9.3600458077</text:p>
          </table:table-cell>
          <table:table-cell office:value-type="float" office:value="8.24793330365" calcext:value-type="float">
            <text:p>8.2479333037</text:p>
          </table:table-cell>
          <table:table-cell office:value-type="float" office:value="7.19553736251" calcext:value-type="float">
            <text:p>7.1955373625</text:p>
          </table:table-cell>
          <table:table-cell office:value-type="float" office:value="8.69536506878" calcext:value-type="float">
            <text:p>8.6953650688</text:p>
          </table:table-cell>
          <table:table-cell office:value-type="float" office:value="7.56008663603" calcext:value-type="float">
            <text:p>7.560086636</text:p>
          </table:table-cell>
          <table:table-cell office:value-type="float" office:value="7.89294502748" calcext:value-type="float">
            <text:p>7.8929450275</text:p>
          </table:table-cell>
          <table:table-cell office:value-type="float" office:value="7.60180726819" calcext:value-type="float">
            <text:p>7.6018072682</text:p>
          </table:table-cell>
          <table:table-cell office:value-type="float" office:value="7.72058174913" calcext:value-type="float">
            <text:p>7.7205817491</text:p>
          </table:table-cell>
          <table:table-cell office:value-type="float" office:value="7.39257192648" calcext:value-type="float">
            <text:p>7.3925719265</text:p>
          </table:table-cell>
          <table:table-cell office:value-type="float" office:value="7.67588251531" calcext:value-type="float">
            <text:p>7.6758825153</text:p>
          </table:table-cell>
          <table:table-cell office:value-type="float" office:value="7.31425276725" calcext:value-type="float">
            <text:p>7.3142527673</text:p>
          </table:table-cell>
          <table:table-cell office:value-type="float" office:value="7.40056038012" calcext:value-type="float">
            <text:p>7.4005603801</text:p>
          </table:table-cell>
          <table:table-cell office:value-type="float" office:value="7.20074665952" calcext:value-type="float">
            <text:p>7.2007466595</text:p>
          </table:table-cell>
          <table:table-cell office:value-type="float" office:value="6.92361309266" calcext:value-type="float">
            <text:p>6.9236130927</text:p>
          </table:table-cell>
          <table:table-cell office:value-type="float" office:value="6.96165069674" calcext:value-type="float">
            <text:p>6.9616506967</text:p>
          </table:table-cell>
          <table:table-cell office:value-type="float" office:value="7.54732698087" calcext:value-type="float">
            <text:p>7.5473269809</text:p>
          </table:table-cell>
          <table:table-cell office:value-type="float" office:value="0.926806544784" calcext:value-type="float">
            <text:p>0.9268065448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1.94645834731" calcext:value-type="float">
            <text:p>1.9464583473</text:p>
          </table:table-cell>
          <table:table-cell office:value-type="float" office:value="1.93570194696" calcext:value-type="float">
            <text:p>1.935701947</text:p>
          </table:table-cell>
          <table:table-cell office:value-type="float" office:value="1.92934871358" calcext:value-type="float">
            <text:p>1.9293487136</text:p>
          </table:table-cell>
          <table:table-cell office:value-type="float" office:value="1.86095846346" calcext:value-type="float">
            <text:p>1.8609584635</text:p>
          </table:table-cell>
          <table:table-cell office:value-type="float" office:value="1.77135566863" calcext:value-type="float">
            <text:p>1.7713556686</text:p>
          </table:table-cell>
          <table:table-cell office:value-type="float" office:value="2.14960338079" calcext:value-type="float">
            <text:p>2.1496033808</text:p>
          </table:table-cell>
          <table:table-cell office:value-type="float" office:value="1.70331435759" calcext:value-type="float">
            <text:p>1.7033143576</text:p>
          </table:table-cell>
          <table:table-cell office:value-type="float" office:value="2.78659102096" calcext:value-type="float">
            <text:p>2.786591021</text:p>
          </table:table-cell>
          <table:table-cell office:value-type="float" office:value="1.76963599488" calcext:value-type="float">
            <text:p>1.7696359949</text:p>
          </table:table-cell>
          <table:table-cell office:value-type="float" office:value="1.75633584487" calcext:value-type="float">
            <text:p>1.7563358449</text:p>
          </table:table-cell>
          <table:table-cell office:value-type="float" office:value="2.12700107879" calcext:value-type="float">
            <text:p>2.1270010788</text:p>
          </table:table-cell>
          <table:table-cell office:value-type="float" office:value="1.90115667591" calcext:value-type="float">
            <text:p>1.9011566759</text:p>
          </table:table-cell>
          <table:table-cell office:value-type="float" office:value="2.09941336515" calcext:value-type="float">
            <text:p>2.0994133652</text:p>
          </table:table-cell>
          <table:table-cell office:value-type="float" office:value="1.92841140281" calcext:value-type="float">
            <text:p>1.9284114028</text:p>
          </table:table-cell>
          <table:table-cell office:value-type="float" office:value="2.22702112177" calcext:value-type="float">
            <text:p>2.2270211218</text:p>
          </table:table-cell>
          <table:table-cell office:value-type="float" office:value="2.54024362227" calcext:value-type="float">
            <text:p>2.5402436223</text:p>
          </table:table-cell>
          <table:table-cell office:value-type="float" office:value="2.44862457119" calcext:value-type="float">
            <text:p>2.4486245712</text:p>
          </table:table-cell>
          <table:table-cell office:value-type="float" office:value="1.98188121679" calcext:value-type="float">
            <text:p>1.9818812168</text:p>
          </table:table-cell>
          <table:table-cell office:value-type="float" office:value="2.25748971989" calcext:value-type="float">
            <text:p>2.2574897199</text:p>
          </table:table-cell>
          <table:table-cell office:value-type="float" office:value="1.79151423235" calcext:value-type="float">
            <text:p>1.7915142324</text:p>
          </table:table-cell>
          <table:table-cell office:value-type="float" office:value="1.94277342325" calcext:value-type="float">
            <text:p>1.9427734233</text:p>
          </table:table-cell>
          <table:table-cell office:value-type="float" office:value="2.25218194612" calcext:value-type="float">
            <text:p>2.2521819461</text:p>
          </table:table-cell>
          <table:table-cell office:value-type="float" office:value="1.78733981601" calcext:value-type="float">
            <text:p>1.787339816</text:p>
          </table:table-cell>
          <table:table-cell office:value-type="float" office:value="2.04846138686" calcext:value-type="float">
            <text:p>2.0484613869</text:p>
          </table:table-cell>
          <table:table-cell office:value-type="float" office:value="2.14504035318" calcext:value-type="float">
            <text:p>2.1450403532</text:p>
          </table:table-cell>
          <table:table-cell office:value-type="float" office:value="2.17295843409" calcext:value-type="float">
            <text:p>2.1729584341</text:p>
          </table:table-cell>
          <table:table-cell office:value-type="float" office:value="2.1713995429" calcext:value-type="float">
            <text:p>2.1713995429</text:p>
          </table:table-cell>
          <table:table-cell office:value-type="float" office:value="1.99952284601" calcext:value-type="float">
            <text:p>1.999522846</text:p>
          </table:table-cell>
          <table:table-cell office:value-type="float" office:value="2.08102978908" calcext:value-type="float">
            <text:p>2.0810297891</text:p>
          </table:table-cell>
          <table:table-cell office:value-type="float" office:value="2.00461405584" calcext:value-type="float">
            <text:p>2.0046140558</text:p>
          </table:table-cell>
          <table:table-cell office:value-type="float" office:value="2.17098525341" calcext:value-type="float">
            <text:p>2.1709852534</text:p>
          </table:table-cell>
          <table:table-cell office:value-type="float" office:value="2.39491317307" calcext:value-type="float">
            <text:p>2.3949131731</text:p>
          </table:table-cell>
          <table:table-cell office:value-type="float" office:value="2.01452339732" calcext:value-type="float">
            <text:p>2.0145233973</text:p>
          </table:table-cell>
          <table:table-cell office:value-type="float" office:value="2.18560508853" calcext:value-type="float">
            <text:p>2.1856050885</text:p>
          </table:table-cell>
          <table:table-cell office:value-type="float" office:value="1.85137466138" calcext:value-type="float">
            <text:p>1.8513746614</text:p>
          </table:table-cell>
          <table:table-cell office:value-type="float" office:value="2.44834594853" calcext:value-type="float">
            <text:p>2.4483459485</text:p>
          </table:table-cell>
          <table:table-cell office:value-type="float" office:value="2.10810579102" calcext:value-type="float">
            <text:p>2.108105791</text:p>
          </table:table-cell>
          <table:table-cell office:value-type="float" office:value="1.92973930616" calcext:value-type="float">
            <text:p>1.9297393062</text:p>
          </table:table-cell>
          <table:table-cell office:value-type="float" office:value="2.20562670599" calcext:value-type="float">
            <text:p>2.205626706</text:p>
          </table:table-cell>
          <table:table-cell office:value-type="float" office:value="2.0141197397" calcext:value-type="float">
            <text:p>2.0141197397</text:p>
          </table:table-cell>
          <table:table-cell office:value-type="float" office:value="2.05250696537" calcext:value-type="float">
            <text:p>2.0525069654</text:p>
          </table:table-cell>
          <table:table-cell office:value-type="float" office:value="1.99009132092" calcext:value-type="float">
            <text:p>1.9900913209</text:p>
          </table:table-cell>
          <table:table-cell office:value-type="float" office:value="2.0167441343" calcext:value-type="float">
            <text:p>2.0167441343</text:p>
          </table:table-cell>
          <table:table-cell office:value-type="float" office:value="1.95348153046" calcext:value-type="float">
            <text:p>1.9534815305</text:p>
          </table:table-cell>
          <table:table-cell office:value-type="float" office:value="2.00958901546" calcext:value-type="float">
            <text:p>2.0095890155</text:p>
          </table:table-cell>
          <table:table-cell office:value-type="float" office:value="1.95418864952" calcext:value-type="float">
            <text:p>1.9541886495</text:p>
          </table:table-cell>
          <table:table-cell office:value-type="float" office:value="1.94693040245" calcext:value-type="float">
            <text:p>1.9469304025</text:p>
          </table:table-cell>
          <table:table-cell office:value-type="float" office:value="1.91109312646" calcext:value-type="float">
            <text:p>1.9110931265</text:p>
          </table:table-cell>
          <table:table-cell office:value-type="float" office:value="1.85978244821" calcext:value-type="float">
            <text:p>1.8597824482</text:p>
          </table:table-cell>
          <table:table-cell office:value-type="float" office:value="1.8867123407" calcext:value-type="float">
            <text:p>1.8867123407</text:p>
          </table:table-cell>
          <table:table-cell office:value-type="float" office:value="2.04843682676" calcext:value-type="float">
            <text:p>2.0484368268</text:p>
          </table:table-cell>
          <table:table-cell office:value-type="float" office:value="0.212492896458" calcext:value-type="float">
            <text:p>0.2124928965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1045195461" calcext:value-type="float">
            <text:p>5.2104519546</text:p>
          </table:table-cell>
          <table:table-cell office:value-type="float" office:value="5.21054208167" calcext:value-type="float">
            <text:p>5.2105420817</text:p>
          </table:table-cell>
          <table:table-cell office:value-type="float" office:value="5.21057477895" calcext:value-type="float">
            <text:p>5.210574779</text:p>
          </table:table-cell>
          <table:table-cell office:value-type="float" office:value="5.21050490897" calcext:value-type="float">
            <text:p>5.210504909</text:p>
          </table:table-cell>
          <table:table-cell office:value-type="float" office:value="5.21055897269" calcext:value-type="float">
            <text:p>5.2105589727</text:p>
          </table:table-cell>
          <table:table-cell office:value-type="float" office:value="5.21036048952" calcext:value-type="float">
            <text:p>5.2103604895</text:p>
          </table:table-cell>
          <table:table-cell office:value-type="float" office:value="5.21052369538" calcext:value-type="float">
            <text:p>5.2105236954</text:p>
          </table:table-cell>
          <table:table-cell office:value-type="float" office:value="5.20983394473" calcext:value-type="float">
            <text:p>5.2098339447</text:p>
          </table:table-cell>
          <table:table-cell office:value-type="float" office:value="5.21058490113" calcext:value-type="float">
            <text:p>5.2105849011</text:p>
          </table:table-cell>
          <table:table-cell office:value-type="float" office:value="5.21051663692" calcext:value-type="float">
            <text:p>5.2105166369</text:p>
          </table:table-cell>
          <table:table-cell office:value-type="float" office:value="5.21050618259" calcext:value-type="float">
            <text:p>5.2105061826</text:p>
          </table:table-cell>
          <table:table-cell office:value-type="float" office:value="5.21042578875" calcext:value-type="float">
            <text:p>5.2104257888</text:p>
          </table:table-cell>
          <table:table-cell office:value-type="float" office:value="5.21039142662" calcext:value-type="float">
            <text:p>5.2103914266</text:p>
          </table:table-cell>
          <table:table-cell office:value-type="float" office:value="5.21046374096" calcext:value-type="float">
            <text:p>5.210463741</text:p>
          </table:table-cell>
          <table:table-cell office:value-type="float" office:value="5.21044611391" calcext:value-type="float">
            <text:p>5.2104461139</text:p>
          </table:table-cell>
          <table:table-cell office:value-type="float" office:value="5.21016902688" calcext:value-type="float">
            <text:p>5.2101690269</text:p>
          </table:table-cell>
          <table:table-cell office:value-type="float" office:value="5.21033911308" calcext:value-type="float">
            <text:p>5.2103391131</text:p>
          </table:table-cell>
          <table:table-cell office:value-type="float" office:value="5.21046523192" calcext:value-type="float">
            <text:p>5.2104652319</text:p>
          </table:table-cell>
          <table:table-cell office:value-type="float" office:value="5.21047645076" calcext:value-type="float">
            <text:p>5.2104764508</text:p>
          </table:table-cell>
          <table:table-cell office:value-type="float" office:value="5.21057095201" calcext:value-type="float">
            <text:p>5.210570952</text:p>
          </table:table-cell>
          <table:table-cell office:value-type="float" office:value="5.21047698334" calcext:value-type="float">
            <text:p>5.2104769833</text:p>
          </table:table-cell>
          <table:table-cell office:value-type="float" office:value="5.21037030969" calcext:value-type="float">
            <text:p>5.2103703097</text:p>
          </table:table-cell>
          <table:table-cell office:value-type="float" office:value="5.21049129739" calcext:value-type="float">
            <text:p>5.2104912974</text:p>
          </table:table-cell>
          <table:table-cell office:value-type="float" office:value="5.21046109449" calcext:value-type="float">
            <text:p>5.2104610945</text:p>
          </table:table-cell>
          <table:table-cell office:value-type="float" office:value="5.21046949571" calcext:value-type="float">
            <text:p>5.2104694957</text:p>
          </table:table-cell>
          <table:table-cell office:value-type="float" office:value="5.2105229694" calcext:value-type="float">
            <text:p>5.2105229694</text:p>
          </table:table-cell>
          <table:table-cell office:value-type="float" office:value="5.21046808538" calcext:value-type="float">
            <text:p>5.2104680854</text:p>
          </table:table-cell>
          <table:table-cell office:value-type="float" office:value="5.21045333475" calcext:value-type="float">
            <text:p>5.2104533348</text:p>
          </table:table-cell>
          <table:table-cell office:value-type="float" office:value="5.21050887364" calcext:value-type="float">
            <text:p>5.2105088736</text:p>
          </table:table-cell>
          <table:table-cell office:value-type="float" office:value="5.21056468296" calcext:value-type="float">
            <text:p>5.210564683</text:p>
          </table:table-cell>
          <table:table-cell office:value-type="float" office:value="5.2105144517" calcext:value-type="float">
            <text:p>5.2105144517</text:p>
          </table:table-cell>
          <table:table-cell office:value-type="float" office:value="5.21040314058" calcext:value-type="float">
            <text:p>5.2104031406</text:p>
          </table:table-cell>
          <table:table-cell office:value-type="float" office:value="5.21047133371" calcext:value-type="float">
            <text:p>5.2104713337</text:p>
          </table:table-cell>
          <table:table-cell office:value-type="float" office:value="5.21053707573" calcext:value-type="float">
            <text:p>5.2105370757</text:p>
          </table:table-cell>
          <table:table-cell office:value-type="float" office:value="5.21051723686" calcext:value-type="float">
            <text:p>5.2105172369</text:p>
          </table:table-cell>
          <table:table-cell office:value-type="float" office:value="5.21036871577" calcext:value-type="float">
            <text:p>5.2103687158</text:p>
          </table:table-cell>
          <table:table-cell office:value-type="float" office:value="5.21055677024" calcext:value-type="float">
            <text:p>5.2105567702</text:p>
          </table:table-cell>
          <table:table-cell office:value-type="float" office:value="5.21050113811" calcext:value-type="float">
            <text:p>5.2105011381</text:p>
          </table:table-cell>
          <table:table-cell office:value-type="float" office:value="5.2103310976" calcext:value-type="float">
            <text:p>5.2103310976</text:p>
          </table:table-cell>
          <table:table-cell office:value-type="float" office:value="5.21049023768" calcext:value-type="float">
            <text:p>5.2104902377</text:p>
          </table:table-cell>
          <table:table-cell office:value-type="float" office:value="5.21054623349" calcext:value-type="float">
            <text:p>5.2105462335</text:p>
          </table:table-cell>
          <table:table-cell office:value-type="float" office:value="5.21058035147" calcext:value-type="float">
            <text:p>5.2105803515</text:p>
          </table:table-cell>
          <table:table-cell office:value-type="float" office:value="5.21054561963" calcext:value-type="float">
            <text:p>5.2105456196</text:p>
          </table:table-cell>
          <table:table-cell office:value-type="float" office:value="5.21041701203" calcext:value-type="float">
            <text:p>5.210417012</text:p>
          </table:table-cell>
          <table:table-cell office:value-type="float" office:value="5.21044254519" calcext:value-type="float">
            <text:p>5.2104425452</text:p>
          </table:table-cell>
          <table:table-cell office:value-type="float" office:value="5.21057080908" calcext:value-type="float">
            <text:p>5.2105708091</text:p>
          </table:table-cell>
          <table:table-cell office:value-type="float" office:value="5.21055014491" calcext:value-type="float">
            <text:p>5.2105501449</text:p>
          </table:table-cell>
          <table:table-cell office:value-type="float" office:value="5.21059319421" calcext:value-type="float">
            <text:p>5.2105931942</text:p>
          </table:table-cell>
          <table:table-cell office:value-type="float" office:value="5.21055477913" calcext:value-type="float">
            <text:p>5.2105547791</text:p>
          </table:table-cell>
          <table:table-cell office:value-type="float" office:value="5.21050210442" calcext:value-type="float">
            <text:p>5.2105021044</text:p>
          </table:table-cell>
          <table:table-cell office:value-type="float" office:value="5.21046975021" calcext:value-type="float">
            <text:p>5.2104697502</text:p>
          </table:table-cell>
          <table:table-cell office:value-type="float" office:value="0.000120949733141" calcext:value-type="float">
            <text:p>0.0001209497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3115069428" calcext:value-type="float">
            <text:p>-2.1311506943</text:p>
          </table:table-cell>
          <table:table-cell office:value-type="float" office:value="-2.14880465813" calcext:value-type="float">
            <text:p>-2.1488046581</text:p>
          </table:table-cell>
          <table:table-cell office:value-type="float" office:value="-2.13125288527" calcext:value-type="float">
            <text:p>-2.1312528853</text:p>
          </table:table-cell>
          <table:table-cell office:value-type="float" office:value="-2.13113690117" calcext:value-type="float">
            <text:p>-2.1311369012</text:p>
          </table:table-cell>
          <table:table-cell office:value-type="float" office:value="-2.15770401191" calcext:value-type="float">
            <text:p>-2.1577040119</text:p>
          </table:table-cell>
          <table:table-cell office:value-type="float" office:value="-2.14874693152" calcext:value-type="float">
            <text:p>-2.1487469315</text:p>
          </table:table-cell>
          <table:table-cell office:value-type="float" office:value="-2.13991877202" calcext:value-type="float">
            <text:p>-2.139918772</text:p>
          </table:table-cell>
          <table:table-cell office:value-type="float" office:value="-1.79912496059" calcext:value-type="float">
            <text:p>-1.7991249606</text:p>
          </table:table-cell>
          <table:table-cell office:value-type="float" office:value="-2.13121214362" calcext:value-type="float">
            <text:p>-2.1312121436</text:p>
          </table:table-cell>
          <table:table-cell office:value-type="float" office:value="-2.14884682998" calcext:value-type="float">
            <text:p>-2.14884683</text:p>
          </table:table-cell>
          <table:table-cell office:value-type="float" office:value="-2.13993605221" calcext:value-type="float">
            <text:p>-2.1399360522</text:p>
          </table:table-cell>
          <table:table-cell office:value-type="float" office:value="-1.91183852453" calcext:value-type="float">
            <text:p>-1.9118385245</text:p>
          </table:table-cell>
          <table:table-cell office:value-type="float" office:value="-1.85060148321" calcext:value-type="float">
            <text:p>-1.8506014832</text:p>
          </table:table-cell>
          <table:table-cell office:value-type="float" office:value="-2.12251989924" calcext:value-type="float">
            <text:p>-2.1225198992</text:p>
          </table:table-cell>
          <table:table-cell office:value-type="float" office:value="-1.93314314876" calcext:value-type="float">
            <text:p>-1.9331431488</text:p>
          </table:table-cell>
          <table:table-cell office:value-type="float" office:value="-1.71612976983" calcext:value-type="float">
            <text:p>-1.7161297698</text:p>
          </table:table-cell>
          <table:table-cell office:value-type="float" office:value="-2.03923587982" calcext:value-type="float">
            <text:p>-2.0392358798</text:p>
          </table:table-cell>
          <table:table-cell office:value-type="float" office:value="-2.1312300596" calcext:value-type="float">
            <text:p>-2.1312300596</text:p>
          </table:table-cell>
          <table:table-cell office:value-type="float" office:value="-2.15740671479" calcext:value-type="float">
            <text:p>-2.1574067148</text:p>
          </table:table-cell>
          <table:table-cell office:value-type="float" office:value="-2.12254023237" calcext:value-type="float">
            <text:p>-2.1225402324</text:p>
          </table:table-cell>
          <table:table-cell office:value-type="float" office:value="-2.13997601821" calcext:value-type="float">
            <text:p>-2.1399760182</text:p>
          </table:table-cell>
          <table:table-cell office:value-type="float" office:value="-2.04724091739" calcext:value-type="float">
            <text:p>-2.0472409174</text:p>
          </table:table-cell>
          <table:table-cell office:value-type="float" office:value="-2.14880394289" calcext:value-type="float">
            <text:p>-2.1488039429</text:p>
          </table:table-cell>
          <table:table-cell office:value-type="float" office:value="-2.41275442255" calcext:value-type="float">
            <text:p>-2.4127544226</text:p>
          </table:table-cell>
          <table:table-cell office:value-type="float" office:value="-2.05540483203" calcext:value-type="float">
            <text:p>-2.055404832</text:p>
          </table:table-cell>
          <table:table-cell office:value-type="float" office:value="-2.15768381689" calcext:value-type="float">
            <text:p>-2.1576838169</text:p>
          </table:table-cell>
          <table:table-cell office:value-type="float" office:value="-2.07179997382" calcext:value-type="float">
            <text:p>-2.0717999738</text:p>
          </table:table-cell>
          <table:table-cell office:value-type="float" office:value="-2.17573366221" calcext:value-type="float">
            <text:p>-2.1757336622</text:p>
          </table:table-cell>
          <table:table-cell office:value-type="float" office:value="-2.16674329508" calcext:value-type="float">
            <text:p>-2.1667432951</text:p>
          </table:table-cell>
          <table:table-cell office:value-type="float" office:value="-2.1488317581" calcext:value-type="float">
            <text:p>-2.1488317581</text:p>
          </table:table-cell>
          <table:table-cell office:value-type="float" office:value="-2.14878498632" calcext:value-type="float">
            <text:p>-2.1487849863</text:p>
          </table:table-cell>
          <table:table-cell office:value-type="float" office:value="-2.13994378886" calcext:value-type="float">
            <text:p>-2.1399437889</text:p>
          </table:table-cell>
          <table:table-cell office:value-type="float" office:value="-2.1576939849" calcext:value-type="float">
            <text:p>-2.1576939849</text:p>
          </table:table-cell>
          <table:table-cell office:value-type="float" office:value="-2.14884569216" calcext:value-type="float">
            <text:p>-2.1488456922</text:p>
          </table:table-cell>
          <table:table-cell office:value-type="float" office:value="-2.12249509289" calcext:value-type="float">
            <text:p>-2.1224950929</text:p>
          </table:table-cell>
          <table:table-cell office:value-type="float" office:value="-2.06352920467" calcext:value-type="float">
            <text:p>-2.0635292047</text:p>
          </table:table-cell>
          <table:table-cell office:value-type="float" office:value="-2.13995630686" calcext:value-type="float">
            <text:p>-2.1399563069</text:p>
          </table:table-cell>
          <table:table-cell office:value-type="float" office:value="-2.15766738624" calcext:value-type="float">
            <text:p>-2.1576673862</text:p>
          </table:table-cell>
          <table:table-cell office:value-type="float" office:value="-2.16663989161" calcext:value-type="float">
            <text:p>-2.1666398916</text:p>
          </table:table-cell>
          <table:table-cell office:value-type="float" office:value="-2.13999058559" calcext:value-type="float">
            <text:p>-2.1399905856</text:p>
          </table:table-cell>
          <table:table-cell office:value-type="float" office:value="-2.16668412972" calcext:value-type="float">
            <text:p>-2.1666841297</text:p>
          </table:table-cell>
          <table:table-cell office:value-type="float" office:value="-2.16676708565" calcext:value-type="float">
            <text:p>-2.1667670857</text:p>
          </table:table-cell>
          <table:table-cell office:value-type="float" office:value="-2.16671812257" calcext:value-type="float">
            <text:p>-2.1667181226</text:p>
          </table:table-cell>
          <table:table-cell office:value-type="float" office:value="-2.16670672974" calcext:value-type="float">
            <text:p>-2.1667067297</text:p>
          </table:table-cell>
          <table:table-cell office:value-type="float" office:value="-2.2307700048" calcext:value-type="float">
            <text:p>-2.2307700048</text:p>
          </table:table-cell>
          <table:table-cell office:value-type="float" office:value="-2.14887497926" calcext:value-type="float">
            <text:p>-2.1488749793</text:p>
          </table:table-cell>
          <table:table-cell office:value-type="float" office:value="-2.17577980973" calcext:value-type="float">
            <text:p>-2.1757798097</text:p>
          </table:table-cell>
          <table:table-cell office:value-type="float" office:value="-2.17574949149" calcext:value-type="float">
            <text:p>-2.1757494915</text:p>
          </table:table-cell>
          <table:table-cell office:value-type="float" office:value="-2.16678051237" calcext:value-type="float">
            <text:p>-2.1667805124</text:p>
          </table:table-cell>
          <table:table-cell office:value-type="float" office:value="-2.61300092739" calcext:value-type="float">
            <text:p>-2.6130009274</text:p>
          </table:table-cell>
          <table:table-cell office:value-type="float" office:value="-2.1256166381" calcext:value-type="float">
            <text:p>-2.1256166381</text:p>
          </table:table-cell>
          <table:table-cell office:value-type="float" office:value="0.128000564413" calcext:value-type="float">
            <text:p>0.1280005644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02632287953" calcext:value-type="float">
            <text:p>4.0263228795</text:p>
          </table:table-cell>
          <table:table-cell office:value-type="float" office:value="4.07362784154" calcext:value-type="float">
            <text:p>4.0736278415</text:p>
          </table:table-cell>
          <table:table-cell office:value-type="float" office:value="3.97467074534" calcext:value-type="float">
            <text:p>3.9746707453</text:p>
          </table:table-cell>
          <table:table-cell office:value-type="float" office:value="3.5731161896" calcext:value-type="float">
            <text:p>3.5731161896</text:p>
          </table:table-cell>
          <table:table-cell office:value-type="float" office:value="3.25958477946" calcext:value-type="float">
            <text:p>3.2595847795</text:p>
          </table:table-cell>
          <table:table-cell office:value-type="float" office:value="5.18541351238" calcext:value-type="float">
            <text:p>5.1854135124</text:p>
          </table:table-cell>
          <table:table-cell office:value-type="float" office:value="2.79427050419" calcext:value-type="float">
            <text:p>2.7942705042</text:p>
          </table:table-cell>
          <table:table-cell office:value-type="float" office:value="6.10291696881" calcext:value-type="float">
            <text:p>6.1029169688</text:p>
          </table:table-cell>
          <table:table-cell office:value-type="float" office:value="3.12139399161" calcext:value-type="float">
            <text:p>3.1213939916</text:p>
          </table:table-cell>
          <table:table-cell office:value-type="float" office:value="3.16302813763" calcext:value-type="float">
            <text:p>3.1630281376</text:p>
          </table:table-cell>
          <table:table-cell office:value-type="float" office:value="5.00927677765" calcext:value-type="float">
            <text:p>5.0092767777</text:p>
          </table:table-cell>
          <table:table-cell office:value-type="float" office:value="2.36341196842" calcext:value-type="float">
            <text:p>2.3634119684</text:p>
          </table:table-cell>
          <table:table-cell office:value-type="float" office:value="2.93559930849" calcext:value-type="float">
            <text:p>2.9355993085</text:p>
          </table:table-cell>
          <table:table-cell office:value-type="float" office:value="3.89155315566" calcext:value-type="float">
            <text:p>3.8915531557</text:p>
          </table:table-cell>
          <table:table-cell office:value-type="float" office:value="4.26645714427" calcext:value-type="float">
            <text:p>4.2664571443</text:p>
          </table:table-cell>
          <table:table-cell office:value-type="float" office:value="4.08921586543" calcext:value-type="float">
            <text:p>4.0892158654</text:p>
          </table:table-cell>
          <table:table-cell office:value-type="float" office:value="6.10190308263" calcext:value-type="float">
            <text:p>6.1019030826</text:p>
          </table:table-cell>
          <table:table-cell office:value-type="float" office:value="4.24097840515" calcext:value-type="float">
            <text:p>4.2409784052</text:p>
          </table:table-cell>
          <table:table-cell office:value-type="float" office:value="5.6971044411" calcext:value-type="float">
            <text:p>5.6971044411</text:p>
          </table:table-cell>
          <table:table-cell office:value-type="float" office:value="3.1763599189" calcext:value-type="float">
            <text:p>3.1763599189</text:p>
          </table:table-cell>
          <table:table-cell office:value-type="float" office:value="4.06678371827" calcext:value-type="float">
            <text:p>4.0667837183</text:p>
          </table:table-cell>
          <table:table-cell office:value-type="float" office:value="5.10294836675" calcext:value-type="float">
            <text:p>5.1029483668</text:p>
          </table:table-cell>
          <table:table-cell office:value-type="float" office:value="3.29216773865" calcext:value-type="float">
            <text:p>3.2921677387</text:p>
          </table:table-cell>
          <table:table-cell office:value-type="float" office:value="4.62633878192" calcext:value-type="float">
            <text:p>4.6263387819</text:p>
          </table:table-cell>
          <table:table-cell office:value-type="float" office:value="4.63762013922" calcext:value-type="float">
            <text:p>4.6376201392</text:p>
          </table:table-cell>
          <table:table-cell office:value-type="float" office:value="5.34118381349" calcext:value-type="float">
            <text:p>5.3411838135</text:p>
          </table:table-cell>
          <table:table-cell office:value-type="float" office:value="5.37257868152" calcext:value-type="float">
            <text:p>5.3725786815</text:p>
          </table:table-cell>
          <table:table-cell office:value-type="float" office:value="4.54416428688" calcext:value-type="float">
            <text:p>4.5441642869</text:p>
          </table:table-cell>
          <table:table-cell office:value-type="float" office:value="4.93745198321" calcext:value-type="float">
            <text:p>4.9374519832</text:p>
          </table:table-cell>
          <table:table-cell office:value-type="float" office:value="4.4829397276" calcext:value-type="float">
            <text:p>4.4829397276</text:p>
          </table:table-cell>
          <table:table-cell office:value-type="float" office:value="5.28591111263" calcext:value-type="float">
            <text:p>5.2859111126</text:p>
          </table:table-cell>
          <table:table-cell office:value-type="float" office:value="6.596864861" calcext:value-type="float">
            <text:p>6.596864861</text:p>
          </table:table-cell>
          <table:table-cell office:value-type="float" office:value="4.52533874969" calcext:value-type="float">
            <text:p>4.5253387497</text:p>
          </table:table-cell>
          <table:table-cell office:value-type="float" office:value="5.47489419125" calcext:value-type="float">
            <text:p>5.4748941913</text:p>
          </table:table-cell>
          <table:table-cell office:value-type="float" office:value="3.46981495745" calcext:value-type="float">
            <text:p>3.4698149575</text:p>
          </table:table-cell>
          <table:table-cell office:value-type="float" office:value="6.23382457824" calcext:value-type="float">
            <text:p>6.2338245782</text:p>
          </table:table-cell>
          <table:table-cell office:value-type="float" office:value="5.12159924151" calcext:value-type="float">
            <text:p>5.1215992415</text:p>
          </table:table-cell>
          <table:table-cell office:value-type="float" office:value="4.06923667964" calcext:value-type="float">
            <text:p>4.0692366796</text:p>
          </table:table-cell>
          <table:table-cell office:value-type="float" office:value="5.56916641022" calcext:value-type="float">
            <text:p>5.5691664102</text:p>
          </table:table-cell>
          <table:table-cell office:value-type="float" office:value="4.43379249342" calcext:value-type="float">
            <text:p>4.4337924934</text:p>
          </table:table-cell>
          <table:table-cell office:value-type="float" office:value="4.76661728739" calcext:value-type="float">
            <text:p>4.7666172874</text:p>
          </table:table-cell>
          <table:table-cell office:value-type="float" office:value="4.47545905731" calcext:value-type="float">
            <text:p>4.4754590573</text:p>
          </table:table-cell>
          <table:table-cell office:value-type="float" office:value="4.59425437735" calcext:value-type="float">
            <text:p>4.5942543774</text:p>
          </table:table-cell>
          <table:table-cell office:value-type="float" office:value="4.26632171926" calcext:value-type="float">
            <text:p>4.2663217193</text:p>
          </table:table-cell>
          <table:table-cell office:value-type="float" office:value="4.5496169882" calcext:value-type="float">
            <text:p>4.5496169882</text:p>
          </table:table-cell>
          <table:table-cell office:value-type="float" office:value="4.1879102818" calcext:value-type="float">
            <text:p>4.1879102818</text:p>
          </table:table-cell>
          <table:table-cell office:value-type="float" office:value="4.27423029317" calcext:value-type="float">
            <text:p>4.2742302932</text:p>
          </table:table-cell>
          <table:table-cell office:value-type="float" office:value="4.07439074299" calcext:value-type="float">
            <text:p>4.074390743</text:p>
          </table:table-cell>
          <table:table-cell office:value-type="float" office:value="3.79728022518" calcext:value-type="float">
            <text:p>3.7972802252</text:p>
          </table:table-cell>
          <table:table-cell office:value-type="float" office:value="3.83534943409" calcext:value-type="float">
            <text:p>3.8353494341</text:p>
          </table:table-cell>
          <table:table-cell office:value-type="float" office:value="4.42104513074" calcext:value-type="float">
            <text:p>4.4210451307</text:p>
          </table:table-cell>
          <table:table-cell office:value-type="float" office:value="0.926834333363" calcext:value-type="float">
            <text:p>0.9268343334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2.989333648" calcext:value-type="float">
            <text:p>2.989333648</text:p>
          </table:table-cell>
          <table:table-cell office:value-type="float" office:value="2.88610336166" calcext:value-type="float">
            <text:p>2.8861033617</text:p>
          </table:table-cell>
          <table:table-cell office:value-type="float" office:value="2.95200013409" calcext:value-type="float">
            <text:p>2.9520001341</text:p>
          </table:table-cell>
          <table:table-cell office:value-type="float" office:value="2.99711407428" calcext:value-type="float">
            <text:p>2.9971140743</text:p>
          </table:table-cell>
          <table:table-cell office:value-type="float" office:value="2.84383300995" calcext:value-type="float">
            <text:p>2.84383301</text:p>
          </table:table-cell>
          <table:table-cell office:value-type="float" office:value="2.88857871731" calcext:value-type="float">
            <text:p>2.8885787173</text:p>
          </table:table-cell>
          <table:table-cell office:value-type="float" office:value="2.95457509948" calcext:value-type="float">
            <text:p>2.9545750995</text:p>
          </table:table-cell>
          <table:table-cell office:value-type="float" office:value="5.28885915545" calcext:value-type="float">
            <text:p>5.2888591555</text:p>
          </table:table-cell>
          <table:table-cell office:value-type="float" office:value="2.97309366312" calcext:value-type="float">
            <text:p>2.9730936631</text:p>
          </table:table-cell>
          <table:table-cell office:value-type="float" office:value="2.86207901994" calcext:value-type="float">
            <text:p>2.8620790199</text:p>
          </table:table-cell>
          <table:table-cell office:value-type="float" office:value="2.9471717842" calcext:value-type="float">
            <text:p>2.9471717842</text:p>
          </table:table-cell>
          <table:table-cell office:value-type="float" office:value="4.41616833095" calcext:value-type="float">
            <text:p>4.416168331</text:p>
          </table:table-cell>
          <table:table-cell office:value-type="float" office:value="4.87693123424" calcext:value-type="float">
            <text:p>4.8769312342</text:p>
          </table:table-cell>
          <table:table-cell office:value-type="float" office:value="3.03008629176" calcext:value-type="float">
            <text:p>3.0300862918</text:p>
          </table:table-cell>
          <table:table-cell office:value-type="float" office:value="4.21104873688" calcext:value-type="float">
            <text:p>4.2110487369</text:p>
          </table:table-cell>
          <table:table-cell office:value-type="float" office:value="6.01978135994" calcext:value-type="float">
            <text:p>6.0197813599</text:p>
          </table:table-cell>
          <table:table-cell office:value-type="float" office:value="3.53005782602" calcext:value-type="float">
            <text:p>3.530057826</text:p>
          </table:table-cell>
          <table:table-cell office:value-type="float" office:value="2.9592656296" calcext:value-type="float">
            <text:p>2.9592656296</text:p>
          </table:table-cell>
          <table:table-cell office:value-type="float" office:value="2.93920671174" calcext:value-type="float">
            <text:p>2.9392067117</text:p>
          </table:table-cell>
          <table:table-cell office:value-type="float" office:value="3.03210952908" calcext:value-type="float">
            <text:p>3.0321095291</text:p>
          </table:table-cell>
          <table:table-cell office:value-type="float" office:value="2.92970629743" calcext:value-type="float">
            <text:p>2.9297062974</text:p>
          </table:table-cell>
          <table:table-cell office:value-type="float" office:value="3.50553139154" calcext:value-type="float">
            <text:p>3.5055313915</text:p>
          </table:table-cell>
          <table:table-cell office:value-type="float" office:value="2.89445603974" calcext:value-type="float">
            <text:p>2.8944560397</text:p>
          </table:table-cell>
          <table:table-cell office:value-type="float" office:value="2.92081292119" calcext:value-type="float">
            <text:p>2.9208129212</text:p>
          </table:table-cell>
          <table:table-cell office:value-type="float" office:value="3.41276549065" calcext:value-type="float">
            <text:p>3.4127654907</text:p>
          </table:table-cell>
          <table:table-cell office:value-type="float" office:value="2.85475223727" calcext:value-type="float">
            <text:p>2.8547522373</text:p>
          </table:table-cell>
          <table:table-cell office:value-type="float" office:value="2.81514848615" calcext:value-type="float">
            <text:p>2.8151484862</text:p>
          </table:table-cell>
          <table:table-cell office:value-type="float" office:value="2.74798419317" calcext:value-type="float">
            <text:p>2.7479841932</text:p>
          </table:table-cell>
          <table:table-cell office:value-type="float" office:value="2.77946687491" calcext:value-type="float">
            <text:p>2.7794668749</text:p>
          </table:table-cell>
          <table:table-cell office:value-type="float" office:value="2.83589266492" calcext:value-type="float">
            <text:p>2.8358926649</text:p>
          </table:table-cell>
          <table:table-cell office:value-type="float" office:value="2.89973025365" calcext:value-type="float">
            <text:p>2.8997302537</text:p>
          </table:table-cell>
          <table:table-cell office:value-type="float" office:value="2.75535637305" calcext:value-type="float">
            <text:p>2.7553563731</text:p>
          </table:table-cell>
          <table:table-cell office:value-type="float" office:value="2.84499486288" calcext:value-type="float">
            <text:p>2.8449948629</text:p>
          </table:table-cell>
          <table:table-cell office:value-type="float" office:value="2.78695991001" calcext:value-type="float">
            <text:p>2.78695991</text:p>
          </table:table-cell>
          <table:table-cell office:value-type="float" office:value="3.05049428543" calcext:value-type="float">
            <text:p>3.0504942854</text:p>
          </table:table-cell>
          <table:table-cell office:value-type="float" office:value="3.3967393279" calcext:value-type="float">
            <text:p>3.3967393279</text:p>
          </table:table-cell>
          <table:table-cell office:value-type="float" office:value="2.73647159815" calcext:value-type="float">
            <text:p>2.7364715982</text:p>
          </table:table-cell>
          <table:table-cell office:value-type="float" office:value="2.85937148849" calcext:value-type="float">
            <text:p>2.8593714885</text:p>
          </table:table-cell>
          <table:table-cell office:value-type="float" office:value="2.79668034712" calcext:value-type="float">
            <text:p>2.7966803471</text:p>
          </table:table-cell>
          <table:table-cell office:value-type="float" office:value="2.93446460517" calcext:value-type="float">
            <text:p>2.9344646052</text:p>
          </table:table-cell>
          <table:table-cell office:value-type="float" office:value="2.80173741012" calcext:value-type="float">
            <text:p>2.8017374101</text:p>
          </table:table-cell>
          <table:table-cell office:value-type="float" office:value="2.76772346621" calcext:value-type="float">
            <text:p>2.7677234662</text:p>
          </table:table-cell>
          <table:table-cell office:value-type="float" office:value="2.78775556577" calcext:value-type="float">
            <text:p>2.7877555658</text:p>
          </table:table-cell>
          <table:table-cell office:value-type="float" office:value="2.78588147252" calcext:value-type="float">
            <text:p>2.7858814725</text:p>
          </table:table-cell>
          <table:table-cell office:value-type="float" office:value="2.79496558919" calcext:value-type="float">
            <text:p>2.7949655892</text:p>
          </table:table-cell>
          <table:table-cell office:value-type="float" office:value="2.86818556535" calcext:value-type="float">
            <text:p>2.8681855654</text:p>
          </table:table-cell>
          <table:table-cell office:value-type="float" office:value="2.74401811048" calcext:value-type="float">
            <text:p>2.7440181105</text:p>
          </table:table-cell>
          <table:table-cell office:value-type="float" office:value="2.75718217874" calcext:value-type="float">
            <text:p>2.7571821787</text:p>
          </table:table-cell>
          <table:table-cell office:value-type="float" office:value="2.76688523102" calcext:value-type="float">
            <text:p>2.766885231</text:p>
          </table:table-cell>
          <table:table-cell office:value-type="float" office:value="2.86906792492" calcext:value-type="float">
            <text:p>2.8690679249</text:p>
          </table:table-cell>
          <table:table-cell office:value-type="float" office:value="3.12597158962" calcext:value-type="float">
            <text:p>3.1259715896</text:p>
          </table:table-cell>
          <table:table-cell office:value-type="float" office:value="0.669938991847" calcext:value-type="float">
            <text:p>0.6699389918</text:p>
          </table:table-cell>
        </table:table-row>
      </table:table>
      <table:table table:name="liuyc_param_9" table:style-name="ta1">
        <table:table-column table:style-name="co1" table:number-columns-repeated="10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11</text:p>
          </table:table-cell>
          <table:table-cell office:value-type="string" calcext:value-type="string">
            <text:p>liuyc12</text:p>
          </table:table-cell>
          <table:table-cell office:value-type="string" calcext:value-type="string">
            <text:p>liuyc13</text:p>
          </table:table-cell>
          <table:table-cell office:value-type="string" calcext:value-type="string">
            <text:p>liuyc14</text:p>
          </table:table-cell>
          <table:table-cell office:value-type="string" calcext:value-type="string">
            <text:p>liuyc15</text:p>
          </table:table-cell>
          <table:table-cell office:value-type="string" calcext:value-type="string">
            <text:p>liuyc16</text:p>
          </table:table-cell>
          <table:table-cell office:value-type="string" calcext:value-type="string">
            <text:p>liuyc17</text:p>
          </table:table-cell>
          <table:table-cell office:value-type="string" calcext:value-type="string">
            <text:p>liuyc18</text:p>
          </table:table-cell>
          <table:table-cell office:value-type="string" calcext:value-type="string">
            <text:p>liuyc19</text:p>
          </table:table-cell>
          <table:table-cell office:value-type="string" calcext:value-type="string">
            <text:p>liuyc20</text:p>
          </table:table-cell>
          <table:table-cell office:value-type="string" calcext:value-type="string">
            <text:p>liuyc21</text:p>
          </table:table-cell>
          <table:table-cell office:value-type="string" calcext:value-type="string">
            <text:p>liuyc22</text:p>
          </table:table-cell>
          <table:table-cell office:value-type="string" calcext:value-type="string">
            <text:p>liuyc23</text:p>
          </table:table-cell>
          <table:table-cell office:value-type="string" calcext:value-type="string">
            <text:p>liuyc24</text:p>
          </table:table-cell>
          <table:table-cell office:value-type="string" calcext:value-type="string">
            <text:p>liuyc25</text:p>
          </table:table-cell>
          <table:table-cell office:value-type="string" calcext:value-type="string">
            <text:p>liuyc26</text:p>
          </table:table-cell>
          <table:table-cell office:value-type="string" calcext:value-type="string">
            <text:p>liuyc27</text:p>
          </table:table-cell>
          <table:table-cell office:value-type="string" calcext:value-type="string">
            <text:p>liuyc28</text:p>
          </table:table-cell>
          <table:table-cell office:value-type="string" calcext:value-type="string">
            <text:p>liuyc29</text:p>
          </table:table-cell>
          <table:table-cell office:value-type="string" calcext:value-type="string">
            <text:p>liuyc30</text:p>
          </table:table-cell>
          <table:table-cell office:value-type="string" calcext:value-type="string">
            <text:p>liuyc31</text:p>
          </table:table-cell>
          <table:table-cell office:value-type="string" calcext:value-type="string">
            <text:p>liuyc32</text:p>
          </table:table-cell>
          <table:table-cell office:value-type="string" calcext:value-type="string">
            <text:p>liuyc33</text:p>
          </table:table-cell>
          <table:table-cell office:value-type="string" calcext:value-type="string">
            <text:p>liuyc34</text:p>
          </table:table-cell>
          <table:table-cell office:value-type="string" calcext:value-type="string">
            <text:p>liuyc35</text:p>
          </table:table-cell>
          <table:table-cell office:value-type="string" calcext:value-type="string">
            <text:p>liuyc36</text:p>
          </table:table-cell>
          <table:table-cell office:value-type="string" calcext:value-type="string">
            <text:p>liuyc37</text:p>
          </table:table-cell>
          <table:table-cell office:value-type="string" calcext:value-type="string">
            <text:p>liuyc38</text:p>
          </table:table-cell>
          <table:table-cell office:value-type="string" calcext:value-type="string">
            <text:p>liuyc39</text:p>
          </table:table-cell>
          <table:table-cell office:value-type="string" calcext:value-type="string">
            <text:p>liuyc40</text:p>
          </table:table-cell>
          <table:table-cell office:value-type="string" calcext:value-type="string">
            <text:p>liuyc41</text:p>
          </table:table-cell>
          <table:table-cell office:value-type="string" calcext:value-type="string">
            <text:p>liuyc42</text:p>
          </table:table-cell>
          <table:table-cell office:value-type="string" calcext:value-type="string">
            <text:p>liuyc43</text:p>
          </table:table-cell>
          <table:table-cell office:value-type="string" calcext:value-type="string">
            <text:p>liuyc44</text:p>
          </table:table-cell>
          <table:table-cell office:value-type="string" calcext:value-type="string">
            <text:p>liuyc45</text:p>
          </table:table-cell>
          <table:table-cell office:value-type="string" calcext:value-type="string">
            <text:p>liuyc46</text:p>
          </table:table-cell>
          <table:table-cell office:value-type="string" calcext:value-type="string">
            <text:p>liuyc47</text:p>
          </table:table-cell>
          <table:table-cell office:value-type="string" calcext:value-type="string">
            <text:p>liuyc48</text:p>
          </table:table-cell>
          <table:table-cell office:value-type="string" calcext:value-type="string">
            <text:p>liuyc49</text:p>
          </table:table-cell>
          <table:table-cell office:value-type="string" calcext:value-type="string">
            <text:p>liuyc50</text:p>
          </table:table-cell>
          <table:table-cell office:value-type="string" calcext:value-type="string">
            <text:p>liuyc51</text:p>
          </table:table-cell>
          <table:table-cell office:value-type="string" calcext:value-type="string">
            <text:p>liuyc52</text:p>
          </table:table-cell>
          <table:table-cell office:value-type="string" calcext:value-type="string">
            <text:p>liuyc53</text:p>
          </table:table-cell>
          <table:table-cell office:value-type="string" calcext:value-type="string">
            <text:p>liuyc54</text:p>
          </table:table-cell>
          <table:table-cell office:value-type="string" calcext:value-type="string">
            <text:p>liuyc55</text:p>
          </table:table-cell>
          <table:table-cell office:value-type="string" calcext:value-type="string">
            <text:p>liuyc56</text:p>
          </table:table-cell>
          <table:table-cell office:value-type="string" calcext:value-type="string">
            <text:p>liuyc57</text:p>
          </table:table-cell>
          <table:table-cell office:value-type="string" calcext:value-type="string">
            <text:p>liuyc58</text:p>
          </table:table-cell>
          <table:table-cell office:value-type="string" calcext:value-type="string">
            <text:p>liuyc59</text:p>
          </table:table-cell>
          <table:table-cell office:value-type="string" calcext:value-type="string">
            <text:p>liuyc60</text:p>
          </table:table-cell>
          <table:table-cell office:value-type="string" calcext:value-type="string">
            <text:p>liuyc61</text:p>
          </table:table-cell>
          <table:table-cell office:value-type="string" calcext:value-type="string">
            <text:p>liuyc62</text:p>
          </table:table-cell>
          <table:table-cell office:value-type="string" calcext:value-type="string">
            <text:p>liuyc63</text:p>
          </table:table-cell>
          <table:table-cell office:value-type="string" calcext:value-type="string">
            <text:p>liuyc64</text:p>
          </table:table-cell>
          <table:table-cell office:value-type="string" calcext:value-type="string">
            <text:p>liuyc65</text:p>
          </table:table-cell>
          <table:table-cell office:value-type="string" calcext:value-type="string">
            <text:p>liuyc66</text:p>
          </table:table-cell>
          <table:table-cell office:value-type="string" calcext:value-type="string">
            <text:p>liuyc67</text:p>
          </table:table-cell>
          <table:table-cell office:value-type="string" calcext:value-type="string">
            <text:p>liuyc68</text:p>
          </table:table-cell>
          <table:table-cell office:value-type="string" calcext:value-type="string">
            <text:p>liuyc69</text:p>
          </table:table-cell>
          <table:table-cell office:value-type="string" calcext:value-type="string">
            <text:p>liuyc70</text:p>
          </table:table-cell>
          <table:table-cell office:value-type="string" calcext:value-type="string">
            <text:p>liuyc71</text:p>
          </table:table-cell>
          <table:table-cell office:value-type="string" calcext:value-type="string">
            <text:p>liuyc72</text:p>
          </table:table-cell>
          <table:table-cell office:value-type="string" calcext:value-type="string">
            <text:p>liuyc73</text:p>
          </table:table-cell>
          <table:table-cell office:value-type="string" calcext:value-type="string">
            <text:p>liuyc74</text:p>
          </table:table-cell>
          <table:table-cell office:value-type="string" calcext:value-type="string">
            <text:p>liuyc75</text:p>
          </table:table-cell>
          <table:table-cell office:value-type="string" calcext:value-type="string">
            <text:p>liuyc76</text:p>
          </table:table-cell>
          <table:table-cell office:value-type="string" calcext:value-type="string">
            <text:p>liuyc77</text:p>
          </table:table-cell>
          <table:table-cell office:value-type="string" calcext:value-type="string">
            <text:p>liuyc78</text:p>
          </table:table-cell>
          <table:table-cell office:value-type="string" calcext:value-type="string">
            <text:p>liuyc79</text:p>
          </table:table-cell>
          <table:table-cell office:value-type="string" calcext:value-type="string">
            <text:p>liuyc80</text:p>
          </table:table-cell>
          <table:table-cell office:value-type="string" calcext:value-type="string">
            <text:p>liuyc81</text:p>
          </table:table-cell>
          <table:table-cell office:value-type="string" calcext:value-type="string">
            <text:p>liuyc82</text:p>
          </table:table-cell>
          <table:table-cell office:value-type="string" calcext:value-type="string">
            <text:p>liuyc83</text:p>
          </table:table-cell>
          <table:table-cell office:value-type="string" calcext:value-type="string">
            <text:p>liuyc84</text:p>
          </table:table-cell>
          <table:table-cell office:value-type="string" calcext:value-type="string">
            <text:p>liuyc85</text:p>
          </table:table-cell>
          <table:table-cell office:value-type="string" calcext:value-type="string">
            <text:p>liuyc86</text:p>
          </table:table-cell>
          <table:table-cell office:value-type="string" calcext:value-type="string">
            <text:p>liuyc87</text:p>
          </table:table-cell>
          <table:table-cell office:value-type="string" calcext:value-type="string">
            <text:p>liuyc88</text:p>
          </table:table-cell>
          <table:table-cell office:value-type="string" calcext:value-type="string">
            <text:p>liuyc89</text:p>
          </table:table-cell>
          <table:table-cell office:value-type="string" calcext:value-type="string">
            <text:p>liuyc90</text:p>
          </table:table-cell>
          <table:table-cell office:value-type="string" calcext:value-type="string">
            <text:p>liuyc91</text:p>
          </table:table-cell>
          <table:table-cell office:value-type="string" calcext:value-type="string">
            <text:p>liuyc92</text:p>
          </table:table-cell>
          <table:table-cell office:value-type="string" calcext:value-type="string">
            <text:p>liuyc93</text:p>
          </table:table-cell>
          <table:table-cell office:value-type="string" calcext:value-type="string">
            <text:p>liuyc94</text:p>
          </table:table-cell>
          <table:table-cell office:value-type="string" calcext:value-type="string">
            <text:p>liuyc95</text:p>
          </table:table-cell>
          <table:table-cell office:value-type="string" calcext:value-type="string">
            <text:p>liuyc96</text:p>
          </table:table-cell>
          <table:table-cell office:value-type="string" calcext:value-type="string">
            <text:p>liuyc97</text:p>
          </table:table-cell>
          <table:table-cell office:value-type="string" calcext:value-type="string">
            <text:p>liuyc98</text:p>
          </table:table-cell>
          <table:table-cell office:value-type="string" calcext:value-type="string">
            <text:p>liuyc99</text:p>
          </table:table-cell>
          <table:table-cell office:value-type="string" calcext:value-type="string">
            <text:p>liuyc100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889276348423" calcext:value-type="float">
            <text:p>0.8892763484</text:p>
          </table:table-cell>
          <table:table-cell office:value-type="float" office:value="0.695272152602" calcext:value-type="float">
            <text:p>0.6952721526</text:p>
          </table:table-cell>
          <table:table-cell office:value-type="float" office:value="0.815703980935" calcext:value-type="float">
            <text:p>0.8157039809</text:p>
          </table:table-cell>
          <table:table-cell office:value-type="float" office:value="0.706910838359" calcext:value-type="float">
            <text:p>0.7069108384</text:p>
          </table:table-cell>
          <table:table-cell office:value-type="float" office:value="0.718409329099" calcext:value-type="float">
            <text:p>0.7184093291</text:p>
          </table:table-cell>
          <table:table-cell office:value-type="float" office:value="0.646021836186" calcext:value-type="float">
            <text:p>0.6460218362</text:p>
          </table:table-cell>
          <table:table-cell office:value-type="float" office:value="0.562018681234" calcext:value-type="float">
            <text:p>0.5620186812</text:p>
          </table:table-cell>
          <table:table-cell office:value-type="float" office:value="0.695827973998" calcext:value-type="float">
            <text:p>0.695827974</text:p>
          </table:table-cell>
          <table:table-cell office:value-type="float" office:value="0.588563264839" calcext:value-type="float">
            <text:p>0.5885632648</text:p>
          </table:table-cell>
          <table:table-cell office:value-type="float" office:value="0.656523859821" calcext:value-type="float">
            <text:p>0.6565238598</text:p>
          </table:table-cell>
          <table:table-cell office:value-type="float" office:value="0.840453984403" calcext:value-type="float">
            <text:p>0.8404539844</text:p>
          </table:table-cell>
          <table:table-cell office:value-type="float" office:value="0.843048653624" calcext:value-type="float">
            <text:p>0.8430486536</text:p>
          </table:table-cell>
          <table:table-cell office:value-type="float" office:value="0.824344694918" calcext:value-type="float">
            <text:p>0.8243446949</text:p>
          </table:table-cell>
          <table:table-cell office:value-type="float" office:value="0.910961647047" calcext:value-type="float">
            <text:p>0.910961647</text:p>
          </table:table-cell>
          <table:table-cell office:value-type="float" office:value="0.647204738844" calcext:value-type="float">
            <text:p>0.6472047388</text:p>
          </table:table-cell>
          <table:table-cell office:value-type="float" office:value="0.777028549893" calcext:value-type="float">
            <text:p>0.7770285499</text:p>
          </table:table-cell>
          <table:table-cell office:value-type="float" office:value="0.895786868618" calcext:value-type="float">
            <text:p>0.8957868686</text:p>
          </table:table-cell>
          <table:table-cell office:value-type="float" office:value="0.905192544644" calcext:value-type="float">
            <text:p>0.9051925446</text:p>
          </table:table-cell>
          <table:table-cell office:value-type="float" office:value="0.864269686002" calcext:value-type="float">
            <text:p>0.864269686</text:p>
          </table:table-cell>
          <table:table-cell office:value-type="float" office:value="0.805120212073" calcext:value-type="float">
            <text:p>0.8051202121</text:p>
          </table:table-cell>
          <table:table-cell office:value-type="float" office:value="0.772996405072" calcext:value-type="float">
            <text:p>0.7729964051</text:p>
          </table:table-cell>
          <table:table-cell office:value-type="float" office:value="0.745974751792" calcext:value-type="float">
            <text:p>0.7459747518</text:p>
          </table:table-cell>
          <table:table-cell office:value-type="float" office:value="0.811505822779" calcext:value-type="float">
            <text:p>0.8115058228</text:p>
          </table:table-cell>
          <table:table-cell office:value-type="float" office:value="0.749159267346" calcext:value-type="float">
            <text:p>0.7491592673</text:p>
          </table:table-cell>
          <table:table-cell office:value-type="float" office:value="0.832421248659" calcext:value-type="float">
            <text:p>0.8324212487</text:p>
          </table:table-cell>
          <table:table-cell office:value-type="float" office:value="0.797863904269" calcext:value-type="float">
            <text:p>0.7978639043</text:p>
          </table:table-cell>
          <table:table-cell office:value-type="float" office:value="0.995589471939" calcext:value-type="float">
            <text:p>0.9955894719</text:p>
          </table:table-cell>
          <table:table-cell office:value-type="float" office:value="0.781958357382" calcext:value-type="float">
            <text:p>0.7819583574</text:p>
          </table:table-cell>
          <table:table-cell office:value-type="float" office:value="0.963590119498" calcext:value-type="float">
            <text:p>0.9635901195</text:p>
          </table:table-cell>
          <table:table-cell office:value-type="float" office:value="0.844480335935" calcext:value-type="float">
            <text:p>0.8444803359</text:p>
          </table:table-cell>
          <table:table-cell office:value-type="float" office:value="0.878649136202" calcext:value-type="float">
            <text:p>0.8786491362</text:p>
          </table:table-cell>
          <table:table-cell office:value-type="float" office:value="0.82673420536" calcext:value-type="float">
            <text:p>0.8267342054</text:p>
          </table:table-cell>
          <table:table-cell office:value-type="float" office:value="0.857883766928" calcext:value-type="float">
            <text:p>0.8578837669</text:p>
          </table:table-cell>
          <table:table-cell office:value-type="float" office:value="0.870071081396" calcext:value-type="float">
            <text:p>0.8700710814</text:p>
          </table:table-cell>
          <table:table-cell office:value-type="float" office:value="0.961239551716" calcext:value-type="float">
            <text:p>0.9612395517</text:p>
          </table:table-cell>
          <table:table-cell office:value-type="float" office:value="0.872039470205" calcext:value-type="float">
            <text:p>0.8720394702</text:p>
          </table:table-cell>
          <table:table-cell office:value-type="float" office:value="0.815205817856" calcext:value-type="float">
            <text:p>0.8152058179</text:p>
          </table:table-cell>
          <table:table-cell office:value-type="float" office:value="0.752982014474" calcext:value-type="float">
            <text:p>0.7529820145</text:p>
          </table:table-cell>
          <table:table-cell office:value-type="float" office:value="0.812807954596" calcext:value-type="float">
            <text:p>0.8128079546</text:p>
          </table:table-cell>
          <table:table-cell office:value-type="float" office:value="0.742922451771" calcext:value-type="float">
            <text:p>0.7429224518</text:p>
          </table:table-cell>
          <table:table-cell office:value-type="float" office:value="0.807782355875" calcext:value-type="float">
            <text:p>0.8077823559</text:p>
          </table:table-cell>
          <table:table-cell office:value-type="float" office:value="0.781178563424" calcext:value-type="float">
            <text:p>0.7811785634</text:p>
          </table:table-cell>
          <table:table-cell office:value-type="float" office:value="0.784457859132" calcext:value-type="float">
            <text:p>0.7844578591</text:p>
          </table:table-cell>
          <table:table-cell office:value-type="float" office:value="0.819523021872" calcext:value-type="float">
            <text:p>0.8195230219</text:p>
          </table:table-cell>
          <table:table-cell office:value-type="float" office:value="0.90870021463" calcext:value-type="float">
            <text:p>0.9087002146</text:p>
          </table:table-cell>
          <table:table-cell office:value-type="float" office:value="0.714476681625" calcext:value-type="float">
            <text:p>0.7144766816</text:p>
          </table:table-cell>
          <table:table-cell office:value-type="float" office:value="0.830982113826" calcext:value-type="float">
            <text:p>0.8309821138</text:p>
          </table:table-cell>
          <table:table-cell office:value-type="float" office:value="0.774423129178" calcext:value-type="float">
            <text:p>0.7744231292</text:p>
          </table:table-cell>
          <table:table-cell office:value-type="float" office:value="0.767298521228" calcext:value-type="float">
            <text:p>0.7672985212</text:p>
          </table:table-cell>
          <table:table-cell office:value-type="float" office:value="0.954025106838" calcext:value-type="float">
            <text:p>0.9540251068</text:p>
          </table:table-cell>
          <table:table-cell office:value-type="float" office:value="0.942838269007" calcext:value-type="float">
            <text:p>0.942838269</text:p>
          </table:table-cell>
          <table:table-cell office:value-type="float" office:value="0.798676317043" calcext:value-type="float">
            <text:p>0.798676317</text:p>
          </table:table-cell>
          <table:table-cell office:value-type="float" office:value="0.825165758636" calcext:value-type="float">
            <text:p>0.8251657586</text:p>
          </table:table-cell>
          <table:table-cell office:value-type="float" office:value="0.814733687302" calcext:value-type="float">
            <text:p>0.8147336873</text:p>
          </table:table-cell>
          <table:table-cell office:value-type="float" office:value="1.10029798796" calcext:value-type="float">
            <text:p>1.100297988</text:p>
          </table:table-cell>
          <table:table-cell office:value-type="float" office:value="0.748592686977" calcext:value-type="float">
            <text:p>0.748592687</text:p>
          </table:table-cell>
          <table:table-cell office:value-type="float" office:value="0.769056057655" calcext:value-type="float">
            <text:p>0.7690560577</text:p>
          </table:table-cell>
          <table:table-cell office:value-type="float" office:value="0.729994920538" calcext:value-type="float">
            <text:p>0.7299949205</text:p>
          </table:table-cell>
          <table:table-cell office:value-type="float" office:value="0.767726650709" calcext:value-type="float">
            <text:p>0.7677266507</text:p>
          </table:table-cell>
          <table:table-cell office:value-type="float" office:value="0.824601029708" calcext:value-type="float">
            <text:p>0.8246010297</text:p>
          </table:table-cell>
          <table:table-cell office:value-type="float" office:value="0.860963044541" calcext:value-type="float">
            <text:p>0.8609630445</text:p>
          </table:table-cell>
          <table:table-cell office:value-type="float" office:value="0.944345412344" calcext:value-type="float">
            <text:p>0.9443454123</text:p>
          </table:table-cell>
          <table:table-cell office:value-type="float" office:value="0.77401857652" calcext:value-type="float">
            <text:p>0.7740185765</text:p>
          </table:table-cell>
          <table:table-cell office:value-type="float" office:value="0.874924168659" calcext:value-type="float">
            <text:p>0.8749241687</text:p>
          </table:table-cell>
          <table:table-cell office:value-type="float" office:value="0.83399353075" calcext:value-type="float">
            <text:p>0.8339935308</text:p>
          </table:table-cell>
          <table:table-cell office:value-type="float" office:value="0.839489927341" calcext:value-type="float">
            <text:p>0.8394899273</text:p>
          </table:table-cell>
          <table:table-cell office:value-type="float" office:value="0.768277914781" calcext:value-type="float">
            <text:p>0.7682779148</text:p>
          </table:table-cell>
          <table:table-cell office:value-type="float" office:value="0.777481869587" calcext:value-type="float">
            <text:p>0.7774818696</text:p>
          </table:table-cell>
          <table:table-cell office:value-type="float" office:value="0.74106063228" calcext:value-type="float">
            <text:p>0.7410606323</text:p>
          </table:table-cell>
          <table:table-cell office:value-type="float" office:value="0.851350058214" calcext:value-type="float">
            <text:p>0.8513500582</text:p>
          </table:table-cell>
          <table:table-cell office:value-type="float" office:value="0.817835815027" calcext:value-type="float">
            <text:p>0.817835815</text:p>
          </table:table-cell>
          <table:table-cell office:value-type="float" office:value="0.739770785589" calcext:value-type="float">
            <text:p>0.7397707856</text:p>
          </table:table-cell>
          <table:table-cell office:value-type="float" office:value="0.763743149011" calcext:value-type="float">
            <text:p>0.763743149</text:p>
          </table:table-cell>
          <table:table-cell office:value-type="float" office:value="0.851956034398" calcext:value-type="float">
            <text:p>0.8519560344</text:p>
          </table:table-cell>
          <table:table-cell office:value-type="float" office:value="0.736841022153" calcext:value-type="float">
            <text:p>0.7368410222</text:p>
          </table:table-cell>
          <table:table-cell office:value-type="float" office:value="0.817590500571" calcext:value-type="float">
            <text:p>0.8175905006</text:p>
          </table:table-cell>
          <table:table-cell office:value-type="float" office:value="0.768831737101" calcext:value-type="float">
            <text:p>0.7688317371</text:p>
          </table:table-cell>
          <table:table-cell office:value-type="float" office:value="1.03352301651" calcext:value-type="float">
            <text:p>1.0335230165</text:p>
          </table:table-cell>
          <table:table-cell office:value-type="float" office:value="1.12200544045" calcext:value-type="float">
            <text:p>1.1220054405</text:p>
          </table:table-cell>
          <table:table-cell office:value-type="float" office:value="0.823302693791" calcext:value-type="float">
            <text:p>0.8233026938</text:p>
          </table:table-cell>
          <table:table-cell office:value-type="float" office:value="0.788398393489" calcext:value-type="float">
            <text:p>0.7883983935</text:p>
          </table:table-cell>
          <table:table-cell office:value-type="float" office:value="0.805443886208" calcext:value-type="float">
            <text:p>0.8054438862</text:p>
          </table:table-cell>
          <table:table-cell office:value-type="float" office:value="0.72415435421" calcext:value-type="float">
            <text:p>0.7241543542</text:p>
          </table:table-cell>
          <table:table-cell office:value-type="float" office:value="0.826677020321" calcext:value-type="float">
            <text:p>0.8266770203</text:p>
          </table:table-cell>
          <table:table-cell office:value-type="float" office:value="0.750889153036" calcext:value-type="float">
            <text:p>0.750889153</text:p>
          </table:table-cell>
          <table:table-cell office:value-type="float" office:value="0.873251554405" calcext:value-type="float">
            <text:p>0.8732515544</text:p>
          </table:table-cell>
          <table:table-cell office:value-type="float" office:value="0.773767662757" calcext:value-type="float">
            <text:p>0.7737676628</text:p>
          </table:table-cell>
          <table:table-cell office:value-type="float" office:value="0.810037990617" calcext:value-type="float">
            <text:p>0.8100379906</text:p>
          </table:table-cell>
          <table:table-cell office:value-type="float" office:value="0.914647087269" calcext:value-type="float">
            <text:p>0.9146470873</text:p>
          </table:table-cell>
          <table:table-cell office:value-type="float" office:value="0.802066860293" calcext:value-type="float">
            <text:p>0.8020668603</text:p>
          </table:table-cell>
          <table:table-cell office:value-type="float" office:value="0.833860885889" calcext:value-type="float">
            <text:p>0.8338608859</text:p>
          </table:table-cell>
          <table:table-cell office:value-type="float" office:value="0.820635759704" calcext:value-type="float">
            <text:p>0.8206357597</text:p>
          </table:table-cell>
          <table:table-cell office:value-type="float" office:value="1.03587180103" calcext:value-type="float">
            <text:p>1.035871801</text:p>
          </table:table-cell>
          <table:table-cell office:value-type="float" office:value="0.85916956992" calcext:value-type="float">
            <text:p>0.8591695699</text:p>
          </table:table-cell>
          <table:table-cell office:value-type="float" office:value="0.821155692194" calcext:value-type="float">
            <text:p>0.8211556922</text:p>
          </table:table-cell>
          <table:table-cell office:value-type="float" office:value="0.961025798785" calcext:value-type="float">
            <text:p>0.9610257988</text:p>
          </table:table-cell>
          <table:table-cell office:value-type="float" office:value="0.805129270274" calcext:value-type="float">
            <text:p>0.8051292703</text:p>
          </table:table-cell>
          <table:table-cell office:value-type="float" office:value="0.81974126574" calcext:value-type="float">
            <text:p>0.8197412657</text:p>
          </table:table-cell>
          <table:table-cell office:value-type="float" office:value="0.88658336197" calcext:value-type="float">
            <text:p>0.886583362</text:p>
          </table:table-cell>
          <table:table-cell office:value-type="float" office:value="0.869208333686" calcext:value-type="float">
            <text:p>0.8692083337</text:p>
          </table:table-cell>
          <table:table-cell office:value-type="float" office:value="0.819615669453" calcext:value-type="float">
            <text:p>0.8196156695</text:p>
          </table:table-cell>
          <table:table-cell office:value-type="float" office:value="0.0923903914404" calcext:value-type="float">
            <text:p>0.0923903914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2.15366603685" calcext:value-type="float">
            <text:p>2.1536660369</text:p>
          </table:table-cell>
          <table:table-cell office:value-type="float" office:value="2.41723610595" calcext:value-type="float">
            <text:p>2.417236106</text:p>
          </table:table-cell>
          <table:table-cell office:value-type="float" office:value="2.34989013722" calcext:value-type="float">
            <text:p>2.3498901372</text:p>
          </table:table-cell>
          <table:table-cell office:value-type="float" office:value="2.47588466552" calcext:value-type="float">
            <text:p>2.4758846655</text:p>
          </table:table-cell>
          <table:table-cell office:value-type="float" office:value="2.91306137931" calcext:value-type="float">
            <text:p>2.9130613793</text:p>
          </table:table-cell>
          <table:table-cell office:value-type="float" office:value="3.67881538906" calcext:value-type="float">
            <text:p>3.6788153891</text:p>
          </table:table-cell>
          <table:table-cell office:value-type="float" office:value="3.48288288933" calcext:value-type="float">
            <text:p>3.4828828893</text:p>
          </table:table-cell>
          <table:table-cell office:value-type="float" office:value="3.17851065604" calcext:value-type="float">
            <text:p>3.178510656</text:p>
          </table:table-cell>
          <table:table-cell office:value-type="float" office:value="3.33379921997" calcext:value-type="float">
            <text:p>3.33379922</text:p>
          </table:table-cell>
          <table:table-cell office:value-type="float" office:value="3.06346728439" calcext:value-type="float">
            <text:p>3.0634672844</text:p>
          </table:table-cell>
          <table:table-cell office:value-type="float" office:value="3.45872025189" calcext:value-type="float">
            <text:p>3.4587202519</text:p>
          </table:table-cell>
          <table:table-cell office:value-type="float" office:value="2.75728845503" calcext:value-type="float">
            <text:p>2.757288455</text:p>
          </table:table-cell>
          <table:table-cell office:value-type="float" office:value="3.52733823573" calcext:value-type="float">
            <text:p>3.5273382357</text:p>
          </table:table-cell>
          <table:table-cell office:value-type="float" office:value="2.69931702889" calcext:value-type="float">
            <text:p>2.6993170289</text:p>
          </table:table-cell>
          <table:table-cell office:value-type="float" office:value="4.20164475168" calcext:value-type="float">
            <text:p>4.2016447517</text:p>
          </table:table-cell>
          <table:table-cell office:value-type="float" office:value="3.69563047518" calcext:value-type="float">
            <text:p>3.6956304752</text:p>
          </table:table-cell>
          <table:table-cell office:value-type="float" office:value="2.8382323669" calcext:value-type="float">
            <text:p>2.8382323669</text:p>
          </table:table-cell>
          <table:table-cell office:value-type="float" office:value="2.46996436632" calcext:value-type="float">
            <text:p>2.4699643663</text:p>
          </table:table-cell>
          <table:table-cell office:value-type="float" office:value="2.82507375221" calcext:value-type="float">
            <text:p>2.8250737522</text:p>
          </table:table-cell>
          <table:table-cell office:value-type="float" office:value="4.00247318354" calcext:value-type="float">
            <text:p>4.0024731835</text:p>
          </table:table-cell>
          <table:table-cell office:value-type="float" office:value="3.69629573867" calcext:value-type="float">
            <text:p>3.6962957387</text:p>
          </table:table-cell>
          <table:table-cell office:value-type="float" office:value="3.51076623515" calcext:value-type="float">
            <text:p>3.5107662352</text:p>
          </table:table-cell>
          <table:table-cell office:value-type="float" office:value="3.11534677176" calcext:value-type="float">
            <text:p>3.1153467718</text:p>
          </table:table-cell>
          <table:table-cell office:value-type="float" office:value="3.2162823027" calcext:value-type="float">
            <text:p>3.2162823027</text:p>
          </table:table-cell>
          <table:table-cell office:value-type="float" office:value="2.60632898139" calcext:value-type="float">
            <text:p>2.6063289814</text:p>
          </table:table-cell>
          <table:table-cell office:value-type="float" office:value="3.34826563879" calcext:value-type="float">
            <text:p>3.3482656388</text:p>
          </table:table-cell>
          <table:table-cell office:value-type="float" office:value="2.04587044311" calcext:value-type="float">
            <text:p>2.0458704431</text:p>
          </table:table-cell>
          <table:table-cell office:value-type="float" office:value="3.7053917619" calcext:value-type="float">
            <text:p>3.7053917619</text:p>
          </table:table-cell>
          <table:table-cell office:value-type="float" office:value="1.9398594641" calcext:value-type="float">
            <text:p>1.9398594641</text:p>
          </table:table-cell>
          <table:table-cell office:value-type="float" office:value="2.94630361217" calcext:value-type="float">
            <text:p>2.9463036122</text:p>
          </table:table-cell>
          <table:table-cell office:value-type="float" office:value="3.01654947858" calcext:value-type="float">
            <text:p>3.0165494786</text:p>
          </table:table-cell>
          <table:table-cell office:value-type="float" office:value="3.14126300354" calcext:value-type="float">
            <text:p>3.1412630035</text:p>
          </table:table-cell>
          <table:table-cell office:value-type="float" office:value="2.94891265237" calcext:value-type="float">
            <text:p>2.9489126524</text:p>
          </table:table-cell>
          <table:table-cell office:value-type="float" office:value="2.65075211611" calcext:value-type="float">
            <text:p>2.6507521161</text:p>
          </table:table-cell>
          <table:table-cell office:value-type="float" office:value="1.94707494157" calcext:value-type="float">
            <text:p>1.9470749416</text:p>
          </table:table-cell>
          <table:table-cell office:value-type="float" office:value="2.79680873586" calcext:value-type="float">
            <text:p>2.7968087359</text:p>
          </table:table-cell>
          <table:table-cell office:value-type="float" office:value="3.77500208084" calcext:value-type="float">
            <text:p>3.7750020808</text:p>
          </table:table-cell>
          <table:table-cell office:value-type="float" office:value="3.82470901399" calcext:value-type="float">
            <text:p>3.824709014</text:p>
          </table:table-cell>
          <table:table-cell office:value-type="float" office:value="3.43372858722" calcext:value-type="float">
            <text:p>3.4337285872</text:p>
          </table:table-cell>
          <table:table-cell office:value-type="float" office:value="3.41080806142" calcext:value-type="float">
            <text:p>3.4108080614</text:p>
          </table:table-cell>
          <table:table-cell office:value-type="float" office:value="3.26532871501" calcext:value-type="float">
            <text:p>3.265328715</text:p>
          </table:table-cell>
          <table:table-cell office:value-type="float" office:value="3.53888056208" calcext:value-type="float">
            <text:p>3.5388805621</text:p>
          </table:table-cell>
          <table:table-cell office:value-type="float" office:value="3.36816212829" calcext:value-type="float">
            <text:p>3.3681621283</text:p>
          </table:table-cell>
          <table:table-cell office:value-type="float" office:value="3.39471528158" calcext:value-type="float">
            <text:p>3.3947152816</text:p>
          </table:table-cell>
          <table:table-cell office:value-type="float" office:value="2.4051720904" calcext:value-type="float">
            <text:p>2.4051720904</text:p>
          </table:table-cell>
          <table:table-cell office:value-type="float" office:value="3.83463322695" calcext:value-type="float">
            <text:p>3.834633227</text:p>
          </table:table-cell>
          <table:table-cell office:value-type="float" office:value="3.27128707994" calcext:value-type="float">
            <text:p>3.2712870799</text:p>
          </table:table-cell>
          <table:table-cell office:value-type="float" office:value="3.36602125097" calcext:value-type="float">
            <text:p>3.366021251</text:p>
          </table:table-cell>
          <table:table-cell office:value-type="float" office:value="3.19568418827" calcext:value-type="float">
            <text:p>3.1956841883</text:p>
          </table:table-cell>
          <table:table-cell office:value-type="float" office:value="2.5139754797" calcext:value-type="float">
            <text:p>2.5139754797</text:p>
          </table:table-cell>
          <table:table-cell office:value-type="float" office:value="2.10554686746" calcext:value-type="float">
            <text:p>2.1055468675</text:p>
          </table:table-cell>
          <table:table-cell office:value-type="float" office:value="3.2180616514" calcext:value-type="float">
            <text:p>3.2180616514</text:p>
          </table:table-cell>
          <table:table-cell office:value-type="float" office:value="3.27340934235" calcext:value-type="float">
            <text:p>3.2734093424</text:p>
          </table:table-cell>
          <table:table-cell office:value-type="float" office:value="3.42869727359" calcext:value-type="float">
            <text:p>3.4286972736</text:p>
          </table:table-cell>
          <table:table-cell office:value-type="float" office:value="1.57187235445" calcext:value-type="float">
            <text:p>1.5718723545</text:p>
          </table:table-cell>
          <table:table-cell office:value-type="float" office:value="3.56935540258" calcext:value-type="float">
            <text:p>3.5693554026</text:p>
          </table:table-cell>
          <table:table-cell office:value-type="float" office:value="3.55529888069" calcext:value-type="float">
            <text:p>3.5552988807</text:p>
          </table:table-cell>
          <table:table-cell office:value-type="float" office:value="3.8922127586" calcext:value-type="float">
            <text:p>3.8922127586</text:p>
          </table:table-cell>
          <table:table-cell office:value-type="float" office:value="3.34032659837" calcext:value-type="float">
            <text:p>3.3403265984</text:p>
          </table:table-cell>
          <table:table-cell office:value-type="float" office:value="2.82428574787" calcext:value-type="float">
            <text:p>2.8242857479</text:p>
          </table:table-cell>
          <table:table-cell office:value-type="float" office:value="3.11607288751" calcext:value-type="float">
            <text:p>3.1160728875</text:p>
          </table:table-cell>
          <table:table-cell office:value-type="float" office:value="1.96251426073" calcext:value-type="float">
            <text:p>1.9625142607</text:p>
          </table:table-cell>
          <table:table-cell office:value-type="float" office:value="3.85168879941" calcext:value-type="float">
            <text:p>3.8516887994</text:p>
          </table:table-cell>
          <table:table-cell office:value-type="float" office:value="2.67783873187" calcext:value-type="float">
            <text:p>2.6778387319</text:p>
          </table:table-cell>
          <table:table-cell office:value-type="float" office:value="3.20565894384" calcext:value-type="float">
            <text:p>3.2056589438</text:p>
          </table:table-cell>
          <table:table-cell office:value-type="float" office:value="3.74532481939" calcext:value-type="float">
            <text:p>3.7453248194</text:p>
          </table:table-cell>
          <table:table-cell office:value-type="float" office:value="3.2967874996" calcext:value-type="float">
            <text:p>3.2967874996</text:p>
          </table:table-cell>
          <table:table-cell office:value-type="float" office:value="3.57087439222" calcext:value-type="float">
            <text:p>3.5708743922</text:p>
          </table:table-cell>
          <table:table-cell office:value-type="float" office:value="3.97068807265" calcext:value-type="float">
            <text:p>3.9706880727</text:p>
          </table:table-cell>
          <table:table-cell office:value-type="float" office:value="2.91403051362" calcext:value-type="float">
            <text:p>2.9140305136</text:p>
          </table:table-cell>
          <table:table-cell office:value-type="float" office:value="3.08601749426" calcext:value-type="float">
            <text:p>3.0860174943</text:p>
          </table:table-cell>
          <table:table-cell office:value-type="float" office:value="3.81279945784" calcext:value-type="float">
            <text:p>3.8127994578</text:p>
          </table:table-cell>
          <table:table-cell office:value-type="float" office:value="3.73308233458" calcext:value-type="float">
            <text:p>3.7330823346</text:p>
          </table:table-cell>
          <table:table-cell office:value-type="float" office:value="2.84864773605" calcext:value-type="float">
            <text:p>2.8486477361</text:p>
          </table:table-cell>
          <table:table-cell office:value-type="float" office:value="3.69799938822" calcext:value-type="float">
            <text:p>3.6979993882</text:p>
          </table:table-cell>
          <table:table-cell office:value-type="float" office:value="3.51427874608" calcext:value-type="float">
            <text:p>3.5142787461</text:p>
          </table:table-cell>
          <table:table-cell office:value-type="float" office:value="3.29720062641" calcext:value-type="float">
            <text:p>3.2972006264</text:p>
          </table:table-cell>
          <table:table-cell office:value-type="float" office:value="1.68743199601" calcext:value-type="float">
            <text:p>1.687431996</text:p>
          </table:table-cell>
          <table:table-cell office:value-type="float" office:value="1.57708403475" calcext:value-type="float">
            <text:p>1.5770840348</text:p>
          </table:table-cell>
          <table:table-cell office:value-type="float" office:value="3.96487730813" calcext:value-type="float">
            <text:p>3.9648773081</text:p>
          </table:table-cell>
          <table:table-cell office:value-type="float" office:value="3.77484177756" calcext:value-type="float">
            <text:p>3.7748417776</text:p>
          </table:table-cell>
          <table:table-cell office:value-type="float" office:value="3.01186074455" calcext:value-type="float">
            <text:p>3.0118607446</text:p>
          </table:table-cell>
          <table:table-cell office:value-type="float" office:value="3.81801112324" calcext:value-type="float">
            <text:p>3.8180111232</text:p>
          </table:table-cell>
          <table:table-cell office:value-type="float" office:value="3.20054964256" calcext:value-type="float">
            <text:p>3.2005496426</text:p>
          </table:table-cell>
          <table:table-cell office:value-type="float" office:value="3.34173300126" calcext:value-type="float">
            <text:p>3.3417330013</text:p>
          </table:table-cell>
          <table:table-cell office:value-type="float" office:value="2.63246017801" calcext:value-type="float">
            <text:p>2.632460178</text:p>
          </table:table-cell>
          <table:table-cell office:value-type="float" office:value="3.68222274573" calcext:value-type="float">
            <text:p>3.6822227457</text:p>
          </table:table-cell>
          <table:table-cell office:value-type="float" office:value="3.22251895492" calcext:value-type="float">
            <text:p>3.2225189549</text:p>
          </table:table-cell>
          <table:table-cell office:value-type="float" office:value="2.22724581146" calcext:value-type="float">
            <text:p>2.2272458115</text:p>
          </table:table-cell>
          <table:table-cell office:value-type="float" office:value="3.99278146696" calcext:value-type="float">
            <text:p>3.992781467</text:p>
          </table:table-cell>
          <table:table-cell office:value-type="float" office:value="3.47507703843" calcext:value-type="float">
            <text:p>3.4750770384</text:p>
          </table:table-cell>
          <table:table-cell office:value-type="float" office:value="3.78180201655" calcext:value-type="float">
            <text:p>3.7818020166</text:p>
          </table:table-cell>
          <table:table-cell office:value-type="float" office:value="1.57317457254" calcext:value-type="float">
            <text:p>1.5731745725</text:p>
          </table:table-cell>
          <table:table-cell office:value-type="float" office:value="2.76337759177" calcext:value-type="float">
            <text:p>2.7633775918</text:p>
          </table:table-cell>
          <table:table-cell office:value-type="float" office:value="3.39114248503" calcext:value-type="float">
            <text:p>3.391142485</text:p>
          </table:table-cell>
          <table:table-cell office:value-type="float" office:value="2.06701900811" calcext:value-type="float">
            <text:p>2.0670190081</text:p>
          </table:table-cell>
          <table:table-cell office:value-type="float" office:value="3.02982710296" calcext:value-type="float">
            <text:p>3.029827103</text:p>
          </table:table-cell>
          <table:table-cell office:value-type="float" office:value="2.56155339149" calcext:value-type="float">
            <text:p>2.5615533915</text:p>
          </table:table-cell>
          <table:table-cell office:value-type="float" office:value="2.71255500647" calcext:value-type="float">
            <text:p>2.7125550065</text:p>
          </table:table-cell>
          <table:table-cell office:value-type="float" office:value="2.55511044714" calcext:value-type="float">
            <text:p>2.5551104471</text:p>
          </table:table-cell>
          <table:table-cell office:value-type="float" office:value="3.09877905283" calcext:value-type="float">
            <text:p>3.0987790528</text:p>
          </table:table-cell>
          <table:table-cell office:value-type="float" office:value="0.614020240311" calcext:value-type="float">
            <text:p>0.6140202403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8.00772003433" calcext:value-type="float">
            <text:p>8.0077200343</text:p>
          </table:table-cell>
          <table:table-cell office:value-type="float" office:value="5.57062716307" calcext:value-type="float">
            <text:p>5.5706271631</text:p>
          </table:table-cell>
          <table:table-cell office:value-type="float" office:value="7.34799113134" calcext:value-type="float">
            <text:p>7.3479911313</text:p>
          </table:table-cell>
          <table:table-cell office:value-type="float" office:value="5.89088969496" calcext:value-type="float">
            <text:p>5.890889695</text:p>
          </table:table-cell>
          <table:table-cell office:value-type="float" office:value="6.89797302245" calcext:value-type="float">
            <text:p>6.8979730225</text:p>
          </table:table-cell>
          <table:table-cell office:value-type="float" office:value="6.70300176963" calcext:value-type="float">
            <text:p>6.7030017696</text:p>
          </table:table-cell>
          <table:table-cell office:value-type="float" office:value="5.14418321754" calcext:value-type="float">
            <text:p>5.1441832175</text:p>
          </table:table-cell>
          <table:table-cell office:value-type="float" office:value="6.92359466876" calcext:value-type="float">
            <text:p>6.9235946688</text:p>
          </table:table-cell>
          <table:table-cell office:value-type="float" office:value="5.42166917493" calcext:value-type="float">
            <text:p>5.4216691749</text:p>
          </table:table-cell>
          <table:table-cell office:value-type="float" office:value="6.13111626607" calcext:value-type="float">
            <text:p>6.1311162661</text:p>
          </table:table-cell>
          <table:table-cell office:value-type="float" office:value="9.59607708397" calcext:value-type="float">
            <text:p>9.596077084</text:p>
          </table:table-cell>
          <table:table-cell office:value-type="float" office:value="8.63500636349" calcext:value-type="float">
            <text:p>8.6350063635</text:p>
          </table:table-cell>
          <table:table-cell office:value-type="float" office:value="9.41327036859" calcext:value-type="float">
            <text:p>9.4132703686</text:p>
          </table:table-cell>
          <table:table-cell office:value-type="float" office:value="9.62626807226" calcext:value-type="float">
            <text:p>9.6262680723</text:p>
          </table:table-cell>
          <table:table-cell office:value-type="float" office:value="7.1812539564" calcext:value-type="float">
            <text:p>7.1812539564</text:p>
          </table:table-cell>
          <table:table-cell office:value-type="float" office:value="8.82734731547" calcext:value-type="float">
            <text:p>8.8273473155</text:p>
          </table:table-cell>
          <table:table-cell office:value-type="float" office:value="9.62825922789" calcext:value-type="float">
            <text:p>9.6282592279</text:p>
          </table:table-cell>
          <table:table-cell office:value-type="float" office:value="9.06662903402" calcext:value-type="float">
            <text:p>9.066629034</text:p>
          </table:table-cell>
          <table:table-cell office:value-type="float" office:value="9.0990129689" calcext:value-type="float">
            <text:p>9.0990129689</text:p>
          </table:table-cell>
          <table:table-cell office:value-type="float" office:value="9.56084986931" calcext:value-type="float">
            <text:p>9.5608498693</text:p>
          </table:table-cell>
          <table:table-cell office:value-type="float" office:value="8.76315993458" calcext:value-type="float">
            <text:p>8.7631599346</text:p>
          </table:table-cell>
          <table:table-cell office:value-type="float" office:value="8.13440810473" calcext:value-type="float">
            <text:p>8.1344081047</text:p>
          </table:table-cell>
          <table:table-cell office:value-type="float" office:value="8.69788863624" calcext:value-type="float">
            <text:p>8.6978886362</text:p>
          </table:table-cell>
          <table:table-cell office:value-type="float" office:value="7.83165086209" calcext:value-type="float">
            <text:p>7.8316508621</text:p>
          </table:table-cell>
          <table:table-cell office:value-type="float" office:value="8.1834669472" calcext:value-type="float">
            <text:p>8.1834669472</text:p>
          </table:table-cell>
          <table:table-cell office:value-type="float" office:value="8.7815478954" calcext:value-type="float">
            <text:p>8.7815478954</text:p>
          </table:table-cell>
          <table:table-cell office:value-type="float" office:value="9.38205571188" calcext:value-type="float">
            <text:p>9.3820557119</text:p>
          </table:table-cell>
          <table:table-cell office:value-type="float" office:value="8.9163899499" calcext:value-type="float">
            <text:p>8.9163899499</text:p>
          </table:table-cell>
          <table:table-cell office:value-type="float" office:value="8.50472258948" calcext:value-type="float">
            <text:p>8.5047225895</text:p>
          </table:table-cell>
          <table:table-cell office:value-type="float" office:value="8.97836293005" calcext:value-type="float">
            <text:p>8.9783629301</text:p>
          </table:table-cell>
          <table:table-cell office:value-type="float" office:value="9.63527691427" calcext:value-type="float">
            <text:p>9.6352769143</text:p>
          </table:table-cell>
          <table:table-cell office:value-type="float" office:value="8.97877671145" calcext:value-type="float">
            <text:p>8.9787767115</text:p>
          </table:table-cell>
          <table:table-cell office:value-type="float" office:value="9.19802902421" calcext:value-type="float">
            <text:p>9.1980290242</text:p>
          </table:table-cell>
          <table:table-cell office:value-type="float" office:value="8.87640059687" calcext:value-type="float">
            <text:p>8.8764005969</text:p>
          </table:table-cell>
          <table:table-cell office:value-type="float" office:value="8.4928884616" calcext:value-type="float">
            <text:p>8.4928884616</text:p>
          </table:table-cell>
          <table:table-cell office:value-type="float" office:value="9.16021144991" calcext:value-type="float">
            <text:p>9.1602114499</text:p>
          </table:table-cell>
          <table:table-cell office:value-type="float" office:value="9.51869075139" calcext:value-type="float">
            <text:p>9.5186907514</text:p>
          </table:table-cell>
          <table:table-cell office:value-type="float" office:value="8.56452057125" calcext:value-type="float">
            <text:p>8.5645205713</text:p>
          </table:table-cell>
          <table:table-cell office:value-type="float" office:value="9.12280558237" calcext:value-type="float">
            <text:p>9.1228055824</text:p>
          </table:table-cell>
          <table:table-cell office:value-type="float" office:value="7.97202779519" calcext:value-type="float">
            <text:p>7.9720277952</text:p>
          </table:table-cell>
          <table:table-cell office:value-type="float" office:value="8.83810772474" calcext:value-type="float">
            <text:p>8.8381077247</text:p>
          </table:table-cell>
          <table:table-cell office:value-type="float" office:value="8.73146110046" calcext:value-type="float">
            <text:p>8.7314611005</text:p>
          </table:table-cell>
          <table:table-cell office:value-type="float" office:value="8.58982061677" calcext:value-type="float">
            <text:p>8.5898206168</text:p>
          </table:table-cell>
          <table:table-cell office:value-type="float" office:value="9.18539961753" calcext:value-type="float">
            <text:p>9.1853996175</text:p>
          </table:table-cell>
          <table:table-cell office:value-type="float" office:value="8.97503485899" calcext:value-type="float">
            <text:p>8.975034859</text:p>
          </table:table-cell>
          <table:table-cell office:value-type="float" office:value="7.9542458648" calcext:value-type="float">
            <text:p>7.9542458648</text:p>
          </table:table-cell>
          <table:table-cell office:value-type="float" office:value="9.2188774152" calcext:value-type="float">
            <text:p>9.2188774152</text:p>
          </table:table-cell>
          <table:table-cell office:value-type="float" office:value="8.4258158732" calcext:value-type="float">
            <text:p>8.4258158732</text:p>
          </table:table-cell>
          <table:table-cell office:value-type="float" office:value="8.09625331133" calcext:value-type="float">
            <text:p>8.0962533113</text:p>
          </table:table-cell>
          <table:table-cell office:value-type="float" office:value="9.94832985016" calcext:value-type="float">
            <text:p>9.9483298502</text:p>
          </table:table-cell>
          <table:table-cell office:value-type="float" office:value="8.72131917408" calcext:value-type="float">
            <text:p>8.7213191741</text:p>
          </table:table-cell>
          <table:table-cell office:value-type="float" office:value="8.63057937476" calcext:value-type="float">
            <text:p>8.6305793748</text:p>
          </table:table-cell>
          <table:table-cell office:value-type="float" office:value="9.12802369316" calcext:value-type="float">
            <text:p>9.1280236932</text:p>
          </table:table-cell>
          <table:table-cell office:value-type="float" office:value="9.14799634178" calcext:value-type="float">
            <text:p>9.1479963418</text:p>
          </table:table-cell>
          <table:table-cell office:value-type="float" office:value="9.06829544574" calcext:value-type="float">
            <text:p>9.0682954457</text:p>
          </table:table-cell>
          <table:table-cell office:value-type="float" office:value="8.24000953934" calcext:value-type="float">
            <text:p>8.2400095393</text:p>
          </table:table-cell>
          <table:table-cell office:value-type="float" office:value="8.55416124059" calcext:value-type="float">
            <text:p>8.5541612406</text:p>
          </table:table-cell>
          <table:table-cell office:value-type="float" office:value="8.25629251378" calcext:value-type="float">
            <text:p>8.2562925138</text:p>
          </table:table-cell>
          <table:table-cell office:value-type="float" office:value="8.28705606671" calcext:value-type="float">
            <text:p>8.2870560667</text:p>
          </table:table-cell>
          <table:table-cell office:value-type="float" office:value="8.45954557329" calcext:value-type="float">
            <text:p>8.4595455733</text:p>
          </table:table-cell>
          <table:table-cell office:value-type="float" office:value="9.49448996438" calcext:value-type="float">
            <text:p>9.4944899644</text:p>
          </table:table-cell>
          <table:table-cell office:value-type="float" office:value="8.27584341515" calcext:value-type="float">
            <text:p>8.2758434152</text:p>
          </table:table-cell>
          <table:table-cell office:value-type="float" office:value="8.92777397596" calcext:value-type="float">
            <text:p>8.927773976</text:p>
          </table:table-cell>
          <table:table-cell office:value-type="float" office:value="9.0062605989" calcext:value-type="float">
            <text:p>9.0062605989</text:p>
          </table:table-cell>
          <table:table-cell office:value-type="float" office:value="9.18239019763" calcext:value-type="float">
            <text:p>9.1823901976</text:p>
          </table:table-cell>
          <table:table-cell office:value-type="float" office:value="9.8809226989" calcext:value-type="float">
            <text:p>9.8809226989</text:p>
          </table:table-cell>
          <table:table-cell office:value-type="float" office:value="8.22199877546" calcext:value-type="float">
            <text:p>8.2219987755</text:p>
          </table:table-cell>
          <table:table-cell office:value-type="float" office:value="8.7063770763" calcext:value-type="float">
            <text:p>8.7063770763</text:p>
          </table:table-cell>
          <table:table-cell office:value-type="float" office:value="8.5032342066" calcext:value-type="float">
            <text:p>8.5032342066</text:p>
          </table:table-cell>
          <table:table-cell office:value-type="float" office:value="9.03785599193" calcext:value-type="float">
            <text:p>9.0378559919</text:p>
          </table:table-cell>
          <table:table-cell office:value-type="float" office:value="8.75831898336" calcext:value-type="float">
            <text:p>8.7583189834</text:p>
          </table:table-cell>
          <table:table-cell office:value-type="float" office:value="8.34090462575" calcext:value-type="float">
            <text:p>8.3409046258</text:p>
          </table:table-cell>
          <table:table-cell office:value-type="float" office:value="8.65051243259" calcext:value-type="float">
            <text:p>8.6505124326</text:p>
          </table:table-cell>
          <table:table-cell office:value-type="float" office:value="8.94069569361" calcext:value-type="float">
            <text:p>8.9406956936</text:p>
          </table:table-cell>
          <table:table-cell office:value-type="float" office:value="8.18327828966" calcext:value-type="float">
            <text:p>8.1832782897</text:p>
          </table:table-cell>
          <table:table-cell office:value-type="float" office:value="9.29036969527" calcext:value-type="float">
            <text:p>9.2903696953</text:p>
          </table:table-cell>
          <table:table-cell office:value-type="float" office:value="8.25170588152" calcext:value-type="float">
            <text:p>8.2517058815</text:p>
          </table:table-cell>
          <table:table-cell office:value-type="float" office:value="8.58394929379" calcext:value-type="float">
            <text:p>8.5839492938</text:p>
          </table:table-cell>
          <table:table-cell office:value-type="float" office:value="9.44641722017" calcext:value-type="float">
            <text:p>9.4464172202</text:p>
          </table:table-cell>
          <table:table-cell office:value-type="float" office:value="9.82119621458" calcext:value-type="float">
            <text:p>9.8211962146</text:p>
          </table:table-cell>
          <table:table-cell office:value-type="float" office:value="9.08733871716" calcext:value-type="float">
            <text:p>9.0873387172</text:p>
          </table:table-cell>
          <table:table-cell office:value-type="float" office:value="8.45066371963" calcext:value-type="float">
            <text:p>8.4506637196</text:p>
          </table:table-cell>
          <table:table-cell office:value-type="float" office:value="8.09450610317" calcext:value-type="float">
            <text:p>8.0945061032</text:p>
          </table:table-cell>
          <table:table-cell office:value-type="float" office:value="9.05793898025" calcext:value-type="float">
            <text:p>9.0579389803</text:p>
          </table:table-cell>
          <table:table-cell office:value-type="float" office:value="8.01791581918" calcext:value-type="float">
            <text:p>8.0179158192</text:p>
          </table:table-cell>
          <table:table-cell office:value-type="float" office:value="8.89198591347" calcext:value-type="float">
            <text:p>8.8919859135</text:p>
          </table:table-cell>
          <table:table-cell office:value-type="float" office:value="8.76155262545" calcext:value-type="float">
            <text:p>8.7615526255</text:p>
          </table:table-cell>
          <table:table-cell office:value-type="float" office:value="8.81918025581" calcext:value-type="float">
            <text:p>8.8191802558</text:p>
          </table:table-cell>
          <table:table-cell office:value-type="float" office:value="8.61996430528" calcext:value-type="float">
            <text:p>8.6199643053</text:p>
          </table:table-cell>
          <table:table-cell office:value-type="float" office:value="9.50353485698" calcext:value-type="float">
            <text:p>9.503534857</text:p>
          </table:table-cell>
          <table:table-cell office:value-type="float" office:value="9.50847318006" calcext:value-type="float">
            <text:p>9.5084731801</text:p>
          </table:table-cell>
          <table:table-cell office:value-type="float" office:value="9.61258981714" calcext:value-type="float">
            <text:p>9.6125898171</text:p>
          </table:table-cell>
          <table:table-cell office:value-type="float" office:value="8.03809749527" calcext:value-type="float">
            <text:p>8.0380974953</text:p>
          </table:table-cell>
          <table:table-cell office:value-type="float" office:value="8.90971574383" calcext:value-type="float">
            <text:p>8.9097157438</text:p>
          </table:table-cell>
          <table:table-cell office:value-type="float" office:value="9.20743508195" calcext:value-type="float">
            <text:p>9.207435082</text:p>
          </table:table-cell>
          <table:table-cell office:value-type="float" office:value="8.8938188068" calcext:value-type="float">
            <text:p>8.8938188068</text:p>
          </table:table-cell>
          <table:table-cell office:value-type="float" office:value="8.45826287861" calcext:value-type="float">
            <text:p>8.4582628786</text:p>
          </table:table-cell>
          <table:table-cell office:value-type="float" office:value="7.88843095183" calcext:value-type="float">
            <text:p>7.8884309518</text:p>
          </table:table-cell>
          <table:table-cell office:value-type="float" office:value="9.25869094438" calcext:value-type="float">
            <text:p>9.2586909444</text:p>
          </table:table-cell>
          <table:table-cell office:value-type="float" office:value="8.67085934995" calcext:value-type="float">
            <text:p>8.67085935</text:p>
          </table:table-cell>
          <table:table-cell office:value-type="float" office:value="8.58078097798" calcext:value-type="float">
            <text:p>8.580780978</text:p>
          </table:table-cell>
          <table:table-cell office:value-type="float" office:value="0.924834753881" calcext:value-type="float">
            <text:p>0.9248347539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59500051302" calcext:value-type="float">
            <text:p>2.595000513</text:p>
          </table:table-cell>
          <table:table-cell office:value-type="float" office:value="2.61887633697" calcext:value-type="float">
            <text:p>2.618876337</text:p>
          </table:table-cell>
          <table:table-cell office:value-type="float" office:value="2.54526018208" calcext:value-type="float">
            <text:p>2.5452601821</text:p>
          </table:table-cell>
          <table:table-cell office:value-type="float" office:value="2.81275503769" calcext:value-type="float">
            <text:p>2.8127550377</text:p>
          </table:table-cell>
          <table:table-cell office:value-type="float" office:value="1.99828459483" calcext:value-type="float">
            <text:p>1.9982845948</text:p>
          </table:table-cell>
          <table:table-cell office:value-type="float" office:value="2.39915896271" calcext:value-type="float">
            <text:p>2.3991589627</text:p>
          </table:table-cell>
          <table:table-cell office:value-type="float" office:value="2.76588213202" calcext:value-type="float">
            <text:p>2.765882132</text:p>
          </table:table-cell>
          <table:table-cell office:value-type="float" office:value="2.79492809293" calcext:value-type="float">
            <text:p>2.7949280929</text:p>
          </table:table-cell>
          <table:table-cell office:value-type="float" office:value="2.66854665301" calcext:value-type="float">
            <text:p>2.668546653</text:p>
          </table:table-cell>
          <table:table-cell office:value-type="float" office:value="2.48588841167" calcext:value-type="float">
            <text:p>2.4858884117</text:p>
          </table:table-cell>
          <table:table-cell office:value-type="float" office:value="2.38670360869" calcext:value-type="float">
            <text:p>2.3867036087</text:p>
          </table:table-cell>
          <table:table-cell office:value-type="float" office:value="2.30326838743" calcext:value-type="float">
            <text:p>2.3032683874</text:p>
          </table:table-cell>
          <table:table-cell office:value-type="float" office:value="2.5056046551" calcext:value-type="float">
            <text:p>2.5056046551</text:p>
          </table:table-cell>
          <table:table-cell office:value-type="float" office:value="2.31309282742" calcext:value-type="float">
            <text:p>2.3130928274</text:p>
          </table:table-cell>
          <table:table-cell office:value-type="float" office:value="2.57020633224" calcext:value-type="float">
            <text:p>2.5702063322</text:p>
          </table:table-cell>
          <table:table-cell office:value-type="float" office:value="2.46346804746" calcext:value-type="float">
            <text:p>2.4634680475</text:p>
          </table:table-cell>
          <table:table-cell office:value-type="float" office:value="3.07418369582" calcext:value-type="float">
            <text:p>3.0741836958</text:p>
          </table:table-cell>
          <table:table-cell office:value-type="float" office:value="2.41436058001" calcext:value-type="float">
            <text:p>2.41436058</text:p>
          </table:table-cell>
          <table:table-cell office:value-type="float" office:value="2.97529430637" calcext:value-type="float">
            <text:p>2.9752943064</text:p>
          </table:table-cell>
          <table:table-cell office:value-type="float" office:value="2.60742878092" calcext:value-type="float">
            <text:p>2.6074287809</text:p>
          </table:table-cell>
          <table:table-cell office:value-type="float" office:value="2.71294512754" calcext:value-type="float">
            <text:p>2.7129451275</text:p>
          </table:table-cell>
          <table:table-cell office:value-type="float" office:value="2.5526455839" calcext:value-type="float">
            <text:p>2.5526455839</text:p>
          </table:table-cell>
          <table:table-cell office:value-type="float" office:value="2.64883413511" calcext:value-type="float">
            <text:p>2.6488341351</text:p>
          </table:table-cell>
          <table:table-cell office:value-type="float" office:value="2.68645005881" calcext:value-type="float">
            <text:p>2.6864500588</text:p>
          </table:table-cell>
          <table:table-cell office:value-type="float" office:value="2.96805293141" calcext:value-type="float">
            <text:p>2.9680529314</text:p>
          </table:table-cell>
          <table:table-cell office:value-type="float" office:value="2.70897181988" calcext:value-type="float">
            <text:p>2.7089718199</text:p>
          </table:table-cell>
          <table:table-cell office:value-type="float" office:value="2.51704489655" calcext:value-type="float">
            <text:p>2.5170448966</text:p>
          </table:table-cell>
          <table:table-cell office:value-type="float" office:value="2.32489271583" calcext:value-type="float">
            <text:p>2.3248927158</text:p>
          </table:table-cell>
          <table:table-cell office:value-type="float" office:value="2.50962972893" calcext:value-type="float">
            <text:p>2.5096297289</text:p>
          </table:table-cell>
          <table:table-cell office:value-type="float" office:value="2.29382521209" calcext:value-type="float">
            <text:p>2.2938252121</text:p>
          </table:table-cell>
          <table:table-cell office:value-type="float" office:value="2.49410881268" calcext:value-type="float">
            <text:p>2.4941088127</text:p>
          </table:table-cell>
          <table:table-cell office:value-type="float" office:value="2.4119605377" calcext:value-type="float">
            <text:p>2.4119605377</text:p>
          </table:table-cell>
          <table:table-cell office:value-type="float" office:value="2.42207908383" calcext:value-type="float">
            <text:p>2.4220790838</text:p>
          </table:table-cell>
          <table:table-cell office:value-type="float" office:value="2.5303645943" calcext:value-type="float">
            <text:p>2.5303645943</text:p>
          </table:table-cell>
          <table:table-cell office:value-type="float" office:value="2.80575172907" calcext:value-type="float">
            <text:p>2.8057517291</text:p>
          </table:table-cell>
          <table:table-cell office:value-type="float" office:value="2.20600789918" calcext:value-type="float">
            <text:p>2.2060078992</text:p>
          </table:table-cell>
          <table:table-cell office:value-type="float" office:value="2.56574843155" calcext:value-type="float">
            <text:p>2.5657484316</text:p>
          </table:table-cell>
          <table:table-cell office:value-type="float" office:value="2.3911010073" calcext:value-type="float">
            <text:p>2.3911010073</text:p>
          </table:table-cell>
          <table:table-cell office:value-type="float" office:value="2.36910667339" calcext:value-type="float">
            <text:p>2.3691066734</text:p>
          </table:table-cell>
          <table:table-cell office:value-type="float" office:value="2.94573550882" calcext:value-type="float">
            <text:p>2.9457355088</text:p>
          </table:table-cell>
          <table:table-cell office:value-type="float" office:value="2.91119823139" calcext:value-type="float">
            <text:p>2.9111982314</text:p>
          </table:table-cell>
          <table:table-cell office:value-type="float" office:value="2.46598279352" calcext:value-type="float">
            <text:p>2.4659827935</text:p>
          </table:table-cell>
          <table:table-cell office:value-type="float" office:value="2.54777931653" calcext:value-type="float">
            <text:p>2.5477793165</text:p>
          </table:table-cell>
          <table:table-cell office:value-type="float" office:value="2.51557120728" calcext:value-type="float">
            <text:p>2.5155712073</text:p>
          </table:table-cell>
          <table:table-cell office:value-type="float" office:value="3.39786691013" calcext:value-type="float">
            <text:p>3.3978669101</text:p>
          </table:table-cell>
          <table:table-cell office:value-type="float" office:value="2.3113403071" calcext:value-type="float">
            <text:p>2.3113403071</text:p>
          </table:table-cell>
          <table:table-cell office:value-type="float" office:value="2.3745289807" calcext:value-type="float">
            <text:p>2.3745289807</text:p>
          </table:table-cell>
          <table:table-cell office:value-type="float" office:value="2.25391016307" calcext:value-type="float">
            <text:p>2.2539101631</text:p>
          </table:table-cell>
          <table:table-cell office:value-type="float" office:value="2.37043268782" calcext:value-type="float">
            <text:p>2.3704326878</text:p>
          </table:table-cell>
          <table:table-cell office:value-type="float" office:value="2.54603278546" calcext:value-type="float">
            <text:p>2.5460327855</text:p>
          </table:table-cell>
          <table:table-cell office:value-type="float" office:value="2.65832657949" calcext:value-type="float">
            <text:p>2.6583265795</text:p>
          </table:table-cell>
          <table:table-cell office:value-type="float" office:value="2.91585187162" calcext:value-type="float">
            <text:p>2.9158518716</text:p>
          </table:table-cell>
          <table:table-cell office:value-type="float" office:value="2.38985350679" calcext:value-type="float">
            <text:p>2.3898535068</text:p>
          </table:table-cell>
          <table:table-cell office:value-type="float" office:value="2.70144192435" calcext:value-type="float">
            <text:p>2.7014419244</text:p>
          </table:table-cell>
          <table:table-cell office:value-type="float" office:value="2.57504123014" calcext:value-type="float">
            <text:p>2.5750412301</text:p>
          </table:table-cell>
          <table:table-cell office:value-type="float" office:value="2.59200849358" calcext:value-type="float">
            <text:p>2.5920084936</text:p>
          </table:table-cell>
          <table:table-cell office:value-type="float" office:value="2.38649175366" calcext:value-type="float">
            <text:p>2.3864917537</text:p>
          </table:table-cell>
          <table:table-cell office:value-type="float" office:value="2.400538873" calcext:value-type="float">
            <text:p>2.400538873</text:p>
          </table:table-cell>
          <table:table-cell office:value-type="float" office:value="2.28807801063" calcext:value-type="float">
            <text:p>2.2880780106</text:p>
          </table:table-cell>
          <table:table-cell office:value-type="float" office:value="2.62863963965" calcext:value-type="float">
            <text:p>2.6286396397</text:p>
          </table:table-cell>
          <table:table-cell office:value-type="float" office:value="2.52514435188" calcext:value-type="float">
            <text:p>2.5251443519</text:p>
          </table:table-cell>
          <table:table-cell office:value-type="float" office:value="2.28410051432" calcext:value-type="float">
            <text:p>2.2841005143</text:p>
          </table:table-cell>
          <table:table-cell office:value-type="float" office:value="2.35812479197" calcext:value-type="float">
            <text:p>2.358124792</text:p>
          </table:table-cell>
          <table:table-cell office:value-type="float" office:value="2.6305138897" calcext:value-type="float">
            <text:p>2.6305138897</text:p>
          </table:table-cell>
          <table:table-cell office:value-type="float" office:value="2.27504390194" calcext:value-type="float">
            <text:p>2.2750439019</text:p>
          </table:table-cell>
          <table:table-cell office:value-type="float" office:value="2.52438849004" calcext:value-type="float">
            <text:p>2.52438849</text:p>
          </table:table-cell>
          <table:table-cell office:value-type="float" office:value="2.37383073517" calcext:value-type="float">
            <text:p>2.3738307352</text:p>
          </table:table-cell>
          <table:table-cell office:value-type="float" office:value="3.19138747146" calcext:value-type="float">
            <text:p>3.1913874715</text:p>
          </table:table-cell>
          <table:table-cell office:value-type="float" office:value="3.46503919242" calcext:value-type="float">
            <text:p>3.4650391924</text:p>
          </table:table-cell>
          <table:table-cell office:value-type="float" office:value="2.54202892905" calcext:value-type="float">
            <text:p>2.5420289291</text:p>
          </table:table-cell>
          <table:table-cell office:value-type="float" office:value="2.43425990897" calcext:value-type="float">
            <text:p>2.434259909</text:p>
          </table:table-cell>
          <table:table-cell office:value-type="float" office:value="2.4868926456" calcext:value-type="float">
            <text:p>2.4868926456</text:p>
          </table:table-cell>
          <table:table-cell office:value-type="float" office:value="2.23589514958" calcext:value-type="float">
            <text:p>2.2358951496</text:p>
          </table:table-cell>
          <table:table-cell office:value-type="float" office:value="2.55244612197" calcext:value-type="float">
            <text:p>2.552446122</text:p>
          </table:table-cell>
          <table:table-cell office:value-type="float" office:value="2.31843271123" calcext:value-type="float">
            <text:p>2.3184327112</text:p>
          </table:table-cell>
          <table:table-cell office:value-type="float" office:value="2.69626604994" calcext:value-type="float">
            <text:p>2.6962660499</text:p>
          </table:table-cell>
          <table:table-cell office:value-type="float" office:value="2.38907817717" calcext:value-type="float">
            <text:p>2.3890781772</text:p>
          </table:table-cell>
          <table:table-cell office:value-type="float" office:value="2.50106952766" calcext:value-type="float">
            <text:p>2.5010695277</text:p>
          </table:table-cell>
          <table:table-cell office:value-type="float" office:value="2.82413245456" calcext:value-type="float">
            <text:p>2.8241324546</text:p>
          </table:table-cell>
          <table:table-cell office:value-type="float" office:value="2.47645231407" calcext:value-type="float">
            <text:p>2.4764523141</text:p>
          </table:table-cell>
          <table:table-cell office:value-type="float" office:value="2.57464749569" calcext:value-type="float">
            <text:p>2.5746474957</text:p>
          </table:table-cell>
          <table:table-cell office:value-type="float" office:value="2.53378900612" calcext:value-type="float">
            <text:p>2.5337890061</text:p>
          </table:table-cell>
          <table:table-cell office:value-type="float" office:value="3.19867132517" calcext:value-type="float">
            <text:p>3.1986713252</text:p>
          </table:table-cell>
          <table:table-cell office:value-type="float" office:value="2.65278727771" calcext:value-type="float">
            <text:p>2.6527872777</text:p>
          </table:table-cell>
          <table:table-cell office:value-type="float" office:value="2.53541200476" calcext:value-type="float">
            <text:p>2.5354120048</text:p>
          </table:table-cell>
          <table:table-cell office:value-type="float" office:value="2.96738710607" calcext:value-type="float">
            <text:p>2.9673871061</text:p>
          </table:table-cell>
          <table:table-cell office:value-type="float" office:value="2.50104472108" calcext:value-type="float">
            <text:p>2.5010447211</text:p>
          </table:table-cell>
          <table:table-cell office:value-type="float" office:value="2.53103144962" calcext:value-type="float">
            <text:p>2.5310314496</text:p>
          </table:table-cell>
          <table:table-cell office:value-type="float" office:value="2.7374335374" calcext:value-type="float">
            <text:p>2.7374335374</text:p>
          </table:table-cell>
          <table:table-cell office:value-type="float" office:value="2.68377914556" calcext:value-type="float">
            <text:p>2.6837791456</text:p>
          </table:table-cell>
          <table:table-cell office:value-type="float" office:value="2.53143544876" calcext:value-type="float">
            <text:p>2.5314354488</text:p>
          </table:table-cell>
          <table:table-cell office:value-type="float" office:value="0.285109897326" calcext:value-type="float">
            <text:p>0.2851098973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19938333474" calcext:value-type="float">
            <text:p>5.1993833347</text:p>
          </table:table-cell>
          <table:table-cell office:value-type="float" office:value="5.2086484738" calcext:value-type="float">
            <text:p>5.2086484738</text:p>
          </table:table-cell>
          <table:table-cell office:value-type="float" office:value="5.20519811625" calcext:value-type="float">
            <text:p>5.2051981163</text:p>
          </table:table-cell>
          <table:table-cell office:value-type="float" office:value="5.20836320665" calcext:value-type="float">
            <text:p>5.2083632067</text:p>
          </table:table-cell>
          <table:table-cell office:value-type="float" office:value="5.20831141559" calcext:value-type="float">
            <text:p>5.2083114156</text:p>
          </table:table-cell>
          <table:table-cell office:value-type="float" office:value="5.20930862712" calcext:value-type="float">
            <text:p>5.2093086271</text:p>
          </table:table-cell>
          <table:table-cell office:value-type="float" office:value="5.20996621287" calcext:value-type="float">
            <text:p>5.2099662129</text:p>
          </table:table-cell>
          <table:table-cell office:value-type="float" office:value="5.20926978659" calcext:value-type="float">
            <text:p>5.2092697866</text:p>
          </table:table-cell>
          <table:table-cell office:value-type="float" office:value="5.09423495404" calcext:value-type="float">
            <text:p>5.094234954</text:p>
          </table:table-cell>
          <table:table-cell office:value-type="float" office:value="5.20911869619" calcext:value-type="float">
            <text:p>5.2091186962</text:p>
          </table:table-cell>
          <table:table-cell office:value-type="float" office:value="5.21012270801" calcext:value-type="float">
            <text:p>5.210122708</text:p>
          </table:table-cell>
          <table:table-cell office:value-type="float" office:value="5.09393424908" calcext:value-type="float">
            <text:p>5.0939342491</text:p>
          </table:table-cell>
          <table:table-cell office:value-type="float" office:value="5.21013058797" calcext:value-type="float">
            <text:p>5.210130588</text:p>
          </table:table-cell>
          <table:table-cell office:value-type="float" office:value="5.20974095427" calcext:value-type="float">
            <text:p>5.2097409543</text:p>
          </table:table-cell>
          <table:table-cell office:value-type="float" office:value="5.21048366501" calcext:value-type="float">
            <text:p>5.210483665</text:p>
          </table:table-cell>
          <table:table-cell office:value-type="float" office:value="5.21018976011" calcext:value-type="float">
            <text:p>5.2101897601</text:p>
          </table:table-cell>
          <table:table-cell office:value-type="float" office:value="5.20987146324" calcext:value-type="float">
            <text:p>5.2098714632</text:p>
          </table:table-cell>
          <table:table-cell office:value-type="float" office:value="5.20983959971" calcext:value-type="float">
            <text:p>5.2098395997</text:p>
          </table:table-cell>
          <table:table-cell office:value-type="float" office:value="5.21003029313" calcext:value-type="float">
            <text:p>5.2100302931</text:p>
          </table:table-cell>
          <table:table-cell office:value-type="float" office:value="5.21024249633" calcext:value-type="float">
            <text:p>5.2102424963</text:p>
          </table:table-cell>
          <table:table-cell office:value-type="float" office:value="5.21023720094" calcext:value-type="float">
            <text:p>5.2102372009</text:p>
          </table:table-cell>
          <table:table-cell office:value-type="float" office:value="5.21026464466" calcext:value-type="float">
            <text:p>5.2102646447</text:p>
          </table:table-cell>
          <table:table-cell office:value-type="float" office:value="5.21024219524" calcext:value-type="float">
            <text:p>5.2102421952</text:p>
          </table:table-cell>
          <table:table-cell office:value-type="float" office:value="5.21033414557" calcext:value-type="float">
            <text:p>5.2103341456</text:p>
          </table:table-cell>
          <table:table-cell office:value-type="float" office:value="5.21006188352" calcext:value-type="float">
            <text:p>5.2100618835</text:p>
          </table:table-cell>
          <table:table-cell office:value-type="float" office:value="5.21037044078" calcext:value-type="float">
            <text:p>5.2103704408</text:p>
          </table:table-cell>
          <table:table-cell office:value-type="float" office:value="5.20892820432" calcext:value-type="float">
            <text:p>5.2089282043</text:p>
          </table:table-cell>
          <table:table-cell office:value-type="float" office:value="5.21035251046" calcext:value-type="float">
            <text:p>5.2103525105</text:p>
          </table:table-cell>
          <table:table-cell office:value-type="float" office:value="5.20947575587" calcext:value-type="float">
            <text:p>5.2094757559</text:p>
          </table:table-cell>
          <table:table-cell office:value-type="float" office:value="5.21014999508" calcext:value-type="float">
            <text:p>5.2101499951</text:p>
          </table:table-cell>
          <table:table-cell office:value-type="float" office:value="5.21003010648" calcext:value-type="float">
            <text:p>5.2100301065</text:p>
          </table:table-cell>
          <table:table-cell office:value-type="float" office:value="5.21007188667" calcext:value-type="float">
            <text:p>5.2100718867</text:p>
          </table:table-cell>
          <table:table-cell office:value-type="float" office:value="5.20999376709" calcext:value-type="float">
            <text:p>5.2099937671</text:p>
          </table:table-cell>
          <table:table-cell office:value-type="float" office:value="5.21009837823" calcext:value-type="float">
            <text:p>5.2100983782</text:p>
          </table:table-cell>
          <table:table-cell office:value-type="float" office:value="5.20936479454" calcext:value-type="float">
            <text:p>5.2093647945</text:p>
          </table:table-cell>
          <table:table-cell office:value-type="float" office:value="5.09368114591" calcext:value-type="float">
            <text:p>5.0936811459</text:p>
          </table:table-cell>
          <table:table-cell office:value-type="float" office:value="5.210114251" calcext:value-type="float">
            <text:p>5.210114251</text:p>
          </table:table-cell>
          <table:table-cell office:value-type="float" office:value="5.21036133629" calcext:value-type="float">
            <text:p>5.2103613363</text:p>
          </table:table-cell>
          <table:table-cell office:value-type="float" office:value="5.21020551963" calcext:value-type="float">
            <text:p>5.2102055196</text:p>
          </table:table-cell>
          <table:table-cell office:value-type="float" office:value="5.2104291293" calcext:value-type="float">
            <text:p>5.2104291293</text:p>
          </table:table-cell>
          <table:table-cell office:value-type="float" office:value="5.21023634957" calcext:value-type="float">
            <text:p>5.2102363496</text:p>
          </table:table-cell>
          <table:table-cell office:value-type="float" office:value="5.21028933876" calcext:value-type="float">
            <text:p>5.2102893388</text:p>
          </table:table-cell>
          <table:table-cell office:value-type="float" office:value="5.21034355374" calcext:value-type="float">
            <text:p>5.2103435537</text:p>
          </table:table-cell>
          <table:table-cell office:value-type="float" office:value="5.21019454666" calcext:value-type="float">
            <text:p>5.2101945467</text:p>
          </table:table-cell>
          <table:table-cell office:value-type="float" office:value="5.20988838113" calcext:value-type="float">
            <text:p>5.2098883811</text:p>
          </table:table-cell>
          <table:table-cell office:value-type="float" office:value="5.21032963109" calcext:value-type="float">
            <text:p>5.2103296311</text:p>
          </table:table-cell>
          <table:table-cell office:value-type="float" office:value="5.21017377772" calcext:value-type="float">
            <text:p>5.2101737777</text:p>
          </table:table-cell>
          <table:table-cell office:value-type="float" office:value="5.21030191467" calcext:value-type="float">
            <text:p>5.2103019147</text:p>
          </table:table-cell>
          <table:table-cell office:value-type="float" office:value="5.21027215327" calcext:value-type="float">
            <text:p>5.2102721533</text:p>
          </table:table-cell>
          <table:table-cell office:value-type="float" office:value="5.20964324433" calcext:value-type="float">
            <text:p>5.2096432443</text:p>
          </table:table-cell>
          <table:table-cell office:value-type="float" office:value="5.20961426325" calcext:value-type="float">
            <text:p>5.2096142633</text:p>
          </table:table-cell>
          <table:table-cell office:value-type="float" office:value="5.21031899625" calcext:value-type="float">
            <text:p>5.2103189963</text:p>
          </table:table-cell>
          <table:table-cell office:value-type="float" office:value="5.21025585684" calcext:value-type="float">
            <text:p>5.2102558568</text:p>
          </table:table-cell>
          <table:table-cell office:value-type="float" office:value="5.21024060438" calcext:value-type="float">
            <text:p>5.2102406044</text:p>
          </table:table-cell>
          <table:table-cell office:value-type="float" office:value="5.20679427566" calcext:value-type="float">
            <text:p>5.2067942757</text:p>
          </table:table-cell>
          <table:table-cell office:value-type="float" office:value="5.21036138794" calcext:value-type="float">
            <text:p>5.2103613879</text:p>
          </table:table-cell>
          <table:table-cell office:value-type="float" office:value="5.21030788926" calcext:value-type="float">
            <text:p>5.2103078893</text:p>
          </table:table-cell>
          <table:table-cell office:value-type="float" office:value="5.21043257377" calcext:value-type="float">
            <text:p>5.2104325738</text:p>
          </table:table-cell>
          <table:table-cell office:value-type="float" office:value="5.21023743601" calcext:value-type="float">
            <text:p>5.210237436</text:p>
          </table:table-cell>
          <table:table-cell office:value-type="float" office:value="5.21027839515" calcext:value-type="float">
            <text:p>5.2102783952</text:p>
          </table:table-cell>
          <table:table-cell office:value-type="float" office:value="5.21010821149" calcext:value-type="float">
            <text:p>5.2101082115</text:p>
          </table:table-cell>
          <table:table-cell office:value-type="float" office:value="5.20961399423" calcext:value-type="float">
            <text:p>5.2096139942</text:p>
          </table:table-cell>
          <table:table-cell office:value-type="float" office:value="5.21028862034" calcext:value-type="float">
            <text:p>5.2102886203</text:p>
          </table:table-cell>
          <table:table-cell office:value-type="float" office:value="5.21004394995" calcext:value-type="float">
            <text:p>5.21004395</text:p>
          </table:table-cell>
          <table:table-cell office:value-type="float" office:value="5.21021470254" calcext:value-type="float">
            <text:p>5.2102147025</text:p>
          </table:table-cell>
          <table:table-cell office:value-type="float" office:value="5.21024110073" calcext:value-type="float">
            <text:p>5.2102411007</text:p>
          </table:table-cell>
          <table:table-cell office:value-type="float" office:value="5.09481158036" calcext:value-type="float">
            <text:p>5.0948115804</text:p>
          </table:table-cell>
          <table:table-cell office:value-type="float" office:value="5.2103540375" calcext:value-type="float">
            <text:p>5.2103540375</text:p>
          </table:table-cell>
          <table:table-cell office:value-type="float" office:value="5.21041781779" calcext:value-type="float">
            <text:p>5.2104178178</text:p>
          </table:table-cell>
          <table:table-cell office:value-type="float" office:value="5.21015141958" calcext:value-type="float">
            <text:p>5.2101514196</text:p>
          </table:table-cell>
          <table:table-cell office:value-type="float" office:value="5.21027998074" calcext:value-type="float">
            <text:p>5.2102799807</text:p>
          </table:table-cell>
          <table:table-cell office:value-type="float" office:value="5.21037414902" calcext:value-type="float">
            <text:p>5.210374149</text:p>
          </table:table-cell>
          <table:table-cell office:value-type="float" office:value="5.21030882633" calcext:value-type="float">
            <text:p>5.2103088263</text:p>
          </table:table-cell>
          <table:table-cell office:value-type="float" office:value="5.21012691993" calcext:value-type="float">
            <text:p>5.2101269199</text:p>
          </table:table-cell>
          <table:table-cell office:value-type="float" office:value="5.21046833523" calcext:value-type="float">
            <text:p>5.2104683352</text:p>
          </table:table-cell>
          <table:table-cell office:value-type="float" office:value="5.21026757501" calcext:value-type="float">
            <text:p>5.210267575</text:p>
          </table:table-cell>
          <table:table-cell office:value-type="float" office:value="5.21035526621" calcext:value-type="float">
            <text:p>5.2103552662</text:p>
          </table:table-cell>
          <table:table-cell office:value-type="float" office:value="5.20847553142" calcext:value-type="float">
            <text:p>5.2084755314</text:p>
          </table:table-cell>
          <table:table-cell office:value-type="float" office:value="5.20600884098" calcext:value-type="float">
            <text:p>5.206008841</text:p>
          </table:table-cell>
          <table:table-cell office:value-type="float" office:value="5.21024011093" calcext:value-type="float">
            <text:p>5.2102401109</text:p>
          </table:table-cell>
          <table:table-cell office:value-type="float" office:value="5.21022799827" calcext:value-type="float">
            <text:p>5.2102279983</text:p>
          </table:table-cell>
          <table:table-cell office:value-type="float" office:value="5.21020351816" calcext:value-type="float">
            <text:p>5.2102035182</text:p>
          </table:table-cell>
          <table:table-cell office:value-type="float" office:value="5.21027065552" calcext:value-type="float">
            <text:p>5.2102706555</text:p>
          </table:table-cell>
          <table:table-cell office:value-type="float" office:value="5.21025086608" calcext:value-type="float">
            <text:p>5.2102508661</text:p>
          </table:table-cell>
          <table:table-cell office:value-type="float" office:value="5.21034520674" calcext:value-type="float">
            <text:p>5.2103452067</text:p>
          </table:table-cell>
          <table:table-cell office:value-type="float" office:value="5.21012875681" calcext:value-type="float">
            <text:p>5.2101287568</text:p>
          </table:table-cell>
          <table:table-cell office:value-type="float" office:value="5.2102937179" calcext:value-type="float">
            <text:p>5.2102937179</text:p>
          </table:table-cell>
          <table:table-cell office:value-type="float" office:value="5.21026653017" calcext:value-type="float">
            <text:p>5.2102665302</text:p>
          </table:table-cell>
          <table:table-cell office:value-type="float" office:value="5.20975529895" calcext:value-type="float">
            <text:p>5.209755299</text:p>
          </table:table-cell>
          <table:table-cell office:value-type="float" office:value="5.21031156268" calcext:value-type="float">
            <text:p>5.2103115627</text:p>
          </table:table-cell>
          <table:table-cell office:value-type="float" office:value="5.21009210044" calcext:value-type="float">
            <text:p>5.2100921004</text:p>
          </table:table-cell>
          <table:table-cell office:value-type="float" office:value="5.21028341504" calcext:value-type="float">
            <text:p>5.210283415</text:p>
          </table:table-cell>
          <table:table-cell office:value-type="float" office:value="5.20828174909" calcext:value-type="float">
            <text:p>5.2082817491</text:p>
          </table:table-cell>
          <table:table-cell office:value-type="float" office:value="5.21012125277" calcext:value-type="float">
            <text:p>5.2101212528</text:p>
          </table:table-cell>
          <table:table-cell office:value-type="float" office:value="5.21014444042" calcext:value-type="float">
            <text:p>5.2101444404</text:p>
          </table:table-cell>
          <table:table-cell office:value-type="float" office:value="5.20940385856" calcext:value-type="float">
            <text:p>5.2094038586</text:p>
          </table:table-cell>
          <table:table-cell office:value-type="float" office:value="5.09420928883" calcext:value-type="float">
            <text:p>5.0942092888</text:p>
          </table:table-cell>
          <table:table-cell office:value-type="float" office:value="5.21024969923" calcext:value-type="float">
            <text:p>5.2102496992</text:p>
          </table:table-cell>
          <table:table-cell office:value-type="float" office:value="5.21009977522" calcext:value-type="float">
            <text:p>5.2100997752</text:p>
          </table:table-cell>
          <table:table-cell office:value-type="float" office:value="5.2101509763" calcext:value-type="float">
            <text:p>5.2101509763</text:p>
          </table:table-cell>
          <table:table-cell office:value-type="float" office:value="5.20399912099" calcext:value-type="float">
            <text:p>5.203999121</text:p>
          </table:table-cell>
          <table:table-cell office:value-type="float" office:value="0.0252312794787" calcext:value-type="float">
            <text:p>0.0252312795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1.97714301686" calcext:value-type="float">
            <text:p>-1.9771430169</text:p>
          </table:table-cell>
          <table:table-cell office:value-type="float" office:value="-1.8155528185" calcext:value-type="float">
            <text:p>-1.8155528185</text:p>
          </table:table-cell>
          <table:table-cell office:value-type="float" office:value="-1.99225730143" calcext:value-type="float">
            <text:p>-1.9922573014</text:p>
          </table:table-cell>
          <table:table-cell office:value-type="float" office:value="-1.83077929769" calcext:value-type="float">
            <text:p>-1.8307792977</text:p>
          </table:table-cell>
          <table:table-cell office:value-type="float" office:value="-2.08840094796" calcext:value-type="float">
            <text:p>-2.088400948</text:p>
          </table:table-cell>
          <table:table-cell office:value-type="float" office:value="-2.01550261593" calcext:value-type="float">
            <text:p>-2.0155026159</text:p>
          </table:table-cell>
          <table:table-cell office:value-type="float" office:value="-1.86363990197" calcext:value-type="float">
            <text:p>-1.863639902</text:p>
          </table:table-cell>
          <table:table-cell office:value-type="float" office:value="-1.77461604483" calcext:value-type="float">
            <text:p>-1.7746160448</text:p>
          </table:table-cell>
          <table:table-cell office:value-type="float" office:value="-1.85703481853" calcext:value-type="float">
            <text:p>-1.8570348185</text:p>
          </table:table-cell>
          <table:table-cell office:value-type="float" office:value="-2.0552511153" calcext:value-type="float">
            <text:p>-2.0552511153</text:p>
          </table:table-cell>
          <table:table-cell office:value-type="float" office:value="-2.01550260767" calcext:value-type="float">
            <text:p>-2.0155026077</text:p>
          </table:table-cell>
          <table:table-cell office:value-type="float" office:value="-1.99225002293" calcext:value-type="float">
            <text:p>-1.9922500229</text:p>
          </table:table-cell>
          <table:table-cell office:value-type="float" office:value="-1.91879912555" calcext:value-type="float">
            <text:p>-1.9187991256</text:p>
          </table:table-cell>
          <table:table-cell office:value-type="float" office:value="-1.93306406373" calcext:value-type="float">
            <text:p>-1.9330640637</text:p>
          </table:table-cell>
          <table:table-cell office:value-type="float" office:value="-1.80550140511" calcext:value-type="float">
            <text:p>-1.8055014051</text:p>
          </table:table-cell>
          <table:table-cell office:value-type="float" office:value="-1.96226218448" calcext:value-type="float">
            <text:p>-1.9622621845</text:p>
          </table:table-cell>
          <table:table-cell office:value-type="float" office:value="-1.6503755844" calcext:value-type="float">
            <text:p>-1.6503755844</text:p>
          </table:table-cell>
          <table:table-cell office:value-type="float" office:value="-2.02329761643" calcext:value-type="float">
            <text:p>-2.0232976164</text:p>
          </table:table-cell>
          <table:table-cell office:value-type="float" office:value="-1.60960867742" calcext:value-type="float">
            <text:p>-1.6096086774</text:p>
          </table:table-cell>
          <table:table-cell office:value-type="float" office:value="-1.88401210488" calcext:value-type="float">
            <text:p>-1.8840121049</text:p>
          </table:table-cell>
          <table:table-cell office:value-type="float" office:value="-1.89769959183" calcext:value-type="float">
            <text:p>-1.8976995918</text:p>
          </table:table-cell>
          <table:table-cell office:value-type="float" office:value="-1.92581865957" calcext:value-type="float">
            <text:p>-1.9258186596</text:p>
          </table:table-cell>
          <table:table-cell office:value-type="float" office:value="-1.8907275765" calcext:value-type="float">
            <text:p>-1.8907275765</text:p>
          </table:table-cell>
          <table:table-cell office:value-type="float" office:value="-1.81812792144" calcext:value-type="float">
            <text:p>-1.8181279214</text:p>
          </table:table-cell>
          <table:table-cell office:value-type="float" office:value="-1.61463987213" calcext:value-type="float">
            <text:p>-1.6146398721</text:p>
          </table:table-cell>
          <table:table-cell office:value-type="float" office:value="-1.83518549431" calcext:value-type="float">
            <text:p>-1.8351854943</text:p>
          </table:table-cell>
          <table:table-cell office:value-type="float" office:value="-2.02328656777" calcext:value-type="float">
            <text:p>-2.0232865678</text:p>
          </table:table-cell>
          <table:table-cell office:value-type="float" office:value="-2.03920536311" calcext:value-type="float">
            <text:p>-2.0392053631</text:p>
          </table:table-cell>
          <table:table-cell office:value-type="float" office:value="-1.97715074212" calcext:value-type="float">
            <text:p>-1.9771507421</text:p>
          </table:table-cell>
          <table:table-cell office:value-type="float" office:value="-1.97719964081" calcext:value-type="float">
            <text:p>-1.9771996408</text:p>
          </table:table-cell>
          <table:table-cell office:value-type="float" office:value="-1.94757165938" calcext:value-type="float">
            <text:p>-1.9475716594</text:p>
          </table:table-cell>
          <table:table-cell office:value-type="float" office:value="-1.99992816552" calcext:value-type="float">
            <text:p>-1.9999281655</text:p>
          </table:table-cell>
          <table:table-cell office:value-type="float" office:value="-1.96969642163" calcext:value-type="float">
            <text:p>-1.9696964216</text:p>
          </table:table-cell>
          <table:table-cell office:value-type="float" office:value="-1.97708200853" calcext:value-type="float">
            <text:p>-1.9770820085</text:p>
          </table:table-cell>
          <table:table-cell office:value-type="float" office:value="-1.76251883574" calcext:value-type="float">
            <text:p>-1.7625188357</text:p>
          </table:table-cell>
          <table:table-cell office:value-type="float" office:value="-2.0392354327" calcext:value-type="float">
            <text:p>-2.0392354327</text:p>
          </table:table-cell>
          <table:table-cell office:value-type="float" office:value="-1.94750427962" calcext:value-type="float">
            <text:p>-1.9475042796</text:p>
          </table:table-cell>
          <table:table-cell office:value-type="float" office:value="-1.96228341854" calcext:value-type="float">
            <text:p>-1.9622834185</text:p>
          </table:table-cell>
          <table:table-cell office:value-type="float" office:value="-1.93310867344" calcext:value-type="float">
            <text:p>-1.9331086734</text:p>
          </table:table-cell>
          <table:table-cell office:value-type="float" office:value="-1.78058558908" calcext:value-type="float">
            <text:p>-1.7805855891</text:p>
          </table:table-cell>
          <table:table-cell office:value-type="float" office:value="-1.67177214437" calcext:value-type="float">
            <text:p>-1.6717721444</text:p>
          </table:table-cell>
          <table:table-cell office:value-type="float" office:value="-1.94031678666" calcext:value-type="float">
            <text:p>-1.9403167867</text:p>
          </table:table-cell>
          <table:table-cell office:value-type="float" office:value="-1.94754308343" calcext:value-type="float">
            <text:p>-1.9475430834</text:p>
          </table:table-cell>
          <table:table-cell office:value-type="float" office:value="-1.97716961043" calcext:value-type="float">
            <text:p>-1.9771696104</text:p>
          </table:table-cell>
          <table:table-cell office:value-type="float" office:value="-1.46378801402" calcext:value-type="float">
            <text:p>-1.463788014</text:p>
          </table:table-cell>
          <table:table-cell office:value-type="float" office:value="-2.00002186516" calcext:value-type="float">
            <text:p>-2.0000218652</text:p>
          </table:table-cell>
          <table:table-cell office:value-type="float" office:value="-2.00000062353" calcext:value-type="float">
            <text:p>-2.0000006235</text:p>
          </table:table-cell>
          <table:table-cell office:value-type="float" office:value="-2.05529948376" calcext:value-type="float">
            <text:p>-2.0552994838</text:p>
          </table:table-cell>
          <table:table-cell office:value-type="float" office:value="-1.96225863077" calcext:value-type="float">
            <text:p>-1.9622586308</text:p>
          </table:table-cell>
          <table:table-cell office:value-type="float" office:value="-1.86377231811" calcext:value-type="float">
            <text:p>-1.8637723181</text:p>
          </table:table-cell>
          <table:table-cell office:value-type="float" office:value="-1.92577733717" calcext:value-type="float">
            <text:p>-1.9257773372</text:p>
          </table:table-cell>
          <table:table-cell office:value-type="float" office:value="-1.62474101334" calcext:value-type="float">
            <text:p>-1.6247410133</text:p>
          </table:table-cell>
          <table:table-cell office:value-type="float" office:value="-2.04719035922" calcext:value-type="float">
            <text:p>-2.0471903592</text:p>
          </table:table-cell>
          <table:table-cell office:value-type="float" office:value="-1.8308653808" calcext:value-type="float">
            <text:p>-1.8308653808</text:p>
          </table:table-cell>
          <table:table-cell office:value-type="float" office:value="-1.94024104435" calcext:value-type="float">
            <text:p>-1.9402410444</text:p>
          </table:table-cell>
          <table:table-cell office:value-type="float" office:value="-2.02333809854" calcext:value-type="float">
            <text:p>-2.0233380985</text:p>
          </table:table-cell>
          <table:table-cell office:value-type="float" office:value="-1.92589569669" calcext:value-type="float">
            <text:p>-1.9258956967</text:p>
          </table:table-cell>
          <table:table-cell office:value-type="float" office:value="-2.00003720495" calcext:value-type="float">
            <text:p>-2.000037205</text:p>
          </table:table-cell>
          <table:table-cell office:value-type="float" office:value="-2.06347891388" calcext:value-type="float">
            <text:p>-2.0634789139</text:p>
          </table:table-cell>
          <table:table-cell office:value-type="float" office:value="-1.88396449916" calcext:value-type="float">
            <text:p>-1.8839644992</text:p>
          </table:table-cell>
          <table:table-cell office:value-type="float" office:value="-1.91877268652" calcext:value-type="float">
            <text:p>-1.9187726865</text:p>
          </table:table-cell>
          <table:table-cell office:value-type="float" office:value="-2.03924155143" calcext:value-type="float">
            <text:p>-2.0392415514</text:p>
          </table:table-cell>
          <table:table-cell office:value-type="float" office:value="-2.03117491057" calcext:value-type="float">
            <text:p>-2.0311749106</text:p>
          </table:table-cell>
          <table:table-cell office:value-type="float" office:value="-1.87040712776" calcext:value-type="float">
            <text:p>-1.8704071278</text:p>
          </table:table-cell>
          <table:table-cell office:value-type="float" office:value="-2.02337166952" calcext:value-type="float">
            <text:p>-2.0233716695</text:p>
          </table:table-cell>
          <table:table-cell office:value-type="float" office:value="-1.99231057014" calcext:value-type="float">
            <text:p>-1.9923105701</text:p>
          </table:table-cell>
          <table:table-cell office:value-type="float" office:value="-1.95489988792" calcext:value-type="float">
            <text:p>-1.9548998879</text:p>
          </table:table-cell>
          <table:table-cell office:value-type="float" office:value="-1.51549638475" calcext:value-type="float">
            <text:p>-1.5154963848</text:p>
          </table:table-cell>
          <table:table-cell office:value-type="float" office:value="-1.46352878284" calcext:value-type="float">
            <text:p>-1.4635287828</text:p>
          </table:table-cell>
          <table:table-cell office:value-type="float" office:value="-2.05534607266" calcext:value-type="float">
            <text:p>-2.0553460727</text:p>
          </table:table-cell>
          <table:table-cell office:value-type="float" office:value="-2.03120545156" calcext:value-type="float">
            <text:p>-2.0312054516</text:p>
          </table:table-cell>
          <table:table-cell office:value-type="float" office:value="-1.89780006515" calcext:value-type="float">
            <text:p>-1.8978000652</text:p>
          </table:table-cell>
          <table:table-cell office:value-type="float" office:value="-2.039170347" calcext:value-type="float">
            <text:p>-2.039170347</text:p>
          </table:table-cell>
          <table:table-cell office:value-type="float" office:value="-1.94021061582" calcext:value-type="float">
            <text:p>-1.9402106158</text:p>
          </table:table-cell>
          <table:table-cell office:value-type="float" office:value="-1.96225619849" calcext:value-type="float">
            <text:p>-1.9622561985</text:p>
          </table:table-cell>
          <table:table-cell office:value-type="float" office:value="-1.81808473506" calcext:value-type="float">
            <text:p>-1.8180847351</text:p>
          </table:table-cell>
          <table:table-cell office:value-type="float" office:value="-2.02326344443" calcext:value-type="float">
            <text:p>-2.0232634444</text:p>
          </table:table-cell>
          <table:table-cell office:value-type="float" office:value="-1.94027234116" calcext:value-type="float">
            <text:p>-1.9402723412</text:p>
          </table:table-cell>
          <table:table-cell office:value-type="float" office:value="-1.71031624799" calcext:value-type="float">
            <text:p>-1.710316248</text:p>
          </table:table-cell>
          <table:table-cell office:value-type="float" office:value="-2.06347286243" calcext:value-type="float">
            <text:p>-2.0634728624</text:p>
          </table:table-cell>
          <table:table-cell office:value-type="float" office:value="-1.98463153552" calcext:value-type="float">
            <text:p>-1.9846315355</text:p>
          </table:table-cell>
          <table:table-cell office:value-type="float" office:value="-2.03123205526" calcext:value-type="float">
            <text:p>-2.0312320553</text:p>
          </table:table-cell>
          <table:table-cell office:value-type="float" office:value="-1.46832195753" calcext:value-type="float">
            <text:p>-1.4683219575</text:p>
          </table:table-cell>
          <table:table-cell office:value-type="float" office:value="-1.82449901561" calcext:value-type="float">
            <text:p>-1.8244990156</text:p>
          </table:table-cell>
          <table:table-cell office:value-type="float" office:value="-1.96963552452" calcext:value-type="float">
            <text:p>-1.9696355245</text:p>
          </table:table-cell>
          <table:table-cell office:value-type="float" office:value="-1.65575214076" calcext:value-type="float">
            <text:p>-1.6557521408</text:p>
          </table:table-cell>
          <table:table-cell office:value-type="float" office:value="-2.0067981479" calcext:value-type="float">
            <text:p>-2.0067981479</text:p>
          </table:table-cell>
          <table:table-cell office:value-type="float" office:value="-1.79927806486" calcext:value-type="float">
            <text:p>-1.7992780649</text:p>
          </table:table-cell>
          <table:table-cell office:value-type="float" office:value="-1.83734450135" calcext:value-type="float">
            <text:p>-1.8373445014</text:p>
          </table:table-cell>
          <table:table-cell office:value-type="float" office:value="-1.79921435833" calcext:value-type="float">
            <text:p>-1.7992143583</text:p>
          </table:table-cell>
          <table:table-cell office:value-type="float" office:value="-1.95631506792" calcext:value-type="float">
            <text:p>-1.9563150679</text:p>
          </table:table-cell>
          <table:table-cell office:value-type="float" office:value="0.238146354027" calcext:value-type="float">
            <text:p>0.238146354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88809003349" calcext:value-type="float">
            <text:p>4.8880900335</text:p>
          </table:table-cell>
          <table:table-cell office:value-type="float" office:value="2.44543807879" calcext:value-type="float">
            <text:p>2.4454380788</text:p>
          </table:table-cell>
          <table:table-cell office:value-type="float" office:value="4.22487226159" calcext:value-type="float">
            <text:p>4.2248722616</text:p>
          </table:table-cell>
          <table:table-cell office:value-type="float" office:value="2.76587177097" calcext:value-type="float">
            <text:p>2.765871771</text:p>
          </table:table-cell>
          <table:table-cell office:value-type="float" office:value="3.7729861731" calcext:value-type="float">
            <text:p>3.7729861731</text:p>
          </table:table-cell>
          <table:table-cell office:value-type="float" office:value="3.57741659336" calcext:value-type="float">
            <text:p>3.5774165934</text:p>
          </table:table-cell>
          <table:table-cell office:value-type="float" office:value="2.01820348982" calcext:value-type="float">
            <text:p>2.0182034898</text:p>
          </table:table-cell>
          <table:table-cell office:value-type="float" office:value="3.79803279681" calcext:value-type="float">
            <text:p>3.7980327968</text:p>
          </table:table-cell>
          <table:table-cell office:value-type="float" office:value="2.36512820251" calcext:value-type="float">
            <text:p>2.3651282025</text:p>
          </table:table-cell>
          <table:table-cell office:value-type="float" office:value="3.00564504836" calcext:value-type="float">
            <text:p>3.0056450484</text:p>
          </table:table-cell>
          <table:table-cell office:value-type="float" office:value="6.47000345916" calcext:value-type="float">
            <text:p>6.4700034592</text:p>
          </table:table-cell>
          <table:table-cell office:value-type="float" office:value="5.57864581404" calcext:value-type="float">
            <text:p>5.578645814</text:p>
          </table:table-cell>
          <table:table-cell office:value-type="float" office:value="6.28719201581" calcext:value-type="float">
            <text:p>6.2871920158</text:p>
          </table:table-cell>
          <table:table-cell office:value-type="float" office:value="6.5004234997" calcext:value-type="float">
            <text:p>6.5004234997</text:p>
          </table:table-cell>
          <table:table-cell office:value-type="float" office:value="4.05496375739" calcext:value-type="float">
            <text:p>4.0549637574</text:p>
          </table:table-cell>
          <table:table-cell office:value-type="float" office:value="5.7012334594" calcext:value-type="float">
            <text:p>5.7012334594</text:p>
          </table:table-cell>
          <table:table-cell office:value-type="float" office:value="6.50233634995" calcext:value-type="float">
            <text:p>6.50233635</text:p>
          </table:table-cell>
          <table:table-cell office:value-type="float" office:value="5.94072527419" calcext:value-type="float">
            <text:p>5.9407252742</text:p>
          </table:table-cell>
          <table:table-cell office:value-type="float" office:value="5.97299479302" calcext:value-type="float">
            <text:p>5.972994793</text:p>
          </table:table-cell>
          <table:table-cell office:value-type="float" office:value="6.43470437151" calcext:value-type="float">
            <text:p>6.4347043715</text:p>
          </table:table-cell>
          <table:table-cell office:value-type="float" office:value="5.63701761402" calcext:value-type="float">
            <text:p>5.637017614</text:p>
          </table:table-cell>
          <table:table-cell office:value-type="float" office:value="5.00824931793" calcext:value-type="float">
            <text:p>5.0082493179</text:p>
          </table:table-cell>
          <table:table-cell office:value-type="float" office:value="5.5717433191" calcext:value-type="float">
            <text:p>5.5717433191</text:p>
          </table:table-cell>
          <table:table-cell office:value-type="float" office:value="4.70545037475" calcext:value-type="float">
            <text:p>4.7054503748</text:p>
          </table:table-cell>
          <table:table-cell office:value-type="float" office:value="5.05742981709" calcext:value-type="float">
            <text:p>5.0574298171</text:p>
          </table:table-cell>
          <table:table-cell office:value-type="float" office:value="5.65532563093" calcext:value-type="float">
            <text:p>5.6553256309</text:p>
          </table:table-cell>
          <table:table-cell office:value-type="float" office:value="6.25669878929" calcext:value-type="float">
            <text:p>6.2566987893</text:p>
          </table:table-cell>
          <table:table-cell office:value-type="float" office:value="5.79017844362" calcext:value-type="float">
            <text:p>5.7901784436</text:p>
          </table:table-cell>
          <table:table-cell office:value-type="float" office:value="5.37903713596" calcext:value-type="float">
            <text:p>5.379037136</text:p>
          </table:table-cell>
          <table:table-cell office:value-type="float" office:value="5.852272933" calcext:value-type="float">
            <text:p>5.852272933</text:p>
          </table:table-cell>
          <table:table-cell office:value-type="float" office:value="6.50925885038" calcext:value-type="float">
            <text:p>6.5092588504</text:p>
          </table:table-cell>
          <table:table-cell office:value-type="float" office:value="5.85273357945" calcext:value-type="float">
            <text:p>5.8527335795</text:p>
          </table:table-cell>
          <table:table-cell office:value-type="float" office:value="6.07203276396" calcext:value-type="float">
            <text:p>6.072032764</text:p>
          </table:table-cell>
          <table:table-cell office:value-type="float" office:value="5.75034156993" calcext:value-type="float">
            <text:p>5.7503415699</text:p>
          </table:table-cell>
          <table:table-cell office:value-type="float" office:value="5.36726958488" calcext:value-type="float">
            <text:p>5.3672695849</text:p>
          </table:table-cell>
          <table:table-cell office:value-type="float" office:value="6.10400276236" calcext:value-type="float">
            <text:p>6.1040027624</text:p>
          </table:table-cell>
          <table:table-cell office:value-type="float" office:value="6.39262220079" calcext:value-type="float">
            <text:p>6.3926222008</text:p>
          </table:table-cell>
          <table:table-cell office:value-type="float" office:value="5.43830376948" calcext:value-type="float">
            <text:p>5.4383037695</text:p>
          </table:table-cell>
          <table:table-cell office:value-type="float" office:value="5.99668227059" calcext:value-type="float">
            <text:p>5.9966822706</text:p>
          </table:table-cell>
          <table:table-cell office:value-type="float" office:value="4.84577031761" calcext:value-type="float">
            <text:p>4.8457703176</text:p>
          </table:table-cell>
          <table:table-cell office:value-type="float" office:value="5.711965915" calcext:value-type="float">
            <text:p>5.711965915</text:p>
          </table:table-cell>
          <table:table-cell office:value-type="float" office:value="5.6052874972" calcext:value-type="float">
            <text:p>5.6052874972</text:p>
          </table:table-cell>
          <table:table-cell office:value-type="float" office:value="5.46361448453" calcext:value-type="float">
            <text:p>5.4636144845</text:p>
          </table:table-cell>
          <table:table-cell office:value-type="float" office:value="6.05928288953" calcext:value-type="float">
            <text:p>6.0592828895</text:p>
          </table:table-cell>
          <table:table-cell office:value-type="float" office:value="5.84910183031" calcext:value-type="float">
            <text:p>5.8491018303</text:p>
          </table:table-cell>
          <table:table-cell office:value-type="float" office:value="4.82804808615" calcext:value-type="float">
            <text:p>4.8280480862</text:p>
          </table:table-cell>
          <table:table-cell office:value-type="float" office:value="6.09277314857" calcext:value-type="float">
            <text:p>6.0927731486</text:p>
          </table:table-cell>
          <table:table-cell office:value-type="float" office:value="5.2996347244" calcext:value-type="float">
            <text:p>5.2996347244</text:p>
          </table:table-cell>
          <table:table-cell office:value-type="float" office:value="4.97009001937" calcext:value-type="float">
            <text:p>4.9700900194</text:p>
          </table:table-cell>
          <table:table-cell office:value-type="float" office:value="6.82254390356" calcext:value-type="float">
            <text:p>6.8225439036</text:p>
          </table:table-cell>
          <table:table-cell office:value-type="float" office:value="5.59555061613" calcext:value-type="float">
            <text:p>5.5955506161</text:p>
          </table:table-cell>
          <table:table-cell office:value-type="float" office:value="5.50438797701" calcext:value-type="float">
            <text:p>5.504387977</text:p>
          </table:table-cell>
          <table:table-cell office:value-type="float" office:value="6.00187017906" calcext:value-type="float">
            <text:p>6.0018701791</text:p>
          </table:table-cell>
          <table:table-cell office:value-type="float" office:value="6.02185197915" calcext:value-type="float">
            <text:p>6.0218519792</text:p>
          </table:table-cell>
          <table:table-cell office:value-type="float" office:value="5.94421888034" calcext:value-type="float">
            <text:p>5.9442188803</text:p>
          </table:table-cell>
          <table:table-cell office:value-type="float" office:value="5.11379270658" calcext:value-type="float">
            <text:p>5.1137927066</text:p>
          </table:table-cell>
          <table:table-cell office:value-type="float" office:value="5.42797650703" calcext:value-type="float">
            <text:p>5.427976507</text:p>
          </table:table-cell>
          <table:table-cell office:value-type="float" office:value="5.13003296952" calcext:value-type="float">
            <text:p>5.1300329695</text:p>
          </table:table-cell>
          <table:table-cell office:value-type="float" office:value="5.1609136051" calcext:value-type="float">
            <text:p>5.1609136051</text:p>
          </table:table-cell>
          <table:table-cell office:value-type="float" office:value="5.3333785362" calcext:value-type="float">
            <text:p>5.3333785362</text:p>
          </table:table-cell>
          <table:table-cell office:value-type="float" office:value="6.36842503749" calcext:value-type="float">
            <text:p>6.3684250375</text:p>
          </table:table-cell>
          <table:table-cell office:value-type="float" office:value="5.15007501861" calcext:value-type="float">
            <text:p>5.1500750186</text:p>
          </table:table-cell>
          <table:table-cell office:value-type="float" office:value="5.80160080376" calcext:value-type="float">
            <text:p>5.8016008038</text:p>
          </table:table-cell>
          <table:table-cell office:value-type="float" office:value="5.88023422893" calcext:value-type="float">
            <text:p>5.8802342289</text:p>
          </table:table-cell>
          <table:table-cell office:value-type="float" office:value="6.05626137611" calcext:value-type="float">
            <text:p>6.0562613761</text:p>
          </table:table-cell>
          <table:table-cell office:value-type="float" office:value="6.75477803846" calcext:value-type="float">
            <text:p>6.7547780385</text:p>
          </table:table-cell>
          <table:table-cell office:value-type="float" office:value="5.16511182724" calcext:value-type="float">
            <text:p>5.1651118272</text:p>
          </table:table-cell>
          <table:table-cell office:value-type="float" office:value="5.5801646538" calcext:value-type="float">
            <text:p>5.5801646538</text:p>
          </table:table-cell>
          <table:table-cell office:value-type="float" office:value="5.37698351593" calcext:value-type="float">
            <text:p>5.3769835159</text:p>
          </table:table-cell>
          <table:table-cell office:value-type="float" office:value="5.91176514018" calcext:value-type="float">
            <text:p>5.9117651402</text:p>
          </table:table-cell>
          <table:table-cell office:value-type="float" office:value="5.63215099492" calcext:value-type="float">
            <text:p>5.6321509949</text:p>
          </table:table-cell>
          <table:table-cell office:value-type="float" office:value="5.21468013634" calcext:value-type="float">
            <text:p>5.2146801363</text:p>
          </table:table-cell>
          <table:table-cell office:value-type="float" office:value="5.52432713679" calcext:value-type="float">
            <text:p>5.5243271368</text:p>
          </table:table-cell>
          <table:table-cell office:value-type="float" office:value="5.81461954165" calcext:value-type="float">
            <text:p>5.8146195417</text:p>
          </table:table-cell>
          <table:table-cell office:value-type="float" office:value="5.05699728852" calcext:value-type="float">
            <text:p>5.0569972885</text:p>
          </table:table-cell>
          <table:table-cell office:value-type="float" office:value="6.16420915026" calcext:value-type="float">
            <text:p>6.1642091503</text:p>
          </table:table-cell>
          <table:table-cell office:value-type="float" office:value="5.12549272179" calcext:value-type="float">
            <text:p>5.1254927218</text:p>
          </table:table-cell>
          <table:table-cell office:value-type="float" office:value="5.45886397494" calcext:value-type="float">
            <text:p>5.4588639749</text:p>
          </table:table-cell>
          <table:table-cell office:value-type="float" office:value="6.32281191558" calcext:value-type="float">
            <text:p>6.3228119156</text:p>
          </table:table-cell>
          <table:table-cell office:value-type="float" office:value="6.69505214802" calcext:value-type="float">
            <text:p>6.695052148</text:p>
          </table:table-cell>
          <table:table-cell office:value-type="float" office:value="5.9612019182" calcext:value-type="float">
            <text:p>5.9612019182</text:p>
          </table:table-cell>
          <table:table-cell office:value-type="float" office:value="5.32454160873" calcext:value-type="float">
            <text:p>5.3245416087</text:p>
          </table:table-cell>
          <table:table-cell office:value-type="float" office:value="4.96834370986" calcext:value-type="float">
            <text:p>4.9683437099</text:p>
          </table:table-cell>
          <table:table-cell office:value-type="float" office:value="5.9317884606" calcext:value-type="float">
            <text:p>5.9317884606</text:p>
          </table:table-cell>
          <table:table-cell office:value-type="float" office:value="4.89170869514" calcext:value-type="float">
            <text:p>4.8917086951</text:p>
          </table:table-cell>
          <table:table-cell office:value-type="float" office:value="5.76590865938" calcext:value-type="float">
            <text:p>5.7659086594</text:p>
          </table:table-cell>
          <table:table-cell office:value-type="float" office:value="5.63537639471" calcext:value-type="float">
            <text:p>5.6353763947</text:p>
          </table:table-cell>
          <table:table-cell office:value-type="float" office:value="5.69302033771" calcext:value-type="float">
            <text:p>5.6930203377</text:p>
          </table:table-cell>
          <table:table-cell office:value-type="float" office:value="5.49411112591" calcext:value-type="float">
            <text:p>5.4941111259</text:p>
          </table:table-cell>
          <table:table-cell office:value-type="float" office:value="6.37734791937" calcext:value-type="float">
            <text:p>6.3773479194</text:p>
          </table:table-cell>
          <table:table-cell office:value-type="float" office:value="6.3824179198" calcext:value-type="float">
            <text:p>6.3824179198</text:p>
          </table:table-cell>
          <table:table-cell office:value-type="float" office:value="6.48641976812" calcext:value-type="float">
            <text:p>6.4864197681</text:p>
          </table:table-cell>
          <table:table-cell office:value-type="float" office:value="4.91312844582" calcext:value-type="float">
            <text:p>4.9131284458</text:p>
          </table:table-cell>
          <table:table-cell office:value-type="float" office:value="5.78364299217" calcext:value-type="float">
            <text:p>5.7836429922</text:p>
          </table:table-cell>
          <table:table-cell office:value-type="float" office:value="6.0813484177" calcext:value-type="float">
            <text:p>6.0813484177</text:p>
          </table:table-cell>
          <table:table-cell office:value-type="float" office:value="5.76817649166" calcext:value-type="float">
            <text:p>5.7681764917</text:p>
          </table:table-cell>
          <table:table-cell office:value-type="float" office:value="5.40173730531" calcext:value-type="float">
            <text:p>5.4017373053</text:p>
          </table:table-cell>
          <table:table-cell office:value-type="float" office:value="4.76228113229" calcext:value-type="float">
            <text:p>4.7622811323</text:p>
          </table:table-cell>
          <table:table-cell office:value-type="float" office:value="6.13263107925" calcext:value-type="float">
            <text:p>6.1326310793</text:p>
          </table:table-cell>
          <table:table-cell office:value-type="float" office:value="5.54476876417" calcext:value-type="float">
            <text:p>5.5447687642</text:p>
          </table:table-cell>
          <table:table-cell office:value-type="float" office:value="5.45838150538" calcext:value-type="float">
            <text:p>5.4583815054</text:p>
          </table:table-cell>
          <table:table-cell office:value-type="float" office:value="0.922548757934" calcext:value-type="float">
            <text:p>0.9225487579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6.27617898947" calcext:value-type="float">
            <text:p>6.2761789895</text:p>
          </table:table-cell>
          <table:table-cell office:value-type="float" office:value="5.61178505833" calcext:value-type="float">
            <text:p>5.6117850583</text:p>
          </table:table-cell>
          <table:table-cell office:value-type="float" office:value="5.76496896606" calcext:value-type="float">
            <text:p>5.7649689661</text:p>
          </table:table-cell>
          <table:table-cell office:value-type="float" office:value="5.47825342394" calcext:value-type="float">
            <text:p>5.4782534239</text:p>
          </table:table-cell>
          <table:table-cell office:value-type="float" office:value="4.65601377205" calcext:value-type="float">
            <text:p>4.6560137721</text:p>
          </table:table-cell>
          <table:table-cell office:value-type="float" office:value="3.68826558317" calcext:value-type="float">
            <text:p>3.6882655832</text:p>
          </table:table-cell>
          <table:table-cell office:value-type="float" office:value="3.89673566436" calcext:value-type="float">
            <text:p>3.8967356644</text:p>
          </table:table-cell>
          <table:table-cell office:value-type="float" office:value="4.26874323324" calcext:value-type="float">
            <text:p>4.2687432332</text:p>
          </table:table-cell>
          <table:table-cell office:value-type="float" office:value="3.89214047617" calcext:value-type="float">
            <text:p>3.8921404762</text:p>
          </table:table-cell>
          <table:table-cell office:value-type="float" office:value="4.42879180223" calcext:value-type="float">
            <text:p>4.4287918022</text:p>
          </table:table-cell>
          <table:table-cell office:value-type="float" office:value="3.92419401623" calcext:value-type="float">
            <text:p>3.9241940162</text:p>
          </table:table-cell>
          <table:table-cell office:value-type="float" office:value="4.70537750351" calcext:value-type="float">
            <text:p>4.7053775035</text:p>
          </table:table-cell>
          <table:table-cell office:value-type="float" office:value="3.84786756041" calcext:value-type="float">
            <text:p>3.8478675604</text:p>
          </table:table-cell>
          <table:table-cell office:value-type="float" office:value="5.02745704194" calcext:value-type="float">
            <text:p>5.0274570419</text:p>
          </table:table-cell>
          <table:table-cell office:value-type="float" office:value="3.230775283" calcext:value-type="float">
            <text:p>3.230775283</text:p>
          </table:table-cell>
          <table:table-cell office:value-type="float" office:value="3.67272614493" calcext:value-type="float">
            <text:p>3.6727261449</text:p>
          </table:table-cell>
          <table:table-cell office:value-type="float" office:value="4.78163116241" calcext:value-type="float">
            <text:p>4.7816311624</text:p>
          </table:table-cell>
          <table:table-cell office:value-type="float" office:value="5.49449802288" calcext:value-type="float">
            <text:p>5.4944980229</text:p>
          </table:table-cell>
          <table:table-cell office:value-type="float" office:value="4.8041959319" calcext:value-type="float">
            <text:p>4.8041959319</text:p>
          </table:table-cell>
          <table:table-cell office:value-type="float" office:value="3.39123157429" calcext:value-type="float">
            <text:p>3.3912315743</text:p>
          </table:table-cell>
          <table:table-cell office:value-type="float" office:value="3.67213199502" calcext:value-type="float">
            <text:p>3.672131995</text:p>
          </table:table-cell>
          <table:table-cell office:value-type="float" office:value="3.86622974147" calcext:value-type="float">
            <text:p>3.8662297415</text:p>
          </table:table-cell>
          <table:table-cell office:value-type="float" office:value="4.35691846236" calcext:value-type="float">
            <text:p>4.3569184624</text:p>
          </table:table-cell>
          <table:table-cell office:value-type="float" office:value="4.22033567851" calcext:value-type="float">
            <text:p>4.2203356785</text:p>
          </table:table-cell>
          <table:table-cell office:value-type="float" office:value="5.2074670972" calcext:value-type="float">
            <text:p>5.2074670972</text:p>
          </table:table-cell>
          <table:table-cell office:value-type="float" office:value="4.0540332009" calcext:value-type="float">
            <text:p>4.0540332009</text:p>
          </table:table-cell>
          <table:table-cell office:value-type="float" office:value="6.63114644652" calcext:value-type="float">
            <text:p>6.6311464465</text:p>
          </table:table-cell>
          <table:table-cell office:value-type="float" office:value="3.6632797593" calcext:value-type="float">
            <text:p>3.6632797593</text:p>
          </table:table-cell>
          <table:table-cell office:value-type="float" office:value="6.99500096612" calcext:value-type="float">
            <text:p>6.9950009661</text:p>
          </table:table-cell>
          <table:table-cell office:value-type="float" office:value="4.60673212005" calcext:value-type="float">
            <text:p>4.6067321201</text:p>
          </table:table-cell>
          <table:table-cell office:value-type="float" office:value="4.49924887743" calcext:value-type="float">
            <text:p>4.4992488774</text:p>
          </table:table-cell>
          <table:table-cell office:value-type="float" office:value="4.32069028185" calcext:value-type="float">
            <text:p>4.3206902819</text:p>
          </table:table-cell>
          <table:table-cell office:value-type="float" office:value="4.60238030979" calcext:value-type="float">
            <text:p>4.6023803098</text:p>
          </table:table-cell>
          <table:table-cell office:value-type="float" office:value="5.12026849773" calcext:value-type="float">
            <text:p>5.1202684977</text:p>
          </table:table-cell>
          <table:table-cell office:value-type="float" office:value="6.9687819876" calcext:value-type="float">
            <text:p>6.9687819876</text:p>
          </table:table-cell>
          <table:table-cell office:value-type="float" office:value="4.63842723379" calcext:value-type="float">
            <text:p>4.6384272338</text:p>
          </table:table-cell>
          <table:table-cell office:value-type="float" office:value="3.59540073451" calcext:value-type="float">
            <text:p>3.5954007345</text:p>
          </table:table-cell>
          <table:table-cell office:value-type="float" office:value="3.54901054635" calcext:value-type="float">
            <text:p>3.5490105464</text:p>
          </table:table-cell>
          <table:table-cell office:value-type="float" office:value="3.95288108353" calcext:value-type="float">
            <text:p>3.9528810835</text:p>
          </table:table-cell>
          <table:table-cell office:value-type="float" office:value="3.97978590741" calcext:value-type="float">
            <text:p>3.9797859074</text:p>
          </table:table-cell>
          <table:table-cell office:value-type="float" office:value="4.15678867086" calcext:value-type="float">
            <text:p>4.1567886709</text:p>
          </table:table-cell>
          <table:table-cell office:value-type="float" office:value="3.83555117464" calcext:value-type="float">
            <text:p>3.8355511746</text:p>
          </table:table-cell>
          <table:table-cell office:value-type="float" office:value="4.03004352433" calcext:value-type="float">
            <text:p>4.0300435243</text:p>
          </table:table-cell>
          <table:table-cell office:value-type="float" office:value="3.99829219277" calcext:value-type="float">
            <text:p>3.9982921928</text:p>
          </table:table-cell>
          <table:table-cell office:value-type="float" office:value="5.64261847461" calcext:value-type="float">
            <text:p>5.6426184746</text:p>
          </table:table-cell>
          <table:table-cell office:value-type="float" office:value="3.5397824587" calcext:value-type="float">
            <text:p>3.5397824587</text:p>
          </table:table-cell>
          <table:table-cell office:value-type="float" office:value="4.1491177831" calcext:value-type="float">
            <text:p>4.1491177831</text:p>
          </table:table-cell>
          <table:table-cell office:value-type="float" office:value="4.0325422833" calcext:value-type="float">
            <text:p>4.0325422833</text:p>
          </table:table-cell>
          <table:table-cell office:value-type="float" office:value="4.24743721717" calcext:value-type="float">
            <text:p>4.2474372172</text:p>
          </table:table-cell>
          <table:table-cell office:value-type="float" office:value="5.39790124294" calcext:value-type="float">
            <text:p>5.3979012429</text:p>
          </table:table-cell>
          <table:table-cell office:value-type="float" office:value="6.44490065532" calcext:value-type="float">
            <text:p>6.4449006553</text:p>
          </table:table-cell>
          <table:table-cell office:value-type="float" office:value="4.21797761874" calcext:value-type="float">
            <text:p>4.2179776187</text:p>
          </table:table-cell>
          <table:table-cell office:value-type="float" office:value="4.14655841274" calcext:value-type="float">
            <text:p>4.1465584127</text:p>
          </table:table-cell>
          <table:table-cell office:value-type="float" office:value="3.95873490562" calcext:value-type="float">
            <text:p>3.9587349056</text:p>
          </table:table-cell>
          <table:table-cell office:value-type="float" office:value="8.62369853136" calcext:value-type="float">
            <text:p>8.6236985314</text:p>
          </table:table-cell>
          <table:table-cell office:value-type="float" office:value="3.80290875116" calcext:value-type="float">
            <text:p>3.8029087512</text:p>
          </table:table-cell>
          <table:table-cell office:value-type="float" office:value="3.81786584081" calcext:value-type="float">
            <text:p>3.8178658408</text:p>
          </table:table-cell>
          <table:table-cell office:value-type="float" office:value="3.48755441822" calcext:value-type="float">
            <text:p>3.4875544182</text:p>
          </table:table-cell>
          <table:table-cell office:value-type="float" office:value="4.06346106289" calcext:value-type="float">
            <text:p>4.0634610629</text:p>
          </table:table-cell>
          <table:table-cell office:value-type="float" office:value="4.80599404211" calcext:value-type="float">
            <text:p>4.8059940421</text:p>
          </table:table-cell>
          <table:table-cell office:value-type="float" office:value="4.35567917622" calcext:value-type="float">
            <text:p>4.3556791762</text:p>
          </table:table-cell>
          <table:table-cell office:value-type="float" office:value="6.91461930035" calcext:value-type="float">
            <text:p>6.9146193004</text:p>
          </table:table-cell>
          <table:table-cell office:value-type="float" office:value="3.52405255474" calcext:value-type="float">
            <text:p>3.5240525547</text:p>
          </table:table-cell>
          <table:table-cell office:value-type="float" office:value="5.0683705552" calcext:value-type="float">
            <text:p>5.0683705552</text:p>
          </table:table-cell>
          <table:table-cell office:value-type="float" office:value="4.23412747927" calcext:value-type="float">
            <text:p>4.2341274793</text:p>
          </table:table-cell>
          <table:table-cell office:value-type="float" office:value="3.6240664878" calcext:value-type="float">
            <text:p>3.6240664878</text:p>
          </table:table-cell>
          <table:table-cell office:value-type="float" office:value="3.93672704754" calcext:value-type="float">
            <text:p>3.9367270475</text:p>
          </table:table-cell>
          <table:table-cell office:value-type="float" office:value="3.8012803328" calcext:value-type="float">
            <text:p>3.8012803328</text:p>
          </table:table-cell>
          <table:table-cell office:value-type="float" office:value="3.4186082285" calcext:value-type="float">
            <text:p>3.4186082285</text:p>
          </table:table-cell>
          <table:table-cell office:value-type="float" office:value="4.65775455817" calcext:value-type="float">
            <text:p>4.6577545582</text:p>
          </table:table-cell>
          <table:table-cell office:value-type="float" office:value="4.39839008174" calcext:value-type="float">
            <text:p>4.3983900817</text:p>
          </table:table-cell>
          <table:table-cell office:value-type="float" office:value="3.56011364785" calcext:value-type="float">
            <text:p>3.5601136479</text:p>
          </table:table-cell>
          <table:table-cell office:value-type="float" office:value="3.63604598461" calcext:value-type="float">
            <text:p>3.6360459846</text:p>
          </table:table-cell>
          <table:table-cell office:value-type="float" office:value="4.76461553639" calcext:value-type="float">
            <text:p>4.7646155364</text:p>
          </table:table-cell>
          <table:table-cell office:value-type="float" office:value="3.67076592264" calcext:value-type="float">
            <text:p>3.6707659226</text:p>
          </table:table-cell>
          <table:table-cell office:value-type="float" office:value="3.86236980113" calcext:value-type="float">
            <text:p>3.8623698011</text:p>
          </table:table-cell>
          <table:table-cell office:value-type="float" office:value="4.11679559058" calcext:value-type="float">
            <text:p>4.1167955906</text:p>
          </table:table-cell>
          <table:table-cell office:value-type="float" office:value="8.03831426261" calcext:value-type="float">
            <text:p>8.0383142626</text:p>
          </table:table-cell>
          <table:table-cell office:value-type="float" office:value="8.59260744993" calcext:value-type="float">
            <text:p>8.5926074499</text:p>
          </table:table-cell>
          <table:table-cell office:value-type="float" office:value="3.42338487472" calcext:value-type="float">
            <text:p>3.4233848747</text:p>
          </table:table-cell>
          <table:table-cell office:value-type="float" office:value="3.59571041564" calcext:value-type="float">
            <text:p>3.5957104156</text:p>
          </table:table-cell>
          <table:table-cell office:value-type="float" office:value="4.50655309177" calcext:value-type="float">
            <text:p>4.5065530918</text:p>
          </table:table-cell>
          <table:table-cell office:value-type="float" office:value="3.55511278353" calcext:value-type="float">
            <text:p>3.5551127835</text:p>
          </table:table-cell>
          <table:table-cell office:value-type="float" office:value="4.24094563735" calcext:value-type="float">
            <text:p>4.2409456374</text:p>
          </table:table-cell>
          <table:table-cell office:value-type="float" office:value="4.06191894492" calcext:value-type="float">
            <text:p>4.0619189449</text:p>
          </table:table-cell>
          <table:table-cell office:value-type="float" office:value="5.15590736933" calcext:value-type="float">
            <text:p>5.1559073693</text:p>
          </table:table-cell>
          <table:table-cell office:value-type="float" office:value="3.68624639265" calcext:value-type="float">
            <text:p>3.6862463927</text:p>
          </table:table-cell>
          <table:table-cell office:value-type="float" office:value="4.21205859379" calcext:value-type="float">
            <text:p>4.2120585938</text:p>
          </table:table-cell>
          <table:table-cell office:value-type="float" office:value="6.09307471482" calcext:value-type="float">
            <text:p>6.0930747148</text:p>
          </table:table-cell>
          <table:table-cell office:value-type="float" office:value="3.39955326942" calcext:value-type="float">
            <text:p>3.3995532694</text:p>
          </table:table-cell>
          <table:table-cell office:value-type="float" office:value="3.90567739864" calcext:value-type="float">
            <text:p>3.9056773986</text:p>
          </table:table-cell>
          <table:table-cell office:value-type="float" office:value="3.58916901866" calcext:value-type="float">
            <text:p>3.5891690187</text:p>
          </table:table-cell>
          <table:table-cell office:value-type="float" office:value="8.62148398893" calcext:value-type="float">
            <text:p>8.6214839889</text:p>
          </table:table-cell>
          <table:table-cell office:value-type="float" office:value="4.91162763087" calcext:value-type="float">
            <text:p>4.9116276309</text:p>
          </table:table-cell>
          <table:table-cell office:value-type="float" office:value="4.00242767885" calcext:value-type="float">
            <text:p>4.0024276789</text:p>
          </table:table-cell>
          <table:table-cell office:value-type="float" office:value="6.5644990334" calcext:value-type="float">
            <text:p>6.5644990334</text:p>
          </table:table-cell>
          <table:table-cell office:value-type="float" office:value="4.28258237129" calcext:value-type="float">
            <text:p>4.2825823713</text:p>
          </table:table-cell>
          <table:table-cell office:value-type="float" office:value="5.29887489727" calcext:value-type="float">
            <text:p>5.2988748973</text:p>
          </table:table-cell>
          <table:table-cell office:value-type="float" office:value="5.00361091352" calcext:value-type="float">
            <text:p>5.0036109135</text:p>
          </table:table-cell>
          <table:table-cell office:value-type="float" office:value="5.31203518545" calcext:value-type="float">
            <text:p>5.3120351855</text:p>
          </table:table-cell>
          <table:table-cell office:value-type="float" office:value="4.59339469602" calcext:value-type="float">
            <text:p>4.593394696</text:p>
          </table:table-cell>
          <table:table-cell office:value-type="float" office:value="1.17563840977" calcext:value-type="float">
            <text:p>1.1756384098</text:p>
          </table:table-cell>
        </table:table-row>
      </table:table>
      <table:table table:name="paul_param_9" table:style-name="ta1">
        <table:table-column table:style-name="co1" table:number-columns-repeated="5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paul1</text:p>
          </table:table-cell>
          <table:table-cell office:value-type="string" calcext:value-type="string">
            <text:p>paul2</text:p>
          </table:table-cell>
          <table:table-cell office:value-type="string" calcext:value-type="string">
            <text:p>paul3</text:p>
          </table:table-cell>
          <table:table-cell office:value-type="string" calcext:value-type="string">
            <text:p>paul4</text:p>
          </table:table-cell>
          <table:table-cell office:value-type="string" calcext:value-type="string">
            <text:p>paul5</text:p>
          </table:table-cell>
          <table:table-cell office:value-type="string" calcext:value-type="string">
            <text:p>paul6</text:p>
          </table:table-cell>
          <table:table-cell office:value-type="string" calcext:value-type="string">
            <text:p>paul7</text:p>
          </table:table-cell>
          <table:table-cell office:value-type="string" calcext:value-type="string">
            <text:p>paul8</text:p>
          </table:table-cell>
          <table:table-cell office:value-type="string" calcext:value-type="string">
            <text:p>paul9</text:p>
          </table:table-cell>
          <table:table-cell office:value-type="string" calcext:value-type="string">
            <text:p>paul10</text:p>
          </table:table-cell>
          <table:table-cell office:value-type="string" calcext:value-type="string">
            <text:p>paul11</text:p>
          </table:table-cell>
          <table:table-cell office:value-type="string" calcext:value-type="string">
            <text:p>paul12</text:p>
          </table:table-cell>
          <table:table-cell office:value-type="string" calcext:value-type="string">
            <text:p>paul13</text:p>
          </table:table-cell>
          <table:table-cell office:value-type="string" calcext:value-type="string">
            <text:p>paul14</text:p>
          </table:table-cell>
          <table:table-cell office:value-type="string" calcext:value-type="string">
            <text:p>paul15</text:p>
          </table:table-cell>
          <table:table-cell office:value-type="string" calcext:value-type="string">
            <text:p>paul16</text:p>
          </table:table-cell>
          <table:table-cell office:value-type="string" calcext:value-type="string">
            <text:p>paul17</text:p>
          </table:table-cell>
          <table:table-cell office:value-type="string" calcext:value-type="string">
            <text:p>paul18</text:p>
          </table:table-cell>
          <table:table-cell office:value-type="string" calcext:value-type="string">
            <text:p>paul19</text:p>
          </table:table-cell>
          <table:table-cell office:value-type="string" calcext:value-type="string">
            <text:p>paul20</text:p>
          </table:table-cell>
          <table:table-cell office:value-type="string" calcext:value-type="string">
            <text:p>paul21</text:p>
          </table:table-cell>
          <table:table-cell office:value-type="string" calcext:value-type="string">
            <text:p>paul22</text:p>
          </table:table-cell>
          <table:table-cell office:value-type="string" calcext:value-type="string">
            <text:p>paul23</text:p>
          </table:table-cell>
          <table:table-cell office:value-type="string" calcext:value-type="string">
            <text:p>paul24</text:p>
          </table:table-cell>
          <table:table-cell office:value-type="string" calcext:value-type="string">
            <text:p>paul25</text:p>
          </table:table-cell>
          <table:table-cell office:value-type="string" calcext:value-type="string">
            <text:p>paul26</text:p>
          </table:table-cell>
          <table:table-cell office:value-type="string" calcext:value-type="string">
            <text:p>paul27</text:p>
          </table:table-cell>
          <table:table-cell office:value-type="string" calcext:value-type="string">
            <text:p>paul28</text:p>
          </table:table-cell>
          <table:table-cell office:value-type="string" calcext:value-type="string">
            <text:p>paul29</text:p>
          </table:table-cell>
          <table:table-cell office:value-type="string" calcext:value-type="string">
            <text:p>paul30</text:p>
          </table:table-cell>
          <table:table-cell office:value-type="string" calcext:value-type="string">
            <text:p>paul31</text:p>
          </table:table-cell>
          <table:table-cell office:value-type="string" calcext:value-type="string">
            <text:p>paul32</text:p>
          </table:table-cell>
          <table:table-cell office:value-type="string" calcext:value-type="string">
            <text:p>paul33</text:p>
          </table:table-cell>
          <table:table-cell office:value-type="string" calcext:value-type="string">
            <text:p>paul34</text:p>
          </table:table-cell>
          <table:table-cell office:value-type="string" calcext:value-type="string">
            <text:p>paul35</text:p>
          </table:table-cell>
          <table:table-cell office:value-type="string" calcext:value-type="string">
            <text:p>paul36</text:p>
          </table:table-cell>
          <table:table-cell office:value-type="string" calcext:value-type="string">
            <text:p>paul37</text:p>
          </table:table-cell>
          <table:table-cell office:value-type="string" calcext:value-type="string">
            <text:p>paul38</text:p>
          </table:table-cell>
          <table:table-cell office:value-type="string" calcext:value-type="string">
            <text:p>paul39</text:p>
          </table:table-cell>
          <table:table-cell office:value-type="string" calcext:value-type="string">
            <text:p>paul40</text:p>
          </table:table-cell>
          <table:table-cell office:value-type="string" calcext:value-type="string">
            <text:p>paul41</text:p>
          </table:table-cell>
          <table:table-cell office:value-type="string" calcext:value-type="string">
            <text:p>paul42</text:p>
          </table:table-cell>
          <table:table-cell office:value-type="string" calcext:value-type="string">
            <text:p>paul43</text:p>
          </table:table-cell>
          <table:table-cell office:value-type="string" calcext:value-type="string">
            <text:p>paul44</text:p>
          </table:table-cell>
          <table:table-cell office:value-type="string" calcext:value-type="string">
            <text:p>paul45</text:p>
          </table:table-cell>
          <table:table-cell office:value-type="string" calcext:value-type="string">
            <text:p>paul46</text:p>
          </table:table-cell>
          <table:table-cell office:value-type="string" calcext:value-type="string">
            <text:p>paul47</text:p>
          </table:table-cell>
          <table:table-cell office:value-type="string" calcext:value-type="string">
            <text:p>paul48</text:p>
          </table:table-cell>
          <table:table-cell office:value-type="string" calcext:value-type="string">
            <text:p>paul49</text:p>
          </table:table-cell>
          <table:table-cell office:value-type="string" calcext:value-type="string">
            <text:p>paul50</text:p>
          </table:table-cell>
          <table:table-cell office:value-type="string" calcext:value-type="string">
            <text:p>paul Average</text:p>
          </table:table-cell>
          <table:table-cell office:value-type="string" calcext:value-type="string">
            <text:p>paul sigma (std)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739507147342" calcext:value-type="float">
            <text:p>0.7395071473</text:p>
          </table:table-cell>
          <table:table-cell office:value-type="float" office:value="0.540766702667" calcext:value-type="float">
            <text:p>0.5407667027</text:p>
          </table:table-cell>
          <table:table-cell office:value-type="float" office:value="0.577010830839" calcext:value-type="float">
            <text:p>0.5770108308</text:p>
          </table:table-cell>
          <table:table-cell office:value-type="float" office:value="0.723899267436" calcext:value-type="float">
            <text:p>0.7238992674</text:p>
          </table:table-cell>
          <table:table-cell office:value-type="float" office:value="0.663232809756" calcext:value-type="float">
            <text:p>0.6632328098</text:p>
          </table:table-cell>
          <table:table-cell office:value-type="float" office:value="0.550935445052" calcext:value-type="float">
            <text:p>0.5509354451</text:p>
          </table:table-cell>
          <table:table-cell office:value-type="float" office:value="0.725960921617" calcext:value-type="float">
            <text:p>0.7259609216</text:p>
          </table:table-cell>
          <table:table-cell office:value-type="float" office:value="0.702051440223" calcext:value-type="float">
            <text:p>0.7020514402</text:p>
          </table:table-cell>
          <table:table-cell office:value-type="float" office:value="0.8814220569" calcext:value-type="float">
            <text:p>0.8814220569</text:p>
          </table:table-cell>
          <table:table-cell office:value-type="float" office:value="0.726692539387" calcext:value-type="float">
            <text:p>0.7266925394</text:p>
          </table:table-cell>
          <table:table-cell office:value-type="float" office:value="0.917554058423" calcext:value-type="float">
            <text:p>0.9175540584</text:p>
          </table:table-cell>
          <table:table-cell office:value-type="float" office:value="0.729980076535" calcext:value-type="float">
            <text:p>0.7299800765</text:p>
          </table:table-cell>
          <table:table-cell office:value-type="float" office:value="0.674126405469" calcext:value-type="float">
            <text:p>0.6741264055</text:p>
          </table:table-cell>
          <table:table-cell office:value-type="float" office:value="0.823964057414" calcext:value-type="float">
            <text:p>0.8239640574</text:p>
          </table:table-cell>
          <table:table-cell office:value-type="float" office:value="0.858689269467" calcext:value-type="float">
            <text:p>0.8586892695</text:p>
          </table:table-cell>
          <table:table-cell office:value-type="float" office:value="0.786789121627" calcext:value-type="float">
            <text:p>0.7867891216</text:p>
          </table:table-cell>
          <table:table-cell office:value-type="float" office:value="0.784616807414" calcext:value-type="float">
            <text:p>0.7846168074</text:p>
          </table:table-cell>
          <table:table-cell office:value-type="float" office:value="0.647393017409" calcext:value-type="float">
            <text:p>0.6473930174</text:p>
          </table:table-cell>
          <table:table-cell office:value-type="float" office:value="0.739621640175" calcext:value-type="float">
            <text:p>0.7396216402</text:p>
          </table:table-cell>
          <table:table-cell office:value-type="float" office:value="0.666489280315" calcext:value-type="float">
            <text:p>0.6664892803</text:p>
          </table:table-cell>
          <table:table-cell office:value-type="float" office:value="0.947920820788" calcext:value-type="float">
            <text:p>0.9479208208</text:p>
          </table:table-cell>
          <table:table-cell office:value-type="float" office:value="0.784020426023" calcext:value-type="float">
            <text:p>0.784020426</text:p>
          </table:table-cell>
          <table:table-cell office:value-type="float" office:value="0.749887822364" calcext:value-type="float">
            <text:p>0.7498878224</text:p>
          </table:table-cell>
          <table:table-cell office:value-type="float" office:value="0.925445061419" calcext:value-type="float">
            <text:p>0.9254450614</text:p>
          </table:table-cell>
          <table:table-cell office:value-type="float" office:value="0.858971583663" calcext:value-type="float">
            <text:p>0.8589715837</text:p>
          </table:table-cell>
          <table:table-cell office:value-type="float" office:value="0.791748656963" calcext:value-type="float">
            <text:p>0.791748657</text:p>
          </table:table-cell>
          <table:table-cell office:value-type="float" office:value="0.788787194074" calcext:value-type="float">
            <text:p>0.7887871941</text:p>
          </table:table-cell>
          <table:table-cell office:value-type="float" office:value="0.986225147749" calcext:value-type="float">
            <text:p>0.9862251477</text:p>
          </table:table-cell>
          <table:table-cell office:value-type="float" office:value="0.945185736456" calcext:value-type="float">
            <text:p>0.9451857365</text:p>
          </table:table-cell>
          <table:table-cell office:value-type="float" office:value="0.923791963796" calcext:value-type="float">
            <text:p>0.9237919638</text:p>
          </table:table-cell>
          <table:table-cell office:value-type="float" office:value="0.858513544601" calcext:value-type="float">
            <text:p>0.8585135446</text:p>
          </table:table-cell>
          <table:table-cell office:value-type="float" office:value="0.924695598516" calcext:value-type="float">
            <text:p>0.9246955985</text:p>
          </table:table-cell>
          <table:table-cell office:value-type="float" office:value="0.78023357309" calcext:value-type="float">
            <text:p>0.7802335731</text:p>
          </table:table-cell>
          <table:table-cell office:value-type="float" office:value="1.0051378351" calcext:value-type="float">
            <text:p>1.0051378351</text:p>
          </table:table-cell>
          <table:table-cell office:value-type="float" office:value="0.875747202681" calcext:value-type="float">
            <text:p>0.8757472027</text:p>
          </table:table-cell>
          <table:table-cell office:value-type="float" office:value="0.77687438033" calcext:value-type="float">
            <text:p>0.7768743803</text:p>
          </table:table-cell>
          <table:table-cell office:value-type="float" office:value="0.820692378076" calcext:value-type="float">
            <text:p>0.8206923781</text:p>
          </table:table-cell>
          <table:table-cell office:value-type="float" office:value="0.899280486781" calcext:value-type="float">
            <text:p>0.8992804868</text:p>
          </table:table-cell>
          <table:table-cell office:value-type="float" office:value="0.920206644326" calcext:value-type="float">
            <text:p>0.9202066443</text:p>
          </table:table-cell>
          <table:table-cell office:value-type="float" office:value="0.939245416206" calcext:value-type="float">
            <text:p>0.9392454162</text:p>
          </table:table-cell>
          <table:table-cell office:value-type="float" office:value="0.842738021317" calcext:value-type="float">
            <text:p>0.8427380213</text:p>
          </table:table-cell>
          <table:table-cell office:value-type="float" office:value="0.901860160233" calcext:value-type="float">
            <text:p>0.9018601602</text:p>
          </table:table-cell>
          <table:table-cell office:value-type="float" office:value="0.879992077397" calcext:value-type="float">
            <text:p>0.8799920774</text:p>
          </table:table-cell>
          <table:table-cell office:value-type="float" office:value="1.1383772173" calcext:value-type="float">
            <text:p>1.1383772173</text:p>
          </table:table-cell>
          <table:table-cell office:value-type="float" office:value="0.765051887745" calcext:value-type="float">
            <text:p>0.7650518877</text:p>
          </table:table-cell>
          <table:table-cell office:value-type="float" office:value="0.912659189174" calcext:value-type="float">
            <text:p>0.9126591892</text:p>
          </table:table-cell>
          <table:table-cell office:value-type="float" office:value="1.00133388843" calcext:value-type="float">
            <text:p>1.0013338884</text:p>
          </table:table-cell>
          <table:table-cell office:value-type="float" office:value="0.748855624031" calcext:value-type="float">
            <text:p>0.748855624</text:p>
          </table:table-cell>
          <table:table-cell office:value-type="float" office:value="0.792533906679" calcext:value-type="float">
            <text:p>0.7925339067</text:p>
          </table:table-cell>
          <table:table-cell office:value-type="float" office:value="0.842106729791" calcext:value-type="float">
            <text:p>0.8421067298</text:p>
          </table:table-cell>
          <table:table-cell office:value-type="float" office:value="0.815776461411" calcext:value-type="float">
            <text:p>0.8157764614</text:p>
          </table:table-cell>
          <table:table-cell office:value-type="float" office:value="0.120372550173" calcext:value-type="float">
            <text:p>0.1203725502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4.13426933179" calcext:value-type="float">
            <text:p>4.1342693318</text:p>
          </table:table-cell>
          <table:table-cell office:value-type="float" office:value="4.45318874508" calcext:value-type="float">
            <text:p>4.4531887451</text:p>
          </table:table-cell>
          <table:table-cell office:value-type="float" office:value="4.47307429733" calcext:value-type="float">
            <text:p>4.4730742973</text:p>
          </table:table-cell>
          <table:table-cell office:value-type="float" office:value="4.17082044097" calcext:value-type="float">
            <text:p>4.170820441</text:p>
          </table:table-cell>
          <table:table-cell office:value-type="float" office:value="4.62070682646" calcext:value-type="float">
            <text:p>4.6207068265</text:p>
          </table:table-cell>
          <table:table-cell office:value-type="float" office:value="4.47955805078" calcext:value-type="float">
            <text:p>4.4795580508</text:p>
          </table:table-cell>
          <table:table-cell office:value-type="float" office:value="3.65836348617" calcext:value-type="float">
            <text:p>3.6583634862</text:p>
          </table:table-cell>
          <table:table-cell office:value-type="float" office:value="4.51760501214" calcext:value-type="float">
            <text:p>4.5176050121</text:p>
          </table:table-cell>
          <table:table-cell office:value-type="float" office:value="2.29499592263" calcext:value-type="float">
            <text:p>2.2949959226</text:p>
          </table:table-cell>
          <table:table-cell office:value-type="float" office:value="2.92952394776" calcext:value-type="float">
            <text:p>2.9295239478</text:p>
          </table:table-cell>
          <table:table-cell office:value-type="float" office:value="2.13667631507" calcext:value-type="float">
            <text:p>2.1366763151</text:p>
          </table:table-cell>
          <table:table-cell office:value-type="float" office:value="3.22920090719" calcext:value-type="float">
            <text:p>3.2292009072</text:p>
          </table:table-cell>
          <table:table-cell office:value-type="float" office:value="3.10536545456" calcext:value-type="float">
            <text:p>3.1053654546</text:p>
          </table:table-cell>
          <table:table-cell office:value-type="float" office:value="2.30809446238" calcext:value-type="float">
            <text:p>2.3080944624</text:p>
          </table:table-cell>
          <table:table-cell office:value-type="float" office:value="2.89636501098" calcext:value-type="float">
            <text:p>2.896365011</text:p>
          </table:table-cell>
          <table:table-cell office:value-type="float" office:value="2.88743825574" calcext:value-type="float">
            <text:p>2.8874382557</text:p>
          </table:table-cell>
          <table:table-cell office:value-type="float" office:value="2.66906248487" calcext:value-type="float">
            <text:p>2.6690624849</text:p>
          </table:table-cell>
          <table:table-cell office:value-type="float" office:value="3.20618393088" calcext:value-type="float">
            <text:p>3.2061839309</text:p>
          </table:table-cell>
          <table:table-cell office:value-type="float" office:value="3.51009145276" calcext:value-type="float">
            <text:p>3.5100914528</text:p>
          </table:table-cell>
          <table:table-cell office:value-type="float" office:value="3.31409908321" calcext:value-type="float">
            <text:p>3.3140990832</text:p>
          </table:table-cell>
          <table:table-cell office:value-type="float" office:value="2.24879065551" calcext:value-type="float">
            <text:p>2.2487906555</text:p>
          </table:table-cell>
          <table:table-cell office:value-type="float" office:value="2.69551377255" calcext:value-type="float">
            <text:p>2.6955137726</text:p>
          </table:table-cell>
          <table:table-cell office:value-type="float" office:value="3.00138425796" calcext:value-type="float">
            <text:p>3.001384258</text:p>
          </table:table-cell>
          <table:table-cell office:value-type="float" office:value="2.44977193029" calcext:value-type="float">
            <text:p>2.4497719303</text:p>
          </table:table-cell>
          <table:table-cell office:value-type="float" office:value="2.81925212145" calcext:value-type="float">
            <text:p>2.8192521215</text:p>
          </table:table-cell>
          <table:table-cell office:value-type="float" office:value="2.82999607385" calcext:value-type="float">
            <text:p>2.8299960739</text:p>
          </table:table-cell>
          <table:table-cell office:value-type="float" office:value="2.82038612356" calcext:value-type="float">
            <text:p>2.8203861236</text:p>
          </table:table-cell>
          <table:table-cell office:value-type="float" office:value="2.25708190111" calcext:value-type="float">
            <text:p>2.2570819011</text:p>
          </table:table-cell>
          <table:table-cell office:value-type="float" office:value="1.87683214102" calcext:value-type="float">
            <text:p>1.876832141</text:p>
          </table:table-cell>
          <table:table-cell office:value-type="float" office:value="1.95457878265" calcext:value-type="float">
            <text:p>1.9545787827</text:p>
          </table:table-cell>
          <table:table-cell office:value-type="float" office:value="2.80273222093" calcext:value-type="float">
            <text:p>2.8027322209</text:p>
          </table:table-cell>
          <table:table-cell office:value-type="float" office:value="2.08888499742" calcext:value-type="float">
            <text:p>2.0888849974</text:p>
          </table:table-cell>
          <table:table-cell office:value-type="float" office:value="2.78875909212" calcext:value-type="float">
            <text:p>2.7887590921</text:p>
          </table:table-cell>
          <table:table-cell office:value-type="float" office:value="1.8980846587" calcext:value-type="float">
            <text:p>1.8980846587</text:p>
          </table:table-cell>
          <table:table-cell office:value-type="float" office:value="2.55108265418" calcext:value-type="float">
            <text:p>2.5510826542</text:p>
          </table:table-cell>
          <table:table-cell office:value-type="float" office:value="2.99286016208" calcext:value-type="float">
            <text:p>2.9928601621</text:p>
          </table:table-cell>
          <table:table-cell office:value-type="float" office:value="2.5319022045" calcext:value-type="float">
            <text:p>2.5319022045</text:p>
          </table:table-cell>
          <table:table-cell office:value-type="float" office:value="2.22480022944" calcext:value-type="float">
            <text:p>2.2248002294</text:p>
          </table:table-cell>
          <table:table-cell office:value-type="float" office:value="2.08835644152" calcext:value-type="float">
            <text:p>2.0883564415</text:p>
          </table:table-cell>
          <table:table-cell office:value-type="float" office:value="2.15654451934" calcext:value-type="float">
            <text:p>2.1565445193</text:p>
          </table:table-cell>
          <table:table-cell office:value-type="float" office:value="2.25091667458" calcext:value-type="float">
            <text:p>2.2509166746</text:p>
          </table:table-cell>
          <table:table-cell office:value-type="float" office:value="2.40703447592" calcext:value-type="float">
            <text:p>2.4070344759</text:p>
          </table:table-cell>
          <table:table-cell office:value-type="float" office:value="2.20174261898" calcext:value-type="float">
            <text:p>2.201742619</text:p>
          </table:table-cell>
          <table:table-cell office:value-type="float" office:value="1.91379791971" calcext:value-type="float">
            <text:p>1.9137979197</text:p>
          </table:table-cell>
          <table:table-cell office:value-type="float" office:value="2.70245233893" calcext:value-type="float">
            <text:p>2.7024523389</text:p>
          </table:table-cell>
          <table:table-cell office:value-type="float" office:value="2.00958693005" calcext:value-type="float">
            <text:p>2.0095869301</text:p>
          </table:table-cell>
          <table:table-cell office:value-type="float" office:value="2.16952931793" calcext:value-type="float">
            <text:p>2.1695293179</text:p>
          </table:table-cell>
          <table:table-cell office:value-type="float" office:value="4.27547650845" calcext:value-type="float">
            <text:p>4.2754765085</text:p>
          </table:table-cell>
          <table:table-cell office:value-type="float" office:value="2.44180994109" calcext:value-type="float">
            <text:p>2.4418099411</text:p>
          </table:table-cell>
          <table:table-cell office:value-type="float" office:value="2.11131450488" calcext:value-type="float">
            <text:p>2.1113145049</text:p>
          </table:table-cell>
          <table:table-cell office:value-type="float" office:value="2.85111879179" calcext:value-type="float">
            <text:p>2.8511187918</text:p>
          </table:table-cell>
          <table:table-cell office:value-type="float" office:value="0.794685110157" calcext:value-type="float">
            <text:p>0.7946851102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9307749364" calcext:value-type="float">
            <text:p>7.9307749364</text:p>
          </table:table-cell>
          <table:table-cell office:value-type="float" office:value="5.15219425464" calcext:value-type="float">
            <text:p>5.1521942546</text:p>
          </table:table-cell>
          <table:table-cell office:value-type="float" office:value="5.71539228397" calcext:value-type="float">
            <text:p>5.715392284</text:p>
          </table:table-cell>
          <table:table-cell office:value-type="float" office:value="7.72294368942" calcext:value-type="float">
            <text:p>7.7229436894</text:p>
          </table:table-cell>
          <table:table-cell office:value-type="float" office:value="7.11986005751" calcext:value-type="float">
            <text:p>7.1198600575</text:p>
          </table:table-cell>
          <table:table-cell office:value-type="float" office:value="5.32435026521" calcext:value-type="float">
            <text:p>5.3243502652</text:p>
          </table:table-cell>
          <table:table-cell office:value-type="float" office:value="7.29829157954" calcext:value-type="float">
            <text:p>7.2982915795</text:p>
          </table:table-cell>
          <table:table-cell office:value-type="float" office:value="7.64144214183" calcext:value-type="float">
            <text:p>7.6414421418</text:p>
          </table:table-cell>
          <table:table-cell office:value-type="float" office:value="7.45156953812" calcext:value-type="float">
            <text:p>7.4515695381</text:p>
          </table:table-cell>
          <table:table-cell office:value-type="float" office:value="6.386257043" calcext:value-type="float">
            <text:p>6.386257043</text:p>
          </table:table-cell>
          <table:table-cell office:value-type="float" office:value="7.56135651425" calcext:value-type="float">
            <text:p>7.5613565143</text:p>
          </table:table-cell>
          <table:table-cell office:value-type="float" office:value="6.86612360179" calcext:value-type="float">
            <text:p>6.8661236018</text:p>
          </table:table-cell>
          <table:table-cell office:value-type="float" office:value="5.85150055406" calcext:value-type="float">
            <text:p>5.8515005541</text:p>
          </table:table-cell>
          <table:table-cell office:value-type="float" office:value="6.61379088082" calcext:value-type="float">
            <text:p>6.6137908808</text:p>
          </table:table-cell>
          <table:table-cell office:value-type="float" office:value="8.33480854991" calcext:value-type="float">
            <text:p>8.3348085499</text:p>
          </table:table-cell>
          <table:table-cell office:value-type="float" office:value="7.23004164789" calcext:value-type="float">
            <text:p>7.2300416479</text:p>
          </table:table-cell>
          <table:table-cell office:value-type="float" office:value="6.81247548967" calcext:value-type="float">
            <text:p>6.8124754897</text:p>
          </table:table-cell>
          <table:table-cell office:value-type="float" office:value="5.58355302978" calcext:value-type="float">
            <text:p>5.5835530298</text:p>
          </table:table-cell>
          <table:table-cell office:value-type="float" office:value="7.34872099146" calcext:value-type="float">
            <text:p>7.3487209915</text:p>
          </table:table-cell>
          <table:table-cell office:value-type="float" office:value="6.0110082051" calcext:value-type="float">
            <text:p>6.0110082051</text:p>
          </table:table-cell>
          <table:table-cell office:value-type="float" office:value="8.33842108267" calcext:value-type="float">
            <text:p>8.3384210827</text:p>
          </table:table-cell>
          <table:table-cell office:value-type="float" office:value="6.85333647931" calcext:value-type="float">
            <text:p>6.8533364793</text:p>
          </table:table-cell>
          <table:table-cell office:value-type="float" office:value="6.84893507579" calcext:value-type="float">
            <text:p>6.8489350758</text:p>
          </table:table-cell>
          <table:table-cell office:value-type="float" office:value="8.49273677597" calcext:value-type="float">
            <text:p>8.492736776</text:p>
          </table:table-cell>
          <table:table-cell office:value-type="float" office:value="8.21092429843" calcext:value-type="float">
            <text:p>8.2109242984</text:p>
          </table:table-cell>
          <table:table-cell office:value-type="float" office:value="7.20983403217" calcext:value-type="float">
            <text:p>7.2098340322</text:p>
          </table:table-cell>
          <table:table-cell office:value-type="float" office:value="7.14858480956" calcext:value-type="float">
            <text:p>7.1485848096</text:p>
          </table:table-cell>
          <table:table-cell office:value-type="float" office:value="8.94136918275" calcext:value-type="float">
            <text:p>8.9413691828</text:p>
          </table:table-cell>
          <table:table-cell office:value-type="float" office:value="7.10096053435" calcext:value-type="float">
            <text:p>7.1009605344</text:p>
          </table:table-cell>
          <table:table-cell office:value-type="float" office:value="7.06409815618" calcext:value-type="float">
            <text:p>7.0640981562</text:p>
          </table:table-cell>
          <table:table-cell office:value-type="float" office:value="8.1755977539" calcext:value-type="float">
            <text:p>8.1755977539</text:p>
          </table:table-cell>
          <table:table-cell office:value-type="float" office:value="7.52423496346" calcext:value-type="float">
            <text:p>7.5242349635</text:p>
          </table:table-cell>
          <table:table-cell office:value-type="float" office:value="6.96428969779" calcext:value-type="float">
            <text:p>6.9642896978</text:p>
          </table:table-cell>
          <table:table-cell office:value-type="float" office:value="8.09106194518" calcext:value-type="float">
            <text:p>8.0910619452</text:p>
          </table:table-cell>
          <table:table-cell office:value-type="float" office:value="7.95919520617" calcext:value-type="float">
            <text:p>7.9591952062</text:p>
          </table:table-cell>
          <table:table-cell office:value-type="float" office:value="7.24528285656" calcext:value-type="float">
            <text:p>7.2452828566</text:p>
          </table:table-cell>
          <table:table-cell office:value-type="float" office:value="7.08403844858" calcext:value-type="float">
            <text:p>7.0840384486</text:p>
          </table:table-cell>
          <table:table-cell office:value-type="float" office:value="7.53576863084" calcext:value-type="float">
            <text:p>7.5357686308</text:p>
          </table:table-cell>
          <table:table-cell office:value-type="float" office:value="7.45452252191" calcext:value-type="float">
            <text:p>7.4545225219</text:p>
          </table:table-cell>
          <table:table-cell office:value-type="float" office:value="7.94871414781" calcext:value-type="float">
            <text:p>7.9487141478</text:p>
          </table:table-cell>
          <table:table-cell office:value-type="float" office:value="6.74908671773" calcext:value-type="float">
            <text:p>6.7490867177</text:p>
          </table:table-cell>
          <table:table-cell office:value-type="float" office:value="8.03675508287" calcext:value-type="float">
            <text:p>8.0367550829</text:p>
          </table:table-cell>
          <table:table-cell office:value-type="float" office:value="7.17938273606" calcext:value-type="float">
            <text:p>7.1793827361</text:p>
          </table:table-cell>
          <table:table-cell office:value-type="float" office:value="10.1698609829" calcext:value-type="float">
            <text:p>10.1698609829</text:p>
          </table:table-cell>
          <table:table-cell office:value-type="float" office:value="6.57862732131" calcext:value-type="float">
            <text:p>6.5786273213</text:p>
          </table:table-cell>
          <table:table-cell office:value-type="float" office:value="7.08529861947" calcext:value-type="float">
            <text:p>7.0852986195</text:p>
          </table:table-cell>
          <table:table-cell office:value-type="float" office:value="8.92782306547" calcext:value-type="float">
            <text:p>8.9278230655</text:p>
          </table:table-cell>
          <table:table-cell office:value-type="float" office:value="8.181018849" calcext:value-type="float">
            <text:p>8.181018849</text:p>
          </table:table-cell>
          <table:table-cell office:value-type="float" office:value="6.45920796911" calcext:value-type="float">
            <text:p>6.4592079691</text:p>
          </table:table-cell>
          <table:table-cell office:value-type="float" office:value="6.34086625032" calcext:value-type="float">
            <text:p>6.3408662503</text:p>
          </table:table-cell>
          <table:table-cell office:value-type="float" office:value="7.27712578896" calcext:value-type="float">
            <text:p>7.277125789</text:p>
          </table:table-cell>
          <table:table-cell office:value-type="float" office:value="0.95020152605" calcext:value-type="float">
            <text:p>0.9502015261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15226836348" calcext:value-type="float">
            <text:p>2.1522683635</text:p>
          </table:table-cell>
          <table:table-cell office:value-type="float" office:value="1.57384727496" calcext:value-type="float">
            <text:p>1.573847275</text:p>
          </table:table-cell>
          <table:table-cell office:value-type="float" office:value="1.67932593377" calcext:value-type="float">
            <text:p>1.6793259338</text:p>
          </table:table-cell>
          <table:table-cell office:value-type="float" office:value="2.10683299108" calcext:value-type="float">
            <text:p>2.1068329911</text:p>
          </table:table-cell>
          <table:table-cell office:value-type="float" office:value="1.93026804159" calcext:value-type="float">
            <text:p>1.9302680416</text:p>
          </table:table-cell>
          <table:table-cell office:value-type="float" office:value="1.60343945681" calcext:value-type="float">
            <text:p>1.6034394568</text:p>
          </table:table-cell>
          <table:table-cell office:value-type="float" office:value="2.11283618948" calcext:value-type="float">
            <text:p>2.1128361895</text:p>
          </table:table-cell>
          <table:table-cell office:value-type="float" office:value="2.04325006821" calcext:value-type="float">
            <text:p>2.0432500682</text:p>
          </table:table-cell>
          <table:table-cell office:value-type="float" office:value="2.5653175217" calcext:value-type="float">
            <text:p>2.5653175217</text:p>
          </table:table-cell>
          <table:table-cell office:value-type="float" office:value="2.11496400374" calcext:value-type="float">
            <text:p>2.1149640037</text:p>
          </table:table-cell>
          <table:table-cell office:value-type="float" office:value="2.67051629492" calcext:value-type="float">
            <text:p>2.6705162949</text:p>
          </table:table-cell>
          <table:table-cell office:value-type="float" office:value="2.12453105871" calcext:value-type="float">
            <text:p>2.1245310587</text:p>
          </table:table-cell>
          <table:table-cell office:value-type="float" office:value="1.96197560159" calcext:value-type="float">
            <text:p>1.9619756016</text:p>
          </table:table-cell>
          <table:table-cell office:value-type="float" office:value="2.39806859475" calcext:value-type="float">
            <text:p>2.3980685948</text:p>
          </table:table-cell>
          <table:table-cell office:value-type="float" office:value="2.49914267259" calcext:value-type="float">
            <text:p>2.4991426726</text:p>
          </table:table-cell>
          <table:table-cell office:value-type="float" office:value="2.2898751554" calcext:value-type="float">
            <text:p>2.2898751554</text:p>
          </table:table-cell>
          <table:table-cell office:value-type="float" office:value="2.2835522411" calcext:value-type="float">
            <text:p>2.2835522411</text:p>
          </table:table-cell>
          <table:table-cell office:value-type="float" office:value="1.88416564126" calcext:value-type="float">
            <text:p>1.8841656413</text:p>
          </table:table-cell>
          <table:table-cell office:value-type="float" office:value="2.15259238226" calcext:value-type="float">
            <text:p>2.1525923823</text:p>
          </table:table-cell>
          <table:table-cell office:value-type="float" office:value="1.9397433943" calcext:value-type="float">
            <text:p>1.9397433943</text:p>
          </table:table-cell>
          <table:table-cell office:value-type="float" office:value="2.75888459687" calcext:value-type="float">
            <text:p>2.7588845969</text:p>
          </table:table-cell>
          <table:table-cell office:value-type="float" office:value="2.28181359617" calcext:value-type="float">
            <text:p>2.2818135962</text:p>
          </table:table-cell>
          <table:table-cell office:value-type="float" office:value="2.18247593322" calcext:value-type="float">
            <text:p>2.1824759332</text:p>
          </table:table-cell>
          <table:table-cell office:value-type="float" office:value="2.69345750104" calcext:value-type="float">
            <text:p>2.693457501</text:p>
          </table:table-cell>
          <table:table-cell office:value-type="float" office:value="2.49995892681" calcext:value-type="float">
            <text:p>2.4999589268</text:p>
          </table:table-cell>
          <table:table-cell office:value-type="float" office:value="2.30430566258" calcext:value-type="float">
            <text:p>2.3043056626</text:p>
          </table:table-cell>
          <table:table-cell office:value-type="float" office:value="2.29568367386" calcext:value-type="float">
            <text:p>2.2956836739</text:p>
          </table:table-cell>
          <table:table-cell office:value-type="float" office:value="2.87039105906" calcext:value-type="float">
            <text:p>2.8703910591</text:p>
          </table:table-cell>
          <table:table-cell office:value-type="float" office:value="2.75092426022" calcext:value-type="float">
            <text:p>2.7509242602</text:p>
          </table:table-cell>
          <table:table-cell office:value-type="float" office:value="2.68864105148" calcext:value-type="float">
            <text:p>2.6886410515</text:p>
          </table:table-cell>
          <table:table-cell office:value-type="float" office:value="2.49862668323" calcext:value-type="float">
            <text:p>2.4986266832</text:p>
          </table:table-cell>
          <table:table-cell office:value-type="float" office:value="2.69126691098" calcext:value-type="float">
            <text:p>2.691266911</text:p>
          </table:table-cell>
          <table:table-cell office:value-type="float" office:value="2.27079234826" calcext:value-type="float">
            <text:p>2.2707923483</text:p>
          </table:table-cell>
          <table:table-cell office:value-type="float" office:value="2.9254421267" calcext:value-type="float">
            <text:p>2.9254421267</text:p>
          </table:table-cell>
          <table:table-cell office:value-type="float" office:value="2.54878672835" calcext:value-type="float">
            <text:p>2.5487867284</text:p>
          </table:table-cell>
          <table:table-cell office:value-type="float" office:value="2.26101919218" calcext:value-type="float">
            <text:p>2.2610191922</text:p>
          </table:table-cell>
          <table:table-cell office:value-type="float" office:value="2.38855597516" calcext:value-type="float">
            <text:p>2.3885559752</text:p>
          </table:table-cell>
          <table:table-cell office:value-type="float" office:value="2.61729052541" calcext:value-type="float">
            <text:p>2.6172905254</text:p>
          </table:table-cell>
          <table:table-cell office:value-type="float" office:value="2.6782020904" calcext:value-type="float">
            <text:p>2.6782020904</text:p>
          </table:table-cell>
          <table:table-cell office:value-type="float" office:value="2.73361742841" calcext:value-type="float">
            <text:p>2.7336174284</text:p>
          </table:table-cell>
          <table:table-cell office:value-type="float" office:value="2.45270612139" calcext:value-type="float">
            <text:p>2.4527061214</text:p>
          </table:table-cell>
          <table:table-cell office:value-type="float" office:value="2.6248040962" calcext:value-type="float">
            <text:p>2.6248040962</text:p>
          </table:table-cell>
          <table:table-cell office:value-type="float" office:value="2.56114768158" calcext:value-type="float">
            <text:p>2.5611476816</text:p>
          </table:table-cell>
          <table:table-cell office:value-type="float" office:value="3.31343662649" calcext:value-type="float">
            <text:p>3.3134366265</text:p>
          </table:table-cell>
          <table:table-cell office:value-type="float" office:value="2.22661437139" calcext:value-type="float">
            <text:p>2.2266143714</text:p>
          </table:table-cell>
          <table:table-cell office:value-type="float" office:value="2.65622690327" calcext:value-type="float">
            <text:p>2.6562269033</text:p>
          </table:table-cell>
          <table:table-cell office:value-type="float" office:value="2.91440025974" calcext:value-type="float">
            <text:p>2.9144002597</text:p>
          </table:table-cell>
          <table:table-cell office:value-type="float" office:value="2.17947077778" calcext:value-type="float">
            <text:p>2.1794707778</text:p>
          </table:table-cell>
          <table:table-cell office:value-type="float" office:value="2.30658824174" calcext:value-type="float">
            <text:p>2.3065882417</text:p>
          </table:table-cell>
          <table:table-cell office:value-type="float" office:value="2.45088590293" calcext:value-type="float">
            <text:p>2.4508859029</text:p>
          </table:table-cell>
          <table:table-cell office:value-type="float" office:value="2.37425860269" calcext:value-type="float">
            <text:p>2.3742586027</text:p>
          </table:table-cell>
          <table:table-cell office:value-type="float" office:value="0.350367151984" calcext:value-type="float">
            <text:p>0.350367152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103069938" calcext:value-type="float">
            <text:p>5.2103069938</text:p>
          </table:table-cell>
          <table:table-cell office:value-type="float" office:value="5.21040836984" calcext:value-type="float">
            <text:p>5.2104083698</text:p>
          </table:table-cell>
          <table:table-cell office:value-type="float" office:value="5.21052511166" calcext:value-type="float">
            <text:p>5.2105251117</text:p>
          </table:table-cell>
          <table:table-cell office:value-type="float" office:value="5.21045687464" calcext:value-type="float">
            <text:p>5.2104568746</text:p>
          </table:table-cell>
          <table:table-cell office:value-type="float" office:value="5.21048256563" calcext:value-type="float">
            <text:p>5.2104825656</text:p>
          </table:table-cell>
          <table:table-cell office:value-type="float" office:value="5.21046562513" calcext:value-type="float">
            <text:p>5.2104656251</text:p>
          </table:table-cell>
          <table:table-cell office:value-type="float" office:value="5.21041273318" calcext:value-type="float">
            <text:p>5.2104127332</text:p>
          </table:table-cell>
          <table:table-cell office:value-type="float" office:value="5.21041246157" calcext:value-type="float">
            <text:p>5.2104124616</text:p>
          </table:table-cell>
          <table:table-cell office:value-type="float" office:value="5.21007804092" calcext:value-type="float">
            <text:p>5.2100780409</text:p>
          </table:table-cell>
          <table:table-cell office:value-type="float" office:value="5.21043479172" calcext:value-type="float">
            <text:p>5.2104347917</text:p>
          </table:table-cell>
          <table:table-cell office:value-type="float" office:value="5.20961855505" calcext:value-type="float">
            <text:p>5.2096185551</text:p>
          </table:table-cell>
          <table:table-cell office:value-type="float" office:value="5.21044934049" calcext:value-type="float">
            <text:p>5.2104493405</text:p>
          </table:table-cell>
          <table:table-cell office:value-type="float" office:value="5.21043587979" calcext:value-type="float">
            <text:p>5.2104358798</text:p>
          </table:table-cell>
          <table:table-cell office:value-type="float" office:value="5.21035847956" calcext:value-type="float">
            <text:p>5.2103584796</text:p>
          </table:table-cell>
          <table:table-cell office:value-type="float" office:value="5.21023700148" calcext:value-type="float">
            <text:p>5.2102370015</text:p>
          </table:table-cell>
          <table:table-cell office:value-type="float" office:value="5.21034948014" calcext:value-type="float">
            <text:p>5.2103494801</text:p>
          </table:table-cell>
          <table:table-cell office:value-type="float" office:value="5.21035772646" calcext:value-type="float">
            <text:p>5.2103577265</text:p>
          </table:table-cell>
          <table:table-cell office:value-type="float" office:value="5.21052226248" calcext:value-type="float">
            <text:p>5.2105222625</text:p>
          </table:table-cell>
          <table:table-cell office:value-type="float" office:value="5.21044123241" calcext:value-type="float">
            <text:p>5.2104412324</text:p>
          </table:table-cell>
          <table:table-cell office:value-type="float" office:value="5.21051909138" calcext:value-type="float">
            <text:p>5.2105190914</text:p>
          </table:table-cell>
          <table:table-cell office:value-type="float" office:value="5.20977027114" calcext:value-type="float">
            <text:p>5.2097702711</text:p>
          </table:table-cell>
          <table:table-cell office:value-type="float" office:value="5.21039810138" calcext:value-type="float">
            <text:p>5.2103981014</text:p>
          </table:table-cell>
          <table:table-cell office:value-type="float" office:value="5.21037089912" calcext:value-type="float">
            <text:p>5.2103708991</text:p>
          </table:table-cell>
          <table:table-cell office:value-type="float" office:value="5.20991384015" calcext:value-type="float">
            <text:p>5.2099138402</text:p>
          </table:table-cell>
          <table:table-cell office:value-type="float" office:value="5.21030478945" calcext:value-type="float">
            <text:p>5.2103047895</text:p>
          </table:table-cell>
          <table:table-cell office:value-type="float" office:value="5.21040058598" calcext:value-type="float">
            <text:p>5.210400586</text:p>
          </table:table-cell>
          <table:table-cell office:value-type="float" office:value="5.21044088113" calcext:value-type="float">
            <text:p>5.2104408811</text:p>
          </table:table-cell>
          <table:table-cell office:value-type="float" office:value="5.20951565634" calcext:value-type="float">
            <text:p>5.2095156563</text:p>
          </table:table-cell>
          <table:table-cell office:value-type="float" office:value="5.20977011252" calcext:value-type="float">
            <text:p>5.2097701125</text:p>
          </table:table-cell>
          <table:table-cell office:value-type="float" office:value="5.20997453077" calcext:value-type="float">
            <text:p>5.2099745308</text:p>
          </table:table-cell>
          <table:table-cell office:value-type="float" office:value="5.21029426399" calcext:value-type="float">
            <text:p>5.210294264</text:p>
          </table:table-cell>
          <table:table-cell office:value-type="float" office:value="5.21002252579" calcext:value-type="float">
            <text:p>5.2100225258</text:p>
          </table:table-cell>
          <table:table-cell office:value-type="float" office:value="5.21039794213" calcext:value-type="float">
            <text:p>5.2103979421</text:p>
          </table:table-cell>
          <table:table-cell office:value-type="float" office:value="5.20945108324" calcext:value-type="float">
            <text:p>5.2094510832</text:p>
          </table:table-cell>
          <table:table-cell office:value-type="float" office:value="5.21025695371" calcext:value-type="float">
            <text:p>5.2102569537</text:p>
          </table:table-cell>
          <table:table-cell office:value-type="float" office:value="5.21035015415" calcext:value-type="float">
            <text:p>5.2103501542</text:p>
          </table:table-cell>
          <table:table-cell office:value-type="float" office:value="5.21023635436" calcext:value-type="float">
            <text:p>5.2102363544</text:p>
          </table:table-cell>
          <table:table-cell office:value-type="float" office:value="5.21011058009" calcext:value-type="float">
            <text:p>5.2101105801</text:p>
          </table:table-cell>
          <table:table-cell office:value-type="float" office:value="5.21002262982" calcext:value-type="float">
            <text:p>5.2100226298</text:p>
          </table:table-cell>
          <table:table-cell office:value-type="float" office:value="5.20997416989" calcext:value-type="float">
            <text:p>5.2099741699</text:p>
          </table:table-cell>
          <table:table-cell office:value-type="float" office:value="5.21038792547" calcext:value-type="float">
            <text:p>5.2103879255</text:p>
          </table:table-cell>
          <table:table-cell office:value-type="float" office:value="5.2100433843" calcext:value-type="float">
            <text:p>5.2100433843</text:p>
          </table:table-cell>
          <table:table-cell office:value-type="float" office:value="5.21017590801" calcext:value-type="float">
            <text:p>5.210175908</text:p>
          </table:table-cell>
          <table:table-cell office:value-type="float" office:value="5.20753291612" calcext:value-type="float">
            <text:p>5.2075329161</text:p>
          </table:table-cell>
          <table:table-cell office:value-type="float" office:value="5.21030189102" calcext:value-type="float">
            <text:p>5.210301891</text:p>
          </table:table-cell>
          <table:table-cell office:value-type="float" office:value="5.21012669478" calcext:value-type="float">
            <text:p>5.2101266948</text:p>
          </table:table-cell>
          <table:table-cell office:value-type="float" office:value="5.20913386004" calcext:value-type="float">
            <text:p>5.20913386</text:p>
          </table:table-cell>
          <table:table-cell office:value-type="float" office:value="5.21038591345" calcext:value-type="float">
            <text:p>5.2103859135</text:p>
          </table:table-cell>
          <table:table-cell office:value-type="float" office:value="5.2104388695" calcext:value-type="float">
            <text:p>5.2104388695</text:p>
          </table:table-cell>
          <table:table-cell office:value-type="float" office:value="5.21016894228" calcext:value-type="float">
            <text:p>5.2101689423</text:p>
          </table:table-cell>
          <table:table-cell office:value-type="float" office:value="5.21015890495" calcext:value-type="float">
            <text:p>5.210158905</text:p>
          </table:table-cell>
          <table:table-cell office:value-type="float" office:value="0.000481068399277" calcext:value-type="float">
            <text:p>0.0004810684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53483743638" calcext:value-type="float">
            <text:p>-2.5348374364</text:p>
          </table:table-cell>
          <table:table-cell office:value-type="float" office:value="-1.83349760544" calcext:value-type="float">
            <text:p>-1.8334976054</text:p>
          </table:table-cell>
          <table:table-cell office:value-type="float" office:value="-1.84646455845" calcext:value-type="float">
            <text:p>-1.8464645585</text:p>
          </table:table-cell>
          <table:table-cell office:value-type="float" office:value="-2.08832670152" calcext:value-type="float">
            <text:p>-2.0883267015</text:p>
          </table:table-cell>
          <table:table-cell office:value-type="float" office:value="-1.83345523871" calcext:value-type="float">
            <text:p>-1.8334552387</text:p>
          </table:table-cell>
          <table:table-cell office:value-type="float" office:value="-1.83352658932" calcext:value-type="float">
            <text:p>-1.8335265893</text:p>
          </table:table-cell>
          <table:table-cell office:value-type="float" office:value="-1.75323914967" calcext:value-type="float">
            <text:p>-1.7532391497</text:p>
          </table:table-cell>
          <table:table-cell office:value-type="float" office:value="-2.13111711587" calcext:value-type="float">
            <text:p>-2.1311171159</text:p>
          </table:table-cell>
          <table:table-cell office:value-type="float" office:value="-1.71609926914" calcext:value-type="float">
            <text:p>-1.7160992691</text:p>
          </table:table-cell>
          <table:table-cell office:value-type="float" office:value="-1.88408231557" calcext:value-type="float">
            <text:p>-1.8840823156</text:p>
          </table:table-cell>
          <table:table-cell office:value-type="float" office:value="-1.68260017688" calcext:value-type="float">
            <text:p>-1.6826001769</text:p>
          </table:table-cell>
          <table:table-cell office:value-type="float" office:value="-1.94755215086" calcext:value-type="float">
            <text:p>-1.9475521509</text:p>
          </table:table-cell>
          <table:table-cell office:value-type="float" office:value="-1.91887908806" calcext:value-type="float">
            <text:p>-1.9188790881</text:p>
          </table:table-cell>
          <table:table-cell office:value-type="float" office:value="-1.72760691641" calcext:value-type="float">
            <text:p>-1.7276069164</text:p>
          </table:table-cell>
          <table:table-cell office:value-type="float" office:value="-1.87716910936" calcext:value-type="float">
            <text:p>-1.8771691094</text:p>
          </table:table-cell>
          <table:table-cell office:value-type="float" office:value="-1.8772669402" calcext:value-type="float">
            <text:p>-1.8772669402</text:p>
          </table:table-cell>
          <table:table-cell office:value-type="float" office:value="-1.82460430706" calcext:value-type="float">
            <text:p>-1.8246043071</text:p>
          </table:table-cell>
          <table:table-cell office:value-type="float" office:value="-1.94034730256" calcext:value-type="float">
            <text:p>-1.9403473026</text:p>
          </table:table-cell>
          <table:table-cell office:value-type="float" office:value="-1.99239463331" calcext:value-type="float">
            <text:p>-1.9923946333</text:p>
          </table:table-cell>
          <table:table-cell office:value-type="float" office:value="-1.96227392737" calcext:value-type="float">
            <text:p>-1.9622739274</text:p>
          </table:table-cell>
          <table:table-cell office:value-type="float" office:value="-1.71595626218" calcext:value-type="float">
            <text:p>-1.7159562622</text:p>
          </table:table-cell>
          <table:table-cell office:value-type="float" office:value="-1.8310387753" calcext:value-type="float">
            <text:p>-1.8310387753</text:p>
          </table:table-cell>
          <table:table-cell office:value-type="float" office:value="-1.89784126349" calcext:value-type="float">
            <text:p>-1.8978412635</text:p>
          </table:table-cell>
          <table:table-cell office:value-type="float" office:value="-1.89445470221" calcext:value-type="float">
            <text:p>-1.8944547022</text:p>
          </table:table-cell>
          <table:table-cell office:value-type="float" office:value="-1.85716723489" calcext:value-type="float">
            <text:p>-1.8571672349</text:p>
          </table:table-cell>
          <table:table-cell office:value-type="float" office:value="-1.83743801024" calcext:value-type="float">
            <text:p>-1.8374380102</text:p>
          </table:table-cell>
          <table:table-cell office:value-type="float" office:value="-1.86381632895" calcext:value-type="float">
            <text:p>-1.863816329</text:p>
          </table:table-cell>
          <table:table-cell office:value-type="float" office:value="-1.71589117062" calcext:value-type="float">
            <text:p>-1.7158911706</text:p>
          </table:table-cell>
          <table:table-cell office:value-type="float" office:value="-1.59004073339" calcext:value-type="float">
            <text:p>-1.5900407334</text:p>
          </table:table-cell>
          <table:table-cell office:value-type="float" office:value="-1.61984705695" calcext:value-type="float">
            <text:p>-1.619847057</text:p>
          </table:table-cell>
          <table:table-cell office:value-type="float" office:value="-1.85716159035" calcext:value-type="float">
            <text:p>-1.8571615904</text:p>
          </table:table-cell>
          <table:table-cell office:value-type="float" office:value="-1.66656282053" calcext:value-type="float">
            <text:p>-1.6665628205</text:p>
          </table:table-cell>
          <table:table-cell office:value-type="float" office:value="-1.85714435554" calcext:value-type="float">
            <text:p>-1.8571443555</text:p>
          </table:table-cell>
          <table:table-cell office:value-type="float" office:value="-1.59975908832" calcext:value-type="float">
            <text:p>-1.5997590883</text:p>
          </table:table-cell>
          <table:table-cell office:value-type="float" office:value="-1.79303217653" calcext:value-type="float">
            <text:p>-1.7930321765</text:p>
          </table:table-cell>
          <table:table-cell office:value-type="float" office:value="-1.89783518672" calcext:value-type="float">
            <text:p>-1.8978351867</text:p>
          </table:table-cell>
          <table:table-cell office:value-type="float" office:value="-1.92285558734" calcext:value-type="float">
            <text:p>-1.9228555873</text:p>
          </table:table-cell>
          <table:table-cell office:value-type="float" office:value="-1.71041493068" calcext:value-type="float">
            <text:p>-1.7104149307</text:p>
          </table:table-cell>
          <table:table-cell office:value-type="float" office:value="-1.66656528228" calcext:value-type="float">
            <text:p>-1.6665652823</text:p>
          </table:table-cell>
          <table:table-cell office:value-type="float" office:value="-1.68276100253" calcext:value-type="float">
            <text:p>-1.6827610025</text:p>
          </table:table-cell>
          <table:table-cell office:value-type="float" office:value="-1.71617558762" calcext:value-type="float">
            <text:p>-1.7161755876</text:p>
          </table:table-cell>
          <table:table-cell office:value-type="float" office:value="-1.76258760675" calcext:value-type="float">
            <text:p>-1.7625876068</text:p>
          </table:table-cell>
          <table:table-cell office:value-type="float" office:value="-1.70483494415" calcext:value-type="float">
            <text:p>-1.7048349442</text:p>
          </table:table-cell>
          <table:table-cell office:value-type="float" office:value="-1.60403892493" calcext:value-type="float">
            <text:p>-1.6040389249</text:p>
          </table:table-cell>
          <table:table-cell office:value-type="float" office:value="-1.83743607666" calcext:value-type="float">
            <text:p>-1.8374360767</text:p>
          </table:table-cell>
          <table:table-cell office:value-type="float" office:value="-1.64027172272" calcext:value-type="float">
            <text:p>-1.6402717227</text:p>
          </table:table-cell>
          <table:table-cell office:value-type="float" office:value="-1.69337338222" calcext:value-type="float">
            <text:p>-1.6933733822</text:p>
          </table:table-cell>
          <table:table-cell office:value-type="float" office:value="-2.10523605887" calcext:value-type="float">
            <text:p>-2.1052360589</text:p>
          </table:table-cell>
          <table:table-cell office:value-type="float" office:value="-1.76875624375" calcext:value-type="float">
            <text:p>-1.7687562438</text:p>
          </table:table-cell>
          <table:table-cell office:value-type="float" office:value="-1.67201378264" calcext:value-type="float">
            <text:p>-1.6720137826</text:p>
          </table:table-cell>
          <table:table-cell office:value-type="float" office:value="-1.82375296843" calcext:value-type="float">
            <text:p>-1.8237529684</text:p>
          </table:table-cell>
          <table:table-cell office:value-type="float" office:value="0.163043752232" calcext:value-type="float">
            <text:p>0.1630437522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80459074012" calcext:value-type="float">
            <text:p>4.8045907401</text:p>
          </table:table-cell>
          <table:table-cell office:value-type="float" office:value="2.02594923274" calcext:value-type="float">
            <text:p>2.0259492327</text:p>
          </table:table-cell>
          <table:table-cell office:value-type="float" office:value="2.58907721697" calcext:value-type="float">
            <text:p>2.589077217</text:p>
          </table:table-cell>
          <table:table-cell office:value-type="float" office:value="4.59666956464" calcext:value-type="float">
            <text:p>4.5966695646</text:p>
          </table:table-cell>
          <table:table-cell office:value-type="float" office:value="3.99357051813" calcext:value-type="float">
            <text:p>3.9935705181</text:p>
          </table:table-cell>
          <table:table-cell office:value-type="float" office:value="2.19807089013" calcext:value-type="float">
            <text:p>2.1980708901</text:p>
          </table:table-cell>
          <table:table-cell office:value-type="float" office:value="4.17204393963" calcext:value-type="float">
            <text:p>4.1720439396</text:p>
          </table:table-cell>
          <table:table-cell office:value-type="float" office:value="4.51519466489" calcext:value-type="float">
            <text:p>4.5151946649</text:p>
          </table:table-cell>
          <table:table-cell office:value-type="float" office:value="4.32552271357" calcext:value-type="float">
            <text:p>4.3255227136</text:p>
          </table:table-cell>
          <table:table-cell office:value-type="float" office:value="3.25999616797" calcext:value-type="float">
            <text:p>3.259996168</text:p>
          </table:table-cell>
          <table:table-cell office:value-type="float" office:value="4.43558538122" calcext:value-type="float">
            <text:p>4.4355853812</text:p>
          </table:table-cell>
          <table:table-cell office:value-type="float" office:value="3.7398539975" calcext:value-type="float">
            <text:p>3.7398539975</text:p>
          </table:table-cell>
          <table:table-cell office:value-type="float" office:value="2.72523902619" calcext:value-type="float">
            <text:p>2.7252390262</text:p>
          </table:table-cell>
          <table:table-cell office:value-type="float" office:value="3.48757579308" calcext:value-type="float">
            <text:p>3.4875757931</text:p>
          </table:table-cell>
          <table:table-cell office:value-type="float" office:value="5.20866634902" calcext:value-type="float">
            <text:p>5.208666349</text:p>
          </table:table-cell>
          <table:table-cell office:value-type="float" office:value="4.10383195981" calcext:value-type="float">
            <text:p>4.1038319598</text:p>
          </table:table-cell>
          <table:table-cell office:value-type="float" office:value="3.68626085379" calcext:value-type="float">
            <text:p>3.6862608538</text:p>
          </table:table-cell>
          <table:table-cell office:value-type="float" office:value="2.45723967229" calcext:value-type="float">
            <text:p>2.4572396723</text:p>
          </table:table-cell>
          <table:table-cell office:value-type="float" office:value="4.22245625201" calcext:value-type="float">
            <text:p>4.222456252</text:p>
          </table:table-cell>
          <table:table-cell office:value-type="float" office:value="2.88469675027" calcext:value-type="float">
            <text:p>2.8846967503</text:p>
          </table:table-cell>
          <table:table-cell office:value-type="float" office:value="5.21255891999" calcext:value-type="float">
            <text:p>5.21255892</text:p>
          </table:table-cell>
          <table:table-cell office:value-type="float" office:value="3.72709761848" calcext:value-type="float">
            <text:p>3.7270976185</text:p>
          </table:table-cell>
          <table:table-cell office:value-type="float" office:value="3.72271253632" calcext:value-type="float">
            <text:p>3.7227125363</text:p>
          </table:table-cell>
          <table:table-cell office:value-type="float" office:value="5.36678847188" calcext:value-type="float">
            <text:p>5.3667884719</text:p>
          </table:table-cell>
          <table:table-cell office:value-type="float" office:value="5.08474142476" calcext:value-type="float">
            <text:p>5.0847414248</text:p>
          </table:table-cell>
          <table:table-cell office:value-type="float" office:value="4.08359368058" calcext:value-type="float">
            <text:p>4.0835936806</text:p>
          </table:table-cell>
          <table:table-cell office:value-type="float" office:value="4.02232028088" calcext:value-type="float">
            <text:p>4.0223202809</text:p>
          </table:table-cell>
          <table:table-cell office:value-type="float" office:value="5.81565978895" calcext:value-type="float">
            <text:p>5.815659789</text:p>
          </table:table-cell>
          <table:table-cell office:value-type="float" office:value="3.97509846684" calcext:value-type="float">
            <text:p>3.9750984668</text:p>
          </table:table-cell>
          <table:table-cell office:value-type="float" office:value="3.93811343772" calcext:value-type="float">
            <text:p>3.9381134377</text:p>
          </table:table-cell>
          <table:table-cell office:value-type="float" office:value="5.04942119551" calcext:value-type="float">
            <text:p>5.0494211955</text:p>
          </table:table-cell>
          <table:table-cell office:value-type="float" office:value="4.39822144799" calcext:value-type="float">
            <text:p>4.398221448</text:p>
          </table:table-cell>
          <table:table-cell office:value-type="float" office:value="3.83805093251" calcext:value-type="float">
            <text:p>3.8380509325</text:p>
          </table:table-cell>
          <table:table-cell office:value-type="float" office:value="4.96539129524" calcext:value-type="float">
            <text:p>4.9653912952</text:p>
          </table:table-cell>
          <table:table-cell office:value-type="float" office:value="4.83304103394" calcext:value-type="float">
            <text:p>4.8330410339</text:p>
          </table:table-cell>
          <table:table-cell office:value-type="float" office:value="4.11907276407" calcext:value-type="float">
            <text:p>4.1190727641</text:p>
          </table:table-cell>
          <table:table-cell office:value-type="float" office:value="3.95789663596" calcext:value-type="float">
            <text:p>3.957896636</text:p>
          </table:table-cell>
          <table:table-cell office:value-type="float" office:value="4.40970228279" calcext:value-type="float">
            <text:p>4.4097022828</text:p>
          </table:table-cell>
          <table:table-cell office:value-type="float" office:value="4.32850894402" calcext:value-type="float">
            <text:p>4.328508944</text:p>
          </table:table-cell>
          <table:table-cell office:value-type="float" office:value="4.82272964588" calcext:value-type="float">
            <text:p>4.8227296459</text:p>
          </table:table-cell>
          <table:table-cell office:value-type="float" office:value="3.62285396245" calcext:value-type="float">
            <text:p>3.6228539625</text:p>
          </table:table-cell>
          <table:table-cell office:value-type="float" office:value="4.91072905229" calcext:value-type="float">
            <text:p>4.9107290523</text:p>
          </table:table-cell>
          <table:table-cell office:value-type="float" office:value="4.05327719125" calcext:value-type="float">
            <text:p>4.0532771913</text:p>
          </table:table-cell>
          <table:table-cell office:value-type="float" office:value="7.04534123323" calcext:value-type="float">
            <text:p>7.0453412332</text:p>
          </table:table-cell>
          <table:table-cell office:value-type="float" office:value="3.4524461867" calcext:value-type="float">
            <text:p>3.4524461867</text:p>
          </table:table-cell>
          <table:table-cell office:value-type="float" office:value="3.9592226026" calcext:value-type="float">
            <text:p>3.9592226026</text:p>
          </table:table-cell>
          <table:table-cell office:value-type="float" office:value="5.80234274945" calcext:value-type="float">
            <text:p>5.8023427495</text:p>
          </table:table-cell>
          <table:table-cell office:value-type="float" office:value="5.05478730093" calcext:value-type="float">
            <text:p>5.0547873009</text:p>
          </table:table-cell>
          <table:table-cell office:value-type="float" office:value="3.33294464741" calcext:value-type="float">
            <text:p>3.3329446474</text:p>
          </table:table-cell>
          <table:table-cell office:value-type="float" office:value="3.21476488495" calcext:value-type="float">
            <text:p>3.214764885</text:p>
          </table:table-cell>
          <table:table-cell office:value-type="float" office:value="4.15103044599" calcext:value-type="float">
            <text:p>4.151030446</text:p>
          </table:table-cell>
          <table:table-cell office:value-type="float" office:value="0.950399059272" calcext:value-type="float">
            <text:p>0.9503990593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3.2832039704" calcext:value-type="float">
            <text:p>3.2832039704</text:p>
          </table:table-cell>
          <table:table-cell office:value-type="float" office:value="3.04819275968" calcext:value-type="float">
            <text:p>3.0481927597</text:p>
          </table:table-cell>
          <table:table-cell office:value-type="float" office:value="3.0347776646" calcext:value-type="float">
            <text:p>3.0347776646</text:p>
          </table:table-cell>
          <table:table-cell office:value-type="float" office:value="3.25461875268" calcext:value-type="float">
            <text:p>3.2546187527</text:p>
          </table:table-cell>
          <table:table-cell office:value-type="float" office:value="2.93776792019" calcext:value-type="float">
            <text:p>2.9377679202</text:p>
          </table:table-cell>
          <table:table-cell office:value-type="float" office:value="3.03031590649" calcext:value-type="float">
            <text:p>3.0303159065</text:p>
          </table:table-cell>
          <table:table-cell office:value-type="float" office:value="3.71045700526" calcext:value-type="float">
            <text:p>3.7104570053</text:p>
          </table:table-cell>
          <table:table-cell office:value-type="float" office:value="3.00473347567" calcext:value-type="float">
            <text:p>3.0047334757</text:p>
          </table:table-cell>
          <table:table-cell office:value-type="float" office:value="5.91393494968" calcext:value-type="float">
            <text:p>5.9139349497</text:p>
          </table:table-cell>
          <table:table-cell office:value-type="float" office:value="4.6336249853" calcext:value-type="float">
            <text:p>4.6336249853</text:p>
          </table:table-cell>
          <table:table-cell office:value-type="float" office:value="6.35101472735" calcext:value-type="float">
            <text:p>6.3510147274</text:p>
          </table:table-cell>
          <table:table-cell office:value-type="float" office:value="4.20363785191" calcext:value-type="float">
            <text:p>4.2036378519</text:p>
          </table:table-cell>
          <table:table-cell office:value-type="float" office:value="4.37124751574" calcext:value-type="float">
            <text:p>4.3712475157</text:p>
          </table:table-cell>
          <table:table-cell office:value-type="float" office:value="5.88100615638" calcext:value-type="float">
            <text:p>5.8810061564</text:p>
          </table:table-cell>
          <table:table-cell office:value-type="float" office:value="4.68631707479" calcext:value-type="float">
            <text:p>4.6863170748</text:p>
          </table:table-cell>
          <table:table-cell office:value-type="float" office:value="4.70100817761" calcext:value-type="float">
            <text:p>4.7010081776</text:p>
          </table:table-cell>
          <table:table-cell office:value-type="float" office:value="5.08564857353" calcext:value-type="float">
            <text:p>5.0856485735</text:p>
          </table:table-cell>
          <table:table-cell office:value-type="float" office:value="4.23393399023" calcext:value-type="float">
            <text:p>4.2339339902</text:p>
          </table:table-cell>
          <table:table-cell office:value-type="float" office:value="3.86723511364" calcext:value-type="float">
            <text:p>3.8672351136</text:p>
          </table:table-cell>
          <table:table-cell office:value-type="float" office:value="4.0960617833" calcext:value-type="float">
            <text:p>4.0960617833</text:p>
          </table:table-cell>
          <table:table-cell office:value-type="float" office:value="6.03473387163" calcext:value-type="float">
            <text:p>6.0347338716</text:p>
          </table:table-cell>
          <table:table-cell office:value-type="float" office:value="5.03582074989" calcext:value-type="float">
            <text:p>5.0358207499</text:p>
          </table:table-cell>
          <table:table-cell office:value-type="float" office:value="4.52257401471" calcext:value-type="float">
            <text:p>4.5225740147</text:p>
          </table:table-cell>
          <table:table-cell office:value-type="float" office:value="5.53994473653" calcext:value-type="float">
            <text:p>5.5399447365</text:p>
          </table:table-cell>
          <table:table-cell office:value-type="float" office:value="4.81462367137" calcext:value-type="float">
            <text:p>4.8146236714</text:p>
          </table:table-cell>
          <table:table-cell office:value-type="float" office:value="4.79652154243" calcext:value-type="float">
            <text:p>4.7965215424</text:p>
          </table:table-cell>
          <table:table-cell office:value-type="float" office:value="4.81293925484" calcext:value-type="float">
            <text:p>4.8129392548</text:p>
          </table:table-cell>
          <table:table-cell office:value-type="float" office:value="6.01197797925" calcext:value-type="float">
            <text:p>6.0119779793</text:p>
          </table:table-cell>
          <table:table-cell office:value-type="float" office:value="7.23072245835" calcext:value-type="float">
            <text:p>7.2307224584</text:p>
          </table:table-cell>
          <table:table-cell office:value-type="float" office:value="6.94365324442" calcext:value-type="float">
            <text:p>6.9436532444</text:p>
          </table:table-cell>
          <table:table-cell office:value-type="float" office:value="4.8429825216" calcext:value-type="float">
            <text:p>4.8429825216</text:p>
          </table:table-cell>
          <table:table-cell office:value-type="float" office:value="6.49732626564" calcext:value-type="float">
            <text:p>6.4973262656</text:p>
          </table:table-cell>
          <table:table-cell office:value-type="float" office:value="4.86744208061" calcext:value-type="float">
            <text:p>4.8674420806</text:p>
          </table:table-cell>
          <table:table-cell office:value-type="float" office:value="7.14888571072" calcext:value-type="float">
            <text:p>7.1488857107</text:p>
          </table:table-cell>
          <table:table-cell office:value-type="float" office:value="5.32063856873" calcext:value-type="float">
            <text:p>5.3206385687</text:p>
          </table:table-cell>
          <table:table-cell office:value-type="float" office:value="4.53541883994" calcext:value-type="float">
            <text:p>4.5354188399</text:p>
          </table:table-cell>
          <table:table-cell office:value-type="float" office:value="5.36090272762" calcext:value-type="float">
            <text:p>5.3609027276</text:p>
          </table:table-cell>
          <table:table-cell office:value-type="float" office:value="6.10060442676" calcext:value-type="float">
            <text:p>6.1006044268</text:p>
          </table:table-cell>
          <table:table-cell office:value-type="float" office:value="6.49897097629" calcext:value-type="float">
            <text:p>6.4989709763</text:p>
          </table:table-cell>
          <table:table-cell office:value-type="float" office:value="6.29336204459" calcext:value-type="float">
            <text:p>6.2933620446</text:p>
          </table:table-cell>
          <table:table-cell office:value-type="float" office:value="6.03046364187" calcext:value-type="float">
            <text:p>6.0304636419</text:p>
          </table:table-cell>
          <table:table-cell office:value-type="float" office:value="5.63858813363" calcext:value-type="float">
            <text:p>5.6385881336</text:p>
          </table:table-cell>
          <table:table-cell office:value-type="float" office:value="6.16464721134" calcext:value-type="float">
            <text:p>6.1646472113</text:p>
          </table:table-cell>
          <table:table-cell office:value-type="float" office:value="7.084969315" calcext:value-type="float">
            <text:p>7.084969315</text:p>
          </table:table-cell>
          <table:table-cell office:value-type="float" office:value="5.02270574849" calcext:value-type="float">
            <text:p>5.0227057485</text:p>
          </table:table-cell>
          <table:table-cell office:value-type="float" office:value="6.75398007663" calcext:value-type="float">
            <text:p>6.7539800766</text:p>
          </table:table-cell>
          <table:table-cell office:value-type="float" office:value="6.25367800923" calcext:value-type="float">
            <text:p>6.2536780092</text:p>
          </table:table-cell>
          <table:table-cell office:value-type="float" office:value="3.1748649903" calcext:value-type="float">
            <text:p>3.1748649903</text:p>
          </table:table-cell>
          <table:table-cell office:value-type="float" office:value="5.55912906159" calcext:value-type="float">
            <text:p>5.5591290616</text:p>
          </table:table-cell>
          <table:table-cell office:value-type="float" office:value="6.42866336218" calcext:value-type="float">
            <text:p>6.4286633622</text:p>
          </table:table-cell>
          <table:table-cell office:value-type="float" office:value="5.09300947181" calcext:value-type="float">
            <text:p>5.0930094718</text:p>
          </table:table-cell>
          <table:table-cell office:value-type="float" office:value="1.23256402897" calcext:value-type="float">
            <text:p>1.232564029</text:p>
          </table:table-cell>
        </table:table-row>
      </table:table>
      <table:table table:name="Sheet18" table:style-name="ta1">
        <table:table-column table:style-name="co1" table:default-cell-style-name="Default"/>
        <table:table-row table:style-name="ro1">
          <table:table-cell/>
        </table:table-row>
      </table:table>
      <table:table table:name="lukc_param_10" table:style-name="ta1"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ukc1</text:p>
          </table:table-cell>
          <table:table-cell office:value-type="string" calcext:value-type="string">
            <text:p>lukc2</text:p>
          </table:table-cell>
          <table:table-cell office:value-type="string" calcext:value-type="string">
            <text:p>lukc3</text:p>
          </table:table-cell>
          <table:table-cell office:value-type="string" calcext:value-type="string">
            <text:p>lukc4</text:p>
          </table:table-cell>
          <table:table-cell office:value-type="string" calcext:value-type="string">
            <text:p>lukc5</text:p>
          </table:table-cell>
          <table:table-cell office:value-type="string" calcext:value-type="string">
            <text:p>lukc6</text:p>
          </table:table-cell>
          <table:table-cell office:value-type="string" calcext:value-type="string">
            <text:p>lukc7</text:p>
          </table:table-cell>
          <table:table-cell office:value-type="string" calcext:value-type="string">
            <text:p>lukc8</text:p>
          </table:table-cell>
          <table:table-cell office:value-type="string" calcext:value-type="string">
            <text:p>lukc9</text:p>
          </table:table-cell>
          <table:table-cell office:value-type="string" calcext:value-type="string">
            <text:p>lukc10</text:p>
          </table:table-cell>
          <table:table-cell office:value-type="string" calcext:value-type="string">
            <text:p>lukc11</text:p>
          </table:table-cell>
          <table:table-cell office:value-type="string" calcext:value-type="string">
            <text:p>lukc12</text:p>
          </table:table-cell>
          <table:table-cell office:value-type="string" calcext:value-type="string">
            <text:p>lukc13</text:p>
          </table:table-cell>
          <table:table-cell office:value-type="string" calcext:value-type="string">
            <text:p>lukc14</text:p>
          </table:table-cell>
          <table:table-cell office:value-type="string" calcext:value-type="string">
            <text:p>lukc15</text:p>
          </table:table-cell>
          <table:table-cell office:value-type="string" calcext:value-type="string">
            <text:p>lukc16</text:p>
          </table:table-cell>
          <table:table-cell office:value-type="string" calcext:value-type="string">
            <text:p>lukc17</text:p>
          </table:table-cell>
          <table:table-cell office:value-type="string" calcext:value-type="string">
            <text:p>lukc18</text:p>
          </table:table-cell>
          <table:table-cell office:value-type="string" calcext:value-type="string">
            <text:p>lukc19</text:p>
          </table:table-cell>
          <table:table-cell office:value-type="string" calcext:value-type="string">
            <text:p>lukc20</text:p>
          </table:table-cell>
          <table:table-cell office:value-type="string" calcext:value-type="string">
            <text:p>lukc21</text:p>
          </table:table-cell>
          <table:table-cell office:value-type="string" calcext:value-type="string">
            <text:p>lukc22</text:p>
          </table:table-cell>
          <table:table-cell office:value-type="string" calcext:value-type="string">
            <text:p>lukc23</text:p>
          </table:table-cell>
          <table:table-cell office:value-type="string" calcext:value-type="string">
            <text:p>lukc24</text:p>
          </table:table-cell>
          <table:table-cell office:value-type="string" calcext:value-type="string">
            <text:p>lukc25</text:p>
          </table:table-cell>
          <table:table-cell office:value-type="string" calcext:value-type="string">
            <text:p>lukc26</text:p>
          </table:table-cell>
          <table:table-cell office:value-type="string" calcext:value-type="string">
            <text:p>lukc27</text:p>
          </table:table-cell>
          <table:table-cell office:value-type="string" calcext:value-type="string">
            <text:p>lukc28</text:p>
          </table:table-cell>
          <table:table-cell office:value-type="string" calcext:value-type="string">
            <text:p>lukc29</text:p>
          </table:table-cell>
          <table:table-cell office:value-type="string" calcext:value-type="string">
            <text:p>lukc30</text:p>
          </table:table-cell>
          <table:table-cell office:value-type="string" calcext:value-type="string">
            <text:p>lukc31</text:p>
          </table:table-cell>
          <table:table-cell office:value-type="string" calcext:value-type="string">
            <text:p>lukc32</text:p>
          </table:table-cell>
          <table:table-cell office:value-type="string" calcext:value-type="string">
            <text:p>lukc33</text:p>
          </table:table-cell>
          <table:table-cell office:value-type="string" calcext:value-type="string">
            <text:p>lukc34</text:p>
          </table:table-cell>
          <table:table-cell office:value-type="string" calcext:value-type="string">
            <text:p>lukc35</text:p>
          </table:table-cell>
          <table:table-cell office:value-type="string" calcext:value-type="string">
            <text:p>lukc36</text:p>
          </table:table-cell>
          <table:table-cell office:value-type="string" calcext:value-type="string">
            <text:p>lukc37</text:p>
          </table:table-cell>
          <table:table-cell office:value-type="string" calcext:value-type="string">
            <text:p>lukc38</text:p>
          </table:table-cell>
          <table:table-cell office:value-type="string" calcext:value-type="string">
            <text:p>lukc39</text:p>
          </table:table-cell>
          <table:table-cell office:value-type="string" calcext:value-type="string">
            <text:p>lukc40</text:p>
          </table:table-cell>
          <table:table-cell office:value-type="string" calcext:value-type="string">
            <text:p>lukc41</text:p>
          </table:table-cell>
          <table:table-cell office:value-type="string" calcext:value-type="string">
            <text:p>lukc42</text:p>
          </table:table-cell>
          <table:table-cell office:value-type="string" calcext:value-type="string">
            <text:p>lukc43</text:p>
          </table:table-cell>
          <table:table-cell office:value-type="string" calcext:value-type="string">
            <text:p>lukc44</text:p>
          </table:table-cell>
          <table:table-cell office:value-type="string" calcext:value-type="string">
            <text:p>lukc45</text:p>
          </table:table-cell>
          <table:table-cell office:value-type="string" calcext:value-type="string">
            <text:p>lukc46</text:p>
          </table:table-cell>
          <table:table-cell office:value-type="string" calcext:value-type="string">
            <text:p>lukc47</text:p>
          </table:table-cell>
          <table:table-cell office:value-type="string" calcext:value-type="string">
            <text:p>lukc48</text:p>
          </table:table-cell>
          <table:table-cell office:value-type="string" calcext:value-type="string">
            <text:p>lukc49</text:p>
          </table:table-cell>
          <table:table-cell office:value-type="string" calcext:value-type="string">
            <text:p>lukc50</text:p>
          </table:table-cell>
          <table:table-cell office:value-type="string" calcext:value-type="string">
            <text:p>lukc Average</text:p>
          </table:table-cell>
          <table:table-cell office:value-type="string" calcext:value-type="string">
            <text:p>lukc sigma (st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739906048792" calcext:value-type="float">
            <text:p>0.7399060488</text:p>
          </table:table-cell>
          <table:table-cell office:value-type="float" office:value="0.735821416021" calcext:value-type="float">
            <text:p>0.735821416</text:p>
          </table:table-cell>
          <table:table-cell office:value-type="float" office:value="0.733407866973" calcext:value-type="float">
            <text:p>0.733407867</text:p>
          </table:table-cell>
          <table:table-cell office:value-type="float" office:value="0.707407396545" calcext:value-type="float">
            <text:p>0.7074073965</text:p>
          </table:table-cell>
          <table:table-cell office:value-type="float" office:value="0.673348926357" calcext:value-type="float">
            <text:p>0.6733489264</text:p>
          </table:table-cell>
          <table:table-cell office:value-type="float" office:value="0.817122725276" calcext:value-type="float">
            <text:p>0.8171227253</text:p>
          </table:table-cell>
          <table:table-cell office:value-type="float" office:value="0.647482804949" calcext:value-type="float">
            <text:p>0.6474828049</text:p>
          </table:table-cell>
          <table:table-cell office:value-type="float" office:value="1.05922379928" calcext:value-type="float">
            <text:p>1.0592237993</text:p>
          </table:table-cell>
          <table:table-cell office:value-type="float" office:value="0.672696325667" calcext:value-type="float">
            <text:p>0.6726963257</text:p>
          </table:table-cell>
          <table:table-cell office:value-type="float" office:value="0.667637624793" calcext:value-type="float">
            <text:p>0.6676376248</text:p>
          </table:table-cell>
          <table:table-cell office:value-type="float" office:value="0.808538420523" calcext:value-type="float">
            <text:p>0.8085384205</text:p>
          </table:table-cell>
          <table:table-cell office:value-type="float" office:value="0.722684356369" calcext:value-type="float">
            <text:p>0.7226843564</text:p>
          </table:table-cell>
          <table:table-cell office:value-type="float" office:value="0.798045695379" calcext:value-type="float">
            <text:p>0.7980456954</text:p>
          </table:table-cell>
          <table:table-cell office:value-type="float" office:value="0.73304642062" calcext:value-type="float">
            <text:p>0.7330464206</text:p>
          </table:table-cell>
          <table:table-cell office:value-type="float" office:value="0.846555896143" calcext:value-type="float">
            <text:p>0.8465558961</text:p>
          </table:table-cell>
          <table:table-cell office:value-type="float" office:value="0.965604022556" calcext:value-type="float">
            <text:p>0.9656040226</text:p>
          </table:table-cell>
          <table:table-cell office:value-type="float" office:value="0.930787557057" calcext:value-type="float">
            <text:p>0.9307875571</text:p>
          </table:table-cell>
          <table:table-cell office:value-type="float" office:value="0.753371955199" calcext:value-type="float">
            <text:p>0.7533719552</text:p>
          </table:table-cell>
          <table:table-cell office:value-type="float" office:value="0.858139547212" calcext:value-type="float">
            <text:p>0.8581395472</text:p>
          </table:table-cell>
          <table:table-cell office:value-type="float" office:value="0.68101235654" calcext:value-type="float">
            <text:p>0.6810123565</text:p>
          </table:table-cell>
          <table:table-cell office:value-type="float" office:value="0.738506469019" calcext:value-type="float">
            <text:p>0.738506469</text:p>
          </table:table-cell>
          <table:table-cell office:value-type="float" office:value="0.856116160001" calcext:value-type="float">
            <text:p>0.85611616</text:p>
          </table:table-cell>
          <table:table-cell office:value-type="float" office:value="0.679422105934" calcext:value-type="float">
            <text:p>0.6794221059</text:p>
          </table:table-cell>
          <table:table-cell office:value-type="float" office:value="0.778680853092" calcext:value-type="float">
            <text:p>0.7786808531</text:p>
          </table:table-cell>
          <table:table-cell office:value-type="float" office:value="0.815393812021" calcext:value-type="float">
            <text:p>0.815393812</text:p>
          </table:table-cell>
          <table:table-cell office:value-type="float" office:value="0.826009098745" calcext:value-type="float">
            <text:p>0.8260090987</text:p>
          </table:table-cell>
          <table:table-cell office:value-type="float" office:value="0.8254136526" calcext:value-type="float">
            <text:p>0.8254136526</text:p>
          </table:table-cell>
          <table:table-cell office:value-type="float" office:value="0.760077491283" calcext:value-type="float">
            <text:p>0.7600774913</text:p>
          </table:table-cell>
          <table:table-cell office:value-type="float" office:value="0.791063456276" calcext:value-type="float">
            <text:p>0.7910634563</text:p>
          </table:table-cell>
          <table:table-cell office:value-type="float" office:value="0.76201817245" calcext:value-type="float">
            <text:p>0.7620181725</text:p>
          </table:table-cell>
          <table:table-cell office:value-type="float" office:value="0.825258587134" calcext:value-type="float">
            <text:p>0.8252585871</text:p>
          </table:table-cell>
          <table:table-cell office:value-type="float" office:value="0.910374105136" calcext:value-type="float">
            <text:p>0.9103741051</text:p>
          </table:table-cell>
          <table:table-cell office:value-type="float" office:value="0.76578051351" calcext:value-type="float">
            <text:p>0.7657805135</text:p>
          </table:table-cell>
          <table:table-cell office:value-type="float" office:value="0.830817226197" calcext:value-type="float">
            <text:p>0.8308172262</text:p>
          </table:table-cell>
          <table:table-cell office:value-type="float" office:value="0.703764847709" calcext:value-type="float">
            <text:p>0.7037648477</text:p>
          </table:table-cell>
          <table:table-cell office:value-type="float" office:value="0.930683386505" calcext:value-type="float">
            <text:p>0.9306833865</text:p>
          </table:table-cell>
          <table:table-cell office:value-type="float" office:value="0.801358303467" calcext:value-type="float">
            <text:p>0.8013583035</text:p>
          </table:table-cell>
          <table:table-cell office:value-type="float" office:value="0.733552929875" calcext:value-type="float">
            <text:p>0.7335529299</text:p>
          </table:table-cell>
          <table:table-cell office:value-type="float" office:value="0.838417157743" calcext:value-type="float">
            <text:p>0.8384171577</text:p>
          </table:table-cell>
          <table:table-cell office:value-type="float" office:value="0.765627985924" calcext:value-type="float">
            <text:p>0.7656279859</text:p>
          </table:table-cell>
          <table:table-cell office:value-type="float" office:value="0.780222895525" calcext:value-type="float">
            <text:p>0.7802228955</text:p>
          </table:table-cell>
          <table:table-cell office:value-type="float" office:value="0.756498363663" calcext:value-type="float">
            <text:p>0.7564983637</text:p>
          </table:table-cell>
          <table:table-cell office:value-type="float" office:value="0.766628281173" calcext:value-type="float">
            <text:p>0.7666282812</text:p>
          </table:table-cell>
          <table:table-cell office:value-type="float" office:value="0.74257412726" calcext:value-type="float">
            <text:p>0.7425741273</text:p>
          </table:table-cell>
          <table:table-cell office:value-type="float" office:value="0.763903417674" calcext:value-type="float">
            <text:p>0.7639034177</text:p>
          </table:table-cell>
          <table:table-cell office:value-type="float" office:value="0.742850143905" calcext:value-type="float">
            <text:p>0.7428501439</text:p>
          </table:table-cell>
          <table:table-cell office:value-type="float" office:value="0.740090083549" calcext:value-type="float">
            <text:p>0.7400900835</text:p>
          </table:table-cell>
          <table:table-cell office:value-type="float" office:value="0.726469173137" calcext:value-type="float">
            <text:p>0.7264691731</text:p>
          </table:table-cell>
          <table:table-cell office:value-type="float" office:value="0.70696258524" calcext:value-type="float">
            <text:p>0.7069625852</text:p>
          </table:table-cell>
          <table:table-cell office:value-type="float" office:value="0.717197108158" calcext:value-type="float">
            <text:p>0.7171971082</text:p>
          </table:table-cell>
          <table:table-cell office:value-type="float" office:value="0.778671473123" calcext:value-type="float">
            <text:p>0.7786714731</text:p>
          </table:table-cell>
          <table:table-cell office:value-type="float" office:value="0.0807694036328" calcext:value-type="float">
            <text:p>0.0807694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4.54094670721" calcext:value-type="float">
            <text:p>4.5409467072</text:p>
          </table:table-cell>
          <table:table-cell office:value-type="float" office:value="4.70353022444" calcext:value-type="float">
            <text:p>4.7035302244</text:p>
          </table:table-cell>
          <table:table-cell office:value-type="float" office:value="4.59859219068" calcext:value-type="float">
            <text:p>4.5985921907</text:p>
          </table:table-cell>
          <table:table-cell office:value-type="float" office:value="4.52925059466" calcext:value-type="float">
            <text:p>4.5292505947</text:p>
          </table:table-cell>
          <table:table-cell office:value-type="float" office:value="4.77347381384" calcext:value-type="float">
            <text:p>4.7734738138</text:p>
          </table:table-cell>
          <table:table-cell office:value-type="float" office:value="4.69917199557" calcext:value-type="float">
            <text:p>4.6991719956</text:p>
          </table:table-cell>
          <table:table-cell office:value-type="float" office:value="4.59449434623" calcext:value-type="float">
            <text:p>4.5944943462</text:p>
          </table:table-cell>
          <table:table-cell office:value-type="float" office:value="2.56599475746" calcext:value-type="float">
            <text:p>2.5659947575</text:p>
          </table:table-cell>
          <table:table-cell office:value-type="float" office:value="4.56598380143" calcext:value-type="float">
            <text:p>4.5659838014</text:p>
          </table:table-cell>
          <table:table-cell office:value-type="float" office:value="4.74296541683" calcext:value-type="float">
            <text:p>4.7429654168</text:p>
          </table:table-cell>
          <table:table-cell office:value-type="float" office:value="4.60600478472" calcext:value-type="float">
            <text:p>4.6060047847</text:p>
          </table:table-cell>
          <table:table-cell office:value-type="float" office:value="3.07376608697" calcext:value-type="float">
            <text:p>3.073766087</text:p>
          </table:table-cell>
          <table:table-cell office:value-type="float" office:value="2.78332598048" calcext:value-type="float">
            <text:p>2.7833259805</text:p>
          </table:table-cell>
          <table:table-cell office:value-type="float" office:value="4.47989426402" calcext:value-type="float">
            <text:p>4.479894264</text:p>
          </table:table-cell>
          <table:table-cell office:value-type="float" office:value="3.22351395131" calcext:value-type="float">
            <text:p>3.2235139513</text:p>
          </table:table-cell>
          <table:table-cell office:value-type="float" office:value="2.25472153103" calcext:value-type="float">
            <text:p>2.254721531</text:p>
          </table:table-cell>
          <table:table-cell office:value-type="float" office:value="3.84521090181" calcext:value-type="float">
            <text:p>3.8452109018</text:p>
          </table:table-cell>
          <table:table-cell office:value-type="float" office:value="4.5871089877" calcext:value-type="float">
            <text:p>4.5871089877</text:p>
          </table:table-cell>
          <table:table-cell office:value-type="float" office:value="4.61843407194" calcext:value-type="float">
            <text:p>4.6184340719</text:p>
          </table:table-cell>
          <table:table-cell office:value-type="float" office:value="4.47708919904" calcext:value-type="float">
            <text:p>4.477089199</text:p>
          </table:table-cell>
          <table:table-cell office:value-type="float" office:value="4.63341161838" calcext:value-type="float">
            <text:p>4.6334116184</text:p>
          </table:table-cell>
          <table:table-cell office:value-type="float" office:value="3.87216027071" calcext:value-type="float">
            <text:p>3.8721602707</text:p>
          </table:table-cell>
          <table:table-cell office:value-type="float" office:value="4.68986558915" calcext:value-type="float">
            <text:p>4.6898655892</text:p>
          </table:table-cell>
          <table:table-cell office:value-type="float" office:value="4.64749122072" calcext:value-type="float">
            <text:p>4.6474912207</text:p>
          </table:table-cell>
          <table:table-cell office:value-type="float" office:value="3.97756488691" calcext:value-type="float">
            <text:p>3.9775648869</text:p>
          </table:table-cell>
          <table:table-cell office:value-type="float" office:value="4.75514989711" calcext:value-type="float">
            <text:p>4.7551498971</text:p>
          </table:table-cell>
          <table:table-cell office:value-type="float" office:value="4.82194417139" calcext:value-type="float">
            <text:p>4.8219441714</text:p>
          </table:table-cell>
          <table:table-cell office:value-type="float" office:value="4.9397707638" calcext:value-type="float">
            <text:p>4.9397707638</text:p>
          </table:table-cell>
          <table:table-cell office:value-type="float" office:value="4.88392269887" calcext:value-type="float">
            <text:p>4.8839226989</text:p>
          </table:table-cell>
          <table:table-cell office:value-type="float" office:value="4.78684977241" calcext:value-type="float">
            <text:p>4.7868497724</text:p>
          </table:table-cell>
          <table:table-cell office:value-type="float" office:value="4.68137696898" calcext:value-type="float">
            <text:p>4.681376969</text:p>
          </table:table-cell>
          <table:table-cell office:value-type="float" office:value="4.92645908763" calcext:value-type="float">
            <text:p>4.9264590876</text:p>
          </table:table-cell>
          <table:table-cell office:value-type="float" office:value="4.77136389131" calcext:value-type="float">
            <text:p>4.7713638913</text:p>
          </table:table-cell>
          <table:table-cell office:value-type="float" office:value="4.87084448543" calcext:value-type="float">
            <text:p>4.8708444854</text:p>
          </table:table-cell>
          <table:table-cell office:value-type="float" office:value="4.45001487223" calcext:value-type="float">
            <text:p>4.4500148722</text:p>
          </table:table-cell>
          <table:table-cell office:value-type="float" office:value="3.9961768528" calcext:value-type="float">
            <text:p>3.9961768528</text:p>
          </table:table-cell>
          <table:table-cell office:value-type="float" office:value="4.96074979807" calcext:value-type="float">
            <text:p>4.9607497981</text:p>
          </table:table-cell>
          <table:table-cell office:value-type="float" office:value="4.74742827568" calcext:value-type="float">
            <text:p>4.7474282757</text:p>
          </table:table-cell>
          <table:table-cell office:value-type="float" office:value="4.85353111137" calcext:value-type="float">
            <text:p>4.8535311114</text:p>
          </table:table-cell>
          <table:table-cell office:value-type="float" office:value="4.6259219602" calcext:value-type="float">
            <text:p>4.6259219602</text:p>
          </table:table-cell>
          <table:table-cell office:value-type="float" office:value="4.84517070609" calcext:value-type="float">
            <text:p>4.8451707061</text:p>
          </table:table-cell>
          <table:table-cell office:value-type="float" office:value="4.90477967373" calcext:value-type="float">
            <text:p>4.9047796737</text:p>
          </table:table-cell>
          <table:table-cell office:value-type="float" office:value="4.86947026267" calcext:value-type="float">
            <text:p>4.8694702627</text:p>
          </table:table-cell>
          <table:table-cell office:value-type="float" office:value="4.87250547215" calcext:value-type="float">
            <text:p>4.8725054722</text:p>
          </table:table-cell>
          <table:table-cell office:value-type="float" office:value="4.8567165946" calcext:value-type="float">
            <text:p>4.8567165946</text:p>
          </table:table-cell>
          <table:table-cell office:value-type="float" office:value="4.73296576143" calcext:value-type="float">
            <text:p>4.7329657614</text:p>
          </table:table-cell>
          <table:table-cell office:value-type="float" office:value="4.94709431926" calcext:value-type="float">
            <text:p>4.9470943193</text:p>
          </table:table-cell>
          <table:table-cell office:value-type="float" office:value="4.9235559487" calcext:value-type="float">
            <text:p>4.9235559487</text:p>
          </table:table-cell>
          <table:table-cell office:value-type="float" office:value="4.90621743214" calcext:value-type="float">
            <text:p>4.9062174321</text:p>
          </table:table-cell>
          <table:table-cell office:value-type="float" office:value="4.73138539948" calcext:value-type="float">
            <text:p>4.7313853995</text:p>
          </table:table-cell>
          <table:table-cell office:value-type="float" office:value="4.47490666742" calcext:value-type="float">
            <text:p>4.4749066674</text:p>
          </table:table-cell>
          <table:table-cell office:value-type="float" office:value="0.629801016153" calcext:value-type="float">
            <text:p>0.6298010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1525940523" calcext:value-type="float">
            <text:p>7.1525940523</text:p>
          </table:table-cell>
          <table:table-cell office:value-type="float" office:value="7.19995309054" calcext:value-type="float">
            <text:p>7.1999530905</text:p>
          </table:table-cell>
          <table:table-cell office:value-type="float" office:value="7.10101561271" calcext:value-type="float">
            <text:p>7.1010156127</text:p>
          </table:table-cell>
          <table:table-cell office:value-type="float" office:value="6.69941913498" calcext:value-type="float">
            <text:p>6.699419135</text:p>
          </table:table-cell>
          <table:table-cell office:value-type="float" office:value="6.38592016307" calcext:value-type="float">
            <text:p>6.3859201631</text:p>
          </table:table-cell>
          <table:table-cell office:value-type="float" office:value="8.31162980609" calcext:value-type="float">
            <text:p>8.3116298061</text:p>
          </table:table-cell>
          <table:table-cell office:value-type="float" office:value="5.92058472142" calcext:value-type="float">
            <text:p>5.9205847214</text:p>
          </table:table-cell>
          <table:table-cell office:value-type="float" office:value="9.22881733565" calcext:value-type="float">
            <text:p>9.2288173357</text:p>
          </table:table-cell>
          <table:table-cell office:value-type="float" office:value="6.24774493229" calcext:value-type="float">
            <text:p>6.2477449323</text:p>
          </table:table-cell>
          <table:table-cell office:value-type="float" office:value="6.28933811978" calcext:value-type="float">
            <text:p>6.2893381198</text:p>
          </table:table-cell>
          <table:table-cell office:value-type="float" office:value="8.1355804872" calcext:value-type="float">
            <text:p>8.1355804872</text:p>
          </table:table-cell>
          <table:table-cell office:value-type="float" office:value="5.48966744167" calcext:value-type="float">
            <text:p>5.4896674417</text:p>
          </table:table-cell>
          <table:table-cell office:value-type="float" office:value="6.06183416446" calcext:value-type="float">
            <text:p>6.0618341645</text:p>
          </table:table-cell>
          <table:table-cell office:value-type="float" office:value="7.01783140024" calcext:value-type="float">
            <text:p>7.0178314002</text:p>
          </table:table-cell>
          <table:table-cell office:value-type="float" office:value="7.39272481262" calcext:value-type="float">
            <text:p>7.3927248126</text:p>
          </table:table-cell>
          <table:table-cell office:value-type="float" office:value="7.21531728156" calcext:value-type="float">
            <text:p>7.2153172816</text:p>
          </table:table-cell>
          <table:table-cell office:value-type="float" office:value="9.22810655048" calcext:value-type="float">
            <text:p>9.2281065505</text:p>
          </table:table-cell>
          <table:table-cell office:value-type="float" office:value="7.3672575443" calcext:value-type="float">
            <text:p>7.3672575443</text:p>
          </table:table-cell>
          <table:table-cell office:value-type="float" office:value="8.82339031156" calcext:value-type="float">
            <text:p>8.8233903116</text:p>
          </table:table-cell>
          <table:table-cell office:value-type="float" office:value="6.30270249011" calcext:value-type="float">
            <text:p>6.3027024901</text:p>
          </table:table-cell>
          <table:table-cell office:value-type="float" office:value="7.19306990827" calcext:value-type="float">
            <text:p>7.1930699083</text:p>
          </table:table-cell>
          <table:table-cell office:value-type="float" office:value="8.22917055256" calcext:value-type="float">
            <text:p>8.2291705526</text:p>
          </table:table-cell>
          <table:table-cell office:value-type="float" office:value="6.41846251708" calcext:value-type="float">
            <text:p>6.4184625171</text:p>
          </table:table-cell>
          <table:table-cell office:value-type="float" office:value="7.75261543861" calcext:value-type="float">
            <text:p>7.7526154386</text:p>
          </table:table-cell>
          <table:table-cell office:value-type="float" office:value="7.76390183665" calcext:value-type="float">
            <text:p>7.7639018367</text:p>
          </table:table-cell>
          <table:table-cell office:value-type="float" office:value="8.46749759513" calcext:value-type="float">
            <text:p>8.4674975951</text:p>
          </table:table-cell>
          <table:table-cell office:value-type="float" office:value="8.49885953275" calcext:value-type="float">
            <text:p>8.4988595328</text:p>
          </table:table-cell>
          <table:table-cell office:value-type="float" office:value="7.67043628773" calcext:value-type="float">
            <text:p>7.6704362877</text:p>
          </table:table-cell>
          <table:table-cell office:value-type="float" office:value="8.06375730739" calcext:value-type="float">
            <text:p>8.0637573074</text:p>
          </table:table-cell>
          <table:table-cell office:value-type="float" office:value="7.60927853738" calcext:value-type="float">
            <text:p>7.6092785374</text:p>
          </table:table-cell>
          <table:table-cell office:value-type="float" office:value="8.41221978365" calcext:value-type="float">
            <text:p>8.4122197837</text:p>
          </table:table-cell>
          <table:table-cell office:value-type="float" office:value="9.72310674535" calcext:value-type="float">
            <text:p>9.7231067454</text:p>
          </table:table-cell>
          <table:table-cell office:value-type="float" office:value="7.65162154992" calcext:value-type="float">
            <text:p>7.6516215499</text:p>
          </table:table-cell>
          <table:table-cell office:value-type="float" office:value="8.60121643669" calcext:value-type="float">
            <text:p>8.6012164367</text:p>
          </table:table-cell>
          <table:table-cell office:value-type="float" office:value="6.59612529957" calcext:value-type="float">
            <text:p>6.5961252996</text:p>
          </table:table-cell>
          <table:table-cell office:value-type="float" office:value="9.3600458077" calcext:value-type="float">
            <text:p>9.3600458077</text:p>
          </table:table-cell>
          <table:table-cell office:value-type="float" office:value="8.24793330365" calcext:value-type="float">
            <text:p>8.2479333037</text:p>
          </table:table-cell>
          <table:table-cell office:value-type="float" office:value="7.19553736251" calcext:value-type="float">
            <text:p>7.1955373625</text:p>
          </table:table-cell>
          <table:table-cell office:value-type="float" office:value="8.69536506878" calcext:value-type="float">
            <text:p>8.6953650688</text:p>
          </table:table-cell>
          <table:table-cell office:value-type="float" office:value="7.56008663603" calcext:value-type="float">
            <text:p>7.560086636</text:p>
          </table:table-cell>
          <table:table-cell office:value-type="float" office:value="7.89294502748" calcext:value-type="float">
            <text:p>7.8929450275</text:p>
          </table:table-cell>
          <table:table-cell office:value-type="float" office:value="7.60180726819" calcext:value-type="float">
            <text:p>7.6018072682</text:p>
          </table:table-cell>
          <table:table-cell office:value-type="float" office:value="7.72058174913" calcext:value-type="float">
            <text:p>7.7205817491</text:p>
          </table:table-cell>
          <table:table-cell office:value-type="float" office:value="7.39257192648" calcext:value-type="float">
            <text:p>7.3925719265</text:p>
          </table:table-cell>
          <table:table-cell office:value-type="float" office:value="7.67588251531" calcext:value-type="float">
            <text:p>7.6758825153</text:p>
          </table:table-cell>
          <table:table-cell office:value-type="float" office:value="7.31425276725" calcext:value-type="float">
            <text:p>7.3142527673</text:p>
          </table:table-cell>
          <table:table-cell office:value-type="float" office:value="7.40056038012" calcext:value-type="float">
            <text:p>7.4005603801</text:p>
          </table:table-cell>
          <table:table-cell office:value-type="float" office:value="7.20074665952" calcext:value-type="float">
            <text:p>7.2007466595</text:p>
          </table:table-cell>
          <table:table-cell office:value-type="float" office:value="6.92361309266" calcext:value-type="float">
            <text:p>6.9236130927</text:p>
          </table:table-cell>
          <table:table-cell office:value-type="float" office:value="6.96165069674" calcext:value-type="float">
            <text:p>6.9616506967</text:p>
          </table:table-cell>
          <table:table-cell office:value-type="float" office:value="7.54732698087" calcext:value-type="float">
            <text:p>7.5473269809</text:p>
          </table:table-cell>
          <table:table-cell office:value-type="float" office:value="0.926806544784" calcext:value-type="float">
            <text:p>0.9268065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SLOPE</text:p>
          </table:table-cell>
          <table:table-cell office:value-type="float" office:value="0.764378631744" calcext:value-type="float">
            <text:p>0.7643786317</text:p>
          </table:table-cell>
          <table:table-cell office:value-type="float" office:value="0.763379130296" calcext:value-type="float">
            <text:p>0.7633791303</text:p>
          </table:table-cell>
          <table:table-cell office:value-type="float" office:value="0.762784784566" calcext:value-type="float">
            <text:p>0.7627847846</text:p>
          </table:table-cell>
          <table:table-cell office:value-type="float" office:value="0.756192553061" calcext:value-type="float">
            <text:p>0.7561925531</text:p>
          </table:table-cell>
          <table:table-cell office:value-type="float" office:value="0.746980173436" calcext:value-type="float">
            <text:p>0.7469801734</text:p>
          </table:table-cell>
          <table:table-cell office:value-type="float" office:value="0.78178670997" calcext:value-type="float">
            <text:p>0.78178671</text:p>
          </table:table-cell>
          <table:table-cell office:value-type="float" office:value="0.739505813428" calcext:value-type="float">
            <text:p>0.7395058134</text:p>
          </table:table-cell>
          <table:table-cell office:value-type="float" office:value="0.822830688357" calcext:value-type="float">
            <text:p>0.8228306884</text:p>
          </table:table-cell>
          <table:table-cell office:value-type="float" office:value="0.74679655386" calcext:value-type="float">
            <text:p>0.7467965539</text:p>
          </table:table-cell>
          <table:table-cell office:value-type="float" office:value="0.745367367175" calcext:value-type="float">
            <text:p>0.7453673672</text:p>
          </table:table-cell>
          <table:table-cell office:value-type="float" office:value="0.779978084839" calcext:value-type="float">
            <text:p>0.7799780848</text:p>
          </table:table-cell>
          <table:table-cell office:value-type="float" office:value="0.760110989536" calcext:value-type="float">
            <text:p>0.7601109895</text:p>
          </table:table-cell>
          <table:table-cell office:value-type="float" office:value="0.777729484581" calcext:value-type="float">
            <text:p>0.7777294846</text:p>
          </table:table-cell>
          <table:table-cell office:value-type="float" office:value="0.762696846196" calcext:value-type="float">
            <text:p>0.7626968462</text:p>
          </table:table-cell>
          <table:table-cell office:value-type="float" office:value="0.787762462975" calcext:value-type="float">
            <text:p>0.787762463</text:p>
          </table:table-cell>
          <table:table-cell office:value-type="float" office:value="0.808932021788" calcext:value-type="float">
            <text:p>0.8089320218</text:p>
          </table:table-cell>
          <table:table-cell office:value-type="float" office:value="0.803189935005" calcext:value-type="float">
            <text:p>0.803189935</text:p>
          </table:table-cell>
          <table:table-cell office:value-type="float" office:value="0.767611307562" calcext:value-type="float">
            <text:p>0.7676113076</text:p>
          </table:table-cell>
          <table:table-cell office:value-type="float" office:value="0.790025491317" calcext:value-type="float">
            <text:p>0.7900254913</text:p>
          </table:table-cell>
          <table:table-cell office:value-type="float" office:value="0.749112929422" calcext:value-type="float">
            <text:p>0.7491129294</text:p>
          </table:table-cell>
          <table:table-cell office:value-type="float" office:value="0.764037175112" calcext:value-type="float">
            <text:p>0.7640371751</text:p>
          </table:table-cell>
          <table:table-cell office:value-type="float" office:value="0.78963473883" calcext:value-type="float">
            <text:p>0.7896347388</text:p>
          </table:table-cell>
          <table:table-cell office:value-type="float" office:value="0.748674237335" calcext:value-type="float">
            <text:p>0.7486742373</text:p>
          </table:table-cell>
          <table:table-cell office:value-type="float" office:value="0.773453370709" calcext:value-type="float">
            <text:p>0.7734533707</text:p>
          </table:table-cell>
          <table:table-cell office:value-type="float" office:value="0.781423978228" calcext:value-type="float">
            <text:p>0.7814239782</text:p>
          </table:table-cell>
          <table:table-cell office:value-type="float" office:value="0.783624596524" calcext:value-type="float">
            <text:p>0.7836245965</text:p>
          </table:table-cell>
          <table:table-cell office:value-type="float" office:value="0.783502887003" calcext:value-type="float">
            <text:p>0.783502887</text:p>
          </table:table-cell>
          <table:table-cell office:value-type="float" office:value="0.769188410511" calcext:value-type="float">
            <text:p>0.7691884105</text:p>
          </table:table-cell>
          <table:table-cell office:value-type="float" office:value="0.776205395985" calcext:value-type="float">
            <text:p>0.776205396</text:p>
          </table:table-cell>
          <table:table-cell office:value-type="float" office:value="0.769639575331" calcext:value-type="float">
            <text:p>0.7696395753</text:p>
          </table:table-cell>
          <table:table-cell office:value-type="float" office:value="0.783470518559" calcext:value-type="float">
            <text:p>0.7834705186</text:p>
          </table:table-cell>
          <table:table-cell office:value-type="float" office:value="0.79966030221" calcext:value-type="float">
            <text:p>0.7996603022</text:p>
          </table:table-cell>
          <table:table-cell office:value-type="float" office:value="0.77051266758" calcext:value-type="float">
            <text:p>0.7705126676</text:p>
          </table:table-cell>
          <table:table-cell office:value-type="float" office:value="0.784606941425" calcext:value-type="float">
            <text:p>0.7846069414</text:p>
          </table:table-cell>
          <table:table-cell office:value-type="float" office:value="0.755239372645" calcext:value-type="float">
            <text:p>0.7552393726</text:p>
          </table:table-cell>
          <table:table-cell office:value-type="float" office:value="0.803171946317" calcext:value-type="float">
            <text:p>0.8031719463</text:p>
          </table:table-cell>
          <table:table-cell office:value-type="float" office:value="0.778442924206" calcext:value-type="float">
            <text:p>0.7784429242</text:p>
          </table:table-cell>
          <table:table-cell office:value-type="float" office:value="0.762821410673" calcext:value-type="float">
            <text:p>0.7628214107</text:p>
          </table:table-cell>
          <table:table-cell office:value-type="float" office:value="0.786144037366" calcext:value-type="float">
            <text:p>0.7861440374</text:p>
          </table:table-cell>
          <table:table-cell office:value-type="float" office:value="0.770477231441" calcext:value-type="float">
            <text:p>0.7704772314</text:p>
          </table:table-cell>
          <table:table-cell office:value-type="float" office:value="0.773798897483" calcext:value-type="float">
            <text:p>0.7737988975</text:p>
          </table:table-cell>
          <table:table-cell office:value-type="float" office:value="0.768347936169" calcext:value-type="float">
            <text:p>0.7683479362</text:p>
          </table:table-cell>
          <table:table-cell office:value-type="float" office:value="0.770707425256" calcext:value-type="float">
            <text:p>0.7707074253</text:p>
          </table:table-cell>
          <table:table-cell office:value-type="float" office:value="0.765026692834" calcext:value-type="float">
            <text:p>0.7650266928</text:p>
          </table:table-cell>
          <table:table-cell office:value-type="float" office:value="0.770078737899" calcext:value-type="float">
            <text:p>0.7700787379</text:p>
          </table:table-cell>
          <table:table-cell office:value-type="float" office:value="0.765091744451" calcext:value-type="float">
            <text:p>0.7650917445</text:p>
          </table:table-cell>
          <table:table-cell office:value-type="float" office:value="0.764422302461" calcext:value-type="float">
            <text:p>0.7644223025</text:p>
          </table:table-cell>
          <table:table-cell office:value-type="float" office:value="0.76106023561" calcext:value-type="float">
            <text:p>0.7610602356</text:p>
          </table:table-cell>
          <table:table-cell office:value-type="float" office:value="0.756075989388" calcext:value-type="float">
            <text:p>0.7560759894</text:p>
          </table:table-cell>
          <table:table-cell office:value-type="float" office:value="0.758717568502" calcext:value-type="float">
            <text:p>0.7587175685</text:p>
          </table:table-cell>
          <table:table-cell office:value-type="float" office:value="0.772088224143" calcext:value-type="float">
            <text:p>0.7720882241</text:p>
          </table:table-cell>
          <table:table-cell office:value-type="float" office:value="0.0171010450742" calcext:value-type="float">
            <text:p>0.0171010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1.94645834731" calcext:value-type="float">
            <text:p>1.9464583473</text:p>
          </table:table-cell>
          <table:table-cell office:value-type="float" office:value="1.93570194696" calcext:value-type="float">
            <text:p>1.935701947</text:p>
          </table:table-cell>
          <table:table-cell office:value-type="float" office:value="1.92934871358" calcext:value-type="float">
            <text:p>1.9293487136</text:p>
          </table:table-cell>
          <table:table-cell office:value-type="float" office:value="1.86095846346" calcext:value-type="float">
            <text:p>1.8609584635</text:p>
          </table:table-cell>
          <table:table-cell office:value-type="float" office:value="1.77135566863" calcext:value-type="float">
            <text:p>1.7713556686</text:p>
          </table:table-cell>
          <table:table-cell office:value-type="float" office:value="2.14960338079" calcext:value-type="float">
            <text:p>2.1496033808</text:p>
          </table:table-cell>
          <table:table-cell office:value-type="float" office:value="1.70331435759" calcext:value-type="float">
            <text:p>1.7033143576</text:p>
          </table:table-cell>
          <table:table-cell office:value-type="float" office:value="2.78659102096" calcext:value-type="float">
            <text:p>2.786591021</text:p>
          </table:table-cell>
          <table:table-cell office:value-type="float" office:value="1.76963599488" calcext:value-type="float">
            <text:p>1.7696359949</text:p>
          </table:table-cell>
          <table:table-cell office:value-type="float" office:value="1.75633584487" calcext:value-type="float">
            <text:p>1.7563358449</text:p>
          </table:table-cell>
          <table:table-cell office:value-type="float" office:value="2.12700107879" calcext:value-type="float">
            <text:p>2.1270010788</text:p>
          </table:table-cell>
          <table:table-cell office:value-type="float" office:value="1.90115667591" calcext:value-type="float">
            <text:p>1.9011566759</text:p>
          </table:table-cell>
          <table:table-cell office:value-type="float" office:value="2.09941336515" calcext:value-type="float">
            <text:p>2.0994133652</text:p>
          </table:table-cell>
          <table:table-cell office:value-type="float" office:value="1.92841140281" calcext:value-type="float">
            <text:p>1.9284114028</text:p>
          </table:table-cell>
          <table:table-cell office:value-type="float" office:value="2.22702112177" calcext:value-type="float">
            <text:p>2.2270211218</text:p>
          </table:table-cell>
          <table:table-cell office:value-type="float" office:value="2.54024362227" calcext:value-type="float">
            <text:p>2.5402436223</text:p>
          </table:table-cell>
          <table:table-cell office:value-type="float" office:value="2.44862457119" calcext:value-type="float">
            <text:p>2.4486245712</text:p>
          </table:table-cell>
          <table:table-cell office:value-type="float" office:value="1.98188121679" calcext:value-type="float">
            <text:p>1.9818812168</text:p>
          </table:table-cell>
          <table:table-cell office:value-type="float" office:value="2.25748971989" calcext:value-type="float">
            <text:p>2.2574897199</text:p>
          </table:table-cell>
          <table:table-cell office:value-type="float" office:value="1.79151423235" calcext:value-type="float">
            <text:p>1.7915142324</text:p>
          </table:table-cell>
          <table:table-cell office:value-type="float" office:value="1.94277342325" calcext:value-type="float">
            <text:p>1.9427734233</text:p>
          </table:table-cell>
          <table:table-cell office:value-type="float" office:value="2.25218194612" calcext:value-type="float">
            <text:p>2.2521819461</text:p>
          </table:table-cell>
          <table:table-cell office:value-type="float" office:value="1.78733981601" calcext:value-type="float">
            <text:p>1.787339816</text:p>
          </table:table-cell>
          <table:table-cell office:value-type="float" office:value="2.04846138686" calcext:value-type="float">
            <text:p>2.0484613869</text:p>
          </table:table-cell>
          <table:table-cell office:value-type="float" office:value="2.14504035318" calcext:value-type="float">
            <text:p>2.1450403532</text:p>
          </table:table-cell>
          <table:table-cell office:value-type="float" office:value="2.17295843409" calcext:value-type="float">
            <text:p>2.1729584341</text:p>
          </table:table-cell>
          <table:table-cell office:value-type="float" office:value="2.1713995429" calcext:value-type="float">
            <text:p>2.1713995429</text:p>
          </table:table-cell>
          <table:table-cell office:value-type="float" office:value="1.99952284601" calcext:value-type="float">
            <text:p>1.999522846</text:p>
          </table:table-cell>
          <table:table-cell office:value-type="float" office:value="2.08102978908" calcext:value-type="float">
            <text:p>2.0810297891</text:p>
          </table:table-cell>
          <table:table-cell office:value-type="float" office:value="2.00461405584" calcext:value-type="float">
            <text:p>2.0046140558</text:p>
          </table:table-cell>
          <table:table-cell office:value-type="float" office:value="2.17098525341" calcext:value-type="float">
            <text:p>2.1709852534</text:p>
          </table:table-cell>
          <table:table-cell office:value-type="float" office:value="2.39491317307" calcext:value-type="float">
            <text:p>2.3949131731</text:p>
          </table:table-cell>
          <table:table-cell office:value-type="float" office:value="2.01452339732" calcext:value-type="float">
            <text:p>2.0145233973</text:p>
          </table:table-cell>
          <table:table-cell office:value-type="float" office:value="2.18560508853" calcext:value-type="float">
            <text:p>2.1856050885</text:p>
          </table:table-cell>
          <table:table-cell office:value-type="float" office:value="1.85137466138" calcext:value-type="float">
            <text:p>1.8513746614</text:p>
          </table:table-cell>
          <table:table-cell office:value-type="float" office:value="2.44834594853" calcext:value-type="float">
            <text:p>2.4483459485</text:p>
          </table:table-cell>
          <table:table-cell office:value-type="float" office:value="2.10810579102" calcext:value-type="float">
            <text:p>2.108105791</text:p>
          </table:table-cell>
          <table:table-cell office:value-type="float" office:value="1.92973930616" calcext:value-type="float">
            <text:p>1.9297393062</text:p>
          </table:table-cell>
          <table:table-cell office:value-type="float" office:value="2.20562670599" calcext:value-type="float">
            <text:p>2.205626706</text:p>
          </table:table-cell>
          <table:table-cell office:value-type="float" office:value="2.0141197397" calcext:value-type="float">
            <text:p>2.0141197397</text:p>
          </table:table-cell>
          <table:table-cell office:value-type="float" office:value="2.05250696537" calcext:value-type="float">
            <text:p>2.0525069654</text:p>
          </table:table-cell>
          <table:table-cell office:value-type="float" office:value="1.99009132092" calcext:value-type="float">
            <text:p>1.9900913209</text:p>
          </table:table-cell>
          <table:table-cell office:value-type="float" office:value="2.0167441343" calcext:value-type="float">
            <text:p>2.0167441343</text:p>
          </table:table-cell>
          <table:table-cell office:value-type="float" office:value="1.95348153046" calcext:value-type="float">
            <text:p>1.9534815305</text:p>
          </table:table-cell>
          <table:table-cell office:value-type="float" office:value="2.00958901546" calcext:value-type="float">
            <text:p>2.0095890155</text:p>
          </table:table-cell>
          <table:table-cell office:value-type="float" office:value="1.95418864952" calcext:value-type="float">
            <text:p>1.9541886495</text:p>
          </table:table-cell>
          <table:table-cell office:value-type="float" office:value="1.94693040245" calcext:value-type="float">
            <text:p>1.9469304025</text:p>
          </table:table-cell>
          <table:table-cell office:value-type="float" office:value="1.91109312646" calcext:value-type="float">
            <text:p>1.9110931265</text:p>
          </table:table-cell>
          <table:table-cell office:value-type="float" office:value="1.85978244821" calcext:value-type="float">
            <text:p>1.8597824482</text:p>
          </table:table-cell>
          <table:table-cell office:value-type="float" office:value="1.8867123407" calcext:value-type="float">
            <text:p>1.8867123407</text:p>
          </table:table-cell>
          <table:table-cell office:value-type="float" office:value="2.04843682676" calcext:value-type="float">
            <text:p>2.0484368268</text:p>
          </table:table-cell>
          <table:table-cell office:value-type="float" office:value="0.212492896458" calcext:value-type="float">
            <text:p>0.2124928965</text:p>
          </table:table-cell>
          <table:table-cell table:number-columns-repeated="2" office:value-type="string" calcext:value-type="string">
            <text:p/>
          </table:table-cell>
          <table:table-cell office:value-type="float" office:value="2.54947150878" calcext:value-type="float">
            <text:p>2.5494715088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1045195461" calcext:value-type="float">
            <text:p>5.2104519546</text:p>
          </table:table-cell>
          <table:table-cell office:value-type="float" office:value="5.21054208167" calcext:value-type="float">
            <text:p>5.2105420817</text:p>
          </table:table-cell>
          <table:table-cell office:value-type="float" office:value="5.21057477895" calcext:value-type="float">
            <text:p>5.210574779</text:p>
          </table:table-cell>
          <table:table-cell office:value-type="float" office:value="5.21050490897" calcext:value-type="float">
            <text:p>5.210504909</text:p>
          </table:table-cell>
          <table:table-cell office:value-type="float" office:value="5.21055897269" calcext:value-type="float">
            <text:p>5.2105589727</text:p>
          </table:table-cell>
          <table:table-cell office:value-type="float" office:value="5.21036048952" calcext:value-type="float">
            <text:p>5.2103604895</text:p>
          </table:table-cell>
          <table:table-cell office:value-type="float" office:value="5.21052369538" calcext:value-type="float">
            <text:p>5.2105236954</text:p>
          </table:table-cell>
          <table:table-cell office:value-type="float" office:value="5.20983394473" calcext:value-type="float">
            <text:p>5.2098339447</text:p>
          </table:table-cell>
          <table:table-cell office:value-type="float" office:value="5.21058490113" calcext:value-type="float">
            <text:p>5.2105849011</text:p>
          </table:table-cell>
          <table:table-cell office:value-type="float" office:value="5.21051663692" calcext:value-type="float">
            <text:p>5.2105166369</text:p>
          </table:table-cell>
          <table:table-cell office:value-type="float" office:value="5.21050618259" calcext:value-type="float">
            <text:p>5.2105061826</text:p>
          </table:table-cell>
          <table:table-cell office:value-type="float" office:value="5.21042578875" calcext:value-type="float">
            <text:p>5.2104257888</text:p>
          </table:table-cell>
          <table:table-cell office:value-type="float" office:value="5.21039142662" calcext:value-type="float">
            <text:p>5.2103914266</text:p>
          </table:table-cell>
          <table:table-cell office:value-type="float" office:value="5.21046374096" calcext:value-type="float">
            <text:p>5.210463741</text:p>
          </table:table-cell>
          <table:table-cell office:value-type="float" office:value="5.21044611391" calcext:value-type="float">
            <text:p>5.2104461139</text:p>
          </table:table-cell>
          <table:table-cell office:value-type="float" office:value="5.21016902688" calcext:value-type="float">
            <text:p>5.2101690269</text:p>
          </table:table-cell>
          <table:table-cell office:value-type="float" office:value="5.21033911308" calcext:value-type="float">
            <text:p>5.2103391131</text:p>
          </table:table-cell>
          <table:table-cell office:value-type="float" office:value="5.21046523192" calcext:value-type="float">
            <text:p>5.2104652319</text:p>
          </table:table-cell>
          <table:table-cell office:value-type="float" office:value="5.21047645076" calcext:value-type="float">
            <text:p>5.2104764508</text:p>
          </table:table-cell>
          <table:table-cell office:value-type="float" office:value="5.21057095201" calcext:value-type="float">
            <text:p>5.210570952</text:p>
          </table:table-cell>
          <table:table-cell office:value-type="float" office:value="5.21047698334" calcext:value-type="float">
            <text:p>5.2104769833</text:p>
          </table:table-cell>
          <table:table-cell office:value-type="float" office:value="5.21037030969" calcext:value-type="float">
            <text:p>5.2103703097</text:p>
          </table:table-cell>
          <table:table-cell office:value-type="float" office:value="5.21049129739" calcext:value-type="float">
            <text:p>5.2104912974</text:p>
          </table:table-cell>
          <table:table-cell office:value-type="float" office:value="5.21046109449" calcext:value-type="float">
            <text:p>5.2104610945</text:p>
          </table:table-cell>
          <table:table-cell office:value-type="float" office:value="5.21046949571" calcext:value-type="float">
            <text:p>5.2104694957</text:p>
          </table:table-cell>
          <table:table-cell office:value-type="float" office:value="5.2105229694" calcext:value-type="float">
            <text:p>5.2105229694</text:p>
          </table:table-cell>
          <table:table-cell office:value-type="float" office:value="5.21046808538" calcext:value-type="float">
            <text:p>5.2104680854</text:p>
          </table:table-cell>
          <table:table-cell office:value-type="float" office:value="5.21045333475" calcext:value-type="float">
            <text:p>5.2104533348</text:p>
          </table:table-cell>
          <table:table-cell office:value-type="float" office:value="5.21050887364" calcext:value-type="float">
            <text:p>5.2105088736</text:p>
          </table:table-cell>
          <table:table-cell office:value-type="float" office:value="5.21056468296" calcext:value-type="float">
            <text:p>5.210564683</text:p>
          </table:table-cell>
          <table:table-cell office:value-type="float" office:value="5.2105144517" calcext:value-type="float">
            <text:p>5.2105144517</text:p>
          </table:table-cell>
          <table:table-cell office:value-type="float" office:value="5.21040314058" calcext:value-type="float">
            <text:p>5.2104031406</text:p>
          </table:table-cell>
          <table:table-cell office:value-type="float" office:value="5.21047133371" calcext:value-type="float">
            <text:p>5.2104713337</text:p>
          </table:table-cell>
          <table:table-cell office:value-type="float" office:value="5.21053707573" calcext:value-type="float">
            <text:p>5.2105370757</text:p>
          </table:table-cell>
          <table:table-cell office:value-type="float" office:value="5.21051723686" calcext:value-type="float">
            <text:p>5.2105172369</text:p>
          </table:table-cell>
          <table:table-cell office:value-type="float" office:value="5.21036871577" calcext:value-type="float">
            <text:p>5.2103687158</text:p>
          </table:table-cell>
          <table:table-cell office:value-type="float" office:value="5.21055677024" calcext:value-type="float">
            <text:p>5.2105567702</text:p>
          </table:table-cell>
          <table:table-cell office:value-type="float" office:value="5.21050113811" calcext:value-type="float">
            <text:p>5.2105011381</text:p>
          </table:table-cell>
          <table:table-cell office:value-type="float" office:value="5.2103310976" calcext:value-type="float">
            <text:p>5.2103310976</text:p>
          </table:table-cell>
          <table:table-cell office:value-type="float" office:value="5.21049023768" calcext:value-type="float">
            <text:p>5.2104902377</text:p>
          </table:table-cell>
          <table:table-cell office:value-type="float" office:value="5.21054623349" calcext:value-type="float">
            <text:p>5.2105462335</text:p>
          </table:table-cell>
          <table:table-cell office:value-type="float" office:value="5.21058035147" calcext:value-type="float">
            <text:p>5.2105803515</text:p>
          </table:table-cell>
          <table:table-cell office:value-type="float" office:value="5.21054561963" calcext:value-type="float">
            <text:p>5.2105456196</text:p>
          </table:table-cell>
          <table:table-cell office:value-type="float" office:value="5.21041701203" calcext:value-type="float">
            <text:p>5.210417012</text:p>
          </table:table-cell>
          <table:table-cell office:value-type="float" office:value="5.21044254519" calcext:value-type="float">
            <text:p>5.2104425452</text:p>
          </table:table-cell>
          <table:table-cell office:value-type="float" office:value="5.21057080908" calcext:value-type="float">
            <text:p>5.2105708091</text:p>
          </table:table-cell>
          <table:table-cell office:value-type="float" office:value="5.21055014491" calcext:value-type="float">
            <text:p>5.2105501449</text:p>
          </table:table-cell>
          <table:table-cell office:value-type="float" office:value="5.21059319421" calcext:value-type="float">
            <text:p>5.2105931942</text:p>
          </table:table-cell>
          <table:table-cell office:value-type="float" office:value="5.21055477913" calcext:value-type="float">
            <text:p>5.2105547791</text:p>
          </table:table-cell>
          <table:table-cell office:value-type="float" office:value="5.21050210442" calcext:value-type="float">
            <text:p>5.2105021044</text:p>
          </table:table-cell>
          <table:table-cell office:value-type="float" office:value="5.21046975021" calcext:value-type="float">
            <text:p>5.2104697502</text:p>
          </table:table-cell>
          <table:table-cell office:value-type="float" office:value="0.000120949733141" calcext:value-type="float">
            <text:p>0.0001209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3115069428" calcext:value-type="float">
            <text:p>-2.1311506943</text:p>
          </table:table-cell>
          <table:table-cell office:value-type="float" office:value="-2.14880465813" calcext:value-type="float">
            <text:p>-2.1488046581</text:p>
          </table:table-cell>
          <table:table-cell office:value-type="float" office:value="-2.13125288527" calcext:value-type="float">
            <text:p>-2.1312528853</text:p>
          </table:table-cell>
          <table:table-cell office:value-type="float" office:value="-2.13113690117" calcext:value-type="float">
            <text:p>-2.1311369012</text:p>
          </table:table-cell>
          <table:table-cell office:value-type="float" office:value="-2.15770401191" calcext:value-type="float">
            <text:p>-2.1577040119</text:p>
          </table:table-cell>
          <table:table-cell office:value-type="float" office:value="-2.14874693152" calcext:value-type="float">
            <text:p>-2.1487469315</text:p>
          </table:table-cell>
          <table:table-cell office:value-type="float" office:value="-2.13991877202" calcext:value-type="float">
            <text:p>-2.139918772</text:p>
          </table:table-cell>
          <table:table-cell office:value-type="float" office:value="-1.79912496059" calcext:value-type="float">
            <text:p>-1.7991249606</text:p>
          </table:table-cell>
          <table:table-cell office:value-type="float" office:value="-2.13121214362" calcext:value-type="float">
            <text:p>-2.1312121436</text:p>
          </table:table-cell>
          <table:table-cell office:value-type="float" office:value="-2.14884682998" calcext:value-type="float">
            <text:p>-2.14884683</text:p>
          </table:table-cell>
          <table:table-cell office:value-type="float" office:value="-2.13993605221" calcext:value-type="float">
            <text:p>-2.1399360522</text:p>
          </table:table-cell>
          <table:table-cell office:value-type="float" office:value="-1.91183852453" calcext:value-type="float">
            <text:p>-1.9118385245</text:p>
          </table:table-cell>
          <table:table-cell office:value-type="float" office:value="-1.85060148321" calcext:value-type="float">
            <text:p>-1.8506014832</text:p>
          </table:table-cell>
          <table:table-cell office:value-type="float" office:value="-2.12251989924" calcext:value-type="float">
            <text:p>-2.1225198992</text:p>
          </table:table-cell>
          <table:table-cell office:value-type="float" office:value="-1.93314314876" calcext:value-type="float">
            <text:p>-1.9331431488</text:p>
          </table:table-cell>
          <table:table-cell office:value-type="float" office:value="-1.71612976983" calcext:value-type="float">
            <text:p>-1.7161297698</text:p>
          </table:table-cell>
          <table:table-cell office:value-type="float" office:value="-2.03923587982" calcext:value-type="float">
            <text:p>-2.0392358798</text:p>
          </table:table-cell>
          <table:table-cell office:value-type="float" office:value="-2.1312300596" calcext:value-type="float">
            <text:p>-2.1312300596</text:p>
          </table:table-cell>
          <table:table-cell office:value-type="float" office:value="-2.15740671479" calcext:value-type="float">
            <text:p>-2.1574067148</text:p>
          </table:table-cell>
          <table:table-cell office:value-type="float" office:value="-2.12254023237" calcext:value-type="float">
            <text:p>-2.1225402324</text:p>
          </table:table-cell>
          <table:table-cell office:value-type="float" office:value="-2.13997601821" calcext:value-type="float">
            <text:p>-2.1399760182</text:p>
          </table:table-cell>
          <table:table-cell office:value-type="float" office:value="-2.04724091739" calcext:value-type="float">
            <text:p>-2.0472409174</text:p>
          </table:table-cell>
          <table:table-cell office:value-type="float" office:value="-2.14880394289" calcext:value-type="float">
            <text:p>-2.1488039429</text:p>
          </table:table-cell>
          <table:table-cell office:value-type="float" office:value="-2.41275442255" calcext:value-type="float">
            <text:p>-2.4127544226</text:p>
          </table:table-cell>
          <table:table-cell office:value-type="float" office:value="-2.05540483203" calcext:value-type="float">
            <text:p>-2.055404832</text:p>
          </table:table-cell>
          <table:table-cell office:value-type="float" office:value="-2.15768381689" calcext:value-type="float">
            <text:p>-2.1576838169</text:p>
          </table:table-cell>
          <table:table-cell office:value-type="float" office:value="-2.07179997382" calcext:value-type="float">
            <text:p>-2.0717999738</text:p>
          </table:table-cell>
          <table:table-cell office:value-type="float" office:value="-2.17573366221" calcext:value-type="float">
            <text:p>-2.1757336622</text:p>
          </table:table-cell>
          <table:table-cell office:value-type="float" office:value="-2.16674329508" calcext:value-type="float">
            <text:p>-2.1667432951</text:p>
          </table:table-cell>
          <table:table-cell office:value-type="float" office:value="-2.1488317581" calcext:value-type="float">
            <text:p>-2.1488317581</text:p>
          </table:table-cell>
          <table:table-cell office:value-type="float" office:value="-2.14878498632" calcext:value-type="float">
            <text:p>-2.1487849863</text:p>
          </table:table-cell>
          <table:table-cell office:value-type="float" office:value="-2.13994378886" calcext:value-type="float">
            <text:p>-2.1399437889</text:p>
          </table:table-cell>
          <table:table-cell office:value-type="float" office:value="-2.1576939849" calcext:value-type="float">
            <text:p>-2.1576939849</text:p>
          </table:table-cell>
          <table:table-cell office:value-type="float" office:value="-2.14884569216" calcext:value-type="float">
            <text:p>-2.1488456922</text:p>
          </table:table-cell>
          <table:table-cell office:value-type="float" office:value="-2.12249509289" calcext:value-type="float">
            <text:p>-2.1224950929</text:p>
          </table:table-cell>
          <table:table-cell office:value-type="float" office:value="-2.06352920467" calcext:value-type="float">
            <text:p>-2.0635292047</text:p>
          </table:table-cell>
          <table:table-cell office:value-type="float" office:value="-2.13995630686" calcext:value-type="float">
            <text:p>-2.1399563069</text:p>
          </table:table-cell>
          <table:table-cell office:value-type="float" office:value="-2.15766738624" calcext:value-type="float">
            <text:p>-2.1576673862</text:p>
          </table:table-cell>
          <table:table-cell office:value-type="float" office:value="-2.16663989161" calcext:value-type="float">
            <text:p>-2.1666398916</text:p>
          </table:table-cell>
          <table:table-cell office:value-type="float" office:value="-2.13999058559" calcext:value-type="float">
            <text:p>-2.1399905856</text:p>
          </table:table-cell>
          <table:table-cell office:value-type="float" office:value="-2.16668412972" calcext:value-type="float">
            <text:p>-2.1666841297</text:p>
          </table:table-cell>
          <table:table-cell office:value-type="float" office:value="-2.16676708565" calcext:value-type="float">
            <text:p>-2.1667670857</text:p>
          </table:table-cell>
          <table:table-cell office:value-type="float" office:value="-2.16671812257" calcext:value-type="float">
            <text:p>-2.1667181226</text:p>
          </table:table-cell>
          <table:table-cell office:value-type="float" office:value="-2.16670672974" calcext:value-type="float">
            <text:p>-2.1667067297</text:p>
          </table:table-cell>
          <table:table-cell office:value-type="float" office:value="-2.2307700048" calcext:value-type="float">
            <text:p>-2.2307700048</text:p>
          </table:table-cell>
          <table:table-cell office:value-type="float" office:value="-2.14887497926" calcext:value-type="float">
            <text:p>-2.1488749793</text:p>
          </table:table-cell>
          <table:table-cell office:value-type="float" office:value="-2.17577980973" calcext:value-type="float">
            <text:p>-2.1757798097</text:p>
          </table:table-cell>
          <table:table-cell office:value-type="float" office:value="-2.17574949149" calcext:value-type="float">
            <text:p>-2.1757494915</text:p>
          </table:table-cell>
          <table:table-cell office:value-type="float" office:value="-2.16678051237" calcext:value-type="float">
            <text:p>-2.1667805124</text:p>
          </table:table-cell>
          <table:table-cell office:value-type="float" office:value="-2.61300092739" calcext:value-type="float">
            <text:p>-2.6130009274</text:p>
          </table:table-cell>
          <table:table-cell office:value-type="float" office:value="-2.1256166381" calcext:value-type="float">
            <text:p>-2.1256166381</text:p>
          </table:table-cell>
          <table:table-cell office:value-type="float" office:value="0.128000564413" calcext:value-type="float">
            <text:p>0.1280005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02632287953" calcext:value-type="float">
            <text:p>4.0263228795</text:p>
          </table:table-cell>
          <table:table-cell office:value-type="float" office:value="4.07362784154" calcext:value-type="float">
            <text:p>4.0736278415</text:p>
          </table:table-cell>
          <table:table-cell office:value-type="float" office:value="3.97467074534" calcext:value-type="float">
            <text:p>3.9746707453</text:p>
          </table:table-cell>
          <table:table-cell office:value-type="float" office:value="3.5731161896" calcext:value-type="float">
            <text:p>3.5731161896</text:p>
          </table:table-cell>
          <table:table-cell office:value-type="float" office:value="3.25958477946" calcext:value-type="float">
            <text:p>3.2595847795</text:p>
          </table:table-cell>
          <table:table-cell office:value-type="float" office:value="5.18541351238" calcext:value-type="float">
            <text:p>5.1854135124</text:p>
          </table:table-cell>
          <table:table-cell office:value-type="float" office:value="2.79427050419" calcext:value-type="float">
            <text:p>2.7942705042</text:p>
          </table:table-cell>
          <table:table-cell office:value-type="float" office:value="6.10291696881" calcext:value-type="float">
            <text:p>6.1029169688</text:p>
          </table:table-cell>
          <table:table-cell office:value-type="float" office:value="3.12139399161" calcext:value-type="float">
            <text:p>3.1213939916</text:p>
          </table:table-cell>
          <table:table-cell office:value-type="float" office:value="3.16302813763" calcext:value-type="float">
            <text:p>3.1630281376</text:p>
          </table:table-cell>
          <table:table-cell office:value-type="float" office:value="5.00927677765" calcext:value-type="float">
            <text:p>5.0092767777</text:p>
          </table:table-cell>
          <table:table-cell office:value-type="float" office:value="2.36341196842" calcext:value-type="float">
            <text:p>2.3634119684</text:p>
          </table:table-cell>
          <table:table-cell office:value-type="float" office:value="2.93559930849" calcext:value-type="float">
            <text:p>2.9355993085</text:p>
          </table:table-cell>
          <table:table-cell office:value-type="float" office:value="3.89155315566" calcext:value-type="float">
            <text:p>3.8915531557</text:p>
          </table:table-cell>
          <table:table-cell office:value-type="float" office:value="4.26645714427" calcext:value-type="float">
            <text:p>4.2664571443</text:p>
          </table:table-cell>
          <table:table-cell office:value-type="float" office:value="4.08921586543" calcext:value-type="float">
            <text:p>4.0892158654</text:p>
          </table:table-cell>
          <table:table-cell office:value-type="float" office:value="6.10190308263" calcext:value-type="float">
            <text:p>6.1019030826</text:p>
          </table:table-cell>
          <table:table-cell office:value-type="float" office:value="4.24097840515" calcext:value-type="float">
            <text:p>4.2409784052</text:p>
          </table:table-cell>
          <table:table-cell office:value-type="float" office:value="5.6971044411" calcext:value-type="float">
            <text:p>5.6971044411</text:p>
          </table:table-cell>
          <table:table-cell office:value-type="float" office:value="3.1763599189" calcext:value-type="float">
            <text:p>3.1763599189</text:p>
          </table:table-cell>
          <table:table-cell office:value-type="float" office:value="4.06678371827" calcext:value-type="float">
            <text:p>4.0667837183</text:p>
          </table:table-cell>
          <table:table-cell office:value-type="float" office:value="5.10294836675" calcext:value-type="float">
            <text:p>5.1029483668</text:p>
          </table:table-cell>
          <table:table-cell office:value-type="float" office:value="3.29216773865" calcext:value-type="float">
            <text:p>3.2921677387</text:p>
          </table:table-cell>
          <table:table-cell office:value-type="float" office:value="4.62633878192" calcext:value-type="float">
            <text:p>4.6263387819</text:p>
          </table:table-cell>
          <table:table-cell office:value-type="float" office:value="4.63762013922" calcext:value-type="float">
            <text:p>4.6376201392</text:p>
          </table:table-cell>
          <table:table-cell office:value-type="float" office:value="5.34118381349" calcext:value-type="float">
            <text:p>5.3411838135</text:p>
          </table:table-cell>
          <table:table-cell office:value-type="float" office:value="5.37257868152" calcext:value-type="float">
            <text:p>5.3725786815</text:p>
          </table:table-cell>
          <table:table-cell office:value-type="float" office:value="4.54416428688" calcext:value-type="float">
            <text:p>4.5441642869</text:p>
          </table:table-cell>
          <table:table-cell office:value-type="float" office:value="4.93745198321" calcext:value-type="float">
            <text:p>4.9374519832</text:p>
          </table:table-cell>
          <table:table-cell office:value-type="float" office:value="4.4829397276" calcext:value-type="float">
            <text:p>4.4829397276</text:p>
          </table:table-cell>
          <table:table-cell office:value-type="float" office:value="5.28591111263" calcext:value-type="float">
            <text:p>5.2859111126</text:p>
          </table:table-cell>
          <table:table-cell office:value-type="float" office:value="6.596864861" calcext:value-type="float">
            <text:p>6.596864861</text:p>
          </table:table-cell>
          <table:table-cell office:value-type="float" office:value="4.52533874969" calcext:value-type="float">
            <text:p>4.5253387497</text:p>
          </table:table-cell>
          <table:table-cell office:value-type="float" office:value="5.47489419125" calcext:value-type="float">
            <text:p>5.4748941913</text:p>
          </table:table-cell>
          <table:table-cell office:value-type="float" office:value="3.46981495745" calcext:value-type="float">
            <text:p>3.4698149575</text:p>
          </table:table-cell>
          <table:table-cell office:value-type="float" office:value="6.23382457824" calcext:value-type="float">
            <text:p>6.2338245782</text:p>
          </table:table-cell>
          <table:table-cell office:value-type="float" office:value="5.12159924151" calcext:value-type="float">
            <text:p>5.1215992415</text:p>
          </table:table-cell>
          <table:table-cell office:value-type="float" office:value="4.06923667964" calcext:value-type="float">
            <text:p>4.0692366796</text:p>
          </table:table-cell>
          <table:table-cell office:value-type="float" office:value="5.56916641022" calcext:value-type="float">
            <text:p>5.5691664102</text:p>
          </table:table-cell>
          <table:table-cell office:value-type="float" office:value="4.43379249342" calcext:value-type="float">
            <text:p>4.4337924934</text:p>
          </table:table-cell>
          <table:table-cell office:value-type="float" office:value="4.76661728739" calcext:value-type="float">
            <text:p>4.7666172874</text:p>
          </table:table-cell>
          <table:table-cell office:value-type="float" office:value="4.47545905731" calcext:value-type="float">
            <text:p>4.4754590573</text:p>
          </table:table-cell>
          <table:table-cell office:value-type="float" office:value="4.59425437735" calcext:value-type="float">
            <text:p>4.5942543774</text:p>
          </table:table-cell>
          <table:table-cell office:value-type="float" office:value="4.26632171926" calcext:value-type="float">
            <text:p>4.2663217193</text:p>
          </table:table-cell>
          <table:table-cell office:value-type="float" office:value="4.5496169882" calcext:value-type="float">
            <text:p>4.5496169882</text:p>
          </table:table-cell>
          <table:table-cell office:value-type="float" office:value="4.1879102818" calcext:value-type="float">
            <text:p>4.1879102818</text:p>
          </table:table-cell>
          <table:table-cell office:value-type="float" office:value="4.27423029317" calcext:value-type="float">
            <text:p>4.2742302932</text:p>
          </table:table-cell>
          <table:table-cell office:value-type="float" office:value="4.07439074299" calcext:value-type="float">
            <text:p>4.074390743</text:p>
          </table:table-cell>
          <table:table-cell office:value-type="float" office:value="3.79728022518" calcext:value-type="float">
            <text:p>3.7972802252</text:p>
          </table:table-cell>
          <table:table-cell office:value-type="float" office:value="3.83534943409" calcext:value-type="float">
            <text:p>3.8353494341</text:p>
          </table:table-cell>
          <table:table-cell office:value-type="float" office:value="4.42104513074" calcext:value-type="float">
            <text:p>4.4210451307</text:p>
          </table:table-cell>
          <table:table-cell office:value-type="float" office:value="0.926834333363" calcext:value-type="float">
            <text:p>0.9268343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2.989333648" calcext:value-type="float">
            <text:p>2.989333648</text:p>
          </table:table-cell>
          <table:table-cell office:value-type="float" office:value="2.88610336166" calcext:value-type="float">
            <text:p>2.8861033617</text:p>
          </table:table-cell>
          <table:table-cell office:value-type="float" office:value="2.95200013409" calcext:value-type="float">
            <text:p>2.9520001341</text:p>
          </table:table-cell>
          <table:table-cell office:value-type="float" office:value="2.99711407428" calcext:value-type="float">
            <text:p>2.9971140743</text:p>
          </table:table-cell>
          <table:table-cell office:value-type="float" office:value="2.84383300995" calcext:value-type="float">
            <text:p>2.84383301</text:p>
          </table:table-cell>
          <table:table-cell office:value-type="float" office:value="2.88857871731" calcext:value-type="float">
            <text:p>2.8885787173</text:p>
          </table:table-cell>
          <table:table-cell office:value-type="float" office:value="2.95457509948" calcext:value-type="float">
            <text:p>2.9545750995</text:p>
          </table:table-cell>
          <table:table-cell office:value-type="float" office:value="5.28885915545" calcext:value-type="float">
            <text:p>5.2888591555</text:p>
          </table:table-cell>
          <table:table-cell office:value-type="float" office:value="2.97309366312" calcext:value-type="float">
            <text:p>2.9730936631</text:p>
          </table:table-cell>
          <table:table-cell office:value-type="float" office:value="2.86207901994" calcext:value-type="float">
            <text:p>2.8620790199</text:p>
          </table:table-cell>
          <table:table-cell office:value-type="float" office:value="2.9471717842" calcext:value-type="float">
            <text:p>2.9471717842</text:p>
          </table:table-cell>
          <table:table-cell office:value-type="float" office:value="4.41616833095" calcext:value-type="float">
            <text:p>4.416168331</text:p>
          </table:table-cell>
          <table:table-cell office:value-type="float" office:value="4.87693123424" calcext:value-type="float">
            <text:p>4.8769312342</text:p>
          </table:table-cell>
          <table:table-cell office:value-type="float" office:value="3.03008629176" calcext:value-type="float">
            <text:p>3.0300862918</text:p>
          </table:table-cell>
          <table:table-cell office:value-type="float" office:value="4.21104873688" calcext:value-type="float">
            <text:p>4.2110487369</text:p>
          </table:table-cell>
          <table:table-cell office:value-type="float" office:value="6.01978135994" calcext:value-type="float">
            <text:p>6.0197813599</text:p>
          </table:table-cell>
          <table:table-cell office:value-type="float" office:value="3.53005782602" calcext:value-type="float">
            <text:p>3.530057826</text:p>
          </table:table-cell>
          <table:table-cell office:value-type="float" office:value="2.9592656296" calcext:value-type="float">
            <text:p>2.9592656296</text:p>
          </table:table-cell>
          <table:table-cell office:value-type="float" office:value="2.93920671174" calcext:value-type="float">
            <text:p>2.9392067117</text:p>
          </table:table-cell>
          <table:table-cell office:value-type="float" office:value="3.03210952908" calcext:value-type="float">
            <text:p>3.0321095291</text:p>
          </table:table-cell>
          <table:table-cell office:value-type="float" office:value="2.92970629743" calcext:value-type="float">
            <text:p>2.9297062974</text:p>
          </table:table-cell>
          <table:table-cell office:value-type="float" office:value="3.50553139154" calcext:value-type="float">
            <text:p>3.5055313915</text:p>
          </table:table-cell>
          <table:table-cell office:value-type="float" office:value="2.89445603974" calcext:value-type="float">
            <text:p>2.8944560397</text:p>
          </table:table-cell>
          <table:table-cell office:value-type="float" office:value="2.92081292119" calcext:value-type="float">
            <text:p>2.9208129212</text:p>
          </table:table-cell>
          <table:table-cell office:value-type="float" office:value="3.41276549065" calcext:value-type="float">
            <text:p>3.4127654907</text:p>
          </table:table-cell>
          <table:table-cell office:value-type="float" office:value="2.85475223727" calcext:value-type="float">
            <text:p>2.8547522373</text:p>
          </table:table-cell>
          <table:table-cell office:value-type="float" office:value="2.81514848615" calcext:value-type="float">
            <text:p>2.8151484862</text:p>
          </table:table-cell>
          <table:table-cell office:value-type="float" office:value="2.74798419317" calcext:value-type="float">
            <text:p>2.7479841932</text:p>
          </table:table-cell>
          <table:table-cell office:value-type="float" office:value="2.77946687491" calcext:value-type="float">
            <text:p>2.7794668749</text:p>
          </table:table-cell>
          <table:table-cell office:value-type="float" office:value="2.83589266492" calcext:value-type="float">
            <text:p>2.8358926649</text:p>
          </table:table-cell>
          <table:table-cell office:value-type="float" office:value="2.89973025365" calcext:value-type="float">
            <text:p>2.8997302537</text:p>
          </table:table-cell>
          <table:table-cell office:value-type="float" office:value="2.75535637305" calcext:value-type="float">
            <text:p>2.7553563731</text:p>
          </table:table-cell>
          <table:table-cell office:value-type="float" office:value="2.84499486288" calcext:value-type="float">
            <text:p>2.8449948629</text:p>
          </table:table-cell>
          <table:table-cell office:value-type="float" office:value="2.78695991001" calcext:value-type="float">
            <text:p>2.78695991</text:p>
          </table:table-cell>
          <table:table-cell office:value-type="float" office:value="3.05049428543" calcext:value-type="float">
            <text:p>3.0504942854</text:p>
          </table:table-cell>
          <table:table-cell office:value-type="float" office:value="3.3967393279" calcext:value-type="float">
            <text:p>3.3967393279</text:p>
          </table:table-cell>
          <table:table-cell office:value-type="float" office:value="2.73647159815" calcext:value-type="float">
            <text:p>2.7364715982</text:p>
          </table:table-cell>
          <table:table-cell office:value-type="float" office:value="2.85937148849" calcext:value-type="float">
            <text:p>2.8593714885</text:p>
          </table:table-cell>
          <table:table-cell office:value-type="float" office:value="2.79668034712" calcext:value-type="float">
            <text:p>2.7966803471</text:p>
          </table:table-cell>
          <table:table-cell office:value-type="float" office:value="2.93446460517" calcext:value-type="float">
            <text:p>2.9344646052</text:p>
          </table:table-cell>
          <table:table-cell office:value-type="float" office:value="2.80173741012" calcext:value-type="float">
            <text:p>2.8017374101</text:p>
          </table:table-cell>
          <table:table-cell office:value-type="float" office:value="2.76772346621" calcext:value-type="float">
            <text:p>2.7677234662</text:p>
          </table:table-cell>
          <table:table-cell office:value-type="float" office:value="2.78775556577" calcext:value-type="float">
            <text:p>2.7877555658</text:p>
          </table:table-cell>
          <table:table-cell office:value-type="float" office:value="2.78588147252" calcext:value-type="float">
            <text:p>2.7858814725</text:p>
          </table:table-cell>
          <table:table-cell office:value-type="float" office:value="2.79496558919" calcext:value-type="float">
            <text:p>2.7949655892</text:p>
          </table:table-cell>
          <table:table-cell office:value-type="float" office:value="2.86818556535" calcext:value-type="float">
            <text:p>2.8681855654</text:p>
          </table:table-cell>
          <table:table-cell office:value-type="float" office:value="2.74401811048" calcext:value-type="float">
            <text:p>2.7440181105</text:p>
          </table:table-cell>
          <table:table-cell office:value-type="float" office:value="2.75718217874" calcext:value-type="float">
            <text:p>2.7571821787</text:p>
          </table:table-cell>
          <table:table-cell office:value-type="float" office:value="2.76688523102" calcext:value-type="float">
            <text:p>2.766885231</text:p>
          </table:table-cell>
          <table:table-cell office:value-type="float" office:value="2.86906792492" calcext:value-type="float">
            <text:p>2.8690679249</text:p>
          </table:table-cell>
          <table:table-cell office:value-type="float" office:value="3.12597158962" calcext:value-type="float">
            <text:p>3.1259715896</text:p>
          </table:table-cell>
          <table:table-cell office:value-type="float" office:value="0.669938991847" calcext:value-type="float">
            <text:p>0.6699389918</text:p>
          </table:table-cell>
          <table:table-cell table:number-columns-repeated="3"/>
        </table:table-row>
      </table:table>
      <table:table table:name="liuyc_param_10" table:style-name="ta1">
        <table:table-column table:style-name="co1" table:number-columns-repeated="106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11</text:p>
          </table:table-cell>
          <table:table-cell office:value-type="string" calcext:value-type="string">
            <text:p>liuyc12</text:p>
          </table:table-cell>
          <table:table-cell office:value-type="string" calcext:value-type="string">
            <text:p>liuyc13</text:p>
          </table:table-cell>
          <table:table-cell office:value-type="string" calcext:value-type="string">
            <text:p>liuyc14</text:p>
          </table:table-cell>
          <table:table-cell office:value-type="string" calcext:value-type="string">
            <text:p>liuyc15</text:p>
          </table:table-cell>
          <table:table-cell office:value-type="string" calcext:value-type="string">
            <text:p>liuyc16</text:p>
          </table:table-cell>
          <table:table-cell office:value-type="string" calcext:value-type="string">
            <text:p>liuyc17</text:p>
          </table:table-cell>
          <table:table-cell office:value-type="string" calcext:value-type="string">
            <text:p>liuyc18</text:p>
          </table:table-cell>
          <table:table-cell office:value-type="string" calcext:value-type="string">
            <text:p>liuyc19</text:p>
          </table:table-cell>
          <table:table-cell office:value-type="string" calcext:value-type="string">
            <text:p>liuyc20</text:p>
          </table:table-cell>
          <table:table-cell office:value-type="string" calcext:value-type="string">
            <text:p>liuyc21</text:p>
          </table:table-cell>
          <table:table-cell office:value-type="string" calcext:value-type="string">
            <text:p>liuyc22</text:p>
          </table:table-cell>
          <table:table-cell office:value-type="string" calcext:value-type="string">
            <text:p>liuyc23</text:p>
          </table:table-cell>
          <table:table-cell office:value-type="string" calcext:value-type="string">
            <text:p>liuyc24</text:p>
          </table:table-cell>
          <table:table-cell office:value-type="string" calcext:value-type="string">
            <text:p>liuyc25</text:p>
          </table:table-cell>
          <table:table-cell office:value-type="string" calcext:value-type="string">
            <text:p>liuyc26</text:p>
          </table:table-cell>
          <table:table-cell office:value-type="string" calcext:value-type="string">
            <text:p>liuyc27</text:p>
          </table:table-cell>
          <table:table-cell office:value-type="string" calcext:value-type="string">
            <text:p>liuyc28</text:p>
          </table:table-cell>
          <table:table-cell office:value-type="string" calcext:value-type="string">
            <text:p>liuyc29</text:p>
          </table:table-cell>
          <table:table-cell office:value-type="string" calcext:value-type="string">
            <text:p>liuyc30</text:p>
          </table:table-cell>
          <table:table-cell office:value-type="string" calcext:value-type="string">
            <text:p>liuyc31</text:p>
          </table:table-cell>
          <table:table-cell office:value-type="string" calcext:value-type="string">
            <text:p>liuyc32</text:p>
          </table:table-cell>
          <table:table-cell office:value-type="string" calcext:value-type="string">
            <text:p>liuyc33</text:p>
          </table:table-cell>
          <table:table-cell office:value-type="string" calcext:value-type="string">
            <text:p>liuyc34</text:p>
          </table:table-cell>
          <table:table-cell office:value-type="string" calcext:value-type="string">
            <text:p>liuyc35</text:p>
          </table:table-cell>
          <table:table-cell office:value-type="string" calcext:value-type="string">
            <text:p>liuyc36</text:p>
          </table:table-cell>
          <table:table-cell office:value-type="string" calcext:value-type="string">
            <text:p>liuyc37</text:p>
          </table:table-cell>
          <table:table-cell office:value-type="string" calcext:value-type="string">
            <text:p>liuyc38</text:p>
          </table:table-cell>
          <table:table-cell office:value-type="string" calcext:value-type="string">
            <text:p>liuyc39</text:p>
          </table:table-cell>
          <table:table-cell office:value-type="string" calcext:value-type="string">
            <text:p>liuyc40</text:p>
          </table:table-cell>
          <table:table-cell office:value-type="string" calcext:value-type="string">
            <text:p>liuyc41</text:p>
          </table:table-cell>
          <table:table-cell office:value-type="string" calcext:value-type="string">
            <text:p>liuyc42</text:p>
          </table:table-cell>
          <table:table-cell office:value-type="string" calcext:value-type="string">
            <text:p>liuyc43</text:p>
          </table:table-cell>
          <table:table-cell office:value-type="string" calcext:value-type="string">
            <text:p>liuyc44</text:p>
          </table:table-cell>
          <table:table-cell office:value-type="string" calcext:value-type="string">
            <text:p>liuyc45</text:p>
          </table:table-cell>
          <table:table-cell office:value-type="string" calcext:value-type="string">
            <text:p>liuyc46</text:p>
          </table:table-cell>
          <table:table-cell office:value-type="string" calcext:value-type="string">
            <text:p>liuyc47</text:p>
          </table:table-cell>
          <table:table-cell office:value-type="string" calcext:value-type="string">
            <text:p>liuyc48</text:p>
          </table:table-cell>
          <table:table-cell office:value-type="string" calcext:value-type="string">
            <text:p>liuyc49</text:p>
          </table:table-cell>
          <table:table-cell office:value-type="string" calcext:value-type="string">
            <text:p>liuyc50</text:p>
          </table:table-cell>
          <table:table-cell office:value-type="string" calcext:value-type="string">
            <text:p>liuyc51</text:p>
          </table:table-cell>
          <table:table-cell office:value-type="string" calcext:value-type="string">
            <text:p>liuyc52</text:p>
          </table:table-cell>
          <table:table-cell office:value-type="string" calcext:value-type="string">
            <text:p>liuyc53</text:p>
          </table:table-cell>
          <table:table-cell office:value-type="string" calcext:value-type="string">
            <text:p>liuyc54</text:p>
          </table:table-cell>
          <table:table-cell office:value-type="string" calcext:value-type="string">
            <text:p>liuyc55</text:p>
          </table:table-cell>
          <table:table-cell office:value-type="string" calcext:value-type="string">
            <text:p>liuyc56</text:p>
          </table:table-cell>
          <table:table-cell office:value-type="string" calcext:value-type="string">
            <text:p>liuyc57</text:p>
          </table:table-cell>
          <table:table-cell office:value-type="string" calcext:value-type="string">
            <text:p>liuyc58</text:p>
          </table:table-cell>
          <table:table-cell office:value-type="string" calcext:value-type="string">
            <text:p>liuyc59</text:p>
          </table:table-cell>
          <table:table-cell office:value-type="string" calcext:value-type="string">
            <text:p>liuyc60</text:p>
          </table:table-cell>
          <table:table-cell office:value-type="string" calcext:value-type="string">
            <text:p>liuyc61</text:p>
          </table:table-cell>
          <table:table-cell office:value-type="string" calcext:value-type="string">
            <text:p>liuyc62</text:p>
          </table:table-cell>
          <table:table-cell office:value-type="string" calcext:value-type="string">
            <text:p>liuyc63</text:p>
          </table:table-cell>
          <table:table-cell office:value-type="string" calcext:value-type="string">
            <text:p>liuyc64</text:p>
          </table:table-cell>
          <table:table-cell office:value-type="string" calcext:value-type="string">
            <text:p>liuyc65</text:p>
          </table:table-cell>
          <table:table-cell office:value-type="string" calcext:value-type="string">
            <text:p>liuyc66</text:p>
          </table:table-cell>
          <table:table-cell office:value-type="string" calcext:value-type="string">
            <text:p>liuyc67</text:p>
          </table:table-cell>
          <table:table-cell office:value-type="string" calcext:value-type="string">
            <text:p>liuyc68</text:p>
          </table:table-cell>
          <table:table-cell office:value-type="string" calcext:value-type="string">
            <text:p>liuyc69</text:p>
          </table:table-cell>
          <table:table-cell office:value-type="string" calcext:value-type="string">
            <text:p>liuyc70</text:p>
          </table:table-cell>
          <table:table-cell office:value-type="string" calcext:value-type="string">
            <text:p>liuyc71</text:p>
          </table:table-cell>
          <table:table-cell office:value-type="string" calcext:value-type="string">
            <text:p>liuyc72</text:p>
          </table:table-cell>
          <table:table-cell office:value-type="string" calcext:value-type="string">
            <text:p>liuyc73</text:p>
          </table:table-cell>
          <table:table-cell office:value-type="string" calcext:value-type="string">
            <text:p>liuyc74</text:p>
          </table:table-cell>
          <table:table-cell office:value-type="string" calcext:value-type="string">
            <text:p>liuyc75</text:p>
          </table:table-cell>
          <table:table-cell office:value-type="string" calcext:value-type="string">
            <text:p>liuyc76</text:p>
          </table:table-cell>
          <table:table-cell office:value-type="string" calcext:value-type="string">
            <text:p>liuyc77</text:p>
          </table:table-cell>
          <table:table-cell office:value-type="string" calcext:value-type="string">
            <text:p>liuyc78</text:p>
          </table:table-cell>
          <table:table-cell office:value-type="string" calcext:value-type="string">
            <text:p>liuyc79</text:p>
          </table:table-cell>
          <table:table-cell office:value-type="string" calcext:value-type="string">
            <text:p>liuyc80</text:p>
          </table:table-cell>
          <table:table-cell office:value-type="string" calcext:value-type="string">
            <text:p>liuyc81</text:p>
          </table:table-cell>
          <table:table-cell office:value-type="string" calcext:value-type="string">
            <text:p>liuyc82</text:p>
          </table:table-cell>
          <table:table-cell office:value-type="string" calcext:value-type="string">
            <text:p>liuyc83</text:p>
          </table:table-cell>
          <table:table-cell office:value-type="string" calcext:value-type="string">
            <text:p>liuyc84</text:p>
          </table:table-cell>
          <table:table-cell office:value-type="string" calcext:value-type="string">
            <text:p>liuyc85</text:p>
          </table:table-cell>
          <table:table-cell office:value-type="string" calcext:value-type="string">
            <text:p>liuyc86</text:p>
          </table:table-cell>
          <table:table-cell office:value-type="string" calcext:value-type="string">
            <text:p>liuyc87</text:p>
          </table:table-cell>
          <table:table-cell office:value-type="string" calcext:value-type="string">
            <text:p>liuyc88</text:p>
          </table:table-cell>
          <table:table-cell office:value-type="string" calcext:value-type="string">
            <text:p>liuyc89</text:p>
          </table:table-cell>
          <table:table-cell office:value-type="string" calcext:value-type="string">
            <text:p>liuyc90</text:p>
          </table:table-cell>
          <table:table-cell office:value-type="string" calcext:value-type="string">
            <text:p>liuyc91</text:p>
          </table:table-cell>
          <table:table-cell office:value-type="string" calcext:value-type="string">
            <text:p>liuyc92</text:p>
          </table:table-cell>
          <table:table-cell office:value-type="string" calcext:value-type="string">
            <text:p>liuyc93</text:p>
          </table:table-cell>
          <table:table-cell office:value-type="string" calcext:value-type="string">
            <text:p>liuyc94</text:p>
          </table:table-cell>
          <table:table-cell office:value-type="string" calcext:value-type="string">
            <text:p>liuyc95</text:p>
          </table:table-cell>
          <table:table-cell office:value-type="string" calcext:value-type="string">
            <text:p>liuyc96</text:p>
          </table:table-cell>
          <table:table-cell office:value-type="string" calcext:value-type="string">
            <text:p>liuyc97</text:p>
          </table:table-cell>
          <table:table-cell office:value-type="string" calcext:value-type="string">
            <text:p>liuyc98</text:p>
          </table:table-cell>
          <table:table-cell office:value-type="string" calcext:value-type="string">
            <text:p>liuyc99</text:p>
          </table:table-cell>
          <table:table-cell office:value-type="string" calcext:value-type="string">
            <text:p>liuyc100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794583346953" calcext:value-type="float">
            <text:p>0.794583347</text:p>
          </table:table-cell>
          <table:table-cell office:value-type="float" office:value="0.64571950253" calcext:value-type="float">
            <text:p>0.6457195025</text:p>
          </table:table-cell>
          <table:table-cell office:value-type="float" office:value="0.750647350849" calcext:value-type="float">
            <text:p>0.7506473508</text:p>
          </table:table-cell>
          <table:table-cell office:value-type="float" office:value="0.661610131492" calcext:value-type="float">
            <text:p>0.6616101315</text:p>
          </table:table-cell>
          <table:table-cell office:value-type="float" office:value="0.706157011345" calcext:value-type="float">
            <text:p>0.7061570113</text:p>
          </table:table-cell>
          <table:table-cell office:value-type="float" office:value="0.674992915066" calcext:value-type="float">
            <text:p>0.6749929151</text:p>
          </table:table-cell>
          <table:table-cell office:value-type="float" office:value="0.579416219768" calcext:value-type="float">
            <text:p>0.5794162198</text:p>
          </table:table-cell>
          <table:table-cell office:value-type="float" office:value="0.700612055781" calcext:value-type="float">
            <text:p>0.7006120558</text:p>
          </table:table-cell>
          <table:table-cell office:value-type="float" office:value="0.599750937622" calcext:value-type="float">
            <text:p>0.5997509376</text:p>
          </table:table-cell>
          <table:table-cell office:value-type="float" office:value="0.65447036089" calcext:value-type="float">
            <text:p>0.6544703609</text:p>
          </table:table-cell>
          <table:table-cell office:value-type="float" office:value="0.864962513376" calcext:value-type="float">
            <text:p>0.8649625134</text:p>
          </table:table-cell>
          <table:table-cell office:value-type="float" office:value="0.816299117764" calcext:value-type="float">
            <text:p>0.8162991178</text:p>
          </table:table-cell>
          <table:table-cell office:value-type="float" office:value="0.852547140286" calcext:value-type="float">
            <text:p>0.8525471403</text:p>
          </table:table-cell>
          <table:table-cell office:value-type="float" office:value="0.875681414456" calcext:value-type="float">
            <text:p>0.8756814145</text:p>
          </table:table-cell>
          <table:table-cell office:value-type="float" office:value="0.69702344761" calcext:value-type="float">
            <text:p>0.6970234476</text:p>
          </table:table-cell>
          <table:table-cell office:value-type="float" office:value="0.812768629181" calcext:value-type="float">
            <text:p>0.8127686292</text:p>
          </table:table-cell>
          <table:table-cell office:value-type="float" office:value="0.873944541658" calcext:value-type="float">
            <text:p>0.8739445417</text:p>
          </table:table-cell>
          <table:table-cell office:value-type="float" office:value="0.846518943464" calcext:value-type="float">
            <text:p>0.8465189435</text:p>
          </table:table-cell>
          <table:table-cell office:value-type="float" office:value="0.84205760032" calcext:value-type="float">
            <text:p>0.8420576003</text:p>
          </table:table-cell>
          <table:table-cell office:value-type="float" office:value="0.857858382503" calcext:value-type="float">
            <text:p>0.8578583825</text:p>
          </table:table-cell>
          <table:table-cell office:value-type="float" office:value="0.808586203264" calcext:value-type="float">
            <text:p>0.8085862033</text:p>
          </table:table-cell>
          <table:table-cell office:value-type="float" office:value="0.770597009259" calcext:value-type="float">
            <text:p>0.7705970093</text:p>
          </table:table-cell>
          <table:table-cell office:value-type="float" office:value="0.81268259845" calcext:value-type="float">
            <text:p>0.8126825985</text:p>
          </table:table-cell>
          <table:table-cell office:value-type="float" office:value="0.756686542483" calcext:value-type="float">
            <text:p>0.7566865425</text:p>
          </table:table-cell>
          <table:table-cell office:value-type="float" office:value="0.791693759557" calcext:value-type="float">
            <text:p>0.7916937596</text:p>
          </table:table-cell>
          <table:table-cell office:value-type="float" office:value="0.814386867414" calcext:value-type="float">
            <text:p>0.8143868674</text:p>
          </table:table-cell>
          <table:table-cell office:value-type="float" office:value="0.873259194508" calcext:value-type="float">
            <text:p>0.8732591945</text:p>
          </table:table-cell>
          <table:table-cell office:value-type="float" office:value="0.818441567584" calcext:value-type="float">
            <text:p>0.8184415676</text:p>
          </table:table-cell>
          <table:table-cell office:value-type="float" office:value="0.828797186127" calcext:value-type="float">
            <text:p>0.8287971861</text:p>
          </table:table-cell>
          <table:table-cell office:value-type="float" office:value="0.83274644914" calcext:value-type="float">
            <text:p>0.8327464491</text:p>
          </table:table-cell>
          <table:table-cell office:value-type="float" office:value="0.872175984058" calcext:value-type="float">
            <text:p>0.8721759841</text:p>
          </table:table-cell>
          <table:table-cell office:value-type="float" office:value="0.829789739579" calcext:value-type="float">
            <text:p>0.8297897396</text:p>
          </table:table-cell>
          <table:table-cell office:value-type="float" office:value="0.846175487199" calcext:value-type="float">
            <text:p>0.8461754872</text:p>
          </table:table-cell>
          <table:table-cell office:value-type="float" office:value="0.831792883038" calcext:value-type="float">
            <text:p>0.831792883</text:p>
          </table:table-cell>
          <table:table-cell office:value-type="float" office:value="0.827926098914" calcext:value-type="float">
            <text:p>0.8279260989</text:p>
          </table:table-cell>
          <table:table-cell office:value-type="float" office:value="0.847820904931" calcext:value-type="float">
            <text:p>0.8478209049</text:p>
          </table:table-cell>
          <table:table-cell office:value-type="float" office:value="0.857004117724" calcext:value-type="float">
            <text:p>0.8570041177</text:p>
          </table:table-cell>
          <table:table-cell office:value-type="float" office:value="0.794017075677" calcext:value-type="float">
            <text:p>0.7940170757</text:p>
          </table:table-cell>
          <table:table-cell office:value-type="float" office:value="0.834985049553" calcext:value-type="float">
            <text:p>0.8349850496</text:p>
          </table:table-cell>
          <table:table-cell office:value-type="float" office:value="0.761901416504" calcext:value-type="float">
            <text:p>0.7619014165</text:p>
          </table:table-cell>
          <table:table-cell office:value-type="float" office:value="0.819158645789" calcext:value-type="float">
            <text:p>0.8191586458</text:p>
          </table:table-cell>
          <table:table-cell office:value-type="float" office:value="0.808557672263" calcext:value-type="float">
            <text:p>0.8085576723</text:p>
          </table:table-cell>
          <table:table-cell office:value-type="float" office:value="0.801921559039" calcext:value-type="float">
            <text:p>0.801921559</text:p>
          </table:table-cell>
          <table:table-cell office:value-type="float" office:value="0.839448099342" calcext:value-type="float">
            <text:p>0.8394480993</text:p>
          </table:table-cell>
          <table:table-cell office:value-type="float" office:value="0.842548458241" calcext:value-type="float">
            <text:p>0.8425484582</text:p>
          </table:table-cell>
          <table:table-cell office:value-type="float" office:value="0.753866881049" calcext:value-type="float">
            <text:p>0.753866881</text:p>
          </table:table-cell>
          <table:table-cell office:value-type="float" office:value="0.843087326292" calcext:value-type="float">
            <text:p>0.8430873263</text:p>
          </table:table-cell>
          <table:table-cell office:value-type="float" office:value="0.791534335003" calcext:value-type="float">
            <text:p>0.791534335</text:p>
          </table:table-cell>
          <table:table-cell office:value-type="float" office:value="0.773686559926" calcext:value-type="float">
            <text:p>0.7736865599</text:p>
          </table:table-cell>
          <table:table-cell office:value-type="float" office:value="0.897205978158" calcext:value-type="float">
            <text:p>0.8972059782</text:p>
          </table:table-cell>
          <table:table-cell office:value-type="float" office:value="0.835537638569" calcext:value-type="float">
            <text:p>0.8355376386</text:p>
          </table:table-cell>
          <table:table-cell office:value-type="float" office:value="0.806819299148" calcext:value-type="float">
            <text:p>0.8068192991</text:p>
          </table:table-cell>
          <table:table-cell office:value-type="float" office:value="0.837328542397" calcext:value-type="float">
            <text:p>0.8373285424</text:p>
          </table:table-cell>
          <table:table-cell office:value-type="float" office:value="0.836653613151" calcext:value-type="float">
            <text:p>0.8366536132</text:p>
          </table:table-cell>
          <table:table-cell office:value-type="float" office:value="0.870302539544" calcext:value-type="float">
            <text:p>0.8703025395</text:p>
          </table:table-cell>
          <table:table-cell office:value-type="float" office:value="0.77646620516" calcext:value-type="float">
            <text:p>0.7764662052</text:p>
          </table:table-cell>
          <table:table-cell office:value-type="float" office:value="0.796918603573" calcext:value-type="float">
            <text:p>0.7969186036</text:p>
          </table:table-cell>
          <table:table-cell office:value-type="float" office:value="0.772896347551" calcext:value-type="float">
            <text:p>0.7728963476</text:p>
          </table:table-cell>
          <table:table-cell office:value-type="float" office:value="0.783146227517" calcext:value-type="float">
            <text:p>0.7831462275</text:p>
          </table:table-cell>
          <table:table-cell office:value-type="float" office:value="0.80334198288" calcext:value-type="float">
            <text:p>0.8033419829</text:p>
          </table:table-cell>
          <table:table-cell office:value-type="float" office:value="0.862265993091" calcext:value-type="float">
            <text:p>0.8622659931</text:p>
          </table:table-cell>
          <table:table-cell office:value-type="float" office:value="0.815763123182" calcext:value-type="float">
            <text:p>0.8157631232</text:p>
          </table:table-cell>
          <table:table-cell office:value-type="float" office:value="0.817531419422" calcext:value-type="float">
            <text:p>0.8175314194</text:p>
          </table:table-cell>
          <table:table-cell office:value-type="float" office:value="0.839015313898" calcext:value-type="float">
            <text:p>0.8390153139</text:p>
          </table:table-cell>
          <table:table-cell office:value-type="float" office:value="0.84163391894" calcext:value-type="float">
            <text:p>0.8416339189</text:p>
          </table:table-cell>
          <table:table-cell office:value-type="float" office:value="0.880894665885" calcext:value-type="float">
            <text:p>0.8808946659</text:p>
          </table:table-cell>
          <table:table-cell office:value-type="float" office:value="0.780686880197" calcext:value-type="float">
            <text:p>0.7806868802</text:p>
          </table:table-cell>
          <table:table-cell office:value-type="float" office:value="0.806515130195" calcext:value-type="float">
            <text:p>0.8065151302</text:p>
          </table:table-cell>
          <table:table-cell office:value-type="float" office:value="0.788187641393" calcext:value-type="float">
            <text:p>0.7881876414</text:p>
          </table:table-cell>
          <table:table-cell office:value-type="float" office:value="0.836903344169" calcext:value-type="float">
            <text:p>0.8369033442</text:p>
          </table:table-cell>
          <table:table-cell office:value-type="float" office:value="0.816915994488" calcext:value-type="float">
            <text:p>0.8169159945</text:p>
          </table:table-cell>
          <table:table-cell office:value-type="float" office:value="0.779519579547" calcext:value-type="float">
            <text:p>0.7795195795</text:p>
          </table:table-cell>
          <table:table-cell office:value-type="float" office:value="0.800791800873" calcext:value-type="float">
            <text:p>0.8007918009</text:p>
          </table:table-cell>
          <table:table-cell office:value-type="float" office:value="0.83206350201" calcext:value-type="float">
            <text:p>0.832063502</text:p>
          </table:table-cell>
          <table:table-cell office:value-type="float" office:value="0.770852963633" calcext:value-type="float">
            <text:p>0.7708529636</text:p>
          </table:table-cell>
          <table:table-cell office:value-type="float" office:value="0.844786209396" calcext:value-type="float">
            <text:p>0.8447862094</text:p>
          </table:table-cell>
          <table:table-cell office:value-type="float" office:value="0.781639650456" calcext:value-type="float">
            <text:p>0.7816396505</text:p>
          </table:table-cell>
          <table:table-cell office:value-type="float" office:value="0.841881662618" calcext:value-type="float">
            <text:p>0.8418816626</text:p>
          </table:table-cell>
          <table:table-cell office:value-type="float" office:value="0.888753522214" calcext:value-type="float">
            <text:p>0.8887535222</text:p>
          </table:table-cell>
          <table:table-cell office:value-type="float" office:value="0.875367468346" calcext:value-type="float">
            <text:p>0.8753674683</text:p>
          </table:table-cell>
          <table:table-cell office:value-type="float" office:value="0.828815088048" calcext:value-type="float">
            <text:p>0.828815088</text:p>
          </table:table-cell>
          <table:table-cell office:value-type="float" office:value="0.799164389569" calcext:value-type="float">
            <text:p>0.7991643896</text:p>
          </table:table-cell>
          <table:table-cell office:value-type="float" office:value="0.763305990263" calcext:value-type="float">
            <text:p>0.7633059903</text:p>
          </table:table-cell>
          <table:table-cell office:value-type="float" office:value="0.833896856932" calcext:value-type="float">
            <text:p>0.8338968569</text:p>
          </table:table-cell>
          <table:table-cell office:value-type="float" office:value="0.76605402823" calcext:value-type="float">
            <text:p>0.7660540282</text:p>
          </table:table-cell>
          <table:table-cell office:value-type="float" office:value="0.83307172826" calcext:value-type="float">
            <text:p>0.8330717283</text:p>
          </table:table-cell>
          <table:table-cell office:value-type="float" office:value="0.808655517101" calcext:value-type="float">
            <text:p>0.8086555171</text:p>
          </table:table-cell>
          <table:table-cell office:value-type="float" office:value="0.818596599484" calcext:value-type="float">
            <text:p>0.8185965995</text:p>
          </table:table-cell>
          <table:table-cell office:value-type="float" office:value="0.826588745117" calcext:value-type="float">
            <text:p>0.8265887451</text:p>
          </table:table-cell>
          <table:table-cell office:value-type="float" office:value="0.854140272825" calcext:value-type="float">
            <text:p>0.8541402728</text:p>
          </table:table-cell>
          <table:table-cell office:value-type="float" office:value="0.859192240961" calcext:value-type="float">
            <text:p>0.859192241</text:p>
          </table:table-cell>
          <table:table-cell office:value-type="float" office:value="0.863078924354" calcext:value-type="float">
            <text:p>0.8630789244</text:p>
          </table:table-cell>
          <table:table-cell office:value-type="float" office:value="0.819569522877" calcext:value-type="float">
            <text:p>0.8195695229</text:p>
          </table:table-cell>
          <table:table-cell office:value-type="float" office:value="0.83168510256" calcext:value-type="float">
            <text:p>0.8316851026</text:p>
          </table:table-cell>
          <table:table-cell office:value-type="float" office:value="0.840894673555" calcext:value-type="float">
            <text:p>0.8408946736</text:p>
          </table:table-cell>
          <table:table-cell office:value-type="float" office:value="0.846061165602" calcext:value-type="float">
            <text:p>0.8460611656</text:p>
          </table:table-cell>
          <table:table-cell office:value-type="float" office:value="0.800309933811" calcext:value-type="float">
            <text:p>0.8003099338</text:p>
          </table:table-cell>
          <table:table-cell office:value-type="float" office:value="0.775459045327" calcext:value-type="float">
            <text:p>0.7754590453</text:p>
          </table:table-cell>
          <table:table-cell office:value-type="float" office:value="0.85349588782" calcext:value-type="float">
            <text:p>0.8534958878</text:p>
          </table:table-cell>
          <table:table-cell office:value-type="float" office:value="0.821609445392" calcext:value-type="float">
            <text:p>0.8216094454</text:p>
          </table:table-cell>
          <table:table-cell office:value-type="float" office:value="0.807551291545" calcext:value-type="float">
            <text:p>0.8075512915</text:p>
          </table:table-cell>
          <table:table-cell office:value-type="float" office:value="0.0583767968938" calcext:value-type="float">
            <text:p>0.0583767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2.15366603685" calcext:value-type="float">
            <text:p>2.1536660369</text:p>
          </table:table-cell>
          <table:table-cell office:value-type="float" office:value="2.41723610595" calcext:value-type="float">
            <text:p>2.417236106</text:p>
          </table:table-cell>
          <table:table-cell office:value-type="float" office:value="2.34989013722" calcext:value-type="float">
            <text:p>2.3498901372</text:p>
          </table:table-cell>
          <table:table-cell office:value-type="float" office:value="2.47588466552" calcext:value-type="float">
            <text:p>2.4758846655</text:p>
          </table:table-cell>
          <table:table-cell office:value-type="float" office:value="2.91306137931" calcext:value-type="float">
            <text:p>2.9130613793</text:p>
          </table:table-cell>
          <table:table-cell office:value-type="float" office:value="3.67881538906" calcext:value-type="float">
            <text:p>3.6788153891</text:p>
          </table:table-cell>
          <table:table-cell office:value-type="float" office:value="3.48288288933" calcext:value-type="float">
            <text:p>3.4828828893</text:p>
          </table:table-cell>
          <table:table-cell office:value-type="float" office:value="3.17851065604" calcext:value-type="float">
            <text:p>3.178510656</text:p>
          </table:table-cell>
          <table:table-cell office:value-type="float" office:value="3.33379921997" calcext:value-type="float">
            <text:p>3.33379922</text:p>
          </table:table-cell>
          <table:table-cell office:value-type="float" office:value="3.06346728439" calcext:value-type="float">
            <text:p>3.0634672844</text:p>
          </table:table-cell>
          <table:table-cell office:value-type="float" office:value="3.45872025189" calcext:value-type="float">
            <text:p>3.4587202519</text:p>
          </table:table-cell>
          <table:table-cell office:value-type="float" office:value="2.75728845503" calcext:value-type="float">
            <text:p>2.757288455</text:p>
          </table:table-cell>
          <table:table-cell office:value-type="float" office:value="3.52733823573" calcext:value-type="float">
            <text:p>3.5273382357</text:p>
          </table:table-cell>
          <table:table-cell office:value-type="float" office:value="2.69931702889" calcext:value-type="float">
            <text:p>2.6993170289</text:p>
          </table:table-cell>
          <table:table-cell office:value-type="float" office:value="4.20164475168" calcext:value-type="float">
            <text:p>4.2016447517</text:p>
          </table:table-cell>
          <table:table-cell office:value-type="float" office:value="3.69563047518" calcext:value-type="float">
            <text:p>3.6956304752</text:p>
          </table:table-cell>
          <table:table-cell office:value-type="float" office:value="2.8382323669" calcext:value-type="float">
            <text:p>2.8382323669</text:p>
          </table:table-cell>
          <table:table-cell office:value-type="float" office:value="2.46996436632" calcext:value-type="float">
            <text:p>2.4699643663</text:p>
          </table:table-cell>
          <table:table-cell office:value-type="float" office:value="2.82507375221" calcext:value-type="float">
            <text:p>2.8250737522</text:p>
          </table:table-cell>
          <table:table-cell office:value-type="float" office:value="4.00247318354" calcext:value-type="float">
            <text:p>4.0024731835</text:p>
          </table:table-cell>
          <table:table-cell office:value-type="float" office:value="3.69629573867" calcext:value-type="float">
            <text:p>3.6962957387</text:p>
          </table:table-cell>
          <table:table-cell office:value-type="float" office:value="3.51076623515" calcext:value-type="float">
            <text:p>3.5107662352</text:p>
          </table:table-cell>
          <table:table-cell office:value-type="float" office:value="3.11534677176" calcext:value-type="float">
            <text:p>3.1153467718</text:p>
          </table:table-cell>
          <table:table-cell office:value-type="float" office:value="3.2162823027" calcext:value-type="float">
            <text:p>3.2162823027</text:p>
          </table:table-cell>
          <table:table-cell office:value-type="float" office:value="2.60632898139" calcext:value-type="float">
            <text:p>2.6063289814</text:p>
          </table:table-cell>
          <table:table-cell office:value-type="float" office:value="3.34826563879" calcext:value-type="float">
            <text:p>3.3482656388</text:p>
          </table:table-cell>
          <table:table-cell office:value-type="float" office:value="2.04587044311" calcext:value-type="float">
            <text:p>2.0458704431</text:p>
          </table:table-cell>
          <table:table-cell office:value-type="float" office:value="3.7053917619" calcext:value-type="float">
            <text:p>3.7053917619</text:p>
          </table:table-cell>
          <table:table-cell office:value-type="float" office:value="1.9398594641" calcext:value-type="float">
            <text:p>1.9398594641</text:p>
          </table:table-cell>
          <table:table-cell office:value-type="float" office:value="2.94630361217" calcext:value-type="float">
            <text:p>2.9463036122</text:p>
          </table:table-cell>
          <table:table-cell office:value-type="float" office:value="3.01654947858" calcext:value-type="float">
            <text:p>3.0165494786</text:p>
          </table:table-cell>
          <table:table-cell office:value-type="float" office:value="3.14126300354" calcext:value-type="float">
            <text:p>3.1412630035</text:p>
          </table:table-cell>
          <table:table-cell office:value-type="float" office:value="2.94891265237" calcext:value-type="float">
            <text:p>2.9489126524</text:p>
          </table:table-cell>
          <table:table-cell office:value-type="float" office:value="2.65075211611" calcext:value-type="float">
            <text:p>2.6507521161</text:p>
          </table:table-cell>
          <table:table-cell office:value-type="float" office:value="1.94707494157" calcext:value-type="float">
            <text:p>1.9470749416</text:p>
          </table:table-cell>
          <table:table-cell office:value-type="float" office:value="2.79680873586" calcext:value-type="float">
            <text:p>2.7968087359</text:p>
          </table:table-cell>
          <table:table-cell office:value-type="float" office:value="3.77500208084" calcext:value-type="float">
            <text:p>3.7750020808</text:p>
          </table:table-cell>
          <table:table-cell office:value-type="float" office:value="3.82470901399" calcext:value-type="float">
            <text:p>3.824709014</text:p>
          </table:table-cell>
          <table:table-cell office:value-type="float" office:value="3.43372858722" calcext:value-type="float">
            <text:p>3.4337285872</text:p>
          </table:table-cell>
          <table:table-cell office:value-type="float" office:value="3.41080806142" calcext:value-type="float">
            <text:p>3.4108080614</text:p>
          </table:table-cell>
          <table:table-cell office:value-type="float" office:value="3.26532871501" calcext:value-type="float">
            <text:p>3.265328715</text:p>
          </table:table-cell>
          <table:table-cell office:value-type="float" office:value="3.53888056208" calcext:value-type="float">
            <text:p>3.5388805621</text:p>
          </table:table-cell>
          <table:table-cell office:value-type="float" office:value="3.36816212829" calcext:value-type="float">
            <text:p>3.3681621283</text:p>
          </table:table-cell>
          <table:table-cell office:value-type="float" office:value="3.39471528158" calcext:value-type="float">
            <text:p>3.3947152816</text:p>
          </table:table-cell>
          <table:table-cell office:value-type="float" office:value="2.4051720904" calcext:value-type="float">
            <text:p>2.4051720904</text:p>
          </table:table-cell>
          <table:table-cell office:value-type="float" office:value="3.83463322695" calcext:value-type="float">
            <text:p>3.834633227</text:p>
          </table:table-cell>
          <table:table-cell office:value-type="float" office:value="3.27128707994" calcext:value-type="float">
            <text:p>3.2712870799</text:p>
          </table:table-cell>
          <table:table-cell office:value-type="float" office:value="3.36602125097" calcext:value-type="float">
            <text:p>3.366021251</text:p>
          </table:table-cell>
          <table:table-cell office:value-type="float" office:value="3.19568418827" calcext:value-type="float">
            <text:p>3.1956841883</text:p>
          </table:table-cell>
          <table:table-cell office:value-type="float" office:value="2.5139754797" calcext:value-type="float">
            <text:p>2.5139754797</text:p>
          </table:table-cell>
          <table:table-cell office:value-type="float" office:value="2.10554686746" calcext:value-type="float">
            <text:p>2.1055468675</text:p>
          </table:table-cell>
          <table:table-cell office:value-type="float" office:value="3.2180616514" calcext:value-type="float">
            <text:p>3.2180616514</text:p>
          </table:table-cell>
          <table:table-cell office:value-type="float" office:value="3.27340934235" calcext:value-type="float">
            <text:p>3.2734093424</text:p>
          </table:table-cell>
          <table:table-cell office:value-type="float" office:value="3.42869727359" calcext:value-type="float">
            <text:p>3.4286972736</text:p>
          </table:table-cell>
          <table:table-cell office:value-type="float" office:value="1.57187235445" calcext:value-type="float">
            <text:p>1.5718723545</text:p>
          </table:table-cell>
          <table:table-cell office:value-type="float" office:value="3.56935540258" calcext:value-type="float">
            <text:p>3.5693554026</text:p>
          </table:table-cell>
          <table:table-cell office:value-type="float" office:value="3.55529888069" calcext:value-type="float">
            <text:p>3.5552988807</text:p>
          </table:table-cell>
          <table:table-cell office:value-type="float" office:value="3.8922127586" calcext:value-type="float">
            <text:p>3.8922127586</text:p>
          </table:table-cell>
          <table:table-cell office:value-type="float" office:value="3.34032659837" calcext:value-type="float">
            <text:p>3.3403265984</text:p>
          </table:table-cell>
          <table:table-cell office:value-type="float" office:value="2.82428574787" calcext:value-type="float">
            <text:p>2.8242857479</text:p>
          </table:table-cell>
          <table:table-cell office:value-type="float" office:value="3.11607288751" calcext:value-type="float">
            <text:p>3.1160728875</text:p>
          </table:table-cell>
          <table:table-cell office:value-type="float" office:value="1.96251426073" calcext:value-type="float">
            <text:p>1.9625142607</text:p>
          </table:table-cell>
          <table:table-cell office:value-type="float" office:value="3.85168879941" calcext:value-type="float">
            <text:p>3.8516887994</text:p>
          </table:table-cell>
          <table:table-cell office:value-type="float" office:value="2.67783873187" calcext:value-type="float">
            <text:p>2.6778387319</text:p>
          </table:table-cell>
          <table:table-cell office:value-type="float" office:value="3.20565894384" calcext:value-type="float">
            <text:p>3.2056589438</text:p>
          </table:table-cell>
          <table:table-cell office:value-type="float" office:value="3.74532481939" calcext:value-type="float">
            <text:p>3.7453248194</text:p>
          </table:table-cell>
          <table:table-cell office:value-type="float" office:value="3.2967874996" calcext:value-type="float">
            <text:p>3.2967874996</text:p>
          </table:table-cell>
          <table:table-cell office:value-type="float" office:value="3.57087439222" calcext:value-type="float">
            <text:p>3.5708743922</text:p>
          </table:table-cell>
          <table:table-cell office:value-type="float" office:value="3.97068807265" calcext:value-type="float">
            <text:p>3.9706880727</text:p>
          </table:table-cell>
          <table:table-cell office:value-type="float" office:value="2.91403051362" calcext:value-type="float">
            <text:p>2.9140305136</text:p>
          </table:table-cell>
          <table:table-cell office:value-type="float" office:value="3.08601749426" calcext:value-type="float">
            <text:p>3.0860174943</text:p>
          </table:table-cell>
          <table:table-cell office:value-type="float" office:value="3.81279945784" calcext:value-type="float">
            <text:p>3.8127994578</text:p>
          </table:table-cell>
          <table:table-cell office:value-type="float" office:value="3.73308233458" calcext:value-type="float">
            <text:p>3.7330823346</text:p>
          </table:table-cell>
          <table:table-cell office:value-type="float" office:value="2.84864773605" calcext:value-type="float">
            <text:p>2.8486477361</text:p>
          </table:table-cell>
          <table:table-cell office:value-type="float" office:value="3.69799938822" calcext:value-type="float">
            <text:p>3.6979993882</text:p>
          </table:table-cell>
          <table:table-cell office:value-type="float" office:value="3.51427874608" calcext:value-type="float">
            <text:p>3.5142787461</text:p>
          </table:table-cell>
          <table:table-cell office:value-type="float" office:value="3.29720062641" calcext:value-type="float">
            <text:p>3.2972006264</text:p>
          </table:table-cell>
          <table:table-cell office:value-type="float" office:value="1.68743199601" calcext:value-type="float">
            <text:p>1.687431996</text:p>
          </table:table-cell>
          <table:table-cell office:value-type="float" office:value="1.57708403475" calcext:value-type="float">
            <text:p>1.5770840348</text:p>
          </table:table-cell>
          <table:table-cell office:value-type="float" office:value="3.96487730813" calcext:value-type="float">
            <text:p>3.9648773081</text:p>
          </table:table-cell>
          <table:table-cell office:value-type="float" office:value="3.77484177756" calcext:value-type="float">
            <text:p>3.7748417776</text:p>
          </table:table-cell>
          <table:table-cell office:value-type="float" office:value="3.01186074455" calcext:value-type="float">
            <text:p>3.0118607446</text:p>
          </table:table-cell>
          <table:table-cell office:value-type="float" office:value="3.81801112324" calcext:value-type="float">
            <text:p>3.8180111232</text:p>
          </table:table-cell>
          <table:table-cell office:value-type="float" office:value="3.20054964256" calcext:value-type="float">
            <text:p>3.2005496426</text:p>
          </table:table-cell>
          <table:table-cell office:value-type="float" office:value="3.34173300126" calcext:value-type="float">
            <text:p>3.3417330013</text:p>
          </table:table-cell>
          <table:table-cell office:value-type="float" office:value="2.63246017801" calcext:value-type="float">
            <text:p>2.632460178</text:p>
          </table:table-cell>
          <table:table-cell office:value-type="float" office:value="3.68222274573" calcext:value-type="float">
            <text:p>3.6822227457</text:p>
          </table:table-cell>
          <table:table-cell office:value-type="float" office:value="3.22251895492" calcext:value-type="float">
            <text:p>3.2225189549</text:p>
          </table:table-cell>
          <table:table-cell office:value-type="float" office:value="2.22724581146" calcext:value-type="float">
            <text:p>2.2272458115</text:p>
          </table:table-cell>
          <table:table-cell office:value-type="float" office:value="3.99278146696" calcext:value-type="float">
            <text:p>3.992781467</text:p>
          </table:table-cell>
          <table:table-cell office:value-type="float" office:value="3.47507703843" calcext:value-type="float">
            <text:p>3.4750770384</text:p>
          </table:table-cell>
          <table:table-cell office:value-type="float" office:value="3.78180201655" calcext:value-type="float">
            <text:p>3.7818020166</text:p>
          </table:table-cell>
          <table:table-cell office:value-type="float" office:value="1.57317457254" calcext:value-type="float">
            <text:p>1.5731745725</text:p>
          </table:table-cell>
          <table:table-cell office:value-type="float" office:value="2.76337759177" calcext:value-type="float">
            <text:p>2.7633775918</text:p>
          </table:table-cell>
          <table:table-cell office:value-type="float" office:value="3.39114248503" calcext:value-type="float">
            <text:p>3.391142485</text:p>
          </table:table-cell>
          <table:table-cell office:value-type="float" office:value="2.06701900811" calcext:value-type="float">
            <text:p>2.0670190081</text:p>
          </table:table-cell>
          <table:table-cell office:value-type="float" office:value="3.02982710296" calcext:value-type="float">
            <text:p>3.029827103</text:p>
          </table:table-cell>
          <table:table-cell office:value-type="float" office:value="2.56155339149" calcext:value-type="float">
            <text:p>2.5615533915</text:p>
          </table:table-cell>
          <table:table-cell office:value-type="float" office:value="2.71255500647" calcext:value-type="float">
            <text:p>2.7125550065</text:p>
          </table:table-cell>
          <table:table-cell office:value-type="float" office:value="2.55511044714" calcext:value-type="float">
            <text:p>2.5551104471</text:p>
          </table:table-cell>
          <table:table-cell office:value-type="float" office:value="3.09877905283" calcext:value-type="float">
            <text:p>3.0987790528</text:p>
          </table:table-cell>
          <table:table-cell office:value-type="float" office:value="0.614020240311" calcext:value-type="float">
            <text:p>0.6140202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8.00772003433" calcext:value-type="float">
            <text:p>8.0077200343</text:p>
          </table:table-cell>
          <table:table-cell office:value-type="float" office:value="5.57062716307" calcext:value-type="float">
            <text:p>5.5706271631</text:p>
          </table:table-cell>
          <table:table-cell office:value-type="float" office:value="7.34799113134" calcext:value-type="float">
            <text:p>7.3479911313</text:p>
          </table:table-cell>
          <table:table-cell office:value-type="float" office:value="5.89088969496" calcext:value-type="float">
            <text:p>5.890889695</text:p>
          </table:table-cell>
          <table:table-cell office:value-type="float" office:value="6.89797302245" calcext:value-type="float">
            <text:p>6.8979730225</text:p>
          </table:table-cell>
          <table:table-cell office:value-type="float" office:value="6.70300176963" calcext:value-type="float">
            <text:p>6.7030017696</text:p>
          </table:table-cell>
          <table:table-cell office:value-type="float" office:value="5.14418321754" calcext:value-type="float">
            <text:p>5.1441832175</text:p>
          </table:table-cell>
          <table:table-cell office:value-type="float" office:value="6.92359466876" calcext:value-type="float">
            <text:p>6.9235946688</text:p>
          </table:table-cell>
          <table:table-cell office:value-type="float" office:value="5.42166917493" calcext:value-type="float">
            <text:p>5.4216691749</text:p>
          </table:table-cell>
          <table:table-cell office:value-type="float" office:value="6.13111626607" calcext:value-type="float">
            <text:p>6.1311162661</text:p>
          </table:table-cell>
          <table:table-cell office:value-type="float" office:value="9.59607708397" calcext:value-type="float">
            <text:p>9.596077084</text:p>
          </table:table-cell>
          <table:table-cell office:value-type="float" office:value="8.63500636349" calcext:value-type="float">
            <text:p>8.6350063635</text:p>
          </table:table-cell>
          <table:table-cell office:value-type="float" office:value="9.41327036859" calcext:value-type="float">
            <text:p>9.4132703686</text:p>
          </table:table-cell>
          <table:table-cell office:value-type="float" office:value="9.62626807226" calcext:value-type="float">
            <text:p>9.6262680723</text:p>
          </table:table-cell>
          <table:table-cell office:value-type="float" office:value="7.1812539564" calcext:value-type="float">
            <text:p>7.1812539564</text:p>
          </table:table-cell>
          <table:table-cell office:value-type="float" office:value="8.82734731547" calcext:value-type="float">
            <text:p>8.8273473155</text:p>
          </table:table-cell>
          <table:table-cell office:value-type="float" office:value="9.62825922789" calcext:value-type="float">
            <text:p>9.6282592279</text:p>
          </table:table-cell>
          <table:table-cell office:value-type="float" office:value="9.06662903402" calcext:value-type="float">
            <text:p>9.066629034</text:p>
          </table:table-cell>
          <table:table-cell office:value-type="float" office:value="9.0990129689" calcext:value-type="float">
            <text:p>9.0990129689</text:p>
          </table:table-cell>
          <table:table-cell office:value-type="float" office:value="9.56084986931" calcext:value-type="float">
            <text:p>9.5608498693</text:p>
          </table:table-cell>
          <table:table-cell office:value-type="float" office:value="8.76315993458" calcext:value-type="float">
            <text:p>8.7631599346</text:p>
          </table:table-cell>
          <table:table-cell office:value-type="float" office:value="8.13440810473" calcext:value-type="float">
            <text:p>8.1344081047</text:p>
          </table:table-cell>
          <table:table-cell office:value-type="float" office:value="8.69788863624" calcext:value-type="float">
            <text:p>8.6978886362</text:p>
          </table:table-cell>
          <table:table-cell office:value-type="float" office:value="7.83165086209" calcext:value-type="float">
            <text:p>7.8316508621</text:p>
          </table:table-cell>
          <table:table-cell office:value-type="float" office:value="8.1834669472" calcext:value-type="float">
            <text:p>8.1834669472</text:p>
          </table:table-cell>
          <table:table-cell office:value-type="float" office:value="8.7815478954" calcext:value-type="float">
            <text:p>8.7815478954</text:p>
          </table:table-cell>
          <table:table-cell office:value-type="float" office:value="9.38205571188" calcext:value-type="float">
            <text:p>9.3820557119</text:p>
          </table:table-cell>
          <table:table-cell office:value-type="float" office:value="8.9163899499" calcext:value-type="float">
            <text:p>8.9163899499</text:p>
          </table:table-cell>
          <table:table-cell office:value-type="float" office:value="8.50472258948" calcext:value-type="float">
            <text:p>8.5047225895</text:p>
          </table:table-cell>
          <table:table-cell office:value-type="float" office:value="8.97836293005" calcext:value-type="float">
            <text:p>8.9783629301</text:p>
          </table:table-cell>
          <table:table-cell office:value-type="float" office:value="9.63527691427" calcext:value-type="float">
            <text:p>9.6352769143</text:p>
          </table:table-cell>
          <table:table-cell office:value-type="float" office:value="8.97877671145" calcext:value-type="float">
            <text:p>8.9787767115</text:p>
          </table:table-cell>
          <table:table-cell office:value-type="float" office:value="9.19802902421" calcext:value-type="float">
            <text:p>9.1980290242</text:p>
          </table:table-cell>
          <table:table-cell office:value-type="float" office:value="8.87640059687" calcext:value-type="float">
            <text:p>8.8764005969</text:p>
          </table:table-cell>
          <table:table-cell office:value-type="float" office:value="8.4928884616" calcext:value-type="float">
            <text:p>8.4928884616</text:p>
          </table:table-cell>
          <table:table-cell office:value-type="float" office:value="9.16021144991" calcext:value-type="float">
            <text:p>9.1602114499</text:p>
          </table:table-cell>
          <table:table-cell office:value-type="float" office:value="9.51869075139" calcext:value-type="float">
            <text:p>9.5186907514</text:p>
          </table:table-cell>
          <table:table-cell office:value-type="float" office:value="8.56452057125" calcext:value-type="float">
            <text:p>8.5645205713</text:p>
          </table:table-cell>
          <table:table-cell office:value-type="float" office:value="9.12280558237" calcext:value-type="float">
            <text:p>9.1228055824</text:p>
          </table:table-cell>
          <table:table-cell office:value-type="float" office:value="7.97202779519" calcext:value-type="float">
            <text:p>7.9720277952</text:p>
          </table:table-cell>
          <table:table-cell office:value-type="float" office:value="8.83810772474" calcext:value-type="float">
            <text:p>8.8381077247</text:p>
          </table:table-cell>
          <table:table-cell office:value-type="float" office:value="8.73146110046" calcext:value-type="float">
            <text:p>8.7314611005</text:p>
          </table:table-cell>
          <table:table-cell office:value-type="float" office:value="8.58982061677" calcext:value-type="float">
            <text:p>8.5898206168</text:p>
          </table:table-cell>
          <table:table-cell office:value-type="float" office:value="9.18539961753" calcext:value-type="float">
            <text:p>9.1853996175</text:p>
          </table:table-cell>
          <table:table-cell office:value-type="float" office:value="8.97503485899" calcext:value-type="float">
            <text:p>8.975034859</text:p>
          </table:table-cell>
          <table:table-cell office:value-type="float" office:value="7.9542458648" calcext:value-type="float">
            <text:p>7.9542458648</text:p>
          </table:table-cell>
          <table:table-cell office:value-type="float" office:value="9.2188774152" calcext:value-type="float">
            <text:p>9.2188774152</text:p>
          </table:table-cell>
          <table:table-cell office:value-type="float" office:value="8.4258158732" calcext:value-type="float">
            <text:p>8.4258158732</text:p>
          </table:table-cell>
          <table:table-cell office:value-type="float" office:value="8.09625331133" calcext:value-type="float">
            <text:p>8.0962533113</text:p>
          </table:table-cell>
          <table:table-cell office:value-type="float" office:value="9.94832985016" calcext:value-type="float">
            <text:p>9.9483298502</text:p>
          </table:table-cell>
          <table:table-cell office:value-type="float" office:value="8.72131917408" calcext:value-type="float">
            <text:p>8.7213191741</text:p>
          </table:table-cell>
          <table:table-cell office:value-type="float" office:value="8.63057937476" calcext:value-type="float">
            <text:p>8.6305793748</text:p>
          </table:table-cell>
          <table:table-cell office:value-type="float" office:value="9.12802369316" calcext:value-type="float">
            <text:p>9.1280236932</text:p>
          </table:table-cell>
          <table:table-cell office:value-type="float" office:value="9.14799634178" calcext:value-type="float">
            <text:p>9.1479963418</text:p>
          </table:table-cell>
          <table:table-cell office:value-type="float" office:value="9.06829544574" calcext:value-type="float">
            <text:p>9.0682954457</text:p>
          </table:table-cell>
          <table:table-cell office:value-type="float" office:value="8.24000953934" calcext:value-type="float">
            <text:p>8.2400095393</text:p>
          </table:table-cell>
          <table:table-cell office:value-type="float" office:value="8.55416124059" calcext:value-type="float">
            <text:p>8.5541612406</text:p>
          </table:table-cell>
          <table:table-cell office:value-type="float" office:value="8.25629251378" calcext:value-type="float">
            <text:p>8.2562925138</text:p>
          </table:table-cell>
          <table:table-cell office:value-type="float" office:value="8.28705606671" calcext:value-type="float">
            <text:p>8.2870560667</text:p>
          </table:table-cell>
          <table:table-cell office:value-type="float" office:value="8.45954557329" calcext:value-type="float">
            <text:p>8.4595455733</text:p>
          </table:table-cell>
          <table:table-cell office:value-type="float" office:value="9.49448996438" calcext:value-type="float">
            <text:p>9.4944899644</text:p>
          </table:table-cell>
          <table:table-cell office:value-type="float" office:value="8.27584341515" calcext:value-type="float">
            <text:p>8.2758434152</text:p>
          </table:table-cell>
          <table:table-cell office:value-type="float" office:value="8.92777397596" calcext:value-type="float">
            <text:p>8.927773976</text:p>
          </table:table-cell>
          <table:table-cell office:value-type="float" office:value="9.0062605989" calcext:value-type="float">
            <text:p>9.0062605989</text:p>
          </table:table-cell>
          <table:table-cell office:value-type="float" office:value="9.18239019763" calcext:value-type="float">
            <text:p>9.1823901976</text:p>
          </table:table-cell>
          <table:table-cell office:value-type="float" office:value="9.8809226989" calcext:value-type="float">
            <text:p>9.8809226989</text:p>
          </table:table-cell>
          <table:table-cell office:value-type="float" office:value="8.22199877546" calcext:value-type="float">
            <text:p>8.2219987755</text:p>
          </table:table-cell>
          <table:table-cell office:value-type="float" office:value="8.7063770763" calcext:value-type="float">
            <text:p>8.7063770763</text:p>
          </table:table-cell>
          <table:table-cell office:value-type="float" office:value="8.5032342066" calcext:value-type="float">
            <text:p>8.5032342066</text:p>
          </table:table-cell>
          <table:table-cell office:value-type="float" office:value="9.03785599193" calcext:value-type="float">
            <text:p>9.0378559919</text:p>
          </table:table-cell>
          <table:table-cell office:value-type="float" office:value="8.75831898336" calcext:value-type="float">
            <text:p>8.7583189834</text:p>
          </table:table-cell>
          <table:table-cell office:value-type="float" office:value="8.34090462575" calcext:value-type="float">
            <text:p>8.3409046258</text:p>
          </table:table-cell>
          <table:table-cell office:value-type="float" office:value="8.65051243259" calcext:value-type="float">
            <text:p>8.6505124326</text:p>
          </table:table-cell>
          <table:table-cell office:value-type="float" office:value="8.94069569361" calcext:value-type="float">
            <text:p>8.9406956936</text:p>
          </table:table-cell>
          <table:table-cell office:value-type="float" office:value="8.18327828966" calcext:value-type="float">
            <text:p>8.1832782897</text:p>
          </table:table-cell>
          <table:table-cell office:value-type="float" office:value="9.29036969527" calcext:value-type="float">
            <text:p>9.2903696953</text:p>
          </table:table-cell>
          <table:table-cell office:value-type="float" office:value="8.25170588152" calcext:value-type="float">
            <text:p>8.2517058815</text:p>
          </table:table-cell>
          <table:table-cell office:value-type="float" office:value="8.58394929379" calcext:value-type="float">
            <text:p>8.5839492938</text:p>
          </table:table-cell>
          <table:table-cell office:value-type="float" office:value="9.44641722017" calcext:value-type="float">
            <text:p>9.4464172202</text:p>
          </table:table-cell>
          <table:table-cell office:value-type="float" office:value="9.82119621458" calcext:value-type="float">
            <text:p>9.8211962146</text:p>
          </table:table-cell>
          <table:table-cell office:value-type="float" office:value="9.08733871716" calcext:value-type="float">
            <text:p>9.0873387172</text:p>
          </table:table-cell>
          <table:table-cell office:value-type="float" office:value="8.45066371963" calcext:value-type="float">
            <text:p>8.4506637196</text:p>
          </table:table-cell>
          <table:table-cell office:value-type="float" office:value="8.09450610317" calcext:value-type="float">
            <text:p>8.0945061032</text:p>
          </table:table-cell>
          <table:table-cell office:value-type="float" office:value="9.05793898025" calcext:value-type="float">
            <text:p>9.0579389803</text:p>
          </table:table-cell>
          <table:table-cell office:value-type="float" office:value="8.01791581918" calcext:value-type="float">
            <text:p>8.0179158192</text:p>
          </table:table-cell>
          <table:table-cell office:value-type="float" office:value="8.89198591347" calcext:value-type="float">
            <text:p>8.8919859135</text:p>
          </table:table-cell>
          <table:table-cell office:value-type="float" office:value="8.76155262545" calcext:value-type="float">
            <text:p>8.7615526255</text:p>
          </table:table-cell>
          <table:table-cell office:value-type="float" office:value="8.81918025581" calcext:value-type="float">
            <text:p>8.8191802558</text:p>
          </table:table-cell>
          <table:table-cell office:value-type="float" office:value="8.61996430528" calcext:value-type="float">
            <text:p>8.6199643053</text:p>
          </table:table-cell>
          <table:table-cell office:value-type="float" office:value="9.50353485698" calcext:value-type="float">
            <text:p>9.503534857</text:p>
          </table:table-cell>
          <table:table-cell office:value-type="float" office:value="9.50847318006" calcext:value-type="float">
            <text:p>9.5084731801</text:p>
          </table:table-cell>
          <table:table-cell office:value-type="float" office:value="9.61258981714" calcext:value-type="float">
            <text:p>9.6125898171</text:p>
          </table:table-cell>
          <table:table-cell office:value-type="float" office:value="8.03809749527" calcext:value-type="float">
            <text:p>8.0380974953</text:p>
          </table:table-cell>
          <table:table-cell office:value-type="float" office:value="8.90971574383" calcext:value-type="float">
            <text:p>8.9097157438</text:p>
          </table:table-cell>
          <table:table-cell office:value-type="float" office:value="9.20743508195" calcext:value-type="float">
            <text:p>9.207435082</text:p>
          </table:table-cell>
          <table:table-cell office:value-type="float" office:value="8.8938188068" calcext:value-type="float">
            <text:p>8.8938188068</text:p>
          </table:table-cell>
          <table:table-cell office:value-type="float" office:value="8.45826287861" calcext:value-type="float">
            <text:p>8.4582628786</text:p>
          </table:table-cell>
          <table:table-cell office:value-type="float" office:value="7.88843095183" calcext:value-type="float">
            <text:p>7.8884309518</text:p>
          </table:table-cell>
          <table:table-cell office:value-type="float" office:value="9.25869094438" calcext:value-type="float">
            <text:p>9.2586909444</text:p>
          </table:table-cell>
          <table:table-cell office:value-type="float" office:value="8.67085934995" calcext:value-type="float">
            <text:p>8.67085935</text:p>
          </table:table-cell>
          <table:table-cell office:value-type="float" office:value="8.58078097798" calcext:value-type="float">
            <text:p>8.580780978</text:p>
          </table:table-cell>
          <table:table-cell office:value-type="float" office:value="0.924834753881" calcext:value-type="float">
            <text:p>0.9248347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SLOPE</text:p>
          </table:table-cell>
          <table:table-cell office:value-type="float" office:value="0.889276348423" calcext:value-type="float">
            <text:p>0.8892763484</text:p>
          </table:table-cell>
          <table:table-cell office:value-type="float" office:value="0.695272152602" calcext:value-type="float">
            <text:p>0.6952721526</text:p>
          </table:table-cell>
          <table:table-cell office:value-type="float" office:value="0.815703980935" calcext:value-type="float">
            <text:p>0.8157039809</text:p>
          </table:table-cell>
          <table:table-cell office:value-type="float" office:value="0.706910838359" calcext:value-type="float">
            <text:p>0.7069108384</text:p>
          </table:table-cell>
          <table:table-cell office:value-type="float" office:value="0.718409329099" calcext:value-type="float">
            <text:p>0.7184093291</text:p>
          </table:table-cell>
          <table:table-cell office:value-type="float" office:value="0.646021836186" calcext:value-type="float">
            <text:p>0.6460218362</text:p>
          </table:table-cell>
          <table:table-cell office:value-type="float" office:value="0.562018681234" calcext:value-type="float">
            <text:p>0.5620186812</text:p>
          </table:table-cell>
          <table:table-cell office:value-type="float" office:value="0.695827973998" calcext:value-type="float">
            <text:p>0.695827974</text:p>
          </table:table-cell>
          <table:table-cell office:value-type="float" office:value="0.588563264839" calcext:value-type="float">
            <text:p>0.5885632648</text:p>
          </table:table-cell>
          <table:table-cell office:value-type="float" office:value="0.656523859821" calcext:value-type="float">
            <text:p>0.6565238598</text:p>
          </table:table-cell>
          <table:table-cell office:value-type="float" office:value="0.840453984403" calcext:value-type="float">
            <text:p>0.8404539844</text:p>
          </table:table-cell>
          <table:table-cell office:value-type="float" office:value="0.843048653624" calcext:value-type="float">
            <text:p>0.8430486536</text:p>
          </table:table-cell>
          <table:table-cell office:value-type="float" office:value="0.824344694918" calcext:value-type="float">
            <text:p>0.8243446949</text:p>
          </table:table-cell>
          <table:table-cell office:value-type="float" office:value="0.910961647047" calcext:value-type="float">
            <text:p>0.910961647</text:p>
          </table:table-cell>
          <table:table-cell office:value-type="float" office:value="0.647204738844" calcext:value-type="float">
            <text:p>0.6472047388</text:p>
          </table:table-cell>
          <table:table-cell office:value-type="float" office:value="0.777028549893" calcext:value-type="float">
            <text:p>0.7770285499</text:p>
          </table:table-cell>
          <table:table-cell office:value-type="float" office:value="0.895786868618" calcext:value-type="float">
            <text:p>0.8957868686</text:p>
          </table:table-cell>
          <table:table-cell office:value-type="float" office:value="0.905192544644" calcext:value-type="float">
            <text:p>0.9051925446</text:p>
          </table:table-cell>
          <table:table-cell office:value-type="float" office:value="0.864269686002" calcext:value-type="float">
            <text:p>0.864269686</text:p>
          </table:table-cell>
          <table:table-cell office:value-type="float" office:value="0.805120212073" calcext:value-type="float">
            <text:p>0.8051202121</text:p>
          </table:table-cell>
          <table:table-cell office:value-type="float" office:value="0.772996405072" calcext:value-type="float">
            <text:p>0.7729964051</text:p>
          </table:table-cell>
          <table:table-cell office:value-type="float" office:value="0.745974751792" calcext:value-type="float">
            <text:p>0.7459747518</text:p>
          </table:table-cell>
          <table:table-cell office:value-type="float" office:value="0.811505822779" calcext:value-type="float">
            <text:p>0.8115058228</text:p>
          </table:table-cell>
          <table:table-cell office:value-type="float" office:value="0.749159267346" calcext:value-type="float">
            <text:p>0.7491592673</text:p>
          </table:table-cell>
          <table:table-cell office:value-type="float" office:value="0.832421248659" calcext:value-type="float">
            <text:p>0.8324212487</text:p>
          </table:table-cell>
          <table:table-cell office:value-type="float" office:value="0.797863904269" calcext:value-type="float">
            <text:p>0.7978639043</text:p>
          </table:table-cell>
          <table:table-cell office:value-type="float" office:value="0.995589471939" calcext:value-type="float">
            <text:p>0.9955894719</text:p>
          </table:table-cell>
          <table:table-cell office:value-type="float" office:value="0.781958357382" calcext:value-type="float">
            <text:p>0.7819583574</text:p>
          </table:table-cell>
          <table:table-cell office:value-type="float" office:value="0.963590119498" calcext:value-type="float">
            <text:p>0.9635901195</text:p>
          </table:table-cell>
          <table:table-cell office:value-type="float" office:value="0.844480335935" calcext:value-type="float">
            <text:p>0.8444803359</text:p>
          </table:table-cell>
          <table:table-cell office:value-type="float" office:value="0.878649136202" calcext:value-type="float">
            <text:p>0.8786491362</text:p>
          </table:table-cell>
          <table:table-cell office:value-type="float" office:value="0.82673420536" calcext:value-type="float">
            <text:p>0.8267342054</text:p>
          </table:table-cell>
          <table:table-cell office:value-type="float" office:value="0.857883766928" calcext:value-type="float">
            <text:p>0.8578837669</text:p>
          </table:table-cell>
          <table:table-cell office:value-type="float" office:value="0.870071081396" calcext:value-type="float">
            <text:p>0.8700710814</text:p>
          </table:table-cell>
          <table:table-cell office:value-type="float" office:value="0.961239551716" calcext:value-type="float">
            <text:p>0.9612395517</text:p>
          </table:table-cell>
          <table:table-cell office:value-type="float" office:value="0.872039470205" calcext:value-type="float">
            <text:p>0.8720394702</text:p>
          </table:table-cell>
          <table:table-cell office:value-type="float" office:value="0.815205817856" calcext:value-type="float">
            <text:p>0.8152058179</text:p>
          </table:table-cell>
          <table:table-cell office:value-type="float" office:value="0.752982014474" calcext:value-type="float">
            <text:p>0.7529820145</text:p>
          </table:table-cell>
          <table:table-cell office:value-type="float" office:value="0.812807954596" calcext:value-type="float">
            <text:p>0.8128079546</text:p>
          </table:table-cell>
          <table:table-cell office:value-type="float" office:value="0.742922451771" calcext:value-type="float">
            <text:p>0.7429224518</text:p>
          </table:table-cell>
          <table:table-cell office:value-type="float" office:value="0.807782355875" calcext:value-type="float">
            <text:p>0.8077823559</text:p>
          </table:table-cell>
          <table:table-cell office:value-type="float" office:value="0.781178563424" calcext:value-type="float">
            <text:p>0.7811785634</text:p>
          </table:table-cell>
          <table:table-cell office:value-type="float" office:value="0.784457859132" calcext:value-type="float">
            <text:p>0.7844578591</text:p>
          </table:table-cell>
          <table:table-cell office:value-type="float" office:value="0.819523021872" calcext:value-type="float">
            <text:p>0.8195230219</text:p>
          </table:table-cell>
          <table:table-cell office:value-type="float" office:value="0.90870021463" calcext:value-type="float">
            <text:p>0.9087002146</text:p>
          </table:table-cell>
          <table:table-cell office:value-type="float" office:value="0.714476681625" calcext:value-type="float">
            <text:p>0.7144766816</text:p>
          </table:table-cell>
          <table:table-cell office:value-type="float" office:value="0.830982113826" calcext:value-type="float">
            <text:p>0.8309821138</text:p>
          </table:table-cell>
          <table:table-cell office:value-type="float" office:value="0.774423129178" calcext:value-type="float">
            <text:p>0.7744231292</text:p>
          </table:table-cell>
          <table:table-cell office:value-type="float" office:value="0.767298521228" calcext:value-type="float">
            <text:p>0.7672985212</text:p>
          </table:table-cell>
          <table:table-cell office:value-type="float" office:value="0.954025106838" calcext:value-type="float">
            <text:p>0.9540251068</text:p>
          </table:table-cell>
          <table:table-cell office:value-type="float" office:value="0.942838269007" calcext:value-type="float">
            <text:p>0.942838269</text:p>
          </table:table-cell>
          <table:table-cell office:value-type="float" office:value="0.798676317043" calcext:value-type="float">
            <text:p>0.798676317</text:p>
          </table:table-cell>
          <table:table-cell office:value-type="float" office:value="0.825165758636" calcext:value-type="float">
            <text:p>0.8251657586</text:p>
          </table:table-cell>
          <table:table-cell office:value-type="float" office:value="0.814733687302" calcext:value-type="float">
            <text:p>0.8147336873</text:p>
          </table:table-cell>
          <table:table-cell office:value-type="float" office:value="1.10029798796" calcext:value-type="float">
            <text:p>1.100297988</text:p>
          </table:table-cell>
          <table:table-cell office:value-type="float" office:value="0.748592686977" calcext:value-type="float">
            <text:p>0.748592687</text:p>
          </table:table-cell>
          <table:table-cell office:value-type="float" office:value="0.769056057655" calcext:value-type="float">
            <text:p>0.7690560577</text:p>
          </table:table-cell>
          <table:table-cell office:value-type="float" office:value="0.729994920538" calcext:value-type="float">
            <text:p>0.7299949205</text:p>
          </table:table-cell>
          <table:table-cell office:value-type="float" office:value="0.767726650709" calcext:value-type="float">
            <text:p>0.7677266507</text:p>
          </table:table-cell>
          <table:table-cell office:value-type="float" office:value="0.824601029708" calcext:value-type="float">
            <text:p>0.8246010297</text:p>
          </table:table-cell>
          <table:table-cell office:value-type="float" office:value="0.860963044541" calcext:value-type="float">
            <text:p>0.8609630445</text:p>
          </table:table-cell>
          <table:table-cell office:value-type="float" office:value="0.944345412344" calcext:value-type="float">
            <text:p>0.9443454123</text:p>
          </table:table-cell>
          <table:table-cell office:value-type="float" office:value="0.77401857652" calcext:value-type="float">
            <text:p>0.7740185765</text:p>
          </table:table-cell>
          <table:table-cell office:value-type="float" office:value="0.874924168659" calcext:value-type="float">
            <text:p>0.8749241687</text:p>
          </table:table-cell>
          <table:table-cell office:value-type="float" office:value="0.83399353075" calcext:value-type="float">
            <text:p>0.8339935308</text:p>
          </table:table-cell>
          <table:table-cell office:value-type="float" office:value="0.839489927341" calcext:value-type="float">
            <text:p>0.8394899273</text:p>
          </table:table-cell>
          <table:table-cell office:value-type="float" office:value="0.768277914781" calcext:value-type="float">
            <text:p>0.7682779148</text:p>
          </table:table-cell>
          <table:table-cell office:value-type="float" office:value="0.777481869587" calcext:value-type="float">
            <text:p>0.7774818696</text:p>
          </table:table-cell>
          <table:table-cell office:value-type="float" office:value="0.74106063228" calcext:value-type="float">
            <text:p>0.7410606323</text:p>
          </table:table-cell>
          <table:table-cell office:value-type="float" office:value="0.851350058214" calcext:value-type="float">
            <text:p>0.8513500582</text:p>
          </table:table-cell>
          <table:table-cell office:value-type="float" office:value="0.817835815027" calcext:value-type="float">
            <text:p>0.817835815</text:p>
          </table:table-cell>
          <table:table-cell office:value-type="float" office:value="0.739770785589" calcext:value-type="float">
            <text:p>0.7397707856</text:p>
          </table:table-cell>
          <table:table-cell office:value-type="float" office:value="0.763743149011" calcext:value-type="float">
            <text:p>0.763743149</text:p>
          </table:table-cell>
          <table:table-cell office:value-type="float" office:value="0.851956034398" calcext:value-type="float">
            <text:p>0.8519560344</text:p>
          </table:table-cell>
          <table:table-cell office:value-type="float" office:value="0.736841022153" calcext:value-type="float">
            <text:p>0.7368410222</text:p>
          </table:table-cell>
          <table:table-cell office:value-type="float" office:value="0.817590500571" calcext:value-type="float">
            <text:p>0.8175905006</text:p>
          </table:table-cell>
          <table:table-cell office:value-type="float" office:value="0.768831737101" calcext:value-type="float">
            <text:p>0.7688317371</text:p>
          </table:table-cell>
          <table:table-cell office:value-type="float" office:value="1.03352301651" calcext:value-type="float">
            <text:p>1.0335230165</text:p>
          </table:table-cell>
          <table:table-cell office:value-type="float" office:value="1.12200544045" calcext:value-type="float">
            <text:p>1.1220054405</text:p>
          </table:table-cell>
          <table:table-cell office:value-type="float" office:value="0.823302693791" calcext:value-type="float">
            <text:p>0.8233026938</text:p>
          </table:table-cell>
          <table:table-cell office:value-type="float" office:value="0.788398393489" calcext:value-type="float">
            <text:p>0.7883983935</text:p>
          </table:table-cell>
          <table:table-cell office:value-type="float" office:value="0.805443886208" calcext:value-type="float">
            <text:p>0.8054438862</text:p>
          </table:table-cell>
          <table:table-cell office:value-type="float" office:value="0.72415435421" calcext:value-type="float">
            <text:p>0.7241543542</text:p>
          </table:table-cell>
          <table:table-cell office:value-type="float" office:value="0.826677020321" calcext:value-type="float">
            <text:p>0.8266770203</text:p>
          </table:table-cell>
          <table:table-cell office:value-type="float" office:value="0.750889153036" calcext:value-type="float">
            <text:p>0.750889153</text:p>
          </table:table-cell>
          <table:table-cell office:value-type="float" office:value="0.873251554405" calcext:value-type="float">
            <text:p>0.8732515544</text:p>
          </table:table-cell>
          <table:table-cell office:value-type="float" office:value="0.773767662757" calcext:value-type="float">
            <text:p>0.7737676628</text:p>
          </table:table-cell>
          <table:table-cell office:value-type="float" office:value="0.810037990617" calcext:value-type="float">
            <text:p>0.8100379906</text:p>
          </table:table-cell>
          <table:table-cell office:value-type="float" office:value="0.914647087269" calcext:value-type="float">
            <text:p>0.9146470873</text:p>
          </table:table-cell>
          <table:table-cell office:value-type="float" office:value="0.802066860293" calcext:value-type="float">
            <text:p>0.8020668603</text:p>
          </table:table-cell>
          <table:table-cell office:value-type="float" office:value="0.833860885889" calcext:value-type="float">
            <text:p>0.8338608859</text:p>
          </table:table-cell>
          <table:table-cell office:value-type="float" office:value="0.820635759704" calcext:value-type="float">
            <text:p>0.8206357597</text:p>
          </table:table-cell>
          <table:table-cell office:value-type="float" office:value="1.03587180103" calcext:value-type="float">
            <text:p>1.035871801</text:p>
          </table:table-cell>
          <table:table-cell office:value-type="float" office:value="0.85916956992" calcext:value-type="float">
            <text:p>0.8591695699</text:p>
          </table:table-cell>
          <table:table-cell office:value-type="float" office:value="0.821155692194" calcext:value-type="float">
            <text:p>0.8211556922</text:p>
          </table:table-cell>
          <table:table-cell office:value-type="float" office:value="0.961025798785" calcext:value-type="float">
            <text:p>0.9610257988</text:p>
          </table:table-cell>
          <table:table-cell office:value-type="float" office:value="0.805129270274" calcext:value-type="float">
            <text:p>0.8051292703</text:p>
          </table:table-cell>
          <table:table-cell office:value-type="float" office:value="0.81974126574" calcext:value-type="float">
            <text:p>0.8197412657</text:p>
          </table:table-cell>
          <table:table-cell office:value-type="float" office:value="0.88658336197" calcext:value-type="float">
            <text:p>0.886583362</text:p>
          </table:table-cell>
          <table:table-cell office:value-type="float" office:value="0.869208333686" calcext:value-type="float">
            <text:p>0.8692083337</text:p>
          </table:table-cell>
          <table:table-cell office:value-type="float" office:value="0.819615669453" calcext:value-type="float">
            <text:p>0.8196156695</text:p>
          </table:table-cell>
          <table:table-cell office:value-type="float" office:value="0.0923903914404" calcext:value-type="float">
            <text:p>0.0923903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59500051302" calcext:value-type="float">
            <text:p>2.595000513</text:p>
          </table:table-cell>
          <table:table-cell office:value-type="float" office:value="2.61887633697" calcext:value-type="float">
            <text:p>2.618876337</text:p>
          </table:table-cell>
          <table:table-cell office:value-type="float" office:value="2.54526018208" calcext:value-type="float">
            <text:p>2.5452601821</text:p>
          </table:table-cell>
          <table:table-cell office:value-type="float" office:value="2.81275503769" calcext:value-type="float">
            <text:p>2.8127550377</text:p>
          </table:table-cell>
          <table:table-cell office:value-type="float" office:value="1.99828459483" calcext:value-type="float">
            <text:p>1.9982845948</text:p>
          </table:table-cell>
          <table:table-cell office:value-type="float" office:value="2.39915896271" calcext:value-type="float">
            <text:p>2.3991589627</text:p>
          </table:table-cell>
          <table:table-cell office:value-type="float" office:value="2.76588213202" calcext:value-type="float">
            <text:p>2.765882132</text:p>
          </table:table-cell>
          <table:table-cell office:value-type="float" office:value="2.79492809293" calcext:value-type="float">
            <text:p>2.7949280929</text:p>
          </table:table-cell>
          <table:table-cell office:value-type="float" office:value="2.66854665301" calcext:value-type="float">
            <text:p>2.668546653</text:p>
          </table:table-cell>
          <table:table-cell office:value-type="float" office:value="2.48588841167" calcext:value-type="float">
            <text:p>2.4858884117</text:p>
          </table:table-cell>
          <table:table-cell office:value-type="float" office:value="2.38670360869" calcext:value-type="float">
            <text:p>2.3867036087</text:p>
          </table:table-cell>
          <table:table-cell office:value-type="float" office:value="2.30326838743" calcext:value-type="float">
            <text:p>2.3032683874</text:p>
          </table:table-cell>
          <table:table-cell office:value-type="float" office:value="2.5056046551" calcext:value-type="float">
            <text:p>2.5056046551</text:p>
          </table:table-cell>
          <table:table-cell office:value-type="float" office:value="2.31309282742" calcext:value-type="float">
            <text:p>2.3130928274</text:p>
          </table:table-cell>
          <table:table-cell office:value-type="float" office:value="2.57020633224" calcext:value-type="float">
            <text:p>2.5702063322</text:p>
          </table:table-cell>
          <table:table-cell office:value-type="float" office:value="2.46346804746" calcext:value-type="float">
            <text:p>2.4634680475</text:p>
          </table:table-cell>
          <table:table-cell office:value-type="float" office:value="3.07418369582" calcext:value-type="float">
            <text:p>3.0741836958</text:p>
          </table:table-cell>
          <table:table-cell office:value-type="float" office:value="2.41436058001" calcext:value-type="float">
            <text:p>2.41436058</text:p>
          </table:table-cell>
          <table:table-cell office:value-type="float" office:value="2.97529430637" calcext:value-type="float">
            <text:p>2.9752943064</text:p>
          </table:table-cell>
          <table:table-cell office:value-type="float" office:value="2.60742878092" calcext:value-type="float">
            <text:p>2.6074287809</text:p>
          </table:table-cell>
          <table:table-cell office:value-type="float" office:value="2.71294512754" calcext:value-type="float">
            <text:p>2.7129451275</text:p>
          </table:table-cell>
          <table:table-cell office:value-type="float" office:value="2.5526455839" calcext:value-type="float">
            <text:p>2.5526455839</text:p>
          </table:table-cell>
          <table:table-cell office:value-type="float" office:value="2.64883413511" calcext:value-type="float">
            <text:p>2.6488341351</text:p>
          </table:table-cell>
          <table:table-cell office:value-type="float" office:value="2.68645005881" calcext:value-type="float">
            <text:p>2.6864500588</text:p>
          </table:table-cell>
          <table:table-cell office:value-type="float" office:value="2.96805293141" calcext:value-type="float">
            <text:p>2.9680529314</text:p>
          </table:table-cell>
          <table:table-cell office:value-type="float" office:value="2.70897181988" calcext:value-type="float">
            <text:p>2.7089718199</text:p>
          </table:table-cell>
          <table:table-cell office:value-type="float" office:value="2.51704489655" calcext:value-type="float">
            <text:p>2.5170448966</text:p>
          </table:table-cell>
          <table:table-cell office:value-type="float" office:value="2.32489271583" calcext:value-type="float">
            <text:p>2.3248927158</text:p>
          </table:table-cell>
          <table:table-cell office:value-type="float" office:value="2.50962972893" calcext:value-type="float">
            <text:p>2.5096297289</text:p>
          </table:table-cell>
          <table:table-cell office:value-type="float" office:value="2.29382521209" calcext:value-type="float">
            <text:p>2.2938252121</text:p>
          </table:table-cell>
          <table:table-cell office:value-type="float" office:value="2.49410881268" calcext:value-type="float">
            <text:p>2.4941088127</text:p>
          </table:table-cell>
          <table:table-cell office:value-type="float" office:value="2.4119605377" calcext:value-type="float">
            <text:p>2.4119605377</text:p>
          </table:table-cell>
          <table:table-cell office:value-type="float" office:value="2.42207908383" calcext:value-type="float">
            <text:p>2.4220790838</text:p>
          </table:table-cell>
          <table:table-cell office:value-type="float" office:value="2.5303645943" calcext:value-type="float">
            <text:p>2.5303645943</text:p>
          </table:table-cell>
          <table:table-cell office:value-type="float" office:value="2.80575172907" calcext:value-type="float">
            <text:p>2.8057517291</text:p>
          </table:table-cell>
          <table:table-cell office:value-type="float" office:value="2.20600789918" calcext:value-type="float">
            <text:p>2.2060078992</text:p>
          </table:table-cell>
          <table:table-cell office:value-type="float" office:value="2.56574843155" calcext:value-type="float">
            <text:p>2.5657484316</text:p>
          </table:table-cell>
          <table:table-cell office:value-type="float" office:value="2.3911010073" calcext:value-type="float">
            <text:p>2.3911010073</text:p>
          </table:table-cell>
          <table:table-cell office:value-type="float" office:value="2.36910667339" calcext:value-type="float">
            <text:p>2.3691066734</text:p>
          </table:table-cell>
          <table:table-cell office:value-type="float" office:value="2.94573550882" calcext:value-type="float">
            <text:p>2.9457355088</text:p>
          </table:table-cell>
          <table:table-cell office:value-type="float" office:value="2.91119823139" calcext:value-type="float">
            <text:p>2.9111982314</text:p>
          </table:table-cell>
          <table:table-cell office:value-type="float" office:value="2.46598279352" calcext:value-type="float">
            <text:p>2.4659827935</text:p>
          </table:table-cell>
          <table:table-cell office:value-type="float" office:value="2.54777931653" calcext:value-type="float">
            <text:p>2.5477793165</text:p>
          </table:table-cell>
          <table:table-cell office:value-type="float" office:value="2.51557120728" calcext:value-type="float">
            <text:p>2.5155712073</text:p>
          </table:table-cell>
          <table:table-cell office:value-type="float" office:value="3.39786691013" calcext:value-type="float">
            <text:p>3.3978669101</text:p>
          </table:table-cell>
          <table:table-cell office:value-type="float" office:value="2.3113403071" calcext:value-type="float">
            <text:p>2.3113403071</text:p>
          </table:table-cell>
          <table:table-cell office:value-type="float" office:value="2.3745289807" calcext:value-type="float">
            <text:p>2.3745289807</text:p>
          </table:table-cell>
          <table:table-cell office:value-type="float" office:value="2.25391016307" calcext:value-type="float">
            <text:p>2.2539101631</text:p>
          </table:table-cell>
          <table:table-cell office:value-type="float" office:value="2.37043268782" calcext:value-type="float">
            <text:p>2.3704326878</text:p>
          </table:table-cell>
          <table:table-cell office:value-type="float" office:value="2.54603278546" calcext:value-type="float">
            <text:p>2.5460327855</text:p>
          </table:table-cell>
          <table:table-cell office:value-type="float" office:value="2.65832657949" calcext:value-type="float">
            <text:p>2.6583265795</text:p>
          </table:table-cell>
          <table:table-cell office:value-type="float" office:value="2.91585187162" calcext:value-type="float">
            <text:p>2.9158518716</text:p>
          </table:table-cell>
          <table:table-cell office:value-type="float" office:value="2.38985350679" calcext:value-type="float">
            <text:p>2.3898535068</text:p>
          </table:table-cell>
          <table:table-cell office:value-type="float" office:value="2.70144192435" calcext:value-type="float">
            <text:p>2.7014419244</text:p>
          </table:table-cell>
          <table:table-cell office:value-type="float" office:value="2.57504123014" calcext:value-type="float">
            <text:p>2.5750412301</text:p>
          </table:table-cell>
          <table:table-cell office:value-type="float" office:value="2.59200849358" calcext:value-type="float">
            <text:p>2.5920084936</text:p>
          </table:table-cell>
          <table:table-cell office:value-type="float" office:value="2.38649175366" calcext:value-type="float">
            <text:p>2.3864917537</text:p>
          </table:table-cell>
          <table:table-cell office:value-type="float" office:value="2.400538873" calcext:value-type="float">
            <text:p>2.400538873</text:p>
          </table:table-cell>
          <table:table-cell office:value-type="float" office:value="2.28807801063" calcext:value-type="float">
            <text:p>2.2880780106</text:p>
          </table:table-cell>
          <table:table-cell office:value-type="float" office:value="2.62863963965" calcext:value-type="float">
            <text:p>2.6286396397</text:p>
          </table:table-cell>
          <table:table-cell office:value-type="float" office:value="2.52514435188" calcext:value-type="float">
            <text:p>2.5251443519</text:p>
          </table:table-cell>
          <table:table-cell office:value-type="float" office:value="2.28410051432" calcext:value-type="float">
            <text:p>2.2841005143</text:p>
          </table:table-cell>
          <table:table-cell office:value-type="float" office:value="2.35812479197" calcext:value-type="float">
            <text:p>2.358124792</text:p>
          </table:table-cell>
          <table:table-cell office:value-type="float" office:value="2.6305138897" calcext:value-type="float">
            <text:p>2.6305138897</text:p>
          </table:table-cell>
          <table:table-cell office:value-type="float" office:value="2.27504390194" calcext:value-type="float">
            <text:p>2.2750439019</text:p>
          </table:table-cell>
          <table:table-cell office:value-type="float" office:value="2.52438849004" calcext:value-type="float">
            <text:p>2.52438849</text:p>
          </table:table-cell>
          <table:table-cell office:value-type="float" office:value="2.37383073517" calcext:value-type="float">
            <text:p>2.3738307352</text:p>
          </table:table-cell>
          <table:table-cell office:value-type="float" office:value="3.19138747146" calcext:value-type="float">
            <text:p>3.1913874715</text:p>
          </table:table-cell>
          <table:table-cell office:value-type="float" office:value="3.46503919242" calcext:value-type="float">
            <text:p>3.4650391924</text:p>
          </table:table-cell>
          <table:table-cell office:value-type="float" office:value="2.54202892905" calcext:value-type="float">
            <text:p>2.5420289291</text:p>
          </table:table-cell>
          <table:table-cell office:value-type="float" office:value="2.43425990897" calcext:value-type="float">
            <text:p>2.434259909</text:p>
          </table:table-cell>
          <table:table-cell office:value-type="float" office:value="2.4868926456" calcext:value-type="float">
            <text:p>2.4868926456</text:p>
          </table:table-cell>
          <table:table-cell office:value-type="float" office:value="2.23589514958" calcext:value-type="float">
            <text:p>2.2358951496</text:p>
          </table:table-cell>
          <table:table-cell office:value-type="float" office:value="2.55244612197" calcext:value-type="float">
            <text:p>2.552446122</text:p>
          </table:table-cell>
          <table:table-cell office:value-type="float" office:value="2.31843271123" calcext:value-type="float">
            <text:p>2.3184327112</text:p>
          </table:table-cell>
          <table:table-cell office:value-type="float" office:value="2.69626604994" calcext:value-type="float">
            <text:p>2.6962660499</text:p>
          </table:table-cell>
          <table:table-cell office:value-type="float" office:value="2.38907817717" calcext:value-type="float">
            <text:p>2.3890781772</text:p>
          </table:table-cell>
          <table:table-cell office:value-type="float" office:value="2.50106952766" calcext:value-type="float">
            <text:p>2.5010695277</text:p>
          </table:table-cell>
          <table:table-cell office:value-type="float" office:value="2.82413245456" calcext:value-type="float">
            <text:p>2.8241324546</text:p>
          </table:table-cell>
          <table:table-cell office:value-type="float" office:value="2.47645231407" calcext:value-type="float">
            <text:p>2.4764523141</text:p>
          </table:table-cell>
          <table:table-cell office:value-type="float" office:value="2.57464749569" calcext:value-type="float">
            <text:p>2.5746474957</text:p>
          </table:table-cell>
          <table:table-cell office:value-type="float" office:value="2.53378900612" calcext:value-type="float">
            <text:p>2.5337890061</text:p>
          </table:table-cell>
          <table:table-cell office:value-type="float" office:value="3.19867132517" calcext:value-type="float">
            <text:p>3.1986713252</text:p>
          </table:table-cell>
          <table:table-cell office:value-type="float" office:value="2.65278727771" calcext:value-type="float">
            <text:p>2.6527872777</text:p>
          </table:table-cell>
          <table:table-cell office:value-type="float" office:value="2.53541200476" calcext:value-type="float">
            <text:p>2.5354120048</text:p>
          </table:table-cell>
          <table:table-cell office:value-type="float" office:value="2.96738710607" calcext:value-type="float">
            <text:p>2.9673871061</text:p>
          </table:table-cell>
          <table:table-cell office:value-type="float" office:value="2.50104472108" calcext:value-type="float">
            <text:p>2.5010447211</text:p>
          </table:table-cell>
          <table:table-cell office:value-type="float" office:value="2.53103144962" calcext:value-type="float">
            <text:p>2.5310314496</text:p>
          </table:table-cell>
          <table:table-cell office:value-type="float" office:value="2.7374335374" calcext:value-type="float">
            <text:p>2.7374335374</text:p>
          </table:table-cell>
          <table:table-cell office:value-type="float" office:value="2.68377914556" calcext:value-type="float">
            <text:p>2.6837791456</text:p>
          </table:table-cell>
          <table:table-cell office:value-type="float" office:value="2.53143544876" calcext:value-type="float">
            <text:p>2.5314354488</text:p>
          </table:table-cell>
          <table:table-cell office:value-type="float" office:value="0.285109897326" calcext:value-type="float">
            <text:p>0.2851098973</text:p>
          </table:table-cell>
          <table:table-cell table:number-columns-repeated="2" office:value-type="string" calcext:value-type="string">
            <text:p/>
          </table:table-cell>
          <table:table-cell office:value-type="float" office:value="2.8901723528" calcext:value-type="float">
            <text:p>2.8901723528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19938333474" calcext:value-type="float">
            <text:p>5.1993833347</text:p>
          </table:table-cell>
          <table:table-cell office:value-type="float" office:value="5.2086484738" calcext:value-type="float">
            <text:p>5.2086484738</text:p>
          </table:table-cell>
          <table:table-cell office:value-type="float" office:value="5.20519811625" calcext:value-type="float">
            <text:p>5.2051981163</text:p>
          </table:table-cell>
          <table:table-cell office:value-type="float" office:value="5.20836320665" calcext:value-type="float">
            <text:p>5.2083632067</text:p>
          </table:table-cell>
          <table:table-cell office:value-type="float" office:value="5.20831141559" calcext:value-type="float">
            <text:p>5.2083114156</text:p>
          </table:table-cell>
          <table:table-cell office:value-type="float" office:value="5.20930862712" calcext:value-type="float">
            <text:p>5.2093086271</text:p>
          </table:table-cell>
          <table:table-cell office:value-type="float" office:value="5.20996621287" calcext:value-type="float">
            <text:p>5.2099662129</text:p>
          </table:table-cell>
          <table:table-cell office:value-type="float" office:value="5.20926978659" calcext:value-type="float">
            <text:p>5.2092697866</text:p>
          </table:table-cell>
          <table:table-cell office:value-type="float" office:value="5.09423495404" calcext:value-type="float">
            <text:p>5.094234954</text:p>
          </table:table-cell>
          <table:table-cell office:value-type="float" office:value="5.20911869619" calcext:value-type="float">
            <text:p>5.2091186962</text:p>
          </table:table-cell>
          <table:table-cell office:value-type="float" office:value="5.21012270801" calcext:value-type="float">
            <text:p>5.210122708</text:p>
          </table:table-cell>
          <table:table-cell office:value-type="float" office:value="5.09393424908" calcext:value-type="float">
            <text:p>5.0939342491</text:p>
          </table:table-cell>
          <table:table-cell office:value-type="float" office:value="5.21013058797" calcext:value-type="float">
            <text:p>5.210130588</text:p>
          </table:table-cell>
          <table:table-cell office:value-type="float" office:value="5.20974095427" calcext:value-type="float">
            <text:p>5.2097409543</text:p>
          </table:table-cell>
          <table:table-cell office:value-type="float" office:value="5.21048366501" calcext:value-type="float">
            <text:p>5.210483665</text:p>
          </table:table-cell>
          <table:table-cell office:value-type="float" office:value="5.21018976011" calcext:value-type="float">
            <text:p>5.2101897601</text:p>
          </table:table-cell>
          <table:table-cell office:value-type="float" office:value="5.20987146324" calcext:value-type="float">
            <text:p>5.2098714632</text:p>
          </table:table-cell>
          <table:table-cell office:value-type="float" office:value="5.20983959971" calcext:value-type="float">
            <text:p>5.2098395997</text:p>
          </table:table-cell>
          <table:table-cell office:value-type="float" office:value="5.21003029313" calcext:value-type="float">
            <text:p>5.2100302931</text:p>
          </table:table-cell>
          <table:table-cell office:value-type="float" office:value="5.21024249633" calcext:value-type="float">
            <text:p>5.2102424963</text:p>
          </table:table-cell>
          <table:table-cell office:value-type="float" office:value="5.21023720094" calcext:value-type="float">
            <text:p>5.2102372009</text:p>
          </table:table-cell>
          <table:table-cell office:value-type="float" office:value="5.21026464466" calcext:value-type="float">
            <text:p>5.2102646447</text:p>
          </table:table-cell>
          <table:table-cell office:value-type="float" office:value="5.21024219524" calcext:value-type="float">
            <text:p>5.2102421952</text:p>
          </table:table-cell>
          <table:table-cell office:value-type="float" office:value="5.21033414557" calcext:value-type="float">
            <text:p>5.2103341456</text:p>
          </table:table-cell>
          <table:table-cell office:value-type="float" office:value="5.21006188352" calcext:value-type="float">
            <text:p>5.2100618835</text:p>
          </table:table-cell>
          <table:table-cell office:value-type="float" office:value="5.21037044078" calcext:value-type="float">
            <text:p>5.2103704408</text:p>
          </table:table-cell>
          <table:table-cell office:value-type="float" office:value="5.20892820432" calcext:value-type="float">
            <text:p>5.2089282043</text:p>
          </table:table-cell>
          <table:table-cell office:value-type="float" office:value="5.21035251046" calcext:value-type="float">
            <text:p>5.2103525105</text:p>
          </table:table-cell>
          <table:table-cell office:value-type="float" office:value="5.20947575587" calcext:value-type="float">
            <text:p>5.2094757559</text:p>
          </table:table-cell>
          <table:table-cell office:value-type="float" office:value="5.21014999508" calcext:value-type="float">
            <text:p>5.2101499951</text:p>
          </table:table-cell>
          <table:table-cell office:value-type="float" office:value="5.21003010648" calcext:value-type="float">
            <text:p>5.2100301065</text:p>
          </table:table-cell>
          <table:table-cell office:value-type="float" office:value="5.21007188667" calcext:value-type="float">
            <text:p>5.2100718867</text:p>
          </table:table-cell>
          <table:table-cell office:value-type="float" office:value="5.20999376709" calcext:value-type="float">
            <text:p>5.2099937671</text:p>
          </table:table-cell>
          <table:table-cell office:value-type="float" office:value="5.21009837823" calcext:value-type="float">
            <text:p>5.2100983782</text:p>
          </table:table-cell>
          <table:table-cell office:value-type="float" office:value="5.20936479454" calcext:value-type="float">
            <text:p>5.2093647945</text:p>
          </table:table-cell>
          <table:table-cell office:value-type="float" office:value="5.09368114591" calcext:value-type="float">
            <text:p>5.0936811459</text:p>
          </table:table-cell>
          <table:table-cell office:value-type="float" office:value="5.210114251" calcext:value-type="float">
            <text:p>5.210114251</text:p>
          </table:table-cell>
          <table:table-cell office:value-type="float" office:value="5.21036133629" calcext:value-type="float">
            <text:p>5.2103613363</text:p>
          </table:table-cell>
          <table:table-cell office:value-type="float" office:value="5.21020551963" calcext:value-type="float">
            <text:p>5.2102055196</text:p>
          </table:table-cell>
          <table:table-cell office:value-type="float" office:value="5.2104291293" calcext:value-type="float">
            <text:p>5.2104291293</text:p>
          </table:table-cell>
          <table:table-cell office:value-type="float" office:value="5.21023634957" calcext:value-type="float">
            <text:p>5.2102363496</text:p>
          </table:table-cell>
          <table:table-cell office:value-type="float" office:value="5.21028933876" calcext:value-type="float">
            <text:p>5.2102893388</text:p>
          </table:table-cell>
          <table:table-cell office:value-type="float" office:value="5.21034355374" calcext:value-type="float">
            <text:p>5.2103435537</text:p>
          </table:table-cell>
          <table:table-cell office:value-type="float" office:value="5.21019454666" calcext:value-type="float">
            <text:p>5.2101945467</text:p>
          </table:table-cell>
          <table:table-cell office:value-type="float" office:value="5.20988838113" calcext:value-type="float">
            <text:p>5.2098883811</text:p>
          </table:table-cell>
          <table:table-cell office:value-type="float" office:value="5.21032963109" calcext:value-type="float">
            <text:p>5.2103296311</text:p>
          </table:table-cell>
          <table:table-cell office:value-type="float" office:value="5.21017377772" calcext:value-type="float">
            <text:p>5.2101737777</text:p>
          </table:table-cell>
          <table:table-cell office:value-type="float" office:value="5.21030191467" calcext:value-type="float">
            <text:p>5.2103019147</text:p>
          </table:table-cell>
          <table:table-cell office:value-type="float" office:value="5.21027215327" calcext:value-type="float">
            <text:p>5.2102721533</text:p>
          </table:table-cell>
          <table:table-cell office:value-type="float" office:value="5.20964324433" calcext:value-type="float">
            <text:p>5.2096432443</text:p>
          </table:table-cell>
          <table:table-cell office:value-type="float" office:value="5.20961426325" calcext:value-type="float">
            <text:p>5.2096142633</text:p>
          </table:table-cell>
          <table:table-cell office:value-type="float" office:value="5.21031899625" calcext:value-type="float">
            <text:p>5.2103189963</text:p>
          </table:table-cell>
          <table:table-cell office:value-type="float" office:value="5.21025585684" calcext:value-type="float">
            <text:p>5.2102558568</text:p>
          </table:table-cell>
          <table:table-cell office:value-type="float" office:value="5.21024060438" calcext:value-type="float">
            <text:p>5.2102406044</text:p>
          </table:table-cell>
          <table:table-cell office:value-type="float" office:value="5.20679427566" calcext:value-type="float">
            <text:p>5.2067942757</text:p>
          </table:table-cell>
          <table:table-cell office:value-type="float" office:value="5.21036138794" calcext:value-type="float">
            <text:p>5.2103613879</text:p>
          </table:table-cell>
          <table:table-cell office:value-type="float" office:value="5.21030788926" calcext:value-type="float">
            <text:p>5.2103078893</text:p>
          </table:table-cell>
          <table:table-cell office:value-type="float" office:value="5.21043257377" calcext:value-type="float">
            <text:p>5.2104325738</text:p>
          </table:table-cell>
          <table:table-cell office:value-type="float" office:value="5.21023743601" calcext:value-type="float">
            <text:p>5.210237436</text:p>
          </table:table-cell>
          <table:table-cell office:value-type="float" office:value="5.21027839515" calcext:value-type="float">
            <text:p>5.2102783952</text:p>
          </table:table-cell>
          <table:table-cell office:value-type="float" office:value="5.21010821149" calcext:value-type="float">
            <text:p>5.2101082115</text:p>
          </table:table-cell>
          <table:table-cell office:value-type="float" office:value="5.20961399423" calcext:value-type="float">
            <text:p>5.2096139942</text:p>
          </table:table-cell>
          <table:table-cell office:value-type="float" office:value="5.21028862034" calcext:value-type="float">
            <text:p>5.2102886203</text:p>
          </table:table-cell>
          <table:table-cell office:value-type="float" office:value="5.21004394995" calcext:value-type="float">
            <text:p>5.21004395</text:p>
          </table:table-cell>
          <table:table-cell office:value-type="float" office:value="5.21021470254" calcext:value-type="float">
            <text:p>5.2102147025</text:p>
          </table:table-cell>
          <table:table-cell office:value-type="float" office:value="5.21024110073" calcext:value-type="float">
            <text:p>5.2102411007</text:p>
          </table:table-cell>
          <table:table-cell office:value-type="float" office:value="5.09481158036" calcext:value-type="float">
            <text:p>5.0948115804</text:p>
          </table:table-cell>
          <table:table-cell office:value-type="float" office:value="5.2103540375" calcext:value-type="float">
            <text:p>5.2103540375</text:p>
          </table:table-cell>
          <table:table-cell office:value-type="float" office:value="5.21041781779" calcext:value-type="float">
            <text:p>5.2104178178</text:p>
          </table:table-cell>
          <table:table-cell office:value-type="float" office:value="5.21015141958" calcext:value-type="float">
            <text:p>5.2101514196</text:p>
          </table:table-cell>
          <table:table-cell office:value-type="float" office:value="5.21027998074" calcext:value-type="float">
            <text:p>5.2102799807</text:p>
          </table:table-cell>
          <table:table-cell office:value-type="float" office:value="5.21037414902" calcext:value-type="float">
            <text:p>5.210374149</text:p>
          </table:table-cell>
          <table:table-cell office:value-type="float" office:value="5.21030882633" calcext:value-type="float">
            <text:p>5.2103088263</text:p>
          </table:table-cell>
          <table:table-cell office:value-type="float" office:value="5.21012691993" calcext:value-type="float">
            <text:p>5.2101269199</text:p>
          </table:table-cell>
          <table:table-cell office:value-type="float" office:value="5.21046833523" calcext:value-type="float">
            <text:p>5.2104683352</text:p>
          </table:table-cell>
          <table:table-cell office:value-type="float" office:value="5.21026757501" calcext:value-type="float">
            <text:p>5.210267575</text:p>
          </table:table-cell>
          <table:table-cell office:value-type="float" office:value="5.21035526621" calcext:value-type="float">
            <text:p>5.2103552662</text:p>
          </table:table-cell>
          <table:table-cell office:value-type="float" office:value="5.20847553142" calcext:value-type="float">
            <text:p>5.2084755314</text:p>
          </table:table-cell>
          <table:table-cell office:value-type="float" office:value="5.20600884098" calcext:value-type="float">
            <text:p>5.206008841</text:p>
          </table:table-cell>
          <table:table-cell office:value-type="float" office:value="5.21024011093" calcext:value-type="float">
            <text:p>5.2102401109</text:p>
          </table:table-cell>
          <table:table-cell office:value-type="float" office:value="5.21022799827" calcext:value-type="float">
            <text:p>5.2102279983</text:p>
          </table:table-cell>
          <table:table-cell office:value-type="float" office:value="5.21020351816" calcext:value-type="float">
            <text:p>5.2102035182</text:p>
          </table:table-cell>
          <table:table-cell office:value-type="float" office:value="5.21027065552" calcext:value-type="float">
            <text:p>5.2102706555</text:p>
          </table:table-cell>
          <table:table-cell office:value-type="float" office:value="5.21025086608" calcext:value-type="float">
            <text:p>5.2102508661</text:p>
          </table:table-cell>
          <table:table-cell office:value-type="float" office:value="5.21034520674" calcext:value-type="float">
            <text:p>5.2103452067</text:p>
          </table:table-cell>
          <table:table-cell office:value-type="float" office:value="5.21012875681" calcext:value-type="float">
            <text:p>5.2101287568</text:p>
          </table:table-cell>
          <table:table-cell office:value-type="float" office:value="5.2102937179" calcext:value-type="float">
            <text:p>5.2102937179</text:p>
          </table:table-cell>
          <table:table-cell office:value-type="float" office:value="5.21026653017" calcext:value-type="float">
            <text:p>5.2102665302</text:p>
          </table:table-cell>
          <table:table-cell office:value-type="float" office:value="5.20975529895" calcext:value-type="float">
            <text:p>5.209755299</text:p>
          </table:table-cell>
          <table:table-cell office:value-type="float" office:value="5.21031156268" calcext:value-type="float">
            <text:p>5.2103115627</text:p>
          </table:table-cell>
          <table:table-cell office:value-type="float" office:value="5.21009210044" calcext:value-type="float">
            <text:p>5.2100921004</text:p>
          </table:table-cell>
          <table:table-cell office:value-type="float" office:value="5.21028341504" calcext:value-type="float">
            <text:p>5.210283415</text:p>
          </table:table-cell>
          <table:table-cell office:value-type="float" office:value="5.20828174909" calcext:value-type="float">
            <text:p>5.2082817491</text:p>
          </table:table-cell>
          <table:table-cell office:value-type="float" office:value="5.21012125277" calcext:value-type="float">
            <text:p>5.2101212528</text:p>
          </table:table-cell>
          <table:table-cell office:value-type="float" office:value="5.21014444042" calcext:value-type="float">
            <text:p>5.2101444404</text:p>
          </table:table-cell>
          <table:table-cell office:value-type="float" office:value="5.20940385856" calcext:value-type="float">
            <text:p>5.2094038586</text:p>
          </table:table-cell>
          <table:table-cell office:value-type="float" office:value="5.09420928883" calcext:value-type="float">
            <text:p>5.0942092888</text:p>
          </table:table-cell>
          <table:table-cell office:value-type="float" office:value="5.21024969923" calcext:value-type="float">
            <text:p>5.2102496992</text:p>
          </table:table-cell>
          <table:table-cell office:value-type="float" office:value="5.21009977522" calcext:value-type="float">
            <text:p>5.2100997752</text:p>
          </table:table-cell>
          <table:table-cell office:value-type="float" office:value="5.2101509763" calcext:value-type="float">
            <text:p>5.2101509763</text:p>
          </table:table-cell>
          <table:table-cell office:value-type="float" office:value="5.20399912099" calcext:value-type="float">
            <text:p>5.203999121</text:p>
          </table:table-cell>
          <table:table-cell office:value-type="float" office:value="0.0252312794787" calcext:value-type="float">
            <text:p>0.0252312795</text:p>
          </table:table-cell>
          <table:table-cell table:number-columns-repeated="2" office:value-type="string" calcext:value-type="string">
            <text:p/>
          </table:table-cell>
          <table:table-cell office:value-type="float" office:value="1.14171283894" calcext:value-type="float">
            <text:p>1.1417128389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1.97714301686" calcext:value-type="float">
            <text:p>-1.9771430169</text:p>
          </table:table-cell>
          <table:table-cell office:value-type="float" office:value="-1.8155528185" calcext:value-type="float">
            <text:p>-1.8155528185</text:p>
          </table:table-cell>
          <table:table-cell office:value-type="float" office:value="-1.99225730143" calcext:value-type="float">
            <text:p>-1.9922573014</text:p>
          </table:table-cell>
          <table:table-cell office:value-type="float" office:value="-1.83077929769" calcext:value-type="float">
            <text:p>-1.8307792977</text:p>
          </table:table-cell>
          <table:table-cell office:value-type="float" office:value="-2.08840094796" calcext:value-type="float">
            <text:p>-2.088400948</text:p>
          </table:table-cell>
          <table:table-cell office:value-type="float" office:value="-2.01550261593" calcext:value-type="float">
            <text:p>-2.0155026159</text:p>
          </table:table-cell>
          <table:table-cell office:value-type="float" office:value="-1.86363990197" calcext:value-type="float">
            <text:p>-1.863639902</text:p>
          </table:table-cell>
          <table:table-cell office:value-type="float" office:value="-1.77461604483" calcext:value-type="float">
            <text:p>-1.7746160448</text:p>
          </table:table-cell>
          <table:table-cell office:value-type="float" office:value="-1.85703481853" calcext:value-type="float">
            <text:p>-1.8570348185</text:p>
          </table:table-cell>
          <table:table-cell office:value-type="float" office:value="-2.0552511153" calcext:value-type="float">
            <text:p>-2.0552511153</text:p>
          </table:table-cell>
          <table:table-cell office:value-type="float" office:value="-2.01550260767" calcext:value-type="float">
            <text:p>-2.0155026077</text:p>
          </table:table-cell>
          <table:table-cell office:value-type="float" office:value="-1.99225002293" calcext:value-type="float">
            <text:p>-1.9922500229</text:p>
          </table:table-cell>
          <table:table-cell office:value-type="float" office:value="-1.91879912555" calcext:value-type="float">
            <text:p>-1.9187991256</text:p>
          </table:table-cell>
          <table:table-cell office:value-type="float" office:value="-1.93306406373" calcext:value-type="float">
            <text:p>-1.9330640637</text:p>
          </table:table-cell>
          <table:table-cell office:value-type="float" office:value="-1.80550140511" calcext:value-type="float">
            <text:p>-1.8055014051</text:p>
          </table:table-cell>
          <table:table-cell office:value-type="float" office:value="-1.96226218448" calcext:value-type="float">
            <text:p>-1.9622621845</text:p>
          </table:table-cell>
          <table:table-cell office:value-type="float" office:value="-1.6503755844" calcext:value-type="float">
            <text:p>-1.6503755844</text:p>
          </table:table-cell>
          <table:table-cell office:value-type="float" office:value="-2.02329761643" calcext:value-type="float">
            <text:p>-2.0232976164</text:p>
          </table:table-cell>
          <table:table-cell office:value-type="float" office:value="-1.60960867742" calcext:value-type="float">
            <text:p>-1.6096086774</text:p>
          </table:table-cell>
          <table:table-cell office:value-type="float" office:value="-1.88401210488" calcext:value-type="float">
            <text:p>-1.8840121049</text:p>
          </table:table-cell>
          <table:table-cell office:value-type="float" office:value="-1.89769959183" calcext:value-type="float">
            <text:p>-1.8976995918</text:p>
          </table:table-cell>
          <table:table-cell office:value-type="float" office:value="-1.92581865957" calcext:value-type="float">
            <text:p>-1.9258186596</text:p>
          </table:table-cell>
          <table:table-cell office:value-type="float" office:value="-1.8907275765" calcext:value-type="float">
            <text:p>-1.8907275765</text:p>
          </table:table-cell>
          <table:table-cell office:value-type="float" office:value="-1.81812792144" calcext:value-type="float">
            <text:p>-1.8181279214</text:p>
          </table:table-cell>
          <table:table-cell office:value-type="float" office:value="-1.61463987213" calcext:value-type="float">
            <text:p>-1.6146398721</text:p>
          </table:table-cell>
          <table:table-cell office:value-type="float" office:value="-1.83518549431" calcext:value-type="float">
            <text:p>-1.8351854943</text:p>
          </table:table-cell>
          <table:table-cell office:value-type="float" office:value="-2.02328656777" calcext:value-type="float">
            <text:p>-2.0232865678</text:p>
          </table:table-cell>
          <table:table-cell office:value-type="float" office:value="-2.03920536311" calcext:value-type="float">
            <text:p>-2.0392053631</text:p>
          </table:table-cell>
          <table:table-cell office:value-type="float" office:value="-1.97715074212" calcext:value-type="float">
            <text:p>-1.9771507421</text:p>
          </table:table-cell>
          <table:table-cell office:value-type="float" office:value="-1.97719964081" calcext:value-type="float">
            <text:p>-1.9771996408</text:p>
          </table:table-cell>
          <table:table-cell office:value-type="float" office:value="-1.94757165938" calcext:value-type="float">
            <text:p>-1.9475716594</text:p>
          </table:table-cell>
          <table:table-cell office:value-type="float" office:value="-1.99992816552" calcext:value-type="float">
            <text:p>-1.9999281655</text:p>
          </table:table-cell>
          <table:table-cell office:value-type="float" office:value="-1.96969642163" calcext:value-type="float">
            <text:p>-1.9696964216</text:p>
          </table:table-cell>
          <table:table-cell office:value-type="float" office:value="-1.97708200853" calcext:value-type="float">
            <text:p>-1.9770820085</text:p>
          </table:table-cell>
          <table:table-cell office:value-type="float" office:value="-1.76251883574" calcext:value-type="float">
            <text:p>-1.7625188357</text:p>
          </table:table-cell>
          <table:table-cell office:value-type="float" office:value="-2.0392354327" calcext:value-type="float">
            <text:p>-2.0392354327</text:p>
          </table:table-cell>
          <table:table-cell office:value-type="float" office:value="-1.94750427962" calcext:value-type="float">
            <text:p>-1.9475042796</text:p>
          </table:table-cell>
          <table:table-cell office:value-type="float" office:value="-1.96228341854" calcext:value-type="float">
            <text:p>-1.9622834185</text:p>
          </table:table-cell>
          <table:table-cell office:value-type="float" office:value="-1.93310867344" calcext:value-type="float">
            <text:p>-1.9331086734</text:p>
          </table:table-cell>
          <table:table-cell office:value-type="float" office:value="-1.78058558908" calcext:value-type="float">
            <text:p>-1.7805855891</text:p>
          </table:table-cell>
          <table:table-cell office:value-type="float" office:value="-1.67177214437" calcext:value-type="float">
            <text:p>-1.6717721444</text:p>
          </table:table-cell>
          <table:table-cell office:value-type="float" office:value="-1.94031678666" calcext:value-type="float">
            <text:p>-1.9403167867</text:p>
          </table:table-cell>
          <table:table-cell office:value-type="float" office:value="-1.94754308343" calcext:value-type="float">
            <text:p>-1.9475430834</text:p>
          </table:table-cell>
          <table:table-cell office:value-type="float" office:value="-1.97716961043" calcext:value-type="float">
            <text:p>-1.9771696104</text:p>
          </table:table-cell>
          <table:table-cell office:value-type="float" office:value="-1.46378801402" calcext:value-type="float">
            <text:p>-1.463788014</text:p>
          </table:table-cell>
          <table:table-cell office:value-type="float" office:value="-2.00002186516" calcext:value-type="float">
            <text:p>-2.0000218652</text:p>
          </table:table-cell>
          <table:table-cell office:value-type="float" office:value="-2.00000062353" calcext:value-type="float">
            <text:p>-2.0000006235</text:p>
          </table:table-cell>
          <table:table-cell office:value-type="float" office:value="-2.05529948376" calcext:value-type="float">
            <text:p>-2.0552994838</text:p>
          </table:table-cell>
          <table:table-cell office:value-type="float" office:value="-1.96225863077" calcext:value-type="float">
            <text:p>-1.9622586308</text:p>
          </table:table-cell>
          <table:table-cell office:value-type="float" office:value="-1.86377231811" calcext:value-type="float">
            <text:p>-1.8637723181</text:p>
          </table:table-cell>
          <table:table-cell office:value-type="float" office:value="-1.92577733717" calcext:value-type="float">
            <text:p>-1.9257773372</text:p>
          </table:table-cell>
          <table:table-cell office:value-type="float" office:value="-1.62474101334" calcext:value-type="float">
            <text:p>-1.6247410133</text:p>
          </table:table-cell>
          <table:table-cell office:value-type="float" office:value="-2.04719035922" calcext:value-type="float">
            <text:p>-2.0471903592</text:p>
          </table:table-cell>
          <table:table-cell office:value-type="float" office:value="-1.8308653808" calcext:value-type="float">
            <text:p>-1.8308653808</text:p>
          </table:table-cell>
          <table:table-cell office:value-type="float" office:value="-1.94024104435" calcext:value-type="float">
            <text:p>-1.9402410444</text:p>
          </table:table-cell>
          <table:table-cell office:value-type="float" office:value="-2.02333809854" calcext:value-type="float">
            <text:p>-2.0233380985</text:p>
          </table:table-cell>
          <table:table-cell office:value-type="float" office:value="-1.92589569669" calcext:value-type="float">
            <text:p>-1.9258956967</text:p>
          </table:table-cell>
          <table:table-cell office:value-type="float" office:value="-2.00003720495" calcext:value-type="float">
            <text:p>-2.000037205</text:p>
          </table:table-cell>
          <table:table-cell office:value-type="float" office:value="-2.06347891388" calcext:value-type="float">
            <text:p>-2.0634789139</text:p>
          </table:table-cell>
          <table:table-cell office:value-type="float" office:value="-1.88396449916" calcext:value-type="float">
            <text:p>-1.8839644992</text:p>
          </table:table-cell>
          <table:table-cell office:value-type="float" office:value="-1.91877268652" calcext:value-type="float">
            <text:p>-1.9187726865</text:p>
          </table:table-cell>
          <table:table-cell office:value-type="float" office:value="-2.03924155143" calcext:value-type="float">
            <text:p>-2.0392415514</text:p>
          </table:table-cell>
          <table:table-cell office:value-type="float" office:value="-2.03117491057" calcext:value-type="float">
            <text:p>-2.0311749106</text:p>
          </table:table-cell>
          <table:table-cell office:value-type="float" office:value="-1.87040712776" calcext:value-type="float">
            <text:p>-1.8704071278</text:p>
          </table:table-cell>
          <table:table-cell office:value-type="float" office:value="-2.02337166952" calcext:value-type="float">
            <text:p>-2.0233716695</text:p>
          </table:table-cell>
          <table:table-cell office:value-type="float" office:value="-1.99231057014" calcext:value-type="float">
            <text:p>-1.9923105701</text:p>
          </table:table-cell>
          <table:table-cell office:value-type="float" office:value="-1.95489988792" calcext:value-type="float">
            <text:p>-1.9548998879</text:p>
          </table:table-cell>
          <table:table-cell office:value-type="float" office:value="-1.51549638475" calcext:value-type="float">
            <text:p>-1.5154963848</text:p>
          </table:table-cell>
          <table:table-cell office:value-type="float" office:value="-1.46352878284" calcext:value-type="float">
            <text:p>-1.4635287828</text:p>
          </table:table-cell>
          <table:table-cell office:value-type="float" office:value="-2.05534607266" calcext:value-type="float">
            <text:p>-2.0553460727</text:p>
          </table:table-cell>
          <table:table-cell office:value-type="float" office:value="-2.03120545156" calcext:value-type="float">
            <text:p>-2.0312054516</text:p>
          </table:table-cell>
          <table:table-cell office:value-type="float" office:value="-1.89780006515" calcext:value-type="float">
            <text:p>-1.8978000652</text:p>
          </table:table-cell>
          <table:table-cell office:value-type="float" office:value="-2.039170347" calcext:value-type="float">
            <text:p>-2.039170347</text:p>
          </table:table-cell>
          <table:table-cell office:value-type="float" office:value="-1.94021061582" calcext:value-type="float">
            <text:p>-1.9402106158</text:p>
          </table:table-cell>
          <table:table-cell office:value-type="float" office:value="-1.96225619849" calcext:value-type="float">
            <text:p>-1.9622561985</text:p>
          </table:table-cell>
          <table:table-cell office:value-type="float" office:value="-1.81808473506" calcext:value-type="float">
            <text:p>-1.8180847351</text:p>
          </table:table-cell>
          <table:table-cell office:value-type="float" office:value="-2.02326344443" calcext:value-type="float">
            <text:p>-2.0232634444</text:p>
          </table:table-cell>
          <table:table-cell office:value-type="float" office:value="-1.94027234116" calcext:value-type="float">
            <text:p>-1.9402723412</text:p>
          </table:table-cell>
          <table:table-cell office:value-type="float" office:value="-1.71031624799" calcext:value-type="float">
            <text:p>-1.710316248</text:p>
          </table:table-cell>
          <table:table-cell office:value-type="float" office:value="-2.06347286243" calcext:value-type="float">
            <text:p>-2.0634728624</text:p>
          </table:table-cell>
          <table:table-cell office:value-type="float" office:value="-1.98463153552" calcext:value-type="float">
            <text:p>-1.9846315355</text:p>
          </table:table-cell>
          <table:table-cell office:value-type="float" office:value="-2.03123205526" calcext:value-type="float">
            <text:p>-2.0312320553</text:p>
          </table:table-cell>
          <table:table-cell office:value-type="float" office:value="-1.46832195753" calcext:value-type="float">
            <text:p>-1.4683219575</text:p>
          </table:table-cell>
          <table:table-cell office:value-type="float" office:value="-1.82449901561" calcext:value-type="float">
            <text:p>-1.8244990156</text:p>
          </table:table-cell>
          <table:table-cell office:value-type="float" office:value="-1.96963552452" calcext:value-type="float">
            <text:p>-1.9696355245</text:p>
          </table:table-cell>
          <table:table-cell office:value-type="float" office:value="-1.65575214076" calcext:value-type="float">
            <text:p>-1.6557521408</text:p>
          </table:table-cell>
          <table:table-cell office:value-type="float" office:value="-2.0067981479" calcext:value-type="float">
            <text:p>-2.0067981479</text:p>
          </table:table-cell>
          <table:table-cell office:value-type="float" office:value="-1.79927806486" calcext:value-type="float">
            <text:p>-1.7992780649</text:p>
          </table:table-cell>
          <table:table-cell office:value-type="float" office:value="-1.83734450135" calcext:value-type="float">
            <text:p>-1.8373445014</text:p>
          </table:table-cell>
          <table:table-cell office:value-type="float" office:value="-1.79921435833" calcext:value-type="float">
            <text:p>-1.7992143583</text:p>
          </table:table-cell>
          <table:table-cell office:value-type="float" office:value="-1.95631506792" calcext:value-type="float">
            <text:p>-1.9563150679</text:p>
          </table:table-cell>
          <table:table-cell office:value-type="float" office:value="0.238146354027" calcext:value-type="float">
            <text:p>0.238146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88809003349" calcext:value-type="float">
            <text:p>4.8880900335</text:p>
          </table:table-cell>
          <table:table-cell office:value-type="float" office:value="2.44543807879" calcext:value-type="float">
            <text:p>2.4454380788</text:p>
          </table:table-cell>
          <table:table-cell office:value-type="float" office:value="4.22487226159" calcext:value-type="float">
            <text:p>4.2248722616</text:p>
          </table:table-cell>
          <table:table-cell office:value-type="float" office:value="2.76587177097" calcext:value-type="float">
            <text:p>2.765871771</text:p>
          </table:table-cell>
          <table:table-cell office:value-type="float" office:value="3.7729861731" calcext:value-type="float">
            <text:p>3.7729861731</text:p>
          </table:table-cell>
          <table:table-cell office:value-type="float" office:value="3.57741659336" calcext:value-type="float">
            <text:p>3.5774165934</text:p>
          </table:table-cell>
          <table:table-cell office:value-type="float" office:value="2.01820348982" calcext:value-type="float">
            <text:p>2.0182034898</text:p>
          </table:table-cell>
          <table:table-cell office:value-type="float" office:value="3.79803279681" calcext:value-type="float">
            <text:p>3.7980327968</text:p>
          </table:table-cell>
          <table:table-cell office:value-type="float" office:value="2.36512820251" calcext:value-type="float">
            <text:p>2.3651282025</text:p>
          </table:table-cell>
          <table:table-cell office:value-type="float" office:value="3.00564504836" calcext:value-type="float">
            <text:p>3.0056450484</text:p>
          </table:table-cell>
          <table:table-cell office:value-type="float" office:value="6.47000345916" calcext:value-type="float">
            <text:p>6.4700034592</text:p>
          </table:table-cell>
          <table:table-cell office:value-type="float" office:value="5.57864581404" calcext:value-type="float">
            <text:p>5.578645814</text:p>
          </table:table-cell>
          <table:table-cell office:value-type="float" office:value="6.28719201581" calcext:value-type="float">
            <text:p>6.2871920158</text:p>
          </table:table-cell>
          <table:table-cell office:value-type="float" office:value="6.5004234997" calcext:value-type="float">
            <text:p>6.5004234997</text:p>
          </table:table-cell>
          <table:table-cell office:value-type="float" office:value="4.05496375739" calcext:value-type="float">
            <text:p>4.0549637574</text:p>
          </table:table-cell>
          <table:table-cell office:value-type="float" office:value="5.7012334594" calcext:value-type="float">
            <text:p>5.7012334594</text:p>
          </table:table-cell>
          <table:table-cell office:value-type="float" office:value="6.50233634995" calcext:value-type="float">
            <text:p>6.50233635</text:p>
          </table:table-cell>
          <table:table-cell office:value-type="float" office:value="5.94072527419" calcext:value-type="float">
            <text:p>5.9407252742</text:p>
          </table:table-cell>
          <table:table-cell office:value-type="float" office:value="5.97299479302" calcext:value-type="float">
            <text:p>5.972994793</text:p>
          </table:table-cell>
          <table:table-cell office:value-type="float" office:value="6.43470437151" calcext:value-type="float">
            <text:p>6.4347043715</text:p>
          </table:table-cell>
          <table:table-cell office:value-type="float" office:value="5.63701761402" calcext:value-type="float">
            <text:p>5.637017614</text:p>
          </table:table-cell>
          <table:table-cell office:value-type="float" office:value="5.00824931793" calcext:value-type="float">
            <text:p>5.0082493179</text:p>
          </table:table-cell>
          <table:table-cell office:value-type="float" office:value="5.5717433191" calcext:value-type="float">
            <text:p>5.5717433191</text:p>
          </table:table-cell>
          <table:table-cell office:value-type="float" office:value="4.70545037475" calcext:value-type="float">
            <text:p>4.7054503748</text:p>
          </table:table-cell>
          <table:table-cell office:value-type="float" office:value="5.05742981709" calcext:value-type="float">
            <text:p>5.0574298171</text:p>
          </table:table-cell>
          <table:table-cell office:value-type="float" office:value="5.65532563093" calcext:value-type="float">
            <text:p>5.6553256309</text:p>
          </table:table-cell>
          <table:table-cell office:value-type="float" office:value="6.25669878929" calcext:value-type="float">
            <text:p>6.2566987893</text:p>
          </table:table-cell>
          <table:table-cell office:value-type="float" office:value="5.79017844362" calcext:value-type="float">
            <text:p>5.7901784436</text:p>
          </table:table-cell>
          <table:table-cell office:value-type="float" office:value="5.37903713596" calcext:value-type="float">
            <text:p>5.379037136</text:p>
          </table:table-cell>
          <table:table-cell office:value-type="float" office:value="5.852272933" calcext:value-type="float">
            <text:p>5.852272933</text:p>
          </table:table-cell>
          <table:table-cell office:value-type="float" office:value="6.50925885038" calcext:value-type="float">
            <text:p>6.5092588504</text:p>
          </table:table-cell>
          <table:table-cell office:value-type="float" office:value="5.85273357945" calcext:value-type="float">
            <text:p>5.8527335795</text:p>
          </table:table-cell>
          <table:table-cell office:value-type="float" office:value="6.07203276396" calcext:value-type="float">
            <text:p>6.072032764</text:p>
          </table:table-cell>
          <table:table-cell office:value-type="float" office:value="5.75034156993" calcext:value-type="float">
            <text:p>5.7503415699</text:p>
          </table:table-cell>
          <table:table-cell office:value-type="float" office:value="5.36726958488" calcext:value-type="float">
            <text:p>5.3672695849</text:p>
          </table:table-cell>
          <table:table-cell office:value-type="float" office:value="6.10400276236" calcext:value-type="float">
            <text:p>6.1040027624</text:p>
          </table:table-cell>
          <table:table-cell office:value-type="float" office:value="6.39262220079" calcext:value-type="float">
            <text:p>6.3926222008</text:p>
          </table:table-cell>
          <table:table-cell office:value-type="float" office:value="5.43830376948" calcext:value-type="float">
            <text:p>5.4383037695</text:p>
          </table:table-cell>
          <table:table-cell office:value-type="float" office:value="5.99668227059" calcext:value-type="float">
            <text:p>5.9966822706</text:p>
          </table:table-cell>
          <table:table-cell office:value-type="float" office:value="4.84577031761" calcext:value-type="float">
            <text:p>4.8457703176</text:p>
          </table:table-cell>
          <table:table-cell office:value-type="float" office:value="5.711965915" calcext:value-type="float">
            <text:p>5.711965915</text:p>
          </table:table-cell>
          <table:table-cell office:value-type="float" office:value="5.6052874972" calcext:value-type="float">
            <text:p>5.6052874972</text:p>
          </table:table-cell>
          <table:table-cell office:value-type="float" office:value="5.46361448453" calcext:value-type="float">
            <text:p>5.4636144845</text:p>
          </table:table-cell>
          <table:table-cell office:value-type="float" office:value="6.05928288953" calcext:value-type="float">
            <text:p>6.0592828895</text:p>
          </table:table-cell>
          <table:table-cell office:value-type="float" office:value="5.84910183031" calcext:value-type="float">
            <text:p>5.8491018303</text:p>
          </table:table-cell>
          <table:table-cell office:value-type="float" office:value="4.82804808615" calcext:value-type="float">
            <text:p>4.8280480862</text:p>
          </table:table-cell>
          <table:table-cell office:value-type="float" office:value="6.09277314857" calcext:value-type="float">
            <text:p>6.0927731486</text:p>
          </table:table-cell>
          <table:table-cell office:value-type="float" office:value="5.2996347244" calcext:value-type="float">
            <text:p>5.2996347244</text:p>
          </table:table-cell>
          <table:table-cell office:value-type="float" office:value="4.97009001937" calcext:value-type="float">
            <text:p>4.9700900194</text:p>
          </table:table-cell>
          <table:table-cell office:value-type="float" office:value="6.82254390356" calcext:value-type="float">
            <text:p>6.8225439036</text:p>
          </table:table-cell>
          <table:table-cell office:value-type="float" office:value="5.59555061613" calcext:value-type="float">
            <text:p>5.5955506161</text:p>
          </table:table-cell>
          <table:table-cell office:value-type="float" office:value="5.50438797701" calcext:value-type="float">
            <text:p>5.504387977</text:p>
          </table:table-cell>
          <table:table-cell office:value-type="float" office:value="6.00187017906" calcext:value-type="float">
            <text:p>6.0018701791</text:p>
          </table:table-cell>
          <table:table-cell office:value-type="float" office:value="6.02185197915" calcext:value-type="float">
            <text:p>6.0218519792</text:p>
          </table:table-cell>
          <table:table-cell office:value-type="float" office:value="5.94421888034" calcext:value-type="float">
            <text:p>5.9442188803</text:p>
          </table:table-cell>
          <table:table-cell office:value-type="float" office:value="5.11379270658" calcext:value-type="float">
            <text:p>5.1137927066</text:p>
          </table:table-cell>
          <table:table-cell office:value-type="float" office:value="5.42797650703" calcext:value-type="float">
            <text:p>5.427976507</text:p>
          </table:table-cell>
          <table:table-cell office:value-type="float" office:value="5.13003296952" calcext:value-type="float">
            <text:p>5.1300329695</text:p>
          </table:table-cell>
          <table:table-cell office:value-type="float" office:value="5.1609136051" calcext:value-type="float">
            <text:p>5.1609136051</text:p>
          </table:table-cell>
          <table:table-cell office:value-type="float" office:value="5.3333785362" calcext:value-type="float">
            <text:p>5.3333785362</text:p>
          </table:table-cell>
          <table:table-cell office:value-type="float" office:value="6.36842503749" calcext:value-type="float">
            <text:p>6.3684250375</text:p>
          </table:table-cell>
          <table:table-cell office:value-type="float" office:value="5.15007501861" calcext:value-type="float">
            <text:p>5.1500750186</text:p>
          </table:table-cell>
          <table:table-cell office:value-type="float" office:value="5.80160080376" calcext:value-type="float">
            <text:p>5.8016008038</text:p>
          </table:table-cell>
          <table:table-cell office:value-type="float" office:value="5.88023422893" calcext:value-type="float">
            <text:p>5.8802342289</text:p>
          </table:table-cell>
          <table:table-cell office:value-type="float" office:value="6.05626137611" calcext:value-type="float">
            <text:p>6.0562613761</text:p>
          </table:table-cell>
          <table:table-cell office:value-type="float" office:value="6.75477803846" calcext:value-type="float">
            <text:p>6.7547780385</text:p>
          </table:table-cell>
          <table:table-cell office:value-type="float" office:value="5.16511182724" calcext:value-type="float">
            <text:p>5.1651118272</text:p>
          </table:table-cell>
          <table:table-cell office:value-type="float" office:value="5.5801646538" calcext:value-type="float">
            <text:p>5.5801646538</text:p>
          </table:table-cell>
          <table:table-cell office:value-type="float" office:value="5.37698351593" calcext:value-type="float">
            <text:p>5.3769835159</text:p>
          </table:table-cell>
          <table:table-cell office:value-type="float" office:value="5.91176514018" calcext:value-type="float">
            <text:p>5.9117651402</text:p>
          </table:table-cell>
          <table:table-cell office:value-type="float" office:value="5.63215099492" calcext:value-type="float">
            <text:p>5.6321509949</text:p>
          </table:table-cell>
          <table:table-cell office:value-type="float" office:value="5.21468013634" calcext:value-type="float">
            <text:p>5.2146801363</text:p>
          </table:table-cell>
          <table:table-cell office:value-type="float" office:value="5.52432713679" calcext:value-type="float">
            <text:p>5.5243271368</text:p>
          </table:table-cell>
          <table:table-cell office:value-type="float" office:value="5.81461954165" calcext:value-type="float">
            <text:p>5.8146195417</text:p>
          </table:table-cell>
          <table:table-cell office:value-type="float" office:value="5.05699728852" calcext:value-type="float">
            <text:p>5.0569972885</text:p>
          </table:table-cell>
          <table:table-cell office:value-type="float" office:value="6.16420915026" calcext:value-type="float">
            <text:p>6.1642091503</text:p>
          </table:table-cell>
          <table:table-cell office:value-type="float" office:value="5.12549272179" calcext:value-type="float">
            <text:p>5.1254927218</text:p>
          </table:table-cell>
          <table:table-cell office:value-type="float" office:value="5.45886397494" calcext:value-type="float">
            <text:p>5.4588639749</text:p>
          </table:table-cell>
          <table:table-cell office:value-type="float" office:value="6.32281191558" calcext:value-type="float">
            <text:p>6.3228119156</text:p>
          </table:table-cell>
          <table:table-cell office:value-type="float" office:value="6.69505214802" calcext:value-type="float">
            <text:p>6.695052148</text:p>
          </table:table-cell>
          <table:table-cell office:value-type="float" office:value="5.9612019182" calcext:value-type="float">
            <text:p>5.9612019182</text:p>
          </table:table-cell>
          <table:table-cell office:value-type="float" office:value="5.32454160873" calcext:value-type="float">
            <text:p>5.3245416087</text:p>
          </table:table-cell>
          <table:table-cell office:value-type="float" office:value="4.96834370986" calcext:value-type="float">
            <text:p>4.9683437099</text:p>
          </table:table-cell>
          <table:table-cell office:value-type="float" office:value="5.9317884606" calcext:value-type="float">
            <text:p>5.9317884606</text:p>
          </table:table-cell>
          <table:table-cell office:value-type="float" office:value="4.89170869514" calcext:value-type="float">
            <text:p>4.8917086951</text:p>
          </table:table-cell>
          <table:table-cell office:value-type="float" office:value="5.76590865938" calcext:value-type="float">
            <text:p>5.7659086594</text:p>
          </table:table-cell>
          <table:table-cell office:value-type="float" office:value="5.63537639471" calcext:value-type="float">
            <text:p>5.6353763947</text:p>
          </table:table-cell>
          <table:table-cell office:value-type="float" office:value="5.69302033771" calcext:value-type="float">
            <text:p>5.6930203377</text:p>
          </table:table-cell>
          <table:table-cell office:value-type="float" office:value="5.49411112591" calcext:value-type="float">
            <text:p>5.4941111259</text:p>
          </table:table-cell>
          <table:table-cell office:value-type="float" office:value="6.37734791937" calcext:value-type="float">
            <text:p>6.3773479194</text:p>
          </table:table-cell>
          <table:table-cell office:value-type="float" office:value="6.3824179198" calcext:value-type="float">
            <text:p>6.3824179198</text:p>
          </table:table-cell>
          <table:table-cell office:value-type="float" office:value="6.48641976812" calcext:value-type="float">
            <text:p>6.4864197681</text:p>
          </table:table-cell>
          <table:table-cell office:value-type="float" office:value="4.91312844582" calcext:value-type="float">
            <text:p>4.9131284458</text:p>
          </table:table-cell>
          <table:table-cell office:value-type="float" office:value="5.78364299217" calcext:value-type="float">
            <text:p>5.7836429922</text:p>
          </table:table-cell>
          <table:table-cell office:value-type="float" office:value="6.0813484177" calcext:value-type="float">
            <text:p>6.0813484177</text:p>
          </table:table-cell>
          <table:table-cell office:value-type="float" office:value="5.76817649166" calcext:value-type="float">
            <text:p>5.7681764917</text:p>
          </table:table-cell>
          <table:table-cell office:value-type="float" office:value="5.40173730531" calcext:value-type="float">
            <text:p>5.4017373053</text:p>
          </table:table-cell>
          <table:table-cell office:value-type="float" office:value="4.76228113229" calcext:value-type="float">
            <text:p>4.7622811323</text:p>
          </table:table-cell>
          <table:table-cell office:value-type="float" office:value="6.13263107925" calcext:value-type="float">
            <text:p>6.1326310793</text:p>
          </table:table-cell>
          <table:table-cell office:value-type="float" office:value="5.54476876417" calcext:value-type="float">
            <text:p>5.5447687642</text:p>
          </table:table-cell>
          <table:table-cell office:value-type="float" office:value="5.45838150538" calcext:value-type="float">
            <text:p>5.4583815054</text:p>
          </table:table-cell>
          <table:table-cell office:value-type="float" office:value="0.922548757934" calcext:value-type="float">
            <text:p>0.9225487579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935765732812" calcext:value-type="float">
            <text:p>0.9357657328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6.27617898947" calcext:value-type="float">
            <text:p>6.2761789895</text:p>
          </table:table-cell>
          <table:table-cell office:value-type="float" office:value="5.61178505833" calcext:value-type="float">
            <text:p>5.6117850583</text:p>
          </table:table-cell>
          <table:table-cell office:value-type="float" office:value="5.76496896606" calcext:value-type="float">
            <text:p>5.7649689661</text:p>
          </table:table-cell>
          <table:table-cell office:value-type="float" office:value="5.47825342394" calcext:value-type="float">
            <text:p>5.4782534239</text:p>
          </table:table-cell>
          <table:table-cell office:value-type="float" office:value="4.65601377205" calcext:value-type="float">
            <text:p>4.6560137721</text:p>
          </table:table-cell>
          <table:table-cell office:value-type="float" office:value="3.68826558317" calcext:value-type="float">
            <text:p>3.6882655832</text:p>
          </table:table-cell>
          <table:table-cell office:value-type="float" office:value="3.89673566436" calcext:value-type="float">
            <text:p>3.8967356644</text:p>
          </table:table-cell>
          <table:table-cell office:value-type="float" office:value="4.26874323324" calcext:value-type="float">
            <text:p>4.2687432332</text:p>
          </table:table-cell>
          <table:table-cell office:value-type="float" office:value="3.89214047617" calcext:value-type="float">
            <text:p>3.8921404762</text:p>
          </table:table-cell>
          <table:table-cell office:value-type="float" office:value="4.42879180223" calcext:value-type="float">
            <text:p>4.4287918022</text:p>
          </table:table-cell>
          <table:table-cell office:value-type="float" office:value="3.92419401623" calcext:value-type="float">
            <text:p>3.9241940162</text:p>
          </table:table-cell>
          <table:table-cell office:value-type="float" office:value="4.70537750351" calcext:value-type="float">
            <text:p>4.7053775035</text:p>
          </table:table-cell>
          <table:table-cell office:value-type="float" office:value="3.84786756041" calcext:value-type="float">
            <text:p>3.8478675604</text:p>
          </table:table-cell>
          <table:table-cell office:value-type="float" office:value="5.02745704194" calcext:value-type="float">
            <text:p>5.0274570419</text:p>
          </table:table-cell>
          <table:table-cell office:value-type="float" office:value="3.230775283" calcext:value-type="float">
            <text:p>3.230775283</text:p>
          </table:table-cell>
          <table:table-cell office:value-type="float" office:value="3.67272614493" calcext:value-type="float">
            <text:p>3.6727261449</text:p>
          </table:table-cell>
          <table:table-cell office:value-type="float" office:value="4.78163116241" calcext:value-type="float">
            <text:p>4.7816311624</text:p>
          </table:table-cell>
          <table:table-cell office:value-type="float" office:value="5.49449802288" calcext:value-type="float">
            <text:p>5.4944980229</text:p>
          </table:table-cell>
          <table:table-cell office:value-type="float" office:value="4.8041959319" calcext:value-type="float">
            <text:p>4.8041959319</text:p>
          </table:table-cell>
          <table:table-cell office:value-type="float" office:value="3.39123157429" calcext:value-type="float">
            <text:p>3.3912315743</text:p>
          </table:table-cell>
          <table:table-cell office:value-type="float" office:value="3.67213199502" calcext:value-type="float">
            <text:p>3.672131995</text:p>
          </table:table-cell>
          <table:table-cell office:value-type="float" office:value="3.86622974147" calcext:value-type="float">
            <text:p>3.8662297415</text:p>
          </table:table-cell>
          <table:table-cell office:value-type="float" office:value="4.35691846236" calcext:value-type="float">
            <text:p>4.3569184624</text:p>
          </table:table-cell>
          <table:table-cell office:value-type="float" office:value="4.22033567851" calcext:value-type="float">
            <text:p>4.2203356785</text:p>
          </table:table-cell>
          <table:table-cell office:value-type="float" office:value="5.2074670972" calcext:value-type="float">
            <text:p>5.2074670972</text:p>
          </table:table-cell>
          <table:table-cell office:value-type="float" office:value="4.0540332009" calcext:value-type="float">
            <text:p>4.0540332009</text:p>
          </table:table-cell>
          <table:table-cell office:value-type="float" office:value="6.63114644652" calcext:value-type="float">
            <text:p>6.6311464465</text:p>
          </table:table-cell>
          <table:table-cell office:value-type="float" office:value="3.6632797593" calcext:value-type="float">
            <text:p>3.6632797593</text:p>
          </table:table-cell>
          <table:table-cell office:value-type="float" office:value="6.99500096612" calcext:value-type="float">
            <text:p>6.9950009661</text:p>
          </table:table-cell>
          <table:table-cell office:value-type="float" office:value="4.60673212005" calcext:value-type="float">
            <text:p>4.6067321201</text:p>
          </table:table-cell>
          <table:table-cell office:value-type="float" office:value="4.49924887743" calcext:value-type="float">
            <text:p>4.4992488774</text:p>
          </table:table-cell>
          <table:table-cell office:value-type="float" office:value="4.32069028185" calcext:value-type="float">
            <text:p>4.3206902819</text:p>
          </table:table-cell>
          <table:table-cell office:value-type="float" office:value="4.60238030979" calcext:value-type="float">
            <text:p>4.6023803098</text:p>
          </table:table-cell>
          <table:table-cell office:value-type="float" office:value="5.12026849773" calcext:value-type="float">
            <text:p>5.1202684977</text:p>
          </table:table-cell>
          <table:table-cell office:value-type="float" office:value="6.9687819876" calcext:value-type="float">
            <text:p>6.9687819876</text:p>
          </table:table-cell>
          <table:table-cell office:value-type="float" office:value="4.63842723379" calcext:value-type="float">
            <text:p>4.6384272338</text:p>
          </table:table-cell>
          <table:table-cell office:value-type="float" office:value="3.59540073451" calcext:value-type="float">
            <text:p>3.5954007345</text:p>
          </table:table-cell>
          <table:table-cell office:value-type="float" office:value="3.54901054635" calcext:value-type="float">
            <text:p>3.5490105464</text:p>
          </table:table-cell>
          <table:table-cell office:value-type="float" office:value="3.95288108353" calcext:value-type="float">
            <text:p>3.9528810835</text:p>
          </table:table-cell>
          <table:table-cell office:value-type="float" office:value="3.97978590741" calcext:value-type="float">
            <text:p>3.9797859074</text:p>
          </table:table-cell>
          <table:table-cell office:value-type="float" office:value="4.15678867086" calcext:value-type="float">
            <text:p>4.1567886709</text:p>
          </table:table-cell>
          <table:table-cell office:value-type="float" office:value="3.83555117464" calcext:value-type="float">
            <text:p>3.8355511746</text:p>
          </table:table-cell>
          <table:table-cell office:value-type="float" office:value="4.03004352433" calcext:value-type="float">
            <text:p>4.0300435243</text:p>
          </table:table-cell>
          <table:table-cell office:value-type="float" office:value="3.99829219277" calcext:value-type="float">
            <text:p>3.9982921928</text:p>
          </table:table-cell>
          <table:table-cell office:value-type="float" office:value="5.64261847461" calcext:value-type="float">
            <text:p>5.6426184746</text:p>
          </table:table-cell>
          <table:table-cell office:value-type="float" office:value="3.5397824587" calcext:value-type="float">
            <text:p>3.5397824587</text:p>
          </table:table-cell>
          <table:table-cell office:value-type="float" office:value="4.1491177831" calcext:value-type="float">
            <text:p>4.1491177831</text:p>
          </table:table-cell>
          <table:table-cell office:value-type="float" office:value="4.0325422833" calcext:value-type="float">
            <text:p>4.0325422833</text:p>
          </table:table-cell>
          <table:table-cell office:value-type="float" office:value="4.24743721717" calcext:value-type="float">
            <text:p>4.2474372172</text:p>
          </table:table-cell>
          <table:table-cell office:value-type="float" office:value="5.39790124294" calcext:value-type="float">
            <text:p>5.3979012429</text:p>
          </table:table-cell>
          <table:table-cell office:value-type="float" office:value="6.44490065532" calcext:value-type="float">
            <text:p>6.4449006553</text:p>
          </table:table-cell>
          <table:table-cell office:value-type="float" office:value="4.21797761874" calcext:value-type="float">
            <text:p>4.2179776187</text:p>
          </table:table-cell>
          <table:table-cell office:value-type="float" office:value="4.14655841274" calcext:value-type="float">
            <text:p>4.1465584127</text:p>
          </table:table-cell>
          <table:table-cell office:value-type="float" office:value="3.95873490562" calcext:value-type="float">
            <text:p>3.9587349056</text:p>
          </table:table-cell>
          <table:table-cell office:value-type="float" office:value="8.62369853136" calcext:value-type="float">
            <text:p>8.6236985314</text:p>
          </table:table-cell>
          <table:table-cell office:value-type="float" office:value="3.80290875116" calcext:value-type="float">
            <text:p>3.8029087512</text:p>
          </table:table-cell>
          <table:table-cell office:value-type="float" office:value="3.81786584081" calcext:value-type="float">
            <text:p>3.8178658408</text:p>
          </table:table-cell>
          <table:table-cell office:value-type="float" office:value="3.48755441822" calcext:value-type="float">
            <text:p>3.4875544182</text:p>
          </table:table-cell>
          <table:table-cell office:value-type="float" office:value="4.06346106289" calcext:value-type="float">
            <text:p>4.0634610629</text:p>
          </table:table-cell>
          <table:table-cell office:value-type="float" office:value="4.80599404211" calcext:value-type="float">
            <text:p>4.8059940421</text:p>
          </table:table-cell>
          <table:table-cell office:value-type="float" office:value="4.35567917622" calcext:value-type="float">
            <text:p>4.3556791762</text:p>
          </table:table-cell>
          <table:table-cell office:value-type="float" office:value="6.91461930035" calcext:value-type="float">
            <text:p>6.9146193004</text:p>
          </table:table-cell>
          <table:table-cell office:value-type="float" office:value="3.52405255474" calcext:value-type="float">
            <text:p>3.5240525547</text:p>
          </table:table-cell>
          <table:table-cell office:value-type="float" office:value="5.0683705552" calcext:value-type="float">
            <text:p>5.0683705552</text:p>
          </table:table-cell>
          <table:table-cell office:value-type="float" office:value="4.23412747927" calcext:value-type="float">
            <text:p>4.2341274793</text:p>
          </table:table-cell>
          <table:table-cell office:value-type="float" office:value="3.6240664878" calcext:value-type="float">
            <text:p>3.6240664878</text:p>
          </table:table-cell>
          <table:table-cell office:value-type="float" office:value="3.93672704754" calcext:value-type="float">
            <text:p>3.9367270475</text:p>
          </table:table-cell>
          <table:table-cell office:value-type="float" office:value="3.8012803328" calcext:value-type="float">
            <text:p>3.8012803328</text:p>
          </table:table-cell>
          <table:table-cell office:value-type="float" office:value="3.4186082285" calcext:value-type="float">
            <text:p>3.4186082285</text:p>
          </table:table-cell>
          <table:table-cell office:value-type="float" office:value="4.65775455817" calcext:value-type="float">
            <text:p>4.6577545582</text:p>
          </table:table-cell>
          <table:table-cell office:value-type="float" office:value="4.39839008174" calcext:value-type="float">
            <text:p>4.3983900817</text:p>
          </table:table-cell>
          <table:table-cell office:value-type="float" office:value="3.56011364785" calcext:value-type="float">
            <text:p>3.5601136479</text:p>
          </table:table-cell>
          <table:table-cell office:value-type="float" office:value="3.63604598461" calcext:value-type="float">
            <text:p>3.6360459846</text:p>
          </table:table-cell>
          <table:table-cell office:value-type="float" office:value="4.76461553639" calcext:value-type="float">
            <text:p>4.7646155364</text:p>
          </table:table-cell>
          <table:table-cell office:value-type="float" office:value="3.67076592264" calcext:value-type="float">
            <text:p>3.6707659226</text:p>
          </table:table-cell>
          <table:table-cell office:value-type="float" office:value="3.86236980113" calcext:value-type="float">
            <text:p>3.8623698011</text:p>
          </table:table-cell>
          <table:table-cell office:value-type="float" office:value="4.11679559058" calcext:value-type="float">
            <text:p>4.1167955906</text:p>
          </table:table-cell>
          <table:table-cell office:value-type="float" office:value="8.03831426261" calcext:value-type="float">
            <text:p>8.0383142626</text:p>
          </table:table-cell>
          <table:table-cell office:value-type="float" office:value="8.59260744993" calcext:value-type="float">
            <text:p>8.5926074499</text:p>
          </table:table-cell>
          <table:table-cell office:value-type="float" office:value="3.42338487472" calcext:value-type="float">
            <text:p>3.4233848747</text:p>
          </table:table-cell>
          <table:table-cell office:value-type="float" office:value="3.59571041564" calcext:value-type="float">
            <text:p>3.5957104156</text:p>
          </table:table-cell>
          <table:table-cell office:value-type="float" office:value="4.50655309177" calcext:value-type="float">
            <text:p>4.5065530918</text:p>
          </table:table-cell>
          <table:table-cell office:value-type="float" office:value="3.55511278353" calcext:value-type="float">
            <text:p>3.5551127835</text:p>
          </table:table-cell>
          <table:table-cell office:value-type="float" office:value="4.24094563735" calcext:value-type="float">
            <text:p>4.2409456374</text:p>
          </table:table-cell>
          <table:table-cell office:value-type="float" office:value="4.06191894492" calcext:value-type="float">
            <text:p>4.0619189449</text:p>
          </table:table-cell>
          <table:table-cell office:value-type="float" office:value="5.15590736933" calcext:value-type="float">
            <text:p>5.1559073693</text:p>
          </table:table-cell>
          <table:table-cell office:value-type="float" office:value="3.68624639265" calcext:value-type="float">
            <text:p>3.6862463927</text:p>
          </table:table-cell>
          <table:table-cell office:value-type="float" office:value="4.21205859379" calcext:value-type="float">
            <text:p>4.2120585938</text:p>
          </table:table-cell>
          <table:table-cell office:value-type="float" office:value="6.09307471482" calcext:value-type="float">
            <text:p>6.0930747148</text:p>
          </table:table-cell>
          <table:table-cell office:value-type="float" office:value="3.39955326942" calcext:value-type="float">
            <text:p>3.3995532694</text:p>
          </table:table-cell>
          <table:table-cell office:value-type="float" office:value="3.90567739864" calcext:value-type="float">
            <text:p>3.9056773986</text:p>
          </table:table-cell>
          <table:table-cell office:value-type="float" office:value="3.58916901866" calcext:value-type="float">
            <text:p>3.5891690187</text:p>
          </table:table-cell>
          <table:table-cell office:value-type="float" office:value="8.62148398893" calcext:value-type="float">
            <text:p>8.6214839889</text:p>
          </table:table-cell>
          <table:table-cell office:value-type="float" office:value="4.91162763087" calcext:value-type="float">
            <text:p>4.9116276309</text:p>
          </table:table-cell>
          <table:table-cell office:value-type="float" office:value="4.00242767885" calcext:value-type="float">
            <text:p>4.0024276789</text:p>
          </table:table-cell>
          <table:table-cell office:value-type="float" office:value="6.5644990334" calcext:value-type="float">
            <text:p>6.5644990334</text:p>
          </table:table-cell>
          <table:table-cell office:value-type="float" office:value="4.28258237129" calcext:value-type="float">
            <text:p>4.2825823713</text:p>
          </table:table-cell>
          <table:table-cell office:value-type="float" office:value="5.29887489727" calcext:value-type="float">
            <text:p>5.2988748973</text:p>
          </table:table-cell>
          <table:table-cell office:value-type="float" office:value="5.00361091352" calcext:value-type="float">
            <text:p>5.0036109135</text:p>
          </table:table-cell>
          <table:table-cell office:value-type="float" office:value="5.31203518545" calcext:value-type="float">
            <text:p>5.3120351855</text:p>
          </table:table-cell>
          <table:table-cell office:value-type="float" office:value="4.59339469602" calcext:value-type="float">
            <text:p>4.593394696</text:p>
          </table:table-cell>
          <table:table-cell office:value-type="float" office:value="1.17563840977" calcext:value-type="float">
            <text:p>1.1756384098</text:p>
          </table:table-cell>
          <table:table-cell table:number-columns-repeated="3"/>
        </table:table-row>
      </table:table>
      <table:table table:name="lukc_param_maxV_10" table:style-name="ta1">
        <table:shapes>
          <draw:frame draw:z-index="0" draw:style-name="gr1" draw:text-style-name="P1" svg:width="273.26pt" svg:height="254.89pt" svg:x="147.46pt" svg:y="263.76pt">
            <loext:p draw:notify-on-update-of-ranges="lukc_param_maxV_10.H19:lukc_param_maxV_10.I19 lukc_param_maxV_10.H20:lukc_param_maxV_10.I20 lukc_param_maxV_10.H19:lukc_param_maxV_10.I19 lukc_param_maxV_10.H21:lukc_param_maxV_10.I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ukc1</text:p>
          </table:table-cell>
          <table:table-cell office:value-type="string" calcext:value-type="string">
            <text:p>lukc2</text:p>
          </table:table-cell>
          <table:table-cell office:value-type="string" calcext:value-type="string">
            <text:p>lukc3</text:p>
          </table:table-cell>
          <table:table-cell office:value-type="string" calcext:value-type="string">
            <text:p>lukc4</text:p>
          </table:table-cell>
          <table:table-cell office:value-type="string" calcext:value-type="string">
            <text:p>lukc5</text:p>
          </table:table-cell>
          <table:table-cell office:value-type="string" calcext:value-type="string">
            <text:p>lukc Average</text:p>
          </table:table-cell>
          <table:table-cell office:value-type="string" calcext:value-type="string">
            <text:p>lukc sigma (std)</text:p>
          </table:table-cell>
          <table:table-cell office:value-type="string" calcext:value-type="string">
            <text:p>lukc Average</text:p>
          </table:table-cell>
          <table:table-cell office:value-type="string" calcext:value-type="string">
            <text:p>lukc sigma (std)</text:p>
          </table:table-cell>
          <table:table-cell/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731604556739" calcext:value-type="float">
            <text:p>0.7316045567</text:p>
          </table:table-cell>
          <table:table-cell office:value-type="float" office:value="0.687016310157" calcext:value-type="float">
            <text:p>0.6870163102</text:p>
          </table:table-cell>
          <table:table-cell office:value-type="float" office:value="0.729769516967" calcext:value-type="float">
            <text:p>0.729769517</text:p>
          </table:table-cell>
          <table:table-cell office:value-type="float" office:value="0.690678036588" calcext:value-type="float">
            <text:p>0.6906780366</text:p>
          </table:table-cell>
          <table:table-cell office:value-type="float" office:value="0.672885297213" calcext:value-type="float">
            <text:p>0.6728852972</text:p>
          </table:table-cell>
          <table:table-cell office:value-type="float" office:value="0.702390743533" calcext:value-type="float">
            <text:p>0.7023907435</text:p>
          </table:table-cell>
          <table:table-cell office:value-type="float" office:value="0.0238628421815" calcext:value-type="float">
            <text:p>0.0238628422</text:p>
          </table:table-cell>
          <table:table-cell office:value-type="float" office:value="0.778671473123" calcext:value-type="float">
            <text:p>0.7786714731</text:p>
          </table:table-cell>
          <table:table-cell office:value-type="float" office:value="0.0807694036328" calcext:value-type="float">
            <text:p>0.0807694036</text:p>
          </table:table-cell>
          <table:table-cell/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6.29400334742" calcext:value-type="float">
            <text:p>6.2940033474</text:p>
          </table:table-cell>
          <table:table-cell office:value-type="float" office:value="6.17021228081" calcext:value-type="float">
            <text:p>6.1702122808</text:p>
          </table:table-cell>
          <table:table-cell office:value-type="float" office:value="6.2409996101" calcext:value-type="float">
            <text:p>6.2409996101</text:p>
          </table:table-cell>
          <table:table-cell office:value-type="float" office:value="6.14813023959" calcext:value-type="float">
            <text:p>6.1481302396</text:p>
          </table:table-cell>
          <table:table-cell office:value-type="float" office:value="6.19418918211" calcext:value-type="float">
            <text:p>6.1941891821</text:p>
          </table:table-cell>
          <table:table-cell office:value-type="float" office:value="6.209506932" calcext:value-type="float">
            <text:p>6.209506932</text:p>
          </table:table-cell>
          <table:table-cell office:value-type="float" office:value="0.0523014998594" calcext:value-type="float">
            <text:p>0.0523014999</text:p>
          </table:table-cell>
          <table:table-cell office:value-type="float" office:value="4.47490666742" calcext:value-type="float">
            <text:p>4.4749066674</text:p>
          </table:table-cell>
          <table:table-cell office:value-type="float" office:value="0.629801016153" calcext:value-type="float">
            <text:p>0.6298010162</text:p>
          </table:table-cell>
          <table:table-cell/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6.73062621348" calcext:value-type="float">
            <text:p>6.7306262135</text:p>
          </table:table-cell>
          <table:table-cell office:value-type="float" office:value="5.79623591587" calcext:value-type="float">
            <text:p>5.7962359159</text:p>
          </table:table-cell>
          <table:table-cell office:value-type="float" office:value="6.6766458219" calcext:value-type="float">
            <text:p>6.6766458219</text:p>
          </table:table-cell>
          <table:table-cell office:value-type="float" office:value="5.86035424853" calcext:value-type="float">
            <text:p>5.8603542485</text:p>
          </table:table-cell>
          <table:table-cell office:value-type="float" office:value="5.52005601756" calcext:value-type="float">
            <text:p>5.5200560176</text:p>
          </table:table-cell>
          <table:table-cell office:value-type="float" office:value="6.11678364347" calcext:value-type="float">
            <text:p>6.1167836435</text:p>
          </table:table-cell>
          <table:table-cell office:value-type="float" office:value="0.49291766034" calcext:value-type="float">
            <text:p>0.4929176603</text:p>
          </table:table-cell>
          <table:table-cell office:value-type="float" office:value="7.54732698087" calcext:value-type="float">
            <text:p>7.5473269809</text:p>
          </table:table-cell>
          <table:table-cell office:value-type="float" office:value="0.926806544784" calcext:value-type="float">
            <text:p>0.9268065448</text:p>
          </table:table-cell>
          <table:table-cell/>
        </table:table-row>
        <table:table-row table:style-name="ro1">
          <table:table-cell office:value-type="string" calcext:value-type="string">
            <text:p>l_SLOPE</text:p>
          </table:table-cell>
          <table:table-cell office:value-type="float" office:value="0.727728247338" calcext:value-type="float">
            <text:p>0.7277282473</text:p>
          </table:table-cell>
          <table:table-cell office:value-type="float" office:value="0.688749303968" calcext:value-type="float">
            <text:p>0.688749304</text:p>
          </table:table-cell>
          <table:table-cell office:value-type="float" office:value="0.728314774381" calcext:value-type="float">
            <text:p>0.7283147744</text:p>
          </table:table-cell>
          <table:table-cell office:value-type="float" office:value="0.693410210187" calcext:value-type="float">
            <text:p>0.6934102102</text:p>
          </table:table-cell>
          <table:table-cell office:value-type="float" office:value="0.673546020135" calcext:value-type="float">
            <text:p>0.6735460201</text:p>
          </table:table-cell>
          <table:table-cell office:value-type="float" office:value="0.702349711202" calcext:value-type="float">
            <text:p>0.7023497112</text:p>
          </table:table-cell>
          <table:table-cell office:value-type="float" office:value="0.0219672163769" calcext:value-type="float">
            <text:p>0.0219672164</text:p>
          </table:table-cell>
          <table:table-cell office:value-type="float" office:value="0.772088224143" calcext:value-type="float">
            <text:p>0.7720882241</text:p>
          </table:table-cell>
          <table:table-cell office:value-type="float" office:value="0.0171010450742" calcext:value-type="float">
            <text:p>0.0171010451</text:p>
          </table:table-cell>
          <table:table-cell/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1.46604984754" calcext:value-type="float">
            <text:p>1.4660498475</text:p>
          </table:table-cell>
          <table:table-cell office:value-type="float" office:value="1.38801062645" calcext:value-type="float">
            <text:p>1.3880106265</text:p>
          </table:table-cell>
          <table:table-cell office:value-type="float" office:value="1.46736570368" calcext:value-type="float">
            <text:p>1.4673657037</text:p>
          </table:table-cell>
          <table:table-cell office:value-type="float" office:value="1.39745950085" calcext:value-type="float">
            <text:p>1.3974595009</text:p>
          </table:table-cell>
          <table:table-cell office:value-type="float" office:value="1.35770663726" calcext:value-type="float">
            <text:p>1.3577066373</text:p>
          </table:table-cell>
          <table:table-cell office:value-type="float" office:value="1.41531846315" calcext:value-type="float">
            <text:p>1.4153184632</text:p>
          </table:table-cell>
          <table:table-cell office:value-type="float" office:value="0.0439690153893" calcext:value-type="float">
            <text:p>0.0439690154</text:p>
          </table:table-cell>
          <table:table-cell office:value-type="float" office:value="2.04843682676" calcext:value-type="float">
            <text:p>2.0484368268</text:p>
          </table:table-cell>
          <table:table-cell office:value-type="float" office:value="0.212492896458" calcext:value-type="float">
            <text:p>0.2124928965</text:p>
          </table:table-cell>
          <table:table-cell/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9.87409572425" calcext:value-type="float">
            <text:p>9.8740957243</text:p>
          </table:table-cell>
          <table:table-cell office:value-type="float" office:value="9.91323409231" calcext:value-type="float">
            <text:p>9.9132340923</text:p>
          </table:table-cell>
          <table:table-cell office:value-type="float" office:value="9.88442365418" calcext:value-type="float">
            <text:p>9.8844236542</text:p>
          </table:table-cell>
          <table:table-cell office:value-type="float" office:value="9.91763984961" calcext:value-type="float">
            <text:p>9.9176398496</text:p>
          </table:table-cell>
          <table:table-cell office:value-type="float" office:value="9.94016525726" calcext:value-type="float">
            <text:p>9.9401652573</text:p>
          </table:table-cell>
          <table:table-cell office:value-type="float" office:value="9.90591171552" calcext:value-type="float">
            <text:p>9.9059117155</text:p>
          </table:table-cell>
          <table:table-cell office:value-type="float" office:value="0.0238263112272" calcext:value-type="float">
            <text:p>0.0238263112</text:p>
          </table:table-cell>
          <table:table-cell office:value-type="float" office:value="5.21046975021" calcext:value-type="float">
            <text:p>5.2104697502</text:p>
          </table:table-cell>
          <table:table-cell office:value-type="float" office:value="0.000120949733141" calcext:value-type="float">
            <text:p>0.0001209497</text:p>
          </table:table-cell>
          <table:table-cell/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3.32061215427" calcext:value-type="float">
            <text:p>-3.3206121543</text:p>
          </table:table-cell>
          <table:table-cell office:value-type="float" office:value="-3.31125419624" calcext:value-type="float">
            <text:p>-3.3112541962</text:p>
          </table:table-cell>
          <table:table-cell office:value-type="float" office:value="-3.31281682327" calcext:value-type="float">
            <text:p>-3.3128168233</text:p>
          </table:table-cell>
          <table:table-cell office:value-type="float" office:value="-3.29109301854" calcext:value-type="float">
            <text:p>-3.2910930185</text:p>
          </table:table-cell>
          <table:table-cell office:value-type="float" office:value="-3.30942027774" calcext:value-type="float">
            <text:p>-3.3094202777</text:p>
          </table:table-cell>
          <table:table-cell office:value-type="float" office:value="-3.30903929401" calcext:value-type="float">
            <text:p>-3.309039294</text:p>
          </table:table-cell>
          <table:table-cell office:value-type="float" office:value="0.00975008272286" calcext:value-type="float">
            <text:p>0.0097500827</text:p>
          </table:table-cell>
          <table:table-cell office:value-type="float" office:value="-2.1256166381" calcext:value-type="float">
            <text:p>-2.1256166381</text:p>
          </table:table-cell>
          <table:table-cell office:value-type="float" office:value="0.128000564413" calcext:value-type="float">
            <text:p>0.1280005644</text:p>
          </table:table-cell>
          <table:table-cell/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0.80616877893" calcext:value-type="float">
            <text:p>0.8061687789</text:p>
          </table:table-cell>
          <table:table-cell office:value-type="float" office:value="-0.151704539516" calcext:value-type="float">
            <text:p>-0.1517045395</text:p>
          </table:table-cell>
          <table:table-cell office:value-type="float" office:value="0.745991629392" calcext:value-type="float">
            <text:p>0.7459916294</text:p>
          </table:table-cell>
          <table:table-cell office:value-type="float" office:value="-0.090229661236" calcext:value-type="float">
            <text:p>-0.0902296612</text:p>
          </table:table-cell>
          <table:table-cell office:value-type="float" office:value="-0.444043136796" calcext:value-type="float">
            <text:p>-0.4440431368</text:p>
          </table:table-cell>
          <table:table-cell office:value-type="float" office:value="0.173236614155" calcext:value-type="float">
            <text:p>0.1732366142</text:p>
          </table:table-cell>
          <table:table-cell office:value-type="float" office:value="0.506889920049" calcext:value-type="float">
            <text:p>0.50688992</text:p>
          </table:table-cell>
          <table:table-cell office:value-type="float" office:value="4.42104513074" calcext:value-type="float">
            <text:p>4.4210451307</text:p>
          </table:table-cell>
          <table:table-cell office:value-type="float" office:value="0.926834333363" calcext:value-type="float">
            <text:p>0.9268343334</text:p>
          </table:table-cell>
          <table:table-cell/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7.74529031762" calcext:value-type="float">
            <text:p>7.7452903176</text:p>
          </table:table-cell>
          <table:table-cell office:value-type="float" office:value="7.96343834673" calcext:value-type="float">
            <text:p>7.9634383467</text:p>
          </table:table-cell>
          <table:table-cell office:value-type="float" office:value="7.8274184489" calcext:value-type="float">
            <text:p>7.8274184489</text:p>
          </table:table-cell>
          <table:table-cell office:value-type="float" office:value="7.99914578527" calcext:value-type="float">
            <text:p>7.9991457853</text:p>
          </table:table-cell>
          <table:table-cell office:value-type="float" office:value="7.97577232764" calcext:value-type="float">
            <text:p>7.9757723276</text:p>
          </table:table-cell>
          <table:table-cell office:value-type="float" office:value="7.90221304523" calcext:value-type="float">
            <text:p>7.9022130452</text:p>
          </table:table-cell>
          <table:table-cell office:value-type="float" office:value="0.0987668322311" calcext:value-type="float">
            <text:p>0.0987668322</text:p>
          </table:table-cell>
          <table:table-cell office:value-type="float" office:value="3.12597158962" calcext:value-type="float">
            <text:p>3.1259715896</text:p>
          </table:table-cell>
          <table:table-cell office:value-type="float" office:value="0.669938991847" calcext:value-type="float">
            <text:p>0.6699389918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MaxV_5</text:p>
          </table:table-cell>
          <table:table-cell office:value-type="string" calcext:value-type="string">
            <text:p>MaxV_10</text:p>
          </table:table-cell>
          <table:table-cell office:value-type="string" calcext:value-type="string">
            <text:p>V5/V1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MIN</text:p>
          </table:table-cell>
          <table:table-cell office:value-type="float" office:value="7.54732698087" calcext:value-type="float">
            <text:p>7.5473269809</text:p>
          </table:table-cell>
          <table:table-cell office:value-type="float" office:value="6.11678364347" calcext:value-type="float">
            <text:p>6.1167836435</text:p>
          </table:table-cell>
          <table:table-cell table:formula="of:=[.H14]/[.I14]" office:value-type="float" office:value="1.2338718223142" calcext:value-type="float">
            <text:p>1.233871822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A_DEC</text:p>
          </table:table-cell>
          <table:table-cell office:value-type="float" office:value="-2.1256166381" calcext:value-type="float">
            <text:p>-2.1256166381</text:p>
          </table:table-cell>
          <table:table-cell office:value-type="float" office:value="-3.30903929401" calcext:value-type="float">
            <text:p>-3.309039294</text:p>
          </table:table-cell>
          <table:table-cell table:formula="of:=[.H15]/[.I15]" office:value-type="float" office:value="0.642366695961506" calcext:value-type="float">
            <text:p>0.642366696</text:p>
          </table:table-cell>
          <table:table-cell table:formula="of:=1/[.J15]" office:value-type="float" office:value="1.55674322203641" calcext:value-type="float">
            <text:p>1.55674322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uned_SLOPE</text:p>
          </table:table-cell>
          <table:table-cell office:value-type="float" office:value="0.778671473123" calcext:value-type="float">
            <text:p>0.7786714731</text:p>
          </table:table-cell>
          <table:table-cell office:value-type="float" office:value="0.702390743533" calcext:value-type="float">
            <text:p>0.7023907435</text:p>
          </table:table-cell>
          <table:table-cell table:formula="of:=[.H16]/[.I16]" office:value-type="float" office:value="1.10860155873682" calcext:value-type="float">
            <text:p>1.1086015587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float" office:value="5.21046975021" calcext:value-type="float">
            <text:p>5.2104697502</text:p>
          </table:table-cell>
          <table:table-cell office:value-type="float" office:value="9.90591171552" calcext:value-type="float">
            <text:p>9.90591171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.54732698087" calcext:value-type="float">
            <text:p>7.5473269809</text:p>
          </table:table-cell>
          <table:table-cell office:value-type="float" office:value="6.11678364347" calcext:value-type="float">
            <text:p>6.11678364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256166381" calcext:value-type="float">
            <text:p>2.1256166381</text:p>
          </table:table-cell>
          <table:table-cell office:value-type="float" office:value="3.30903929401" calcext:value-type="float">
            <text:p>3.3090392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5">00/00/0000</text:date>, <text:time style:data-style-name="N2" text:time-value="11:00:26.829714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05T11:02:06.459273736</dc:date>
    <meta:editing-duration>PT2H10M6S</meta:editing-duration>
    <meta:editing-cycles>2</meta:editing-cycles>
    <meta:document-statistic meta:table-count="21" meta:cell-count="65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641cm" svg:height="8.993cm" xlink:href=".." xlink:type="simple" chart:class="chart:scatter" chart:style-name="ch1">
        <chart:legend chart:legend-position="end" svg:x="5.834cm" svg:y="3.231cm" style:legend-expansion="high" chart:style-name="ch2"/>
        <chart:plot-area chart:style-name="ch3" table:cell-range-address="lukc_param_maxV_10.H19:lukc_param_maxV_10.I21" svg:x="0.192cm" svg:y="0.179cm" svg:width="5.45cm" svg:height="8.635cm">
          <chartooo:coordinate-region svg:x="0.635cm" svg:y="0.372cm" svg:width="4.813cm" svg:height="7.8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ukc_param_maxV_10.H20:lukc_param_maxV_10.I20" chart:class="chart:scatter">
            <chart:domain table:cell-range-address="lukc_param_maxV_10.H19:lukc_param_maxV_10.I19"/>
            <chart:regression-curve chart:style-name="ch7">
              <chart:equation chart:display-equation="true" chart:display-r-square="true"/>
            </chart:regression-curve>
            <chart:data-point chart:repeated="2"/>
          </chart:series>
          <chart:series chart:style-name="ch8" chart:values-cell-range-address="lukc_param_maxV_10.H21:lukc_param_maxV_10.I21" chart:class="chart:scatter">
            <chart:regression-curve chart:style-name="ch9"/>
            <chart:regression-curve chart:style-name="ch9">
              <chart:equation chart:display-equation="true" chart:display-r-square="true"/>
            </chart:regression-curve>
            <chart:data-point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5.21046975021">
                <text:p>5.21046975021</text:p>
                <draw:g>
                  <svg:desc>lukc_param_maxV_10.H19:lukc_param_maxV_10.I19</svg:desc>
                </draw:g>
              </table:table-cell>
              <table:table-cell office:value-type="float" office:value="9.90591171552">
                <text:p>9.90591171552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7.54732698087">
                <text:p>7.54732698087</text:p>
                <draw:g>
                  <svg:desc>lukc_param_maxV_10.H20:lukc_param_maxV_10.I20</svg:desc>
                </draw:g>
              </table:table-cell>
              <table:table-cell office:value-type="float" office:value="6.11678364347">
                <text:p>6.11678364347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2.1256166381">
                <text:p>2.1256166381</text:p>
                <draw:g>
                  <svg:desc>lukc_param_maxV_10.H21:lukc_param_maxV_10.I21</svg:desc>
                </draw:g>
              </table:table-cell>
              <table:table-cell office:value-type="float" office:value="3.30903929401">
                <text:p>3.309039294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